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variable"/>
    <style:font-face style:name="Arial" svg:font-family="Arial" style:font-family-generic="swiss" style:font-pitch="variable"/>
    <style:font-face style:name="新細明體1" svg:font-family="新細明體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2.312cm"/>
    </style:style>
    <style:style style:name="co2" style:family="table-column">
      <style:table-column-properties fo:break-before="auto" style:column-width="5.075cm"/>
    </style:style>
    <style:style style:name="co3" style:family="table-column">
      <style:table-column-properties fo:break-before="auto" style:column-width="3.284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2.711cm"/>
    </style:style>
    <style:style style:name="co6" style:family="table-column">
      <style:table-column-properties fo:break-before="auto" style:column-width="3.831cm"/>
    </style:style>
    <style:style style:name="co7" style:family="table-column">
      <style:table-column-properties fo:break-before="auto" style:column-width="2.512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5.673cm"/>
    </style:style>
    <style:style style:name="co10" style:family="table-column">
      <style:table-column-properties fo:break-before="auto" style:column-width="3.95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766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2.302cm" fo:break-before="auto" style:use-optimal-row-height="false"/>
    </style:style>
    <style:style style:name="ro6" style:family="table-row">
      <style:table-row-properties style:row-height="3.043cm" fo:break-before="auto" style:use-optimal-row-height="false"/>
    </style:style>
    <style:style style:name="ro7" style:family="table-row">
      <style:table-row-properties style:row-height="2.805cm" fo:break-before="auto" style:use-optimal-row-height="false"/>
    </style:style>
    <style:style style:name="ro8" style:family="table-row">
      <style:table-row-properties style:row-height="2.937cm" fo:break-before="auto" style:use-optimal-row-height="false"/>
    </style:style>
    <style:style style:name="ro9" style:family="table-row">
      <style:table-row-properties style:row-height="7.091cm" fo:break-before="auto" style:use-optimal-row-height="false"/>
    </style:style>
    <style:style style:name="ro10" style:family="table-row">
      <style:table-row-properties style:row-height="2.566cm" fo:break-before="auto" style:use-optimal-row-height="false"/>
    </style:style>
    <style:style style:name="ro11" style:family="table-row">
      <style:table-row-properties style:row-height="3.942cm" fo:break-before="auto" style:use-optimal-row-height="false"/>
    </style:style>
    <style:style style:name="ro12" style:family="table-row">
      <style:table-row-properties style:row-height="2.778cm" fo:break-before="auto" style:use-optimal-row-height="false"/>
    </style:style>
    <style:style style:name="ro13" style:family="table-row">
      <style:table-row-properties style:row-height="3.36cm" fo:break-before="auto" style:use-optimal-row-height="false"/>
    </style:style>
    <style:style style:name="ro14" style:family="table-row">
      <style:table-row-properties style:row-height="3.704cm" fo:break-before="auto" style:use-optimal-row-height="false"/>
    </style:style>
    <style:style style:name="ro15" style:family="table-row">
      <style:table-row-properties style:row-height="2.434cm" fo:break-before="auto" style:use-optimal-row-height="false"/>
    </style:style>
    <style:style style:name="ro16" style:family="table-row">
      <style:table-row-properties style:row-height="2.408cm" fo:break-before="auto" style:use-optimal-row-height="false"/>
    </style:style>
    <style:style style:name="ro17" style:family="table-row">
      <style:table-row-properties style:row-height="2.011cm" fo:break-before="auto" style:use-optimal-row-height="false"/>
    </style:style>
    <style:style style:name="ro18" style:family="table-row">
      <style:table-row-properties style:row-height="3.281cm" fo:break-before="auto" style:use-optimal-row-height="false"/>
    </style:style>
    <style:style style:name="ro19" style:family="table-row">
      <style:table-row-properties style:row-height="3.175cm" fo:break-before="auto" style:use-optimal-row-height="false"/>
    </style:style>
    <style:style style:name="ro20" style:family="table-row">
      <style:table-row-properties style:row-height="3.916cm" fo:break-before="auto" style:use-optimal-row-height="false"/>
    </style:style>
    <style:style style:name="ro21" style:family="table-row">
      <style:table-row-properties style:row-height="4.789cm" fo:break-before="auto" style:use-optimal-row-height="false"/>
    </style:style>
    <style:style style:name="ro22" style:family="table-row">
      <style:table-row-properties style:row-height="5.106cm" fo:break-before="auto" style:use-optimal-row-height="false"/>
    </style:style>
    <style:style style:name="ro23" style:family="table-row">
      <style:table-row-properties style:row-height="25.606cm" fo:break-before="auto" style:use-optimal-row-height="true"/>
    </style:style>
    <style:style style:name="ro24" style:family="table-row">
      <style:table-row-properties style:row-height="4.128cm" fo:break-before="auto" style:use-optimal-row-height="false"/>
    </style:style>
    <style:style style:name="ro25" style:family="table-row">
      <style:table-row-properties style:row-height="3.784cm" fo:break-before="auto" style:use-optimal-row-height="false"/>
    </style:style>
    <style:style style:name="ro26" style:family="table-row">
      <style:table-row-properties style:row-height="4.551cm" fo:break-before="auto" style:use-optimal-row-height="false"/>
    </style:style>
    <style:style style:name="ro27" style:family="table-row">
      <style:table-row-properties style:row-height="4.63cm" fo:break-before="auto" style:use-optimal-row-height="false"/>
    </style:style>
    <style:style style:name="ro28" style:family="table-row">
      <style:table-row-properties style:row-height="2.672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2.461cm" fo:break-before="auto" style:use-optimal-row-height="false"/>
    </style:style>
    <style:style style:name="ro31" style:family="table-row">
      <style:table-row-properties style:row-height="3.81cm" fo:break-before="auto" style:use-optimal-row-height="false"/>
    </style:style>
    <style:style style:name="ro32" style:family="table-row">
      <style:table-row-properties style:row-height="2.752cm" fo:break-before="auto" style:use-optimal-row-height="false"/>
    </style:style>
    <style:style style:name="ro33" style:family="table-row">
      <style:table-row-properties style:row-height="7.329cm" fo:break-before="auto" style:use-optimal-row-height="false"/>
    </style:style>
    <style:style style:name="ro34" style:family="table-row">
      <style:table-row-properties style:row-height="1.826cm" fo:break-before="auto" style:use-optimal-row-height="false"/>
    </style:style>
    <style:style style:name="ro35" style:family="table-row">
      <style:table-row-properties style:row-height="2.487cm" fo:break-before="auto" style:use-optimal-row-height="false"/>
    </style:style>
    <style:style style:name="ro36" style:family="table-row">
      <style:table-row-properties style:row-height="2.725cm" fo:break-before="auto" style:use-optimal-row-height="false"/>
    </style:style>
    <style:style style:name="ro37" style:family="table-row">
      <style:table-row-properties style:row-height="2.646cm" fo:break-before="auto" style:use-optimal-row-height="false"/>
    </style:style>
    <style:style style:name="ro38" style:family="table-row">
      <style:table-row-properties style:row-height="5.9cm" fo:break-before="auto" style:use-optimal-row-height="false"/>
    </style:style>
    <style:style style:name="ro39" style:family="table-row">
      <style:table-row-properties style:row-height="9.922cm" fo:break-before="auto" style:use-optimal-row-height="false"/>
    </style:style>
    <style:style style:name="ro40" style:family="table-row">
      <style:table-row-properties style:row-height="4.154cm" fo:break-before="auto" style:use-optimal-row-height="false"/>
    </style:style>
    <style:style style:name="ro41" style:family="table-row">
      <style:table-row-properties style:row-height="2.831cm" fo:break-before="auto" style:use-optimal-row-height="false"/>
    </style:style>
    <style:style style:name="ro42" style:family="table-row">
      <style:table-row-properties style:row-height="5.583cm" fo:break-before="auto" style:use-optimal-row-height="false"/>
    </style:style>
    <style:style style:name="ro43" style:family="table-row">
      <style:table-row-properties style:row-height="7.408cm" fo:break-before="auto" style:use-optimal-row-height="false"/>
    </style:style>
    <style:style style:name="ro44" style:family="table-row">
      <style:table-row-properties style:row-height="2.143cm" fo:break-before="auto" style:use-optimal-row-height="false"/>
    </style:style>
    <style:style style:name="ro45" style:family="table-row">
      <style:table-row-properties style:row-height="4.815cm" fo:break-before="auto" style:use-optimal-row-height="false"/>
    </style:style>
    <style:style style:name="ro46" style:family="table-row">
      <style:table-row-properties style:row-height="2.117cm" fo:break-before="auto" style:use-optimal-row-height="false"/>
    </style:style>
    <style:style style:name="ro47" style:family="table-row">
      <style:table-row-properties style:row-height="4.524cm" fo:break-before="auto" style:use-optimal-row-height="false"/>
    </style:style>
    <style:style style:name="ro48" style:family="table-row">
      <style:table-row-properties style:row-height="3.572cm" fo:break-before="auto" style:use-optimal-row-height="false"/>
    </style:style>
    <style:style style:name="ro49" style:family="table-row">
      <style:table-row-properties style:row-height="3.493cm" fo:break-before="auto" style:use-optimal-row-height="false"/>
    </style:style>
    <style:style style:name="ro50" style:family="table-row">
      <style:table-row-properties style:row-height="3.545cm" fo:break-before="auto" style:use-optimal-row-height="false"/>
    </style:style>
    <style:style style:name="ro51" style:family="table-row">
      <style:table-row-properties style:row-height="5.741cm" fo:break-before="auto" style:use-optimal-row-height="false"/>
    </style:style>
    <style:style style:name="ro52" style:family="table-row">
      <style:table-row-properties style:row-height="5.662cm" fo:break-before="auto" style:use-optimal-row-height="false"/>
    </style:style>
    <style:style style:name="ro53" style:family="table-row">
      <style:table-row-properties style:row-height="3.466cm" fo:break-before="auto" style:use-optimal-row-height="false"/>
    </style:style>
    <style:style style:name="ro54" style:family="table-row">
      <style:table-row-properties style:row-height="5.927cm" fo:break-before="auto" style:use-optimal-row-height="false"/>
    </style:style>
    <style:style style:name="ro55" style:family="table-row">
      <style:table-row-properties style:row-height="5.821cm" fo:break-before="auto" style:use-optimal-row-height="false"/>
    </style:style>
    <style:style style:name="ro56" style:family="table-row">
      <style:table-row-properties style:row-height="27.458cm" fo:break-before="auto" style:use-optimal-row-height="true"/>
    </style:style>
    <style:style style:name="ro57" style:family="table-row">
      <style:table-row-properties style:row-height="3.413cm" fo:break-before="auto" style:use-optimal-row-height="false"/>
    </style:style>
    <style:style style:name="ro58" style:family="table-row">
      <style:table-row-properties style:row-height="25.379cm" fo:break-before="auto" style:use-optimal-row-height="true"/>
    </style:style>
    <style:style style:name="ro59" style:family="table-row">
      <style:table-row-properties style:row-height="3.149cm" fo:break-before="auto" style:use-optimal-row-height="false"/>
    </style:style>
    <style:style style:name="ro60" style:family="table-row">
      <style:table-row-properties style:row-height="3.254cm" fo:break-before="auto" style:use-optimal-row-height="false"/>
    </style:style>
    <style:style style:name="ro61" style:family="table-row">
      <style:table-row-properties style:row-height="6.033cm" fo:break-before="auto" style:use-optimal-row-height="false"/>
    </style:style>
    <style:style style:name="ro62" style:family="table-row">
      <style:table-row-properties style:row-height="46.018cm" fo:break-before="auto" style:use-optimal-row-height="true"/>
    </style:style>
    <style:style style:name="ro63" style:family="table-row">
      <style:table-row-properties style:row-height="3.863cm" fo:break-before="auto" style:use-optimal-row-height="false"/>
    </style:style>
    <style:style style:name="ro64" style:family="table-row">
      <style:table-row-properties style:row-height="22.798cm" fo:break-before="auto" style:use-optimal-row-height="true"/>
    </style:style>
    <style:style style:name="ro65" style:family="table-row">
      <style:table-row-properties style:row-height="3.096cm" fo:break-before="auto" style:use-optimal-row-height="false"/>
    </style:style>
    <style:style style:name="ro66" style:family="table-row">
      <style:table-row-properties style:row-height="3.201cm" fo:break-before="auto" style:use-optimal-row-height="false"/>
    </style:style>
    <style:style style:name="ro67" style:family="table-row">
      <style:table-row-properties style:row-height="3.334cm" fo:break-before="auto" style:use-optimal-row-height="false"/>
    </style:style>
    <style:style style:name="ro68" style:family="table-row">
      <style:table-row-properties style:row-height="41.885cm" fo:break-before="auto" style:use-optimal-row-height="true"/>
    </style:style>
    <style:style style:name="ro69" style:family="table-row">
      <style:table-row-properties style:row-height="5.715cm" fo:break-before="auto" style:use-optimal-row-height="false"/>
    </style:style>
    <style:style style:name="ro70" style:family="table-row">
      <style:table-row-properties style:row-height="5.689cm" fo:break-before="auto" style:use-optimal-row-height="false"/>
    </style:style>
    <style:style style:name="ro71" style:family="table-row">
      <style:table-row-properties style:row-height="20.745cm" fo:break-before="auto" style:use-optimal-row-height="true"/>
    </style:style>
    <style:style style:name="ro72" style:family="table-row">
      <style:table-row-properties style:row-height="37.751cm" fo:break-before="auto" style:use-optimal-row-height="true"/>
    </style:style>
    <style:style style:name="ro73" style:family="table-row">
      <style:table-row-properties style:row-height="33.618cm" fo:break-before="auto" style:use-optimal-row-height="true"/>
    </style:style>
    <style:style style:name="ro74" style:family="table-row">
      <style:table-row-properties style:row-height="14.453cm" fo:break-before="auto" style:use-optimal-row-height="true"/>
    </style:style>
    <style:style style:name="ro75" style:family="table-row">
      <style:table-row-properties style:row-height="18.665cm" fo:break-before="auto" style:use-optimal-row-height="true"/>
    </style:style>
    <style:style style:name="ro76" style:family="table-row">
      <style:table-row-properties style:row-height="3.44cm" fo:break-before="auto" style:use-optimal-row-height="false"/>
    </style:style>
    <style:style style:name="ro77" style:family="table-row">
      <style:table-row-properties style:row-height="3.228cm" fo:break-before="auto" style:use-optimal-row-height="false"/>
    </style:style>
    <style:style style:name="ro78" style:family="table-row">
      <style:table-row-properties style:row-height="16.085cm" fo:break-before="auto" style:use-optimal-row-height="true"/>
    </style:style>
    <style:style style:name="ro79" style:family="table-row">
      <style:table-row-properties style:row-height="3.387cm" fo:break-before="auto" style:use-optimal-row-height="false"/>
    </style:style>
    <style:style style:name="ro80" style:family="table-row">
      <style:table-row-properties style:row-height="12.398cm" fo:break-before="auto" style:use-optimal-row-height="true"/>
    </style:style>
    <style:style style:name="ro81" style:family="table-row">
      <style:table-row-properties style:row-height="2.91cm" fo:break-before="auto" style:use-optimal-row-height="false"/>
    </style:style>
    <style:style style:name="ro82" style:family="table-row">
      <style:table-row-properties style:row-height="14.005cm" fo:break-before="auto" style:use-optimal-row-height="true"/>
    </style:style>
    <style:style style:name="ro83" style:family="table-row">
      <style:table-row-properties style:row-height="3.651cm" fo:break-before="auto" style:use-optimal-row-height="false"/>
    </style:style>
    <style:style style:name="ro84" style:family="table-row">
      <style:table-row-properties style:row-height="2.619cm" fo:break-before="auto" style:use-optimal-row-height="false"/>
    </style:style>
    <style:style style:name="ro85" style:family="table-row">
      <style:table-row-properties style:row-height="25.352cm" fo:break-before="auto" style:use-optimal-row-height="true"/>
    </style:style>
    <style:style style:name="ro86" style:family="table-row">
      <style:table-row-properties style:row-height="10.846cm" fo:break-before="auto" style:use-optimal-row-height="true"/>
    </style:style>
    <style:style style:name="ro87" style:family="table-row">
      <style:table-row-properties style:row-height="3.731cm" fo:break-before="auto" style:use-optimal-row-height="false"/>
    </style:style>
    <style:style style:name="ro88" style:family="table-row">
      <style:table-row-properties style:row-height="5.98cm" fo:break-before="auto" style:use-optimal-row-height="false"/>
    </style:style>
    <style:style style:name="ro89" style:family="table-row">
      <style:table-row-properties style:row-height="11.425cm" fo:break-before="auto" style:use-optimal-row-height="true"/>
    </style:style>
    <style:style style:name="ro90" style:family="table-row">
      <style:table-row-properties style:row-height="21.218cm" fo:break-before="auto" style:use-optimal-row-height="true"/>
    </style:style>
    <style:style style:name="ro91" style:family="table-row">
      <style:table-row-properties style:row-height="9.372cm" fo:break-before="auto" style:use-optimal-row-height="true"/>
    </style:style>
    <style:style style:name="ro92" style:family="table-row">
      <style:table-row-properties style:row-height="17.085cm" fo:break-before="auto" style:use-optimal-row-height="true"/>
    </style:style>
    <style:style style:name="ro93" style:family="table-row">
      <style:table-row-properties style:row-height="5.53cm" fo:break-before="auto" style:use-optimal-row-height="false"/>
    </style:style>
    <style:style style:name="ro94" style:family="table-row">
      <style:table-row-properties style:row-height="7.292cm" fo:break-before="auto" style:use-optimal-row-height="true"/>
    </style:style>
    <style:style style:name="ro95" style:family="table-row">
      <style:table-row-properties style:row-height="5.477cm" fo:break-before="auto" style:use-optimal-row-height="false"/>
    </style:style>
    <style:style style:name="ro96" style:family="table-row">
      <style:table-row-properties style:row-height="2.54cm" fo:break-before="auto" style:use-optimal-row-height="false"/>
    </style:style>
    <style:style style:name="ro97" style:family="table-row">
      <style:table-row-properties style:row-height="3.016cm" fo:break-before="auto" style:use-optimal-row-height="false"/>
    </style:style>
    <style:style style:name="ro98" style:family="table-row">
      <style:table-row-properties style:row-height="3.625cm" fo:break-before="auto" style:use-optimal-row-height="false"/>
    </style:style>
    <style:style style:name="ro99" style:family="table-row">
      <style:table-row-properties style:row-height="4.711cm" fo:break-before="auto" style:use-optimal-row-height="true"/>
    </style:style>
    <style:style style:name="ro100" style:family="table-row">
      <style:table-row-properties style:row-height="3.519cm" fo:break-before="auto" style:use-optimal-row-height="false"/>
    </style:style>
    <style:style style:name="ro101" style:family="table-row">
      <style:table-row-properties style:row-height="3.307cm" fo:break-before="auto" style:use-optimal-row-height="false"/>
    </style:style>
    <style:style style:name="ro102" style:family="table-row">
      <style:table-row-properties style:row-height="4.685cm" fo:break-before="auto" style:use-optimal-row-height="true"/>
    </style:style>
    <style:style style:name="ro103" style:family="table-row">
      <style:table-row-properties style:row-height="5.636cm" fo:break-before="auto" style:use-optimal-row-height="false"/>
    </style:style>
    <style:style style:name="ro104" style:family="table-row">
      <style:table-row-properties style:row-height="2.632cm" fo:break-before="auto" style:use-optimal-row-height="true"/>
    </style:style>
    <style:style style:name="ro105" style:family="table-row">
      <style:table-row-properties style:row-height="5.371cm" fo:break-before="auto" style:use-optimal-row-height="false"/>
    </style:style>
    <style:style style:name="ro106" style:family="table-row">
      <style:table-row-properties style:row-height="6.112cm" fo:break-before="auto" style:use-optimal-row-height="false"/>
    </style:style>
    <style:style style:name="ro107" style:family="table-row">
      <style:table-row-properties style:row-height="4.233cm" fo:break-before="auto" style:use-optimal-row-height="false"/>
    </style:style>
    <style:style style:name="ro108" style:family="table-row">
      <style:table-row-properties style:row-height="5.45cm" fo:break-before="auto" style:use-optimal-row-height="false"/>
    </style:style>
    <style:style style:name="ro109" style:family="table-row">
      <style:table-row-properties style:row-height="6.429cm" fo:break-before="auto" style:use-optimal-row-height="false"/>
    </style:style>
    <style:style style:name="ro110" style:family="table-row">
      <style:table-row-properties style:row-height="5.794cm" fo:break-before="auto" style:use-optimal-row-height="false"/>
    </style:style>
    <style:style style:name="ro111" style:family="table-row">
      <style:table-row-properties style:row-height="3.969cm" fo:break-before="auto" style:use-optimal-row-height="false"/>
    </style:style>
    <style:style style:name="ro112" style:family="table-row">
      <style:table-row-properties style:row-height="0.953cm" fo:break-before="auto" style:use-optimal-row-height="false"/>
    </style:style>
    <style:style style:name="ro113" style:family="table-row">
      <style:table-row-properties style:row-height="1.032cm" fo:break-before="auto" style:use-optimal-row-height="false"/>
    </style:style>
    <style:style style:name="ro114" style:family="table-row">
      <style:table-row-properties style:row-height="1.349cm" fo:break-before="auto" style:use-optimal-row-height="false"/>
    </style:style>
    <style:style style:name="ro115" style:family="table-row">
      <style:table-row-properties style:row-height="1.64cm" fo:break-before="auto" style:use-optimal-row-height="false"/>
    </style:style>
    <style:style style:name="ro116" style:family="table-row">
      <style:table-row-properties style:row-height="1.138cm" fo:break-before="auto" style:use-optimal-row-height="false"/>
    </style:style>
    <style:style style:name="ro117" style:family="table-row">
      <style:table-row-properties style:row-height="0.344cm" fo:break-before="auto" style:use-optimal-row-height="false"/>
    </style:style>
    <style:style style:name="ro118" style:family="table-row">
      <style:table-row-properties style:row-height="0.538cm" fo:break-before="auto" style:use-optimal-row-height="true"/>
    </style:style>
    <style:style style:name="ta1" style:family="table" style:master-page-name="PageStyle_5f_公告">
      <style:table-properties table:display="true" style:writing-mode="lr-tb" tableooo:tab-color="#ffff00"/>
    </style:style>
    <number:number-style style:name="N5001" number:language="zh" number:country="TW">
      <number:number number:decimal-places="0" number:min-integer-digits="1"/>
    </number:number-style>
    <number:text-style style:name="N5100" number:language="zh" number:country="TW">
      <number:text-content/>
    </number:text-style>
    <style:style style:name="ce1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一般_5f_93什項登記表" style:data-style-name="N120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一般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20_1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93什項登記表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20_11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一般_5f_93什項登記表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93什項登記表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5f_93什項登記表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93什項登記表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一般_5f_93什項登記表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一般_5f_93什項登記表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 style:data-style-name="N5000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93什項登記表" style:data-style-name="N5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一般_5f_93什項登記表" style:data-style-name="N5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千分位_20_2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20_Built-in_20_Normal" style:data-style-name="N5001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20_2_20_2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20_2_20_2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20_Built-in_20_Normal" style:data-style-name="N118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20_Built-in_20_Normal" style:data-style-name="N118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千分位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千分位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千分位_20_2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千分位_20_2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11" style:data-style-name="N51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千分位_20_2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93什項登記表" style:data-style-name="N51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93什項登記表" style:data-style-name="N120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一般_20_11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93什項登記表" style:data-style-name="N12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20_2_20_2" style:data-style-name="N51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8pt" fo:font-style="normal" fo:text-shadow="none" style:text-underline-style="none" fo:font-weight="bold" style:font-name-asian="標楷體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bold" style:font-name-asian="標楷體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公告" table:style-name="ta1" table:print-ranges="公告.A1:公告.I470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75"/>
        <table:table-column table:style-name="co9" table:default-cell-style-name="ce16"/>
        <table:table-column table:style-name="co10" table:default-cell-style-name="ce16"/>
        <table:table-column table:style-name="co11" table:visibility="collapse" table:default-cell-style-name="ce16"/>
        <table:table-column table:style-name="co12" table:number-columns-repeated="1013" table:default-cell-style-name="ce16"/>
        <table:table-header-rows>
          <table:table-row table:style-name="ro1">
            <table:table-cell table:style-name="ce1" office:value-type="string" table:number-columns-spanned="9" table:number-rows-spanned="1">
              <text:p><text:span text:style-name="T1">桃園市政府</text:span><text:span text:style-name="T2">104</text:span><text:span text:style-name="T3">年</text:span><text:span text:style-name="T3">度對議員所提地方</text:span><text:span text:style-name="T3">建設建議事項處理</text:span><text:span text:style-name="T3">明細表桃園市政府</text:span><text:span text:style-name="T2">104</text:span><text:span text:style-name="T3">年度對議員所</text:span><text:span text:style-name="T3">提地方建設建議事</text:span><text:span text:style-name="T3">項處理明細表桃園</text:span><text:span text:style-name="T3">市政府</text:span><text:span text:style-name="T2">104</text:span><text:span text:style-name="T3">年度對</text:span><text:span text:style-name="T3">議員所提地方建設</text:span><text:span text:style-name="T3">建議事項處理明細</text:span><text:span text:style-name="T3">表桃園市政府</text:span><text:span text:style-name="T2">104</text:span><text:span text:style-name="T3">年度對議員所提地</text:span><text:span text:style-name="T3">方建設建議事項處</text:span><text:span text:style-name="T3">理明細表桃園市政</text:span><text:span text:style-name="T3">府</text:span><text:span text:style-name="T2">104</text:span><text:span text:style-name="T3">年度對議員</text:span><text:span text:style-name="T3">所提地方建設建議</text:span><text:span text:style-name="T3">事項處理明細表桃</text:span><text:span text:style-name="T3">園市政府</text:span><text:span text:style-name="T2">104</text:span><text:span text:style-name="T3">年度</text:span><text:span text:style-name="T3">對議員所提地方建</text:span><text:span text:style-name="T3">設建議事項處理明</text:span><text:span text:style-name="T3">細表桃園市政府</text:span><text:span text:style-name="T2">104</text:span><text:span text:style-name="T3">年度對議員所</text:span><text:span text:style-name="T3">提地方建設建議事</text:span><text:span text:style-name="T3">項處理明細表桃園</text:span><text:span text:style-name="T3">市政府</text:span><text:span text:style-name="T2">104</text:span><text:span text:style-name="T3">年度對</text:span><text:span text:style-name="T3">議員所提地方建設</text:span><text:span text:style-name="T3">建議事項處理明細</text:span><text:span text:style-name="T3">表桃園市政府</text:span><text:span text:style-name="T2">104</text:span><text:span text:style-name="T3">年度對議員所提地</text:span><text:span text:style-name="T3">方建設建議事項處</text:span><text:span text:style-name="T3">理明細表桃園市政</text:span><text:span text:style-name="T3">府</text:span><text:span text:style-name="T2">104</text:span><text:span text:style-name="T3">年度對議員</text:span><text:span text:style-name="T3">所提地方建設建議</text:span><text:span text:style-name="T3">事項處理明細表桃</text:span><text:span text:style-name="T3">園市政府</text:span><text:span text:style-name="T2">104</text:span><text:span text:style-name="T3">年度</text:span><text:span text:style-name="T3">對議員所提地方建</text:span><text:span text:style-name="T3">設建議事項處理明</text:span><text:span text:style-name="T3">細表桃園市政府</text:span><text:span text:style-name="T2">104</text:span><text:span text:style-name="T3">年度對議員所</text:span><text:span text:style-name="T3">提地方建設建議事</text:span><text:span text:style-name="T3">項處理明細表桃園</text:span><text:span text:style-name="T3">市政府</text:span><text:span text:style-name="T2">104</text:span><text:span text:style-name="T3">年度對</text:span><text:span text:style-name="T3">議員所提地方建設</text:span><text:span text:style-name="T3">建議事項處理明細</text:span><text:span text:style-name="T3">表桃園市政府</text:span><text:span text:style-name="T2">104</text:span><text:span text:style-name="T3">年度對議員所提地</text:span><text:span text:style-name="T3">方建設建議事項處</text:span><text:span text:style-name="T3">理明細表桃園市政</text:span><text:span text:style-name="T3">府</text:span><text:span text:style-name="T2">104</text:span><text:span text:style-name="T3">年度對議員</text:span><text:span text:style-name="T3">所提地方建設建議</text:span><text:span text:style-name="T3">事項處理明細表桃</text:span><text:span text:style-name="T3">園市政府</text:span><text:span text:style-name="T2">104</text:span><text:span text:style-name="T3">年度</text:span><text:span text:style-name="T3">對議員所提地方建</text:span><text:span text:style-name="T3">設建議事項處理明</text:span><text:span text:style-name="T3">細表桃園市政府</text:span><text:span text:style-name="T2">104</text:span><text:span text:style-name="T3">年度對議員所</text:span><text:span text:style-name="T3">提地方建設建議事</text:span><text:span text:style-name="T3">項處理明細表桃園</text:span><text:span text:style-name="T3">市政府</text:span><text:span text:style-name="T2">104</text:span><text:span text:style-name="T3">年度對</text:span><text:span text:style-name="T3">議員所提地方建設</text:span><text:span text:style-name="T3">建議事項處理明細</text:span><text:span text:style-name="T3">表桃園市政府</text:span><text:span text:style-name="T2">104</text:span><text:span text:style-name="T3">年度對議員所提地</text:span><text:span text:style-name="T3">方建設建議事項處</text:span><text:span text:style-name="T3">理明細表桃園市政</text:span><text:span text:style-name="T3">府</text:span><text:span text:style-name="T2">104</text:span><text:span text:style-name="T3">年度對議員</text:span><text:span text:style-name="T3">所提地方建設建議</text:span><text:span text:style-name="T3">事項處理明細表桃</text:span><text:span text:style-name="T3">園市政府</text:span><text:span text:style-name="T2">104</text:span><text:span text:style-name="T3">年度</text:span><text:span text:style-name="T3">對議員所提地方建</text:span><text:span text:style-name="T3">設建議事項處理明</text:span><text:span text:style-name="T3">細表桃園市政府</text:span><text:span text:style-name="T2">104</text:span><text:span text:style-name="T3">年度對議員所</text:span><text:span text:style-name="T3">提地方建設建議事</text:span><text:span text:style-name="T3">項處理明細表桃園</text:span><text:span text:style-name="T3">市政府</text:span><text:span text:style-name="T2">104</text:span><text:span text:style-name="T3">年度對</text:span><text:span text:style-name="T3">議員所提地方建設</text:span><text:span text:style-name="T3">建議事項處理明細</text:span><text:span text:style-name="T3">表桃園市政府</text:span><text:span text:style-name="T2">104</text:span><text:span text:style-name="T3">年度對議員所提地</text:span><text:span text:style-name="T3">方建設建議事項處</text:span><text:span text:style-name="T3">理明細表桃園市政</text:span><text:span text:style-name="T3">府</text:span><text:span text:style-name="T2">104</text:span><text:span text:style-name="T3">年度對議員</text:span><text:span text:style-name="T3">所提地方建設建議</text:span><text:span text:style-name="T3">事項處理明細表桃</text:span><text:span text:style-name="T3">園市政府</text:span><text:span text:style-name="T2">104</text:span><text:span text:style-name="T3">年度</text:span><text:span text:style-name="T3">對議員所提地方建</text:span><text:span text:style-name="T3">設建議事項處理明</text:span><text:span text:style-name="T3">細表桃園市政府</text:span><text:span text:style-name="T2">104</text:span><text:span text:style-name="T3">年度對議員所</text:span><text:span text:style-name="T3">提地方建設建議事</text:span><text:span text:style-name="T3">項處理明細表桃園</text:span><text:span text:style-name="T3">市政府</text:span><text:span text:style-name="T2">104</text:span><text:span text:style-name="T3">年度對</text:span><text:span text:style-name="T3">議員所提地方建設</text:span><text:span text:style-name="T3">建議事項處理明細</text:span><text:span text:style-name="T3">表</text:span>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table:number-columns-spanned="9" table:number-rows-spanned="1">
              <text:p><text:span text:style-name="T4">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</text:span><text:span text:style-name="T6">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</text:span><text:span text:style-name="T6">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</text:span><text:span text:style-name="T6">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</text:span><text:span text:style-name="T6">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</text:span><text:span text:style-name="T6">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至</text:span><text:span text:style-name="T5">104</text:span><text:span text:style-name="T6">年</text:span><text:span text:style-name="T5">12</text:span><text:span text:style-name="T6">月止</text:span></text:p>
            </table:table-cell>
            <table:covered-table-cell table:number-columns-repeated="8" table:style-name="ce18"/>
            <table:table-cell table:number-columns-repeated="1015"/>
          </table:table-row>
          <table:table-row table:style-name="ro2">
            <table:table-cell table:style-name="ce3" office:value-type="string">
              <text:p><text:span text:style-name="T7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text:span text:style-name="T9">表</text:span><text:span text:style-name="T8">4</text:span></text:p>
            </table:table-cell>
            <table:table-cell table:style-name="ce19" office:value-type="string" table:number-columns-spanned="7" table:number-rows-spanned="1">
              <text:p><text:s text:c="35"/>(<text:span text:style-name="T7">本表為</text:span><text:span text:style-name="T7">半年報</text:span><text:span text:style-name="T8">) <text:s text:c="34"/></text:span><text:span text:style-name="T8">(</text:span><text:span text:style-name="T9">本表為半年報</text:span><text:span text:style-name="T8">) <text:s text:c="23"/></text:span><text:span text:style-name="T8"><text:s text:c="11"/>(</text:span><text:span text:style-name="T9">本表為半年報</text:span><text:span text:style-name="T8">) <text:s text:c="12"/></text:span><text:span text:style-name="T8"><text:s text:c="22"/>(</text:span><text:span text:style-name="T9">本表為半年報</text:span><text:span text:style-name="T8">) <text:s/></text:span><text:span text:style-name="T8"><text:s text:c="33"/>(</text:span><text:span text:style-name="T9">本表為</text:span><text:span text:style-name="T9">半年報</text:span><text:span text:style-name="T8">) <text:s text:c="34"/></text:span><text:span text:style-name="T8">(</text:span><text:span text:style-name="T9">本表為半年報</text:span><text:span text:style-name="T8">) <text:s text:c="23"/></text:span><text:span text:style-name="T8"><text:s text:c="11"/>(</text:span><text:span text:style-name="T9">本表為半年報</text:span><text:span text:style-name="T8">) <text:s text:c="12"/></text:span><text:span text:style-name="T8"><text:s text:c="22"/>(</text:span><text:span text:style-name="T9">本表為半年報</text:span><text:span text:style-name="T8">) <text:s/></text:span><text:span text:style-name="T8"><text:s text:c="33"/>(</text:span><text:span text:style-name="T9">本表為</text:span><text:span text:style-name="T9">半年報</text:span><text:span text:style-name="T8">) <text:s text:c="34"/></text:span><text:span text:style-name="T8">(</text:span><text:span text:style-name="T9">本表為半年報</text:span><text:span text:style-name="T8">) <text:s text:c="23"/></text:span><text:span text:style-name="T8"><text:s text:c="11"/>(</text:span><text:span text:style-name="T9">本表為半年報</text:span><text:span text:style-name="T8">) <text:s text:c="12"/></text:span><text:span text:style-name="T8"><text:s text:c="22"/>(</text:span><text:span text:style-name="T9">本表為半年報</text:span><text:span text:style-name="T8">) <text:s/></text:span><text:span text:style-name="T8"><text:s text:c="33"/>(</text:span><text:span text:style-name="T9">本表為</text:span><text:span text:style-name="T9">半年報</text:span><text:span text:style-name="T8">) <text:s text:c="34"/></text:span><text:span text:style-name="T8">(</text:span><text:span text:style-name="T9">本表為半年報</text:span><text:span text:style-name="T8">) <text:s text:c="23"/></text:span><text:span text:style-name="T8"><text:s text:c="11"/>(</text:span><text:span text:style-name="T9">本表為半年報</text:span><text:span text:style-name="T8">) <text:s text:c="12"/></text:span><text:span text:style-name="T8"><text:s text:c="22"/>(</text:span><text:span text:style-name="T9">本表為半年報</text:span><text:span text:style-name="T8">) <text:s/></text:span><text:span text:style-name="T8"><text:s text:c="33"/>(</text:span><text:span text:style-name="T9">本表為</text:span><text:span text:style-name="T9">半年報</text:span><text:span text:style-name="T8">) <text:s text:c="34"/></text:span><text:span text:style-name="T8">(</text:span><text:span text:style-name="T9">本表為半年報</text:span><text:span text:style-name="T8">) <text:s text:c="23"/></text:span><text:span text:style-name="T8"><text:s text:c="11"/>(</text:span><text:span text:style-name="T9">本表為半年報</text:span><text:span text:style-name="T8">) <text:s text:c="12"/></text:span><text:span text:style-name="T8"><text:s text:c="22"/>(</text:span><text:span text:style-name="T9">本表為半年報</text:span><text:span text:style-name="T8">) <text:s/></text:span><text:span text:style-name="T8"><text:s text:c="33"/>(</text:span><text:span text:style-name="T9">本表為</text:span><text:span text:style-name="T9">半年報</text:span><text:span text:style-name="T8">) <text:s text:c="34"/></text:span><text:span text:style-name="T8">(</text:span><text:span text:style-name="T9">本表為半年報</text:span><text:span text:style-name="T8">) <text:s text:c="23"/></text:span><text:span text:style-name="T8"><text:s text:c="11"/>(</text:span><text:span text:style-name="T9">本表為半年報</text:span><text:span text:style-name="T8">) <text:s text:c="12"/></text:span><text:span text:style-name="T8"><text:s text:c="22"/>(</text:span><text:span text:style-name="T9">本表為半年報</text:span><text:span text:style-name="T8">) <text:s/></text:span><text:span text:style-name="T8"><text:s text:c="33"/>(</text:span><text:span text:style-name="T9">本表為</text:span><text:span text:style-name="T9">半年報</text:span><text:span text:style-name="T8">) <text:s text:c="34"/></text:span><text:span text:style-name="T8">(</text:span><text:span text:style-name="T9">本表為半年報</text:span><text:span text:style-name="T8">) <text:s text:c="23"/></text:span><text:span text:style-name="T8"><text:s text:c="11"/>(</text:span><text:span text:style-name="T9">本表為半年報</text:span><text:span text:style-name="T8">) <text:s text:c="12"/></text:span><text:span text:style-name="T8"><text:s text:c="22"/>(</text:span><text:span text:style-name="T9">本表為半年報</text:span><text:span text:style-name="T8">)</text:span></text:p>
            </table:table-cell>
            <table:covered-table-cell table:number-columns-repeated="6" table:style-name="ce19"/>
            <table:table-cell table:style-name="ce76" office:value-type="string">
              <text:p>單位：千元<text:span text:style-name="T7">單位：千元單位</text:span><text:span text:style-name="T7">：千元單位：千元單位：千</text:span><text:span text:style-name="T7">元單位：千元單位：千元單</text:span><text:span text:style-name="T7">位：千元單位：千元單位：</text:span><text:span text:style-name="T7">千元單位：千元單位：千元</text:span><text:span text:style-name="T7">單位：千元單位：千元單位</text:span><text:span text:style-name="T7">：千元單位：千元單位：千</text:span><text:span text:style-name="T7">元單位：千元單位：千元單</text:span><text:span text:style-name="T7">位：千元單位：千元單位：</text:span><text:span text:style-name="T7">千元單位：千元單位：千元</text:span><text:span text:style-name="T7">單位：千元單位：千元單位</text:span><text:span text:style-name="T7">：千元單位：千元</text:span></text:p>
            </table:table-cell>
            <table:table-cell table:number-columns-repeated="1015"/>
          </table:table-row>
          <table:table-row table:style-name="ro3">
            <table:table-cell table:style-name="ce4" office:value-type="string" table:number-columns-spanned="1" table:number-rows-spanned="2">
              <text:p>議員姓名<text:span text:style-name="T7">議員姓名議員姓名</text:span><text:span text:style-name="T7">議員姓名議員姓名議員姓名</text:span><text:span text:style-name="T7">議員姓名議員姓名議員姓名</text:span><text:span text:style-name="T7">議員姓名議員姓名議員姓名</text:span><text:span text:style-name="T7">議員姓名議員姓名議員姓名</text:span><text:span text:style-name="T7">議員姓名議員姓名議員姓名</text:span><text:span text:style-name="T7">議員姓名議員姓名議員姓名</text:span><text:span text:style-name="T7">議員姓名議員姓名議員姓名</text:span><text:span text:style-name="T7">議員姓名議員姓名議員姓名</text:span><text:span text:style-name="T7">議員姓名</text:span></text:p>
            </table:table-cell>
            <table:table-cell table:style-name="ce20" office:value-type="string" table:number-columns-spanned="1" table:number-rows-spanned="2">
              <text:p>建議項目及內容<text:span text:style-name="T7">建議項目及</text:span><text:span text:style-name="T7">內容建議項目及內容建議項</text:span><text:span text:style-name="T7">目及內容建議項目及內容建</text:span><text:span text:style-name="T7">議項目及內容建議項目及內</text:span><text:span text:style-name="T7">容建議項目及內容建議項目</text:span><text:span text:style-name="T7">及內容建議項目及內容建議</text:span><text:span text:style-name="T7">項目及內容建議項目及內容</text:span><text:span text:style-name="T7">建議項目及內容建議項目及</text:span><text:span text:style-name="T7">內容建議項目及內容建議項</text:span><text:span text:style-name="T7">目及內容建議項目及內容建</text:span><text:span text:style-name="T7">議項目及內容建議項目及內</text:span><text:span text:style-name="T7">容建議項目及內容建議項目</text:span><text:span text:style-name="T7">及內容建議項目及內容建議</text:span><text:span text:style-name="T7">項目及內容建議項目及內容</text:span><text:span text:style-name="T7">建議項目及內容建議項目及</text:span><text:span text:style-name="T7">內容建議項目及內容建議項</text:span><text:span text:style-name="T7">目及內容</text:span></text:p>
            </table:table-cell>
            <table:table-cell table:style-name="ce20" office:value-type="string" table:number-columns-spanned="1" table:number-rows-spanned="2">
              <text:p>建議地點<text:span text:style-name="T7">建議地點建議地點</text:span><text:span text:style-name="T7">建議地點建議地點建議地點</text:span><text:span text:style-name="T7">建議地點建議地點建議地點</text:span><text:span text:style-name="T7">建議地點建議地點建議地點</text:span><text:span text:style-name="T7">建議地點建議地點建議地點</text:span><text:span text:style-name="T7">建議地點建議地點建議地點</text:span><text:span text:style-name="T7">建議地點建議地點建議地點</text:span><text:span text:style-name="T7">建議地點建議地點建議地點</text:span><text:span text:style-name="T7">建議地點建議地點建議地點</text:span><text:span text:style-name="T7">建議地點</text:span></text:p>
            </table:table-cell>
            <table:table-cell table:style-name="ce39" office:value-type="string" table:number-columns-spanned="1" table:number-rows-spanned="2">
              <text:p><text:span text:style-name="T7">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建議</text:span></text:p>
              <text:p><text:span text:style-name="T7">金額</text:span></text:p>
            </table:table-cell>
            <table:table-cell table:style-name="ce20" office:value-type="string" table:number-columns-spanned="5" table:number-rows-spanned="1">
              <text:p>核定情形<text:span text:style-name="T7">核定情形核定情形</text:span><text:span text:style-name="T7">核定情形核定情形核定情形</text:span><text:span text:style-name="T7">核定情形核定情形核定情形</text:span><text:span text:style-name="T7">核定情形核定情形核定情形</text:span><text:span text:style-name="T7">核定情形核定情形核定情形</text:span><text:span text:style-name="T7">核定情形核定情形核定情形</text:span><text:span text:style-name="T7">核定情形核定情形核定情形</text:span><text:span text:style-name="T7">核定情形核定情形核定情形</text:span><text:span text:style-name="T7">核定情形核定情形核定情形</text:span><text:span text:style-name="T7">核定情形</text:span></text:p>
            </table:table-cell>
            <table:covered-table-cell table:number-columns-repeated="4" table:style-name="ce21"/>
            <table:table-cell table:number-columns-repeated="1015"/>
          </table:table-row>
          <table:table-row table:style-name="ro4">
            <table:covered-table-cell table:style-name="ce5"/>
            <table:covered-table-cell table:number-columns-repeated="2" table:style-name="ce21"/>
            <table:covered-table-cell table:style-name="ce40"/>
            <table:table-cell table:style-name="ce20" office:value-type="string">
              <text:p>核定金額<text:span text:style-name="T7">核定金額核定金額</text:span><text:span text:style-name="T7">核定金額核定金額核定金額</text:span><text:span text:style-name="T7">核定金額核定金額核定金額</text:span><text:span text:style-name="T7">核定金額核定金額核定金額</text:span><text:span text:style-name="T7">核定金額核定金額核定金額</text:span><text:span text:style-name="T7">核定金額核定金額核定金額</text:span><text:span text:style-name="T7">核定金額核定金額核定金額</text:span><text:span text:style-name="T7">核定金額核定金額核定金額</text:span><text:span text:style-name="T7">核定金額核定金額核定金額</text:span><text:span text:style-name="T7">核定金額</text:span></text:p>
            </table:table-cell>
            <table:table-cell table:style-name="ce20" office:value-type="string">
              <text:p>經費支用科目<text:span text:style-name="T7">經費支用科目</text:span><text:span text:style-name="T7">經費支用科目經費支用科目</text:span><text:span text:style-name="T7">經費支用科目經費支用科目</text:span><text:span text:style-name="T7">經費支用科目經費支用科目</text:span><text:span text:style-name="T7">經費支用科目經費支用科目</text:span><text:span text:style-name="T7">經費支用科目經費支用科目</text:span><text:span text:style-name="T7">經費支用科目經費支用科目</text:span><text:span text:style-name="T7">經費支用科目經費支用科目</text:span><text:span text:style-name="T7">經費支用科目經費支用科目</text:span><text:span text:style-name="T7">經費支用科目經費支用科目</text:span><text:span text:style-name="T7">經費支用科目經費支用科目</text:span><text:span text:style-name="T7">經費支用科目經費支用科目</text:span><text:span text:style-name="T7">經費支用科目經費支用科目</text:span><text:span text:style-name="T7">經費支用科目經費支用科目</text:span></text:p>
            </table:table-cell>
            <table:table-cell table:style-name="ce20" office:value-type="string">
              <text:p>主辦機關<text:span text:style-name="T7">主辦機關主辦機關</text:span><text:span text:style-name="T7">主辦機關主辦機關主辦機關</text:span><text:span text:style-name="T7">主辦機關主辦機關主辦機關</text:span><text:span text:style-name="T7">主辦機關主辦機關主辦機關</text:span><text:span text:style-name="T7">主辦機關主辦機關主辦機關</text:span><text:span text:style-name="T7">主辦機關主辦機關主辦機關</text:span><text:span text:style-name="T7">主辦機關主辦機關主辦機關</text:span><text:span text:style-name="T7">主辦機關主辦機關主辦機關</text:span><text:span text:style-name="T7">主辦機關主辦機關主辦機關</text:span><text:span text:style-name="T7">主辦機關</text:span></text:p>
            </table:table-cell>
            <table:table-cell table:style-name="ce67" office:value-type="string">
              <text:p>招標方式<text:span text:style-name="T10">招標方式招標方式</text:span><text:span text:style-name="T10">招標方式招標方式招標方式</text:span><text:span text:style-name="T10">招標方式招標方式招標方式</text:span><text:span text:style-name="T10">招標方式招標方式招標方式</text:span><text:span text:style-name="T10">招標方式招標方式招標方式</text:span><text:span text:style-name="T10">招標方式招標方式招標方式</text:span><text:span text:style-name="T10">招標方式招標方式招標方式</text:span><text:span text:style-name="T10">招標方式招標方式招標方式</text:span><text:span text:style-name="T10">招標方式招標方式招標方式</text:span><text:span text:style-name="T10">招標方式</text:span></text:p>
            </table:table-cell>
            <table:table-cell table:style-name="ce20" office:value-type="string">
              <text:p>得標廠商<text:span text:style-name="T7">得標廠商得標廠商</text:span><text:span text:style-name="T7">得標廠商得標廠商得標廠商</text:span><text:span text:style-name="T7">得標廠商得標廠商得標廠商</text:span><text:span text:style-name="T7">得標廠商得標廠商得標廠商</text:span><text:span text:style-name="T7">得標廠商得標廠商得標廠商</text:span><text:span text:style-name="T7">得標廠商得標廠商得標廠商</text:span><text:span text:style-name="T7">得標廠商得標廠商得標廠商</text:span><text:span text:style-name="T7">得標廠商得標廠商得標廠商</text:span><text:span text:style-name="T7">得標廠商得標廠商得標廠商</text:span><text:span text:style-name="T7">得標廠商</text:span></text:p>
            </table:table-cell>
            <table:table-cell table:number-columns-repeated="1015"/>
          </table:table-row>
        </table:table-header-rows>
        <table:table-row table:style-name="ro5">
          <table:table-cell table:style-name="ce4" office:value-type="string">
            <text:p>許清順<text:span text:style-name="T7">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/text:p>
          </table:table-cell>
          <table:table-cell table:style-name="ce10" office:value-type="string">
            <text:p>蘆竹分局辦公設備採購電腦主機設備<text:span text:style-name="T7">蘆竹分局辦公設備</text:span><text:span text:style-name="T7">採購電腦主機設備蘆竹分局</text:span><text:span text:style-name="T7">辦公設備採購電腦主機設備</text:span><text:span text:style-name="T7">蘆竹分局辦公設備採購電腦</text:span><text:span text:style-name="T7">主機設備蘆竹分局辦公設備</text:span><text:span text:style-name="T7">採購電腦主機設備蘆竹分局</text:span><text:span text:style-name="T7">辦公設備採購電腦主機設備</text:span><text:span text:style-name="T7">蘆竹分局辦公設備採購電腦</text:span><text:span text:style-name="T7">主機設備蘆竹分局辦公設備</text:span><text:span text:style-name="T7">採購電腦主機設備蘆竹分局</text:span><text:span text:style-name="T7">辦公設備採購電腦主機設備</text:span><text:span text:style-name="T7">蘆竹分局辦公設備採購電腦</text:span><text:span text:style-name="T7">主機設備蘆竹分局辦公設備</text:span><text:span text:style-name="T7">採購電腦主機設備蘆竹分局</text:span><text:span text:style-name="T7">辦公設備採購電腦主機設備</text:span><text:span text:style-name="T7">蘆竹分局辦公設備採購電腦</text:span><text:span text:style-name="T7">主機設備蘆竹分局辦公設備</text:span><text:span text:style-name="T7">採購電腦主機設備蘆竹分局</text:span><text:span text:style-name="T7">辦公設備採購電腦主機設備</text:span><text:span text:style-name="T7">蘆竹分局辦公設備採購電腦</text:span><text:span text:style-name="T7">主機設備蘆竹分局辦公設備</text:span><text:span text:style-name="T7">採購電腦主機設備蘆竹分局</text:span><text:span text:style-name="T7">辦公設備採購電腦主機設備</text:span><text:span text:style-name="T7">蘆竹分局辦公設備採購電腦</text:span><text:span text:style-name="T7">主機設備蘆竹分局辦公設備</text:span><text:span text:style-name="T7">採購電腦主機設備蘆竹分局</text:span><text:span text:style-name="T7">辦公設備採購電腦主機設備</text:span><text:span text:style-name="T7">蘆竹分局辦公設備採購電腦</text:span><text:span text:style-name="T7">主機設備蘆竹分局辦公設備</text:span><text:span text:style-name="T7">採購電腦主機設備蘆竹分局</text:span><text:span text:style-name="T7">辦公設備採購電腦主機設備</text:span><text:span text:style-name="T7">蘆竹分局辦公設備採購電腦</text:span><text:span text:style-name="T7">主機設備蘆竹分局辦公設備</text:span><text:span text:style-name="T7">採購電腦主機設備蘆竹分局</text:span><text:span text:style-name="T7">辦公設備採購電腦主機設備</text:span><text:span text:style-name="T7">蘆竹分局辦公設備採購電腦</text:span><text:span text:style-name="T7">主機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/text:p>
          </table:table-cell>
          <table:table-cell table:style-name="ce77" office:value-type="string">
            <text:p>信陽電腦科技有限公司<text:span text:style-name="T7">信陽</text:span><text:span text:style-name="T7">電腦科技有限公司信陽電腦</text:span><text:span text:style-name="T7">科技有限公司信陽電腦科技</text:span><text:span text:style-name="T7">有限公司信陽電腦科技有限</text:span><text:span text:style-name="T7">公司信陽電腦科技有限公司</text:span><text:span text:style-name="T7">信陽電腦科技有限公司信陽</text:span><text:span text:style-name="T7">電腦科技有限公司信陽電腦</text:span><text:span text:style-name="T7">科技有限公司信陽電腦科技</text:span><text:span text:style-name="T7">有限公司信陽電腦科技有限</text:span><text:span text:style-name="T7">公司信陽電腦科技有限公司</text:span><text:span text:style-name="T7">信陽電腦科技有限公司信陽</text:span><text:span text:style-name="T7">電腦科技有限公司信陽電腦</text:span><text:span text:style-name="T7">科技有限公司信陽電腦科技</text:span><text:span text:style-name="T7">有限公司信陽電腦科技有限</text:span><text:span text:style-name="T7">公司信陽電腦科技有限公司</text:span><text:span text:style-name="T7">信陽電腦科技有限公司信陽</text:span><text:span text:style-name="T7">電腦科技有限公司信陽電腦</text:span><text:span text:style-name="T7">科技有限公司信陽電腦科技</text:span><text:span text:style-name="T7">有限公司信陽電腦科技有限</text:span><text:span text:style-name="T7">公司信陽電腦科技有限公司</text:span><text:span text:style-name="T7">信陽電腦科技有限公司信陽</text:span><text:span text:style-name="T7">電腦科技有限公司信陽電腦</text:span><text:span text:style-name="T7">科技有限公司信陽電腦科技</text:span><text:span text:style-name="T7">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趙正宇<text:span text:style-name="T7">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/text:p>
          </table:table-cell>
          <table:table-cell table:style-name="ce10" office:value-type="string">
            <text:p>購置彩色影印機等設備<text:span text:style-name="T7">購置</text:span><text:span text:style-name="T7">彩色影印機等設備購置彩色</text:span><text:span text:style-name="T7">影印機等設備購置彩色影印</text:span><text:span text:style-name="T7">機等設備購置彩色影印機等</text:span><text:span text:style-name="T7">設備購置彩色影印機等設備</text:span><text:span text:style-name="T7">購置彩色影印機等設備購置</text:span><text:span text:style-name="T7">彩色影印機等設備購置彩色</text:span><text:span text:style-name="T7">影印機等設備購置彩色影印</text:span><text:span text:style-name="T7">機等設備購置彩色影印機等</text:span><text:span text:style-name="T7">設備購置彩色影印機等設備</text:span><text:span text:style-name="T7">購置彩色影印機等設備購置</text:span><text:span text:style-name="T7">彩色影印機等設備購置彩色</text:span><text:span text:style-name="T7">影印機等設備購置彩色影印</text:span><text:span text:style-name="T7">機等設備購置彩色影印機等</text:span><text:span text:style-name="T7">設備購置彩色影印機等設備</text:span><text:span text:style-name="T7">購置彩色影印機等設備購置</text:span><text:span text:style-name="T7">彩色影印機等設備購置彩色</text:span><text:span text:style-name="T7">影印機等設備購置彩色影印</text:span><text:span text:style-name="T7">機等設備購置彩色影印機等</text:span><text:span text:style-name="T7">設備購置彩色影印機等設備</text:span><text:span text:style-name="T7">購置彩色影印機等設備購置</text:span><text:span text:style-name="T7">彩色影印機等設備購置彩色</text:span><text:span text:style-name="T7">影印機等設備購置彩色影印</text:span><text:span text:style-name="T7">機等設備</text:span></text:p>
          </table:table-cell>
          <table:table-cell table:style-name="ce27" office:value-type="string">
            <text:p>八德區戶政事務所<text:span text:style-name="T7">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315">
            <text:p>31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八德區戶政事務所<text:span text:style-name="T7">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八德區戶</text:span><text:span text:style-name="T7">政事務所八德區戶政事務所</text:span><text:span text:style-name="T7">八德區戶政事務所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/text:p>
          </table:table-cell>
          <table:table-cell table:style-name="ce77" office:value-type="string">
            <text:p>神呼寄技數位有限公司<text:span text:style-name="T7">神呼</text:span><text:span text:style-name="T7">寄技數位有限公司神呼寄技</text:span><text:span text:style-name="T7">數位有限公司神呼寄技數位</text:span><text:span text:style-name="T7">有限公司神呼寄技數位有限</text:span><text:span text:style-name="T7">公司神呼寄技數位有限公司</text:span><text:span text:style-name="T7">神呼寄技數位有限公司神呼</text:span><text:span text:style-name="T7">寄技數位有限公司神呼寄技</text:span><text:span text:style-name="T7">數位有限公司神呼寄技數位</text:span><text:span text:style-name="T7">有限公司神呼寄技數位有限</text:span><text:span text:style-name="T7">公司神呼寄技數位有限公司</text:span><text:span text:style-name="T7">神呼寄技數位有限公司神呼</text:span><text:span text:style-name="T7">寄技數位有限公司神呼寄技</text:span><text:span text:style-name="T7">數位有限公司神呼寄技數位</text:span><text:span text:style-name="T7">有限公司神呼寄技數位有限</text:span><text:span text:style-name="T7">公司神呼寄技數位有限公司</text:span><text:span text:style-name="T7">神呼寄技數位有限公司神呼</text:span><text:span text:style-name="T7">寄技數位有限公司神呼寄技</text:span><text:span text:style-name="T7">數位有限公司神呼寄技數位</text:span><text:span text:style-name="T7">有限公司神呼寄技數位有限</text:span><text:span text:style-name="T7">公司神呼寄技數位有限公司</text:span><text:span text:style-name="T7">神呼寄技數位有限公司神呼</text:span><text:span text:style-name="T7">寄技數位有限公司神呼寄技</text:span><text:span text:style-name="T7">數位有限公司神呼寄技數位</text:span><text:span text:style-name="T7">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許清順<text:span text:style-name="T7">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/text:p>
          </table:table-cell>
          <table:table-cell table:style-name="ce10" office:value-type="string">
            <text:p>傳芳樓運動休閒中心工程<text:span text:style-name="T7">傳</text:span><text:span text:style-name="T7">芳樓運動休閒中心工程傳芳</text:span><text:span text:style-name="T7">樓運動休閒中心工程傳芳樓</text:span><text:span text:style-name="T7">運動休閒中心工程傳芳樓運</text:span><text:span text:style-name="T7">動休閒中心工程傳芳樓運動</text:span><text:span text:style-name="T7">休閒中心工程傳芳樓運動休</text:span><text:span text:style-name="T7">閒中心工程傳芳樓運動休閒</text:span><text:span text:style-name="T7">中心工程傳芳樓運動休閒中</text:span><text:span text:style-name="T7">心工程傳芳樓運動休閒中心</text:span><text:span text:style-name="T7">工程傳芳樓運動休閒中心工</text:span><text:span text:style-name="T7">程傳芳樓運動休閒中心工程</text:span><text:span text:style-name="T7">傳芳樓運動休閒中心工程傳</text:span><text:span text:style-name="T7">芳樓運動休閒中心工程傳芳</text:span><text:span text:style-name="T7">樓運動休閒中心工程傳芳樓</text:span><text:span text:style-name="T7">運動休閒中心工程傳芳樓運</text:span><text:span text:style-name="T7">動休閒中心工程傳芳樓運動</text:span><text:span text:style-name="T7">休閒中心工程傳芳樓運動休</text:span><text:span text:style-name="T7">閒中心工程傳芳樓運動休閒</text:span><text:span text:style-name="T7">中心工程傳芳樓運動休閒中</text:span><text:span text:style-name="T7">心工程傳芳樓運動休閒中心</text:span><text:span text:style-name="T7">工程傳芳樓運動休閒中心工</text:span><text:span text:style-name="T7">程傳芳樓運動休閒中心工程</text:span><text:span text:style-name="T7">傳芳樓運動休閒中心工程傳</text:span><text:span text:style-name="T7">芳樓運動休閒中心工程傳芳</text:span><text:span text:style-name="T7">樓運動休閒中心工程傳芳樓</text:span><text:span text:style-name="T7">運動休閒中心工程</text:span></text:p>
          </table:table-cell>
          <table:table-cell table:style-name="ce27" office:value-type="string">
            <text:p>大竹國中<text:span text:style-name="T7">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854">
            <text:p>85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大竹國中<text:span text:style-name="T7">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</text:span></text:p>
          </table:table-cell>
          <table:table-cell table:style-name="ce9" office:value-type="string">
            <text:p>公開取得書面報價單或企劃書<text:span text:style-name="T10">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公開取得書面報價單</text:span><text:span text:style-name="T10">或企劃書</text:span></text:p>
          </table:table-cell>
          <table:table-cell table:style-name="ce6" office:value-type="string">
            <text:p>兆鋐工程有限公司<text:span text:style-name="T7">兆鋐工程</text:span><text:span text:style-name="T7">有限公司兆鋐工程有限公司</text:span><text:span text:style-name="T7">兆鋐工程有限公司兆鋐工程</text:span><text:span text:style-name="T7">有限公司兆鋐工程有限公司</text:span><text:span text:style-name="T7">兆鋐工程有限公司兆鋐工程</text:span><text:span text:style-name="T7">有限公司兆鋐工程有限公司</text:span><text:span text:style-name="T7">兆鋐工程有限公司兆鋐工程</text:span><text:span text:style-name="T7">有限公司兆鋐工程有限公司</text:span><text:span text:style-name="T7">兆鋐工程有限公司兆鋐工程</text:span><text:span text:style-name="T7">有限公司兆鋐工程有限公司</text:span><text:span text:style-name="T7">兆鋐工程有限公司兆鋐工程</text:span><text:span text:style-name="T7">有限公司兆鋐工程有限公司</text:span><text:span text:style-name="T7">兆鋐工程有限公司兆鋐工程</text:span><text:span text:style-name="T7">有限公司兆鋐工程有限公司</text:span><text:span text:style-name="T7">兆鋐工程有限公司兆鋐工程</text:span><text:span text:style-name="T7">有限公司兆鋐工程有限公司</text:span><text:span text:style-name="T7">兆鋐工程有限公司兆鋐工程</text:span><text:span text:style-name="T7">有限公司兆鋐工程有限公司</text:span><text:span text:style-name="T7">兆鋐工程有限公司</text:span></text:p>
          </table:table-cell>
          <table:table-cell table:number-columns-repeated="1015"/>
        </table:table-row>
        <table:table-row table:style-name="ro6">
          <table:table-cell table:style-name="ce4" office:value-type="string">
            <text:p>詹江村<text:span text:style-name="T7">詹江村詹江村詹江村</text:span><text:span text:style-name="T7">詹江村詹江村詹江村詹江村</text:span><text:span text:style-name="T7">詹江村詹江村詹江村詹江村</text:span><text:span text:style-name="T7">詹江村詹江村詹江村詹江村</text:span><text:span text:style-name="T7">詹江村詹江村詹江村詹江村</text:span><text:span text:style-name="T7">詹江村詹江村詹江村詹江村</text:span><text:span text:style-name="T7">詹江村詹江村詹江村詹江村</text:span></text:p>
          </table:table-cell>
          <table:table-cell table:style-name="ce6" office:value-type="string">
            <text:p>104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text:span text:style-name="T7">104</text:span><text:span text:style-name="T7">年度校園廣播設備更新</text:span></text:p>
          </table:table-cell>
          <table:table-cell table:style-name="ce27" office:value-type="string">
            <text:p>文昌國中<text:span text:style-name="T7">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1289">
            <text:p>1,28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文昌國中<text:span text:style-name="T7">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</text:span></text:p>
          </table:table-cell>
          <table:table-cell table:style-name="ce7" office:value-type="string">
            <text:p>1.<text:span text:style-name="T10">公開取得書面報價單或企</text:span><text:span text:style-name="T10">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/text:p>
          </table:table-cell>
          <table:table-cell table:style-name="ce6" office:value-type="string">
            <text:p>智綱文教企業社<text:span text:style-name="T7">智綱文教企</text:span><text:span text:style-name="T7">業社智綱文教企業社智綱文</text:span><text:span text:style-name="T7">教企業社智綱文教企業社智</text:span><text:span text:style-name="T7">綱文教企業社智綱文教企業</text:span><text:span text:style-name="T7">社智綱文教企業社智綱文教</text:span><text:span text:style-name="T7">企業社智綱文教企業社智綱</text:span><text:span text:style-name="T7">文教企業社智綱文教企業社</text:span><text:span text:style-name="T7">智綱文教企業社智綱文教企</text:span><text:span text:style-name="T7">業社智綱文教企業社智綱文</text:span><text:span text:style-name="T7">教企業社智綱文教企業社智</text:span><text:span text:style-name="T7">綱文教企業社智綱文教企業</text:span><text:span text:style-name="T7">社智綱文教企業社智綱文教</text:span><text:span text:style-name="T7">企業社智綱文教企業社智綱</text:span><text:span text:style-name="T7">文教企業社智綱文教企業社</text:span><text:span text:style-name="T7">智綱文教企業社智綱文教企</text:span><text:span text:style-name="T7">業社智綱文教企業社智綱文</text:span><text:span text:style-name="T7">教企業社</text:span>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趙正宇<text:span text:style-name="T7">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/text:p>
          </table:table-cell>
          <table:table-cell table:style-name="ce10" office:value-type="string">
            <text:p>彩色印表機乙台<text:span text:style-name="T7">彩色印表機</text:span><text:span text:style-name="T7">乙台彩色印表機乙台彩色印</text:span><text:span text:style-name="T7">表機乙台彩色印表機乙台彩</text:span><text:span text:style-name="T7">色印表機乙台彩色印表機乙</text:span><text:span text:style-name="T7">台彩色印表機乙台彩色印表</text:span><text:span text:style-name="T7">機乙台彩色印表機乙台彩色</text:span><text:span text:style-name="T7">印表機乙台彩色印表機乙台</text:span><text:span text:style-name="T7">彩色印表機乙台彩色印表機</text:span><text:span text:style-name="T7">乙台彩色印表機乙台彩色印</text:span><text:span text:style-name="T7">表機乙台彩色印表機乙台彩</text:span><text:span text:style-name="T7">色印表機乙台彩色印表機乙</text:span><text:span text:style-name="T7">台彩色印表機乙台彩色印表</text:span><text:span text:style-name="T7">機乙台彩色印表機乙台彩色</text:span><text:span text:style-name="T7">印表機乙台彩色印表機乙台</text:span><text:span text:style-name="T7">彩色印表機乙台彩色印表機</text:span><text:span text:style-name="T7">乙台彩色印表機乙台彩色印</text:span><text:span text:style-name="T7">表機乙台</text:span></text:p>
          </table:table-cell>
          <table:table-cell table:style-name="ce27" office:value-type="string">
            <text:p>環境保護局<text:span text:style-name="T7">環境保護局環境</text:span><text:span text:style-name="T7">保護局環境保護局環境保護</text:span><text:span text:style-name="T7">局環境保護局環境保護局環</text:span><text:span text:style-name="T7">境保護局環境保護局環境保</text:span><text:span text:style-name="T7">護局環境保護局環境保護局</text:span><text:span text:style-name="T7">環境保護局環境保護局環境</text:span><text:span text:style-name="T7">保護局環境保護局環境保護</text:span><text:span text:style-name="T7">局環境保護局環境保護局環</text:span><text:span text:style-name="T7">境保護局環境保護局環境保</text:span><text:span text:style-name="T7">護局環境保護局環境保護局</text:span><text:span text:style-name="T7">環境保護局環境保護局環境</text:span><text:span text:style-name="T7">保護局環境保護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315">
            <text:p>31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環境保護局<text:span text:style-name="T7">環境保護局環境</text:span><text:span text:style-name="T7">保護局環境保護局環境保護</text:span><text:span text:style-name="T7">局環境保護局環境保護局環</text:span><text:span text:style-name="T7">境保護局環境保護局環境保</text:span><text:span text:style-name="T7">護局環境保護局環境保護局</text:span><text:span text:style-name="T7">環境保護局環境保護局環境</text:span><text:span text:style-name="T7">保護局環境保護局環境保護</text:span><text:span text:style-name="T7">局環境保護局環境保護局環</text:span><text:span text:style-name="T7">境保護局環境保護局環境保</text:span><text:span text:style-name="T7">護局環境保護局環境保護局</text:span><text:span text:style-name="T7">環境保護局環境保護局環境</text:span><text:span text:style-name="T7">保護局環境保護局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/text:p>
          </table:table-cell>
          <table:table-cell table:style-name="ce6" office:value-type="string">
            <text:p>神呼奇技數位有限公司<text:span text:style-name="T7">神呼</text:span><text:span text:style-name="T7">奇技數位有限公司神呼奇技</text:span><text:span text:style-name="T7">數位有限公司神呼奇技數位</text:span><text:span text:style-name="T7">有限公司神呼奇技數位有限</text:span><text:span text:style-name="T7">公司神呼奇技數位有限公司</text:span><text:span text:style-name="T7">神呼奇技數位有限公司神呼</text:span><text:span text:style-name="T7">奇技數位有限公司神呼奇技</text:span><text:span text:style-name="T7">數位有限公司神呼奇技數位</text:span><text:span text:style-name="T7">有限公司神呼奇技數位有限</text:span><text:span text:style-name="T7">公司神呼奇技數位有限公司</text:span><text:span text:style-name="T7">神呼奇技數位有限公司神呼</text:span><text:span text:style-name="T7">奇技數位有限公司神呼奇技</text:span><text:span text:style-name="T7">數位有限公司神呼奇技數位</text:span><text:span text:style-name="T7">有限公司神呼奇技數位有限</text:span><text:span text:style-name="T7">公司神呼奇技數位有限公司</text:span><text:span text:style-name="T7">神呼奇技數位有限公司神呼</text:span><text:span text:style-name="T7">奇技數位有限公司神呼奇技</text:span><text:span text:style-name="T7">數位有限公司神呼奇技數位</text:span><text:span text:style-name="T7">有限公司神呼奇技數位有限</text:span><text:span text:style-name="T7">公司神呼奇技數位有限公司</text:span><text:span text:style-name="T7">神呼奇技數位有限公司神呼</text:span><text:span text:style-name="T7">奇技數位有限公司神呼奇技</text:span><text:span text:style-name="T7">數位有限公司神呼奇技數位</text:span><text:span text:style-name="T7">有限公司</text:span></text:p>
          </table:table-cell>
          <table:table-cell table:number-columns-repeated="1015"/>
        </table:table-row>
        <table:table-row table:style-name="ro8">
          <table:table-cell table:style-name="ce4" office:value-type="string">
            <text:p>莊玉輝<text:span text:style-name="T7">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/text:p>
          </table:table-cell>
          <table:table-cell table:style-name="ce10" office:value-type="string">
            <text:p>平鎮分局汰換辦公設備暨辦公廳舍整修工程<text:span text:style-name="T7">平鎮分局汰</text:span><text:span text:style-name="T7">換辦公設備暨辦公廳舍整修</text:span><text:span text:style-name="T7">工程平鎮分局汰換辦公設備</text:span><text:span text:style-name="T7">暨辦公廳舍整修工程平鎮分</text:span><text:span text:style-name="T7">局汰換辦公設備暨辦公廳舍</text:span><text:span text:style-name="T7">整修工程平鎮分局汰換辦公</text:span><text:span text:style-name="T7">設備暨辦公廳舍整修工程平</text:span><text:span text:style-name="T7">鎮分局汰換辦公設備暨辦公</text:span><text:span text:style-name="T7">廳舍整修工程平鎮分局汰換</text:span><text:span text:style-name="T7">辦公設備暨辦公廳舍整修工</text:span><text:span text:style-name="T7">程平鎮分局汰換辦公設備暨</text:span><text:span text:style-name="T7">辦公廳舍整修工程平鎮分局</text:span><text:span text:style-name="T7">汰換辦公設備暨辦公廳舍整</text:span><text:span text:style-name="T7">修工程平鎮分局汰換辦公設</text:span><text:span text:style-name="T7">備暨辦公廳舍整修工程平鎮</text:span><text:span text:style-name="T7">分局汰換辦公設備暨辦公廳</text:span><text:span text:style-name="T7">舍整修工程平鎮分局汰換辦</text:span><text:span text:style-name="T7">公設備暨辦公廳舍整修工程</text:span><text:span text:style-name="T7">平鎮分局汰換辦公設備暨辦</text:span><text:span text:style-name="T7">公廳舍整修工程平鎮分局汰</text:span><text:span text:style-name="T7">換辦公設備暨辦公廳舍整修</text:span><text:span text:style-name="T7">工程平鎮分局汰換辦公設備</text:span><text:span text:style-name="T7">暨辦公廳舍整修工程平鎮分</text:span><text:span text:style-name="T7">局汰換辦公設備暨辦公廳舍</text:span><text:span text:style-name="T7">整修工程平鎮分局汰換辦公</text:span><text:span text:style-name="T7">設備暨辦公廳舍整修工程平</text:span><text:span text:style-name="T7">鎮分局汰換辦公設備暨辦公</text:span><text:span text:style-name="T7">廳舍整修工程平鎮分局汰換</text:span><text:span text:style-name="T7">辦公設備暨辦公廳舍整修工</text:span><text:span text:style-name="T7">程平鎮分局汰換辦公設備暨</text:span><text:span text:style-name="T7">辦公廳舍整修工程平鎮分局</text:span><text:span text:style-name="T7">汰換辦公設備暨辦公廳舍整</text:span><text:span text:style-name="T7">修工程平鎮分局汰換辦公設</text:span><text:span text:style-name="T7">備暨辦公廳舍整修工程平鎮</text:span><text:span text:style-name="T7">分局汰換辦公設備暨辦公廳</text:span><text:span text:style-name="T7">舍整修工程平鎮分局汰換辦</text:span><text:span text:style-name="T7">公設備暨辦公廳舍整修工程</text:span><text:span text:style-name="T7">平鎮分局汰換辦公設備暨辦</text:span><text:span text:style-name="T7">公廳舍整修工程平鎮分局汰</text:span><text:span text:style-name="T7">換辦公設備暨辦公廳舍整修</text:span><text:span text:style-name="T7">工程平鎮分局汰換辦公設備</text:span><text:span text:style-name="T7">暨辦公廳舍整修工程平鎮分</text:span><text:span text:style-name="T7">局汰換辦公設備暨辦公廳舍</text:span><text:span text:style-name="T7">整修工程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1116">
            <text:p>1,116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text:span text:style-name="T12">1.</text:span><text:span text:style-name="T12">共同供應契約</text:span></text:p>
            <text:p><text:span text:style-name="T11">2.</text:span><text:span text:style-name="T12">公開取得書面報價單或企</text:span><text:span text:style-name="T12">劃書</text:span></text:p>
          </table:table-cell>
          <table:table-cell table:style-name="ce6" office:value-type="string">
            <text:p><text:span text:style-name="T7">維廣資訊有限公司</text:span></text:p>
            <text:p><text:span text:style-name="T7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維廣</text:span><text:span text:style-name="T9">資訊有限公司</text:span></text:p>
            <text:p><text:span text:style-name="T9">國慶營造有限公司</text:span><text:span text:style-name="T8"> </text:span></text:p>
            <text:p><text:span text:style-name="T9">維廣資訊有限公司</text:span></text:p>
            <text:p><text:span text:style-name="T9">禾桻室內裝修有限公司</text:span></text:p>
          </table:table-cell>
          <table:table-cell table:number-columns-repeated="1015"/>
        </table:table-row>
        <table:table-row table:style-name="ro9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/text:p>
          </table:table-cell>
          <table:table-cell table:style-name="ce10" office:value-type="string">
            <text:p>龍潭分局辦公設備<text:span text:style-name="T7">龍潭分局</text:span><text:span text:style-name="T7">辦公設備龍潭分局辦公設備</text:span><text:span text:style-name="T7">龍潭分局辦公設備龍潭分局</text:span><text:span text:style-name="T7">辦公設備龍潭分局辦公設備</text:span><text:span text:style-name="T7">龍潭分局辦公設備龍潭分局</text:span><text:span text:style-name="T7">辦公設備龍潭分局辦公設備</text:span><text:span text:style-name="T7">龍潭分局辦公設備龍潭分局</text:span><text:span text:style-name="T7">辦公設備龍潭分局辦公設備</text:span><text:span text:style-name="T7">龍潭分局辦公設備龍潭分局</text:span><text:span text:style-name="T7">辦公設備龍潭分局辦公設備</text:span><text:span text:style-name="T7">龍潭分局辦公設備龍潭分局</text:span><text:span text:style-name="T7">辦公設備龍潭分局辦公設備</text:span><text:span text:style-name="T7">龍潭分局辦公設備龍潭分局</text:span><text:span text:style-name="T7">辦公設備龍潭分局辦公設備</text:span><text:span text:style-name="T7">龍潭分局辦公設備龍潭分局</text:span><text:span text:style-name="T7">辦公設備龍潭分局辦公設備</text:span><text:span text:style-name="T7">龍潭分局辦公設備龍潭分局</text:span><text:span text:style-name="T7">辦公設備龍潭分局辦公設備</text:span><text:span text:style-name="T7">龍潭分局辦公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1937">
            <text:p>1,937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舜星有限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舜星有限</text:span><text:span text:style-name="T7">公司</text:span></text:p>
            <text:p><text:span text:style-name="T7">維廣資訊有限公司</text:span></text:p>
            <text:p><text:span text:style-name="T7">淨寶電器行</text:span></text:p>
            <text:p><text:span text:style-name="T7">護達企業有限公司</text:span></text:p>
            <text:p><text:span text:style-name="T7">岱宇國際股份有限公司</text:span></text:p>
            <text:p><text:span text:style-name="T7">洧錤傢俱有限公司</text:span></text:p>
            <text:p><text:span text:style-name="T7">展碁國際股份有限公司</text:span></text:p>
            <text:p><text:span text:style-name="T7">鉦興國際有限公司</text:span></text:p>
            <text:p><text:span text:style-name="T7">可博科技有限公司</text:span></text:p>
            <text:p><text:span text:style-name="T7">元茂國際企業股份有限公司</text:span></text:p>
            <text:p><text:span text:style-name="T7">柏巨企業有限公司</text:span></text:p>
          </table:table-cell>
          <table:table-cell table:number-columns-repeated="1015"/>
        </table:table-row>
        <table:table-row table:style-name="ro10">
          <table:table-cell table:style-name="ce4" office:value-type="string">
            <text:p>陳麗莉<text:span text:style-name="T7">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/text:p>
          </table:table-cell>
          <table:table-cell table:style-name="ce10" office:value-type="string">
            <text:p>志工社團太鼓採購<text:span text:style-name="T7">志工社團</text:span><text:span text:style-name="T7">太鼓採購志工社團太鼓採購</text:span><text:span text:style-name="T7">志工社團太鼓採購志工社團</text:span><text:span text:style-name="T7">太鼓採購志工社團太鼓採購</text:span><text:span text:style-name="T7">志工社團太鼓採購志工社團</text:span><text:span text:style-name="T7">太鼓採購志工社團太鼓採購</text:span><text:span text:style-name="T7">志工社團太鼓採購志工社團</text:span><text:span text:style-name="T7">太鼓採購志工社團太鼓採購</text:span><text:span text:style-name="T7">志工社團太鼓採購志工社團</text:span><text:span text:style-name="T7">太鼓採購志工社團太鼓採購</text:span><text:span text:style-name="T7">志工社團太鼓採購志工社團</text:span><text:span text:style-name="T7">太鼓採購志工社團太鼓採購</text:span><text:span text:style-name="T7">志工社團太鼓採購志工社團</text:span><text:span text:style-name="T7">太鼓採購志工社團太鼓採購</text:span><text:span text:style-name="T7">志工社團太鼓採購志工社團</text:span><text:span text:style-name="T7">太鼓採購志工社團太鼓採購</text:span><text:span text:style-name="T7">志工社團太鼓採購志工社團</text:span><text:span text:style-name="T7">太鼓採購志工社團太鼓採購</text:span><text:span text:style-name="T7">志工社團太鼓採購</text:span></text:p>
          </table:table-cell>
          <table:table-cell table:style-name="ce27" office:value-type="string">
            <text:p>大竹國小<text:span text:style-name="T7">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200">
            <text:p>2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大竹國小<text:span text:style-name="T7">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</text:span></text:p>
          </table:table-cell>
          <table:table-cell table:style-name="ce7" office:value-type="string">
            <text:p>1.<text:span text:style-name="T10">公開取得書面報價單或企</text:span><text:span text:style-name="T10">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義秀鼓藝工房</text:span></text:p>
            <text:p><text:span text:style-name="T7">欣緯企業社</text:span></text:p>
          </table:table-cell>
          <table:table-cell table:number-columns-repeated="1015"/>
        </table:table-row>
        <table:table-row table:style-name="ro11">
          <table:table-cell table:style-name="ce4" office:value-type="string">
            <text:p>趙正宇<text:span text:style-name="T7">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/text:p>
          </table:table-cell>
          <table:table-cell table:style-name="ce6" office:value-type="string">
            <text:p>104<text:span text:style-name="T7">學年度充實教學及辦公設</text:span><text:span text:style-name="T7">備</text:span><text:span text:style-name="T7">104</text:span><text:span text:style-name="T7">學年度充實教學及辦公</text:span><text:span text:style-name="T7">設備</text:span><text:span text:style-name="T7">104</text:span><text:span text:style-name="T7">學年度充實教學及辦</text:span><text:span text:style-name="T7">公設備</text:span><text:span text:style-name="T7">104</text:span><text:span text:style-name="T7">學年度充實教學及</text:span><text:span text:style-name="T7">辦公設備</text:span><text:span text:style-name="T7">104</text:span><text:span text:style-name="T7">學年度充實教學</text:span><text:span text:style-name="T7">及辦公設備</text:span><text:span text:style-name="T7">104</text:span><text:span text:style-name="T7">學年度充實教</text:span><text:span text:style-name="T7">學及辦公設備</text:span><text:span text:style-name="T7">104</text:span><text:span text:style-name="T7">學年度充實</text:span><text:span text:style-name="T7">教學及辦公設備</text:span><text:span text:style-name="T7">104</text:span><text:span text:style-name="T7">學年度充</text:span><text:span text:style-name="T7">實教學及辦公設備</text:span><text:span text:style-name="T7">104</text:span><text:span text:style-name="T7">學年度</text:span><text:span text:style-name="T7">充實教學及辦公設備</text:span><text:span text:style-name="T7">104</text:span><text:span text:style-name="T7">學年</text:span><text:span text:style-name="T7">度充實教學及辦公設備</text:span><text:span text:style-name="T7">104</text:span><text:span text:style-name="T7">學</text:span><text:span text:style-name="T7">年度充實教學及辦公設備</text:span><text:span text:style-name="T7">104</text:span><text:span text:style-name="T7">學年度充實教學及辦公設備</text:span><text:span text:style-name="T7">104</text:span><text:span text:style-name="T7">學年度充實教學及辦公設</text:span><text:span text:style-name="T7">備</text:span><text:span text:style-name="T7">104</text:span><text:span text:style-name="T7">學年度充實教學及辦公</text:span><text:span text:style-name="T7">設備</text:span><text:span text:style-name="T7">104</text:span><text:span text:style-name="T7">學年度充實教學及辦</text:span><text:span text:style-name="T7">公設備</text:span><text:span text:style-name="T7">104</text:span><text:span text:style-name="T7">學年度充實教學及</text:span><text:span text:style-name="T7">辦公設備</text:span><text:span text:style-name="T7">104</text:span><text:span text:style-name="T7">學年度充實教學</text:span><text:span text:style-name="T7">及辦公設備</text:span><text:span text:style-name="T7">104</text:span><text:span text:style-name="T7">學年度充實教</text:span><text:span text:style-name="T7">學及辦公設備</text:span><text:span text:style-name="T7">104</text:span><text:span text:style-name="T7">學年度充實</text:span><text:span text:style-name="T7">教學及辦公設備</text:span><text:span text:style-name="T7">104</text:span><text:span text:style-name="T7">學年度充</text:span><text:span text:style-name="T7">實教學及辦公設備</text:span><text:span text:style-name="T7">104</text:span><text:span text:style-name="T7">學年度</text:span><text:span text:style-name="T7">充實教學及辦公設備</text:span><text:span text:style-name="T7">104</text:span><text:span text:style-name="T7">學年</text:span><text:span text:style-name="T7">度充實教學及辦公設備</text:span><text:span text:style-name="T7">104</text:span><text:span text:style-name="T7">學</text:span><text:span text:style-name="T7">年度充實教學及辦公設備</text:span><text:span text:style-name="T7">104</text:span><text:span text:style-name="T7">學年度充實教學及辦公設備</text:span><text:span text:style-name="T7">104</text:span><text:span text:style-name="T7">學年度充實教學及辦公設</text:span><text:span text:style-name="T7">備</text:span><text:span text:style-name="T7">104</text:span><text:span text:style-name="T7">學年度充實教學及辦公</text:span><text:span text:style-name="T7">設備</text:span><text:span text:style-name="T7">104</text:span><text:span text:style-name="T7">學年度充實教學及辦</text:span><text:span text:style-name="T7">公設備</text:span><text:span text:style-name="T7">104</text:span><text:span text:style-name="T7">學年度充實教學及</text:span><text:span text:style-name="T7">辦公設備</text:span></text:p>
          </table:table-cell>
          <table:table-cell table:style-name="ce27" office:value-type="string">
            <text:p>文昌國中<text:span text:style-name="T7">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497">
            <text:p>497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文昌國中<text:span text:style-name="T7">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</text:span></text:p>
          </table:table-cell>
          <table:table-cell table:style-name="ce7" office:value-type="string">
            <text:p>1.<text:span text:style-name="T10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text:span text:style-name="T12">1.</text:span><text:span text:style-name="T12">公開招標</text:span></text:p>
            <text:p><text:span text:style-name="T11">2.</text:span><text:span text:style-name="T12">小額採購</text:span></text:p>
          </table:table-cell>
          <table:table-cell table:style-name="ce6" office:value-type="string">
            <text:p><text:span text:style-name="T7">智網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智網</text:span><text:span text:style-name="T7">文教企業社</text:span></text:p>
            <text:p><text:span text:style-name="T7">順昌冷氣空調工程行</text:span></text:p>
            <text:p><text:span text:style-name="T7">鉦家有限公司</text:span></text:p>
            <text:p><text:span text:style-name="T7">上伊美有限公司</text:span></text:p>
            <text:p><text:span text:style-name="T7">鑫來實業有限公司</text:span></text:p>
            <text:p><text:span text:style-name="T7">旭威電腦資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呂林小鳳<text:span text:style-name="T7">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</text:span></text:p>
          </table:table-cell>
          <table:table-cell table:style-name="ce6" office:value-type="string">
            <text:p>白鷺里辦公處購置公共用移動式廣播音響設備<text:span text:style-name="T7">白鷺里辦</text:span><text:span text:style-name="T7">公處購置公共用移動式廣播</text:span><text:span text:style-name="T7">音響設備白鷺里辦公處購置</text:span><text:span text:style-name="T7">公共用移動式廣播音響設備</text:span><text:span text:style-name="T7">白鷺里辦公處購置公共用移</text:span><text:span text:style-name="T7">動式廣播音響設備白鷺里辦</text:span><text:span text:style-name="T7">公處購置公共用移動式廣播</text:span><text:span text:style-name="T7">音響設備白鷺里辦公處購置</text:span><text:span text:style-name="T7">公共用移動式廣播音響設備</text:span><text:span text:style-name="T7">白鷺里辦公處購置公共用移</text:span><text:span text:style-name="T7">動式廣播音響設備白鷺里辦</text:span><text:span text:style-name="T7">公處購置公共用移動式廣播</text:span><text:span text:style-name="T7">音響設備白鷺里辦公處購置</text:span><text:span text:style-name="T7">公共用移動式廣播音響設備</text:span><text:span text:style-name="T7">白鷺里辦公處購置公共用移</text:span><text:span text:style-name="T7">動式廣播音響設備白鷺里辦</text:span><text:span text:style-name="T7">公處購置公共用移動式廣播</text:span><text:span text:style-name="T7">音響設備白鷺里辦公處購置</text:span><text:span text:style-name="T7">公共用移動式廣播音響設備</text:span><text:span text:style-name="T7">白鷺里辦公處購置公共用移</text:span><text:span text:style-name="T7">動式廣播音響設備白鷺里辦</text:span><text:span text:style-name="T7">公處購置公共用移動式廣播</text:span><text:span text:style-name="T7">音響設備白鷺里辦公處購置</text:span><text:span text:style-name="T7">公共用移動式廣播音響設備</text:span><text:span text:style-name="T7">白鷺里辦公處購置公共用移</text:span><text:span text:style-name="T7">動式廣播音響設備白鷺里辦</text:span><text:span text:style-name="T7">公處購置公共用移動式廣播</text:span><text:span text:style-name="T7">音響設備白鷺里辦公處購置</text:span><text:span text:style-name="T7">公共用移動式廣播音響設備</text:span><text:span text:style-name="T7">白鷺里辦公處購置公共用移</text:span><text:span text:style-name="T7">動式廣播音響設備白鷺里辦</text:span><text:span text:style-name="T7">公處購置公共用移動式廣播</text:span><text:span text:style-name="T7">音響設備白鷺里辦公處購置</text:span><text:span text:style-name="T7">公共用移動式廣播音響設備</text:span><text:span text:style-name="T7">白鷺里辦公處購置公共用移</text:span><text:span text:style-name="T7">動式廣播音響設備白鷺里辦</text:span><text:span text:style-name="T7">公處購置公共用移動式廣播</text:span><text:span text:style-name="T7">音響設備白鷺里辦公處購置</text:span><text:span text:style-name="T7">公共用移動式廣播音響設備</text:span><text:span text:style-name="T7">白鷺里辦公處購置公共用移</text:span><text:span text:style-name="T7">動式廣播音響設備白鷺里辦</text:span><text:span text:style-name="T7">公處購置公共用移動式廣播</text:span><text:span text:style-name="T7">音響設備白鷺里辦公處購置</text:span><text:span text:style-name="T7">公共用移動式廣播音響設備</text:span><text:span text:style-name="T7">白鷺里辦公處購置公共用移</text:span><text:span text:style-name="T7">動式廣播音響設備</text:span></text:p>
          </table:table-cell>
          <table:table-cell table:style-name="ce28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100">
            <text:p>1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8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</text:span></text:p>
          </table:table-cell>
          <table:table-cell table:style-name="ce7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</text:span></text:p>
          </table:table-cell>
          <table:table-cell table:style-name="ce6" office:value-type="string">
            <text:p>金通多媒體科技有限公司<text:span text:style-name="T7">金</text:span><text:span text:style-name="T7">通多媒體科技有限公司金通</text:span><text:span text:style-name="T7">多媒體科技有限公司金通多</text:span><text:span text:style-name="T7">媒體科技有限公司金通多媒</text:span><text:span text:style-name="T7">體科技有限公司金通多媒體</text:span><text:span text:style-name="T7">科技有限公司金通多媒體科</text:span><text:span text:style-name="T7">技有限公司金通多媒體科技</text:span><text:span text:style-name="T7">有限公司金通多媒體科技有</text:span><text:span text:style-name="T7">限公司金通多媒體科技有限</text:span><text:span text:style-name="T7">公司金通多媒體科技有限公</text:span><text:span text:style-name="T7">司金通多媒體科技有限公司</text:span><text:span text:style-name="T7">金通多媒體科技有限公司金</text:span><text:span text:style-name="T7">通多媒體科技有限公司金通</text:span><text:span text:style-name="T7">多媒體科技有限公司金通多</text:span><text:span text:style-name="T7">媒體科技有限公司金通多媒</text:span><text:span text:style-name="T7">體科技有限公司金通多媒體</text:span><text:span text:style-name="T7">科技有限公司金通多媒體科</text:span><text:span text:style-name="T7">技有限公司金通多媒體科技</text:span><text:span text:style-name="T7">有限公司金通多媒體科技有</text:span><text:span text:style-name="T7">限公司金通多媒體科技有限</text:span><text:span text:style-name="T7">公司金通多媒體科技有限公</text:span><text:span text:style-name="T7">司金通多媒體科技有限公司</text:span><text:span text:style-name="T7">金通多媒體科技有限公司金</text:span><text:span text:style-name="T7">通多媒體科技有限公司金通</text:span><text:span text:style-name="T7">多媒體科技有限公司金通多</text:span><text:span text:style-name="T7">媒體科技有限公司</text:span></text:p>
          </table:table-cell>
          <table:table-cell table:number-columns-repeated="1015"/>
        </table:table-row>
        <table:table-row table:style-name="ro12">
          <table:table-cell table:style-name="ce5" office:value-type="string">
            <text:p>劉曾玉春<text:span text:style-name="T7">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</text:span></text:p>
          </table:table-cell>
          <table:table-cell table:style-name="ce6" office:value-type="string">
            <text:p>充實及改善專科教室設備<text:span text:style-name="T7">充</text:span><text:span text:style-name="T7">實及改善專科教室設備充實</text:span><text:span text:style-name="T7">及改善專科教室設備充實及</text:span><text:span text:style-name="T7">改善專科教室設備充實及改</text:span><text:span text:style-name="T7">善專科教室設備充實及改善</text:span><text:span text:style-name="T7">專科教室設備充實及改善專</text:span><text:span text:style-name="T7">科教室設備充實及改善專科</text:span><text:span text:style-name="T7">教室設備充實及改善專科教</text:span><text:span text:style-name="T7">室設備充實及改善專科教室</text:span><text:span text:style-name="T7">設備充實及改善專科教室設</text:span><text:span text:style-name="T7">備充實及改善專科教室設備</text:span><text:span text:style-name="T7">充實及改善專科教室設備充</text:span><text:span text:style-name="T7">實及改善專科教室設備充實</text:span><text:span text:style-name="T7">及改善專科教室設備充實及</text:span><text:span text:style-name="T7">改善專科教室設備充實及改</text:span><text:span text:style-name="T7">善專科教室設備充實及改善</text:span><text:span text:style-name="T7">專科教室設備充實及改善專</text:span><text:span text:style-name="T7">科教室設備充實及改善專科</text:span><text:span text:style-name="T7">教室設備充實及改善專科教</text:span><text:span text:style-name="T7">室設備充實及改善專科教室</text:span><text:span text:style-name="T7">設備充實及改善專科教室設</text:span><text:span text:style-name="T7">備充實及改善專科教室設備</text:span><text:span text:style-name="T7">充實及改善專科教室設備充</text:span><text:span text:style-name="T7">實及改善專科教室設備充實</text:span><text:span text:style-name="T7">及改善專科教室設備充實及</text:span><text:span text:style-name="T7">改善專科教室設備</text:span></text:p>
          </table:table-cell>
          <table:table-cell table:style-name="ce28" office:value-type="string">
            <text:p>元生國小<text:span text:style-name="T7">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無</text:span><text:span text:style-name="T7">無無無無</text:span></text:p>
          </table:table-cell>
          <table:table-cell table:style-name="ce49" office:value-type="float" office:value="800">
            <text:p>8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8" office:value-type="string">
            <text:p>元生國小<text:span text:style-name="T7">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元生國小元生國小</text:span><text:span text:style-name="T7">元生國小</text:span></text:p>
          </table:table-cell>
          <table:table-cell table:style-name="ce7" office:value-type="string">
            <text:p>1.<text:span text:style-name="T10">公開取得書面報價單或企</text:span><text:span text:style-name="T10">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山河企業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山河企業</text:span><text:span text:style-name="T7">社</text:span></text:p>
            <text:p><text:span text:style-name="T7">設計家實業有限公司</text:span></text:p>
            <text:p><text:span text:style-name="T7">大亞機器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黃婉如<text:span text:style-name="T7">黃婉如黃婉如黃婉如</text:span><text:span text:style-name="T7">黃婉如黃婉如黃婉如黃婉如</text:span><text:span text:style-name="T7">黃婉如黃婉如黃婉如黃婉如</text:span><text:span text:style-name="T7">黃婉如黃婉如黃婉如黃婉如</text:span><text:span text:style-name="T7">黃婉如黃婉如黃婉如黃婉如</text:span><text:span text:style-name="T7">黃婉如黃婉如黃婉如黃婉如</text:span><text:span text:style-name="T7">黃婉如黃婉如黃婉如</text:span></text:p>
          </table:table-cell>
          <table:table-cell table:style-name="ce6" office:value-type="string">
            <text:p>104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text:span text:style-name="T7">104</text:span><text:span text:style-name="T7">年度</text:span><text:span text:style-name="T7">充實電腦教學設備改善計畫</text:span><text:span text:style-name="T7">104</text:span>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text:span text:style-name="T7">104</text:span><text:span text:style-name="T7">年度</text:span><text:span text:style-name="T7">充實電腦教學設備改善計畫</text:span><text:span text:style-name="T7">104</text:span>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text:span text:style-name="T7">104</text:span><text:span text:style-name="T7">年度</text:span><text:span text:style-name="T7">充實電腦教學設備改善計畫</text:span><text:span text:style-name="T7">104</text:span>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text:span text:style-name="T7">104</text:span><text:span text:style-name="T7">年度</text:span><text:span text:style-name="T7">充實電腦教學設備改善計畫</text:span><text:span text:style-name="T7">104</text:span>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text:span text:style-name="T7">104</text:span><text:span text:style-name="T7">年度</text:span><text:span text:style-name="T7">充實電腦教學設備改善計畫</text:span><text:span text:style-name="T7">104</text:span>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text:span text:style-name="T7">104</text:span><text:span text:style-name="T7">年度</text:span><text:span text:style-name="T7">充實電腦教學設備改善計畫</text:span><text:span text:style-name="T7">104</text:span>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/text:p>
          </table:table-cell>
          <table:table-cell table:style-name="ce27" office:value-type="string">
            <text:p>同德國中<text:span text:style-name="T7">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2700">
            <text:p>2,7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同德國中<text:span text:style-name="T7">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6" office:value-type="string">
            <text:p>旭威電腦資訊有限公司<text:span text:style-name="T7">旭威</text:span><text:span text:style-name="T7">電腦資訊有限公司旭威電腦</text:span><text:span text:style-name="T7">資訊有限公司旭威電腦資訊</text:span><text:span text:style-name="T7">有限公司旭威電腦資訊有限</text:span><text:span text:style-name="T7">公司旭威電腦資訊有限公司</text:span><text:span text:style-name="T7">旭威電腦資訊有限公司旭威</text:span><text:span text:style-name="T7">電腦資訊有限公司旭威電腦</text:span><text:span text:style-name="T7">資訊有限公司旭威電腦資訊</text:span><text:span text:style-name="T7">有限公司旭威電腦資訊有限</text:span><text:span text:style-name="T7">公司旭威電腦資訊有限公司</text:span><text:span text:style-name="T7">旭威電腦資訊有限公司旭威</text:span><text:span text:style-name="T7">電腦資訊有限公司旭威電腦</text:span><text:span text:style-name="T7">資訊有限公司旭威電腦資訊</text:span><text:span text:style-name="T7">有限公司旭威電腦資訊有限</text:span><text:span text:style-name="T7">公司旭威電腦資訊有限公司</text:span><text:span text:style-name="T7">旭威電腦資訊有限公司旭威</text:span><text:span text:style-name="T7">電腦資訊有限公司旭威電腦</text:span><text:span text:style-name="T7">資訊有限公司旭威電腦資訊</text:span><text:span text:style-name="T7">有限公司旭威電腦資訊有限</text:span><text:span text:style-name="T7">公司旭威電腦資訊有限公司</text:span><text:span text:style-name="T7">旭威電腦資訊有限公司旭威</text:span><text:span text:style-name="T7">電腦資訊有限公司旭威電腦</text:span><text:span text:style-name="T7">資訊有限公司</text:span></text:p>
          </table:table-cell>
          <table:table-cell table:number-columns-repeated="1015"/>
        </table:table-row>
        <table:table-row table:style-name="ro13">
          <table:table-cell table:style-name="ce4" office:value-type="string">
            <text:p>陳麗莉<text:span text:style-name="T7">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</text:span></text:p>
          </table:table-cell>
          <table:table-cell table:style-name="ce10" office:value-type="string">
            <text:p>管樂隊樂器及教學投影機<text:span text:style-name="T7">管</text:span><text:span text:style-name="T7">樂隊樂器及教學投影機管樂</text:span><text:span text:style-name="T7">隊樂器及教學投影機管樂隊</text:span><text:span text:style-name="T7">樂器及教學投影機管樂隊樂</text:span><text:span text:style-name="T7">器及教學投影機管樂隊樂器</text:span><text:span text:style-name="T7">及教學投影機管樂隊樂器及</text:span><text:span text:style-name="T7">教學投影機管樂隊樂器及教</text:span><text:span text:style-name="T7">學投影機管樂隊樂器及教學</text:span><text:span text:style-name="T7">投影機管樂隊樂器及教學投</text:span><text:span text:style-name="T7">影機管樂隊樂器及教學投影</text:span><text:span text:style-name="T7">機管樂隊樂器及教學投影機</text:span><text:span text:style-name="T7">管樂隊樂器及教學投影機管</text:span><text:span text:style-name="T7">樂隊樂器及教學投影機管樂</text:span><text:span text:style-name="T7">隊樂器及教學投影機管樂隊</text:span><text:span text:style-name="T7">樂器及教學投影機管樂隊樂</text:span><text:span text:style-name="T7">器及教學投影機管樂隊樂器</text:span><text:span text:style-name="T7">及教學投影機管樂隊樂器及</text:span><text:span text:style-name="T7">教學投影機管樂隊樂器及教</text:span><text:span text:style-name="T7">學投影機管樂隊樂器及教學</text:span><text:span text:style-name="T7">投影機管樂隊樂器及教學投</text:span><text:span text:style-name="T7">影機管樂隊樂器及教學投影</text:span><text:span text:style-name="T7">機管樂隊樂器及教學投影機</text:span><text:span text:style-name="T7">管樂隊樂器及教學投影機管</text:span><text:span text:style-name="T7">樂隊樂器及教學投影機管樂</text:span><text:span text:style-name="T7">隊樂器及教學投影機</text:span></text:p>
          </table:table-cell>
          <table:table-cell table:style-name="ce27" office:value-type="string">
            <text:p>大竹國中<text:span text:style-name="T7">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997">
            <text:p>997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大竹國中<text:span text:style-name="T7">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text:span text:style-name="T7">大竹國中大竹國中大竹國中</text:span></text:p>
          </table:table-cell>
          <table:table-cell table:style-name="ce7" office:value-type="string">
            <text:p>1.<text:span text:style-name="T10">公開取得書面報價單或企</text:span><text:span text:style-name="T10">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/text:p>
          </table:table-cell>
          <table:table-cell table:style-name="ce6" office:value-type="string">
            <text:p><text:span text:style-name="T7">政新國際藝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政新國際藝</text:span><text:span text:style-name="T7">術有限公司</text:span></text:p>
            <text:p><text:span text:style-name="T7">智綱文教企業社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袁明星<text:span text:style-name="T7">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</text:span></text:p>
          </table:table-cell>
          <table:table-cell table:style-name="ce10" office:value-type="string">
            <text:p><text:span text:style-name="T7">中壢分局仁愛派出所駐地安</text:span><text:span text:style-name="T7">全並美化</text:span><text:span text:style-name="T8">,</text:span><text:span text:style-name="T9">規劃採購駐地監視</text:span><text:span text:style-name="T9">系統及鋁製玻璃大門中壢分</text:span><text:span text:style-name="T9">局仁愛派出所駐地安全並美</text:span><text:span text:style-name="T9">化</text:span><text:span text:style-name="T8">,</text:span><text:span text:style-name="T9">規劃採購駐地監視系統及</text:span><text:span text:style-name="T9">鋁製玻璃大門中壢分局仁愛</text:span><text:span text:style-name="T9">派出所駐地安全並美化</text:span><text:span text:style-name="T8">,</text:span><text:span text:style-name="T9">規劃</text:span><text:span text:style-name="T9">採購駐地監視系統及鋁製玻</text:span><text:span text:style-name="T9">璃大門中壢分局仁愛派出所</text:span><text:span text:style-name="T9">駐地安全並美化</text:span><text:span text:style-name="T8">,</text:span><text:span text:style-name="T9">規劃採購駐</text:span><text:span text:style-name="T9">地監視系統及鋁製玻璃大門</text:span><text:span text:style-name="T9">中壢分局仁愛派出所駐地安</text:span><text:span text:style-name="T9">全並美化</text:span><text:span text:style-name="T8">,</text:span><text:span text:style-name="T9">規劃採購駐地監視</text:span><text:span text:style-name="T9">系統及鋁製玻璃大門中壢分</text:span><text:span text:style-name="T9">局仁愛派出所駐地安全並美</text:span><text:span text:style-name="T9">化</text:span><text:span text:style-name="T8">,</text:span><text:span text:style-name="T9">規劃採購駐地監視系統及</text:span><text:span text:style-name="T9">鋁製玻璃大門中壢分局仁愛</text:span><text:span text:style-name="T9">派出所駐地安全並美化</text:span><text:span text:style-name="T8">,</text:span><text:span text:style-name="T9">規劃</text:span><text:span text:style-name="T9">採購駐地監視系統及鋁製玻</text:span><text:span text:style-name="T9">璃大門中壢分局仁愛派出所</text:span><text:span text:style-name="T9">駐地安全並美化</text:span><text:span text:style-name="T8">,</text:span><text:span text:style-name="T9">規劃採購駐</text:span><text:span text:style-name="T9">地監視系統及鋁製玻璃大門</text:span><text:span text:style-name="T9">中壢分局仁愛派出所駐地安</text:span><text:span text:style-name="T9">全並美化</text:span><text:span text:style-name="T8">,</text:span><text:span text:style-name="T9">規劃採購駐地監視</text:span><text:span text:style-name="T9">系統及鋁製玻璃大門中壢分</text:span><text:span text:style-name="T9">局仁愛派出所駐地安全並美</text:span><text:span text:style-name="T9">化</text:span><text:span text:style-name="T8">,</text:span><text:span text:style-name="T9">規劃採購駐地監視系統及</text:span><text:span text:style-name="T9">鋁製玻璃大門中壢分局仁愛</text:span><text:span text:style-name="T9">派出所駐地安全並美化</text:span><text:span text:style-name="T8">,</text:span><text:span text:style-name="T9">規劃</text:span><text:span text:style-name="T9">採購駐地監視系統及鋁製玻</text:span><text:span text:style-name="T9">璃大門中壢分局仁愛派出所</text:span><text:span text:style-name="T9">駐地安全並美化</text:span><text:span text:style-name="T8">,</text:span><text:span text:style-name="T9">規劃採購駐</text:span><text:span text:style-name="T9">地監視系統及鋁製玻璃大門</text:span><text:span text:style-name="T9">中壢分局仁愛派出所駐地安</text:span><text:span text:style-name="T9">全並美化</text:span><text:span text:style-name="T8">,</text:span><text:span text:style-name="T9">規劃採購駐地監視</text:span><text:span text:style-name="T9">系統及鋁製玻璃大門中壢分</text:span><text:span text:style-name="T9">局仁愛派出所駐地安全並美</text:span><text:span text:style-name="T9">化</text:span><text:span text:style-name="T8">,</text:span><text:span text:style-name="T9">規劃採購駐地監視系統及</text:span><text:span text:style-name="T9">鋁製玻璃大門中壢分局仁愛</text:span><text:span text:style-name="T9">派出所駐地安全並美化</text:span><text:span text:style-name="T8">,</text:span><text:span text:style-name="T9">規劃</text:span><text:span text:style-name="T9">採購駐地監視系統及鋁製玻</text:span><text:span text:style-name="T9">璃大門中壢分局仁愛派出所</text:span><text:span text:style-name="T9">駐地安全並美化</text:span><text:span text:style-name="T8">,</text:span><text:span text:style-name="T9">規劃採購駐</text:span><text:span text:style-name="T9">地監視系統及鋁製玻璃大門</text:span><text:span text:style-name="T9">中壢分局仁愛派出所駐地安</text:span><text:span text:style-name="T9">全並美化</text:span><text:span text:style-name="T8">,</text:span><text:span text:style-name="T9">規劃採購駐地監視</text:span><text:span text:style-name="T9">系統及鋁製玻璃大門中壢分</text:span><text:span text:style-name="T9">局仁愛派出所駐地安全並美</text:span><text:span text:style-name="T9">化</text:span><text:span text:style-name="T8">,</text:span><text:span text:style-name="T9">規劃採購駐地監視系統及</text:span><text:span text:style-name="T9">鋁製玻璃大門中壢分局仁愛</text:span><text:span text:style-name="T9">派出所駐地安全並美化</text:span><text:span text:style-name="T8">,</text:span><text:span text:style-name="T9">規劃</text:span><text:span text:style-name="T9">採購駐地監視系統及鋁製玻</text:span><text:span text:style-name="T9">璃大門中壢分局仁愛派出所</text:span><text:span text:style-name="T9">駐地安全並美化</text:span><text:span text:style-name="T8">,</text:span><text:span text:style-name="T9">規劃採購駐</text:span><text:span text:style-name="T9">地監視系統及鋁製玻璃大門</text:span><text:span text:style-name="T9">中壢分局仁愛派出所駐地安</text:span><text:span text:style-name="T9">全並美化</text:span><text:span text:style-name="T8">,</text:span><text:span text:style-name="T9">規劃採購駐地監視</text:span><text:span text:style-name="T9">系統及鋁製玻璃大門中壢分</text:span><text:span text:style-name="T9">局仁愛派出所駐地安全並美</text:span><text:span text:style-name="T9">化</text:span><text:span text:style-name="T8">,</text:span><text:span text:style-name="T9">規劃採購駐地監視系統及</text:span><text:span text:style-name="T9">鋁製玻璃大門中壢分局仁愛</text:span><text:span text:style-name="T9">派出所駐地安全並美化</text:span><text:span text:style-name="T8">,</text:span><text:span text:style-name="T9">規劃</text:span><text:span text:style-name="T9">採購駐地監視系統及鋁製玻</text:span><text:span text:style-name="T9">璃大門中壢分局仁愛派出所</text:span><text:span text:style-name="T9">駐地安全並美化</text:span><text:span text:style-name="T8">,</text:span><text:span text:style-name="T9">規劃採購駐</text:span><text:span text:style-name="T9">地監視系統及鋁製玻璃大門</text:span><text:span text:style-name="T9">中壢分局仁愛派出所駐地安</text:span><text:span text:style-name="T9">全並美化</text:span><text:span text:style-name="T8">,</text:span><text:span text:style-name="T9">規劃採購駐地監視</text:span><text:span text:style-name="T9">系統及鋁製玻璃大門中壢分</text:span><text:span text:style-name="T9">局仁愛派出所駐地安全並美</text:span><text:span text:style-name="T9">化</text:span><text:span text:style-name="T8">,</text:span><text:span text:style-name="T9">規劃採購駐地監視系統及</text:span><text:span text:style-name="T9">鋁製玻璃大門中壢分局仁愛</text:span><text:span text:style-name="T9">派出所駐地安全並美化</text:span><text:span text:style-name="T8">,</text:span><text:span text:style-name="T9">規劃</text:span><text:span text:style-name="T9">採購駐地監視系統及鋁製玻</text:span><text:span text:style-name="T9">璃大門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143">
            <text:p>143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/text:p>
          </table:table-cell>
          <table:table-cell table:style-name="ce6" office:value-type="string">
            <text:p><text:span text:style-name="T7">易昇企業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易昇企業</text:span><text:span text:style-name="T7">社</text:span></text:p>
            <text:p><text:span text:style-name="T7">琦陵科技有限公司</text:span></text:p>
          </table:table-cell>
          <table:table-cell table:number-columns-repeated="1015"/>
        </table:table-row>
        <table:table-row table:style-name="ro14">
          <table:table-cell table:style-name="ce4" office:value-type="string">
            <text:p>莊玉輝<text:span text:style-name="T7">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</text:span></text:p>
          </table:table-cell>
          <table:table-cell table:style-name="ce10" office:value-type="string">
            <text:p>中壢分局偵查隊硬體設備<text:span text:style-name="T7">中</text:span><text:span text:style-name="T7">壢分局偵查隊硬體設備中壢</text:span><text:span text:style-name="T7">分局偵查隊硬體設備中壢分</text:span><text:span text:style-name="T7">局偵查隊硬體設備中壢分局</text:span><text:span text:style-name="T7">偵查隊硬體設備中壢分局偵</text:span><text:span text:style-name="T7">查隊硬體設備中壢分局偵查</text:span><text:span text:style-name="T7">隊硬體設備中壢分局偵查隊</text:span><text:span text:style-name="T7">硬體設備中壢分局偵查隊硬</text:span><text:span text:style-name="T7">體設備中壢分局偵查隊硬體</text:span><text:span text:style-name="T7">設備中壢分局偵查隊硬體設</text:span><text:span text:style-name="T7">備中壢分局偵查隊硬體設備</text:span><text:span text:style-name="T7">中壢分局偵查隊硬體設備中</text:span><text:span text:style-name="T7">壢分局偵查隊硬體設備中壢</text:span><text:span text:style-name="T7">分局偵查隊硬體設備中壢分</text:span><text:span text:style-name="T7">局偵查隊硬體設備中壢分局</text:span><text:span text:style-name="T7">偵查隊硬體設備中壢分局偵</text:span><text:span text:style-name="T7">查隊硬體設備中壢分局偵查</text:span><text:span text:style-name="T7">隊硬體設備中壢分局偵查隊</text:span><text:span text:style-name="T7">硬體設備中壢分局偵查隊硬</text:span><text:span text:style-name="T7">體設備中壢分局偵查隊硬體</text:span><text:span text:style-name="T7">設備中壢分局偵查隊硬體設</text:span><text:span text:style-name="T7">備中壢分局偵查隊硬體設備</text:span><text:span text:style-name="T7">中壢分局偵查隊硬體設備中</text:span><text:span text:style-name="T7">壢分局偵查隊硬體設備中壢</text:span><text:span text:style-name="T7">分局偵查隊硬體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291">
            <text:p>291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遠建電子科技有限公司</text:span></text:p>
            <text:p><text:span text:style-name="T7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遠建電子科技有</text:span><text:span text:style-name="T9">限公司</text:span></text:p>
            <text:p><text:span text:style-name="T9">好皮企業社</text:span><text:span text:style-name="T8"> </text:span></text:p>
            <text:p><text:span text:style-name="T9">金長益電器有限公司</text:span></text:p>
            <text:p><text:span text:style-name="T9">鴻宇光學科技有限公司</text:span></text:p>
            <text:p><text:span text:style-name="T9">綠廣興業有限公司</text:span></text:p>
            <text:p><text:span text:style-name="T9">淨寶電器行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徐其萬<text:span text:style-name="T7">徐其萬徐其萬徐其萬</text:span><text:span text:style-name="T7">徐其萬徐其萬徐其萬徐其萬</text:span><text:span text:style-name="T7">徐其萬徐其萬徐其萬徐其萬</text:span><text:span text:style-name="T7">徐其萬徐其萬徐其萬徐其萬</text:span><text:span text:style-name="T7">徐其萬徐其萬徐其萬徐其萬</text:span><text:span text:style-name="T7">徐其萬徐其萬徐其萬徐其萬</text:span><text:span text:style-name="T7">徐其萬徐其萬徐其萬</text:span></text:p>
          </table:table-cell>
          <table:table-cell table:style-name="ce10" office:value-type="string">
            <text:p>大園分局資訊設備案<text:span text:style-name="T7">大園分</text:span><text:span text:style-name="T7">局資訊設備案大園分局資訊</text:span><text:span text:style-name="T7">設備案大園分局資訊設備案</text:span><text:span text:style-name="T7">大園分局資訊設備案大園分</text:span><text:span text:style-name="T7">局資訊設備案大園分局資訊</text:span><text:span text:style-name="T7">設備案大園分局資訊設備案</text:span><text:span text:style-name="T7">大園分局資訊設備案大園分</text:span><text:span text:style-name="T7">局資訊設備案大園分局資訊</text:span><text:span text:style-name="T7">設備案大園分局資訊設備案</text:span><text:span text:style-name="T7">大園分局資訊設備案大園分</text:span><text:span text:style-name="T7">局資訊設備案大園分局資訊</text:span><text:span text:style-name="T7">設備案大園分局資訊設備案</text:span><text:span text:style-name="T7">大園分局資訊設備案大園分</text:span><text:span text:style-name="T7">局資訊設備案大園分局資訊</text:span><text:span text:style-name="T7">設備案大園分局資訊設備案</text:span><text:span text:style-name="T7">大園分局資訊設備案大園分</text:span><text:span text:style-name="T7">局資訊設備案大園分局資訊</text:span><text:span text:style-name="T7">設備案大園分局資訊設備案</text:span><text:span text:style-name="T7">大園分局資訊設備案大園分</text:span><text:span text:style-name="T7">局資訊設備案大園分局資訊</text:span><text:span text:style-name="T7">設備案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498">
            <text:p>498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</text:span></text:p>
          </table:table-cell>
          <table:table-cell table:style-name="ce6" office:value-type="string">
            <text:p><text:span text:style-name="T7">維廣資訊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維廣資訊</text:span><text:span text:style-name="T7">有限公司</text:span></text:p>
            <text:p><text:span text:style-name="T7">大亞機器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陳麗莉<text:span text:style-name="T7">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</text:span></text:p>
          </table:table-cell>
          <table:table-cell table:style-name="ce10" office:value-type="string">
            <text:p>射箭器材採購<text:span text:style-name="T7">射箭器材採購</text:span><text:span text:style-name="T7">射箭器材採購射箭器材採購</text:span><text:span text:style-name="T7">射箭器材採購射箭器材採購</text:span><text:span text:style-name="T7">射箭器材採購射箭器材採購</text:span><text:span text:style-name="T7">射箭器材採購射箭器材採購</text:span><text:span text:style-name="T7">射箭器材採購射箭器材採購</text:span><text:span text:style-name="T7">射箭器材採購射箭器材採購</text:span><text:span text:style-name="T7">射箭器材採購射箭器材採購</text:span><text:span text:style-name="T7">射箭器材採購射箭器材採購</text:span><text:span text:style-name="T7">射箭器材採購射箭器材採購</text:span><text:span text:style-name="T7">射箭器材採購射箭器材採購</text:span><text:span text:style-name="T7">射箭器材採購射箭器材採購</text:span><text:span text:style-name="T7">射箭器材採購射箭器材採購</text:span><text:span text:style-name="T7">射箭器材採購</text:span></text:p>
          </table:table-cell>
          <table:table-cell table:style-name="ce27" office:value-type="string">
            <text:p>大竹國小<text:span text:style-name="T7">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300">
            <text:p>3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大竹國小<text:span text:style-name="T7">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/text:p>
          </table:table-cell>
          <table:table-cell table:style-name="ce9" office:value-type="string">
            <text:p>公開取得書面報價單或企劃書<text:span text:style-name="T10">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</text:span></text:p>
          </table:table-cell>
          <table:table-cell table:style-name="ce6" office:value-type="string">
            <text:p>神射手體育用品社<text:span text:style-name="T7">神射手體</text:span><text:span text:style-name="T7">育用品社神射手體育用品社</text:span><text:span text:style-name="T7">神射手體育用品社神射手體</text:span><text:span text:style-name="T7">育用品社神射手體育用品社</text:span><text:span text:style-name="T7">神射手體育用品社神射手體</text:span><text:span text:style-name="T7">育用品社神射手體育用品社</text:span><text:span text:style-name="T7">神射手體育用品社神射手體</text:span><text:span text:style-name="T7">育用品社神射手體育用品社</text:span><text:span text:style-name="T7">神射手體育用品社神射手體</text:span><text:span text:style-name="T7">育用品社神射手體育用品社</text:span><text:span text:style-name="T7">神射手體育用品社神射手體</text:span><text:span text:style-name="T7">育用品社神射手體育用品社</text:span><text:span text:style-name="T7">神射手體育用品社神射手體</text:span><text:span text:style-name="T7">育用品社神射手體育用品社</text:span><text:span text:style-name="T7">神射手體育用品社神射手體</text:span><text:span text:style-name="T7">育用品社神射手體育用品社</text:span><text:span text:style-name="T7">神射手體育用品社神射手體</text:span><text:span text:style-name="T7">育用品社神射手體育用品社</text:span></text:p>
          </table:table-cell>
          <table:table-cell table:number-columns-repeated="1015"/>
        </table:table-row>
        <table:table-row table:style-name="ro15">
          <table:table-cell table:style-name="ce4" office:value-type="string">
            <text:p>邱奕勝<text:span text:style-name="T7">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</text:span></text:p>
          </table:table-cell>
          <table:table-cell table:style-name="ce10" office:value-type="string">
            <text:p>山東社區活動中心桌球設備採購<text:span text:style-name="T7">山東社區活動中心桌球</text:span><text:span text:style-name="T7">設備採購山東社區活動中心</text:span><text:span text:style-name="T7">桌球設備採購山東社區活動</text:span><text:span text:style-name="T7">中心桌球設備採購山東社區</text:span><text:span text:style-name="T7">活動中心桌球設備採購山東</text:span><text:span text:style-name="T7">社區活動中心桌球設備採購</text:span><text:span text:style-name="T7">山東社區活動中心桌球設備</text:span><text:span text:style-name="T7">採購山東社區活動中心桌球</text:span><text:span text:style-name="T7">設備採購山東社區活動中心</text:span><text:span text:style-name="T7">桌球設備採購山東社區活動</text:span><text:span text:style-name="T7">中心桌球設備採購山東社區</text:span><text:span text:style-name="T7">活動中心桌球設備採購山東</text:span><text:span text:style-name="T7">社區活動中心桌球設備採購</text:span><text:span text:style-name="T7">山東社區活動中心桌球設備</text:span><text:span text:style-name="T7">採購山東社區活動中心桌球</text:span><text:span text:style-name="T7">設備採購山東社區活動中心</text:span><text:span text:style-name="T7">桌球設備採購山東社區活動</text:span><text:span text:style-name="T7">中心桌球設備採購山東社區</text:span><text:span text:style-name="T7">活動中心桌球設備採購山東</text:span><text:span text:style-name="T7">社區活動中心桌球設備採購</text:span><text:span text:style-name="T7">山東社區活動中心桌球設備</text:span><text:span text:style-name="T7">採購山東社區活動中心桌球</text:span><text:span text:style-name="T7">設備採購山東社區活動中心</text:span><text:span text:style-name="T7">桌球設備採購山東社區活動</text:span><text:span text:style-name="T7">中心桌球設備採購山東社區</text:span><text:span text:style-name="T7">活動中心桌球設備採購山東</text:span><text:span text:style-name="T7">社區活動中心桌球設備採購</text:span><text:span text:style-name="T7">山東社區活動中心桌球設備</text:span><text:span text:style-name="T7">採購山東社區活動中心桌球</text:span><text:span text:style-name="T7">設備採購山東社區活動中心</text:span><text:span text:style-name="T7">桌球設備採購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95">
            <text:p>9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/text:p>
          </table:table-cell>
          <table:table-cell table:style-name="ce6" office:value-type="string">
            <text:p>欣禧體育器材有限公司<text:span text:style-name="T7">欣禧</text:span><text:span text:style-name="T7">體育器材有限公司欣禧體育</text:span><text:span text:style-name="T7">器材有限公司欣禧體育器材</text:span><text:span text:style-name="T7">有限公司欣禧體育器材有限</text:span><text:span text:style-name="T7">公司欣禧體育器材有限公司</text:span><text:span text:style-name="T7">欣禧體育器材有限公司欣禧</text:span><text:span text:style-name="T7">體育器材有限公司欣禧體育</text:span><text:span text:style-name="T7">器材有限公司欣禧體育器材</text:span><text:span text:style-name="T7">有限公司欣禧體育器材有限</text:span><text:span text:style-name="T7">公司欣禧體育器材有限公司</text:span><text:span text:style-name="T7">欣禧體育器材有限公司欣禧</text:span><text:span text:style-name="T7">體育器材有限公司欣禧體育</text:span><text:span text:style-name="T7">器材有限公司欣禧體育器材</text:span><text:span text:style-name="T7">有限公司欣禧體育器材有限</text:span><text:span text:style-name="T7">公司欣禧體育器材有限公司</text:span><text:span text:style-name="T7">欣禧體育器材有限公司欣禧</text:span><text:span text:style-name="T7">體育器材有限公司欣禧體育</text:span><text:span text:style-name="T7">器材有限公司欣禧體育器材</text:span><text:span text:style-name="T7">有限公司欣禧體育器材有限</text:span><text:span text:style-name="T7">公司欣禧體育器材有限公司</text:span><text:span text:style-name="T7">欣禧體育器材有限公司欣禧</text:span><text:span text:style-name="T7">體育器材有限公司欣禧體育</text:span><text:span text:style-name="T7">器材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</text:span></text:p>
          </table:table-cell>
          <table:table-cell table:style-name="ce6" office:value-type="string">
            <text:p>104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text:span text:style-name="T7">104</text:span><text:span text:style-name="T7">年度改善資訊教學設備</text:span></text:p>
          </table:table-cell>
          <table:table-cell table:style-name="ce27" office:value-type="string">
            <text:p>興仁國小<text:span text:style-name="T7">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200">
            <text:p>2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興仁國小<text:span text:style-name="T7">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</text:span></text:p>
          </table:table-cell>
          <table:table-cell table:style-name="ce6" office:value-type="string">
            <text:p>高大資訊有限公司<text:span text:style-name="T7">高大資訊</text:span><text:span text:style-name="T7">有限公司高大資訊有限公司</text:span><text:span text:style-name="T7">高大資訊有限公司高大資訊</text:span><text:span text:style-name="T7">有限公司高大資訊有限公司</text:span><text:span text:style-name="T7">高大資訊有限公司高大資訊</text:span><text:span text:style-name="T7">有限公司高大資訊有限公司</text:span><text:span text:style-name="T7">高大資訊有限公司高大資訊</text:span><text:span text:style-name="T7">有限公司高大資訊有限公司</text:span><text:span text:style-name="T7">高大資訊有限公司高大資訊</text:span><text:span text:style-name="T7">有限公司高大資訊有限公司</text:span><text:span text:style-name="T7">高大資訊有限公司高大資訊</text:span><text:span text:style-name="T7">有限公司高大資訊有限公司</text:span><text:span text:style-name="T7">高大資訊有限公司高大資訊</text:span><text:span text:style-name="T7">有限公司高大資訊有限公司</text:span><text:span text:style-name="T7">高大資訊有限公司高大資訊</text:span><text:span text:style-name="T7">有限公司高大資訊有限公司</text:span><text:span text:style-name="T7">高大資訊有限公司高大資訊</text:span><text:span text:style-name="T7">有限公司高大資訊有限公司</text:span></text:p>
          </table:table-cell>
          <table:table-cell table:number-columns-repeated="1015"/>
        </table:table-row>
        <table:table-row table:style-name="ro16">
          <table:table-cell table:style-name="ce4" office:value-type="string">
            <text:p>趙正宇<text:span text:style-name="T7">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</text:span></text:p>
          </table:table-cell>
          <table:table-cell table:style-name="ce10" office:value-type="string">
            <text:p>大智里集會所設施<text:span text:style-name="T7">大智里集</text:span><text:span text:style-name="T7">會所設施大智里集會所設施</text:span><text:span text:style-name="T7">大智里集會所設施大智里集</text:span><text:span text:style-name="T7">會所設施大智里集會所設施</text:span><text:span text:style-name="T7">大智里集會所設施大智里集</text:span><text:span text:style-name="T7">會所設施大智里集會所設施</text:span><text:span text:style-name="T7">大智里集會所設施大智里集</text:span><text:span text:style-name="T7">會所設施大智里集會所設施</text:span><text:span text:style-name="T7">大智里集會所設施大智里集</text:span><text:span text:style-name="T7">會所設施大智里集會所設施</text:span><text:span text:style-name="T7">大智里集會所設施大智里集</text:span><text:span text:style-name="T7">會所設施大智里集會所設施</text:span><text:span text:style-name="T7">大智里集會所設施大智里集</text:span><text:span text:style-name="T7">會所設施大智里集會所設施</text:span><text:span text:style-name="T7">大智里集會所設施大智里集</text:span><text:span text:style-name="T7">會所設施大智里集會所設施</text:span><text:span text:style-name="T7">大智里集會所設施大智里集</text:span><text:span text:style-name="T7">會所設施大智里集會所設施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348">
            <text:p>348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資訊家電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資訊家電</text:span><text:span text:style-name="T7">器股份有限公司</text:span></text:p>
            <text:p><text:span text:style-name="T7">東峰科技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陳麗莉<text:span text:style-name="T7">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</text:span></text:p>
          </table:table-cell>
          <table:table-cell table:style-name="ce10" office:value-type="string">
            <text:p>新建活動中心專科教室設備採購<text:span text:style-name="T7">新建活動中心專科教室</text:span><text:span text:style-name="T7">設備採購新建活動中心專科</text:span><text:span text:style-name="T7">教室設備採購新建活動中心</text:span><text:span text:style-name="T7">專科教室設備採購新建活動</text:span><text:span text:style-name="T7">中心專科教室設備採購新建</text:span><text:span text:style-name="T7">活動中心專科教室設備採購</text:span><text:span text:style-name="T7">新建活動中心專科教室設備</text:span><text:span text:style-name="T7">採購新建活動中心專科教室</text:span><text:span text:style-name="T7">設備採購新建活動中心專科</text:span><text:span text:style-name="T7">教室設備採購新建活動中心</text:span><text:span text:style-name="T7">專科教室設備採購新建活動</text:span><text:span text:style-name="T7">中心專科教室設備採購新建</text:span><text:span text:style-name="T7">活動中心專科教室設備採購</text:span><text:span text:style-name="T7">新建活動中心專科教室設備</text:span><text:span text:style-name="T7">採購新建活動中心專科教室</text:span><text:span text:style-name="T7">設備採購新建活動中心專科</text:span><text:span text:style-name="T7">教室設備採購新建活動中心</text:span><text:span text:style-name="T7">專科教室設備採購新建活動</text:span><text:span text:style-name="T7">中心專科教室設備採購新建</text:span><text:span text:style-name="T7">活動中心專科教室設備採購</text:span><text:span text:style-name="T7">新建活動中心專科教室設備</text:span><text:span text:style-name="T7">採購新建活動中心專科教室</text:span><text:span text:style-name="T7">設備採購新建活動中心專科</text:span><text:span text:style-name="T7">教室設備採購新建活動中心</text:span><text:span text:style-name="T7">專科教室設備採購新建活動</text:span><text:span text:style-name="T7">中心專科教室設備採購新建</text:span><text:span text:style-name="T7">活動中心專科教室設備採購</text:span><text:span text:style-name="T7">新建活動中心專科教室設備</text:span><text:span text:style-name="T7">採購新建活動中心專科教室</text:span><text:span text:style-name="T7">設備採購新建活動中心專科</text:span><text:span text:style-name="T7">教室設備採購</text:span></text:p>
          </table:table-cell>
          <table:table-cell table:style-name="ce27" office:value-type="string">
            <text:p>南美國小<text:span text:style-name="T7">南美國小南美國小</text:span><text:span text:style-name="T7">南美國小南美國小南美國小</text:span><text:span text:style-name="T7">南美國小南美國小南美國小</text:span><text:span text:style-name="T7">南美國小南美國小南美國小</text:span><text:span text:style-name="T7">南美國小南美國小南美國小</text:span><text:span text:style-name="T7">南美國小南美國小南美國小</text:span><text:span text:style-name="T7">南美國小南美國小南美國小</text:span><text:span text:style-name="T7">南美國小南美國小南美國小</text:span><text:span text:style-name="T7">南美國小南美國小南美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2000">
            <text:p>2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南美國小<text:span text:style-name="T7">南美國小南美國小</text:span><text:span text:style-name="T7">南美國小南美國小南美國小</text:span><text:span text:style-name="T7">南美國小南美國小南美國小</text:span><text:span text:style-name="T7">南美國小南美國小南美國小</text:span><text:span text:style-name="T7">南美國小南美國小南美國小</text:span><text:span text:style-name="T7">南美國小南美國小南美國小</text:span><text:span text:style-name="T7">南美國小南美國小南美國小</text:span><text:span text:style-name="T7">南美國小南美國小南美國小</text:span><text:span text:style-name="T7">南美國小南美國小南美國小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6" office:value-type="string">
            <text:p>靖原工程有限公司<text:span text:style-name="T7">靖原工程</text:span><text:span text:style-name="T7">有限公司靖原工程有限公司</text:span><text:span text:style-name="T7">靖原工程有限公司靖原工程</text:span><text:span text:style-name="T7">有限公司靖原工程有限公司</text:span><text:span text:style-name="T7">靖原工程有限公司靖原工程</text:span><text:span text:style-name="T7">有限公司靖原工程有限公司</text:span><text:span text:style-name="T7">靖原工程有限公司靖原工程</text:span><text:span text:style-name="T7">有限公司靖原工程有限公司</text:span><text:span text:style-name="T7">靖原工程有限公司靖原工程</text:span><text:span text:style-name="T7">有限公司靖原工程有限公司</text:span><text:span text:style-name="T7">靖原工程有限公司靖原工程</text:span><text:span text:style-name="T7">有限公司靖原工程有限公司</text:span><text:span text:style-name="T7">靖原工程有限公司靖原工程</text:span><text:span text:style-name="T7">有限公司靖原工程有限公司</text:span><text:span text:style-name="T7">靖原工程有限公司靖原工程</text:span><text:span text:style-name="T7">有限公司靖原工程有限公司</text:span><text:span text:style-name="T7">靖原工程有限公司靖原工程</text:span><text:span text:style-name="T7">有限公司靖原工程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趙正宇<text:span text:style-name="T7">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</text:span></text:p>
          </table:table-cell>
          <table:table-cell table:style-name="ce6" office:value-type="string">
            <text:p>104<text:span text:style-name="T7">年度圖書館冷氣機電維修</text:span><text:span text:style-name="T7">工程</text:span><text:span text:style-name="T7">104</text:span><text:span text:style-name="T7">年度圖書館冷氣機電</text:span><text:span text:style-name="T7">維修工程</text:span><text:span text:style-name="T7">104</text:span><text:span text:style-name="T7">年度圖書館冷氣</text:span><text:span text:style-name="T7">機電維修工程</text:span><text:span text:style-name="T7">104</text:span><text:span text:style-name="T7">年度圖書館</text:span><text:span text:style-name="T7">冷氣機電維修工程</text:span><text:span text:style-name="T7">104</text:span><text:span text:style-name="T7">年度圖</text:span><text:span text:style-name="T7">書館冷氣機電維修工程</text:span><text:span text:style-name="T7">104</text:span><text:span text:style-name="T7">年</text:span><text:span text:style-name="T7">度圖書館冷氣機電維修工程</text:span><text:span text:style-name="T7">104</text:span><text:span text:style-name="T7">年度圖書館冷氣機電維修</text:span><text:span text:style-name="T7">工程</text:span><text:span text:style-name="T7">104</text:span><text:span text:style-name="T7">年度圖書館冷氣機電</text:span><text:span text:style-name="T7">維修工程</text:span><text:span text:style-name="T7">104</text:span><text:span text:style-name="T7">年度圖書館冷氣</text:span><text:span text:style-name="T7">機電維修工程</text:span><text:span text:style-name="T7">104</text:span><text:span text:style-name="T7">年度圖書館</text:span><text:span text:style-name="T7">冷氣機電維修工程</text:span><text:span text:style-name="T7">104</text:span><text:span text:style-name="T7">年度圖</text:span><text:span text:style-name="T7">書館冷氣機電維修工程</text:span><text:span text:style-name="T7">104</text:span><text:span text:style-name="T7">年</text:span><text:span text:style-name="T7">度圖書館冷氣機電維修工程</text:span><text:span text:style-name="T7">104</text:span><text:span text:style-name="T7">年度圖書館冷氣機電維修</text:span><text:span text:style-name="T7">工程</text:span><text:span text:style-name="T7">104</text:span><text:span text:style-name="T7">年度圖書館冷氣機電</text:span><text:span text:style-name="T7">維修工程</text:span><text:span text:style-name="T7">104</text:span><text:span text:style-name="T7">年度圖書館冷氣</text:span><text:span text:style-name="T7">機電維修工程</text:span><text:span text:style-name="T7">104</text:span><text:span text:style-name="T7">年度圖書館</text:span><text:span text:style-name="T7">冷氣機電維修工程</text:span><text:span text:style-name="T7">104</text:span><text:span text:style-name="T7">年度圖</text:span><text:span text:style-name="T7">書館冷氣機電維修工程</text:span><text:span text:style-name="T7">104</text:span><text:span text:style-name="T7">年</text:span><text:span text:style-name="T7">度圖書館冷氣機電維修工程</text:span><text:span text:style-name="T7">104</text:span><text:span text:style-name="T7">年度圖書館冷氣機電維修</text:span><text:span text:style-name="T7">工程</text:span><text:span text:style-name="T7">104</text:span><text:span text:style-name="T7">年度圖書館冷氣機電</text:span><text:span text:style-name="T7">維修工程</text:span><text:span text:style-name="T7">104</text:span><text:span text:style-name="T7">年度圖書館冷氣</text:span><text:span text:style-name="T7">機電維修工程</text:span><text:span text:style-name="T7">104</text:span><text:span text:style-name="T7">年度圖書館</text:span><text:span text:style-name="T7">冷氣機電維修工程</text:span><text:span text:style-name="T7">104</text:span><text:span text:style-name="T7">年度圖</text:span><text:span text:style-name="T7">書館冷氣機電維修工程</text:span><text:span text:style-name="T7">104</text:span><text:span text:style-name="T7">年</text:span><text:span text:style-name="T7">度圖書館冷氣機電維修工程</text:span><text:span text:style-name="T7">104</text:span><text:span text:style-name="T7">年度圖書館冷氣機電維修</text:span><text:span text:style-name="T7">工程</text:span><text:span text:style-name="T7">104</text:span><text:span text:style-name="T7">年度圖書館冷氣機電</text:span><text:span text:style-name="T7">維修工程</text:span><text:span text:style-name="T7">104</text:span><text:span text:style-name="T7">年度圖書館冷氣</text:span><text:span text:style-name="T7">機電維修工程</text:span></text:p>
          </table:table-cell>
          <table:table-cell table:style-name="ce27" office:value-type="string">
            <text:p>建德國小<text:span text:style-name="T7">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842">
            <text:p>842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建德國小<text:span text:style-name="T7">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/text:p>
          </table:table-cell>
          <table:table-cell table:style-name="ce7" office:value-type="string">
            <text:p>1.<text:span text:style-name="T10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/text:p>
          </table:table-cell>
          <table:table-cell table:style-name="ce6" office:value-type="string">
            <text:p><text:span text:style-name="T7">合曜企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合曜企</text:span><text:span text:style-name="T7">業社</text:span></text:p>
            <text:p><text:span text:style-name="T7">上雍股份有限公司</text:span></text:p>
            <text:p><text:span text:style-name="T7">蓁莛園企業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謝彰文<text:span text:style-name="T7">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謝彰文謝彰文</text:span></text:p>
          </table:table-cell>
          <table:table-cell table:style-name="ce10" office:value-type="string">
            <text:p><text:span text:style-name="T7">改善校園環境及教學設備</text:span><text:span text:style-name="T8">-</text:span><text:span text:style-name="T9">行</text:span><text:span text:style-name="T9">政電腦更新及教學資訊相關</text:span><text:span text:style-name="T9">設備補助改善校園環境及教</text:span><text:span text:style-name="T9">學設備</text:span><text:span text:style-name="T8">-</text:span><text:span text:style-name="T9">行政電腦更新及教學</text:span><text:span text:style-name="T9">資訊相關設備補助改善校園</text:span><text:span text:style-name="T9">環境及教學設備</text:span><text:span text:style-name="T8">-</text:span><text:span text:style-name="T9">行政電腦更</text:span><text:span text:style-name="T9">新及教學資訊相關設備補助</text:span><text:span text:style-name="T9">改善校園環境及教學設備</text:span><text:span text:style-name="T8">-</text:span><text:span text:style-name="T9">行</text:span><text:span text:style-name="T9">政電腦更新及教學資訊相關</text:span><text:span text:style-name="T9">設備補助改善校園環境及教</text:span><text:span text:style-name="T9">學設備</text:span><text:span text:style-name="T8">-</text:span><text:span text:style-name="T9">行政電腦更新及教學</text:span><text:span text:style-name="T9">資訊相關設備補助改善校園</text:span><text:span text:style-name="T9">環境及教學設備</text:span><text:span text:style-name="T8">-</text:span><text:span text:style-name="T9">行政電腦更</text:span><text:span text:style-name="T9">新及教學資訊相關設備補助</text:span><text:span text:style-name="T9">改善校園環境及教學設備</text:span><text:span text:style-name="T8">-</text:span><text:span text:style-name="T9">行</text:span><text:span text:style-name="T9">政電腦更新及教學資訊相關</text:span><text:span text:style-name="T9">設備補助改善校園環境及教</text:span><text:span text:style-name="T9">學設備</text:span><text:span text:style-name="T8">-</text:span><text:span text:style-name="T9">行政電腦更新及教學</text:span><text:span text:style-name="T9">資訊相關設備補助改善校園</text:span><text:span text:style-name="T9">環境及教學設備</text:span><text:span text:style-name="T8">-</text:span><text:span text:style-name="T9">行政電腦更</text:span><text:span text:style-name="T9">新及教學資訊相關設備補助</text:span><text:span text:style-name="T9">改善校園環境及教學設備</text:span><text:span text:style-name="T8">-</text:span><text:span text:style-name="T9">行</text:span><text:span text:style-name="T9">政電腦更新及教學資訊相關</text:span><text:span text:style-name="T9">設備補助改善校園環境及教</text:span><text:span text:style-name="T9">學設備</text:span><text:span text:style-name="T8">-</text:span><text:span text:style-name="T9">行政電腦更新及教學</text:span><text:span text:style-name="T9">資訊相關設備補助改善校園</text:span><text:span text:style-name="T9">環境及教學設備</text:span><text:span text:style-name="T8">-</text:span><text:span text:style-name="T9">行政電腦更</text:span><text:span text:style-name="T9">新及教學資訊相關設備補助</text:span><text:span text:style-name="T9">改善校園環境及教學設備</text:span><text:span text:style-name="T8">-</text:span><text:span text:style-name="T9">行</text:span><text:span text:style-name="T9">政電腦更新及教學資訊相關</text:span><text:span text:style-name="T9">設備補助改善校園環境及教</text:span><text:span text:style-name="T9">學設備</text:span><text:span text:style-name="T8">-</text:span><text:span text:style-name="T9">行政電腦更新及教學</text:span><text:span text:style-name="T9">資訊相關設備補助改善校園</text:span><text:span text:style-name="T9">環境及教學設備</text:span><text:span text:style-name="T8">-</text:span><text:span text:style-name="T9">行政電腦更</text:span><text:span text:style-name="T9">新及教學資訊相關設備補助</text:span><text:span text:style-name="T9">改善校園環境及教學設備</text:span><text:span text:style-name="T8">-</text:span><text:span text:style-name="T9">行</text:span><text:span text:style-name="T9">政電腦更新及教學資訊相關</text:span><text:span text:style-name="T9">設備補助改善校園環境及教</text:span><text:span text:style-name="T9">學設備</text:span><text:span text:style-name="T8">-</text:span><text:span text:style-name="T9">行政電腦更新及教學</text:span><text:span text:style-name="T9">資訊相關設備補助改善校園</text:span><text:span text:style-name="T9">環境及教學設備</text:span><text:span text:style-name="T8">-</text:span><text:span text:style-name="T9">行政電腦更</text:span><text:span text:style-name="T9">新及教學資訊相關設備補助</text:span><text:span text:style-name="T9">改善校園環境及教學設備</text:span><text:span text:style-name="T8">-</text:span><text:span text:style-name="T9">行</text:span><text:span text:style-name="T9">政電腦更新及教學資訊相關</text:span><text:span text:style-name="T9">設備補助改善校園環境及教</text:span><text:span text:style-name="T9">學設備</text:span><text:span text:style-name="T8">-</text:span><text:span text:style-name="T9">行政電腦更新及教學</text:span><text:span text:style-name="T9">資訊相關設備補助改善校園</text:span><text:span text:style-name="T9">環境及教學設備</text:span><text:span text:style-name="T8">-</text:span><text:span text:style-name="T9">行政電腦更</text:span><text:span text:style-name="T9">新及教學資訊相關設備補助</text:span><text:span text:style-name="T9">改善校園環境及教學設備</text:span><text:span text:style-name="T8">-</text:span><text:span text:style-name="T9">行</text:span><text:span text:style-name="T9">政電腦更新及教學資訊相關</text:span><text:span text:style-name="T9">設備補助改善校園環境及教</text:span><text:span text:style-name="T9">學設備</text:span><text:span text:style-name="T8">-</text:span><text:span text:style-name="T9">行政電腦更新及教學</text:span><text:span text:style-name="T9">資訊相關設備補助改善校園</text:span><text:span text:style-name="T9">環境及教學設備</text:span><text:span text:style-name="T8">-</text:span><text:span text:style-name="T9">行政電腦更</text:span><text:span text:style-name="T9">新及教學資訊相關設備補助</text:span><text:span text:style-name="T9">改善校園環境及教學設備</text:span><text:span text:style-name="T8">-</text:span><text:span text:style-name="T9">行</text:span><text:span text:style-name="T9">政電腦更新及教學資訊相關</text:span><text:span text:style-name="T9">設備補助改善校園環境及教</text:span><text:span text:style-name="T9">學設備</text:span><text:span text:style-name="T8">-</text:span><text:span text:style-name="T9">行政電腦更新及教學</text:span><text:span text:style-name="T9">資訊相關設備補助改善校園</text:span><text:span text:style-name="T9">環境及教學設備</text:span><text:span text:style-name="T8">-</text:span><text:span text:style-name="T9">行政電腦更</text:span><text:span text:style-name="T9">新及教學資訊相關設備補助</text:span></text:p>
          </table:table-cell>
          <table:table-cell table:style-name="ce27" office:value-type="string">
            <text:p>東安國中<text:span text:style-name="T7">東安國中東安國中</text:span><text:span text:style-name="T7">東安國中東安國中東安國中</text:span><text:span text:style-name="T7">東安國中東安國中東安國中</text:span><text:span text:style-name="T7">東安國中東安國中東安國中</text:span><text:span text:style-name="T7">東安國中東安國中東安國中</text:span><text:span text:style-name="T7">東安國中東安國中東安國中</text:span><text:span text:style-name="T7">東安國中東安國中東安國中</text:span><text:span text:style-name="T7">東安國中東安國中東安國中</text:span><text:span text:style-name="T7">東安國中東安國中東安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970">
            <text:p>97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東安國中<text:span text:style-name="T7">東安國中東安國中</text:span><text:span text:style-name="T7">東安國中東安國中東安國中</text:span><text:span text:style-name="T7">東安國中東安國中東安國中</text:span><text:span text:style-name="T7">東安國中東安國中東安國中</text:span><text:span text:style-name="T7">東安國中東安國中東安國中</text:span><text:span text:style-name="T7">東安國中東安國中東安國中</text:span><text:span text:style-name="T7">東安國中東安國中東安國中</text:span><text:span text:style-name="T7">東安國中東安國中東安國中</text:span><text:span text:style-name="T7">東安國中東安國中東安國中</text:span></text:p>
          </table:table-cell>
          <table:table-cell table:style-name="ce7" office:value-type="string">
            <text:p>1.<text:span text:style-name="T10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/text:p>
          </table:table-cell>
          <table:table-cell table:style-name="ce6" office:value-type="string">
            <text:p><text:span text:style-name="T7">旭威電腦資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旭威電腦資</text:span><text:span text:style-name="T7">訊有限公司</text:span></text:p>
            <text:p><text:span text:style-name="T7">明洋電子專賣店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楊家俍<text:span text:style-name="T7">楊家俍楊家俍楊家俍</text:span><text:span text:style-name="T7">楊家俍楊家俍楊家俍楊家俍</text:span><text:span text:style-name="T7">楊家俍楊家俍楊家俍楊家俍</text:span><text:span text:style-name="T7">楊家俍楊家俍楊家俍楊家俍</text:span><text:span text:style-name="T7">楊家俍楊家俍楊家俍楊家俍</text:span><text:span text:style-name="T7">楊家俍楊家俍楊家俍楊家俍</text:span><text:span text:style-name="T7">楊家俍楊家俍楊家俍</text:span></text:p>
          </table:table-cell>
          <table:table-cell table:style-name="ce10" office:value-type="string">
            <text:p><text:span text:style-name="T7">中壢分局購置</text:span><text:span text:style-name="T8">DV</text:span><text:span text:style-name="T9">攝影機中壢</text:span><text:span text:style-name="T9">分局購置</text:span><text:span text:style-name="T8">DV</text:span><text:span text:style-name="T9">攝影機中壢分局</text:span><text:span text:style-name="T9">購置</text:span><text:span text:style-name="T8">DV</text:span><text:span text:style-name="T9">攝影機中壢分局購置</text:span><text:span text:style-name="T8">DV</text:span><text:span text:style-name="T9">攝影機中壢分局購置</text:span><text:span text:style-name="T8">DV</text:span><text:span text:style-name="T9">攝影機中壢分局購置</text:span><text:span text:style-name="T8">DV</text:span><text:span text:style-name="T9">攝影</text:span><text:span text:style-name="T9">機中壢分局購置</text:span><text:span text:style-name="T8">DV</text:span><text:span text:style-name="T9">攝影機中</text:span><text:span text:style-name="T9">壢分局購置</text:span><text:span text:style-name="T8">DV</text:span><text:span text:style-name="T9">攝影機中壢分</text:span><text:span text:style-name="T9">局購置</text:span><text:span text:style-name="T8">DV</text:span><text:span text:style-name="T9">攝影機中壢分局購</text:span><text:span text:style-name="T9">置</text:span><text:span text:style-name="T8">DV</text:span><text:span text:style-name="T9">攝影機中壢分局購置</text:span><text:span text:style-name="T8">DV</text:span><text:span text:style-name="T9">攝影機中壢分局購置</text:span><text:span text:style-name="T8">DV</text:span><text:span text:style-name="T9">攝影機中壢分局購置</text:span><text:span text:style-name="T8">DV</text:span><text:span text:style-name="T9">攝影</text:span><text:span text:style-name="T9">機中壢分局購置</text:span><text:span text:style-name="T8">DV</text:span><text:span text:style-name="T9">攝影機中</text:span><text:span text:style-name="T9">壢分局購置</text:span><text:span text:style-name="T8">DV</text:span><text:span text:style-name="T9">攝影機中壢分</text:span><text:span text:style-name="T9">局購置</text:span><text:span text:style-name="T8">DV</text:span><text:span text:style-name="T9">攝影機中壢分局購</text:span><text:span text:style-name="T9">置</text:span><text:span text:style-name="T8">DV</text:span><text:span text:style-name="T9">攝影機中壢分局購置</text:span><text:span text:style-name="T8">DV</text:span><text:span text:style-name="T9">攝影機中壢分局購置</text:span><text:span text:style-name="T8">DV</text:span><text:span text:style-name="T9">攝影機中壢分局購置</text:span><text:span text:style-name="T8">DV</text:span><text:span text:style-name="T9">攝影</text:span><text:span text:style-name="T9">機中壢分局購置</text:span><text:span text:style-name="T8">DV</text:span><text:span text:style-name="T9">攝影機中</text:span><text:span text:style-name="T9">壢分局購置</text:span><text:span text:style-name="T8">DV</text:span><text:span text:style-name="T9">攝影機中壢分</text:span><text:span text:style-name="T9">局購置</text:span><text:span text:style-name="T8">DV</text:span><text:span text:style-name="T9">攝影機中壢分局購</text:span><text:span text:style-name="T9">置</text:span><text:span text:style-name="T8">DV</text:span><text:span text:style-name="T9">攝影機中壢分局購置</text:span><text:span text:style-name="T8">DV</text:span><text:span text:style-name="T9">攝影機中壢分局購置</text:span><text:span text:style-name="T8">DV</text:span><text:span text:style-name="T9">攝影機中壢分局購置</text:span><text:span text:style-name="T8">DV</text:span><text:span text:style-name="T9">攝影</text:span><text:span text:style-name="T9">機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599">
            <text:p>5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</text:span></text:p>
          </table:table-cell>
          <table:table-cell table:style-name="ce6" office:value-type="string">
            <text:p>承星資訊科技有限公司<text:span text:style-name="T7">承星</text:span><text:span text:style-name="T7">資訊科技有限公司承星資訊</text:span><text:span text:style-name="T7">科技有限公司承星資訊科技</text:span><text:span text:style-name="T7">有限公司承星資訊科技有限</text:span><text:span text:style-name="T7">公司承星資訊科技有限公司</text:span><text:span text:style-name="T7">承星資訊科技有限公司承星</text:span><text:span text:style-name="T7">資訊科技有限公司承星資訊</text:span><text:span text:style-name="T7">科技有限公司承星資訊科技</text:span><text:span text:style-name="T7">有限公司承星資訊科技有限</text:span><text:span text:style-name="T7">公司承星資訊科技有限公司</text:span><text:span text:style-name="T7">承星資訊科技有限公司承星</text:span><text:span text:style-name="T7">資訊科技有限公司承星資訊</text:span><text:span text:style-name="T7">科技有限公司承星資訊科技</text:span><text:span text:style-name="T7">有限公司承星資訊科技有限</text:span><text:span text:style-name="T7">公司承星資訊科技有限公司</text:span><text:span text:style-name="T7">承星資訊科技有限公司承星</text:span><text:span text:style-name="T7">資訊科技有限公司承星資訊</text:span><text:span text:style-name="T7">科技有限公司承星資訊科技</text:span><text:span text:style-name="T7">有限公司承星資訊科技有限</text:span><text:span text:style-name="T7">公司承星資訊科技有限公司</text:span><text:span text:style-name="T7">承星資訊科技有限公司承星</text:span><text:span text:style-name="T7">資訊科技有限公司承星資訊</text:span><text:span text:style-name="T7">科技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彭俊豪<text:span text:style-name="T7">彭俊豪彭俊豪彭俊豪</text:span><text:span text:style-name="T7">彭俊豪彭俊豪彭俊豪彭俊豪</text:span><text:span text:style-name="T7">彭俊豪彭俊豪彭俊豪彭俊豪</text:span><text:span text:style-name="T7">彭俊豪彭俊豪彭俊豪彭俊豪</text:span><text:span text:style-name="T7">彭俊豪彭俊豪彭俊豪彭俊豪</text:span><text:span text:style-name="T7">彭俊豪彭俊豪彭俊豪彭俊豪</text:span><text:span text:style-name="T7">彭俊豪彭俊豪彭俊豪</text:span></text:p>
          </table:table-cell>
          <table:table-cell table:style-name="ce10" office:value-type="string">
            <text:p>棒球隊球具設備需求<text:span text:style-name="T7">棒球隊</text:span><text:span text:style-name="T7">球具設備需求棒球隊球具設</text:span><text:span text:style-name="T7">備需求棒球隊球具設備需求</text:span><text:span text:style-name="T7">棒球隊球具設備需求棒球隊</text:span><text:span text:style-name="T7">球具設備需求棒球隊球具設</text:span><text:span text:style-name="T7">備需求棒球隊球具設備需求</text:span><text:span text:style-name="T7">棒球隊球具設備需求棒球隊</text:span><text:span text:style-name="T7">球具設備需求棒球隊球具設</text:span><text:span text:style-name="T7">備需求棒球隊球具設備需求</text:span><text:span text:style-name="T7">棒球隊球具設備需求棒球隊</text:span><text:span text:style-name="T7">球具設備需求棒球隊球具設</text:span><text:span text:style-name="T7">備需求棒球隊球具設備需求</text:span><text:span text:style-name="T7">棒球隊球具設備需求棒球隊</text:span><text:span text:style-name="T7">球具設備需求棒球隊球具設</text:span><text:span text:style-name="T7">備需求棒球隊球具設備需求</text:span><text:span text:style-name="T7">棒球隊球具設備需求棒球隊</text:span><text:span text:style-name="T7">球具設備需求棒球隊球具設</text:span><text:span text:style-name="T7">備需求棒球隊球具設備需求</text:span><text:span text:style-name="T7">棒球隊球具設備需求棒球隊</text:span><text:span text:style-name="T7">球具設備需求棒球隊球具設</text:span><text:span text:style-name="T7">備需求</text:span></text:p>
          </table:table-cell>
          <table:table-cell table:style-name="ce27" office:value-type="string">
            <text:p>華勛國小<text:span text:style-name="T7">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100">
            <text:p>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華勛國小<text:span text:style-name="T7">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6" office:value-type="string">
            <text:p>兆勁體育用品有限公司<text:span text:style-name="T7">兆勁</text:span><text:span text:style-name="T7">體育用品有限公司兆勁體育</text:span><text:span text:style-name="T7">用品有限公司兆勁體育用品</text:span><text:span text:style-name="T7">有限公司兆勁體育用品有限</text:span><text:span text:style-name="T7">公司兆勁體育用品有限公司</text:span><text:span text:style-name="T7">兆勁體育用品有限公司兆勁</text:span><text:span text:style-name="T7">體育用品有限公司兆勁體育</text:span><text:span text:style-name="T7">用品有限公司兆勁體育用品</text:span><text:span text:style-name="T7">有限公司兆勁體育用品有限</text:span><text:span text:style-name="T7">公司兆勁體育用品有限公司</text:span><text:span text:style-name="T7">兆勁體育用品有限公司兆勁</text:span><text:span text:style-name="T7">體育用品有限公司兆勁體育</text:span><text:span text:style-name="T7">用品有限公司兆勁體育用品</text:span><text:span text:style-name="T7">有限公司兆勁體育用品有限</text:span><text:span text:style-name="T7">公司兆勁體育用品有限公司</text:span><text:span text:style-name="T7">兆勁體育用品有限公司兆勁</text:span><text:span text:style-name="T7">體育用品有限公司兆勁體育</text:span><text:span text:style-name="T7">用品有限公司兆勁體育用品</text:span><text:span text:style-name="T7">有限公司兆勁體育用品有限</text:span><text:span text:style-name="T7">公司兆勁體育用品有限公司</text:span><text:span text:style-name="T7">兆勁體育用品有限公司兆勁</text:span><text:span text:style-name="T7">體育用品有限公司兆勁體育</text:span><text:span text:style-name="T7">用品有限公司</text:span></text:p>
          </table:table-cell>
          <table:table-cell table:number-columns-repeated="1015"/>
        </table:table-row>
        <table:table-row table:style-name="ro17">
          <table:table-cell table:style-name="ce5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</text:span></text:p>
          </table:table-cell>
          <table:table-cell table:style-name="ce6" office:value-type="string">
            <text:p>改善教學環境設備<text:span text:style-name="T7">改善教學</text:span><text:span text:style-name="T7">環境設備改善教學環境設備</text:span><text:span text:style-name="T7">改善教學環境設備改善教學</text:span><text:span text:style-name="T7">環境設備改善教學環境設備</text:span><text:span text:style-name="T7">改善教學環境設備改善教學</text:span><text:span text:style-name="T7">環境設備改善教學環境設備</text:span><text:span text:style-name="T7">改善教學環境設備改善教學</text:span><text:span text:style-name="T7">環境設備改善教學環境設備</text:span><text:span text:style-name="T7">改善教學環境設備改善教學</text:span><text:span text:style-name="T7">環境設備改善教學環境設備</text:span><text:span text:style-name="T7">改善教學環境設備改善教學</text:span><text:span text:style-name="T7">環境設備改善教學環境設備</text:span><text:span text:style-name="T7">改善教學環境設備改善教學</text:span><text:span text:style-name="T7">環境設備改善教學環境設備</text:span><text:span text:style-name="T7">改善教學環境設備改善教學</text:span><text:span text:style-name="T7">環境設備改善教學環境設備</text:span><text:span text:style-name="T7">改善教學環境設備改善教學</text:span><text:span text:style-name="T7">環境設備改善教學環境設備</text:span></text:p>
          </table:table-cell>
          <table:table-cell table:style-name="ce28" office:value-type="string">
            <text:p>興國國小<text:span text:style-name="T7">興國國小興國國小</text:span><text:span text:style-name="T7">興國國小興國國小興國國小</text:span><text:span text:style-name="T7">興國國小興國國小興國國小</text:span><text:span text:style-name="T7">興國國小興國國小興國國小</text:span><text:span text:style-name="T7">興國國小興國國小興國國小</text:span><text:span text:style-name="T7">興國國小興國國小興國國小</text:span><text:span text:style-name="T7">興國國小興國國小興國國小</text:span><text:span text:style-name="T7">興國國小興國國小興國國小</text:span><text:span text:style-name="T7">興國國小興國國小興國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400">
            <text:p>4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8" office:value-type="string">
            <text:p>興國國小<text:span text:style-name="T7">興國國小興國國小</text:span><text:span text:style-name="T7">興國國小興國國小興國國小</text:span><text:span text:style-name="T7">興國國小興國國小興國國小</text:span><text:span text:style-name="T7">興國國小興國國小興國國小</text:span><text:span text:style-name="T7">興國國小興國國小興國國小</text:span><text:span text:style-name="T7">興國國小興國國小興國國小</text:span><text:span text:style-name="T7">興國國小興國國小興國國小</text:span><text:span text:style-name="T7">興國國小興國國小興國國小</text:span><text:span text:style-name="T7">興國國小興國國小興國國小</text:span></text:p>
          </table:table-cell>
          <table:table-cell table:style-name="ce7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</text:span></text:p>
          </table:table-cell>
          <table:table-cell table:style-name="ce6" office:value-type="string">
            <text:p>平夌資訊有限公司<text:span text:style-name="T7">平夌資訊</text:span><text:span text:style-name="T7">有限公司平夌資訊有限公司</text:span><text:span text:style-name="T7">平夌資訊有限公司平夌資訊</text:span><text:span text:style-name="T7">有限公司平夌資訊有限公司</text:span><text:span text:style-name="T7">平夌資訊有限公司平夌資訊</text:span><text:span text:style-name="T7">有限公司平夌資訊有限公司</text:span><text:span text:style-name="T7">平夌資訊有限公司平夌資訊</text:span><text:span text:style-name="T7">有限公司平夌資訊有限公司</text:span><text:span text:style-name="T7">平夌資訊有限公司平夌資訊</text:span><text:span text:style-name="T7">有限公司平夌資訊有限公司</text:span><text:span text:style-name="T7">平夌資訊有限公司平夌資訊</text:span><text:span text:style-name="T7">有限公司平夌資訊有限公司</text:span><text:span text:style-name="T7">平夌資訊有限公司平夌資訊</text:span><text:span text:style-name="T7">有限公司平夌資訊有限公司</text:span><text:span text:style-name="T7">平夌資訊有限公司平夌資訊</text:span><text:span text:style-name="T7">有限公司平夌資訊有限公司</text:span><text:span text:style-name="T7">平夌資訊有限公司平夌資訊</text:span><text:span text:style-name="T7">有限公司平夌資訊有限公司</text:span></text:p>
          </table:table-cell>
          <table:table-cell table:number-columns-repeated="1015"/>
        </table:table-row>
        <table:table-row table:style-name="ro17">
          <table:table-cell table:style-name="ce5" office:value-type="string">
            <text:p>彭俊豪<text:span text:style-name="T7">彭俊豪彭俊豪彭俊豪</text:span><text:span text:style-name="T7">彭俊豪彭俊豪彭俊豪彭俊豪</text:span><text:span text:style-name="T7">彭俊豪彭俊豪彭俊豪彭俊豪</text:span><text:span text:style-name="T7">彭俊豪彭俊豪彭俊豪彭俊豪</text:span><text:span text:style-name="T7">彭俊豪彭俊豪彭俊豪彭俊豪</text:span><text:span text:style-name="T7">彭俊豪彭俊豪彭俊豪彭俊豪</text:span><text:span text:style-name="T7">彭俊豪彭俊豪彭俊豪</text:span></text:p>
          </table:table-cell>
          <table:table-cell table:style-name="ce6" office:value-type="string">
            <text:p>改善及充實體育教學設備<text:span text:style-name="T7">改</text:span><text:span text:style-name="T7">善及充實體育教學設備改善</text:span><text:span text:style-name="T7">及充實體育教學設備改善及</text:span><text:span text:style-name="T7">充實體育教學設備改善及充</text:span><text:span text:style-name="T7">實體育教學設備改善及充實</text:span><text:span text:style-name="T7">體育教學設備改善及充實體</text:span><text:span text:style-name="T7">育教學設備改善及充實體育</text:span><text:span text:style-name="T7">教學設備改善及充實體育教</text:span><text:span text:style-name="T7">學設備改善及充實體育教學</text:span><text:span text:style-name="T7">設備改善及充實體育教學設</text:span><text:span text:style-name="T7">備改善及充實體育教學設備</text:span><text:span text:style-name="T7">改善及充實體育教學設備改</text:span><text:span text:style-name="T7">善及充實體育教學設備改善</text:span><text:span text:style-name="T7">及充實體育教學設備改善及</text:span><text:span text:style-name="T7">充實體育教學設備改善及充</text:span><text:span text:style-name="T7">實體育教學設備改善及充實</text:span><text:span text:style-name="T7">體育教學設備改善及充實體</text:span><text:span text:style-name="T7">育教學設備改善及充實體育</text:span><text:span text:style-name="T7">教學設備改善及充實體育教</text:span><text:span text:style-name="T7">學設備改善及充實體育教學</text:span><text:span text:style-name="T7">設備改善及充實體育教學設</text:span><text:span text:style-name="T7">備改善及充實體育教學設備</text:span><text:span text:style-name="T7">改善及充實體育教學設備改</text:span><text:span text:style-name="T7">善及充實體育教學設備改善</text:span><text:span text:style-name="T7">及充實體育教學設備</text:span></text:p>
          </table:table-cell>
          <table:table-cell table:style-name="ce28" office:value-type="string">
            <text:p>中平國小<text:span text:style-name="T7">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無</text:span><text:span text:style-name="T7">無無無</text:span></text:p>
          </table:table-cell>
          <table:table-cell table:style-name="ce49" office:value-type="float" office:value="181">
            <text:p>181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8" office:value-type="string">
            <text:p>中平國小<text:span text:style-name="T7">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/text:p>
          </table:table-cell>
          <table:table-cell table:style-name="ce7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6" office:value-type="string">
            <text:p>兆勁體育用品有限公司<text:span text:style-name="T7">兆勁</text:span><text:span text:style-name="T7">體育用品有限公司兆勁體育</text:span><text:span text:style-name="T7">用品有限公司兆勁體育用品</text:span><text:span text:style-name="T7">有限公司兆勁體育用品有限</text:span><text:span text:style-name="T7">公司兆勁體育用品有限公司</text:span><text:span text:style-name="T7">兆勁體育用品有限公司兆勁</text:span><text:span text:style-name="T7">體育用品有限公司兆勁體育</text:span><text:span text:style-name="T7">用品有限公司兆勁體育用品</text:span><text:span text:style-name="T7">有限公司兆勁體育用品有限</text:span><text:span text:style-name="T7">公司兆勁體育用品有限公司</text:span><text:span text:style-name="T7">兆勁體育用品有限公司兆勁</text:span><text:span text:style-name="T7">體育用品有限公司兆勁體育</text:span><text:span text:style-name="T7">用品有限公司兆勁體育用品</text:span><text:span text:style-name="T7">有限公司兆勁體育用品有限</text:span><text:span text:style-name="T7">公司兆勁體育用品有限公司</text:span><text:span text:style-name="T7">兆勁體育用品有限公司兆勁</text:span><text:span text:style-name="T7">體育用品有限公司兆勁體育</text:span><text:span text:style-name="T7">用品有限公司兆勁體育用品</text:span><text:span text:style-name="T7">有限公司兆勁體育用品有限</text:span><text:span text:style-name="T7">公司兆勁體育用品有限公司</text:span><text:span text:style-name="T7">兆勁體育用品有限公司兆勁</text:span><text:span text:style-name="T7">體育用品有限公司兆勁體育</text:span><text:span text:style-name="T7">用品有限公司</text:span></text:p>
          </table:table-cell>
          <table:table-cell table:number-columns-repeated="1015"/>
        </table:table-row>
        <table:table-row table:style-name="ro18">
          <table:table-cell table:style-name="ce4" office:value-type="string">
            <text:p>舒翠玲<text:span text:style-name="T7">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</text:span></text:p>
          </table:table-cell>
          <table:table-cell table:style-name="ce10" office:value-type="string">
            <text:p>東勢社區活動中心老人關懷據點折合式會議桌老舊汰換增購案<text:span text:style-name="T7">東勢社區活動中心老</text:span><text:span text:style-name="T7">人關懷據點折合式會議桌老</text:span><text:span text:style-name="T7">舊汰換增購案東勢社區活動</text:span><text:span text:style-name="T7">中心老人關懷據點折合式會</text:span><text:span text:style-name="T7">議桌老舊汰換增購案東勢社</text:span><text:span text:style-name="T7">區活動中心老人關懷據點折</text:span><text:span text:style-name="T7">合式會議桌老舊汰換增購案</text:span><text:span text:style-name="T7">東勢社區活動中心老人關懷</text:span><text:span text:style-name="T7">據點折合式會議桌老舊汰換</text:span><text:span text:style-name="T7">增購案東勢社區活動中心老</text:span><text:span text:style-name="T7">人關懷據點折合式會議桌老</text:span><text:span text:style-name="T7">舊汰換增購案東勢社區活動</text:span><text:span text:style-name="T7">中心老人關懷據點折合式會</text:span><text:span text:style-name="T7">議桌老舊汰換增購案東勢社</text:span><text:span text:style-name="T7">區活動中心老人關懷據點折</text:span><text:span text:style-name="T7">合式會議桌老舊汰換增購案</text:span><text:span text:style-name="T7">東勢社區活動中心老人關懷</text:span><text:span text:style-name="T7">據點折合式會議桌老舊汰換</text:span><text:span text:style-name="T7">增購案東勢社區活動中心老</text:span><text:span text:style-name="T7">人關懷據點折合式會議桌老</text:span><text:span text:style-name="T7">舊汰換增購案東勢社區活動</text:span><text:span text:style-name="T7">中心老人關懷據點折合式會</text:span><text:span text:style-name="T7">議桌老舊汰換增購案東勢社</text:span><text:span text:style-name="T7">區活動中心老人關懷據點折</text:span><text:span text:style-name="T7">合式會議桌老舊汰換增購案</text:span><text:span text:style-name="T7">東勢社區活動中心老人關懷</text:span><text:span text:style-name="T7">據點折合式會議桌老舊汰換</text:span><text:span text:style-name="T7">增購案東勢社區活動中心老</text:span><text:span text:style-name="T7">人關懷據點折合式會議桌老</text:span><text:span text:style-name="T7">舊汰換增購案東勢社區活動</text:span><text:span text:style-name="T7">中心老人關懷據點折合式會</text:span><text:span text:style-name="T7">議桌老舊汰換增購案東勢社</text:span><text:span text:style-name="T7">區活動中心老人關懷據點折</text:span><text:span text:style-name="T7">合式會議桌老舊汰換增購案</text:span><text:span text:style-name="T7">東勢社區活動中心老人關懷</text:span><text:span text:style-name="T7">據點折合式會議桌老舊汰換</text:span><text:span text:style-name="T7">增購案東勢社區活動中心老</text:span><text:span text:style-name="T7">人關懷據點折合式會議桌老</text:span><text:span text:style-name="T7">舊汰換增購案東勢社區活動</text:span><text:span text:style-name="T7">中心老人關懷據點折合式會</text:span><text:span text:style-name="T7">議桌老舊汰換增購案東勢社</text:span><text:span text:style-name="T7">區活動中心老人關懷據點折</text:span><text:span text:style-name="T7">合式會議桌老舊汰換增購案</text:span><text:span text:style-name="T7">東勢社區活動中心老人關懷</text:span><text:span text:style-name="T7">據點折合式會議桌老舊汰換</text:span><text:span text:style-name="T7">增購案東勢社區活動中心老</text:span><text:span text:style-name="T7">人關懷據點折合式會議桌老</text:span><text:span text:style-name="T7">舊汰換增購案東勢社區活動</text:span><text:span text:style-name="T7">中心老人關懷據點折合式會</text:span><text:span text:style-name="T7">議桌老舊汰換增購案東勢社</text:span><text:span text:style-name="T7">區活動中心老人關懷據點折</text:span><text:span text:style-name="T7">合式會議桌老舊汰換增購案</text:span><text:span text:style-name="T7">東勢社區活動中心老人關懷</text:span><text:span text:style-name="T7">據點折合式會議桌老舊汰換</text:span><text:span text:style-name="T7">增購案東勢社區活動中心老</text:span><text:span text:style-name="T7">人關懷據點折合式會議桌老</text:span><text:span text:style-name="T7">舊汰換增購案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49" office:value-type="float" office:value="94">
            <text:p>9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6" office:value-type="string">
            <text:p>庭美有限公司<text:span text:style-name="T7">庭美有限公司</text:span><text:span text:style-name="T7">庭美有限公司庭美有限公司</text:span><text:span text:style-name="T7">庭美有限公司庭美有限公司</text:span><text:span text:style-name="T7">庭美有限公司庭美有限公司</text:span><text:span text:style-name="T7">庭美有限公司庭美有限公司</text:span><text:span text:style-name="T7">庭美有限公司庭美有限公司</text:span><text:span text:style-name="T7">庭美有限公司庭美有限公司</text:span><text:span text:style-name="T7">庭美有限公司庭美有限公司</text:span><text:span text:style-name="T7">庭美有限公司庭美有限公司</text:span><text:span text:style-name="T7">庭美有限公司庭美有限公司</text:span><text:span text:style-name="T7">庭美有限公司庭美有限公司</text:span><text:span text:style-name="T7">庭美有限公司庭美有限公司</text:span><text:span text:style-name="T7">庭美有限公司庭美有限公司</text:span></text:p>
          </table:table-cell>
          <table:table-cell table:number-columns-repeated="1015"/>
        </table:table-row>
        <table:table-row table:style-name="ro19">
          <table:table-cell table:style-name="ce4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</text:span></text:p>
          </table:table-cell>
          <table:table-cell table:style-name="ce6" office:value-type="string">
            <text:p>104<text:span text:style-name="T7">年度改善校園沙坑暨助跑</text:span><text:span text:style-name="T7">道計畫</text:span><text:span text:style-name="T7">104</text:span><text:span text:style-name="T7">年度改善校園沙坑</text:span><text:span text:style-name="T7">暨助跑道計畫</text:span><text:span text:style-name="T7">104</text:span><text:span text:style-name="T7">年度改善校</text:span><text:span text:style-name="T7">園沙坑暨助跑道計畫</text:span><text:span text:style-name="T7">104</text:span><text:span text:style-name="T7">年度</text:span><text:span text:style-name="T7">改善校園沙坑暨助跑道計畫</text:span><text:span text:style-name="T7">104</text:span><text:span text:style-name="T7">年度改善校園沙坑暨助跑</text:span><text:span text:style-name="T7">道計畫</text:span><text:span text:style-name="T7">104</text:span><text:span text:style-name="T7">年度改善校園沙坑</text:span><text:span text:style-name="T7">暨助跑道計畫</text:span><text:span text:style-name="T7">104</text:span><text:span text:style-name="T7">年度改善校</text:span><text:span text:style-name="T7">園沙坑暨助跑道計畫</text:span><text:span text:style-name="T7">104</text:span><text:span text:style-name="T7">年度</text:span><text:span text:style-name="T7">改善校園沙坑暨助跑道計畫</text:span><text:span text:style-name="T7">104</text:span><text:span text:style-name="T7">年度改善校園沙坑暨助跑</text:span><text:span text:style-name="T7">道計畫</text:span><text:span text:style-name="T7">104</text:span><text:span text:style-name="T7">年度改善校園沙坑</text:span><text:span text:style-name="T7">暨助跑道計畫</text:span><text:span text:style-name="T7">104</text:span><text:span text:style-name="T7">年度改善校</text:span><text:span text:style-name="T7">園沙坑暨助跑道計畫</text:span><text:span text:style-name="T7">104</text:span><text:span text:style-name="T7">年度</text:span><text:span text:style-name="T7">改善校園沙坑暨助跑道計畫</text:span><text:span text:style-name="T7">104</text:span><text:span text:style-name="T7">年度改善校園沙坑暨助跑</text:span><text:span text:style-name="T7">道計畫</text:span><text:span text:style-name="T7">104</text:span><text:span text:style-name="T7">年度改善校園沙坑</text:span><text:span text:style-name="T7">暨助跑道計畫</text:span><text:span text:style-name="T7">104</text:span><text:span text:style-name="T7">年度改善校</text:span><text:span text:style-name="T7">園沙坑暨助跑道計畫</text:span><text:span text:style-name="T7">104</text:span><text:span text:style-name="T7">年度</text:span><text:span text:style-name="T7">改善校園沙坑暨助跑道計畫</text:span><text:span text:style-name="T7">104</text:span><text:span text:style-name="T7">年度改善校園沙坑暨助跑</text:span><text:span text:style-name="T7">道計畫</text:span><text:span text:style-name="T7">104</text:span><text:span text:style-name="T7">年度改善校園沙坑</text:span><text:span text:style-name="T7">暨助跑道計畫</text:span><text:span text:style-name="T7">104</text:span><text:span text:style-name="T7">年度改善校</text:span><text:span text:style-name="T7">園沙坑暨助跑道計畫</text:span><text:span text:style-name="T7">104</text:span><text:span text:style-name="T7">年度</text:span><text:span text:style-name="T7">改善校園沙坑暨助跑道計畫</text:span><text:span text:style-name="T7">104</text:span><text:span text:style-name="T7">年度改善校園沙坑暨助跑</text:span><text:span text:style-name="T7">道計畫</text:span><text:span text:style-name="T7">104</text:span><text:span text:style-name="T7">年度改善校園沙坑</text:span><text:span text:style-name="T7">暨助跑道計畫</text:span><text:span text:style-name="T7">104</text:span><text:span text:style-name="T7">年度改善校</text:span><text:span text:style-name="T7">園沙坑暨助跑道計畫</text:span><text:span text:style-name="T7">104</text:span><text:span text:style-name="T7">年度</text:span><text:span text:style-name="T7">改善校園沙坑暨助跑道計畫</text:span><text:span text:style-name="T7">104</text:span><text:span text:style-name="T7">年度改善校園沙坑暨助跑</text:span><text:span text:style-name="T7">道計畫</text:span><text:span text:style-name="T7">104</text:span><text:span text:style-name="T7">年度改善校園沙坑</text:span><text:span text:style-name="T7">暨助跑道計畫</text:span></text:p>
          </table:table-cell>
          <table:table-cell table:style-name="ce27" office:value-type="string">
            <text:p>興仁國中<text:span text:style-name="T7">興仁國中興仁國中</text:span><text:span text:style-name="T7">興仁國中興仁國中興仁國中</text:span><text:span text:style-name="T7">興仁國中興仁國中興仁國中</text:span><text:span text:style-name="T7">興仁國中興仁國中興仁國中</text:span><text:span text:style-name="T7">興仁國中興仁國中興仁國中</text:span><text:span text:style-name="T7">興仁國中興仁國中興仁國中</text:span><text:span text:style-name="T7">興仁國中興仁國中興仁國中</text:span><text:span text:style-name="T7">興仁國中興仁國中興仁國中</text:span><text:span text:style-name="T7">興仁國中興仁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99">
            <text:p>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興仁國中<text:span text:style-name="T7">興仁國中興仁國中</text:span><text:span text:style-name="T7">興仁國中興仁國中興仁國中</text:span><text:span text:style-name="T7">興仁國中興仁國中興仁國中</text:span><text:span text:style-name="T7">興仁國中興仁國中興仁國中</text:span><text:span text:style-name="T7">興仁國中興仁國中興仁國中</text:span><text:span text:style-name="T7">興仁國中興仁國中興仁國中</text:span><text:span text:style-name="T7">興仁國中興仁國中興仁國中</text:span><text:span text:style-name="T7">興仁國中興仁國中興仁國中</text:span><text:span text:style-name="T7">興仁國中興仁國中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6" office:value-type="string">
            <text:p>尚彩企業有限公司<text:span text:style-name="T7">尚彩企業</text:span><text:span text:style-name="T7">有限公司尚彩企業有限公司</text:span><text:span text:style-name="T7">尚彩企業有限公司尚彩企業</text:span><text:span text:style-name="T7">有限公司尚彩企業有限公司</text:span><text:span text:style-name="T7">尚彩企業有限公司尚彩企業</text:span><text:span text:style-name="T7">有限公司尚彩企業有限公司</text:span><text:span text:style-name="T7">尚彩企業有限公司尚彩企業</text:span><text:span text:style-name="T7">有限公司尚彩企業有限公司</text:span><text:span text:style-name="T7">尚彩企業有限公司尚彩企業</text:span><text:span text:style-name="T7">有限公司尚彩企業有限公司</text:span><text:span text:style-name="T7">尚彩企業有限公司尚彩企業</text:span><text:span text:style-name="T7">有限公司尚彩企業有限公司</text:span><text:span text:style-name="T7">尚彩企業有限公司尚彩企業</text:span><text:span text:style-name="T7">有限公司尚彩企業有限公司</text:span><text:span text:style-name="T7">尚彩企業有限公司尚彩企業</text:span><text:span text:style-name="T7">有限公司尚彩企業有限公司</text:span><text:span text:style-name="T7">尚彩企業有限公司尚彩企業</text:span><text:span text:style-name="T7">有限公司</text:span></text:p>
          </table:table-cell>
          <table:table-cell table:number-columns-repeated="1015"/>
        </table:table-row>
        <table:table-row table:style-name="ro20">
          <table:table-cell table:style-name="ce4" office:value-type="string">
            <text:p>袁明星<text:span text:style-name="T7">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</text:span></text:p>
          </table:table-cell>
          <table:table-cell table:style-name="ce10" office:value-type="string">
            <text:p>中壢分局駐地監視器等設備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text:span text:style-name="T7">中壢分局駐地監視器等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462">
            <text:p>462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淨寶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淨寶</text:span><text:span text:style-name="T7">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承星資訊科技有限公司</text:span></text:p>
          </table:table-cell>
          <table:table-cell table:number-columns-repeated="1015"/>
        </table:table-row>
        <table:table-row table:style-name="ro21">
          <table:table-cell table:style-name="ce4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</text:span></text:p>
          </table:table-cell>
          <table:table-cell table:style-name="ce10" office:value-type="string">
            <text:p>中壢分局購置駐地監視系統及運動器等設備<text:span text:style-name="T7">中壢分局購</text:span><text:span text:style-name="T7">置駐地監視系統及運動器等</text:span><text:span text:style-name="T7">設備中壢分局購置駐地監視</text:span><text:span text:style-name="T7">系統及運動器等設備中壢分</text:span><text:span text:style-name="T7">局購置駐地監視系統及運動</text:span><text:span text:style-name="T7">器等設備中壢分局購置駐地</text:span><text:span text:style-name="T7">監視系統及運動器等設備中</text:span><text:span text:style-name="T7">壢分局購置駐地監視系統及</text:span><text:span text:style-name="T7">運動器等設備中壢分局購置</text:span><text:span text:style-name="T7">駐地監視系統及運動器等設</text:span><text:span text:style-name="T7">備中壢分局購置駐地監視系</text:span><text:span text:style-name="T7">統及運動器等設備中壢分局</text:span><text:span text:style-name="T7">購置駐地監視系統及運動器</text:span><text:span text:style-name="T7">等設備中壢分局購置駐地監</text:span><text:span text:style-name="T7">視系統及運動器等設備中壢</text:span><text:span text:style-name="T7">分局購置駐地監視系統及運</text:span><text:span text:style-name="T7">動器等設備中壢分局購置駐</text:span><text:span text:style-name="T7">地監視系統及運動器等設備</text:span><text:span text:style-name="T7">中壢分局購置駐地監視系統</text:span><text:span text:style-name="T7">及運動器等設備中壢分局購</text:span><text:span text:style-name="T7">置駐地監視系統及運動器等</text:span><text:span text:style-name="T7">設備中壢分局購置駐地監視</text:span><text:span text:style-name="T7">系統及運動器等設備中壢分</text:span><text:span text:style-name="T7">局購置駐地監視系統及運動</text:span><text:span text:style-name="T7">器等設備中壢分局購置駐地</text:span><text:span text:style-name="T7">監視系統及運動器等設備中</text:span><text:span text:style-name="T7">壢分局購置駐地監視系統及</text:span><text:span text:style-name="T7">運動器等設備中壢分局購置</text:span><text:span text:style-name="T7">駐地監視系統及運動器等設</text:span><text:span text:style-name="T7">備中壢分局購置駐地監視系</text:span><text:span text:style-name="T7">統及運動器等設備中壢分局</text:span><text:span text:style-name="T7">購置駐地監視系統及運動器</text:span><text:span text:style-name="T7">等設備中壢分局購置駐地監</text:span><text:span text:style-name="T7">視系統及運動器等設備中壢</text:span><text:span text:style-name="T7">分局購置駐地監視系統及運</text:span><text:span text:style-name="T7">動器等設備中壢分局購置駐</text:span><text:span text:style-name="T7">地監視系統及運動器等設備</text:span><text:span text:style-name="T7">中壢分局購置駐地監視系統</text:span><text:span text:style-name="T7">及運動器等設備中壢分局購</text:span><text:span text:style-name="T7">置駐地監視系統及運動器等</text:span><text:span text:style-name="T7">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460">
            <text:p>46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淨寶電器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淨寶電器</text:span><text:span text:style-name="T7">行</text:span></text:p>
            <text:p><text:span text:style-name="T7">琦陵科技有限公司</text:span></text:p>
            <text:p><text:span text:style-name="T7">岱宇國際股份有限公司</text:span></text:p>
            <text:p><text:span text:style-name="T7">錡逸企業社</text:span></text:p>
            <text:p><text:span text:style-name="T7">景葳企業股份有限公司</text:span></text:p>
            <text:p><text:span text:style-name="T7">一鴻電器有限公司</text:span></text:p>
          </table:table-cell>
          <table:table-cell table:number-columns-repeated="1015"/>
        </table:table-row>
        <table:table-row table:style-name="ro22">
          <table:table-cell table:style-name="ce4" office:value-type="string">
            <text:p>張肇良<text:span text:style-name="T7">張肇良張肇良張肇良</text:span><text:span text:style-name="T7">張肇良張肇良張肇良張肇良</text:span><text:span text:style-name="T7">張肇良張肇良張肇良張肇良</text:span><text:span text:style-name="T7">張肇良張肇良張肇良張肇良</text:span><text:span text:style-name="T7">張肇良張肇良張肇良張肇良</text:span><text:span text:style-name="T7">張肇良張肇良張肇良張肇良</text:span><text:span text:style-name="T7">張肇良張肇良</text:span></text:p>
          </table:table-cell>
          <table:table-cell table:style-name="ce10" office:value-type="string">
            <text:p><text:span text:style-name="T7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text:span text:style-name="T9">貨櫃屋</text:span><text:span text:style-name="T8">-</text:span><text:span text:style-name="T9">放置災害防救相關器</text:span><text:span text:style-name="T9">材設備資材等貨櫃屋</text:span><text:span text:style-name="T8">-</text:span><text:span text:style-name="T9">放置災</text:span><text:span text:style-name="T9">害防救相關器材設備資材等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450">
            <text:p>4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</text:span></text:p>
          </table:table-cell>
          <table:table-cell table:style-name="ce9" office:value-type="string">
            <text:p>公開取得書面報價單或企劃書<text:span text:style-name="T10">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</text:span></text:p>
          </table:table-cell>
          <table:table-cell table:style-name="ce6" office:value-type="string">
            <text:p>力生土木包工業<text:span text:style-name="T7">力生土木包</text:span><text:span text:style-name="T7">工業力生土木包工業力生土</text:span><text:span text:style-name="T7">木包工業力生土木包工業力</text:span><text:span text:style-name="T7">生土木包工業力生土木包工</text:span><text:span text:style-name="T7">業力生土木包工業力生土木</text:span><text:span text:style-name="T7">包工業力生土木包工業力生</text:span><text:span text:style-name="T7">土木包工業力生土木包工業</text:span><text:span text:style-name="T7">力生土木包工業力生土木包</text:span><text:span text:style-name="T7">工業力生土木包工業力生土</text:span><text:span text:style-name="T7">木包工業力生土木包工業力</text:span><text:span text:style-name="T7">生土木包工業力生土木包工</text:span><text:span text:style-name="T7">業力生土木包工業力生土木</text:span><text:span text:style-name="T7">包工業力生土木包工業力生</text:span><text:span text:style-name="T7">土木包工業力生土木包工業</text:span><text:span text:style-name="T7">力生土木包工業力生土木包</text:span><text:span text:style-name="T7">工業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徐玉樹<text:span text:style-name="T7">徐玉樹徐玉樹徐玉樹</text:span><text:span text:style-name="T7">徐玉樹徐玉樹徐玉樹徐玉樹</text:span><text:span text:style-name="T7">徐玉樹徐玉樹徐玉樹徐玉樹</text:span><text:span text:style-name="T7">徐玉樹徐玉樹徐玉樹徐玉樹</text:span><text:span text:style-name="T7">徐玉樹徐玉樹徐玉樹徐玉樹</text:span><text:span text:style-name="T7">徐玉樹徐玉樹徐玉樹徐玉樹</text:span><text:span text:style-name="T7">徐玉樹徐玉樹</text:span></text:p>
          </table:table-cell>
          <table:table-cell table:style-name="ce10" office:value-type="string">
            <text:p>龍潭區衛生所購置衛生資訊化設備<text:span text:style-name="T7">龍潭區衛生所購置衛</text:span><text:span text:style-name="T7">生資訊化設備龍潭區衛生所</text:span><text:span text:style-name="T7">購置衛生資訊化設備龍潭區</text:span><text:span text:style-name="T7">衛生所購置衛生資訊化設備</text:span><text:span text:style-name="T7">龍潭區衛生所購置衛生資訊</text:span><text:span text:style-name="T7">化設備龍潭區衛生所購置衛</text:span><text:span text:style-name="T7">生資訊化設備龍潭區衛生所</text:span><text:span text:style-name="T7">購置衛生資訊化設備龍潭區</text:span><text:span text:style-name="T7">衛生所購置衛生資訊化設備</text:span><text:span text:style-name="T7">龍潭區衛生所購置衛生資訊</text:span><text:span text:style-name="T7">化設備龍潭區衛生所購置衛</text:span><text:span text:style-name="T7">生資訊化設備龍潭區衛生所</text:span><text:span text:style-name="T7">購置衛生資訊化設備龍潭區</text:span><text:span text:style-name="T7">衛生所購置衛生資訊化設備</text:span><text:span text:style-name="T7">龍潭區衛生所購置衛生資訊</text:span><text:span text:style-name="T7">化設備龍潭區衛生所購置衛</text:span><text:span text:style-name="T7">生資訊化設備龍潭區衛生所</text:span><text:span text:style-name="T7">購置衛生資訊化設備龍潭區</text:span><text:span text:style-name="T7">衛生所購置衛生資訊化設備</text:span><text:span text:style-name="T7">龍潭區衛生所購置衛生資訊</text:span><text:span text:style-name="T7">化設備龍潭區衛生所購置衛</text:span><text:span text:style-name="T7">生資訊化設備龍潭區衛生所</text:span><text:span text:style-name="T7">購置衛生資訊化設備龍潭區</text:span><text:span text:style-name="T7">衛生所購置衛生資訊化設備</text:span><text:span text:style-name="T7">龍潭區衛生所購置衛生資訊</text:span><text:span text:style-name="T7">化設備龍潭區衛生所購置衛</text:span><text:span text:style-name="T7">生資訊化設備龍潭區衛生所</text:span><text:span text:style-name="T7">購置衛生資訊化設備龍潭區</text:span><text:span text:style-name="T7">衛生所購置衛生資訊化設備</text:span><text:span text:style-name="T7">龍潭區衛生所購置衛生資訊</text:span><text:span text:style-name="T7">化設備龍潭區衛生所購置衛</text:span><text:span text:style-name="T7">生資訊化設備</text:span></text:p>
          </table:table-cell>
          <table:table-cell table:style-name="ce27" office:value-type="string">
            <text:p>衛生局<text:span text:style-name="T7">衛生局衛生局衛生局</text:span><text:span text:style-name="T7">衛生局衛生局衛生局衛生局</text:span><text:span text:style-name="T7">衛生局衛生局衛生局衛生局</text:span><text:span text:style-name="T7">衛生局衛生局衛生局衛生局</text:span><text:span text:style-name="T7">衛生局衛生局衛生局衛生局</text:span><text:span text:style-name="T7">衛生局衛生局衛生局衛生局</text:span><text:span text:style-name="T7">衛生局衛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224">
            <text:p>22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衛生局<text:span text:style-name="T7">衛生局衛生局衛生局</text:span><text:span text:style-name="T7">衛生局衛生局衛生局衛生局</text:span><text:span text:style-name="T7">衛生局衛生局衛生局衛生局</text:span><text:span text:style-name="T7">衛生局衛生局衛生局衛生局</text:span><text:span text:style-name="T7">衛生局衛生局衛生局衛生局</text:span><text:span text:style-name="T7">衛生局衛生局衛生局衛生局</text:span><text:span text:style-name="T7">衛生局衛生局</text:span></text:p>
          </table:table-cell>
          <table:table-cell table:style-name="ce68" office:value-type="string">
            <text:p>公開取得報價單或企劃書</text:p>
          </table:table-cell>
          <table:table-cell table:style-name="ce6" office:value-type="string">
            <text:p>冠博科技有限公司<text:span text:style-name="T7">冠博科技</text:span><text:span text:style-name="T7">有限公司冠博科技有限公司</text:span><text:span text:style-name="T7">冠博科技有限公司冠博科技</text:span><text:span text:style-name="T7">有限公司冠博科技有限公司</text:span><text:span text:style-name="T7">冠博科技有限公司冠博科技</text:span><text:span text:style-name="T7">有限公司冠博科技有限公司</text:span><text:span text:style-name="T7">冠博科技有限公司冠博科技</text:span><text:span text:style-name="T7">有限公司冠博科技有限公司</text:span><text:span text:style-name="T7">冠博科技有限公司冠博科技</text:span><text:span text:style-name="T7">有限公司冠博科技有限公司</text:span><text:span text:style-name="T7">冠博科技有限公司冠博科技</text:span><text:span text:style-name="T7">有限公司冠博科技有限公司</text:span><text:span text:style-name="T7">冠博科技有限公司冠博科技</text:span><text:span text:style-name="T7">有限公司冠博科技有限公司</text:span><text:span text:style-name="T7">冠博科技有限公司冠博科技</text:span><text:span text:style-name="T7">有限公司冠博科技有限公司</text:span><text:span text:style-name="T7">冠博科技有限公司冠博科技</text:span><text:span text:style-name="T7">有限公司</text:span></text:p>
          </table:table-cell>
          <table:table-cell table:number-columns-repeated="1015"/>
        </table:table-row>
        <table:table-row table:style-name="ro23">
          <table:table-cell table:style-name="ce4" office:value-type="string">
            <text:p>葉明月<text:span text:style-name="T7">葉明月葉明月葉明月</text:span><text:span text:style-name="T7">葉明月葉明月葉明月葉明月</text:span><text:span text:style-name="T7">葉明月葉明月葉明月葉明月</text:span><text:span text:style-name="T7">葉明月葉明月葉明月葉明月</text:span><text:span text:style-name="T7">葉明月葉明月葉明月葉明月</text:span><text:span text:style-name="T7">葉明月葉明月葉明月葉明月</text:span><text:span text:style-name="T7">葉明月葉明月</text:span></text:p>
          </table:table-cell>
          <table:table-cell table:style-name="ce10" office:value-type="string">
            <text:p>購置文化派出所辦公設備<text:span text:style-name="T7">購</text:span><text:span text:style-name="T7">置文化派出所辦公設備購置</text:span><text:span text:style-name="T7">文化派出所辦公設備購置文</text:span><text:span text:style-name="T7">化派出所辦公設備購置文化</text:span><text:span text:style-name="T7">派出所辦公設備購置文化派</text:span><text:span text:style-name="T7">出所辦公設備購置文化派出</text:span><text:span text:style-name="T7">所辦公設備購置文化派出所</text:span><text:span text:style-name="T7">辦公設備購置文化派出所辦</text:span><text:span text:style-name="T7">公設備購置文化派出所辦公</text:span><text:span text:style-name="T7">設備購置文化派出所辦公設</text:span><text:span text:style-name="T7">備購置文化派出所辦公設備</text:span><text:span text:style-name="T7">購置文化派出所辦公設備購</text:span><text:span text:style-name="T7">置文化派出所辦公設備購置</text:span><text:span text:style-name="T7">文化派出所辦公設備購置文</text:span><text:span text:style-name="T7">化派出所辦公設備購置文化</text:span><text:span text:style-name="T7">派出所辦公設備購置文化派</text:span><text:span text:style-name="T7">出所辦公設備購置文化派出</text:span><text:span text:style-name="T7">所辦公設備購置文化派出所</text:span><text:span text:style-name="T7">辦公設備購置文化派出所辦</text:span><text:span text:style-name="T7">公設備購置文化派出所辦公</text:span><text:span text:style-name="T7">設備購置文化派出所辦公設</text:span><text:span text:style-name="T7">備購置文化派出所辦公設備</text:span><text:span text:style-name="T7">購置文化派出所辦公設備購</text:span><text:span text:style-name="T7">置文化派出所辦公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267">
            <text:p>267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台灣富士全錄股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台灣富士全錄股</text:span><text:span text:style-name="T7">份有限公司</text:span></text:p>
            <text:p><text:span text:style-name="T7">萬信商行</text:span></text:p>
            <text:p><text:span text:style-name="T7">國慶營造有限公司</text:span></text:p>
            <text:p><text:span text:style-name="T7">匯電科技有限公司</text:span></text:p>
            <text:p><text:span text:style-name="T7">弘佑裝璜行</text:span></text:p>
            <text:p><text:span text:style-name="T7">宏明電機通信有限公司</text:span></text:p>
            <text:p><text:span text:style-name="T7">淨寶電器行</text:span></text:p>
          </table:table-cell>
          <table:table-cell table:number-columns-repeated="1015"/>
        </table:table-row>
        <table:table-row table:style-name="ro24">
          <table:table-cell table:style-name="ce4" office:value-type="string">
            <text:p>謝彰文<text:span text:style-name="T7">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謝彰文</text:span></text:p>
          </table:table-cell>
          <table:table-cell table:style-name="ce10" office:value-type="string">
            <text:p>平鎮區北勢社區活動中心擴音系統改善<text:span text:style-name="T7">平鎮區北勢社區</text:span><text:span text:style-name="T7">活動中心擴音系統改善平鎮</text:span><text:span text:style-name="T7">區北勢社區活動中心擴音系</text:span><text:span text:style-name="T7">統改善平鎮區北勢社區活動</text:span><text:span text:style-name="T7">中心擴音系統改善平鎮區北</text:span><text:span text:style-name="T7">勢社區活動中心擴音系統改</text:span><text:span text:style-name="T7">善平鎮區北勢社區活動中心</text:span><text:span text:style-name="T7">擴音系統改善平鎮區北勢社</text:span><text:span text:style-name="T7">區活動中心擴音系統改善平</text:span><text:span text:style-name="T7">鎮區北勢社區活動中心擴音</text:span><text:span text:style-name="T7">系統改善平鎮區北勢社區活</text:span><text:span text:style-name="T7">動中心擴音系統改善平鎮區</text:span><text:span text:style-name="T7">北勢社區活動中心擴音系統</text:span><text:span text:style-name="T7">改善平鎮區北勢社區活動中</text:span><text:span text:style-name="T7">心擴音系統改善平鎮區北勢</text:span><text:span text:style-name="T7">社區活動中心擴音系統改善</text:span><text:span text:style-name="T7">平鎮區北勢社區活動中心擴</text:span><text:span text:style-name="T7">音系統改善平鎮區北勢社區</text:span><text:span text:style-name="T7">活動中心擴音系統改善平鎮</text:span><text:span text:style-name="T7">區北勢社區活動中心擴音系</text:span><text:span text:style-name="T7">統改善平鎮區北勢社區活動</text:span><text:span text:style-name="T7">中心擴音系統改善平鎮區北</text:span><text:span text:style-name="T7">勢社區活動中心擴音系統改</text:span><text:span text:style-name="T7">善平鎮區北勢社區活動中心</text:span><text:span text:style-name="T7">擴音系統改善平鎮區北勢社</text:span><text:span text:style-name="T7">區活動中心擴音系統改善平</text:span><text:span text:style-name="T7">鎮區北勢社區活動中心擴音</text:span><text:span text:style-name="T7">系統改善平鎮區北勢社區活</text:span><text:span text:style-name="T7">動中心擴音系統改善平鎮區</text:span><text:span text:style-name="T7">北勢社區活動中心擴音系統</text:span><text:span text:style-name="T7">改善平鎮區北勢社區活動中</text:span><text:span text:style-name="T7">心擴音系統改善平鎮區北勢</text:span><text:span text:style-name="T7">社區活動中心擴音系統改善</text:span><text:span text:style-name="T7">平鎮區北勢社區活動中心擴</text:span><text:span text:style-name="T7">音系統改善平鎮區北勢社區</text:span><text:span text:style-name="T7">活動中心擴音系統改善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95">
            <text:p>9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6" office:value-type="string">
            <text:p>德圓音響企業社<text:span text:style-name="T7">德圓音響企</text:span><text:span text:style-name="T7">業社德圓音響企業社德圓音</text:span><text:span text:style-name="T7">響企業社德圓音響企業社德</text:span><text:span text:style-name="T7">圓音響企業社德圓音響企業</text:span><text:span text:style-name="T7">社德圓音響企業社德圓音響</text:span><text:span text:style-name="T7">企業社德圓音響企業社德圓</text:span><text:span text:style-name="T7">音響企業社德圓音響企業社</text:span><text:span text:style-name="T7">德圓音響企業社德圓音響企</text:span><text:span text:style-name="T7">業社德圓音響企業社德圓音</text:span><text:span text:style-name="T7">響企業社德圓音響企業社德</text:span><text:span text:style-name="T7">圓音響企業社德圓音響企業</text:span><text:span text:style-name="T7">社德圓音響企業社德圓音響</text:span><text:span text:style-name="T7">企業社德圓音響企業社德圓</text:span><text:span text:style-name="T7">音響企業社德圓音響企業社</text:span><text:span text:style-name="T7">德圓音響企業社德圓音響企</text:span><text:span text:style-name="T7">業社</text:span></text:p>
          </table:table-cell>
          <table:table-cell table:number-columns-repeated="1015"/>
        </table:table-row>
        <table:table-row table:style-name="ro25">
          <table:table-cell table:style-name="ce4" office:value-type="string">
            <text:p>張運炳<text:span text:style-name="T7">張運炳張運炳張運炳</text:span><text:span text:style-name="T7">張運炳張運炳張運炳張運炳</text:span><text:span text:style-name="T7">張運炳張運炳張運炳張運炳</text:span><text:span text:style-name="T7">張運炳張運炳張運炳張運炳</text:span><text:span text:style-name="T7">張運炳張運炳張運炳張運炳</text:span><text:span text:style-name="T7">張運炳張運炳張運炳張運炳</text:span><text:span text:style-name="T7">張運炳張運炳</text:span></text:p>
          </table:table-cell>
          <table:table-cell table:style-name="ce10" office:value-type="string">
            <text:p>中壢分局購置辦公設備金屬探測器等設備<text:span text:style-name="T7">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text:span text:style-name="T7">中壢分局購置辦公設備金屬</text:span><text:span text:style-name="T7">探測器等設備中壢分局購置</text:span><text:span text:style-name="T7">辦公設備金屬探測器等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193">
            <text:p>193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6" office:value-type="string">
            <text:p><text:span text:style-name="T7">宣俞電腦資訊有限公司</text:span></text:p>
            <text:p><text:span text:style-name="T7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宣俞電腦資訊有</text:span><text:span text:style-name="T9">限公司</text:span></text:p>
            <text:p><text:span text:style-name="T9">瑪丹娜實業有限公司</text:span><text:span text:style-name="T8"> <text:s text:c="2"/></text:span></text:p>
            <text:p><text:span text:style-name="T9">錡逸企業社</text:span></text:p>
          </table:table-cell>
          <table:table-cell table:number-columns-repeated="1015"/>
        </table:table-row>
        <table:table-row table:style-name="ro26">
          <table:table-cell table:style-name="ce4" office:value-type="string">
            <text:p>楊家俍<text:span text:style-name="T7">楊家俍楊家俍楊家俍</text:span><text:span text:style-name="T7">楊家俍楊家俍楊家俍楊家俍</text:span><text:span text:style-name="T7">楊家俍楊家俍楊家俍楊家俍</text:span><text:span text:style-name="T7">楊家俍楊家俍楊家俍楊家俍</text:span><text:span text:style-name="T7">楊家俍楊家俍楊家俍楊家俍</text:span><text:span text:style-name="T7">楊家俍楊家俍楊家俍楊家俍</text:span><text:span text:style-name="T7">楊家俍楊家俍</text:span></text:p>
          </table:table-cell>
          <table:table-cell table:style-name="ce10" office:value-type="string">
            <text:p>平鎮分局購置辦公設備<text:span text:style-name="T7">平鎮</text:span><text:span text:style-name="T7">分局購置辦公設備平鎮分局</text:span><text:span text:style-name="T7">購置辦公設備平鎮分局購置</text:span><text:span text:style-name="T7">辦公設備平鎮分局購置辦公</text:span><text:span text:style-name="T7">設備平鎮分局購置辦公設備</text:span><text:span text:style-name="T7">平鎮分局購置辦公設備平鎮</text:span><text:span text:style-name="T7">分局購置辦公設備平鎮分局</text:span><text:span text:style-name="T7">購置辦公設備平鎮分局購置</text:span><text:span text:style-name="T7">辦公設備平鎮分局購置辦公</text:span><text:span text:style-name="T7">設備平鎮分局購置辦公設備</text:span><text:span text:style-name="T7">平鎮分局購置辦公設備平鎮</text:span><text:span text:style-name="T7">分局購置辦公設備平鎮分局</text:span><text:span text:style-name="T7">購置辦公設備平鎮分局購置</text:span><text:span text:style-name="T7">辦公設備平鎮分局購置辦公</text:span><text:span text:style-name="T7">設備平鎮分局購置辦公設備</text:span><text:span text:style-name="T7">平鎮分局購置辦公設備平鎮</text:span><text:span text:style-name="T7">分局購置辦公設備平鎮分局</text:span><text:span text:style-name="T7">購置辦公設備平鎮分局購置</text:span><text:span text:style-name="T7">辦公設備平鎮分局購置辦公</text:span><text:span text:style-name="T7">設備平鎮分局購置辦公設備</text:span><text:span text:style-name="T7">平鎮分局購置辦公設備平鎮</text:span><text:span text:style-name="T7">分局購置辦公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920">
            <text:p>92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7" office:value-type="string">
            <text:p>1.<text:span text:style-name="T10">公開取得書面報價單或企</text:span><text:span text:style-name="T10">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取得書面報價單或企劃書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/text:p>
          </table:table-cell>
          <table:table-cell table:style-name="ce6" office:value-type="string">
            <text:p/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  <text:p><text:span text:style-name="T7">維廣資訊有限公司</text:span></text:p>
            <text:p><text:span text:style-name="T7">姿芳企業有限公司</text:span></text:p>
            <text:p><text:span text:style-name="T7">佳宸資訊有限公司</text:span></text:p>
            <text:p><text:span text:style-name="T7">柏巨企業有限公司</text:span></text:p>
            <text:p><text:span text:style-name="T7">全嶸家具行</text:span></text:p>
            <text:p><text:span text:style-name="T7">年高企業有限公司</text:span></text:p>
            <text:p><text:span text:style-name="T7"/></text:p>
            <text:p><text:span text:style-name="T7"/></text:p>
          </table:table-cell>
          <table:table-cell table:number-columns-repeated="1015"/>
        </table:table-row>
        <table:table-row table:style-name="ro2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</text:span></text:p>
          </table:table-cell>
          <table:table-cell table:style-name="ce10" office:value-type="string">
            <text:p><text:span text:style-name="T7">龍潭分局規劃採購電腦</text:span><text:span text:style-name="T8">19</text:span><text:span text:style-name="T9">台</text:span><text:span text:style-name="T9">及螢幕</text:span><text:span text:style-name="T8">20</text:span><text:span text:style-name="T9">台龍潭分局規劃採</text:span><text:span text:style-name="T9">購電腦</text:span><text:span text:style-name="T8">19</text:span><text:span text:style-name="T9">台及螢幕</text:span><text:span text:style-name="T8">20</text:span><text:span text:style-name="T9">台龍潭</text:span><text:span text:style-name="T9">分局規劃採購電腦</text:span><text:span text:style-name="T8">19</text:span><text:span text:style-name="T9">台及螢</text:span><text:span text:style-name="T9">幕</text:span><text:span text:style-name="T8">20</text:span><text:span text:style-name="T9">台龍潭分局規劃採購電</text:span><text:span text:style-name="T9">腦</text:span><text:span text:style-name="T8">19</text:span><text:span text:style-name="T9">台及螢幕</text:span><text:span text:style-name="T8">20</text:span><text:span text:style-name="T9">台龍潭分局</text:span><text:span text:style-name="T9">規劃採購電腦</text:span><text:span text:style-name="T8">19</text:span><text:span text:style-name="T9">台及螢幕</text:span><text:span text:style-name="T8">20</text:span><text:span text:style-name="T9">台龍潭分局規劃採購電腦</text:span><text:span text:style-name="T8">19</text:span><text:span text:style-name="T9">台及螢幕</text:span><text:span text:style-name="T8">20</text:span><text:span text:style-name="T9">台龍潭分局規劃</text:span><text:span text:style-name="T9">採購電腦</text:span><text:span text:style-name="T8">19</text:span><text:span text:style-name="T9">台及螢幕</text:span><text:span text:style-name="T8">20</text:span><text:span text:style-name="T9">台龍</text:span><text:span text:style-name="T9">潭分局規劃採購電腦</text:span><text:span text:style-name="T8">19</text:span><text:span text:style-name="T9">台及</text:span><text:span text:style-name="T9">螢幕</text:span><text:span text:style-name="T8">20</text:span><text:span text:style-name="T9">台龍潭分局規劃採購</text:span><text:span text:style-name="T9">電腦</text:span><text:span text:style-name="T8">19</text:span><text:span text:style-name="T9">台及螢幕</text:span><text:span text:style-name="T8">20</text:span><text:span text:style-name="T9">台龍潭分</text:span><text:span text:style-name="T9">局規劃採購電腦</text:span><text:span text:style-name="T8">19</text:span><text:span text:style-name="T9">台及螢幕</text:span><text:span text:style-name="T8">20</text:span><text:span text:style-name="T9">台龍潭分局規劃採購電腦</text:span><text:span text:style-name="T8">19</text:span><text:span text:style-name="T9">台及螢幕</text:span><text:span text:style-name="T8">20</text:span><text:span text:style-name="T9">台龍潭分局規</text:span><text:span text:style-name="T9">劃採購電腦</text:span><text:span text:style-name="T8">19</text:span><text:span text:style-name="T9">台及螢幕</text:span><text:span text:style-name="T8">20</text:span><text:span text:style-name="T9">台</text:span><text:span text:style-name="T9">龍潭分局規劃採購電腦</text:span><text:span text:style-name="T8">19</text:span><text:span text:style-name="T9">台</text:span><text:span text:style-name="T9">及螢幕</text:span><text:span text:style-name="T8">20</text:span><text:span text:style-name="T9">台龍潭分局規劃採</text:span><text:span text:style-name="T9">購電腦</text:span><text:span text:style-name="T8">19</text:span><text:span text:style-name="T9">台及螢幕</text:span><text:span text:style-name="T8">20</text:span><text:span text:style-name="T9">台龍潭</text:span><text:span text:style-name="T9">分局規劃採購電腦</text:span><text:span text:style-name="T8">19</text:span><text:span text:style-name="T9">台及螢</text:span><text:span text:style-name="T9">幕</text:span><text:span text:style-name="T8">20</text:span><text:span text:style-name="T9">台龍潭分局規劃採購電</text:span><text:span text:style-name="T9">腦</text:span><text:span text:style-name="T8">19</text:span><text:span text:style-name="T9">台及螢幕</text:span><text:span text:style-name="T8">20</text:span><text:span text:style-name="T9">台龍潭分局</text:span><text:span text:style-name="T9">規劃採購電腦</text:span><text:span text:style-name="T8">19</text:span><text:span text:style-name="T9">台及螢幕</text:span><text:span text:style-name="T8">20</text:span><text:span text:style-name="T9">台龍潭分局規劃採購電腦</text:span><text:span text:style-name="T8">19</text:span><text:span text:style-name="T9">台及螢幕</text:span><text:span text:style-name="T8">20</text:span><text:span text:style-name="T9">台龍潭分局規劃</text:span><text:span text:style-name="T9">採購電腦</text:span><text:span text:style-name="T8">19</text:span><text:span text:style-name="T9">台及螢幕</text:span><text:span text:style-name="T8">20</text:span><text:span text:style-name="T9">台龍</text:span><text:span text:style-name="T9">潭分局規劃採購電腦</text:span><text:span text:style-name="T8">19</text:span><text:span text:style-name="T9">台及</text:span><text:span text:style-name="T9">螢幕</text:span><text:span text:style-name="T8">20</text:span><text:span text:style-name="T9">台龍潭分局規劃採購</text:span><text:span text:style-name="T9">電腦</text:span><text:span text:style-name="T8">19</text:span><text:span text:style-name="T9">台及螢幕</text:span><text:span text:style-name="T8">20</text:span><text:span text:style-name="T9">台龍潭分</text:span><text:span text:style-name="T9">局規劃採購電腦</text:span><text:span text:style-name="T8">19</text:span><text:span text:style-name="T9">台及螢幕</text:span><text:span text:style-name="T8">20</text:span><text:span text:style-name="T9">台龍潭分局規劃採購電腦</text:span><text:span text:style-name="T8">19</text:span><text:span text:style-name="T9">台及螢幕</text:span><text:span text:style-name="T8">20</text:span><text:span text:style-name="T9">台龍潭分局規</text:span><text:span text:style-name="T9">劃採購電腦</text:span><text:span text:style-name="T8">19</text:span><text:span text:style-name="T9">台及螢幕</text:span><text:span text:style-name="T8">20</text:span><text:span text:style-name="T9">台</text:span><text:span text:style-name="T9">龍潭分局規劃採購電腦</text:span><text:span text:style-name="T8">19</text:span><text:span text:style-name="T9">台</text:span><text:span text:style-name="T9">及螢幕</text:span><text:span text:style-name="T8">20</text:span><text:span text:style-name="T9">台龍潭分局規劃採</text:span><text:span text:style-name="T9">購電腦</text:span><text:span text:style-name="T8">19</text:span><text:span text:style-name="T9">台及螢幕</text:span><text:span text:style-name="T8">20</text:span><text:span text:style-name="T9">台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496">
            <text:p>496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/text:p>
          </table:table-cell>
          <table:table-cell table:style-name="ce6" office:value-type="string"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>維廣資訊有限公司</text:span></text:p>
            <text:p><text:span text:style-name="T7">元茂國際企業股份有限公司</text:span></text:p>
            <text:p><text:span text:style-name="T7">淨寶電器行</text:span></text:p>
            <text:p><text:span text:style-name="T7">天衛偵防科技有限公司</text:span></text:p>
            <text:p><text:span text:style-name="T7">甫軒科技有限公司</text:span></text:p>
            <text:p><text:span text:style-name="T7"/></text:p>
          </table:table-cell>
          <table:table-cell table:number-columns-repeated="1015"/>
        </table:table-row>
        <table:table-row table:style-name="ro28">
          <table:table-cell table:style-name="ce4" office:value-type="string">
            <text:p>劉仁照<text:span text:style-name="T7">劉仁照劉仁照劉仁照</text:span><text:span text:style-name="T7">劉仁照劉仁照劉仁照劉仁照</text:span><text:span text:style-name="T7">劉仁照劉仁照劉仁照劉仁照</text:span><text:span text:style-name="T7">劉仁照劉仁照劉仁照劉仁照</text:span><text:span text:style-name="T7">劉仁照劉仁照劉仁照劉仁照</text:span><text:span text:style-name="T7">劉仁照劉仁照劉仁照劉仁照</text:span><text:span text:style-name="T7">劉仁照劉仁照</text:span></text:p>
          </table:table-cell>
          <table:table-cell table:style-name="ce10" office:value-type="string">
            <text:p>班級暨專科教室單槍投影機設備改善採購<text:span text:style-name="T7">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text:span text:style-name="T7">班級暨專科教室單槍投影機</text:span><text:span text:style-name="T7">設備改善採購班級暨專科教</text:span><text:span text:style-name="T7">室單槍投影機設備改善採購</text:span></text:p>
          </table:table-cell>
          <table:table-cell table:style-name="ce27" office:value-type="string">
            <text:p>北勢國小<text:span text:style-name="T7">北勢國小北勢國小</text:span><text:span text:style-name="T7">北勢國小北勢國小北勢國小</text:span><text:span text:style-name="T7">北勢國小北勢國小北勢國小</text:span><text:span text:style-name="T7">北勢國小北勢國小北勢國小</text:span><text:span text:style-name="T7">北勢國小北勢國小北勢國小</text:span><text:span text:style-name="T7">北勢國小北勢國小北勢國小</text:span><text:span text:style-name="T7">北勢國小北勢國小北勢國小</text:span><text:span text:style-name="T7">北勢國小北勢國小北勢國小</text:span><text:span text:style-name="T7">北勢國小北勢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北勢國小<text:span text:style-name="T7">北勢國小北勢國小</text:span><text:span text:style-name="T7">北勢國小北勢國小北勢國小</text:span><text:span text:style-name="T7">北勢國小北勢國小北勢國小</text:span><text:span text:style-name="T7">北勢國小北勢國小北勢國小</text:span><text:span text:style-name="T7">北勢國小北勢國小北勢國小</text:span><text:span text:style-name="T7">北勢國小北勢國小北勢國小</text:span><text:span text:style-name="T7">北勢國小北勢國小北勢國小</text:span><text:span text:style-name="T7">北勢國小北勢國小北勢國小</text:span><text:span text:style-name="T7">北勢國小北勢國小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/text:p>
          </table:table-cell>
          <table:table-cell table:style-name="ce6" office:value-type="string">
            <text:p>振元資訊有限公司<text:span text:style-name="T7">振元資訊</text:span><text:span text:style-name="T7">有限公司振元資訊有限公司</text:span><text:span text:style-name="T7">振元資訊有限公司振元資訊</text:span><text:span text:style-name="T7">有限公司振元資訊有限公司</text:span><text:span text:style-name="T7">振元資訊有限公司振元資訊</text:span><text:span text:style-name="T7">有限公司振元資訊有限公司</text:span><text:span text:style-name="T7">振元資訊有限公司振元資訊</text:span><text:span text:style-name="T7">有限公司振元資訊有限公司</text:span><text:span text:style-name="T7">振元資訊有限公司振元資訊</text:span><text:span text:style-name="T7">有限公司振元資訊有限公司</text:span><text:span text:style-name="T7">振元資訊有限公司振元資訊</text:span><text:span text:style-name="T7">有限公司振元資訊有限公司</text:span><text:span text:style-name="T7">振元資訊有限公司振元資訊</text:span><text:span text:style-name="T7">有限公司振元資訊有限公司</text:span><text:span text:style-name="T7">振元資訊有限公司振元資訊</text:span><text:span text:style-name="T7">有限公司振元資訊有限公司</text:span><text:span text:style-name="T7">振元資訊有限公司振元資訊</text:span><text:span text:style-name="T7">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舒翠玲<text:span text:style-name="T7">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</text:span></text:p>
          </table:table-cell>
          <table:table-cell table:style-name="ce10" office:value-type="string">
            <text:p>改善班級教學設備<text:span text:style-name="T7">改善班級</text:span><text:span text:style-name="T7">教學設備改善班級教學設備</text:span><text:span text:style-name="T7">改善班級教學設備改善班級</text:span><text:span text:style-name="T7">教學設備改善班級教學設備</text:span><text:span text:style-name="T7">改善班級教學設備改善班級</text:span><text:span text:style-name="T7">教學設備改善班級教學設備</text:span><text:span text:style-name="T7">改善班級教學設備改善班級</text:span><text:span text:style-name="T7">教學設備改善班級教學設備</text:span><text:span text:style-name="T7">改善班級教學設備改善班級</text:span><text:span text:style-name="T7">教學設備改善班級教學設備</text:span><text:span text:style-name="T7">改善班級教學設備改善班級</text:span><text:span text:style-name="T7">教學設備改善班級教學設備</text:span><text:span text:style-name="T7">改善班級教學設備改善班級</text:span><text:span text:style-name="T7">教學設備改善班級教學設備</text:span><text:span text:style-name="T7">改善班級教學設備改善班級</text:span><text:span text:style-name="T7">教學設備改善班級教學設備</text:span><text:span text:style-name="T7">改善班級教學設備改善班級</text:span><text:span text:style-name="T7">教學設備</text:span></text:p>
          </table:table-cell>
          <table:table-cell table:style-name="ce27" office:value-type="string">
            <text:p>義興國小<text:span text:style-name="T7">義興國小義興國小</text:span><text:span text:style-name="T7">義興國小義興國小義興國小</text:span><text:span text:style-name="T7">義興國小義興國小義興國小</text:span><text:span text:style-name="T7">義興國小義興國小義興國小</text:span><text:span text:style-name="T7">義興國小義興國小義興國小</text:span><text:span text:style-name="T7">義興國小義興國小義興國小</text:span><text:span text:style-name="T7">義興國小義興國小義興國小</text:span><text:span text:style-name="T7">義興國小義興國小義興國小</text:span><text:span text:style-name="T7">義興國小義興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0" office:value-type="float" office:value="651">
            <text:p>651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義興國小<text:span text:style-name="T7">義興國小義興國小</text:span><text:span text:style-name="T7">義興國小義興國小義興國小</text:span><text:span text:style-name="T7">義興國小義興國小義興國小</text:span><text:span text:style-name="T7">義興國小義興國小義興國小</text:span><text:span text:style-name="T7">義興國小義興國小義興國小</text:span><text:span text:style-name="T7">義興國小義興國小義興國小</text:span><text:span text:style-name="T7">義興國小義興國小義興國小</text:span><text:span text:style-name="T7">義興國小義興國小義興國小</text:span><text:span text:style-name="T7">義興國小義興國小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/text:p>
          </table:table-cell>
          <table:table-cell table:style-name="ce6" office:value-type="string">
            <text:p>豐雅數位有限公司<text:span text:style-name="T7">豐雅數位</text:span><text:span text:style-name="T7">有限公司豐雅數位有限公司</text:span><text:span text:style-name="T7">豐雅數位有限公司豐雅數位</text:span><text:span text:style-name="T7">有限公司豐雅數位有限公司</text:span><text:span text:style-name="T7">豐雅數位有限公司豐雅數位</text:span><text:span text:style-name="T7">有限公司豐雅數位有限公司</text:span><text:span text:style-name="T7">豐雅數位有限公司豐雅數位</text:span><text:span text:style-name="T7">有限公司豐雅數位有限公司</text:span><text:span text:style-name="T7">豐雅數位有限公司豐雅數位</text:span><text:span text:style-name="T7">有限公司豐雅數位有限公司</text:span><text:span text:style-name="T7">豐雅數位有限公司豐雅數位</text:span><text:span text:style-name="T7">有限公司豐雅數位有限公司</text:span><text:span text:style-name="T7">豐雅數位有限公司豐雅數位</text:span><text:span text:style-name="T7">有限公司豐雅數位有限公司</text:span><text:span text:style-name="T7">豐雅數位有限公司豐雅數位</text:span><text:span text:style-name="T7">有限公司豐雅數位有限公司</text:span><text:span text:style-name="T7">豐雅數位有限公司豐雅數位</text:span><text:span text:style-name="T7">有限公司</text:span></text:p>
          </table:table-cell>
          <table:table-cell table:number-columns-repeated="1015"/>
        </table:table-row>
        <table:table-row table:style-name="ro29">
          <table:table-cell table:style-name="ce4" office:value-type="string">
            <text:p>張運炳<text:span text:style-name="T7">張運炳張運炳張運炳</text:span><text:span text:style-name="T7">張運炳張運炳張運炳張運炳</text:span><text:span text:style-name="T7">張運炳張運炳張運炳張運炳</text:span><text:span text:style-name="T7">張運炳張運炳張運炳張運炳</text:span><text:span text:style-name="T7">張運炳張運炳張運炳張運炳</text:span><text:span text:style-name="T7">張運炳張運炳張運炳張運炳</text:span><text:span text:style-name="T7">張運炳張運炳</text:span></text:p>
          </table:table-cell>
          <table:table-cell table:style-name="ce6" office:value-type="string">
            <text:p>E<text:span text:style-name="T7">化設備更新</text:span><text:span text:style-name="T7">E</text:span><text:span text:style-name="T7">化設備更新</text:span><text:span text:style-name="T7">E</text:span><text:span text:style-name="T7">化設備更新</text:span><text:span text:style-name="T7">E</text:span><text:span text:style-name="T7">化設備更新</text:span><text:span text:style-name="T7">E</text:span><text:span text:style-name="T7">化</text:span><text:span text:style-name="T7">設備更新</text:span><text:span text:style-name="T7">E</text:span><text:span text:style-name="T7">化設備更新</text:span><text:span text:style-name="T7">E</text:span><text:span text:style-name="T7">化設</text:span><text:span text:style-name="T7">備更新</text:span><text:span text:style-name="T7">E</text:span><text:span text:style-name="T7">化設備更新</text:span><text:span text:style-name="T7">E</text:span><text:span text:style-name="T7">化設備</text:span><text:span text:style-name="T7">更新</text:span><text:span text:style-name="T7">E</text:span><text:span text:style-name="T7">化設備更新</text:span><text:span text:style-name="T7">E</text:span><text:span text:style-name="T7">化設備更</text:span><text:span text:style-name="T7">新</text:span><text:span text:style-name="T7">E</text:span><text:span text:style-name="T7">化設備更新</text:span><text:span text:style-name="T7">E</text:span><text:span text:style-name="T7">化設備更新</text:span><text:span text:style-name="T7">E</text:span><text:span text:style-name="T7">化設備更新</text:span><text:span text:style-name="T7">E</text:span><text:span text:style-name="T7">化設備更新</text:span><text:span text:style-name="T7">E</text:span><text:span text:style-name="T7">化</text:span><text:span text:style-name="T7">設備更新</text:span><text:span text:style-name="T7">E</text:span><text:span text:style-name="T7">化設備更新</text:span><text:span text:style-name="T7">E</text:span><text:span text:style-name="T7">化設</text:span><text:span text:style-name="T7">備更新</text:span><text:span text:style-name="T7">E</text:span><text:span text:style-name="T7">化設備更新</text:span><text:span text:style-name="T7">E</text:span><text:span text:style-name="T7">化設備</text:span><text:span text:style-name="T7">更新</text:span><text:span text:style-name="T7">E</text:span><text:span text:style-name="T7">化設備更新</text:span><text:span text:style-name="T7">E</text:span><text:span text:style-name="T7">化設備更</text:span><text:span text:style-name="T7">新</text:span><text:span text:style-name="T7">E</text:span><text:span text:style-name="T7">化設備更新</text:span><text:span text:style-name="T7">E</text:span><text:span text:style-name="T7">化設備更新</text:span><text:span text:style-name="T7">E</text:span><text:span text:style-name="T7">化設備更新</text:span><text:span text:style-name="T7">E</text:span><text:span text:style-name="T7">化設備更新</text:span></text:p>
          </table:table-cell>
          <table:table-cell table:style-name="ce27" office:value-type="string">
            <text:p>中壢國小<text:span text:style-name="T7">中壢國小中壢國小</text:span><text:span text:style-name="T7">中壢國小中壢國小中壢國小</text:span><text:span text:style-name="T7">中壢國小中壢國小中壢國小</text:span><text:span text:style-name="T7">中壢國小中壢國小中壢國小</text:span><text:span text:style-name="T7">中壢國小中壢國小中壢國小</text:span><text:span text:style-name="T7">中壢國小中壢國小中壢國小</text:span><text:span text:style-name="T7">中壢國小中壢國小中壢國小</text:span><text:span text:style-name="T7">中壢國小中壢國小中壢國小</text:span><text:span text:style-name="T7">中壢國小中壢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49" office:value-type="float" office:value="975">
            <text:p>97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中壢國小<text:span text:style-name="T7">中壢國小中壢國小</text:span><text:span text:style-name="T7">中壢國小中壢國小中壢國小</text:span><text:span text:style-name="T7">中壢國小中壢國小中壢國小</text:span><text:span text:style-name="T7">中壢國小中壢國小中壢國小</text:span><text:span text:style-name="T7">中壢國小中壢國小中壢國小</text:span><text:span text:style-name="T7">中壢國小中壢國小中壢國小</text:span><text:span text:style-name="T7">中壢國小中壢國小中壢國小</text:span><text:span text:style-name="T7">中壢國小中壢國小中壢國小</text:span><text:span text:style-name="T7">中壢國小中壢國小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text:span text:style-name="T12">1.</text:span><text:span text:style-name="T12">共同供應契約</text:span></text:p>
            <text:p><text:span text:style-name="T11">2.</text:span><text:span text:style-name="T12">小額採購</text:span></text:p>
          </table:table-cell>
          <table:table-cell table:style-name="ce6" office:value-type="string">
            <text:p><text:span text:style-name="T7">翃棋企業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翃棋企業</text:span><text:span text:style-name="T7">有限公司</text:span></text:p>
            <text:p><text:span text:style-name="T7">晟方科技企業有限公司</text:span></text:p>
            <text:p><text:span text:style-name="T7">豐雅數位有限公司</text:span></text:p>
            <text:p><text:span text:style-name="T7">欣合資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舒翠玲<text:span text:style-name="T7">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</text:span></text:p>
          </table:table-cell>
          <table:table-cell table:style-name="ce6" office:value-type="string">
            <text:p><text:span text:style-name="T7">改善及充實教學環境</text:span><text:span text:style-name="T8">-</text:span><text:span text:style-name="T9">國樂設</text:span><text:span text:style-name="T9">備採購改善及充實教學環境</text:span><text:span text:style-name="T8">-</text:span><text:span text:style-name="T9">國樂設備採購改善及充實教</text:span><text:span text:style-name="T9">學環境</text:span><text:span text:style-name="T8">-</text:span><text:span text:style-name="T9">國樂設備採購改善及</text:span><text:span text:style-name="T9">充實教學環境</text:span><text:span text:style-name="T8">-</text:span><text:span text:style-name="T9">國樂設備採購</text:span><text:span text:style-name="T9">改善及充實教學環境</text:span><text:span text:style-name="T8">-</text:span><text:span text:style-name="T9">國樂設</text:span><text:span text:style-name="T9">備採購改善及充實教學環境</text:span><text:span text:style-name="T8">-</text:span><text:span text:style-name="T9">國樂設備採購改善及充實教</text:span><text:span text:style-name="T9">學環境</text:span><text:span text:style-name="T8">-</text:span><text:span text:style-name="T9">國樂設備採購改善及</text:span><text:span text:style-name="T9">充實教學環境</text:span><text:span text:style-name="T8">-</text:span><text:span text:style-name="T9">國樂設備採購</text:span><text:span text:style-name="T9">改善及充實教學環境</text:span><text:span text:style-name="T8">-</text:span><text:span text:style-name="T9">國樂設</text:span><text:span text:style-name="T9">備採購改善及充實教學環境</text:span><text:span text:style-name="T8">-</text:span><text:span text:style-name="T9">國樂設備採購改善及充實教</text:span><text:span text:style-name="T9">學環境</text:span><text:span text:style-name="T8">-</text:span><text:span text:style-name="T9">國樂設備採購改善及</text:span><text:span text:style-name="T9">充實教學環境</text:span><text:span text:style-name="T8">-</text:span><text:span text:style-name="T9">國樂設備採購</text:span><text:span text:style-name="T9">改善及充實教學環境</text:span><text:span text:style-name="T8">-</text:span><text:span text:style-name="T9">國樂設</text:span><text:span text:style-name="T9">備採購改善及充實教學環境</text:span><text:span text:style-name="T8">-</text:span><text:span text:style-name="T9">國樂設備採購改善及充實教</text:span><text:span text:style-name="T9">學環境</text:span><text:span text:style-name="T8">-</text:span><text:span text:style-name="T9">國樂設備採購改善及</text:span><text:span text:style-name="T9">充實教學環境</text:span><text:span text:style-name="T8">-</text:span><text:span text:style-name="T9">國樂設備採購</text:span><text:span text:style-name="T9">改善及充實教學環境</text:span><text:span text:style-name="T8">-</text:span><text:span text:style-name="T9">國樂設</text:span><text:span text:style-name="T9">備採購改善及充實教學環境</text:span><text:span text:style-name="T8">-</text:span><text:span text:style-name="T9">國樂設備採購改善及充實教</text:span><text:span text:style-name="T9">學環境</text:span><text:span text:style-name="T8">-</text:span><text:span text:style-name="T9">國樂設備採購改善及</text:span><text:span text:style-name="T9">充實教學環境</text:span><text:span text:style-name="T8">-</text:span><text:span text:style-name="T9">國樂設備採購</text:span><text:span text:style-name="T9">改善及充實教學環境</text:span><text:span text:style-name="T8">-</text:span><text:span text:style-name="T9">國樂設</text:span><text:span text:style-name="T9">備採購改善及充實教學環境</text:span><text:span text:style-name="T8">-</text:span><text:span text:style-name="T9">國樂設備採購改善及充實教</text:span><text:span text:style-name="T9">學環境</text:span><text:span text:style-name="T8">-</text:span><text:span text:style-name="T9">國樂設備採購改善及</text:span><text:span text:style-name="T9">充實教學環境</text:span><text:span text:style-name="T8">-</text:span><text:span text:style-name="T9">國樂設備採購</text:span><text:span text:style-name="T9">改善及充實教學環境</text:span><text:span text:style-name="T8">-</text:span><text:span text:style-name="T9">國樂設</text:span><text:span text:style-name="T9">備採購改善及充實教學環境</text:span><text:span text:style-name="T8">-</text:span><text:span text:style-name="T9">國樂設備採購</text:span></text:p>
          </table:table-cell>
          <table:table-cell table:style-name="ce28" office:value-type="string">
            <text:p>龍岡國中<text:span text:style-name="T7">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51" office:value-type="float" office:value="500">
            <text:p><text:s/>5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8" office:value-type="string">
            <text:p>龍岡國中<text:span text:style-name="T7">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</text:span></text:p>
          </table:table-cell>
          <table:table-cell table:style-name="ce7" office:value-type="string">
            <text:p>公開取得書面報價單或企劃書<text:span text:style-name="T10">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</text:span></text:p>
          </table:table-cell>
          <table:table-cell table:style-name="ce6" office:value-type="string">
            <text:p>長安樂器有限公司<text:span text:style-name="T7">長安樂器</text:span><text:span text:style-name="T7">有限公司長安樂器有限公司</text:span><text:span text:style-name="T7">長安樂器有限公司長安樂器</text:span><text:span text:style-name="T7">有限公司長安樂器有限公司</text:span><text:span text:style-name="T7">長安樂器有限公司長安樂器</text:span><text:span text:style-name="T7">有限公司長安樂器有限公司</text:span><text:span text:style-name="T7">長安樂器有限公司長安樂器</text:span><text:span text:style-name="T7">有限公司長安樂器有限公司</text:span><text:span text:style-name="T7">長安樂器有限公司長安樂器</text:span><text:span text:style-name="T7">有限公司長安樂器有限公司</text:span><text:span text:style-name="T7">長安樂器有限公司長安樂器</text:span><text:span text:style-name="T7">有限公司長安樂器有限公司</text:span><text:span text:style-name="T7">長安樂器有限公司長安樂器</text:span><text:span text:style-name="T7">有限公司長安樂器有限公司</text:span><text:span text:style-name="T7">長安樂器有限公司長安樂器</text:span><text:span text:style-name="T7">有限公司長安樂器有限公司</text:span><text:span text:style-name="T7">長安樂器有限公司長安樂器</text:span><text:span text:style-name="T7">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莊玉輝<text:span text:style-name="T7">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</text:span></text:p>
          </table:table-cell>
          <table:table-cell table:style-name="ce6" office:value-type="string">
            <text:p>更新多媒體語言教室設備<text:span text:style-name="T7">更</text:span><text:span text:style-name="T7">新多媒體語言教室設備更新</text:span><text:span text:style-name="T7">多媒體語言教室設備更新多</text:span><text:span text:style-name="T7">媒體語言教室設備更新多媒</text:span><text:span text:style-name="T7">體語言教室設備更新多媒體</text:span><text:span text:style-name="T7">語言教室設備更新多媒體語</text:span><text:span text:style-name="T7">言教室設備更新多媒體語言</text:span><text:span text:style-name="T7">教室設備更新多媒體語言教</text:span><text:span text:style-name="T7">室設備更新多媒體語言教室</text:span><text:span text:style-name="T7">設備更新多媒體語言教室設</text:span><text:span text:style-name="T7">備更新多媒體語言教室設備</text:span><text:span text:style-name="T7">更新多媒體語言教室設備更</text:span><text:span text:style-name="T7">新多媒體語言教室設備更新</text:span><text:span text:style-name="T7">多媒體語言教室設備更新多</text:span><text:span text:style-name="T7">媒體語言教室設備更新多媒</text:span><text:span text:style-name="T7">體語言教室設備更新多媒體</text:span><text:span text:style-name="T7">語言教室設備更新多媒體語</text:span><text:span text:style-name="T7">言教室設備更新多媒體語言</text:span><text:span text:style-name="T7">教室設備更新多媒體語言教</text:span><text:span text:style-name="T7">室設備更新多媒體語言教室</text:span><text:span text:style-name="T7">設備更新多媒體語言教室設</text:span><text:span text:style-name="T7">備更新多媒體語言教室設備</text:span><text:span text:style-name="T7">更新多媒體語言教室設備更</text:span><text:span text:style-name="T7">新多媒體語言教室設備</text:span></text:p>
          </table:table-cell>
          <table:table-cell table:style-name="ce28" office:value-type="string">
            <text:p>中壢國中<text:span text:style-name="T7">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無</text:span><text:span text:style-name="T7">無無</text:span></text:p>
          </table:table-cell>
          <table:table-cell table:style-name="ce49" office:value-type="float" office:value="600">
            <text:p>6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8" office:value-type="string">
            <text:p>中壢國中<text:span text:style-name="T7">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</text:span></text:p>
          </table:table-cell>
          <table:table-cell table:style-name="ce7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" office:value-type="string">
            <text:p>水知道科技實業有限公司<text:span text:style-name="T7">水</text:span><text:span text:style-name="T7">知道科技實業有限公司水知</text:span><text:span text:style-name="T7">道科技實業有限公司水知道</text:span><text:span text:style-name="T7">科技實業有限公司水知道科</text:span><text:span text:style-name="T7">技實業有限公司水知道科技</text:span><text:span text:style-name="T7">實業有限公司水知道科技實</text:span><text:span text:style-name="T7">業有限公司水知道科技實業</text:span><text:span text:style-name="T7">有限公司水知道科技實業有</text:span><text:span text:style-name="T7">限公司水知道科技實業有限</text:span><text:span text:style-name="T7">公司水知道科技實業有限公</text:span><text:span text:style-name="T7">司水知道科技實業有限公司</text:span><text:span text:style-name="T7">水知道科技實業有限公司水</text:span><text:span text:style-name="T7">知道科技實業有限公司水知</text:span><text:span text:style-name="T7">道科技實業有限公司水知道</text:span><text:span text:style-name="T7">科技實業有限公司水知道科</text:span><text:span text:style-name="T7">技實業有限公司水知道科技</text:span><text:span text:style-name="T7">實業有限公司水知道科技實</text:span><text:span text:style-name="T7">業有限公司水知道科技實業</text:span><text:span text:style-name="T7">有限公司水知道科技實業有</text:span><text:span text:style-name="T7">限公司水知道科技實業有限</text:span><text:span text:style-name="T7">公司水知道科技實業有限公</text:span><text:span text:style-name="T7">司水知道科技實業有限公司</text:span><text:span text:style-name="T7">水知道科技實業有限公司水</text:span><text:span text:style-name="T7">知道科技實業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許清順<text:span text:style-name="T7">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</text:span></text:p>
          </table:table-cell>
          <table:table-cell table:style-name="ce10" office:value-type="string">
            <text:p>山腳社區活動中心廣播音響系統<text:span text:style-name="T7">山腳社區活動中心廣播</text:span><text:span text:style-name="T7">音響系統山腳社區活動中心</text:span><text:span text:style-name="T7">廣播音響系統山腳社區活動</text:span><text:span text:style-name="T7">中心廣播音響系統山腳社區</text:span><text:span text:style-name="T7">活動中心廣播音響系統山腳</text:span><text:span text:style-name="T7">社區活動中心廣播音響系統</text:span><text:span text:style-name="T7">山腳社區活動中心廣播音響</text:span><text:span text:style-name="T7">系統山腳社區活動中心廣播</text:span><text:span text:style-name="T7">音響系統山腳社區活動中心</text:span><text:span text:style-name="T7">廣播音響系統山腳社區活動</text:span><text:span text:style-name="T7">中心廣播音響系統山腳社區</text:span><text:span text:style-name="T7">活動中心廣播音響系統山腳</text:span><text:span text:style-name="T7">社區活動中心廣播音響系統</text:span><text:span text:style-name="T7">山腳社區活動中心廣播音響</text:span><text:span text:style-name="T7">系統山腳社區活動中心廣播</text:span><text:span text:style-name="T7">音響系統山腳社區活動中心</text:span><text:span text:style-name="T7">廣播音響系統山腳社區活動</text:span><text:span text:style-name="T7">中心廣播音響系統山腳社區</text:span><text:span text:style-name="T7">活動中心廣播音響系統山腳</text:span><text:span text:style-name="T7">社區活動中心廣播音響系統</text:span><text:span text:style-name="T7">山腳社區活動中心廣播音響</text:span><text:span text:style-name="T7">系統山腳社區活動中心廣播</text:span><text:span text:style-name="T7">音響系統山腳社區活動中心</text:span><text:span text:style-name="T7">廣播音響系統山腳社區活動</text:span><text:span text:style-name="T7">中心廣播音響系統山腳社區</text:span><text:span text:style-name="T7">活動中心廣播音響系統山腳</text:span><text:span text:style-name="T7">社區活動中心廣播音響系統</text:span><text:span text:style-name="T7">山腳社區活動中心廣播音響</text:span><text:span text:style-name="T7">系統</text:span></text:p>
          </table:table-cell>
          <table:table-cell table:style-name="ce27" office:value-type="string">
            <text:p>蘆竹區公所<text:span text:style-name="T7">蘆竹區公所蘆竹</text:span><text:span text:style-name="T7">區公所蘆竹區公所蘆竹區公</text:span><text:span text:style-name="T7">所蘆竹區公所蘆竹區公所蘆</text:span><text:span text:style-name="T7">竹區公所蘆竹區公所蘆竹區</text:span><text:span text:style-name="T7">公所蘆竹區公所蘆竹區公所</text:span><text:span text:style-name="T7">蘆竹區公所蘆竹區公所蘆竹</text:span><text:span text:style-name="T7">區公所蘆竹區公所蘆竹區公</text:span><text:span text:style-name="T7">所蘆竹區公所蘆竹區公所蘆</text:span><text:span text:style-name="T7">竹區公所蘆竹區公所蘆竹區</text:span><text:span text:style-name="T7">公所蘆竹區公所蘆竹區公所</text:span><text:span text:style-name="T7">蘆竹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99">
            <text:p>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蘆竹區公所<text:span text:style-name="T7">蘆竹區公所蘆竹</text:span><text:span text:style-name="T7">區公所蘆竹區公所蘆竹區公</text:span><text:span text:style-name="T7">所蘆竹區公所蘆竹區公所蘆</text:span><text:span text:style-name="T7">竹區公所蘆竹區公所蘆竹區</text:span><text:span text:style-name="T7">公所蘆竹區公所蘆竹區公所</text:span><text:span text:style-name="T7">蘆竹區公所蘆竹區公所蘆竹</text:span><text:span text:style-name="T7">區公所蘆竹區公所蘆竹區公</text:span><text:span text:style-name="T7">所蘆竹區公所蘆竹區公所蘆</text:span><text:span text:style-name="T7">竹區公所蘆竹區公所蘆竹區</text:span><text:span text:style-name="T7">公所蘆竹區公所蘆竹區公所</text:span><text:span text:style-name="T7">蘆竹區公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</text:span></text:p>
          </table:table-cell>
          <table:table-cell table:style-name="ce6" office:value-type="string">
            <text:p>采宥國際有限公司<text:span text:style-name="T7">采宥國際</text:span><text:span text:style-name="T7">有限公司采宥國際有限公司</text:span><text:span text:style-name="T7">采宥國際有限公司采宥國際</text:span><text:span text:style-name="T7">有限公司采宥國際有限公司</text:span><text:span text:style-name="T7">采宥國際有限公司采宥國際</text:span><text:span text:style-name="T7">有限公司采宥國際有限公司</text:span><text:span text:style-name="T7">采宥國際有限公司采宥國際</text:span><text:span text:style-name="T7">有限公司采宥國際有限公司</text:span><text:span text:style-name="T7">采宥國際有限公司采宥國際</text:span><text:span text:style-name="T7">有限公司采宥國際有限公司</text:span><text:span text:style-name="T7">采宥國際有限公司采宥國際</text:span><text:span text:style-name="T7">有限公司采宥國際有限公司</text:span><text:span text:style-name="T7">采宥國際有限公司采宥國際</text:span><text:span text:style-name="T7">有限公司采宥國際有限公司</text:span><text:span text:style-name="T7">采宥國際有限公司采宥國際</text:span><text:span text:style-name="T7">有限公司采宥國際有限公司</text:span><text:span text:style-name="T7">采宥國際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陳麗莉<text:span text:style-name="T7">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</text:span></text:p>
          </table:table-cell>
          <table:table-cell table:style-name="ce6" office:value-type="string">
            <text:p>104<text:span text:style-name="T7">年度照明設備改善</text:span><text:span text:style-name="T7">104</text:span><text:span text:style-name="T7">年</text:span><text:span text:style-name="T7">度照明設備改善</text:span><text:span text:style-name="T7">104</text:span><text:span text:style-name="T7">年度照明</text:span><text:span text:style-name="T7">設備改善</text:span><text:span text:style-name="T7">104</text:span><text:span text:style-name="T7">年度照明設備改</text:span><text:span text:style-name="T7">善</text:span><text:span text:style-name="T7">104</text:span><text:span text:style-name="T7">年度照明設備改善</text:span><text:span text:style-name="T7">104</text:span><text:span text:style-name="T7">年度照明設備改善</text:span><text:span text:style-name="T7">104</text:span><text:span text:style-name="T7">年度照</text:span><text:span text:style-name="T7">明設備改善</text:span><text:span text:style-name="T7">104</text:span><text:span text:style-name="T7">年度照明設備</text:span><text:span text:style-name="T7">改善</text:span><text:span text:style-name="T7">104</text:span><text:span text:style-name="T7">年度照明設備改善</text:span><text:span text:style-name="T7">104</text:span><text:span text:style-name="T7">年度照明設備改善</text:span><text:span text:style-name="T7">104</text:span><text:span text:style-name="T7">年</text:span><text:span text:style-name="T7">度照明設備改善</text:span><text:span text:style-name="T7">104</text:span><text:span text:style-name="T7">年度照明</text:span><text:span text:style-name="T7">設備改善</text:span><text:span text:style-name="T7">104</text:span><text:span text:style-name="T7">年度照明設備改</text:span><text:span text:style-name="T7">善</text:span><text:span text:style-name="T7">104</text:span><text:span text:style-name="T7">年度照明設備改善</text:span><text:span text:style-name="T7">104</text:span><text:span text:style-name="T7">年度照明設備改善</text:span><text:span text:style-name="T7">104</text:span><text:span text:style-name="T7">年度照</text:span><text:span text:style-name="T7">明設備改善</text:span><text:span text:style-name="T7">104</text:span><text:span text:style-name="T7">年度照明設備</text:span><text:span text:style-name="T7">改善</text:span><text:span text:style-name="T7">104</text:span><text:span text:style-name="T7">年度照明設備改善</text:span><text:span text:style-name="T7">104</text:span><text:span text:style-name="T7">年度照明設備改善</text:span><text:span text:style-name="T7">104</text:span><text:span text:style-name="T7">年</text:span><text:span text:style-name="T7">度照明設備改善</text:span><text:span text:style-name="T7">104</text:span><text:span text:style-name="T7">年度照明</text:span><text:span text:style-name="T7">設備改善</text:span><text:span text:style-name="T7">104</text:span><text:span text:style-name="T7">年度照明設備改</text:span><text:span text:style-name="T7">善</text:span><text:span text:style-name="T7">104</text:span><text:span text:style-name="T7">年度照明設備改善</text:span><text:span text:style-name="T7">104</text:span><text:span text:style-name="T7">年度照明設備改善</text:span><text:span text:style-name="T7">104</text:span><text:span text:style-name="T7">年度照</text:span><text:span text:style-name="T7">明設備改善</text:span></text:p>
          </table:table-cell>
          <table:table-cell table:style-name="ce27" office:value-type="string">
            <text:p>公埔國小<text:span text:style-name="T7">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300">
            <text:p>3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公埔國小<text:span text:style-name="T7">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</text:span></text:p>
          </table:table-cell>
          <table:table-cell table:style-name="ce6" office:value-type="string">
            <text:p>光華照明實業有限公司<text:span text:style-name="T7">光華</text:span><text:span text:style-name="T7">照明實業有限公司光華照明</text:span><text:span text:style-name="T7">實業有限公司光華照明實業</text:span><text:span text:style-name="T7">有限公司光華照明實業有限</text:span><text:span text:style-name="T7">公司光華照明實業有限公司</text:span><text:span text:style-name="T7">光華照明實業有限公司光華</text:span><text:span text:style-name="T7">照明實業有限公司光華照明</text:span><text:span text:style-name="T7">實業有限公司光華照明實業</text:span><text:span text:style-name="T7">有限公司光華照明實業有限</text:span><text:span text:style-name="T7">公司光華照明實業有限公司</text:span><text:span text:style-name="T7">光華照明實業有限公司光華</text:span><text:span text:style-name="T7">照明實業有限公司光華照明</text:span><text:span text:style-name="T7">實業有限公司光華照明實業</text:span><text:span text:style-name="T7">有限公司光華照明實業有限</text:span><text:span text:style-name="T7">公司光華照明實業有限公司</text:span><text:span text:style-name="T7">光華照明實業有限公司光華</text:span><text:span text:style-name="T7">照明實業有限公司光華照明</text:span><text:span text:style-name="T7">實業有限公司光華照明實業</text:span><text:span text:style-name="T7">有限公司光華照明實業有限</text:span><text:span text:style-name="T7">公司光華照明實業有限公司</text:span><text:span text:style-name="T7">光華照明實業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李雲強<text:span text:style-name="T7">李雲強李雲強李雲強</text:span><text:span text:style-name="T7">李雲強李雲強李雲強李雲強</text:span><text:span text:style-name="T7">李雲強李雲強李雲強李雲強</text:span><text:span text:style-name="T7">李雲強李雲強李雲強李雲強</text:span><text:span text:style-name="T7">李雲強李雲強李雲強李雲強</text:span><text:span text:style-name="T7">李雲強李雲強李雲強李雲強</text:span><text:span text:style-name="T7">李雲強</text:span></text:p>
          </table:table-cell>
          <table:table-cell table:style-name="ce10" office:value-type="string">
            <text:p>充實暨改善校園安全設備<text:span text:style-name="T7">充</text:span><text:span text:style-name="T7">實暨改善校園安全設備充實</text:span><text:span text:style-name="T7">暨改善校園安全設備充實暨</text:span><text:span text:style-name="T7">改善校園安全設備充實暨改</text:span><text:span text:style-name="T7">善校園安全設備充實暨改善</text:span><text:span text:style-name="T7">校園安全設備充實暨改善校</text:span><text:span text:style-name="T7">園安全設備充實暨改善校園</text:span><text:span text:style-name="T7">安全設備充實暨改善校園安</text:span><text:span text:style-name="T7">全設備充實暨改善校園安全</text:span><text:span text:style-name="T7">設備充實暨改善校園安全設</text:span><text:span text:style-name="T7">備充實暨改善校園安全設備</text:span><text:span text:style-name="T7">充實暨改善校園安全設備充</text:span><text:span text:style-name="T7">實暨改善校園安全設備充實</text:span><text:span text:style-name="T7">暨改善校園安全設備充實暨</text:span><text:span text:style-name="T7">改善校園安全設備充實暨改</text:span><text:span text:style-name="T7">善校園安全設備充實暨改善</text:span><text:span text:style-name="T7">校園安全設備充實暨改善校</text:span><text:span text:style-name="T7">園安全設備充實暨改善校園</text:span><text:span text:style-name="T7">安全設備充實暨改善校園安</text:span><text:span text:style-name="T7">全設備充實暨改善校園安全</text:span><text:span text:style-name="T7">設備充實暨改善校園安全設</text:span><text:span text:style-name="T7">備充實暨改善校園安全設備</text:span><text:span text:style-name="T7">充實暨改善校園安全設備</text:span></text:p>
          </table:table-cell>
          <table:table-cell table:style-name="ce27" office:value-type="string">
            <text:p>迴龍國中小<text:span text:style-name="T7">迴龍國中小迴龍</text:span><text:span text:style-name="T7">國中小迴龍國中小迴龍國中</text:span><text:span text:style-name="T7">小迴龍國中小迴龍國中小迴</text:span><text:span text:style-name="T7">龍國中小迴龍國中小迴龍國</text:span><text:span text:style-name="T7">中小迴龍國中小迴龍國中小</text:span><text:span text:style-name="T7">迴龍國中小迴龍國中小迴龍</text:span><text:span text:style-name="T7">國中小迴龍國中小迴龍國中</text:span><text:span text:style-name="T7">小迴龍國中小迴龍國中小迴</text:span><text:span text:style-name="T7">龍國中小迴龍國中小迴龍國</text:span><text:span text:style-name="T7">中小迴龍國中小迴龍國中小</text:span><text:span text:style-name="T7">迴龍國中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4668">
            <text:p>4,668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迴龍國中小<text:span text:style-name="T7">迴龍國中小迴龍</text:span><text:span text:style-name="T7">國中小迴龍國中小迴龍國中</text:span><text:span text:style-name="T7">小迴龍國中小迴龍國中小迴</text:span><text:span text:style-name="T7">龍國中小迴龍國中小迴龍國</text:span><text:span text:style-name="T7">中小迴龍國中小迴龍國中小</text:span><text:span text:style-name="T7">迴龍國中小迴龍國中小迴龍</text:span><text:span text:style-name="T7">國中小迴龍國中小迴龍國中</text:span><text:span text:style-name="T7">小迴龍國中小迴龍國中小迴</text:span><text:span text:style-name="T7">龍國中小迴龍國中小迴龍國</text:span><text:span text:style-name="T7">中小迴龍國中小迴龍國中小</text:span><text:span text:style-name="T7">迴龍國中小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</text:span></text:p>
          </table:table-cell>
          <table:table-cell table:style-name="ce6" office:value-type="string">
            <text:p>律行科技有限公司<text:span text:style-name="T7">律行科技</text:span><text:span text:style-name="T7">有限公司律行科技有限公司</text:span><text:span text:style-name="T7">律行科技有限公司律行科技</text:span><text:span text:style-name="T7">有限公司律行科技有限公司</text:span><text:span text:style-name="T7">律行科技有限公司律行科技</text:span><text:span text:style-name="T7">有限公司律行科技有限公司</text:span><text:span text:style-name="T7">律行科技有限公司律行科技</text:span><text:span text:style-name="T7">有限公司律行科技有限公司</text:span><text:span text:style-name="T7">律行科技有限公司律行科技</text:span><text:span text:style-name="T7">有限公司律行科技有限公司</text:span><text:span text:style-name="T7">律行科技有限公司律行科技</text:span><text:span text:style-name="T7">有限公司律行科技有限公司</text:span><text:span text:style-name="T7">律行科技有限公司律行科技</text:span><text:span text:style-name="T7">有限公司律行科技有限公司</text:span><text:span text:style-name="T7">律行科技有限公司律行科技</text:span><text:span text:style-name="T7">有限公司律行科技有限公司</text:span><text:span text:style-name="T7">律行科技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萬美玲<text:span text:style-name="T7">萬美玲萬美玲萬美玲</text:span><text:span text:style-name="T7">萬美玲萬美玲萬美玲萬美玲</text:span><text:span text:style-name="T7">萬美玲萬美玲萬美玲萬美玲</text:span><text:span text:style-name="T7">萬美玲萬美玲萬美玲萬美玲</text:span><text:span text:style-name="T7">萬美玲萬美玲萬美玲萬美玲</text:span><text:span text:style-name="T7">萬美玲萬美玲萬美玲萬美玲</text:span><text:span text:style-name="T7">萬美玲</text:span></text:p>
          </table:table-cell>
          <table:table-cell table:style-name="ce10" office:value-type="string">
            <text:p>機車停車棚整建工程<text:span text:style-name="T7">機車停</text:span><text:span text:style-name="T7">車棚整建工程機車停車棚整</text:span><text:span text:style-name="T7">建工程機車停車棚整建工程</text:span><text:span text:style-name="T7">機車停車棚整建工程機車停</text:span><text:span text:style-name="T7">車棚整建工程機車停車棚整</text:span><text:span text:style-name="T7">建工程機車停車棚整建工程</text:span><text:span text:style-name="T7">機車停車棚整建工程機車停</text:span><text:span text:style-name="T7">車棚整建工程機車停車棚整</text:span><text:span text:style-name="T7">建工程機車停車棚整建工程</text:span><text:span text:style-name="T7">機車停車棚整建工程機車停</text:span><text:span text:style-name="T7">車棚整建工程機車停車棚整</text:span><text:span text:style-name="T7">建工程機車停車棚整建工程</text:span><text:span text:style-name="T7">機車停車棚整建工程機車停</text:span><text:span text:style-name="T7">車棚整建工程機車停車棚整</text:span><text:span text:style-name="T7">建工程機車停車棚整建工程</text:span><text:span text:style-name="T7">機車停車棚整建工程機車停</text:span><text:span text:style-name="T7">車棚整建工程機車停車棚整</text:span><text:span text:style-name="T7">建工程機車停車棚整建工程</text:span><text:span text:style-name="T7">機車停車棚整建工程</text:span></text:p>
          </table:table-cell>
          <table:table-cell table:style-name="ce27" office:value-type="string">
            <text:p>建國國中<text:span text:style-name="T7">建國國中建國國中</text:span><text:span text:style-name="T7">建國國中建國國中建國國中</text:span><text:span text:style-name="T7">建國國中建國國中建國國中</text:span><text:span text:style-name="T7">建國國中建國國中建國國中</text:span><text:span text:style-name="T7">建國國中建國國中建國國中</text:span><text:span text:style-name="T7">建國國中建國國中建國國中</text:span><text:span text:style-name="T7">建國國中建國國中建國國中</text:span><text:span text:style-name="T7">建國國中建國國中建國國中</text:span><text:span text:style-name="T7">建國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1650">
            <text:p>1,6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建國國中<text:span text:style-name="T7">建國國中建國國中</text:span><text:span text:style-name="T7">建國國中建國國中建國國中</text:span><text:span text:style-name="T7">建國國中建國國中建國國中</text:span><text:span text:style-name="T7">建國國中建國國中建國國中</text:span><text:span text:style-name="T7">建國國中建國國中建國國中</text:span><text:span text:style-name="T7">建國國中建國國中建國國中</text:span><text:span text:style-name="T7">建國國中建國國中建國國中</text:span><text:span text:style-name="T7">建國國中建國國中建國國中</text:span><text:span text:style-name="T7">建國國中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</text:span></text:p>
          </table:table-cell>
          <table:table-cell table:style-name="ce6" office:value-type="string">
            <text:p>陸城營造有限公司<text:span text:style-name="T7">陸城營造</text:span><text:span text:style-name="T7">有限公司陸城營造有限公司</text:span><text:span text:style-name="T7">陸城營造有限公司陸城營造</text:span><text:span text:style-name="T7">有限公司陸城營造有限公司</text:span><text:span text:style-name="T7">陸城營造有限公司陸城營造</text:span><text:span text:style-name="T7">有限公司陸城營造有限公司</text:span><text:span text:style-name="T7">陸城營造有限公司陸城營造</text:span><text:span text:style-name="T7">有限公司陸城營造有限公司</text:span><text:span text:style-name="T7">陸城營造有限公司陸城營造</text:span><text:span text:style-name="T7">有限公司陸城營造有限公司</text:span><text:span text:style-name="T7">陸城營造有限公司陸城營造</text:span><text:span text:style-name="T7">有限公司陸城營造有限公司</text:span><text:span text:style-name="T7">陸城營造有限公司陸城營造</text:span><text:span text:style-name="T7">有限公司陸城營造有限公司</text:span><text:span text:style-name="T7">陸城營造有限公司陸城營造</text:span><text:span text:style-name="T7">有限公司陸城營造有限公司</text:span><text:span text:style-name="T7">陸城營造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許清順<text:span text:style-name="T7">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</text:span></text:p>
          </table:table-cell>
          <table:table-cell table:style-name="ce10" office:value-type="string">
            <text:p>圖書採購<text:span text:style-name="T7">圖書採購圖書採購</text:span><text:span text:style-name="T7">圖書採購圖書採購圖書採購</text:span><text:span text:style-name="T7">圖書採購圖書採購圖書採購</text:span><text:span text:style-name="T7">圖書採購圖書採購圖書採購</text:span><text:span text:style-name="T7">圖書採購圖書採購圖書採購</text:span><text:span text:style-name="T7">圖書採購圖書採購圖書採購</text:span><text:span text:style-name="T7">圖書採購圖書採購圖書採購</text:span><text:span text:style-name="T7">圖書採購圖書採購圖書採購</text:span><text:span text:style-name="T7">圖書採購</text:span></text:p>
          </table:table-cell>
          <table:table-cell table:style-name="ce27" office:value-type="string">
            <text:p>新莊國小<text:span text:style-name="T7">新莊國小新莊國小</text:span><text:span text:style-name="T7">新莊國小新莊國小新莊國小</text:span><text:span text:style-name="T7">新莊國小新莊國小新莊國小</text:span><text:span text:style-name="T7">新莊國小新莊國小新莊國小</text:span><text:span text:style-name="T7">新莊國小新莊國小新莊國小</text:span><text:span text:style-name="T7">新莊國小新莊國小新莊國小</text:span><text:span text:style-name="T7">新莊國小新莊國小新莊國小</text:span><text:span text:style-name="T7">新莊國小新莊國小新莊國小</text:span><text:span text:style-name="T7">新莊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新莊國小<text:span text:style-name="T7">新莊國小新莊國小</text:span><text:span text:style-name="T7">新莊國小新莊國小新莊國小</text:span><text:span text:style-name="T7">新莊國小新莊國小新莊國小</text:span><text:span text:style-name="T7">新莊國小新莊國小新莊國小</text:span><text:span text:style-name="T7">新莊國小新莊國小新莊國小</text:span><text:span text:style-name="T7">新莊國小新莊國小新莊國小</text:span><text:span text:style-name="T7">新莊國小新莊國小新莊國小</text:span><text:span text:style-name="T7">新莊國小新莊國小新莊國小</text:span><text:span text:style-name="T7">新莊國小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</text:span></text:p>
          </table:table-cell>
          <table:table-cell table:style-name="ce6" office:value-type="string">
            <text:p>啓志文化事業有限公司<text:span text:style-name="T7">啓志</text:span><text:span text:style-name="T7">文化事業有限公司啓志文化</text:span><text:span text:style-name="T7">事業有限公司啓志文化事業</text:span><text:span text:style-name="T7">有限公司啓志文化事業有限</text:span><text:span text:style-name="T7">公司啓志文化事業有限公司</text:span><text:span text:style-name="T7">啓志文化事業有限公司啓志</text:span><text:span text:style-name="T7">文化事業有限公司啓志文化</text:span><text:span text:style-name="T7">事業有限公司啓志文化事業</text:span><text:span text:style-name="T7">有限公司啓志文化事業有限</text:span><text:span text:style-name="T7">公司啓志文化事業有限公司</text:span><text:span text:style-name="T7">啓志文化事業有限公司啓志</text:span><text:span text:style-name="T7">文化事業有限公司啓志文化</text:span><text:span text:style-name="T7">事業有限公司啓志文化事業</text:span><text:span text:style-name="T7">有限公司啓志文化事業有限</text:span><text:span text:style-name="T7">公司啓志文化事業有限公司</text:span><text:span text:style-name="T7">啓志文化事業有限公司啓志</text:span><text:span text:style-name="T7">文化事業有限公司啓志文化</text:span><text:span text:style-name="T7">事業有限公司啓志文化事業</text:span><text:span text:style-name="T7">有限公司啓志文化事業有限</text:span><text:span text:style-name="T7">公司啓志文化事業有限公司</text:span><text:span text:style-name="T7">啓志文化事業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李雲強<text:span text:style-name="T7">李雲強李雲強李雲強</text:span><text:span text:style-name="T7">李雲強李雲強李雲強李雲強</text:span><text:span text:style-name="T7">李雲強李雲強李雲強李雲強</text:span><text:span text:style-name="T7">李雲強李雲強李雲強李雲強</text:span><text:span text:style-name="T7">李雲強李雲強李雲強李雲強</text:span><text:span text:style-name="T7">李雲強李雲強李雲強李雲強</text:span><text:span text:style-name="T7">李雲強</text:span></text:p>
          </table:table-cell>
          <table:table-cell table:style-name="ce10" office:value-type="string">
            <text:p><text:span text:style-name="T7">改善教學環境教</text:span><text:span text:style-name="T8">-</text:span><text:span text:style-name="T9">教室冷氣設</text:span><text:span text:style-name="T9">備改善教學環境教</text:span><text:span text:style-name="T8">-</text:span><text:span text:style-name="T9">教室冷氣</text:span><text:span text:style-name="T9">設備改善教學環境教</text:span><text:span text:style-name="T8">-</text:span><text:span text:style-name="T9">教室冷</text:span><text:span text:style-name="T9">氣設備改善教學環境教</text:span><text:span text:style-name="T8">-</text:span><text:span text:style-name="T9">教室</text:span><text:span text:style-name="T9">冷氣設備改善教學環境教</text:span><text:span text:style-name="T8">-</text:span><text:span text:style-name="T9">教</text:span><text:span text:style-name="T9">室冷氣設備改善教學環境教</text:span><text:span text:style-name="T8">-</text:span><text:span text:style-name="T9">教室冷氣設備改善教學環境</text:span><text:span text:style-name="T9">教</text:span><text:span text:style-name="T8">-</text:span><text:span text:style-name="T9">教室冷氣設備改善教學環</text:span><text:span text:style-name="T9">境教</text:span><text:span text:style-name="T8">-</text:span><text:span text:style-name="T9">教室冷氣設備改善教學</text:span><text:span text:style-name="T9">環境教</text:span><text:span text:style-name="T8">-</text:span><text:span text:style-name="T9">教室冷氣設備改善教</text:span><text:span text:style-name="T9">學環境教</text:span><text:span text:style-name="T8">-</text:span><text:span text:style-name="T9">教室冷氣設備改善</text:span><text:span text:style-name="T9">教學環境教</text:span><text:span text:style-name="T8">-</text:span><text:span text:style-name="T9">教室冷氣設備改</text:span><text:span text:style-name="T9">善教學環境教</text:span><text:span text:style-name="T8">-</text:span><text:span text:style-name="T9">教室冷氣設備</text:span><text:span text:style-name="T9">改善教學環境教</text:span><text:span text:style-name="T8">-</text:span><text:span text:style-name="T9">教室冷氣設</text:span><text:span text:style-name="T9">備改善教學環境教</text:span><text:span text:style-name="T8">-</text:span><text:span text:style-name="T9">教室冷氣</text:span><text:span text:style-name="T9">設備改善教學環境教</text:span><text:span text:style-name="T8">-</text:span><text:span text:style-name="T9">教室冷</text:span><text:span text:style-name="T9">氣設備改善教學環境教</text:span><text:span text:style-name="T8">-</text:span><text:span text:style-name="T9">教室</text:span><text:span text:style-name="T9">冷氣設備改善教學環境教</text:span><text:span text:style-name="T8">-</text:span><text:span text:style-name="T9">教</text:span><text:span text:style-name="T9">室冷氣設備改善教學環境教</text:span><text:span text:style-name="T8">-</text:span><text:span text:style-name="T9">教室冷氣設備改善教學環境</text:span><text:span text:style-name="T9">教</text:span><text:span text:style-name="T8">-</text:span><text:span text:style-name="T9">教室冷氣設備改善教學環</text:span><text:span text:style-name="T9">境教</text:span><text:span text:style-name="T8">-</text:span><text:span text:style-name="T9">教室冷氣設備改善教學</text:span><text:span text:style-name="T9">環境教</text:span><text:span text:style-name="T8">-</text:span><text:span text:style-name="T9">教室冷氣設備改善教</text:span><text:span text:style-name="T9">學環境教</text:span><text:span text:style-name="T8">-</text:span><text:span text:style-name="T9">教室冷氣設備改善</text:span><text:span text:style-name="T9">教學環境教</text:span><text:span text:style-name="T8">-</text:span><text:span text:style-name="T9">教室冷氣設備改</text:span><text:span text:style-name="T9">善教學環境教</text:span><text:span text:style-name="T8">-</text:span><text:span text:style-name="T9">教室冷氣設備</text:span><text:span text:style-name="T9">改善教學環境教</text:span><text:span text:style-name="T8">-</text:span><text:span text:style-name="T9">教室冷氣設</text:span><text:span text:style-name="T9">備</text:span></text:p>
          </table:table-cell>
          <table:table-cell table:style-name="ce27" office:value-type="string">
            <text:p>幸福國中<text:span text:style-name="T7">幸福國中幸福國中</text:span><text:span text:style-name="T7">幸福國中幸福國中幸福國中</text:span><text:span text:style-name="T7">幸福國中幸福國中幸福國中</text:span><text:span text:style-name="T7">幸福國中幸福國中幸福國中</text:span><text:span text:style-name="T7">幸福國中幸福國中幸福國中</text:span><text:span text:style-name="T7">幸福國中幸福國中幸福國中</text:span><text:span text:style-name="T7">幸福國中幸福國中幸福國中</text:span><text:span text:style-name="T7">幸福國中幸福國中幸福國中</text:span><text:span text:style-name="T7">幸福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200">
            <text:p>2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幸福國中<text:span text:style-name="T7">幸福國中幸福國中</text:span><text:span text:style-name="T7">幸福國中幸福國中幸福國中</text:span><text:span text:style-name="T7">幸福國中幸福國中幸福國中</text:span><text:span text:style-name="T7">幸福國中幸福國中幸福國中</text:span><text:span text:style-name="T7">幸福國中幸福國中幸福國中</text:span><text:span text:style-name="T7">幸福國中幸福國中幸福國中</text:span><text:span text:style-name="T7">幸福國中幸福國中幸福國中</text:span><text:span text:style-name="T7">幸福國中幸福國中幸福國中</text:span><text:span text:style-name="T7">幸福國中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</text:span></text:p>
          </table:table-cell>
          <table:table-cell table:style-name="ce6" office:value-type="string">
            <text:p>淨寶電器行<text:span text:style-name="T7">淨寶電器行淨寶</text:span><text:span text:style-name="T7">電器行淨寶電器行淨寶電器</text:span><text:span text:style-name="T7">行淨寶電器行淨寶電器行淨</text:span><text:span text:style-name="T7">寶電器行淨寶電器行淨寶電</text:span><text:span text:style-name="T7">器行淨寶電器行淨寶電器行</text:span><text:span text:style-name="T7">淨寶電器行淨寶電器行淨寶</text:span><text:span text:style-name="T7">電器行淨寶電器行淨寶電器</text:span><text:span text:style-name="T7">行淨寶電器行淨寶電器行淨</text:span><text:span text:style-name="T7">寶電器行淨寶電器行淨寶電</text:span><text:span text:style-name="T7">器行淨寶電器行淨寶電器行</text:span><text:span text:style-name="T7">淨寶電器行</text:span></text:p>
          </table:table-cell>
          <table:table-cell table:number-columns-repeated="1015"/>
        </table:table-row>
        <table:table-row table:style-name="ro30">
          <table:table-cell table:style-name="ce4" office:value-type="string">
            <text:p>李家興<text:span text:style-name="T7">李家興李家興李家興</text:span><text:span text:style-name="T7">李家興李家興李家興李家興</text:span><text:span text:style-name="T7">李家興李家興李家興李家興</text:span><text:span text:style-name="T7">李家興李家興李家興李家興</text:span><text:span text:style-name="T7">李家興李家興李家興李家興</text:span><text:span text:style-name="T7">李家興李家興李家興李家興</text:span><text:span text:style-name="T7">李家興</text:span></text:p>
          </table:table-cell>
          <table:table-cell table:style-name="ce6" office:value-type="string">
            <text:p>104<text:span text:style-name="T7">年校園安全設施</text:span><text:span text:style-name="T8">-</text:span><text:span text:style-name="T9">監視系</text:span><text:span text:style-name="T9">統設備改善</text:span><text:span text:style-name="T9">104</text:span><text:span text:style-name="T9">年校園安全設</text:span><text:span text:style-name="T9">施</text:span><text:span text:style-name="T8">-</text:span><text:span text:style-name="T9">監視系統設備改善</text:span><text:span text:style-name="T9">104</text:span><text:span text:style-name="T9">年</text:span><text:span text:style-name="T9">校園安全設施</text:span><text:span text:style-name="T8">-</text:span><text:span text:style-name="T9">監視系統設備</text:span><text:span text:style-name="T9">改善</text:span><text:span text:style-name="T9">104</text:span><text:span text:style-name="T9">年校園安全設施</text:span><text:span text:style-name="T8">-</text:span><text:span text:style-name="T9">監</text:span><text:span text:style-name="T9">視系統設備改善</text:span><text:span text:style-name="T9">104</text:span><text:span text:style-name="T9">年校園安</text:span><text:span text:style-name="T9">全設施</text:span><text:span text:style-name="T8">-</text:span><text:span text:style-name="T9">監視系統設備改善</text:span><text:span text:style-name="T9">104</text:span><text:span text:style-name="T9">年校園安全設施</text:span><text:span text:style-name="T8">-</text:span><text:span text:style-name="T9">監視系</text:span><text:span text:style-name="T9">統設備改善</text:span><text:span text:style-name="T9">104</text:span><text:span text:style-name="T9">年校園安全設</text:span><text:span text:style-name="T9">施</text:span><text:span text:style-name="T8">-</text:span><text:span text:style-name="T9">監視系統設備改善</text:span><text:span text:style-name="T9">104</text:span><text:span text:style-name="T9">年</text:span><text:span text:style-name="T9">校園安全設施</text:span><text:span text:style-name="T8">-</text:span><text:span text:style-name="T9">監視系統設備</text:span><text:span text:style-name="T9">改善</text:span><text:span text:style-name="T9">104</text:span><text:span text:style-name="T9">年校園安全設施</text:span><text:span text:style-name="T8">-</text:span><text:span text:style-name="T9">監</text:span><text:span text:style-name="T9">視系統設備改善</text:span><text:span text:style-name="T9">104</text:span><text:span text:style-name="T9">年校園安</text:span><text:span text:style-name="T9">全設施</text:span><text:span text:style-name="T8">-</text:span><text:span text:style-name="T9">監視系統設備改善</text:span><text:span text:style-name="T9">104</text:span><text:span text:style-name="T9">年校園安全設施</text:span><text:span text:style-name="T8">-</text:span><text:span text:style-name="T9">監視系</text:span><text:span text:style-name="T9">統設備改善</text:span><text:span text:style-name="T9">104</text:span><text:span text:style-name="T9">年校園安全設</text:span><text:span text:style-name="T9">施</text:span><text:span text:style-name="T8">-</text:span><text:span text:style-name="T9">監視系統設備改善</text:span><text:span text:style-name="T9">104</text:span><text:span text:style-name="T9">年</text:span><text:span text:style-name="T9">校園安全設施</text:span><text:span text:style-name="T8">-</text:span><text:span text:style-name="T9">監視系統設備</text:span><text:span text:style-name="T9">改善</text:span><text:span text:style-name="T9">104</text:span><text:span text:style-name="T9">年校園安全設施</text:span><text:span text:style-name="T8">-</text:span><text:span text:style-name="T9">監</text:span><text:span text:style-name="T9">視系統設備改善</text:span><text:span text:style-name="T9">104</text:span><text:span text:style-name="T9">年校園安</text:span><text:span text:style-name="T9">全設施</text:span><text:span text:style-name="T8">-</text:span><text:span text:style-name="T9">監視系統設備改善</text:span><text:span text:style-name="T9">104</text:span><text:span text:style-name="T9">年校園安全設施</text:span><text:span text:style-name="T8">-</text:span><text:span text:style-name="T9">監視系</text:span><text:span text:style-name="T9">統設備改善</text:span><text:span text:style-name="T9">104</text:span><text:span text:style-name="T9">年校園安全設</text:span><text:span text:style-name="T9">施</text:span><text:span text:style-name="T8">-</text:span><text:span text:style-name="T9">監視系統設備改善</text:span><text:span text:style-name="T9">104</text:span><text:span text:style-name="T9">年</text:span><text:span text:style-name="T9">校園安全設施</text:span><text:span text:style-name="T8">-</text:span><text:span text:style-name="T9">監視系統設備</text:span><text:span text:style-name="T9">改善</text:span><text:span text:style-name="T9">104</text:span><text:span text:style-name="T9">年校園安全設施</text:span><text:span text:style-name="T8">-</text:span><text:span text:style-name="T9">監</text:span><text:span text:style-name="T9">視系統設備改善</text:span><text:span text:style-name="T9">104</text:span><text:span text:style-name="T9">年校園安</text:span><text:span text:style-name="T9">全設施</text:span><text:span text:style-name="T8">-</text:span><text:span text:style-name="T9">監視系統設備改善</text:span><text:span text:style-name="T9">104</text:span><text:span text:style-name="T9">年校園安全設施</text:span><text:span text:style-name="T8">-</text:span><text:span text:style-name="T9">監視系</text:span><text:span text:style-name="T9">統設備改善</text:span><text:span text:style-name="T9">104</text:span><text:span text:style-name="T9">年校園安全設</text:span><text:span text:style-name="T9">施</text:span><text:span text:style-name="T8">-</text:span><text:span text:style-name="T9">監視系統設備改善</text:span><text:span text:style-name="T9">104</text:span><text:span text:style-name="T9">年</text:span><text:span text:style-name="T9">校園安全設施</text:span><text:span text:style-name="T8">-</text:span><text:span text:style-name="T9">監視系統設備</text:span><text:span text:style-name="T9">改善</text:span><text:span text:style-name="T9">104</text:span><text:span text:style-name="T9">年校園安全設施</text:span><text:span text:style-name="T8">-</text:span><text:span text:style-name="T9">監</text:span><text:span text:style-name="T9">視系統設備改善</text:span><text:span text:style-name="T9">104</text:span><text:span text:style-name="T9">年校園安</text:span><text:span text:style-name="T9">全設施</text:span><text:span text:style-name="T8">-</text:span><text:span text:style-name="T9">監視系統設備改善</text:span></text:p>
          </table:table-cell>
          <table:table-cell table:style-name="ce27" office:value-type="string">
            <text:p>楊明國中<text:span text:style-name="T7">楊明國中楊明國中</text:span><text:span text:style-name="T7">楊明國中楊明國中楊明國中</text:span><text:span text:style-name="T7">楊明國中楊明國中楊明國中</text:span><text:span text:style-name="T7">楊明國中楊明國中楊明國中</text:span><text:span text:style-name="T7">楊明國中楊明國中楊明國中</text:span><text:span text:style-name="T7">楊明國中楊明國中楊明國中</text:span><text:span text:style-name="T7">楊明國中楊明國中楊明國中</text:span><text:span text:style-name="T7">楊明國中楊明國中楊明國中</text:span><text:span text:style-name="T7">楊明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294">
            <text:p>29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楊明國中<text:span text:style-name="T7">楊明國中楊明國中</text:span><text:span text:style-name="T7">楊明國中楊明國中楊明國中</text:span><text:span text:style-name="T7">楊明國中楊明國中楊明國中</text:span><text:span text:style-name="T7">楊明國中楊明國中楊明國中</text:span><text:span text:style-name="T7">楊明國中楊明國中楊明國中</text:span><text:span text:style-name="T7">楊明國中楊明國中楊明國中</text:span><text:span text:style-name="T7">楊明國中楊明國中楊明國中</text:span><text:span text:style-name="T7">楊明國中楊明國中楊明國中</text:span><text:span text:style-name="T7">楊明國中</text:span></text:p>
          </table:table-cell>
          <table:table-cell table:style-name="ce9" office:value-type="string">
            <text:p>公開取得書面報價單或企劃書<text:span text:style-name="T10">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</text:span></text:p>
          </table:table-cell>
          <table:table-cell table:style-name="ce6" office:value-type="string">
            <text:p>翊安電子有限公司<text:span text:style-name="T7">翊安電子</text:span><text:span text:style-name="T7">有限公司翊安電子有限公司</text:span><text:span text:style-name="T7">翊安電子有限公司翊安電子</text:span><text:span text:style-name="T7">有限公司翊安電子有限公司</text:span><text:span text:style-name="T7">翊安電子有限公司翊安電子</text:span><text:span text:style-name="T7">有限公司翊安電子有限公司</text:span><text:span text:style-name="T7">翊安電子有限公司翊安電子</text:span><text:span text:style-name="T7">有限公司翊安電子有限公司</text:span><text:span text:style-name="T7">翊安電子有限公司翊安電子</text:span><text:span text:style-name="T7">有限公司翊安電子有限公司</text:span><text:span text:style-name="T7">翊安電子有限公司翊安電子</text:span><text:span text:style-name="T7">有限公司翊安電子有限公司</text:span><text:span text:style-name="T7">翊安電子有限公司翊安電子</text:span><text:span text:style-name="T7">有限公司翊安電子有限公司</text:span><text:span text:style-name="T7">翊安電子有限公司翊安電子</text:span><text:span text:style-name="T7">有限公司翊安電子有限公司</text:span><text:span text:style-name="T7">翊安電子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謝彰文<text:span text:style-name="T7">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</text:span></text:p>
          </table:table-cell>
          <table:table-cell table:style-name="ce10" office:value-type="string">
            <text:p>教學環境改善工程<text:span text:style-name="T7">教學環境</text:span><text:span text:style-name="T7">改善工程教學環境改善工程</text:span><text:span text:style-name="T7">教學環境改善工程教學環境</text:span><text:span text:style-name="T7">改善工程教學環境改善工程</text:span><text:span text:style-name="T7">教學環境改善工程教學環境</text:span><text:span text:style-name="T7">改善工程教學環境改善工程</text:span><text:span text:style-name="T7">教學環境改善工程教學環境</text:span><text:span text:style-name="T7">改善工程教學環境改善工程</text:span><text:span text:style-name="T7">教學環境改善工程教學環境</text:span><text:span text:style-name="T7">改善工程教學環境改善工程</text:span><text:span text:style-name="T7">教學環境改善工程教學環境</text:span><text:span text:style-name="T7">改善工程教學環境改善工程</text:span><text:span text:style-name="T7">教學環境改善工程教學環境</text:span><text:span text:style-name="T7">改善工程教學環境改善工程</text:span><text:span text:style-name="T7">教學環境改善工程教學環境</text:span><text:span text:style-name="T7">改善工程教學環境改善工程</text:span><text:span text:style-name="T7">教學環境改善工程</text:span></text:p>
          </table:table-cell>
          <table:table-cell table:style-name="ce27" office:value-type="string">
            <text:p>東勢國小<text:span text:style-name="T7">東勢國小東勢國小</text:span><text:span text:style-name="T7">東勢國小東勢國小東勢國小</text:span><text:span text:style-name="T7">東勢國小東勢國小東勢國小</text:span><text:span text:style-name="T7">東勢國小東勢國小東勢國小</text:span><text:span text:style-name="T7">東勢國小東勢國小東勢國小</text:span><text:span text:style-name="T7">東勢國小東勢國小東勢國小</text:span><text:span text:style-name="T7">東勢國小東勢國小東勢國小</text:span><text:span text:style-name="T7">東勢國小東勢國小東勢國小</text:span><text:span text:style-name="T7">東勢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920">
            <text:p>92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東勢國小<text:span text:style-name="T7">東勢國小東勢國小</text:span><text:span text:style-name="T7">東勢國小東勢國小東勢國小</text:span><text:span text:style-name="T7">東勢國小東勢國小東勢國小</text:span><text:span text:style-name="T7">東勢國小東勢國小東勢國小</text:span><text:span text:style-name="T7">東勢國小東勢國小東勢國小</text:span><text:span text:style-name="T7">東勢國小東勢國小東勢國小</text:span><text:span text:style-name="T7">東勢國小東勢國小東勢國小</text:span><text:span text:style-name="T7">東勢國小東勢國小東勢國小</text:span><text:span text:style-name="T7">東勢國小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</text:span></text:p>
          </table:table-cell>
          <table:table-cell table:style-name="ce6" office:value-type="string">
            <text:p>運達營建工程有限公司<text:span text:style-name="T7">運達</text:span><text:span text:style-name="T7">營建工程有限公司運達營建</text:span><text:span text:style-name="T7">工程有限公司運達營建工程</text:span><text:span text:style-name="T7">有限公司運達營建工程有限</text:span><text:span text:style-name="T7">公司運達營建工程有限公司</text:span><text:span text:style-name="T7">運達營建工程有限公司運達</text:span><text:span text:style-name="T7">營建工程有限公司運達營建</text:span><text:span text:style-name="T7">工程有限公司運達營建工程</text:span><text:span text:style-name="T7">有限公司運達營建工程有限</text:span><text:span text:style-name="T7">公司運達營建工程有限公司</text:span><text:span text:style-name="T7">運達營建工程有限公司運達</text:span><text:span text:style-name="T7">營建工程有限公司運達營建</text:span><text:span text:style-name="T7">工程有限公司運達營建工程</text:span><text:span text:style-name="T7">有限公司運達營建工程有限</text:span><text:span text:style-name="T7">公司運達營建工程有限公司</text:span><text:span text:style-name="T7">運達營建工程有限公司運達</text:span><text:span text:style-name="T7">營建工程有限公司運達營建</text:span><text:span text:style-name="T7">工程有限公司運達營建工程</text:span><text:span text:style-name="T7">有限公司運達營建工程有限</text:span><text:span text:style-name="T7">公司運達營建工程有限公司</text:span><text:span text:style-name="T7">運達營建工程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李柏坊<text:span text:style-name="T7">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</text:span></text:p>
          </table:table-cell>
          <table:table-cell table:style-name="ce10" office:value-type="string">
            <text:p>校園教學區增置工程<text:span text:style-name="T7">校園教</text:span><text:span text:style-name="T7">學區增置工程校園教學區增</text:span><text:span text:style-name="T7">置工程校園教學區增置工程</text:span><text:span text:style-name="T7">校園教學區增置工程校園教</text:span><text:span text:style-name="T7">學區增置工程校園教學區增</text:span><text:span text:style-name="T7">置工程校園教學區增置工程</text:span><text:span text:style-name="T7">校園教學區增置工程校園教</text:span><text:span text:style-name="T7">學區增置工程校園教學區增</text:span><text:span text:style-name="T7">置工程校園教學區增置工程</text:span><text:span text:style-name="T7">校園教學區增置工程校園教</text:span><text:span text:style-name="T7">學區增置工程校園教學區增</text:span><text:span text:style-name="T7">置工程校園教學區增置工程</text:span><text:span text:style-name="T7">校園教學區增置工程校園教</text:span><text:span text:style-name="T7">學區增置工程校園教學區增</text:span><text:span text:style-name="T7">置工程校園教學區增置工程</text:span><text:span text:style-name="T7">校園教學區增置工程校園教</text:span><text:span text:style-name="T7">學區增置工程校園教學區增</text:span><text:span text:style-name="T7">置工程校園教學區增置工程</text:span><text:span text:style-name="T7">校園教學區增置工程</text:span></text:p>
          </table:table-cell>
          <table:table-cell table:style-name="ce27" office:value-type="string">
            <text:p>田心國小<text:span text:style-name="T7">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520">
            <text:p>52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田心國小<text:span text:style-name="T7">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</text:span></text:p>
          </table:table-cell>
          <table:table-cell table:style-name="ce6" office:value-type="string">
            <text:p>漢昇興業有限公司<text:span text:style-name="T7">漢昇興業</text:span><text:span text:style-name="T7">有限公司漢昇興業有限公司</text:span><text:span text:style-name="T7">漢昇興業有限公司漢昇興業</text:span><text:span text:style-name="T7">有限公司漢昇興業有限公司</text:span><text:span text:style-name="T7">漢昇興業有限公司漢昇興業</text:span><text:span text:style-name="T7">有限公司漢昇興業有限公司</text:span><text:span text:style-name="T7">漢昇興業有限公司漢昇興業</text:span><text:span text:style-name="T7">有限公司漢昇興業有限公司</text:span><text:span text:style-name="T7">漢昇興業有限公司漢昇興業</text:span><text:span text:style-name="T7">有限公司漢昇興業有限公司</text:span><text:span text:style-name="T7">漢昇興業有限公司漢昇興業</text:span><text:span text:style-name="T7">有限公司漢昇興業有限公司</text:span><text:span text:style-name="T7">漢昇興業有限公司漢昇興業</text:span><text:span text:style-name="T7">有限公司漢昇興業有限公司</text:span><text:span text:style-name="T7">漢昇興業有限公司漢昇興業</text:span><text:span text:style-name="T7">有限公司漢昇興業有限公司</text:span><text:span text:style-name="T7">漢昇興業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李柏坊<text:span text:style-name="T7">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</text:span></text:p>
          </table:table-cell>
          <table:table-cell table:style-name="ce10" office:value-type="string">
            <text:p>輔導室暨穿堂整修工程<text:span text:style-name="T7">輔導</text:span><text:span text:style-name="T7">室暨穿堂整修工程輔導室暨</text:span><text:span text:style-name="T7">穿堂整修工程輔導室暨穿堂</text:span><text:span text:style-name="T7">整修工程輔導室暨穿堂整修</text:span><text:span text:style-name="T7">工程輔導室暨穿堂整修工程</text:span><text:span text:style-name="T7">輔導室暨穿堂整修工程輔導</text:span><text:span text:style-name="T7">室暨穿堂整修工程輔導室暨</text:span><text:span text:style-name="T7">穿堂整修工程輔導室暨穿堂</text:span><text:span text:style-name="T7">整修工程輔導室暨穿堂整修</text:span><text:span text:style-name="T7">工程輔導室暨穿堂整修工程</text:span><text:span text:style-name="T7">輔導室暨穿堂整修工程輔導</text:span><text:span text:style-name="T7">室暨穿堂整修工程輔導室暨</text:span><text:span text:style-name="T7">穿堂整修工程輔導室暨穿堂</text:span><text:span text:style-name="T7">整修工程輔導室暨穿堂整修</text:span><text:span text:style-name="T7">工程輔導室暨穿堂整修工程</text:span><text:span text:style-name="T7">輔導室暨穿堂整修工程輔導</text:span><text:span text:style-name="T7">室暨穿堂整修工程輔導室暨</text:span><text:span text:style-name="T7">穿堂整修工程輔導室暨穿堂</text:span><text:span text:style-name="T7">整修工程輔導室暨穿堂整修</text:span><text:span text:style-name="T7">工程輔導室暨穿堂整修工程</text:span><text:span text:style-name="T7">輔導室暨穿堂整修工程</text:span></text:p>
          </table:table-cell>
          <table:table-cell table:style-name="ce27" office:value-type="string">
            <text:p>仁善國小<text:span text:style-name="T7">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815">
            <text:p>81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仁善國小<text:span text:style-name="T7">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</text:span></text:p>
          </table:table-cell>
          <table:table-cell table:style-name="ce9" office:value-type="string">
            <text:p>公開取得書面報價單或企劃書<text:span text:style-name="T10">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</text:span></text:p>
          </table:table-cell>
          <table:table-cell table:style-name="ce6" office:value-type="string">
            <text:p>經典室內裝修工程行<text:span text:style-name="T7">經典室</text:span><text:span text:style-name="T7">內裝修工程行經典室內裝修</text:span><text:span text:style-name="T7">工程行經典室內裝修工程行</text:span><text:span text:style-name="T7">經典室內裝修工程行經典室</text:span><text:span text:style-name="T7">內裝修工程行經典室內裝修</text:span><text:span text:style-name="T7">工程行經典室內裝修工程行</text:span><text:span text:style-name="T7">經典室內裝修工程行經典室</text:span><text:span text:style-name="T7">內裝修工程行經典室內裝修</text:span><text:span text:style-name="T7">工程行經典室內裝修工程行</text:span><text:span text:style-name="T7">經典室內裝修工程行經典室</text:span><text:span text:style-name="T7">內裝修工程行經典室內裝修</text:span><text:span text:style-name="T7">工程行經典室內裝修工程行</text:span><text:span text:style-name="T7">經典室內裝修工程行經典室</text:span><text:span text:style-name="T7">內裝修工程行經典室內裝修</text:span><text:span text:style-name="T7">工程行經典室內裝修工程行</text:span><text:span text:style-name="T7">經典室內裝修工程行經典室</text:span><text:span text:style-name="T7">內裝修工程行經典室內裝修</text:span><text:span text:style-name="T7">工程行經典室內裝修工程行</text:span><text:span text:style-name="T7">經典室內裝修工程行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陳治文<text:span text:style-name="T7">陳治文陳治文陳治文</text:span><text:span text:style-name="T7">陳治文陳治文陳治文陳治文</text:span><text:span text:style-name="T7">陳治文陳治文陳治文陳治文</text:span><text:span text:style-name="T7">陳治文陳治文陳治文陳治文</text:span><text:span text:style-name="T7">陳治文陳治文陳治文陳治文</text:span><text:span text:style-name="T7">陳治文陳治文陳治文陳治文</text:span><text:span text:style-name="T7">陳治文</text:span></text:p>
          </table:table-cell>
          <table:table-cell table:style-name="ce10" office:value-type="string">
            <text:p>管樂團樂器申請補助<text:span text:style-name="T7">管樂團</text:span><text:span text:style-name="T7">樂器申請補助管樂團樂器申</text:span><text:span text:style-name="T7">請補助管樂團樂器申請補助</text:span><text:span text:style-name="T7">管樂團樂器申請補助管樂團</text:span><text:span text:style-name="T7">樂器申請補助管樂團樂器申</text:span><text:span text:style-name="T7">請補助管樂團樂器申請補助</text:span><text:span text:style-name="T7">管樂團樂器申請補助管樂團</text:span><text:span text:style-name="T7">樂器申請補助管樂團樂器申</text:span><text:span text:style-name="T7">請補助管樂團樂器申請補助</text:span><text:span text:style-name="T7">管樂團樂器申請補助管樂團</text:span><text:span text:style-name="T7">樂器申請補助管樂團樂器申</text:span><text:span text:style-name="T7">請補助管樂團樂器申請補助</text:span><text:span text:style-name="T7">管樂團樂器申請補助管樂團</text:span><text:span text:style-name="T7">樂器申請補助管樂團樂器申</text:span><text:span text:style-name="T7">請補助管樂團樂器申請補助</text:span><text:span text:style-name="T7">管樂團樂器申請補助管樂團</text:span><text:span text:style-name="T7">樂器申請補助管樂團樂器申</text:span><text:span text:style-name="T7">請補助管樂團樂器申請補助</text:span><text:span text:style-name="T7">管樂團樂器申請補助</text:span></text:p>
          </table:table-cell>
          <table:table-cell table:style-name="ce27" office:value-type="string">
            <text:p>仁和國中<text:span text:style-name="T7">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450">
            <text:p>4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仁和國中<text:span text:style-name="T7">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</text:span></text:p>
          </table:table-cell>
          <table:table-cell table:style-name="ce9" office:value-type="string">
            <text:p>公開取得書面報價單或企劃書<text:span text:style-name="T10">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</text:span></text:p>
          </table:table-cell>
          <table:table-cell table:style-name="ce6" office:value-type="string">
            <text:p>藝研國際有限公司<text:span text:style-name="T7">藝研國際</text:span><text:span text:style-name="T7">有限公司藝研國際有限公司</text:span><text:span text:style-name="T7">藝研國際有限公司藝研國際</text:span><text:span text:style-name="T7">有限公司藝研國際有限公司</text:span><text:span text:style-name="T7">藝研國際有限公司藝研國際</text:span><text:span text:style-name="T7">有限公司藝研國際有限公司</text:span><text:span text:style-name="T7">藝研國際有限公司藝研國際</text:span><text:span text:style-name="T7">有限公司藝研國際有限公司</text:span><text:span text:style-name="T7">藝研國際有限公司藝研國際</text:span><text:span text:style-name="T7">有限公司藝研國際有限公司</text:span><text:span text:style-name="T7">藝研國際有限公司藝研國際</text:span><text:span text:style-name="T7">有限公司藝研國際有限公司</text:span><text:span text:style-name="T7">藝研國際有限公司藝研國際</text:span><text:span text:style-name="T7">有限公司藝研國際有限公司</text:span><text:span text:style-name="T7">藝研國際有限公司藝研國際</text:span><text:span text:style-name="T7">有限公司藝研國際有限公司</text:span><text:span text:style-name="T7">藝研國際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陳麗莉<text:span text:style-name="T7">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</text:span></text:p>
          </table:table-cell>
          <table:table-cell table:style-name="ce10" office:value-type="string">
            <text:p>竹風樓背面增設風雨窗工程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text:span text:style-name="T7">竹風樓背面增設風雨窗工程</text:span></text:p>
          </table:table-cell>
          <table:table-cell table:style-name="ce27" office:value-type="string">
            <text:p>大竹國小<text:span text:style-name="T7">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550">
            <text:p>5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大竹國小<text:span text:style-name="T7">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大竹國小大竹國小</text:span><text:span text:style-name="T7">大竹國小</text:span></text:p>
          </table:table-cell>
          <table:table-cell table:style-name="ce9" office:value-type="string">
            <text:p>公開取得書面報價單或企劃書<text:span text:style-name="T10">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</text:span></text:p>
          </table:table-cell>
          <table:table-cell table:style-name="ce6" office:value-type="string">
            <text:p>鉦家有限公司<text:span text:style-name="T7">鉦家有限公司</text:span><text:span text:style-name="T7">鉦家有限公司鉦家有限公司</text:span><text:span text:style-name="T7">鉦家有限公司鉦家有限公司</text:span><text:span text:style-name="T7">鉦家有限公司鉦家有限公司</text:span><text:span text:style-name="T7">鉦家有限公司鉦家有限公司</text:span><text:span text:style-name="T7">鉦家有限公司鉦家有限公司</text:span><text:span text:style-name="T7">鉦家有限公司鉦家有限公司</text:span><text:span text:style-name="T7">鉦家有限公司鉦家有限公司</text:span><text:span text:style-name="T7">鉦家有限公司鉦家有限公司</text:span><text:span text:style-name="T7">鉦家有限公司鉦家有限公司</text:span><text:span text:style-name="T7">鉦家有限公司鉦家有限公司</text:span><text:span text:style-name="T7">鉦家有限公司鉦家有限公司</text:span><text:span text:style-name="T7">鉦家有限公司</text:span></text:p>
          </table:table-cell>
          <table:table-cell table:number-columns-repeated="1015"/>
        </table:table-row>
        <table:table-row table:style-name="ro15">
          <table:table-cell table:style-name="ce5" office:value-type="string"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>張肇良</text:span></text:p>
            <text:p><text:span text:style-name="T7">陳美梅</text:span></text:p>
            <text:p><text:span text:style-name="T7"/></text:p>
          </table:table-cell>
          <table:table-cell table:style-name="ce10" office:value-type="string">
            <text:p>通學廣場及排水改善工程<text:span text:style-name="T7">通</text:span><text:span text:style-name="T7">學廣場及排水改善工程通學</text:span><text:span text:style-name="T7">廣場及排水改善工程通學廣</text:span><text:span text:style-name="T7">場及排水改善工程通學廣場</text:span><text:span text:style-name="T7">及排水改善工程通學廣場及</text:span><text:span text:style-name="T7">排水改善工程通學廣場及排</text:span><text:span text:style-name="T7">水改善工程通學廣場及排水</text:span><text:span text:style-name="T7">改善工程通學廣場及排水改</text:span><text:span text:style-name="T7">善工程通學廣場及排水改善</text:span><text:span text:style-name="T7">工程通學廣場及排水改善工</text:span><text:span text:style-name="T7">程通學廣場及排水改善工程</text:span><text:span text:style-name="T7">通學廣場及排水改善工程通</text:span><text:span text:style-name="T7">學廣場及排水改善工程通學</text:span><text:span text:style-name="T7">廣場及排水改善工程通學廣</text:span><text:span text:style-name="T7">場及排水改善工程通學廣場</text:span><text:span text:style-name="T7">及排水改善工程通學廣場及</text:span><text:span text:style-name="T7">排水改善工程通學廣場及排</text:span><text:span text:style-name="T7">水改善工程通學廣場及排水</text:span><text:span text:style-name="T7">改善工程通學廣場及排水改</text:span><text:span text:style-name="T7">善工程通學廣場及排水改善</text:span><text:span text:style-name="T7">工程通學廣場及排水改善工</text:span><text:span text:style-name="T7">程通學廣場及排水改善工程</text:span><text:span text:style-name="T7">通學廣場及排水改善工程</text:span></text:p>
          </table:table-cell>
          <table:table-cell table:style-name="ce27" office:value-type="string">
            <text:p>中埔國小<text:span text:style-name="T7">中埔國小中埔國小</text:span><text:span text:style-name="T7">中埔國小中埔國小中埔國小</text:span><text:span text:style-name="T7">中埔國小中埔國小中埔國小</text:span><text:span text:style-name="T7">中埔國小中埔國小中埔國小</text:span><text:span text:style-name="T7">中埔國小中埔國小中埔國小</text:span><text:span text:style-name="T7">中埔國小中埔國小中埔國小</text:span><text:span text:style-name="T7">中埔國小中埔國小中埔國小</text:span><text:span text:style-name="T7">中埔國小中埔國小中埔國小</text:span><text:span text:style-name="T7">中埔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4550">
            <text:p>4,5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中埔國小<text:span text:style-name="T7">中埔國小中埔國小</text:span><text:span text:style-name="T7">中埔國小中埔國小中埔國小</text:span><text:span text:style-name="T7">中埔國小中埔國小中埔國小</text:span><text:span text:style-name="T7">中埔國小中埔國小中埔國小</text:span><text:span text:style-name="T7">中埔國小中埔國小中埔國小</text:span><text:span text:style-name="T7">中埔國小中埔國小中埔國小</text:span><text:span text:style-name="T7">中埔國小中埔國小中埔國小</text:span><text:span text:style-name="T7">中埔國小中埔國小中埔國小</text:span><text:span text:style-name="T7">中埔國小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</text:span></text:p>
          </table:table-cell>
          <table:table-cell table:style-name="ce6" office:value-type="string">
            <text:p>太陽系營造工程事業有限公司<text:span text:style-name="T7">太陽系營造工程事業有限</text:span><text:span text:style-name="T7">公司太陽系營造工程事業有</text:span><text:span text:style-name="T7">限公司太陽系營造工程事業</text:span><text:span text:style-name="T7">有限公司太陽系營造工程事</text:span><text:span text:style-name="T7">業有限公司太陽系營造工程</text:span><text:span text:style-name="T7">事業有限公司太陽系營造工</text:span><text:span text:style-name="T7">程事業有限公司太陽系營造</text:span><text:span text:style-name="T7">工程事業有限公司太陽系營</text:span><text:span text:style-name="T7">造工程事業有限公司太陽系</text:span><text:span text:style-name="T7">營造工程事業有限公司太陽</text:span><text:span text:style-name="T7">系營造工程事業有限公司太</text:span><text:span text:style-name="T7">陽系營造工程事業有限公司</text:span><text:span text:style-name="T7">太陽系營造工程事業有限公</text:span><text:span text:style-name="T7">司太陽系營造工程事業有限</text:span><text:span text:style-name="T7">公司太陽系營造工程事業有</text:span><text:span text:style-name="T7">限公司太陽系營造工程事業</text:span><text:span text:style-name="T7">有限公司太陽系營造工程事</text:span><text:span text:style-name="T7">業有限公司太陽系營造工程</text:span><text:span text:style-name="T7">事業有限公司太陽系營造工</text:span><text:span text:style-name="T7">程事業有限公司太陽系營造</text:span><text:span text:style-name="T7">工程事業有限公司太陽系營</text:span><text:span text:style-name="T7">造工程事業有限公司太陽系</text:span><text:span text:style-name="T7">營造工程事業有限公司太陽</text:span><text:span text:style-name="T7">系營造工程事業有限公司太</text:span><text:span text:style-name="T7">陽系營造工程事業有限公司</text:span><text:span text:style-name="T7">太陽系營造工程事業有限公</text:span><text:span text:style-name="T7">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陳治文<text:span text:style-name="T7">陳治文陳治文陳治文</text:span><text:span text:style-name="T7">陳治文陳治文陳治文陳治文</text:span><text:span text:style-name="T7">陳治文陳治文陳治文陳治文</text:span><text:span text:style-name="T7">陳治文陳治文陳治文陳治文</text:span><text:span text:style-name="T7">陳治文陳治文陳治文陳治文</text:span><text:span text:style-name="T7">陳治文陳治文陳治文陳治文</text:span><text:span text:style-name="T7">陳治文</text:span></text:p>
          </table:table-cell>
          <table:table-cell table:style-name="ce6" office:value-type="string">
            <text:p>104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text:span text:style-name="T7">104</text:span><text:span text:style-name="T7">學年度學生飲水設備購置</text:span></text:p>
          </table:table-cell>
          <table:table-cell table:style-name="ce27" office:value-type="string">
            <text:p>仁善國小<text:span text:style-name="T7">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98">
            <text:p>98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仁善國小<text:span text:style-name="T7">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仁善國小仁善國小</text:span><text:span text:style-name="T7">仁善國小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</text:span></text:p>
          </table:table-cell>
          <table:table-cell table:style-name="ce6" office:value-type="string">
            <text:p>賀溢企業有限公司<text:span text:style-name="T7">賀溢企業</text:span><text:span text:style-name="T7">有限公司賀溢企業有限公司</text:span><text:span text:style-name="T7">賀溢企業有限公司賀溢企業</text:span><text:span text:style-name="T7">有限公司賀溢企業有限公司</text:span><text:span text:style-name="T7">賀溢企業有限公司賀溢企業</text:span><text:span text:style-name="T7">有限公司賀溢企業有限公司</text:span><text:span text:style-name="T7">賀溢企業有限公司賀溢企業</text:span><text:span text:style-name="T7">有限公司賀溢企業有限公司</text:span><text:span text:style-name="T7">賀溢企業有限公司賀溢企業</text:span><text:span text:style-name="T7">有限公司賀溢企業有限公司</text:span><text:span text:style-name="T7">賀溢企業有限公司賀溢企業</text:span><text:span text:style-name="T7">有限公司賀溢企業有限公司</text:span><text:span text:style-name="T7">賀溢企業有限公司賀溢企業</text:span><text:span text:style-name="T7">有限公司賀溢企業有限公司</text:span><text:span text:style-name="T7">賀溢企業有限公司賀溢企業</text:span><text:span text:style-name="T7">有限公司賀溢企業有限公司</text:span><text:span text:style-name="T7">賀溢企業有限公司</text:span></text:p>
          </table:table-cell>
          <table:table-cell table:number-columns-repeated="1015"/>
        </table:table-row>
        <table:table-row table:style-name="ro31">
          <table:table-cell table:style-name="ce5" office:value-type="string">
            <text:p>李柏坊<text:span text:style-name="T7">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</text:span></text:p>
          </table:table-cell>
          <table:table-cell table:style-name="ce6" office:value-type="string">
            <text:p>104<text:span text:style-name="T7">學年度校園環境樹木綠美</text:span><text:span text:style-name="T7">化整理計畫</text:span><text:span text:style-name="T7">104</text:span><text:span text:style-name="T7">學年度校園環</text:span><text:span text:style-name="T7">境樹木綠美化整理計畫</text:span><text:span text:style-name="T7">104</text:span><text:span text:style-name="T7">學</text:span><text:span text:style-name="T7">年度校園環境樹木綠美化整</text:span><text:span text:style-name="T7">理計畫</text:span><text:span text:style-name="T7">104</text:span><text:span text:style-name="T7">學年度校園環境樹</text:span><text:span text:style-name="T7">木綠美化整理計畫</text:span><text:span text:style-name="T7">104</text:span><text:span text:style-name="T7">學年度</text:span><text:span text:style-name="T7">校園環境樹木綠美化整理計</text:span><text:span text:style-name="T7">畫</text:span><text:span text:style-name="T7">104</text:span><text:span text:style-name="T7">學年度校園環境樹木綠</text:span><text:span text:style-name="T7">美化整理計畫</text:span><text:span text:style-name="T7">104</text:span><text:span text:style-name="T7">學年度校園</text:span><text:span text:style-name="T7">環境樹木綠美化整理計畫</text:span><text:span text:style-name="T7">104</text:span><text:span text:style-name="T7">學年度校園環境樹木綠美化</text:span><text:span text:style-name="T7">整理計畫</text:span><text:span text:style-name="T7">104</text:span><text:span text:style-name="T7">學年度校園環境</text:span><text:span text:style-name="T7">樹木綠美化整理計畫</text:span><text:span text:style-name="T7">104</text:span><text:span text:style-name="T7">學年</text:span><text:span text:style-name="T7">度校園環境樹木綠美化整理</text:span><text:span text:style-name="T7">計畫</text:span><text:span text:style-name="T7">104</text:span><text:span text:style-name="T7">學年度校園環境樹木</text:span><text:span text:style-name="T7">綠美化整理計畫</text:span><text:span text:style-name="T7">104</text:span><text:span text:style-name="T7">學年度校</text:span><text:span text:style-name="T7">園環境樹木綠美化整理計畫</text:span><text:span text:style-name="T7">104</text:span><text:span text:style-name="T7">學年度校園環境樹木綠美</text:span><text:span text:style-name="T7">化整理計畫</text:span><text:span text:style-name="T7">104</text:span><text:span text:style-name="T7">學年度校園環</text:span><text:span text:style-name="T7">境樹木綠美化整理計畫</text:span><text:span text:style-name="T7">104</text:span><text:span text:style-name="T7">學</text:span><text:span text:style-name="T7">年度校園環境樹木綠美化整</text:span><text:span text:style-name="T7">理計畫</text:span><text:span text:style-name="T7">104</text:span><text:span text:style-name="T7">學年度校園環境樹</text:span><text:span text:style-name="T7">木綠美化整理計畫</text:span><text:span text:style-name="T7">104</text:span><text:span text:style-name="T7">學年度</text:span><text:span text:style-name="T7">校園環境樹木綠美化整理計</text:span><text:span text:style-name="T7">畫</text:span><text:span text:style-name="T7">104</text:span><text:span text:style-name="T7">學年度校園環境樹木綠</text:span><text:span text:style-name="T7">美化整理計畫</text:span><text:span text:style-name="T7">104</text:span><text:span text:style-name="T7">學年度校園</text:span><text:span text:style-name="T7">環境樹木綠美化整理計畫</text:span><text:span text:style-name="T7">104</text:span><text:span text:style-name="T7">學年度校園環境樹木綠美化</text:span><text:span text:style-name="T7">整理計畫</text:span><text:span text:style-name="T7">104</text:span><text:span text:style-name="T7">學年度校園環境</text:span><text:span text:style-name="T7">樹木綠美化整理計畫</text:span><text:span text:style-name="T7">104</text:span><text:span text:style-name="T7">學年</text:span><text:span text:style-name="T7">度校園環境樹木綠美化整理</text:span><text:span text:style-name="T7">計畫</text:span><text:span text:style-name="T7">104</text:span><text:span text:style-name="T7">學年度校園環境樹木</text:span><text:span text:style-name="T7">綠美化整理計畫</text:span><text:span text:style-name="T7">104</text:span><text:span text:style-name="T7">學年度校</text:span><text:span text:style-name="T7">園環境樹木綠美化整理計畫</text:span><text:span text:style-name="T7">104</text:span><text:span text:style-name="T7">學年度校園環境樹木綠美</text:span><text:span text:style-name="T7">化整理計畫</text:span></text:p>
          </table:table-cell>
          <table:table-cell table:style-name="ce28" office:value-type="string">
            <text:p>永福國小<text:span text:style-name="T7">永福國小永福國小</text:span><text:span text:style-name="T7">永福國小永福國小永福國小</text:span><text:span text:style-name="T7">永福國小永福國小永福國小</text:span><text:span text:style-name="T7">永福國小永福國小永福國小</text:span><text:span text:style-name="T7">永福國小永福國小永福國小</text:span><text:span text:style-name="T7">永福國小永福國小永福國小</text:span><text:span text:style-name="T7">永福國小永福國小永福國小</text:span><text:span text:style-name="T7">永福國小永福國小永福國小</text:span><text:span text:style-name="T7">永福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80">
            <text:p>8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8" office:value-type="string">
            <text:p>永福國小<text:span text:style-name="T7">永福國小永福國小</text:span><text:span text:style-name="T7">永福國小永福國小永福國小</text:span><text:span text:style-name="T7">永福國小永福國小永福國小</text:span><text:span text:style-name="T7">永福國小永福國小永福國小</text:span><text:span text:style-name="T7">永福國小永福國小永福國小</text:span><text:span text:style-name="T7">永福國小永福國小永福國小</text:span><text:span text:style-name="T7">永福國小永福國小永福國小</text:span><text:span text:style-name="T7">永福國小永福國小永福國小</text:span><text:span text:style-name="T7">永福國小</text:span></text:p>
          </table:table-cell>
          <table:table-cell table:style-name="ce7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</text:span></text:p>
          </table:table-cell>
          <table:table-cell table:style-name="ce6" office:value-type="string">
            <text:p><text:span text:style-name="T7">帝鈞開發有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帝鈞開發有</text:span><text:span text:style-name="T7">限公司</text:span></text:p>
            <text:p><text:span text:style-name="T7">北一銘業有限公司</text:span></text:p>
            <text:p><text:span text:style-name="T7">豐達企業社</text:span></text:p>
            <text:p><text:span text:style-name="T7">聖育教育用品社</text:span></text:p>
          </table:table-cell>
          <table:table-cell table:number-columns-repeated="1015"/>
        </table:table-row>
        <table:table-row table:style-name="ro32">
          <table:table-cell table:style-name="ce5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</text:span></text:p>
          </table:table-cell>
          <table:table-cell table:style-name="ce6" office:value-type="string">
            <text:p>校園週邊大型樹木修剪美化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text:span text:style-name="T7">校園週邊大型樹木修剪美化</text:span></text:p>
          </table:table-cell>
          <table:table-cell table:style-name="ce28" office:value-type="string">
            <text:p>中正國小<text:span text:style-name="T7">中正國小中正國小</text:span><text:span text:style-name="T7">中正國小中正國小中正國小</text:span><text:span text:style-name="T7">中正國小中正國小中正國小</text:span><text:span text:style-name="T7">中正國小中正國小中正國小</text:span><text:span text:style-name="T7">中正國小中正國小中正國小</text:span><text:span text:style-name="T7">中正國小中正國小中正國小</text:span><text:span text:style-name="T7">中正國小中正國小中正國小</text:span><text:span text:style-name="T7">中正國小中正國小中正國小</text:span><text:span text:style-name="T7">中正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無</text:span><text:span text:style-name="T7">無</text:span></text:p>
          </table:table-cell>
          <table:table-cell table:style-name="ce49" office:value-type="float" office:value="97">
            <text:p>97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8" office:value-type="string">
            <text:p>中正國小<text:span text:style-name="T7">中正國小中正國小</text:span><text:span text:style-name="T7">中正國小中正國小中正國小</text:span><text:span text:style-name="T7">中正國小中正國小中正國小</text:span><text:span text:style-name="T7">中正國小中正國小中正國小</text:span><text:span text:style-name="T7">中正國小中正國小中正國小</text:span><text:span text:style-name="T7">中正國小中正國小中正國小</text:span><text:span text:style-name="T7">中正國小中正國小中正國小</text:span><text:span text:style-name="T7">中正國小中正國小中正國小</text:span><text:span text:style-name="T7">中正國小</text:span></text:p>
          </table:table-cell>
          <table:table-cell table:style-name="ce7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</text:span></text:p>
          </table:table-cell>
          <table:table-cell table:style-name="ce6" office:value-type="string">
            <text:p>坤遇營造有限公司<text:span text:style-name="T7">坤遇營造</text:span><text:span text:style-name="T7">有限公司坤遇營造有限公司</text:span><text:span text:style-name="T7">坤遇營造有限公司坤遇營造</text:span><text:span text:style-name="T7">有限公司坤遇營造有限公司</text:span><text:span text:style-name="T7">坤遇營造有限公司坤遇營造</text:span><text:span text:style-name="T7">有限公司坤遇營造有限公司</text:span><text:span text:style-name="T7">坤遇營造有限公司坤遇營造</text:span><text:span text:style-name="T7">有限公司坤遇營造有限公司</text:span><text:span text:style-name="T7">坤遇營造有限公司坤遇營造</text:span><text:span text:style-name="T7">有限公司坤遇營造有限公司</text:span><text:span text:style-name="T7">坤遇營造有限公司坤遇營造</text:span><text:span text:style-name="T7">有限公司坤遇營造有限公司</text:span><text:span text:style-name="T7">坤遇營造有限公司坤遇營造</text:span><text:span text:style-name="T7">有限公司坤遇營造有限公司</text:span><text:span text:style-name="T7">坤遇營造有限公司坤遇營造</text:span><text:span text:style-name="T7">有限公司坤遇營造有限公司</text:span><text:span text:style-name="T7">坤遇營造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楊進福<text:span text:style-name="T7">楊進福楊進福楊進福</text:span><text:span text:style-name="T7">楊進福楊進福楊進福楊進福</text:span><text:span text:style-name="T7">楊進福楊進福楊進福楊進福</text:span><text:span text:style-name="T7">楊進福楊進福楊進福楊進福</text:span><text:span text:style-name="T7">楊進福楊進福楊進福楊進福</text:span><text:span text:style-name="T7">楊進福楊進福楊進福楊進福</text:span></text:p>
          </table:table-cell>
          <table:table-cell table:style-name="ce6" office:value-type="string">
            <text:p>104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text:span text:style-name="T7">104</text:span><text:span text:style-name="T7">年度教室教學設備採購</text:span></text:p>
          </table:table-cell>
          <table:table-cell table:style-name="ce27" office:value-type="string">
            <text:p>新明國中<text:span text:style-name="T7">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新明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4733">
            <text:p>4,733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新明國中<text:span text:style-name="T7">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新明國中</text:span></text:p>
          </table:table-cell>
          <table:table-cell table:style-name="ce7" office:value-type="string">
            <text:p>1.<text:span text:style-name="T10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/text:p>
          </table:table-cell>
          <table:table-cell table:style-name="ce6" office:value-type="string">
            <text:p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text:span text:style-name="T7">宸剛有限公司</text:span></text:p>
            <text:p><text:span text:style-name="T7">新向系統科技股份有限公司</text:span></text:p>
          </table:table-cell>
          <table:table-cell table:number-columns-repeated="1015"/>
        </table:table-row>
        <table:table-row table:style-name="ro33">
          <table:table-cell table:style-name="ce4" office:value-type="string">
            <text:p>邱奕勝<text:span text:style-name="T7">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/text:p>
          </table:table-cell>
          <table:table-cell table:style-name="ce10" office:value-type="string">
            <text:p>大園分局辦公環境及設備<text:span text:style-name="T7">大</text:span><text:span text:style-name="T7">園分局辦公環境及設備大園</text:span><text:span text:style-name="T7">分局辦公環境及設備大園分</text:span><text:span text:style-name="T7">局辦公環境及設備大園分局</text:span><text:span text:style-name="T7">辦公環境及設備大園分局辦</text:span><text:span text:style-name="T7">公環境及設備大園分局辦公</text:span><text:span text:style-name="T7">環境及設備大園分局辦公環</text:span><text:span text:style-name="T7">境及設備大園分局辦公環境</text:span><text:span text:style-name="T7">及設備大園分局辦公環境及</text:span><text:span text:style-name="T7">設備大園分局辦公環境及設</text:span><text:span text:style-name="T7">備大園分局辦公環境及設備</text:span><text:span text:style-name="T7">大園分局辦公環境及設備大</text:span><text:span text:style-name="T7">園分局辦公環境及設備大園</text:span><text:span text:style-name="T7">分局辦公環境及設備大園分</text:span><text:span text:style-name="T7">局辦公環境及設備大園分局</text:span><text:span text:style-name="T7">辦公環境及設備大園分局辦</text:span><text:span text:style-name="T7">公環境及設備大園分局辦公</text:span><text:span text:style-name="T7">環境及設備大園分局辦公環</text:span><text:span text:style-name="T7">境及設備大園分局辦公環境</text:span><text:span text:style-name="T7">及設備大園分局辦公環境及</text:span><text:span text:style-name="T7">設備大園分局辦公環境及設</text:span><text:span text:style-name="T7">備大園分局辦公環境及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999">
            <text:p>9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維廣資訊有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維廣資訊有</text:span><text:span text:style-name="T7">限公司</text:span></text:p>
            <text:p><text:span text:style-name="T7">可博科技有限公司</text:span></text:p>
            <text:p><text:span text:style-name="T7">萬事通科技有限公司</text:span></text:p>
            <text:p><text:span text:style-name="T7">麥可威爾貿易有限公司</text:span></text:p>
            <text:p><text:span text:style-name="T7">遠建電子科技有限公司</text:span></text:p>
            <text:p><text:span text:style-name="T7">德懋土木包工業</text:span></text:p>
            <text:p><text:span text:style-name="T7">昌城室內裝修有限公司</text:span></text:p>
            <text:p><text:span text:style-name="T7">喬澄科技工程有限公司</text:span></text:p>
            <text:p><text:span text:style-name="T7">富源工程企業社</text:span></text:p>
            <text:p><text:span text:style-name="T7">淨寶電器行</text:span></text:p>
            <text:p><text:span text:style-name="T7">正一綜合企業有限公司</text:span></text:p>
            <text:p><text:span text:style-name="T7">富凱企業工程行</text:span></text:p>
          </table:table-cell>
          <table:table-cell table:number-columns-repeated="1015"/>
        </table:table-row>
        <table:table-row table:style-name="ro34">
          <table:table-cell table:style-name="ce4" office:value-type="string">
            <text:p>邱奕勝<text:span text:style-name="T7">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/text:p>
          </table:table-cell>
          <table:table-cell table:style-name="ce10" office:value-type="string">
            <text:p>中壢分局興國派出所辦公設備<text:span text:style-name="T7">中壢分局興國派出所辦公</text:span><text:span text:style-name="T7">設備中壢分局興國派出所辦</text:span><text:span text:style-name="T7">公設備中壢分局興國派出所</text:span><text:span text:style-name="T7">辦公設備中壢分局興國派出</text:span><text:span text:style-name="T7">所辦公設備中壢分局興國派</text:span><text:span text:style-name="T7">出所辦公設備中壢分局興國</text:span><text:span text:style-name="T7">派出所辦公設備中壢分局興</text:span><text:span text:style-name="T7">國派出所辦公設備中壢分局</text:span><text:span text:style-name="T7">興國派出所辦公設備中壢分</text:span><text:span text:style-name="T7">局興國派出所辦公設備中壢</text:span><text:span text:style-name="T7">分局興國派出所辦公設備中</text:span><text:span text:style-name="T7">壢分局興國派出所辦公設備</text:span><text:span text:style-name="T7">中壢分局興國派出所辦公設</text:span><text:span text:style-name="T7">備中壢分局興國派出所辦公</text:span><text:span text:style-name="T7">設備中壢分局興國派出所辦</text:span><text:span text:style-name="T7">公設備中壢分局興國派出所</text:span><text:span text:style-name="T7">辦公設備中壢分局興國派出</text:span><text:span text:style-name="T7">所辦公設備中壢分局興國派</text:span><text:span text:style-name="T7">出所辦公設備中壢分局興國</text:span><text:span text:style-name="T7">派出所辦公設備中壢分局興</text:span><text:span text:style-name="T7">國派出所辦公設備中壢分局</text:span><text:span text:style-name="T7">興國派出所辦公設備中壢分</text:span><text:span text:style-name="T7">局興國派出所辦公設備中壢</text:span><text:span text:style-name="T7">分局興國派出所辦公設備中</text:span><text:span text:style-name="T7">壢分局興國派出所辦公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1081">
            <text:p>1,081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6" office:value-type="string">
            <text:p>祥昕企業有限公司<text:span text:style-name="T7">祥昕企業</text:span><text:span text:style-name="T7">有限公司祥昕企業有限公司</text:span><text:span text:style-name="T7">祥昕企業有限公司祥昕企業</text:span><text:span text:style-name="T7">有限公司祥昕企業有限公司</text:span><text:span text:style-name="T7">祥昕企業有限公司祥昕企業</text:span><text:span text:style-name="T7">有限公司祥昕企業有限公司</text:span><text:span text:style-name="T7">祥昕企業有限公司祥昕企業</text:span><text:span text:style-name="T7">有限公司祥昕企業有限公司</text:span><text:span text:style-name="T7">祥昕企業有限公司祥昕企業</text:span><text:span text:style-name="T7">有限公司祥昕企業有限公司</text:span><text:span text:style-name="T7">祥昕企業有限公司祥昕企業</text:span><text:span text:style-name="T7">有限公司祥昕企業有限公司</text:span><text:span text:style-name="T7">祥昕企業有限公司祥昕企業</text:span><text:span text:style-name="T7">有限公司祥昕企業有限公司</text:span><text:span text:style-name="T7">祥昕企業有限公司祥昕企業</text:span><text:span text:style-name="T7">有限公司祥昕企業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呂林小鳳<text:span text:style-name="T7">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/text:p>
          </table:table-cell>
          <table:table-cell table:style-name="ce10" office:value-type="string">
            <text:p>廣興社區活動中心冷氣設備購置案<text:span text:style-name="T7">廣興社區活動中心冷</text:span><text:span text:style-name="T7">氣設備購置案廣興社區活動</text:span><text:span text:style-name="T7">中心冷氣設備購置案廣興社</text:span><text:span text:style-name="T7">區活動中心冷氣設備購置案</text:span><text:span text:style-name="T7">廣興社區活動中心冷氣設備</text:span><text:span text:style-name="T7">購置案廣興社區活動中心冷</text:span><text:span text:style-name="T7">氣設備購置案廣興社區活動</text:span><text:span text:style-name="T7">中心冷氣設備購置案廣興社</text:span><text:span text:style-name="T7">區活動中心冷氣設備購置案</text:span><text:span text:style-name="T7">廣興社區活動中心冷氣設備</text:span><text:span text:style-name="T7">購置案廣興社區活動中心冷</text:span><text:span text:style-name="T7">氣設備購置案廣興社區活動</text:span><text:span text:style-name="T7">中心冷氣設備購置案廣興社</text:span><text:span text:style-name="T7">區活動中心冷氣設備購置案</text:span><text:span text:style-name="T7">廣興社區活動中心冷氣設備</text:span><text:span text:style-name="T7">購置案廣興社區活動中心冷</text:span><text:span text:style-name="T7">氣設備購置案廣興社區活動</text:span><text:span text:style-name="T7">中心冷氣設備購置案廣興社</text:span><text:span text:style-name="T7">區活動中心冷氣設備購置案</text:span><text:span text:style-name="T7">廣興社區活動中心冷氣設備</text:span><text:span text:style-name="T7">購置案廣興社區活動中心冷</text:span><text:span text:style-name="T7">氣設備購置案廣興社區活動</text:span><text:span text:style-name="T7">中心冷氣設備購置案廣興社</text:span><text:span text:style-name="T7">區活動中心冷氣設備購置案</text:span><text:span text:style-name="T7">廣興社區活動中心冷氣設備</text:span><text:span text:style-name="T7">購置案廣興社區活動中心冷</text:span><text:span text:style-name="T7">氣設備購置案廣興社區活動</text:span><text:span text:style-name="T7">中心冷氣設備購置案廣興社</text:span><text:span text:style-name="T7">區活動中心冷氣設備購置案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350">
            <text:p>3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/text:p>
          </table:table-cell>
          <table:table-cell table:style-name="ce6" office:value-type="string">
            <text:p>資訊家電器股份有限公司<text:span text:style-name="T7">資</text:span><text:span text:style-name="T7">訊家電器股份有限公司資訊</text:span><text:span text:style-name="T7">家電器股份有限公司資訊家</text:span><text:span text:style-name="T7">電器股份有限公司資訊家電</text:span><text:span text:style-name="T7">器股份有限公司資訊家電器</text:span><text:span text:style-name="T7">股份有限公司資訊家電器股</text:span><text:span text:style-name="T7">份有限公司資訊家電器股份</text:span><text:span text:style-name="T7">有限公司資訊家電器股份有</text:span><text:span text:style-name="T7">限公司資訊家電器股份有限</text:span><text:span text:style-name="T7">公司資訊家電器股份有限公</text:span><text:span text:style-name="T7">司資訊家電器股份有限公司</text:span><text:span text:style-name="T7">資訊家電器股份有限公司資</text:span><text:span text:style-name="T7">訊家電器股份有限公司資訊</text:span><text:span text:style-name="T7">家電器股份有限公司資訊家</text:span><text:span text:style-name="T7">電器股份有限公司資訊家電</text:span><text:span text:style-name="T7">器股份有限公司資訊家電器</text:span><text:span text:style-name="T7">股份有限公司資訊家電器股</text:span><text:span text:style-name="T7">份有限公司資訊家電器股份</text:span><text:span text:style-name="T7">有限公司資訊家電器股份有</text:span><text:span text:style-name="T7">限公司資訊家電器股份有限</text:span><text:span text:style-name="T7">公司資訊家電器股份有限公</text:span><text:span text:style-name="T7">司資訊家電器股份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/text:p>
          </table:table-cell>
          <table:table-cell table:style-name="ce10" office:value-type="string">
            <text:p>採購救災用高壓呼吸空氣壓機及救災用單眼數位相機<text:span text:style-name="T7">採</text:span><text:span text:style-name="T7">購救災用高壓呼吸空氣壓機</text:span><text:span text:style-name="T7">及救災用單眼數位相機採購</text:span><text:span text:style-name="T7">救災用高壓呼吸空氣壓機及</text:span><text:span text:style-name="T7">救災用單眼數位相機採購救</text:span><text:span text:style-name="T7">災用高壓呼吸空氣壓機及救</text:span><text:span text:style-name="T7">災用單眼數位相機採購救災</text:span><text:span text:style-name="T7">用高壓呼吸空氣壓機及救災</text:span><text:span text:style-name="T7">用單眼數位相機採購救災用</text:span><text:span text:style-name="T7">高壓呼吸空氣壓機及救災用</text:span><text:span text:style-name="T7">單眼數位相機採購救災用高</text:span><text:span text:style-name="T7">壓呼吸空氣壓機及救災用單</text:span><text:span text:style-name="T7">眼數位相機採購救災用高壓</text:span><text:span text:style-name="T7">呼吸空氣壓機及救災用單眼</text:span><text:span text:style-name="T7">數位相機採購救災用高壓呼</text:span><text:span text:style-name="T7">吸空氣壓機及救災用單眼數</text:span><text:span text:style-name="T7">位相機採購救災用高壓呼吸</text:span><text:span text:style-name="T7">空氣壓機及救災用單眼數位</text:span><text:span text:style-name="T7">相機採購救災用高壓呼吸空</text:span><text:span text:style-name="T7">氣壓機及救災用單眼數位相</text:span><text:span text:style-name="T7">機採購救災用高壓呼吸空氣</text:span><text:span text:style-name="T7">壓機及救災用單眼數位相機</text:span><text:span text:style-name="T7">採購救災用高壓呼吸空氣壓</text:span><text:span text:style-name="T7">機及救災用單眼數位相機採</text:span><text:span text:style-name="T7">購救災用高壓呼吸空氣壓機</text:span><text:span text:style-name="T7">及救災用單眼數位相機採購</text:span><text:span text:style-name="T7">救災用高壓呼吸空氣壓機及</text:span><text:span text:style-name="T7">救災用單眼數位相機採購救</text:span><text:span text:style-name="T7">災用高壓呼吸空氣壓機及救</text:span><text:span text:style-name="T7">災用單眼數位相機採購救災</text:span><text:span text:style-name="T7">用高壓呼吸空氣壓機及救災</text:span><text:span text:style-name="T7">用單眼數位相機採購救災用</text:span><text:span text:style-name="T7">高壓呼吸空氣壓機及救災用</text:span><text:span text:style-name="T7">單眼數位相機採購救災用高</text:span><text:span text:style-name="T7">壓呼吸空氣壓機及救災用單</text:span><text:span text:style-name="T7">眼數位相機採購救災用高壓</text:span><text:span text:style-name="T7">呼吸空氣壓機及救災用單眼</text:span><text:span text:style-name="T7">數位相機採購救災用高壓呼</text:span><text:span text:style-name="T7">吸空氣壓機及救災用單眼數</text:span><text:span text:style-name="T7">位相機採購救災用高壓呼吸</text:span><text:span text:style-name="T7">空氣壓機及救災用單眼數位</text:span><text:span text:style-name="T7">相機採購救災用高壓呼吸空</text:span><text:span text:style-name="T7">氣壓機及救災用單眼數位相</text:span><text:span text:style-name="T7">機採購救災用高壓呼吸空氣</text:span><text:span text:style-name="T7">壓機及救災用單眼數位相機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900">
            <text:p>9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/text:p>
          </table:table-cell>
          <table:table-cell table:style-name="ce9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/text:p>
          </table:table-cell>
          <table:table-cell table:style-name="ce6" office:value-type="string">
            <text:p><text:span text:style-name="T7">銘偉企業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銘偉企業</text:span><text:span text:style-name="T7">股份有限公司</text:span></text:p>
            <text:p><text:span text:style-name="T7">維廣資訊有限公司</text:span>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/text:p>
          </table:table-cell>
          <table:table-cell table:style-name="ce10" office:value-type="string">
            <text:p>購置置勤務指揮中心辦公設備<text:span text:style-name="T7">購置置勤務指揮中心辦公</text:span><text:span text:style-name="T7">設備購置置勤務指揮中心辦</text:span><text:span text:style-name="T7">公設備購置置勤務指揮中心</text:span><text:span text:style-name="T7">辦公設備購置置勤務指揮中</text:span><text:span text:style-name="T7">心辦公設備購置置勤務指揮</text:span><text:span text:style-name="T7">中心辦公設備購置置勤務指</text:span><text:span text:style-name="T7">揮中心辦公設備購置置勤務</text:span><text:span text:style-name="T7">指揮中心辦公設備購置置勤</text:span><text:span text:style-name="T7">務指揮中心辦公設備購置置</text:span><text:span text:style-name="T7">勤務指揮中心辦公設備購置</text:span><text:span text:style-name="T7">置勤務指揮中心辦公設備購</text:span><text:span text:style-name="T7">置置勤務指揮中心辦公設備</text:span><text:span text:style-name="T7">購置置勤務指揮中心辦公設</text:span><text:span text:style-name="T7">備購置置勤務指揮中心辦公</text:span><text:span text:style-name="T7">設備購置置勤務指揮中心辦</text:span><text:span text:style-name="T7">公設備購置置勤務指揮中心</text:span><text:span text:style-name="T7">辦公設備購置置勤務指揮中</text:span><text:span text:style-name="T7">心辦公設備購置置勤務指揮</text:span><text:span text:style-name="T7">中心辦公設備購置置勤務指</text:span><text:span text:style-name="T7">揮中心辦公設備購置置勤務</text:span><text:span text:style-name="T7">指揮中心辦公設備購置置勤</text:span><text:span text:style-name="T7">務指揮中心辦公設備購置置</text:span><text:span text:style-name="T7">勤務指揮中心辦公設備購置</text:span><text:span text:style-name="T7">置勤務指揮中心辦公設備購</text:span><text:span text:style-name="T7">置置勤務指揮中心辦公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347">
            <text:p>347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9" office:value-type="string">
            <text:p>公開取得書面報價單或企劃書<text:span text:style-name="T10">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text:span text:style-name="T10">公開取得書面報價單或企劃</text:span><text:span text:style-name="T10">書公開取得書面報價單或企</text:span><text:span text:style-name="T10">劃書公開取得書面報價單或</text:span><text:span text:style-name="T10">企劃書公開取得書面報價單</text:span><text:span text:style-name="T10">或企劃書公開取得書面報價</text:span><text:span text:style-name="T10">單或企劃書公開取得書面報</text:span><text:span text:style-name="T10">價單或企劃書公開取得書面</text:span><text:span text:style-name="T10">報價單或企劃書公開取得書</text:span><text:span text:style-name="T10">面報價單或企劃書公開取得</text:span><text:span text:style-name="T10">書面報價單或企劃書公開取</text:span><text:span text:style-name="T10">得書面報價單或企劃書公開</text:span><text:span text:style-name="T10">取得書面報價單或企劃書公</text:span><text:span text:style-name="T10">開取得書面報價單或企劃書</text:span></text:p>
          </table:table-cell>
          <table:table-cell table:style-name="ce6" office:value-type="string">
            <text:p>國慶營造有限公司<text:span text:style-name="T7">國慶營造</text:span><text:span text:style-name="T7">有限公司國慶營造有限公司</text:span><text:span text:style-name="T7">國慶營造有限公司國慶營造</text:span><text:span text:style-name="T7">有限公司國慶營造有限公司</text:span><text:span text:style-name="T7">國慶營造有限公司國慶營造</text:span><text:span text:style-name="T7">有限公司國慶營造有限公司</text:span><text:span text:style-name="T7">國慶營造有限公司國慶營造</text:span><text:span text:style-name="T7">有限公司國慶營造有限公司</text:span><text:span text:style-name="T7">國慶營造有限公司國慶營造</text:span><text:span text:style-name="T7">有限公司國慶營造有限公司</text:span><text:span text:style-name="T7">國慶營造有限公司國慶營造</text:span><text:span text:style-name="T7">有限公司國慶營造有限公司</text:span><text:span text:style-name="T7">國慶營造有限公司國慶營造</text:span><text:span text:style-name="T7">有限公司國慶營造有限公司</text:span><text:span text:style-name="T7">國慶營造有限公司國慶營造</text:span><text:span text:style-name="T7">有限公司國慶營造有限公司</text:span></text:p>
          </table:table-cell>
          <table:table-cell table:number-columns-repeated="1015"/>
        </table:table-row>
        <table:table-row table:style-name="ro35">
          <table:table-cell table:style-name="ce4" office:value-type="string">
            <text:p>劉茂群<text:span text:style-name="T7">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/text:p>
          </table:table-cell>
          <table:table-cell table:style-name="ce10" office:value-type="string">
            <text:p>大福里集會所軟硬體設施<text:span text:style-name="T7">大</text:span><text:span text:style-name="T7">福里集會所軟硬體設施大福</text:span><text:span text:style-name="T7">里集會所軟硬體設施大福里</text:span><text:span text:style-name="T7">集會所軟硬體設施大福里集</text:span><text:span text:style-name="T7">會所軟硬體設施大福里集會</text:span><text:span text:style-name="T7">所軟硬體設施大福里集會所</text:span><text:span text:style-name="T7">軟硬體設施大福里集會所軟</text:span><text:span text:style-name="T7">硬體設施大福里集會所軟硬</text:span><text:span text:style-name="T7">體設施大福里集會所軟硬體</text:span><text:span text:style-name="T7">設施大福里集會所軟硬體設</text:span><text:span text:style-name="T7">施大福里集會所軟硬體設施</text:span><text:span text:style-name="T7">大福里集會所軟硬體設施大</text:span><text:span text:style-name="T7">福里集會所軟硬體設施大福</text:span><text:span text:style-name="T7">里集會所軟硬體設施大福里</text:span><text:span text:style-name="T7">集會所軟硬體設施大福里集</text:span><text:span text:style-name="T7">會所軟硬體設施大福里集會</text:span><text:span text:style-name="T7">所軟硬體設施大福里集會所</text:span><text:span text:style-name="T7">軟硬體設施大福里集會所軟</text:span><text:span text:style-name="T7">硬體設施大福里集會所軟硬</text:span><text:span text:style-name="T7">體設施大福里集會所軟硬體</text:span><text:span text:style-name="T7">設施大福里集會所軟硬體設</text:span><text:span text:style-name="T7">施大福里集會所軟硬體設施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950">
            <text:p>9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/text:p>
          </table:table-cell>
          <table:table-cell table:style-name="ce7" office:value-type="string">
            <text:p>1.<text:span text:style-name="T10">公開取得書面報價單或企</text:span><text:span text:style-name="T10">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書面報價單或企劃書</text:span></text:p>
            <text:p><text:span text:style-name="T11">2.</text:span><text:span text:style-name="T12">共同供應契約</text:span></text:p>
          </table:table-cell>
          <table:table-cell table:style-name="ce6" office:value-type="string">
            <text:p>映奇系統科技股份有限公司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text:span text:style-name="T7">映奇系統科技股份有限公司</text:span></text:p>
          </table:table-cell>
          <table:table-cell table:number-columns-repeated="1015"/>
        </table:table-row>
        <table:table-row table:style-name="ro36">
          <table:table-cell table:style-name="ce4" office:value-type="string">
            <text:p>林正峰<text:span text:style-name="T7">林正峰林正峰林正峰</text:span><text:span text:style-name="T7">林正峰林正峰林正峰林正峰</text:span><text:span text:style-name="T7">林正峰林正峰林正峰林正峰</text:span><text:span text:style-name="T7">林正峰林正峰林正峰林正峰</text:span><text:span text:style-name="T7">林正峰林正峰林正峰林正峰</text:span><text:span text:style-name="T7">林正峰林正峰林正峰林正峰</text:span></text:p>
          </table:table-cell>
          <table:table-cell table:style-name="ce10" office:value-type="string">
            <text:p>改善辦公設備及教學設備<text:span text:style-name="T7">改</text:span><text:span text:style-name="T7">善辦公設備及教學設備改善</text:span><text:span text:style-name="T7">辦公設備及教學設備改善辦</text:span><text:span text:style-name="T7">公設備及教學設備改善辦公</text:span><text:span text:style-name="T7">設備及教學設備改善辦公設</text:span><text:span text:style-name="T7">備及教學設備改善辦公設備</text:span><text:span text:style-name="T7">及教學設備改善辦公設備及</text:span><text:span text:style-name="T7">教學設備改善辦公設備及教</text:span><text:span text:style-name="T7">學設備改善辦公設備及教學</text:span><text:span text:style-name="T7">設備改善辦公設備及教學設</text:span><text:span text:style-name="T7">備改善辦公設備及教學設備</text:span><text:span text:style-name="T7">改善辦公設備及教學設備改</text:span><text:span text:style-name="T7">善辦公設備及教學設備改善</text:span><text:span text:style-name="T7">辦公設備及教學設備改善辦</text:span><text:span text:style-name="T7">公設備及教學設備改善辦公</text:span><text:span text:style-name="T7">設備及教學設備改善辦公設</text:span><text:span text:style-name="T7">備及教學設備改善辦公設備</text:span><text:span text:style-name="T7">及教學設備改善辦公設備及</text:span><text:span text:style-name="T7">教學設備改善辦公設備及教</text:span><text:span text:style-name="T7">學設備改善辦公設備及教學</text:span><text:span text:style-name="T7">設備改善辦公設備及教學設</text:span><text:span text:style-name="T7">備改善辦公設備及教學設備</text:span></text:p>
          </table:table-cell>
          <table:table-cell table:style-name="ce27" office:value-type="string">
            <text:p>龜山區公所<text:span text:style-name="T7">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龜山區公所</text:span><text:span text:style-name="T7">龜山區公所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龜山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100">
            <text:p>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龜山區公所<text:span text:style-name="T7">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龜山區公所</text:span><text:span text:style-name="T7">龜山區公所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龜山區公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/text:p>
          </table:table-cell>
          <table:table-cell table:style-name="ce6" office:value-type="string">
            <text:p>達俐裝璜工程行<text:span text:style-name="T7">達俐裝璜工</text:span><text:span text:style-name="T7">程行達俐裝璜工程行達俐裝</text:span><text:span text:style-name="T7">璜工程行達俐裝璜工程行達</text:span><text:span text:style-name="T7">俐裝璜工程行達俐裝璜工程</text:span><text:span text:style-name="T7">行達俐裝璜工程行達俐裝璜</text:span><text:span text:style-name="T7">工程行達俐裝璜工程行達俐</text:span><text:span text:style-name="T7">裝璜工程行達俐裝璜工程行</text:span><text:span text:style-name="T7">達俐裝璜工程行達俐裝璜工</text:span><text:span text:style-name="T7">程行達俐裝璜工程行達俐裝</text:span><text:span text:style-name="T7">璜工程行達俐裝璜工程行達</text:span><text:span text:style-name="T7">俐裝璜工程行達俐裝璜工程</text:span><text:span text:style-name="T7">行達俐裝璜工程行達俐裝璜</text:span><text:span text:style-name="T7">工程行達俐裝璜工程行達俐</text:span><text:span text:style-name="T7">裝璜工程行達俐裝璜工程行</text:span></text:p>
          </table:table-cell>
          <table:table-cell table:number-columns-repeated="1015"/>
        </table:table-row>
        <table:table-row table:style-name="ro37">
          <table:table-cell table:style-name="ce4" office:value-type="string">
            <text:p>徐玉樹<text:span text:style-name="T7">徐玉樹徐玉樹徐玉樹</text:span><text:span text:style-name="T7">徐玉樹徐玉樹徐玉樹徐玉樹</text:span><text:span text:style-name="T7">徐玉樹徐玉樹徐玉樹徐玉樹</text:span><text:span text:style-name="T7">徐玉樹徐玉樹徐玉樹徐玉樹</text:span><text:span text:style-name="T7">徐玉樹徐玉樹徐玉樹徐玉樹</text:span><text:span text:style-name="T7">徐玉樹徐玉樹徐玉樹徐玉樹</text:span></text:p>
          </table:table-cell>
          <table:table-cell table:style-name="ce10" office:value-type="string">
            <text:p>佳安里社區照顧關懷據點屋頂及水塔修理<text:span text:style-name="T7">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text:span text:style-name="T7">佳安里社區照顧關懷據點屋</text:span><text:span text:style-name="T7">頂及水塔修理佳安里社區照</text:span><text:span text:style-name="T7">顧關懷據點屋頂及水塔修理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100">
            <text:p>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/text:p>
          </table:table-cell>
          <table:table-cell table:style-name="ce6" office:value-type="string">
            <text:p>瑞聖營造有限公司<text:span text:style-name="T7">瑞聖營造</text:span><text:span text:style-name="T7">有限公司瑞聖營造有限公司</text:span><text:span text:style-name="T7">瑞聖營造有限公司瑞聖營造</text:span><text:span text:style-name="T7">有限公司瑞聖營造有限公司</text:span><text:span text:style-name="T7">瑞聖營造有限公司瑞聖營造</text:span><text:span text:style-name="T7">有限公司瑞聖營造有限公司</text:span><text:span text:style-name="T7">瑞聖營造有限公司瑞聖營造</text:span><text:span text:style-name="T7">有限公司瑞聖營造有限公司</text:span><text:span text:style-name="T7">瑞聖營造有限公司瑞聖營造</text:span><text:span text:style-name="T7">有限公司瑞聖營造有限公司</text:span><text:span text:style-name="T7">瑞聖營造有限公司瑞聖營造</text:span><text:span text:style-name="T7">有限公司瑞聖營造有限公司</text:span><text:span text:style-name="T7">瑞聖營造有限公司瑞聖營造</text:span><text:span text:style-name="T7">有限公司瑞聖營造有限公司</text:span><text:span text:style-name="T7">瑞聖營造有限公司瑞聖營造</text:span><text:span text:style-name="T7">有限公司瑞聖營造有限公司</text:span></text:p>
          </table:table-cell>
          <table:table-cell table:number-columns-repeated="1015"/>
        </table:table-row>
        <table:table-row table:style-name="ro19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/text:p>
          </table:table-cell>
          <table:table-cell table:style-name="ce10" office:value-type="string">
            <text:p>佳安里社區照顧關懷據點冷氣空調及通風設備工程<text:span text:style-name="T7">佳安</text:span><text:span text:style-name="T7">里社區照顧關懷據點冷氣空</text:span><text:span text:style-name="T7">調及通風設備工程佳安里社</text:span><text:span text:style-name="T7">區照顧關懷據點冷氣空調及</text:span><text:span text:style-name="T7">通風設備工程佳安里社區照</text:span><text:span text:style-name="T7">顧關懷據點冷氣空調及通風</text:span><text:span text:style-name="T7">設備工程佳安里社區照顧關</text:span><text:span text:style-name="T7">懷據點冷氣空調及通風設備</text:span><text:span text:style-name="T7">工程佳安里社區照顧關懷據</text:span><text:span text:style-name="T7">點冷氣空調及通風設備工程</text:span><text:span text:style-name="T7">佳安里社區照顧關懷據點冷</text:span><text:span text:style-name="T7">氣空調及通風設備工程佳安</text:span><text:span text:style-name="T7">里社區照顧關懷據點冷氣空</text:span><text:span text:style-name="T7">調及通風設備工程佳安里社</text:span><text:span text:style-name="T7">區照顧關懷據點冷氣空調及</text:span><text:span text:style-name="T7">通風設備工程佳安里社區照</text:span><text:span text:style-name="T7">顧關懷據點冷氣空調及通風</text:span><text:span text:style-name="T7">設備工程佳安里社區照顧關</text:span><text:span text:style-name="T7">懷據點冷氣空調及通風設備</text:span><text:span text:style-name="T7">工程佳安里社區照顧關懷據</text:span><text:span text:style-name="T7">點冷氣空調及通風設備工程</text:span><text:span text:style-name="T7">佳安里社區照顧關懷據點冷</text:span><text:span text:style-name="T7">氣空調及通風設備工程佳安</text:span><text:span text:style-name="T7">里社區照顧關懷據點冷氣空</text:span><text:span text:style-name="T7">調及通風設備工程佳安里社</text:span><text:span text:style-name="T7">區照顧關懷據點冷氣空調及</text:span><text:span text:style-name="T7">通風設備工程佳安里社區照</text:span><text:span text:style-name="T7">顧關懷據點冷氣空調及通風</text:span><text:span text:style-name="T7">設備工程佳安里社區照顧關</text:span><text:span text:style-name="T7">懷據點冷氣空調及通風設備</text:span><text:span text:style-name="T7">工程佳安里社區照顧關懷據</text:span><text:span text:style-name="T7">點冷氣空調及通風設備工程</text:span><text:span text:style-name="T7">佳安里社區照顧關懷據點冷</text:span><text:span text:style-name="T7">氣空調及通風設備工程佳安</text:span><text:span text:style-name="T7">里社區照顧關懷據點冷氣空</text:span><text:span text:style-name="T7">調及通風設備工程佳安里社</text:span><text:span text:style-name="T7">區照顧關懷據點冷氣空調及</text:span><text:span text:style-name="T7">通風設備工程佳安里社區照</text:span><text:span text:style-name="T7">顧關懷據點冷氣空調及通風</text:span><text:span text:style-name="T7">設備工程佳安里社區照顧關</text:span><text:span text:style-name="T7">懷據點冷氣空調及通風設備</text:span><text:span text:style-name="T7">工程佳安里社區照顧關懷據</text:span><text:span text:style-name="T7">點冷氣空調及通風設備工程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98">
            <text:p>98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/text:p>
          </table:table-cell>
          <table:table-cell table:style-name="ce6" office:value-type="string">
            <text:p>盛興電業行<text:span text:style-name="T7">盛興電業行盛興</text:span><text:span text:style-name="T7">電業行盛興電業行盛興電業</text:span><text:span text:style-name="T7">行盛興電業行盛興電業行盛</text:span><text:span text:style-name="T7">興電業行盛興電業行盛興電</text:span><text:span text:style-name="T7">業行盛興電業行盛興電業行</text:span><text:span text:style-name="T7">盛興電業行盛興電業行盛興</text:span><text:span text:style-name="T7">電業行盛興電業行盛興電業</text:span><text:span text:style-name="T7">行盛興電業行盛興電業行盛</text:span><text:span text:style-name="T7">興電業行盛興電業行盛興電</text:span><text:span text:style-name="T7">業行盛興電業行盛興電業行</text:span></text:p>
          </table:table-cell>
          <table:table-cell table:number-columns-repeated="1015"/>
        </table:table-row>
        <table:table-row table:style-name="ro38">
          <table:table-cell table:style-name="ce4" office:value-type="string">
            <text:p>陳治文<text:span text:style-name="T7">陳治文陳治文陳治文</text:span><text:span text:style-name="T7">陳治文陳治文陳治文陳治文</text:span><text:span text:style-name="T7">陳治文陳治文陳治文陳治文</text:span><text:span text:style-name="T7">陳治文陳治文陳治文陳治文</text:span><text:span text:style-name="T7">陳治文陳治文陳治文陳治文</text:span><text:span text:style-name="T7">陳治文陳治文陳治文陳治文</text:span></text:p>
          </table:table-cell>
          <table:table-cell table:style-name="ce10" office:value-type="string">
            <text:p><text:span text:style-name="T7">大溪分局採購電器</text:span><text:span text:style-name="T8">OA</text:span><text:span text:style-name="T9">辦公家</text:span><text:span text:style-name="T9">具、電腦及辦公事務機器等</text:span><text:span text:style-name="T9">設備大溪分局採購電器</text:span><text:span text:style-name="T8">OA</text:span><text:span text:style-name="T9">辦</text:span><text:span text:style-name="T9">公家具、電腦及辦公事務機</text:span><text:span text:style-name="T9">器等設備大溪分局採購電器</text:span><text:span text:style-name="T8">OA</text:span><text:span text:style-name="T9">辦公家具、電腦及辦公事</text:span><text:span text:style-name="T9">務機器等設備大溪分局採購</text:span><text:span text:style-name="T9">電器</text:span><text:span text:style-name="T8">OA</text:span><text:span text:style-name="T9">辦公家具、電腦及辦</text:span><text:span text:style-name="T9">公事務機器等設備大溪分局</text:span><text:span text:style-name="T9">採購電器</text:span><text:span text:style-name="T8">OA</text:span><text:span text:style-name="T9">辦公家具、電腦</text:span><text:span text:style-name="T9">及辦公事務機器等設備大溪</text:span><text:span text:style-name="T9">分局採購電器</text:span><text:span text:style-name="T8">OA</text:span><text:span text:style-name="T9">辦公家具、</text:span><text:span text:style-name="T9">電腦及辦公事務機器等設備</text:span><text:span text:style-name="T9">大溪分局採購電器</text:span><text:span text:style-name="T8">OA</text:span><text:span text:style-name="T9">辦公家</text:span><text:span text:style-name="T9">具、電腦及辦公事務機器等</text:span><text:span text:style-name="T9">設備大溪分局採購電器</text:span><text:span text:style-name="T8">OA</text:span><text:span text:style-name="T9">辦</text:span><text:span text:style-name="T9">公家具、電腦及辦公事務機</text:span><text:span text:style-name="T9">器等設備大溪分局採購電器</text:span><text:span text:style-name="T8">OA</text:span><text:span text:style-name="T9">辦公家具、電腦及辦公事</text:span><text:span text:style-name="T9">務機器等設備大溪分局採購</text:span><text:span text:style-name="T9">電器</text:span><text:span text:style-name="T8">OA</text:span><text:span text:style-name="T9">辦公家具、電腦及辦</text:span><text:span text:style-name="T9">公事務機器等設備大溪分局</text:span><text:span text:style-name="T9">採購電器</text:span><text:span text:style-name="T8">OA</text:span><text:span text:style-name="T9">辦公家具、電腦</text:span><text:span text:style-name="T9">及辦公事務機器等設備大溪</text:span><text:span text:style-name="T9">分局採購電器</text:span><text:span text:style-name="T8">OA</text:span><text:span text:style-name="T9">辦公家具、</text:span><text:span text:style-name="T9">電腦及辦公事務機器等設備</text:span><text:span text:style-name="T9">大溪分局採購電器</text:span><text:span text:style-name="T8">OA</text:span><text:span text:style-name="T9">辦公家</text:span><text:span text:style-name="T9">具、電腦及辦公事務機器等</text:span><text:span text:style-name="T9">設備大溪分局採購電器</text:span><text:span text:style-name="T8">OA</text:span><text:span text:style-name="T9">辦</text:span><text:span text:style-name="T9">公家具、電腦及辦公事務機</text:span><text:span text:style-name="T9">器等設備大溪分局採購電器</text:span><text:span text:style-name="T8">OA</text:span><text:span text:style-name="T9">辦公家具、電腦及辦公事</text:span><text:span text:style-name="T9">務機器等設備大溪分局採購</text:span><text:span text:style-name="T9">電器</text:span><text:span text:style-name="T8">OA</text:span><text:span text:style-name="T9">辦公家具、電腦及辦</text:span><text:span text:style-name="T9">公事務機器等設備大溪分局</text:span><text:span text:style-name="T9">採購電器</text:span><text:span text:style-name="T8">OA</text:span><text:span text:style-name="T9">辦公家具、電腦</text:span><text:span text:style-name="T9">及辦公事務機器等設備大溪</text:span><text:span text:style-name="T9">分局採購電器</text:span><text:span text:style-name="T8">OA</text:span><text:span text:style-name="T9">辦公家具、</text:span><text:span text:style-name="T9">電腦及辦公事務機器等設備</text:span><text:span text:style-name="T9">大溪分局採購電器</text:span><text:span text:style-name="T8">OA</text:span><text:span text:style-name="T9">辦公家</text:span><text:span text:style-name="T9">具、電腦及辦公事務機器等</text:span><text:span text:style-name="T9">設備大溪分局採購電器</text:span><text:span text:style-name="T8">OA</text:span><text:span text:style-name="T9">辦</text:span><text:span text:style-name="T9">公家具、電腦及辦公事務機</text:span><text:span text:style-name="T9">器等設備大溪分局採購電器</text:span><text:span text:style-name="T8">OA</text:span><text:span text:style-name="T9">辦公家具、電腦及辦公事</text:span><text:span text:style-name="T9">務機器等設備大溪分局採購</text:span><text:span text:style-name="T9">電器</text:span><text:span text:style-name="T8">OA</text:span><text:span text:style-name="T9">辦公家具、電腦及辦</text:span><text:span text:style-name="T9">公事務機器等設備大溪分局</text:span><text:span text:style-name="T9">採購電器</text:span><text:span text:style-name="T8">OA</text:span><text:span text:style-name="T9">辦公家具、電腦</text:span><text:span text:style-name="T9">及辦公事務機器等設備大溪</text:span><text:span text:style-name="T9">分局採購電器</text:span><text:span text:style-name="T8">OA</text:span><text:span text:style-name="T9">辦公家具、</text:span><text:span text:style-name="T9">電腦及辦公事務機器等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2020">
            <text:p>2,02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首聯科技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首聯科技</text:span><text:span text:style-name="T7">有限公司</text:span></text:p>
            <text:p><text:span text:style-name="T7">得興電器有限公司</text:span></text:p>
            <text:p><text:span text:style-name="T7">賀溢企業有限公司</text:span></text:p>
            <text:p><text:span text:style-name="T7">速安達電器宅配服務股份有</text:span><text:span text:style-name="T7">限公司</text:span></text:p>
            <text:p><text:span text:style-name="T7">茂勤興業有限公司</text:span></text:p>
            <text:p><text:span text:style-name="T7">祥新鐵櫃俱俱行</text:span></text:p>
            <text:p><text:span text:style-name="T7">中庸瓦斯有限公司</text:span></text:p>
            <text:p><text:span text:style-name="T7">正友科技有限公司</text:span></text:p>
          </table:table-cell>
          <table:table-cell table:number-columns-repeated="1015"/>
        </table:table-row>
        <table:table-row table:style-name="ro39">
          <table:table-cell table:style-name="ce4" office:value-type="string">
            <text:p>劉茂群<text:span text:style-name="T7">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/text:p>
          </table:table-cell>
          <table:table-cell table:style-name="ce10" office:value-type="string">
            <text:p>八德分局購置資訊設備暨辦公廳舍修繕工程<text:span text:style-name="T7">八德分局購</text:span><text:span text:style-name="T7">置資訊設備暨辦公廳舍修繕</text:span><text:span text:style-name="T7">工程八德分局購置資訊設備</text:span><text:span text:style-name="T7">暨辦公廳舍修繕工程八德分</text:span><text:span text:style-name="T7">局購置資訊設備暨辦公廳舍</text:span><text:span text:style-name="T7">修繕工程八德分局購置資訊</text:span><text:span text:style-name="T7">設備暨辦公廳舍修繕工程八</text:span><text:span text:style-name="T7">德分局購置資訊設備暨辦公</text:span><text:span text:style-name="T7">廳舍修繕工程八德分局購置</text:span><text:span text:style-name="T7">資訊設備暨辦公廳舍修繕工</text:span><text:span text:style-name="T7">程八德分局購置資訊設備暨</text:span><text:span text:style-name="T7">辦公廳舍修繕工程八德分局</text:span><text:span text:style-name="T7">購置資訊設備暨辦公廳舍修</text:span><text:span text:style-name="T7">繕工程八德分局購置資訊設</text:span><text:span text:style-name="T7">備暨辦公廳舍修繕工程八德</text:span><text:span text:style-name="T7">分局購置資訊設備暨辦公廳</text:span><text:span text:style-name="T7">舍修繕工程八德分局購置資</text:span><text:span text:style-name="T7">訊設備暨辦公廳舍修繕工程</text:span><text:span text:style-name="T7">八德分局購置資訊設備暨辦</text:span><text:span text:style-name="T7">公廳舍修繕工程八德分局購</text:span><text:span text:style-name="T7">置資訊設備暨辦公廳舍修繕</text:span><text:span text:style-name="T7">工程八德分局購置資訊設備</text:span><text:span text:style-name="T7">暨辦公廳舍修繕工程八德分</text:span><text:span text:style-name="T7">局購置資訊設備暨辦公廳舍</text:span><text:span text:style-name="T7">修繕工程八德分局購置資訊</text:span><text:span text:style-name="T7">設備暨辦公廳舍修繕工程八</text:span><text:span text:style-name="T7">德分局購置資訊設備暨辦公</text:span><text:span text:style-name="T7">廳舍修繕工程八德分局購置</text:span><text:span text:style-name="T7">資訊設備暨辦公廳舍修繕工</text:span><text:span text:style-name="T7">程八德分局購置資訊設備暨</text:span><text:span text:style-name="T7">辦公廳舍修繕工程八德分局</text:span><text:span text:style-name="T7">購置資訊設備暨辦公廳舍修</text:span><text:span text:style-name="T7">繕工程八德分局購置資訊設</text:span><text:span text:style-name="T7">備暨辦公廳舍修繕工程八德</text:span><text:span text:style-name="T7">分局購置資訊設備暨辦公廳</text:span><text:span text:style-name="T7">舍修繕工程八德分局購置資</text:span><text:span text:style-name="T7">訊設備暨辦公廳舍修繕工程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1997">
            <text:p>1,997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維廣資訊有限公司</text:span></text:p>
            <text:p><text:span text:style-name="T7">舜星有限公司</text:span></text:p>
            <text:p><text:span text:style-name="T7">淨寶電器行</text:span></text:p>
            <text:p><text:span text:style-name="T7">福萬企業社</text:span></text:p>
            <text:p><text:span text:style-name="T7">全美廣告社</text:span></text:p>
            <text:p><text:span text:style-name="T7">永昇電器行</text:span></text:p>
            <text:p><text:span text:style-name="T7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維廣資訊</text:span><text:span text:style-name="T9">有限公司</text:span></text:p>
            <text:p><text:span text:style-name="T9">舜星有限公司</text:span></text:p>
            <text:p><text:span text:style-name="T9">淨寶電器行</text:span></text:p>
            <text:p><text:span text:style-name="T9">福萬企業社</text:span></text:p>
            <text:p><text:span text:style-name="T9">全美廣告社</text:span></text:p>
            <text:p><text:span text:style-name="T9">永昇電器行</text:span></text:p>
            <text:p><text:span text:style-name="T9">精聯電子股份有限公司</text:span></text:p>
            <text:p><text:span text:style-name="T8">168</text:span><text:span text:style-name="T9">家具行</text:span></text:p>
            <text:p><text:span text:style-name="T9">勝興儀器有限公司</text:span></text:p>
            <text:p><text:span text:style-name="T9">優程工業股份有限公司</text:span></text:p>
            <text:p><text:span text:style-name="T9">茂勤興業有限公司</text:span></text:p>
            <text:p><text:span text:style-name="T9">源豐煤氣行</text:span></text:p>
            <text:p><text:span text:style-name="T9">耀天科技股份有限公司</text:span></text:p>
            <text:p><text:span text:style-name="T9">欣全泰有限公司</text:span></text:p>
            <text:p><text:span text:style-name="T9">名格事務機器有限公司</text:span></text:p>
            <text:p><text:span text:style-name="T9">柏巨企業有限公司</text:span></text:p>
            <text:p><text:span text:style-name="T9">鉅朔工程有限公司</text:span></text:p>
          </table:table-cell>
          <table:table-cell table:number-columns-repeated="1015"/>
        </table:table-row>
        <table:table-row table:style-name="ro40">
          <table:table-cell table:style-name="ce4" office:value-type="string">
            <text:p>莊玉輝<text:span text:style-name="T7">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/text:p>
          </table:table-cell>
          <table:table-cell table:style-name="ce10" office:value-type="string">
            <text:p>龜山分局購置辦公事務設備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text:span text:style-name="T7">龜山分局購置辦公事務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博聯網路科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博聯網路科</text:span><text:span text:style-name="T7">技有限公司</text:span></text:p>
            <text:p><text:span text:style-name="T7">讚也家具工坊</text:span></text:p>
            <text:p><text:span text:style-name="T7">安基企業社</text:span></text:p>
            <text:p><text:span text:style-name="T7">建綸實業股份有限公司</text:span></text:p>
            <text:p><text:span text:style-name="T7">大同綜合訊電股份有限公司</text:span></text:p>
            <text:p><text:span text:style-name="T7">迴龍松林窗簾行</text:span></text:p>
          </table:table-cell>
          <table:table-cell table:number-columns-repeated="1015"/>
        </table:table-row>
        <table:table-row table:style-name="ro8">
          <table:table-cell table:style-name="ce4" office:value-type="string">
            <text:p>劉茂群<text:span text:style-name="T7">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/text:p>
          </table:table-cell>
          <table:table-cell table:style-name="ce10" office:value-type="string">
            <text:p>瑞泰里辦公處購置公共用滅火器<text:span text:style-name="T7">瑞泰里辦公處購置公共</text:span><text:span text:style-name="T7">用滅火器瑞泰里辦公處購置</text:span><text:span text:style-name="T7">公共用滅火器瑞泰里辦公處</text:span><text:span text:style-name="T7">購置公共用滅火器瑞泰里辦</text:span><text:span text:style-name="T7">公處購置公共用滅火器瑞泰</text:span><text:span text:style-name="T7">里辦公處購置公共用滅火器</text:span><text:span text:style-name="T7">瑞泰里辦公處購置公共用滅</text:span><text:span text:style-name="T7">火器瑞泰里辦公處購置公共</text:span><text:span text:style-name="T7">用滅火器瑞泰里辦公處購置</text:span><text:span text:style-name="T7">公共用滅火器瑞泰里辦公處</text:span><text:span text:style-name="T7">購置公共用滅火器瑞泰里辦</text:span><text:span text:style-name="T7">公處購置公共用滅火器瑞泰</text:span><text:span text:style-name="T7">里辦公處購置公共用滅火器</text:span><text:span text:style-name="T7">瑞泰里辦公處購置公共用滅</text:span><text:span text:style-name="T7">火器瑞泰里辦公處購置公共</text:span><text:span text:style-name="T7">用滅火器瑞泰里辦公處購置</text:span><text:span text:style-name="T7">公共用滅火器瑞泰里辦公處</text:span><text:span text:style-name="T7">購置公共用滅火器瑞泰里辦</text:span><text:span text:style-name="T7">公處購置公共用滅火器瑞泰</text:span><text:span text:style-name="T7">里辦公處購置公共用滅火器</text:span><text:span text:style-name="T7">瑞泰里辦公處購置公共用滅</text:span><text:span text:style-name="T7">火器瑞泰里辦公處購置公共</text:span><text:span text:style-name="T7">用滅火器瑞泰里辦公處購置</text:span><text:span text:style-name="T7">公共用滅火器瑞泰里辦公處</text:span><text:span text:style-name="T7">購置公共用滅火器瑞泰里辦</text:span><text:span text:style-name="T7">公處購置公共用滅火器瑞泰</text:span><text:span text:style-name="T7">里辦公處購置公共用滅火器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399">
            <text:p>3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6" office:value-type="string">
            <text:p>宏偵工程有限公司<text:span text:style-name="T7">宏偵工程</text:span><text:span text:style-name="T7">有限公司宏偵工程有限公司</text:span><text:span text:style-name="T7">宏偵工程有限公司宏偵工程</text:span><text:span text:style-name="T7">有限公司宏偵工程有限公司</text:span><text:span text:style-name="T7">宏偵工程有限公司宏偵工程</text:span><text:span text:style-name="T7">有限公司宏偵工程有限公司</text:span><text:span text:style-name="T7">宏偵工程有限公司宏偵工程</text:span><text:span text:style-name="T7">有限公司宏偵工程有限公司</text:span><text:span text:style-name="T7">宏偵工程有限公司宏偵工程</text:span><text:span text:style-name="T7">有限公司宏偵工程有限公司</text:span><text:span text:style-name="T7">宏偵工程有限公司宏偵工程</text:span><text:span text:style-name="T7">有限公司宏偵工程有限公司</text:span><text:span text:style-name="T7">宏偵工程有限公司宏偵工程</text:span><text:span text:style-name="T7">有限公司宏偵工程有限公司</text:span><text:span text:style-name="T7">宏偵工程有限公司宏偵工程</text:span><text:span text:style-name="T7">有限公司宏偵工程有限公司</text:span></text:p>
          </table:table-cell>
          <table:table-cell table:number-columns-repeated="1015"/>
        </table:table-row>
        <table:table-row table:style-name="ro19">
          <table:table-cell table:style-name="ce5" office:value-type="string">
            <text:p>邱奕勝<text:span text:style-name="T7">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/text:p>
          </table:table-cell>
          <table:table-cell table:style-name="ce6" office:value-type="string">
            <text:p><text:span text:style-name="T7">芝芭里購置</text:span><text:span text:style-name="T8">LED</text:span><text:span text:style-name="T9">字幕機芝芭</text:span><text:span text:style-name="T9">里購置</text:span><text:span text:style-name="T8">LED</text:span><text:span text:style-name="T9">字幕機芝芭里購</text:span><text:span text:style-name="T9">置</text:span><text:span text:style-name="T8">LED</text:span><text:span text:style-name="T9">字幕機芝芭里購置</text:span><text:span text:style-name="T8">LED</text:span><text:span text:style-name="T9">字幕機芝芭里購置</text:span><text:span text:style-name="T8">LED</text:span><text:span text:style-name="T9">字幕機芝芭里購置</text:span><text:span text:style-name="T8">LED</text:span><text:span text:style-name="T9">字幕</text:span><text:span text:style-name="T9">機芝芭里購置</text:span><text:span text:style-name="T8">LED</text:span><text:span text:style-name="T9">字幕機芝</text:span><text:span text:style-name="T9">芭里購置</text:span><text:span text:style-name="T8">LED</text:span><text:span text:style-name="T9">字幕機芝芭里</text:span><text:span text:style-name="T9">購置</text:span><text:span text:style-name="T8">LED</text:span><text:span text:style-name="T9">字幕機芝芭里購置</text:span><text:span text:style-name="T8">LED</text:span><text:span text:style-name="T9">字幕機芝芭里購置</text:span><text:span text:style-name="T8">LED</text:span><text:span text:style-name="T9">字幕機芝芭里購置</text:span><text:span text:style-name="T8">LED</text:span><text:span text:style-name="T9">字幕</text:span><text:span text:style-name="T9">機芝芭里購置</text:span><text:span text:style-name="T8">LED</text:span><text:span text:style-name="T9">字幕機芝</text:span><text:span text:style-name="T9">芭里購置</text:span><text:span text:style-name="T8">LED</text:span><text:span text:style-name="T9">字幕機芝芭里</text:span><text:span text:style-name="T9">購置</text:span><text:span text:style-name="T8">LED</text:span><text:span text:style-name="T9">字幕機芝芭里購置</text:span><text:span text:style-name="T8">LED</text:span><text:span text:style-name="T9">字幕機芝芭里購置</text:span><text:span text:style-name="T8">LED</text:span><text:span text:style-name="T9">字幕機芝芭里購置</text:span><text:span text:style-name="T8">LED</text:span><text:span text:style-name="T9">字幕</text:span><text:span text:style-name="T9">機芝芭里購置</text:span><text:span text:style-name="T8">LED</text:span><text:span text:style-name="T9">字幕機芝</text:span><text:span text:style-name="T9">芭里購置</text:span><text:span text:style-name="T8">LED</text:span><text:span text:style-name="T9">字幕機芝芭里</text:span><text:span text:style-name="T9">購置</text:span><text:span text:style-name="T8">LED</text:span><text:span text:style-name="T9">字幕機芝芭里購置</text:span><text:span text:style-name="T8">LED</text:span><text:span text:style-name="T9">字幕機芝芭里購置</text:span><text:span text:style-name="T8">LED</text:span><text:span text:style-name="T9">字幕機芝芭里購置</text:span><text:span text:style-name="T8">LED</text:span><text:span text:style-name="T9">字幕</text:span><text:span text:style-name="T9">機</text:span></text:p>
          </table:table-cell>
          <table:table-cell table:style-name="ce28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99">
            <text:p>99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8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/text:p>
          </table:table-cell>
          <table:table-cell table:style-name="ce7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/text:p>
          </table:table-cell>
          <table:table-cell table:style-name="ce6" office:value-type="string">
            <text:p>仁人文化事業有限公司<text:span text:style-name="T7">仁人</text:span><text:span text:style-name="T7">文化事業有限公司仁人文化</text:span><text:span text:style-name="T7">事業有限公司仁人文化事業</text:span><text:span text:style-name="T7">有限公司仁人文化事業有限</text:span><text:span text:style-name="T7">公司仁人文化事業有限公司</text:span><text:span text:style-name="T7">仁人文化事業有限公司仁人</text:span><text:span text:style-name="T7">文化事業有限公司仁人文化</text:span><text:span text:style-name="T7">事業有限公司仁人文化事業</text:span><text:span text:style-name="T7">有限公司仁人文化事業有限</text:span><text:span text:style-name="T7">公司仁人文化事業有限公司</text:span><text:span text:style-name="T7">仁人文化事業有限公司仁人</text:span><text:span text:style-name="T7">文化事業有限公司仁人文化</text:span><text:span text:style-name="T7">事業有限公司仁人文化事業</text:span><text:span text:style-name="T7">有限公司仁人文化事業有限</text:span><text:span text:style-name="T7">公司仁人文化事業有限公司</text:span><text:span text:style-name="T7">仁人文化事業有限公司仁人</text:span><text:span text:style-name="T7">文化事業有限公司仁人文化</text:span><text:span text:style-name="T7">事業有限公司仁人文化事業</text:span><text:span text:style-name="T7">有限公司仁人文化事業有限</text:span><text:span text:style-name="T7">公司仁人文化事業有限公司</text:span></text:p>
          </table:table-cell>
          <table:table-cell table:number-columns-repeated="1015"/>
        </table:table-row>
        <table:table-row table:style-name="ro41">
          <table:table-cell table:style-name="ce5" office:value-type="string">
            <text:p>劉曾玉春<text:span text:style-name="T7">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/text:p>
          </table:table-cell>
          <table:table-cell table:style-name="ce6" office:value-type="string">
            <text:p>校舍周邊整修工程<text:span text:style-name="T7">校舍周邊</text:span><text:span text:style-name="T7">整修工程校舍周邊整修工程</text:span><text:span text:style-name="T7">校舍周邊整修工程校舍周邊</text:span><text:span text:style-name="T7">整修工程校舍周邊整修工程</text:span><text:span text:style-name="T7">校舍周邊整修工程校舍周邊</text:span><text:span text:style-name="T7">整修工程校舍周邊整修工程</text:span><text:span text:style-name="T7">校舍周邊整修工程校舍周邊</text:span><text:span text:style-name="T7">整修工程校舍周邊整修工程</text:span><text:span text:style-name="T7">校舍周邊整修工程校舍周邊</text:span><text:span text:style-name="T7">整修工程校舍周邊整修工程</text:span><text:span text:style-name="T7">校舍周邊整修工程校舍周邊</text:span><text:span text:style-name="T7">整修工程校舍周邊整修工程</text:span><text:span text:style-name="T7">校舍周邊整修工程校舍周邊</text:span><text:span text:style-name="T7">整修工程校舍周邊整修工程</text:span><text:span text:style-name="T7">校舍周邊整修工程校舍周邊</text:span><text:span text:style-name="T7">整修工程校舍周邊整修工程</text:span></text:p>
          </table:table-cell>
          <table:table-cell table:style-name="ce28" office:value-type="string">
            <text:p>新街國小<text:span text:style-name="T7">新街國小新街國小</text:span><text:span text:style-name="T7">新街國小新街國小新街國小</text:span><text:span text:style-name="T7">新街國小新街國小新街國小</text:span><text:span text:style-name="T7">新街國小新街國小新街國小</text:span><text:span text:style-name="T7">新街國小新街國小新街國小</text:span><text:span text:style-name="T7">新街國小新街國小新街國小</text:span><text:span text:style-name="T7">新街國小新街國小新街國小</text:span><text:span text:style-name="T7">新街國小新街國小新街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無</text:span></text:p>
          </table:table-cell>
          <table:table-cell table:style-name="ce49" office:value-type="float" office:value="400">
            <text:p>4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</text:span></text:p>
          </table:table-cell>
          <table:table-cell table:style-name="ce28" office:value-type="string">
            <text:p>新街國小<text:span text:style-name="T7">新街國小新街國小</text:span><text:span text:style-name="T7">新街國小新街國小新街國小</text:span><text:span text:style-name="T7">新街國小新街國小新街國小</text:span><text:span text:style-name="T7">新街國小新街國小新街國小</text:span><text:span text:style-name="T7">新街國小新街國小新街國小</text:span><text:span text:style-name="T7">新街國小新街國小新街國小</text:span><text:span text:style-name="T7">新街國小新街國小新街國小</text:span><text:span text:style-name="T7">新街國小新街國小新街國小</text:span></text:p>
          </table:table-cell>
          <table:table-cell table:style-name="ce7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6" office:value-type="string">
            <text:p>冠頡土木包工業<text:span text:style-name="T7">冠頡土木包</text:span><text:span text:style-name="T7">工業冠頡土木包工業冠頡土</text:span><text:span text:style-name="T7">木包工業冠頡土木包工業冠</text:span><text:span text:style-name="T7">頡土木包工業冠頡土木包工</text:span><text:span text:style-name="T7">業冠頡土木包工業冠頡土木</text:span><text:span text:style-name="T7">包工業冠頡土木包工業冠頡</text:span><text:span text:style-name="T7">土木包工業冠頡土木包工業</text:span><text:span text:style-name="T7">冠頡土木包工業冠頡土木包</text:span><text:span text:style-name="T7">工業冠頡土木包工業冠頡土</text:span><text:span text:style-name="T7">木包工業冠頡土木包工業冠</text:span><text:span text:style-name="T7">頡土木包工業冠頡土木包工</text:span><text:span text:style-name="T7">業冠頡土木包工業冠頡土木</text:span><text:span text:style-name="T7">包工業冠頡土木包工業冠頡</text:span><text:span text:style-name="T7">土木包工業冠頡土木包工業</text:span></text:p>
          </table:table-cell>
          <table:table-cell table:number-columns-repeated="1015"/>
        </table:table-row>
        <table:table-row table:style-name="ro42">
          <table:table-cell table:style-name="ce4" office:value-type="string">
            <text:p>周玉琴<text:span text:style-name="T7">周玉琴周玉琴周玉琴</text:span><text:span text:style-name="T7">周玉琴周玉琴周玉琴周玉琴</text:span><text:span text:style-name="T7">周玉琴周玉琴周玉琴周玉琴</text:span><text:span text:style-name="T7">周玉琴周玉琴周玉琴周玉琴</text:span><text:span text:style-name="T7">周玉琴周玉琴周玉琴周玉琴</text:span><text:span text:style-name="T7">周玉琴周玉琴周玉琴</text:span></text:p>
          </table:table-cell>
          <table:table-cell table:style-name="ce10" office:value-type="string">
            <text:p>改善洽公環境<text:span text:style-name="T7">改善洽公環境</text:span><text:span text:style-name="T7">改善洽公環境改善洽公環境</text:span><text:span text:style-name="T7">改善洽公環境改善洽公環境</text:span><text:span text:style-name="T7">改善洽公環境改善洽公環境</text:span><text:span text:style-name="T7">改善洽公環境改善洽公環境</text:span><text:span text:style-name="T7">改善洽公環境改善洽公環境</text:span><text:span text:style-name="T7">改善洽公環境改善洽公環境</text:span><text:span text:style-name="T7">改善洽公環境改善洽公環境</text:span><text:span text:style-name="T7">改善洽公環境改善洽公環境</text:span><text:span text:style-name="T7">改善洽公環境改善洽公環境</text:span><text:span text:style-name="T7">改善洽公環境改善洽公環境</text:span><text:span text:style-name="T7">改善洽公環境</text:span></text:p>
          </table:table-cell>
          <table:table-cell table:style-name="ce27" office:value-type="string">
            <text:p>楊梅區戶政事務所<text:span text:style-name="T7">楊梅區戶</text:span><text:span text:style-name="T7">政事務所楊梅區戶政事務所</text:span><text:span text:style-name="T7">楊梅區戶政事務所楊梅區戶</text:span><text:span text:style-name="T7">政事務所楊梅區戶政事務所</text:span><text:span text:style-name="T7">楊梅區戶政事務所楊梅區戶</text:span><text:span text:style-name="T7">政事務所楊梅區戶政事務所</text:span><text:span text:style-name="T7">楊梅區戶政事務所楊梅區戶</text:span><text:span text:style-name="T7">政事務所楊梅區戶政事務所</text:span><text:span text:style-name="T7">楊梅區戶政事務所楊梅區戶</text:span><text:span text:style-name="T7">政事務所楊梅區戶政事務所</text:span><text:span text:style-name="T7">楊梅區戶政事務所楊梅區戶</text:span><text:span text:style-name="T7">政事務所楊梅區戶政事務所</text:span><text:span text:style-name="T7">楊梅區戶政事務所楊梅區戶</text:span><text:span text:style-name="T7">政事務所楊梅區戶政事務所</text:span><text:span text:style-name="T7">楊梅區戶政事務所楊梅區戶</text:span><text:span text:style-name="T7">政事務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700">
            <text:p>7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楊梅區戶政事所<text:span text:style-name="T7">楊梅區戶政</text:span><text:span text:style-name="T7">事所楊梅區戶政事所楊梅區</text:span><text:span text:style-name="T7">戶政事所楊梅區戶政事所楊</text:span><text:span text:style-name="T7">梅區戶政事所楊梅區戶政事</text:span><text:span text:style-name="T7">所楊梅區戶政事所楊梅區戶</text:span><text:span text:style-name="T7">政事所楊梅區戶政事所楊梅</text:span><text:span text:style-name="T7">區戶政事所楊梅區戶政事所</text:span><text:span text:style-name="T7">楊梅區戶政事所楊梅區戶政</text:span><text:span text:style-name="T7">事所楊梅區戶政事所楊梅區</text:span><text:span text:style-name="T7">戶政事所楊梅區戶政事所楊</text:span><text:span text:style-name="T7">梅區戶政事所楊梅區戶政事</text:span><text:span text:style-name="T7">所楊梅區戶政事所楊梅區戶</text:span><text:span text:style-name="T7">政事所楊梅區戶政事所楊梅</text:span><text:span text:style-name="T7">區戶政事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6" office:value-type="string">
            <text:p><text:span text:style-name="T7">隆美布料股份有限公司</text:span></text:p>
            <text:p><text:span text:style-name="T7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隆美布料</text:span><text:span text:style-name="T9">股份有限公司</text:span></text:p>
            <text:p><text:span text:style-name="T9">祺林工業股份有限公司</text:span><text:span text:style-name="T8"> </text:span><text:span text:style-name="T9">立裕</text:span><text:span text:style-name="T9">衛浴材料行</text:span></text:p>
            <text:p><text:span text:style-name="T9">金貝克有限公司</text:span></text:p>
            <text:p><text:span text:style-name="T9">信陽電腦科技有限公司</text:span></text:p>
            <text:p><text:span text:style-name="T9">卓伊數位設計有限公司</text:span></text:p>
            <text:p><text:span text:style-name="T9">邁點企業有限公司</text:span></text:p>
            <text:p><text:span text:style-name="T9">古魚廣告事業有限公司</text:span></text:p>
            <text:p><text:span text:style-name="T9">誠炫企業有限公司</text:span></text:p>
          </table:table-cell>
          <table:table-cell table:number-columns-repeated="1015"/>
        </table:table-row>
        <table:table-row table:style-name="ro43">
          <table:table-cell table:style-name="ce4" office:value-type="string">
            <text:p>邱奕勝<text:span text:style-name="T7">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邱奕勝</text:span></text:p>
          </table:table-cell>
          <table:table-cell table:style-name="ce10" office:value-type="string">
            <text:p>中壢分局整修圍牆及採購監視器等設備<text:span text:style-name="T7">中壢分局整修圍</text:span><text:span text:style-name="T7">牆及採購監視器等設備中壢</text:span><text:span text:style-name="T7">分局整修圍牆及採購監視器</text:span><text:span text:style-name="T7">等設備中壢分局整修圍牆及</text:span><text:span text:style-name="T7">採購監視器等設備中壢分局</text:span><text:span text:style-name="T7">整修圍牆及採購監視器等設</text:span><text:span text:style-name="T7">備中壢分局整修圍牆及採購</text:span><text:span text:style-name="T7">監視器等設備中壢分局整修</text:span><text:span text:style-name="T7">圍牆及採購監視器等設備中</text:span><text:span text:style-name="T7">壢分局整修圍牆及採購監視</text:span><text:span text:style-name="T7">器等設備中壢分局整修圍牆</text:span><text:span text:style-name="T7">及採購監視器等設備中壢分</text:span><text:span text:style-name="T7">局整修圍牆及採購監視器等</text:span><text:span text:style-name="T7">設備中壢分局整修圍牆及採</text:span><text:span text:style-name="T7">購監視器等設備中壢分局整</text:span><text:span text:style-name="T7">修圍牆及採購監視器等設備</text:span><text:span text:style-name="T7">中壢分局整修圍牆及採購監</text:span><text:span text:style-name="T7">視器等設備中壢分局整修圍</text:span><text:span text:style-name="T7">牆及採購監視器等設備中壢</text:span><text:span text:style-name="T7">分局整修圍牆及採購監視器</text:span><text:span text:style-name="T7">等設備中壢分局整修圍牆及</text:span><text:span text:style-name="T7">採購監視器等設備中壢分局</text:span><text:span text:style-name="T7">整修圍牆及採購監視器等設</text:span><text:span text:style-name="T7">備中壢分局整修圍牆及採購</text:span><text:span text:style-name="T7">監視器等設備中壢分局整修</text:span><text:span text:style-name="T7">圍牆及採購監視器等設備中</text:span><text:span text:style-name="T7">壢分局整修圍牆及採購監視</text:span><text:span text:style-name="T7">器等設備中壢分局整修圍牆</text:span><text:span text:style-name="T7">及採購監視器等設備中壢分</text:span><text:span text:style-name="T7">局整修圍牆及採購監視器等</text:span><text:span text:style-name="T7">設備中壢分局整修圍牆及採</text:span><text:span text:style-name="T7">購監視器等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3451">
            <text:p>3,451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7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" office:value-type="string">
            <text:p><text:span text:style-name="T7">台灣富士全錄股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台灣富士全錄股</text:span><text:span text:style-name="T7">份有限公司</text:span></text:p>
            <text:p><text:span text:style-name="T7">舜星有限公司</text:span></text:p>
            <text:p><text:span text:style-name="T7">蘭頓企業股份有限公司</text:span></text:p>
            <text:p><text:span text:style-name="T7">樂城國際有限公司</text:span></text:p>
            <text:p><text:span text:style-name="T7">國慶營造有限公司</text:span></text:p>
            <text:p><text:span text:style-name="T7">岱宇國際股份有限公司</text:span></text:p>
            <text:p><text:span text:style-name="T7">琦陵科技有限公司</text:span></text:p>
            <text:p><text:span text:style-name="T7">易昇企業社</text:span></text:p>
            <text:p><text:span text:style-name="T7">宇釩企業有限公司</text:span></text:p>
            <text:p><text:span text:style-name="T7">承星資訊科技有限公司</text:span></text:p>
            <text:p><text:span text:style-name="T7">淨寶電器行</text:span></text:p>
          </table:table-cell>
          <table:table-cell table:number-columns-repeated="1015"/>
        </table:table-row>
        <table:table-row table:style-name="ro37">
          <table:table-cell table:style-name="ce4" office:value-type="string">
            <text:p>劉曾玉春<text:span text:style-name="T7">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</text:span></text:p>
          </table:table-cell>
          <table:table-cell table:style-name="ce10" office:value-type="string">
            <text:p>中壢分局購置大崙等所辦公設備及戒護區隔間改善<text:span text:style-name="T7">中壢</text:span><text:span text:style-name="T7">分局購置大崙等所辦公設備</text:span><text:span text:style-name="T7">及戒護區隔間改善中壢分局</text:span><text:span text:style-name="T7">購置大崙等所辦公設備及戒</text:span><text:span text:style-name="T7">護區隔間改善中壢分局購置</text:span><text:span text:style-name="T7">大崙等所辦公設備及戒護區</text:span><text:span text:style-name="T7">隔間改善中壢分局購置大崙</text:span><text:span text:style-name="T7">等所辦公設備及戒護區隔間</text:span><text:span text:style-name="T7">改善中壢分局購置大崙等所</text:span><text:span text:style-name="T7">辦公設備及戒護區隔間改善</text:span><text:span text:style-name="T7">中壢分局購置大崙等所辦公</text:span><text:span text:style-name="T7">設備及戒護區隔間改善中壢</text:span><text:span text:style-name="T7">分局購置大崙等所辦公設備</text:span><text:span text:style-name="T7">及戒護區隔間改善中壢分局</text:span><text:span text:style-name="T7">購置大崙等所辦公設備及戒</text:span><text:span text:style-name="T7">護區隔間改善中壢分局購置</text:span><text:span text:style-name="T7">大崙等所辦公設備及戒護區</text:span><text:span text:style-name="T7">隔間改善中壢分局購置大崙</text:span><text:span text:style-name="T7">等所辦公設備及戒護區隔間</text:span><text:span text:style-name="T7">改善中壢分局購置大崙等所</text:span><text:span text:style-name="T7">辦公設備及戒護區隔間改善</text:span><text:span text:style-name="T7">中壢分局購置大崙等所辦公</text:span><text:span text:style-name="T7">設備及戒護區隔間改善中壢</text:span><text:span text:style-name="T7">分局購置大崙等所辦公設備</text:span><text:span text:style-name="T7">及戒護區隔間改善中壢分局</text:span><text:span text:style-name="T7">購置大崙等所辦公設備及戒</text:span><text:span text:style-name="T7">護區隔間改善中壢分局購置</text:span><text:span text:style-name="T7">大崙等所辦公設備及戒護區</text:span><text:span text:style-name="T7">隔間改善中壢分局購置大崙</text:span><text:span text:style-name="T7">等所辦公設備及戒護區隔間</text:span><text:span text:style-name="T7">改善中壢分局購置大崙等所</text:span><text:span text:style-name="T7">辦公設備及戒護區隔間改善</text:span><text:span text:style-name="T7">中壢分局購置大崙等所辦公</text:span><text:span text:style-name="T7">設備及戒護區隔間改善中壢</text:span><text:span text:style-name="T7">分局購置大崙等所辦公設備</text:span><text:span text:style-name="T7">及戒護區隔間改善中壢分局</text:span><text:span text:style-name="T7">購置大崙等所辦公設備及戒</text:span><text:span text:style-name="T7">護區隔間改善中壢分局購置</text:span><text:span text:style-name="T7">大崙等所辦公設備及戒護區</text:span><text:span text:style-name="T7">隔間改善中壢分局購置大崙</text:span><text:span text:style-name="T7">等所辦公設備及戒護區隔間</text:span><text:span text:style-name="T7">改善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435">
            <text:p>43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7" office:value-type="string">
            <text:p>1.<text:span text:style-name="T10">公開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text:span text:style-name="T12">1.</text:span><text:span text:style-name="T12">公開</text:span><text:span text:style-name="T12">招標</text:span></text:p>
            <text:p><text:span text:style-name="T11">2.</text:span><text:span text:style-name="T12">共同供應契約</text:span></text:p>
            <text:p><text:span text:style-name="T11">3.</text:span><text:span text:style-name="T12">小額採購逕洽廠商</text:span></text:p>
          </table:table-cell>
          <table:table-cell table:style-name="ce6" office:value-type="string">
            <text:p><text:span text:style-name="T7">鑫澤家具有限公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鑫澤家具有限公</text:span><text:span text:style-name="T7">司</text:span></text:p>
            <text:p><text:span text:style-name="T7">琦陵科技有限公司</text:span></text:p>
            <text:p><text:span text:style-name="T7">景葳企業有限公司</text:span></text:p>
            <text:p><text:span text:style-name="T7">誠益工程行</text:span></text:p>
          </table:table-cell>
          <table:table-cell table:number-columns-repeated="1015"/>
        </table:table-row>
        <table:table-row table:style-name="ro37">
          <table:table-cell table:style-name="ce4" office:value-type="string">
            <text:p>呂淑真<text:span text:style-name="T7">呂淑真呂淑真呂淑真</text:span><text:span text:style-name="T7">呂淑真呂淑真呂淑真呂淑真</text:span><text:span text:style-name="T7">呂淑真呂淑真呂淑真呂淑真</text:span><text:span text:style-name="T7">呂淑真呂淑真呂淑真呂淑真</text:span><text:span text:style-name="T7">呂淑真呂淑真呂淑真呂淑真</text:span><text:span text:style-name="T7">呂淑真呂淑真呂淑真</text:span></text:p>
          </table:table-cell>
          <table:table-cell table:style-name="ce10" office:value-type="string">
            <text:p>廣興里辦公處購置公共用廣播音響設備<text:span text:style-name="T7">廣興里辦公處購</text:span><text:span text:style-name="T7">置公共用廣播音響設備廣興</text:span><text:span text:style-name="T7">里辦公處購置公共用廣播音</text:span><text:span text:style-name="T7">響設備廣興里辦公處購置公</text:span><text:span text:style-name="T7">共用廣播音響設備廣興里辦</text:span><text:span text:style-name="T7">公處購置公共用廣播音響設</text:span><text:span text:style-name="T7">備廣興里辦公處購置公共用</text:span><text:span text:style-name="T7">廣播音響設備廣興里辦公處</text:span><text:span text:style-name="T7">購置公共用廣播音響設備廣</text:span><text:span text:style-name="T7">興里辦公處購置公共用廣播</text:span><text:span text:style-name="T7">音響設備廣興里辦公處購置</text:span><text:span text:style-name="T7">公共用廣播音響設備廣興里</text:span><text:span text:style-name="T7">辦公處購置公共用廣播音響</text:span><text:span text:style-name="T7">設備廣興里辦公處購置公共</text:span><text:span text:style-name="T7">用廣播音響設備廣興里辦公</text:span><text:span text:style-name="T7">處購置公共用廣播音響設備</text:span><text:span text:style-name="T7">廣興里辦公處購置公共用廣</text:span><text:span text:style-name="T7">播音響設備廣興里辦公處購</text:span><text:span text:style-name="T7">置公共用廣播音響設備廣興</text:span><text:span text:style-name="T7">里辦公處購置公共用廣播音</text:span><text:span text:style-name="T7">響設備廣興里辦公處購置公</text:span><text:span text:style-name="T7">共用廣播音響設備廣興里辦</text:span><text:span text:style-name="T7">公處購置公共用廣播音響設</text:span><text:span text:style-name="T7">備廣興里辦公處購置公共用</text:span><text:span text:style-name="T7">廣播音響設備廣興里辦公處</text:span><text:span text:style-name="T7">購置公共用廣播音響設備廣</text:span><text:span text:style-name="T7">興里辦公處購置公共用廣播</text:span><text:span text:style-name="T7">音響設備廣興里辦公處購置</text:span><text:span text:style-name="T7">公共用廣播音響設備廣興里</text:span><text:span text:style-name="T7">辦公處購置公共用廣播音響</text:span><text:span text:style-name="T7">設備廣興里辦公處購置公共</text:span><text:span text:style-name="T7">用廣播音響設備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100">
            <text:p>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6" office:value-type="string">
            <text:p>金通多媒體科技有限公司<text:span text:style-name="T7">金</text:span><text:span text:style-name="T7">通多媒體科技有限公司金通</text:span><text:span text:style-name="T7">多媒體科技有限公司金通多</text:span><text:span text:style-name="T7">媒體科技有限公司金通多媒</text:span><text:span text:style-name="T7">體科技有限公司金通多媒體</text:span><text:span text:style-name="T7">科技有限公司金通多媒體科</text:span><text:span text:style-name="T7">技有限公司金通多媒體科技</text:span><text:span text:style-name="T7">有限公司金通多媒體科技有</text:span><text:span text:style-name="T7">限公司金通多媒體科技有限</text:span><text:span text:style-name="T7">公司金通多媒體科技有限公</text:span><text:span text:style-name="T7">司金通多媒體科技有限公司</text:span><text:span text:style-name="T7">金通多媒體科技有限公司金</text:span><text:span text:style-name="T7">通多媒體科技有限公司金通</text:span><text:span text:style-name="T7">多媒體科技有限公司金通多</text:span><text:span text:style-name="T7">媒體科技有限公司金通多媒</text:span><text:span text:style-name="T7">體科技有限公司金通多媒體</text:span><text:span text:style-name="T7">科技有限公司金通多媒體科</text:span><text:span text:style-name="T7">技有限公司金通多媒體科技</text:span><text:span text:style-name="T7">有限公司金通多媒體科技有</text:span><text:span text:style-name="T7">限公司金通多媒體科技有限</text:span><text:span text:style-name="T7">公司金通多媒體科技有限公</text:span><text:span text:style-name="T7">司</text:span></text:p>
          </table:table-cell>
          <table:table-cell table:number-columns-repeated="1015"/>
        </table:table-row>
        <table:table-row table:style-name="ro6">
          <table:table-cell table:style-name="ce6" office:value-type="string"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>呂林小鳳</text:span></text:p>
            <text:p><text:span text:style-name="T7">劉茂群</text:span></text:p>
            <text:p><text:span text:style-name="T7">呂淑真</text:span></text:p>
            <text:p><text:span text:style-name="T7">趙正宇</text:span></text:p>
            <text:p><text:span text:style-name="T7"/></text:p>
          </table:table-cell>
          <table:table-cell table:style-name="ce10" office:value-type="string">
            <text:p><text:span text:style-name="T7">高明里等</text:span><text:span text:style-name="T8">9</text:span><text:span text:style-name="T9">里購置滅火器高明</text:span><text:span text:style-name="T9">里等</text:span><text:span text:style-name="T8">9</text:span><text:span text:style-name="T9">里購置滅火器高明里等</text:span><text:span text:style-name="T8">9</text:span><text:span text:style-name="T9">里購置滅火器高明里等</text:span><text:span text:style-name="T8">9</text:span><text:span text:style-name="T9">里</text:span><text:span text:style-name="T9">購置滅火器高明里等</text:span><text:span text:style-name="T8">9</text:span><text:span text:style-name="T9">里購置</text:span><text:span text:style-name="T9">滅火器高明里等</text:span><text:span text:style-name="T8">9</text:span><text:span text:style-name="T9">里購置滅火</text:span><text:span text:style-name="T9">器高明里等</text:span><text:span text:style-name="T8">9</text:span><text:span text:style-name="T9">里購置滅火器高</text:span><text:span text:style-name="T9">明里等</text:span><text:span text:style-name="T8">9</text:span><text:span text:style-name="T9">里購置滅火器高明里</text:span><text:span text:style-name="T9">等</text:span><text:span text:style-name="T8">9</text:span><text:span text:style-name="T9">里購置滅火器高明里等</text:span><text:span text:style-name="T8">9</text:span><text:span text:style-name="T9">里購置滅火器高明里等</text:span><text:span text:style-name="T8">9</text:span><text:span text:style-name="T9">里購</text:span><text:span text:style-name="T9">置滅火器高明里等</text:span><text:span text:style-name="T8">9</text:span><text:span text:style-name="T9">里購置滅</text:span><text:span text:style-name="T9">火器高明里等</text:span><text:span text:style-name="T8">9</text:span><text:span text:style-name="T9">里購置滅火器</text:span><text:span text:style-name="T9">高明里等</text:span><text:span text:style-name="T8">9</text:span><text:span text:style-name="T9">里購置滅火器高明</text:span><text:span text:style-name="T9">里等</text:span><text:span text:style-name="T8">9</text:span><text:span text:style-name="T9">里購置滅火器高明里等</text:span><text:span text:style-name="T8">9</text:span><text:span text:style-name="T9">里購置滅火器高明里等</text:span><text:span text:style-name="T8">9</text:span><text:span text:style-name="T9">里</text:span><text:span text:style-name="T9">購置滅火器高明里等</text:span><text:span text:style-name="T8">9</text:span><text:span text:style-name="T9">里購置</text:span><text:span text:style-name="T9">滅火器高明里等</text:span><text:span text:style-name="T8">9</text:span><text:span text:style-name="T9">里購置滅火</text:span><text:span text:style-name="T9">器高明里等</text:span><text:span text:style-name="T8">9</text:span><text:span text:style-name="T9">里購置滅火器高</text:span><text:span text:style-name="T9">明里等</text:span><text:span text:style-name="T8">9</text:span><text:span text:style-name="T9">里購置滅火器高明里</text:span><text:span text:style-name="T9">等</text:span><text:span text:style-name="T8">9</text:span><text:span text:style-name="T9">里購置滅火器高明里等</text:span><text:span text:style-name="T8">9</text:span><text:span text:style-name="T9">里購置滅火器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1946">
            <text:p>1,946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" office:value-type="string">
            <text:p>豫展消防安全設備有限公司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text:span text:style-name="T7">豫展消防安全設備有限公司</text:span></text:p>
          </table:table-cell>
          <table:table-cell table:number-columns-repeated="1015"/>
        </table:table-row>
        <table:table-row table:style-name="ro37">
          <table:table-cell table:style-name="ce4" office:value-type="string">
            <text:p>呂林小鳳<text:span text:style-name="T7">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</text:span></text:p>
          </table:table-cell>
          <table:table-cell table:style-name="ce10" office:value-type="string">
            <text:p>白鷺里辦公處購置公共用血壓計設備<text:span text:style-name="T7">白鷺里辦公處購置</text:span><text:span text:style-name="T7">公共用血壓計設備白鷺里辦</text:span><text:span text:style-name="T7">公處購置公共用血壓計設備</text:span><text:span text:style-name="T7">白鷺里辦公處購置公共用血</text:span><text:span text:style-name="T7">壓計設備白鷺里辦公處購置</text:span><text:span text:style-name="T7">公共用血壓計設備白鷺里辦</text:span><text:span text:style-name="T7">公處購置公共用血壓計設備</text:span><text:span text:style-name="T7">白鷺里辦公處購置公共用血</text:span><text:span text:style-name="T7">壓計設備白鷺里辦公處購置</text:span><text:span text:style-name="T7">公共用血壓計設備白鷺里辦</text:span><text:span text:style-name="T7">公處購置公共用血壓計設備</text:span><text:span text:style-name="T7">白鷺里辦公處購置公共用血</text:span><text:span text:style-name="T7">壓計設備白鷺里辦公處購置</text:span><text:span text:style-name="T7">公共用血壓計設備白鷺里辦</text:span><text:span text:style-name="T7">公處購置公共用血壓計設備</text:span><text:span text:style-name="T7">白鷺里辦公處購置公共用血</text:span><text:span text:style-name="T7">壓計設備白鷺里辦公處購置</text:span><text:span text:style-name="T7">公共用血壓計設備白鷺里辦</text:span><text:span text:style-name="T7">公處購置公共用血壓計設備</text:span><text:span text:style-name="T7">白鷺里辦公處購置公共用血</text:span><text:span text:style-name="T7">壓計設備白鷺里辦公處購置</text:span><text:span text:style-name="T7">公共用血壓計設備白鷺里辦</text:span><text:span text:style-name="T7">公處購置公共用血壓計設備</text:span><text:span text:style-name="T7">白鷺里辦公處購置公共用血</text:span><text:span text:style-name="T7">壓計設備白鷺里辦公處購置</text:span><text:span text:style-name="T7">公共用血壓計設備白鷺里辦</text:span><text:span text:style-name="T7">公處購置公共用血壓計設備</text:span><text:span text:style-name="T7">白鷺里辦公處購置公共用血</text:span><text:span text:style-name="T7">壓計設備白鷺里辦公處購置</text:span><text:span text:style-name="T7">公共用血壓計設備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70">
            <text:p>7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</text:span></text:p>
          </table:table-cell>
          <table:table-cell table:style-name="ce9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6" office:value-type="string">
            <text:p>寶兒國際有限公司<text:span text:style-name="T7">寶兒國際</text:span><text:span text:style-name="T7">有限公司寶兒國際有限公司</text:span><text:span text:style-name="T7">寶兒國際有限公司寶兒國際</text:span><text:span text:style-name="T7">有限公司寶兒國際有限公司</text:span><text:span text:style-name="T7">寶兒國際有限公司寶兒國際</text:span><text:span text:style-name="T7">有限公司寶兒國際有限公司</text:span><text:span text:style-name="T7">寶兒國際有限公司寶兒國際</text:span><text:span text:style-name="T7">有限公司寶兒國際有限公司</text:span><text:span text:style-name="T7">寶兒國際有限公司寶兒國際</text:span><text:span text:style-name="T7">有限公司寶兒國際有限公司</text:span><text:span text:style-name="T7">寶兒國際有限公司寶兒國際</text:span><text:span text:style-name="T7">有限公司寶兒國際有限公司</text:span><text:span text:style-name="T7">寶兒國際有限公司寶兒國際</text:span><text:span text:style-name="T7">有限公司寶兒國際有限公司</text:span><text:span text:style-name="T7">寶兒國際有限公司寶兒國際</text:span><text:span text:style-name="T7">有限公司</text:span></text:p>
          </table:table-cell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</text:span></text:p>
          </table:table-cell>
          <table:table-cell table:style-name="ce10" office:value-type="string">
            <text:p>永興里集會所設置出入口車擋工程<text:span text:style-name="T7">永興里集會所設置出</text:span><text:span text:style-name="T7">入口車擋工程永興里集會所</text:span><text:span text:style-name="T7">設置出入口車擋工程永興里</text:span><text:span text:style-name="T7">集會所設置出入口車擋工程</text:span><text:span text:style-name="T7">永興里集會所設置出入口車</text:span><text:span text:style-name="T7">擋工程永興里集會所設置出</text:span><text:span text:style-name="T7">入口車擋工程永興里集會所</text:span><text:span text:style-name="T7">設置出入口車擋工程永興里</text:span><text:span text:style-name="T7">集會所設置出入口車擋工程</text:span><text:span text:style-name="T7">永興里集會所設置出入口車</text:span><text:span text:style-name="T7">擋工程永興里集會所設置出</text:span><text:span text:style-name="T7">入口車擋工程永興里集會所</text:span><text:span text:style-name="T7">設置出入口車擋工程永興里</text:span><text:span text:style-name="T7">集會所設置出入口車擋工程</text:span><text:span text:style-name="T7">永興里集會所設置出入口車</text:span><text:span text:style-name="T7">擋工程永興里集會所設置出</text:span><text:span text:style-name="T7">入口車擋工程永興里集會所</text:span><text:span text:style-name="T7">設置出入口車擋工程永興里</text:span><text:span text:style-name="T7">集會所設置出入口車擋工程</text:span><text:span text:style-name="T7">永興里集會所設置出入口車</text:span><text:span text:style-name="T7">擋工程永興里集會所設置出</text:span><text:span text:style-name="T7">入口車擋工程永興里集會所</text:span><text:span text:style-name="T7">設置出入口車擋工程永興里</text:span><text:span text:style-name="T7">集會所設置出入口車擋工程</text:span><text:span text:style-name="T7">永興里集會所設置出入口車</text:span><text:span text:style-name="T7">擋工程永興里集會所設置出</text:span><text:span text:style-name="T7">入口車擋工程永興里集會所</text:span><text:span text:style-name="T7">設置出入口車擋工程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53">
            <text:p>53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游吾和<text:span text:style-name="T7">游吾和游吾和游吾和</text:span><text:span text:style-name="T7">游吾和游吾和游吾和游吾和</text:span><text:span text:style-name="T7">游吾和游吾和游吾和游吾和</text:span><text:span text:style-name="T7">游吾和游吾和游吾和游吾和</text:span><text:span text:style-name="T7">游吾和游吾和游吾和游吾和</text:span><text:span text:style-name="T7">游吾和游吾和游吾和</text:span></text:p>
          </table:table-cell>
          <table:table-cell table:style-name="ce6" office:value-type="string">
            <text:p>LED<text:span text:style-name="T7">字幕機</text:span><text:span text:style-name="T7">LED</text:span><text:span text:style-name="T7">字幕機</text:span><text:span text:style-name="T7">LED</text:span><text:span text:style-name="T7">字</text:span><text:span text:style-name="T7">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</text:span><text:span text:style-name="T7">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</text:span><text:span text:style-name="T7">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機</text:span><text:span text:style-name="T7">LED</text:span><text:span text:style-name="T7">字幕</text:span><text:span text:style-name="T7">機</text:span><text:span text:style-name="T7">LED</text:span><text:span text:style-name="T7">字幕機</text:span></text:p>
          </table:table-cell>
          <table:table-cell table:style-name="ce27" office:value-type="string">
            <text:p>大園區公所<text:span text:style-name="T7">大園區公所大園</text:span><text:span text:style-name="T7">區公所大園區公所大園區公</text:span><text:span text:style-name="T7">所大園區公所大園區公所大</text:span><text:span text:style-name="T7">園區公所大園區公所大園區</text:span><text:span text:style-name="T7">公所大園區公所大園區公所</text:span><text:span text:style-name="T7">大園區公所大園區公所大園</text:span><text:span text:style-name="T7">區公所大園區公所大園區公</text:span><text:span text:style-name="T7">所大園區公所大園區公所大</text:span><text:span text:style-name="T7">園區公所大園區公所大園區</text:span><text:span text:style-name="T7">公所大園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66">
            <text:p>66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大園區公所<text:span text:style-name="T7">大園區公所大園</text:span><text:span text:style-name="T7">區公所大園區公所大園區公</text:span><text:span text:style-name="T7">所大園區公所大園區公所大</text:span><text:span text:style-name="T7">園區公所大園區公所大園區</text:span><text:span text:style-name="T7">公所大園區公所大園區公所</text:span><text:span text:style-name="T7">大園區公所大園區公所大園</text:span><text:span text:style-name="T7">區公所大園區公所大園區公</text:span><text:span text:style-name="T7">所大園區公所大園區公所大</text:span><text:span text:style-name="T7">園區公所大園區公所大園區</text:span><text:span text:style-name="T7">公所大園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劉茂群<text:span text:style-name="T7">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</text:span></text:p>
          </table:table-cell>
          <table:table-cell table:style-name="ce10" office:value-type="string">
            <text:p>大信里集會所內部設備<text:span text:style-name="T7">大信</text:span><text:span text:style-name="T7">里集會所內部設備大信里集</text:span><text:span text:style-name="T7">會所內部設備大信里集會所</text:span><text:span text:style-name="T7">內部設備大信里集會所內部</text:span><text:span text:style-name="T7">設備大信里集會所內部設備</text:span><text:span text:style-name="T7">大信里集會所內部設備大信</text:span><text:span text:style-name="T7">里集會所內部設備大信里集</text:span><text:span text:style-name="T7">會所內部設備大信里集會所</text:span><text:span text:style-name="T7">內部設備大信里集會所內部</text:span><text:span text:style-name="T7">設備大信里集會所內部設備</text:span><text:span text:style-name="T7">大信里集會所內部設備大信</text:span><text:span text:style-name="T7">里集會所內部設備大信里集</text:span><text:span text:style-name="T7">會所內部設備大信里集會所</text:span><text:span text:style-name="T7">內部設備大信里集會所內部</text:span><text:span text:style-name="T7">設備大信里集會所內部設備</text:span><text:span text:style-name="T7">大信里集會所內部設備大信</text:span><text:span text:style-name="T7">里集會所內部設備大信里集</text:span><text:span text:style-name="T7">會所內部設備大信里集會所</text:span><text:span text:style-name="T7">內部設備大信里集會所內部</text:span><text:span text:style-name="T7">設備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88">
            <text:p>88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劉仁照<text:span text:style-name="T7">劉仁照劉仁照劉仁照</text:span><text:span text:style-name="T7">劉仁照劉仁照劉仁照劉仁照</text:span><text:span text:style-name="T7">劉仁照劉仁照劉仁照劉仁照</text:span><text:span text:style-name="T7">劉仁照劉仁照劉仁照劉仁照</text:span><text:span text:style-name="T7">劉仁照劉仁照劉仁照劉仁照</text:span><text:span text:style-name="T7">劉仁照劉仁照劉仁照</text:span></text:p>
          </table:table-cell>
          <table:table-cell table:style-name="ce10" office:value-type="string">
            <text:p>鎮興里設置公共用垃圾車到達預告鈴<text:span text:style-name="T7">鎮興里設置公共用</text:span><text:span text:style-name="T7">垃圾車到達預告鈴鎮興里設</text:span><text:span text:style-name="T7">置公共用垃圾車到達預告鈴</text:span><text:span text:style-name="T7">鎮興里設置公共用垃圾車到</text:span><text:span text:style-name="T7">達預告鈴鎮興里設置公共用</text:span><text:span text:style-name="T7">垃圾車到達預告鈴鎮興里設</text:span><text:span text:style-name="T7">置公共用垃圾車到達預告鈴</text:span><text:span text:style-name="T7">鎮興里設置公共用垃圾車到</text:span><text:span text:style-name="T7">達預告鈴鎮興里設置公共用</text:span><text:span text:style-name="T7">垃圾車到達預告鈴鎮興里設</text:span><text:span text:style-name="T7">置公共用垃圾車到達預告鈴</text:span><text:span text:style-name="T7">鎮興里設置公共用垃圾車到</text:span><text:span text:style-name="T7">達預告鈴鎮興里設置公共用</text:span><text:span text:style-name="T7">垃圾車到達預告鈴鎮興里設</text:span><text:span text:style-name="T7">置公共用垃圾車到達預告鈴</text:span><text:span text:style-name="T7">鎮興里設置公共用垃圾車到</text:span><text:span text:style-name="T7">達預告鈴鎮興里設置公共用</text:span><text:span text:style-name="T7">垃圾車到達預告鈴鎮興里設</text:span><text:span text:style-name="T7">置公共用垃圾車到達預告鈴</text:span><text:span text:style-name="T7">鎮興里設置公共用垃圾車到</text:span><text:span text:style-name="T7">達預告鈴鎮興里設置公共用</text:span><text:span text:style-name="T7">垃圾車到達預告鈴鎮興里設</text:span><text:span text:style-name="T7">置公共用垃圾車到達預告鈴</text:span><text:span text:style-name="T7">鎮興里設置公共用垃圾車到</text:span><text:span text:style-name="T7">達預告鈴鎮興里設置公共用</text:span><text:span text:style-name="T7">垃圾車到達預告鈴鎮興里設</text:span><text:span text:style-name="T7">置公共用垃圾車到達預告鈴</text:span><text:span text:style-name="T7">鎮興里設置公共用垃圾車到</text:span><text:span text:style-name="T7">達預告鈴鎮興里設置公共用</text:span><text:span text:style-name="T7">垃圾車到達預告鈴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89">
            <text:p>8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</text:span></text:p>
          </table:table-cell>
          <table:table-cell table:style-name="ce10" office:value-type="string">
            <text:p><text:span text:style-name="T7">三水區活動中心設置</text:span><text:span text:style-name="T8">LED</text:span><text:span text:style-name="T9">字</text:span><text:span text:style-name="T9">幕跑馬燈三水區活動中心設</text:span><text:span text:style-name="T9">置</text:span><text:span text:style-name="T8">LED</text:span><text:span text:style-name="T9">字幕跑馬燈三水區活</text:span><text:span text:style-name="T9">動中心設置</text:span><text:span text:style-name="T8">LED</text:span><text:span text:style-name="T9">字幕跑馬燈</text:span><text:span text:style-name="T9">三水區活動中心設置</text:span><text:span text:style-name="T8">LED</text:span><text:span text:style-name="T9">字</text:span><text:span text:style-name="T9">幕跑馬燈三水區活動中心設</text:span><text:span text:style-name="T9">置</text:span><text:span text:style-name="T8">LED</text:span><text:span text:style-name="T9">字幕跑馬燈三水區活</text:span><text:span text:style-name="T9">動中心設置</text:span><text:span text:style-name="T8">LED</text:span><text:span text:style-name="T9">字幕跑馬燈</text:span><text:span text:style-name="T9">三水區活動中心設置</text:span><text:span text:style-name="T8">LED</text:span><text:span text:style-name="T9">字</text:span><text:span text:style-name="T9">幕跑馬燈三水區活動中心設</text:span><text:span text:style-name="T9">置</text:span><text:span text:style-name="T8">LED</text:span><text:span text:style-name="T9">字幕跑馬燈三水區活</text:span><text:span text:style-name="T9">動中心設置</text:span><text:span text:style-name="T8">LED</text:span><text:span text:style-name="T9">字幕跑馬燈</text:span><text:span text:style-name="T9">三水區活動中心設置</text:span><text:span text:style-name="T8">LED</text:span><text:span text:style-name="T9">字</text:span><text:span text:style-name="T9">幕跑馬燈三水區活動中心設</text:span><text:span text:style-name="T9">置</text:span><text:span text:style-name="T8">LED</text:span><text:span text:style-name="T9">字幕跑馬燈三水區活</text:span><text:span text:style-name="T9">動中心設置</text:span><text:span text:style-name="T8">LED</text:span><text:span text:style-name="T9">字幕跑馬燈</text:span><text:span text:style-name="T9">三水區活動中心設置</text:span><text:span text:style-name="T8">LED</text:span><text:span text:style-name="T9">字</text:span><text:span text:style-name="T9">幕跑馬燈三水區活動中心設</text:span><text:span text:style-name="T9">置</text:span><text:span text:style-name="T8">LED</text:span><text:span text:style-name="T9">字幕跑馬燈三水區活</text:span><text:span text:style-name="T9">動中心設置</text:span><text:span text:style-name="T8">LED</text:span><text:span text:style-name="T9">字幕跑馬燈</text:span><text:span text:style-name="T9">三水區活動中心設置</text:span><text:span text:style-name="T8">LED</text:span><text:span text:style-name="T9">字</text:span><text:span text:style-name="T9">幕跑馬燈三水區活動中心設</text:span><text:span text:style-name="T9">置</text:span><text:span text:style-name="T8">LED</text:span><text:span text:style-name="T9">字幕跑馬燈三水區活</text:span><text:span text:style-name="T9">動中心設置</text:span><text:span text:style-name="T8">LED</text:span><text:span text:style-name="T9">字幕跑馬燈</text:span><text:span text:style-name="T9">三水區活動中心設置</text:span><text:span text:style-name="T8">LED</text:span><text:span text:style-name="T9">字</text:span><text:span text:style-name="T9">幕跑馬燈三水區活動中心設</text:span><text:span text:style-name="T9">置</text:span><text:span text:style-name="T8">LED</text:span><text:span text:style-name="T9">字幕跑馬燈三水區活</text:span><text:span text:style-name="T9">動中心設置</text:span><text:span text:style-name="T8">LED</text:span><text:span text:style-name="T9">字幕跑馬燈</text:span><text:span text:style-name="T9">三水區活動中心設置</text:span><text:span text:style-name="T8">LED</text:span><text:span text:style-name="T9">字</text:span><text:span text:style-name="T9">幕跑馬燈三水區活動中心設</text:span><text:span text:style-name="T9">置</text:span><text:span text:style-name="T8">LED</text:span><text:span text:style-name="T9">字幕跑馬燈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90">
            <text:p>9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</text:span></text:p>
          </table:table-cell>
          <table:table-cell table:style-name="ce10" office:value-type="string">
            <text:p>高平社區活動中心購廣播音響設備<text:span text:style-name="T7">高平社區活動中心購</text:span><text:span text:style-name="T7">廣播音響設備高平社區活動</text:span><text:span text:style-name="T7">中心購廣播音響設備高平社</text:span><text:span text:style-name="T7">區活動中心購廣播音響設備</text:span><text:span text:style-name="T7">高平社區活動中心購廣播音</text:span><text:span text:style-name="T7">響設備高平社區活動中心購</text:span><text:span text:style-name="T7">廣播音響設備高平社區活動</text:span><text:span text:style-name="T7">中心購廣播音響設備高平社</text:span><text:span text:style-name="T7">區活動中心購廣播音響設備</text:span><text:span text:style-name="T7">高平社區活動中心購廣播音</text:span><text:span text:style-name="T7">響設備高平社區活動中心購</text:span><text:span text:style-name="T7">廣播音響設備高平社區活動</text:span><text:span text:style-name="T7">中心購廣播音響設備高平社</text:span><text:span text:style-name="T7">區活動中心購廣播音響設備</text:span><text:span text:style-name="T7">高平社區活動中心購廣播音</text:span><text:span text:style-name="T7">響設備高平社區活動中心購</text:span><text:span text:style-name="T7">廣播音響設備高平社區活動</text:span><text:span text:style-name="T7">中心購廣播音響設備高平社</text:span><text:span text:style-name="T7">區活動中心購廣播音響設備</text:span><text:span text:style-name="T7">高平社區活動中心購廣播音</text:span><text:span text:style-name="T7">響設備高平社區活動中心購</text:span><text:span text:style-name="T7">廣播音響設備高平社區活動</text:span><text:span text:style-name="T7">中心購廣播音響設備高平社</text:span><text:span text:style-name="T7">區活動中心購廣播音響設備</text:span><text:span text:style-name="T7">高平社區活動中心購廣播音</text:span><text:span text:style-name="T7">響設備高平社區活動中心購</text:span><text:span text:style-name="T7">廣播音響設備高平社區活動</text:span><text:span text:style-name="T7">中心購廣播音響設備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90">
            <text:p>9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劉茂群<text:span text:style-name="T7">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</text:span></text:p>
          </table:table-cell>
          <table:table-cell table:style-name="ce10" office:value-type="string">
            <text:p>大信里辦公處購置公共用滅火器設備<text:span text:style-name="T7">大信里辦公處購置</text:span><text:span text:style-name="T7">公共用滅火器設備大信里辦</text:span><text:span text:style-name="T7">公處購置公共用滅火器設備</text:span><text:span text:style-name="T7">大信里辦公處購置公共用滅</text:span><text:span text:style-name="T7">火器設備大信里辦公處購置</text:span><text:span text:style-name="T7">公共用滅火器設備大信里辦</text:span><text:span text:style-name="T7">公處購置公共用滅火器設備</text:span><text:span text:style-name="T7">大信里辦公處購置公共用滅</text:span><text:span text:style-name="T7">火器設備大信里辦公處購置</text:span><text:span text:style-name="T7">公共用滅火器設備大信里辦</text:span><text:span text:style-name="T7">公處購置公共用滅火器設備</text:span><text:span text:style-name="T7">大信里辦公處購置公共用滅</text:span><text:span text:style-name="T7">火器設備大信里辦公處購置</text:span><text:span text:style-name="T7">公共用滅火器設備大信里辦</text:span><text:span text:style-name="T7">公處購置公共用滅火器設備</text:span><text:span text:style-name="T7">大信里辦公處購置公共用滅</text:span><text:span text:style-name="T7">火器設備大信里辦公處購置</text:span><text:span text:style-name="T7">公共用滅火器設備大信里辦</text:span><text:span text:style-name="T7">公處購置公共用滅火器設備</text:span><text:span text:style-name="T7">大信里辦公處購置公共用滅</text:span><text:span text:style-name="T7">火器設備大信里辦公處購置</text:span><text:span text:style-name="T7">公共用滅火器設備大信里辦</text:span><text:span text:style-name="T7">公處購置公共用滅火器設備</text:span><text:span text:style-name="T7">大信里辦公處購置公共用滅</text:span><text:span text:style-name="T7">火器設備大信里辦公處購置</text:span><text:span text:style-name="T7">公共用滅火器設備大信里辦</text:span><text:span text:style-name="T7">公處購置公共用滅火器設備</text:span><text:span text:style-name="T7">大信里辦公處購置公共用滅</text:span><text:span text:style-name="T7">火器設備大信里辦公處購置</text:span><text:span text:style-name="T7">公共用滅火器設備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95">
            <text:p>9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</text:span></text:p>
          </table:table-cell>
          <table:table-cell table:style-name="ce10" office:value-type="string">
            <text:p>上林社區活動中心設置防焰遮光捲簾<text:span text:style-name="T7">上林社區活動中心</text:span><text:span text:style-name="T7">設置防焰遮光捲簾上林社區</text:span><text:span text:style-name="T7">活動中心設置防焰遮光捲簾</text:span><text:span text:style-name="T7">上林社區活動中心設置防焰</text:span><text:span text:style-name="T7">遮光捲簾上林社區活動中心</text:span><text:span text:style-name="T7">設置防焰遮光捲簾上林社區</text:span><text:span text:style-name="T7">活動中心設置防焰遮光捲簾</text:span><text:span text:style-name="T7">上林社區活動中心設置防焰</text:span><text:span text:style-name="T7">遮光捲簾上林社區活動中心</text:span><text:span text:style-name="T7">設置防焰遮光捲簾上林社區</text:span><text:span text:style-name="T7">活動中心設置防焰遮光捲簾</text:span><text:span text:style-name="T7">上林社區活動中心設置防焰</text:span><text:span text:style-name="T7">遮光捲簾上林社區活動中心</text:span><text:span text:style-name="T7">設置防焰遮光捲簾上林社區</text:span><text:span text:style-name="T7">活動中心設置防焰遮光捲簾</text:span><text:span text:style-name="T7">上林社區活動中心設置防焰</text:span><text:span text:style-name="T7">遮光捲簾上林社區活動中心</text:span><text:span text:style-name="T7">設置防焰遮光捲簾上林社區</text:span><text:span text:style-name="T7">活動中心設置防焰遮光捲簾</text:span><text:span text:style-name="T7">上林社區活動中心設置防焰</text:span><text:span text:style-name="T7">遮光捲簾上林社區活動中心</text:span><text:span text:style-name="T7">設置防焰遮光捲簾上林社區</text:span><text:span text:style-name="T7">活動中心設置防焰遮光捲簾</text:span><text:span text:style-name="T7">上林社區活動中心設置防焰</text:span><text:span text:style-name="T7">遮光捲簾上林社區活動中心</text:span><text:span text:style-name="T7">設置防焰遮光捲簾上林社區</text:span><text:span text:style-name="T7">活動中心設置防焰遮光捲簾</text:span><text:span text:style-name="T7">上林社區活動中心設置防焰</text:span><text:span text:style-name="T7">遮光捲簾上林社區活動中心</text:span><text:span text:style-name="T7">設置防焰遮光捲簾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95">
            <text:p>9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44">
          <table:table-cell table:style-name="ce5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</text:span></text:p>
          </table:table-cell>
          <table:table-cell table:style-name="ce6" office:value-type="string">
            <text:p>三和里購置防災用搬運車<text:span text:style-name="T7">三</text:span><text:span text:style-name="T7">和里購置防災用搬運車三和</text:span><text:span text:style-name="T7">里購置防災用搬運車三和里</text:span><text:span text:style-name="T7">購置防災用搬運車三和里購</text:span><text:span text:style-name="T7">置防災用搬運車三和里購置</text:span><text:span text:style-name="T7">防災用搬運車三和里購置防</text:span><text:span text:style-name="T7">災用搬運車三和里購置防災</text:span><text:span text:style-name="T7">用搬運車三和里購置防災用</text:span><text:span text:style-name="T7">搬運車三和里購置防災用搬</text:span><text:span text:style-name="T7">運車三和里購置防災用搬運</text:span><text:span text:style-name="T7">車三和里購置防災用搬運車</text:span><text:span text:style-name="T7">三和里購置防災用搬運車三</text:span><text:span text:style-name="T7">和里購置防災用搬運車三和</text:span><text:span text:style-name="T7">里購置防災用搬運車三和里</text:span><text:span text:style-name="T7">購置防災用搬運車三和里購</text:span><text:span text:style-name="T7">置防災用搬運車三和里購置</text:span><text:span text:style-name="T7">防災用搬運車三和里購置防</text:span><text:span text:style-name="T7">災用搬運車三和里購置防災</text:span><text:span text:style-name="T7">用搬運車三和里購置防災用</text:span><text:span text:style-name="T7">搬運車三和里購置防災用搬</text:span><text:span text:style-name="T7">運車三和里購置防災用搬運</text:span><text:span text:style-name="T7">車</text:span></text:p>
          </table:table-cell>
          <table:table-cell table:style-name="ce28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96">
            <text:p>96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8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45">
          <table:table-cell table:style-name="ce5" office:value-type="string">
            <text:p>林正峰<text:span text:style-name="T7">林正峰林正峰林正峰</text:span><text:span text:style-name="T7">林正峰林正峰林正峰林正峰</text:span><text:span text:style-name="T7">林正峰林正峰林正峰林正峰</text:span><text:span text:style-name="T7">林正峰林正峰林正峰林正峰</text:span><text:span text:style-name="T7">林正峰林正峰林正峰林正峰</text:span><text:span text:style-name="T7">林正峰林正峰林正峰</text:span></text:p>
          </table:table-cell>
          <table:table-cell table:style-name="ce6" office:value-type="string">
            <text:p><text:span text:style-name="T7">萬壽路一段</text:span><text:span text:style-name="T8">120</text:span><text:span text:style-name="T9">巷設置排水溝</text:span><text:span text:style-name="T9">擋水閘門萬壽路一段</text:span><text:span text:style-name="T8">120</text:span><text:span text:style-name="T9">巷設</text:span><text:span text:style-name="T9">置排水溝擋水閘門萬壽路一</text:span><text:span text:style-name="T9">段</text:span><text:span text:style-name="T8">120</text:span><text:span text:style-name="T9">巷設置排水溝擋水閘門</text:span><text:span text:style-name="T9">萬壽路一段</text:span><text:span text:style-name="T8">120</text:span><text:span text:style-name="T9">巷設置排水溝</text:span><text:span text:style-name="T9">擋水閘門萬壽路一段</text:span><text:span text:style-name="T8">120</text:span><text:span text:style-name="T9">巷設</text:span><text:span text:style-name="T9">置排水溝擋水閘門萬壽路一</text:span><text:span text:style-name="T9">段</text:span><text:span text:style-name="T8">120</text:span><text:span text:style-name="T9">巷設置排水溝擋水閘門</text:span><text:span text:style-name="T9">萬壽路一段</text:span><text:span text:style-name="T8">120</text:span><text:span text:style-name="T9">巷設置排水溝</text:span><text:span text:style-name="T9">擋水閘門萬壽路一段</text:span><text:span text:style-name="T8">120</text:span><text:span text:style-name="T9">巷設</text:span><text:span text:style-name="T9">置排水溝擋水閘門萬壽路一</text:span><text:span text:style-name="T9">段</text:span><text:span text:style-name="T8">120</text:span><text:span text:style-name="T9">巷設置排水溝擋水閘門</text:span><text:span text:style-name="T9">萬壽路一段</text:span><text:span text:style-name="T8">120</text:span><text:span text:style-name="T9">巷設置排水溝</text:span><text:span text:style-name="T9">擋水閘門萬壽路一段</text:span><text:span text:style-name="T8">120</text:span><text:span text:style-name="T9">巷設</text:span><text:span text:style-name="T9">置排水溝擋水閘門萬壽路一</text:span><text:span text:style-name="T9">段</text:span><text:span text:style-name="T8">120</text:span><text:span text:style-name="T9">巷設置排水溝擋水閘門</text:span><text:span text:style-name="T9">萬壽路一段</text:span><text:span text:style-name="T8">120</text:span><text:span text:style-name="T9">巷設置排水溝</text:span><text:span text:style-name="T9">擋水閘門萬壽路一段</text:span><text:span text:style-name="T8">120</text:span><text:span text:style-name="T9">巷設</text:span><text:span text:style-name="T9">置排水溝擋水閘門萬壽路一</text:span><text:span text:style-name="T9">段</text:span><text:span text:style-name="T8">120</text:span><text:span text:style-name="T9">巷設置排水溝擋水閘門</text:span><text:span text:style-name="T9">萬壽路一段</text:span><text:span text:style-name="T8">120</text:span><text:span text:style-name="T9">巷設置排水溝</text:span><text:span text:style-name="T9">擋水閘門萬壽路一段</text:span><text:span text:style-name="T8">120</text:span><text:span text:style-name="T9">巷設</text:span><text:span text:style-name="T9">置排水溝擋水閘門萬壽路一</text:span><text:span text:style-name="T9">段</text:span><text:span text:style-name="T8">120</text:span><text:span text:style-name="T9">巷設置排水溝擋水閘門</text:span><text:span text:style-name="T9">萬壽路一段</text:span><text:span text:style-name="T8">120</text:span><text:span text:style-name="T9">巷設置排水溝</text:span><text:span text:style-name="T9">擋水閘門萬壽路一段</text:span><text:span text:style-name="T8">120</text:span><text:span text:style-name="T9">巷設</text:span><text:span text:style-name="T9">置排水溝擋水閘門萬壽路一</text:span><text:span text:style-name="T9">段</text:span><text:span text:style-name="T8">120</text:span><text:span text:style-name="T9">巷設置排水溝擋水閘門</text:span><text:span text:style-name="T9">萬壽路一段</text:span><text:span text:style-name="T8">120</text:span><text:span text:style-name="T9">巷設置排水溝</text:span><text:span text:style-name="T9">擋水閘門萬壽路一段</text:span><text:span text:style-name="T8">120</text:span><text:span text:style-name="T9">巷設</text:span><text:span text:style-name="T9">置排水溝擋水閘門</text:span></text:p>
          </table:table-cell>
          <table:table-cell table:style-name="ce28" office:value-type="string">
            <text:p>龜山區公所<text:span text:style-name="T7">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龜山區公所</text:span><text:span text:style-name="T7">龜山區公所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無</text:span></text:p>
          </table:table-cell>
          <table:table-cell table:style-name="ce49" office:value-type="float" office:value="97">
            <text:p>97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8" office:value-type="string">
            <text:p>龜山區公所<text:span text:style-name="T7">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龜山區公所</text:span><text:span text:style-name="T7">龜山區公所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劉茂群<text:span text:style-name="T7">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</text:span></text:p>
          </table:table-cell>
          <table:table-cell table:style-name="ce10" office:value-type="string">
            <text:p>高城里集會所音響喇叭設備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text:span text:style-name="T7">高城里集會所音響喇叭設備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99">
            <text:p>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</text:span></text:p>
          </table:table-cell>
          <table:table-cell table:style-name="ce10" office:value-type="string">
            <text:p>中壢區仁和里華美一路到仁德一街間之牆面綠美化工程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text:span text:style-name="T7">中壢區仁和里華美一路到仁</text:span><text:span text:style-name="T7">德一街間之牆面綠美化工程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99">
            <text:p>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黃敬平<text:span text:style-name="T7">黃敬平黃敬平黃敬平</text:span><text:span text:style-name="T7">黃敬平黃敬平黃敬平黃敬平</text:span><text:span text:style-name="T7">黃敬平黃敬平黃敬平黃敬平</text:span><text:span text:style-name="T7">黃敬平黃敬平黃敬平黃敬平</text:span><text:span text:style-name="T7">黃敬平黃敬平黃敬平黃敬平</text:span><text:span text:style-name="T7">黃敬平黃敬平</text:span></text:p>
          </table:table-cell>
          <table:table-cell table:style-name="ce10" office:value-type="string">
            <text:p>東劫社區活動中心資訊設備添購案<text:span text:style-name="T7">東劫社區活動中心資</text:span><text:span text:style-name="T7">訊設備添購案東劫社區活動</text:span><text:span text:style-name="T7">中心資訊設備添購案東劫社</text:span><text:span text:style-name="T7">區活動中心資訊設備添購案</text:span><text:span text:style-name="T7">東劫社區活動中心資訊設備</text:span><text:span text:style-name="T7">添購案東劫社區活動中心資</text:span><text:span text:style-name="T7">訊設備添購案東劫社區活動</text:span><text:span text:style-name="T7">中心資訊設備添購案東劫社</text:span><text:span text:style-name="T7">區活動中心資訊設備添購案</text:span><text:span text:style-name="T7">東劫社區活動中心資訊設備</text:span><text:span text:style-name="T7">添購案東劫社區活動中心資</text:span><text:span text:style-name="T7">訊設備添購案東劫社區活動</text:span><text:span text:style-name="T7">中心資訊設備添購案東劫社</text:span><text:span text:style-name="T7">區活動中心資訊設備添購案</text:span><text:span text:style-name="T7">東劫社區活動中心資訊設備</text:span><text:span text:style-name="T7">添購案東劫社區活動中心資</text:span><text:span text:style-name="T7">訊設備添購案東劫社區活動</text:span><text:span text:style-name="T7">中心資訊設備添購案東劫社</text:span><text:span text:style-name="T7">區活動中心資訊設備添購案</text:span><text:span text:style-name="T7">東劫社區活動中心資訊設備</text:span><text:span text:style-name="T7">添購案東劫社區活動中心資</text:span><text:span text:style-name="T7">訊設備添購案東劫社區活動</text:span><text:span text:style-name="T7">中心資訊設備添購案東劫社</text:span><text:span text:style-name="T7">區活動中心資訊設備添購案</text:span><text:span text:style-name="T7">東劫社區活動中心資訊設備</text:span><text:span text:style-name="T7">添購案東劫社區活動中心資</text:span><text:span text:style-name="T7">訊設備添購案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99">
            <text:p>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舒翠玲<text:span text:style-name="T7">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</text:span></text:p>
          </table:table-cell>
          <table:table-cell table:style-name="ce10" office:value-type="string">
            <text:p>東社社區活動中心擴音系統設備採購<text:span text:style-name="T7">東社社區活動中心</text:span><text:span text:style-name="T7">擴音系統設備採購東社社區</text:span><text:span text:style-name="T7">活動中心擴音系統設備採購</text:span><text:span text:style-name="T7">東社社區活動中心擴音系統</text:span><text:span text:style-name="T7">設備採購東社社區活動中心</text:span><text:span text:style-name="T7">擴音系統設備採購東社社區</text:span><text:span text:style-name="T7">活動中心擴音系統設備採購</text:span><text:span text:style-name="T7">東社社區活動中心擴音系統</text:span><text:span text:style-name="T7">設備採購東社社區活動中心</text:span><text:span text:style-name="T7">擴音系統設備採購東社社區</text:span><text:span text:style-name="T7">活動中心擴音系統設備採購</text:span><text:span text:style-name="T7">東社社區活動中心擴音系統</text:span><text:span text:style-name="T7">設備採購東社社區活動中心</text:span><text:span text:style-name="T7">擴音系統設備採購東社社區</text:span><text:span text:style-name="T7">活動中心擴音系統設備採購</text:span><text:span text:style-name="T7">東社社區活動中心擴音系統</text:span><text:span text:style-name="T7">設備採購東社社區活動中心</text:span><text:span text:style-name="T7">擴音系統設備採購東社社區</text:span><text:span text:style-name="T7">活動中心擴音系統設備採購</text:span><text:span text:style-name="T7">東社社區活動中心擴音系統</text:span><text:span text:style-name="T7">設備採購東社社區活動中心</text:span><text:span text:style-name="T7">擴音系統設備採購東社社區</text:span><text:span text:style-name="T7">活動中心擴音系統設備採購</text:span><text:span text:style-name="T7">東社社區活動中心擴音系統</text:span><text:span text:style-name="T7">設備採購東社社區活動中心</text:span><text:span text:style-name="T7">擴音系統設備採購東社社區</text:span><text:span text:style-name="T7">活動中心擴音系統設備採購</text:span><text:span text:style-name="T7">東社社區活動中心擴音系統</text:span><text:span text:style-name="T7">設備採購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99">
            <text:p>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徐玉樹<text:span text:style-name="T7">徐玉樹徐玉樹徐玉樹</text:span><text:span text:style-name="T7">徐玉樹徐玉樹徐玉樹徐玉樹</text:span><text:span text:style-name="T7">徐玉樹徐玉樹徐玉樹徐玉樹</text:span><text:span text:style-name="T7">徐玉樹徐玉樹徐玉樹徐玉樹</text:span><text:span text:style-name="T7">徐玉樹徐玉樹徐玉樹徐玉樹</text:span><text:span text:style-name="T7">徐玉樹徐玉樹</text:span></text:p>
          </table:table-cell>
          <table:table-cell table:style-name="ce10" office:value-type="string">
            <text:p>東興里辦公處增設公共用廣播系統<text:span text:style-name="T7">東興里辦公處增設公</text:span><text:span text:style-name="T7">共用廣播系統東興里辦公處</text:span><text:span text:style-name="T7">增設公共用廣播系統東興里</text:span><text:span text:style-name="T7">辦公處增設公共用廣播系統</text:span><text:span text:style-name="T7">東興里辦公處增設公共用廣</text:span><text:span text:style-name="T7">播系統東興里辦公處增設公</text:span><text:span text:style-name="T7">共用廣播系統東興里辦公處</text:span><text:span text:style-name="T7">增設公共用廣播系統東興里</text:span><text:span text:style-name="T7">辦公處增設公共用廣播系統</text:span><text:span text:style-name="T7">東興里辦公處增設公共用廣</text:span><text:span text:style-name="T7">播系統東興里辦公處增設公</text:span><text:span text:style-name="T7">共用廣播系統東興里辦公處</text:span><text:span text:style-name="T7">增設公共用廣播系統東興里</text:span><text:span text:style-name="T7">辦公處增設公共用廣播系統</text:span><text:span text:style-name="T7">東興里辦公處增設公共用廣</text:span><text:span text:style-name="T7">播系統東興里辦公處增設公</text:span><text:span text:style-name="T7">共用廣播系統東興里辦公處</text:span><text:span text:style-name="T7">增設公共用廣播系統東興里</text:span><text:span text:style-name="T7">辦公處增設公共用廣播系統</text:span><text:span text:style-name="T7">東興里辦公處增設公共用廣</text:span><text:span text:style-name="T7">播系統東興里辦公處增設公</text:span><text:span text:style-name="T7">共用廣播系統東興里辦公處</text:span><text:span text:style-name="T7">增設公共用廣播系統東興里</text:span><text:span text:style-name="T7">辦公處增設公共用廣播系統</text:span><text:span text:style-name="T7">東興里辦公處增設公共用廣</text:span><text:span text:style-name="T7">播系統東興里辦公處增設公</text:span><text:span text:style-name="T7">共用廣播系統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99">
            <text:p>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</text:span></text:p>
          </table:table-cell>
          <table:table-cell table:style-name="ce10" office:value-type="string">
            <text:p>聖德里集會所購置運動器材設備<text:span text:style-name="T7">聖德里集會所購置運動</text:span><text:span text:style-name="T7">器材設備聖德里集會所購置</text:span><text:span text:style-name="T7">運動器材設備聖德里集會所</text:span><text:span text:style-name="T7">購置運動器材設備聖德里集</text:span><text:span text:style-name="T7">會所購置運動器材設備聖德</text:span><text:span text:style-name="T7">里集會所購置運動器材設備</text:span><text:span text:style-name="T7">聖德里集會所購置運動器材</text:span><text:span text:style-name="T7">設備聖德里集會所購置運動</text:span><text:span text:style-name="T7">器材設備聖德里集會所購置</text:span><text:span text:style-name="T7">運動器材設備聖德里集會所</text:span><text:span text:style-name="T7">購置運動器材設備聖德里集</text:span><text:span text:style-name="T7">會所購置運動器材設備聖德</text:span><text:span text:style-name="T7">里集會所購置運動器材設備</text:span><text:span text:style-name="T7">聖德里集會所購置運動器材</text:span><text:span text:style-name="T7">設備聖德里集會所購置運動</text:span><text:span text:style-name="T7">器材設備聖德里集會所購置</text:span><text:span text:style-name="T7">運動器材設備聖德里集會所</text:span><text:span text:style-name="T7">購置運動器材設備聖德里集</text:span><text:span text:style-name="T7">會所購置運動器材設備聖德</text:span><text:span text:style-name="T7">里集會所購置運動器材設備</text:span><text:span text:style-name="T7">聖德里集會所購置運動器材</text:span><text:span text:style-name="T7">設備聖德里集會所購置運動</text:span><text:span text:style-name="T7">器材設備聖德里集會所購置</text:span><text:span text:style-name="T7">運動器材設備聖德里集會所</text:span><text:span text:style-name="T7">購置運動器材設備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99">
            <text:p>9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劉茂群<text:span text:style-name="T7">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劉茂群劉茂群</text:span><text:span text:style-name="T7">劉茂群劉茂群</text:span></text:p>
          </table:table-cell>
          <table:table-cell table:style-name="ce10" office:value-type="string">
            <text:p>大忠里辦公處公共用佈告欄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text:span text:style-name="T7">大忠里辦公處公共用佈告欄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100">
            <text:p>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張肇良<text:span text:style-name="T7">張肇良張肇良張肇良</text:span><text:span text:style-name="T7">張肇良張肇良張肇良張肇良</text:span><text:span text:style-name="T7">張肇良張肇良張肇良張肇良</text:span><text:span text:style-name="T7">張肇良張肇良張肇良張肇良</text:span><text:span text:style-name="T7">張肇良張肇良張肇良張肇良</text:span><text:span text:style-name="T7">張肇良張肇良</text:span></text:p>
          </table:table-cell>
          <table:table-cell table:style-name="ce10" office:value-type="string">
            <text:p>東勢社區活動中心辦公室冷氣增購案<text:span text:style-name="T7">東勢社區活動中心</text:span><text:span text:style-name="T7">辦公室冷氣增購案東勢社區</text:span><text:span text:style-name="T7">活動中心辦公室冷氣增購案</text:span><text:span text:style-name="T7">東勢社區活動中心辦公室冷</text:span><text:span text:style-name="T7">氣增購案東勢社區活動中心</text:span><text:span text:style-name="T7">辦公室冷氣增購案東勢社區</text:span><text:span text:style-name="T7">活動中心辦公室冷氣增購案</text:span><text:span text:style-name="T7">東勢社區活動中心辦公室冷</text:span><text:span text:style-name="T7">氣增購案東勢社區活動中心</text:span><text:span text:style-name="T7">辦公室冷氣增購案東勢社區</text:span><text:span text:style-name="T7">活動中心辦公室冷氣增購案</text:span><text:span text:style-name="T7">東勢社區活動中心辦公室冷</text:span><text:span text:style-name="T7">氣增購案東勢社區活動中心</text:span><text:span text:style-name="T7">辦公室冷氣增購案東勢社區</text:span><text:span text:style-name="T7">活動中心辦公室冷氣增購案</text:span><text:span text:style-name="T7">東勢社區活動中心辦公室冷</text:span><text:span text:style-name="T7">氣增購案東勢社區活動中心</text:span><text:span text:style-name="T7">辦公室冷氣增購案東勢社區</text:span><text:span text:style-name="T7">活動中心辦公室冷氣增購案</text:span><text:span text:style-name="T7">東勢社區活動中心辦公室冷</text:span><text:span text:style-name="T7">氣增購案東勢社區活動中心</text:span><text:span text:style-name="T7">辦公室冷氣增購案東勢社區</text:span><text:span text:style-name="T7">活動中心辦公室冷氣增購案</text:span><text:span text:style-name="T7">東勢社區活動中心辦公室冷</text:span><text:span text:style-name="T7">氣增購案東勢社區活動中心</text:span><text:span text:style-name="T7">辦公室冷氣增購案東勢社區</text:span><text:span text:style-name="T7">活動中心辦公室冷氣增購案</text:span><text:span text:style-name="T7">東勢社區活動中心辦公室冷</text:span><text:span text:style-name="T7">氣增購案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100">
            <text:p>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徐玉樹<text:span text:style-name="T7">徐玉樹徐玉樹徐玉樹</text:span><text:span text:style-name="T7">徐玉樹徐玉樹徐玉樹徐玉樹</text:span><text:span text:style-name="T7">徐玉樹徐玉樹徐玉樹徐玉樹</text:span><text:span text:style-name="T7">徐玉樹徐玉樹徐玉樹徐玉樹</text:span><text:span text:style-name="T7">徐玉樹徐玉樹徐玉樹徐玉樹</text:span><text:span text:style-name="T7">徐玉樹徐玉樹</text:span></text:p>
          </table:table-cell>
          <table:table-cell table:style-name="ce10" office:value-type="string">
            <text:p>高平社區活動中心辦公設備及教學設備之購置<text:span text:style-name="T7">高平社區</text:span><text:span text:style-name="T7">活動中心辦公設備及教學設</text:span><text:span text:style-name="T7">備之購置高平社區活動中心</text:span><text:span text:style-name="T7">辦公設備及教學設備之購置</text:span><text:span text:style-name="T7">高平社區活動中心辦公設備</text:span><text:span text:style-name="T7">及教學設備之購置高平社區</text:span><text:span text:style-name="T7">活動中心辦公設備及教學設</text:span><text:span text:style-name="T7">備之購置高平社區活動中心</text:span><text:span text:style-name="T7">辦公設備及教學設備之購置</text:span><text:span text:style-name="T7">高平社區活動中心辦公設備</text:span><text:span text:style-name="T7">及教學設備之購置高平社區</text:span><text:span text:style-name="T7">活動中心辦公設備及教學設</text:span><text:span text:style-name="T7">備之購置高平社區活動中心</text:span><text:span text:style-name="T7">辦公設備及教學設備之購置</text:span><text:span text:style-name="T7">高平社區活動中心辦公設備</text:span><text:span text:style-name="T7">及教學設備之購置高平社區</text:span><text:span text:style-name="T7">活動中心辦公設備及教學設</text:span><text:span text:style-name="T7">備之購置高平社區活動中心</text:span><text:span text:style-name="T7">辦公設備及教學設備之購置</text:span><text:span text:style-name="T7">高平社區活動中心辦公設備</text:span><text:span text:style-name="T7">及教學設備之購置高平社區</text:span><text:span text:style-name="T7">活動中心辦公設備及教學設</text:span><text:span text:style-name="T7">備之購置高平社區活動中心</text:span><text:span text:style-name="T7">辦公設備及教學設備之購置</text:span><text:span text:style-name="T7">高平社區活動中心辦公設備</text:span><text:span text:style-name="T7">及教學設備之購置高平社區</text:span><text:span text:style-name="T7">活動中心辦公設備及教學設</text:span><text:span text:style-name="T7">備之購置高平社區活動中心</text:span><text:span text:style-name="T7">辦公設備及教學設備之購置</text:span><text:span text:style-name="T7">高平社區活動中心辦公設備</text:span><text:span text:style-name="T7">及教學設備之購置高平社區</text:span><text:span text:style-name="T7">活動中心辦公設備及教學設</text:span><text:span text:style-name="T7">備之購置高平社區活動中心</text:span><text:span text:style-name="T7">辦公設備及教學設備之購置</text:span><text:span text:style-name="T7">高平社區活動中心辦公設備</text:span><text:span text:style-name="T7">及教學設備之購置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100">
            <text:p>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</text:span></text:p>
          </table:table-cell>
          <table:table-cell table:style-name="ce10" office:value-type="string">
            <text:p>龍潭里里活動中心油漆粉刷工程<text:span text:style-name="T7">龍潭里里活動中心油漆</text:span><text:span text:style-name="T7">粉刷工程龍潭里里活動中心</text:span><text:span text:style-name="T7">油漆粉刷工程龍潭里里活動</text:span><text:span text:style-name="T7">中心油漆粉刷工程龍潭里里</text:span><text:span text:style-name="T7">活動中心油漆粉刷工程龍潭</text:span><text:span text:style-name="T7">里里活動中心油漆粉刷工程</text:span><text:span text:style-name="T7">龍潭里里活動中心油漆粉刷</text:span><text:span text:style-name="T7">工程龍潭里里活動中心油漆</text:span><text:span text:style-name="T7">粉刷工程龍潭里里活動中心</text:span><text:span text:style-name="T7">油漆粉刷工程龍潭里里活動</text:span><text:span text:style-name="T7">中心油漆粉刷工程龍潭里里</text:span><text:span text:style-name="T7">活動中心油漆粉刷工程龍潭</text:span><text:span text:style-name="T7">里里活動中心油漆粉刷工程</text:span><text:span text:style-name="T7">龍潭里里活動中心油漆粉刷</text:span><text:span text:style-name="T7">工程龍潭里里活動中心油漆</text:span><text:span text:style-name="T7">粉刷工程龍潭里里活動中心</text:span><text:span text:style-name="T7">油漆粉刷工程龍潭里里活動</text:span><text:span text:style-name="T7">中心油漆粉刷工程龍潭里里</text:span><text:span text:style-name="T7">活動中心油漆粉刷工程龍潭</text:span><text:span text:style-name="T7">里里活動中心油漆粉刷工程</text:span><text:span text:style-name="T7">龍潭里里活動中心油漆粉刷</text:span><text:span text:style-name="T7">工程龍潭里里活動中心油漆</text:span><text:span text:style-name="T7">粉刷工程龍潭里里活動中心</text:span><text:span text:style-name="T7">油漆粉刷工程龍潭里里活動</text:span><text:span text:style-name="T7">中心油漆粉刷工程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100">
            <text:p>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</text:span></text:p>
          </table:table-cell>
          <table:table-cell table:style-name="ce10" office:value-type="string">
            <text:p>上林社區活動中心購置廣播音響設備<text:span text:style-name="T7">上林社區活動中心</text:span><text:span text:style-name="T7">購置廣播音響設備上林社區</text:span><text:span text:style-name="T7">活動中心購置廣播音響設備</text:span><text:span text:style-name="T7">上林社區活動中心購置廣播</text:span><text:span text:style-name="T7">音響設備上林社區活動中心</text:span><text:span text:style-name="T7">購置廣播音響設備上林社區</text:span><text:span text:style-name="T7">活動中心購置廣播音響設備</text:span><text:span text:style-name="T7">上林社區活動中心購置廣播</text:span><text:span text:style-name="T7">音響設備上林社區活動中心</text:span><text:span text:style-name="T7">購置廣播音響設備上林社區</text:span><text:span text:style-name="T7">活動中心購置廣播音響設備</text:span><text:span text:style-name="T7">上林社區活動中心購置廣播</text:span><text:span text:style-name="T7">音響設備上林社區活動中心</text:span><text:span text:style-name="T7">購置廣播音響設備上林社區</text:span><text:span text:style-name="T7">活動中心購置廣播音響設備</text:span><text:span text:style-name="T7">上林社區活動中心購置廣播</text:span><text:span text:style-name="T7">音響設備上林社區活動中心</text:span><text:span text:style-name="T7">購置廣播音響設備上林社區</text:span><text:span text:style-name="T7">活動中心購置廣播音響設備</text:span><text:span text:style-name="T7">上林社區活動中心購置廣播</text:span><text:span text:style-name="T7">音響設備上林社區活動中心</text:span><text:span text:style-name="T7">購置廣播音響設備上林社區</text:span><text:span text:style-name="T7">活動中心購置廣播音響設備</text:span><text:span text:style-name="T7">上林社區活動中心購置廣播</text:span><text:span text:style-name="T7">音響設備上林社區活動中心</text:span><text:span text:style-name="T7">購置廣播音響設備上林社區</text:span><text:span text:style-name="T7">活動中心購置廣播音響設備</text:span><text:span text:style-name="T7">上林社區活動中心購置廣播</text:span><text:span text:style-name="T7">音響設備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100">
            <text:p>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</text:span></text:p>
          </table:table-cell>
          <table:table-cell table:style-name="ce10" office:value-type="string">
            <text:p>至善公園設置平頭車阻<text:span text:style-name="T7">至善</text:span><text:span text:style-name="T7">公園設置平頭車阻至善公園</text:span><text:span text:style-name="T7">設置平頭車阻至善公園設置</text:span><text:span text:style-name="T7">平頭車阻至善公園設置平頭</text:span><text:span text:style-name="T7">車阻至善公園設置平頭車阻</text:span><text:span text:style-name="T7">至善公園設置平頭車阻至善</text:span><text:span text:style-name="T7">公園設置平頭車阻至善公園</text:span><text:span text:style-name="T7">設置平頭車阻至善公園設置</text:span><text:span text:style-name="T7">平頭車阻至善公園設置平頭</text:span><text:span text:style-name="T7">車阻至善公園設置平頭車阻</text:span><text:span text:style-name="T7">至善公園設置平頭車阻至善</text:span><text:span text:style-name="T7">公園設置平頭車阻至善公園</text:span><text:span text:style-name="T7">設置平頭車阻至善公園設置</text:span><text:span text:style-name="T7">平頭車阻至善公園設置平頭</text:span><text:span text:style-name="T7">車阻至善公園設置平頭車阻</text:span><text:span text:style-name="T7">至善公園設置平頭車阻至善</text:span><text:span text:style-name="T7">公園設置平頭車阻至善公園</text:span><text:span text:style-name="T7">設置平頭車阻至善公園設置</text:span><text:span text:style-name="T7">平頭車阻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104">
            <text:p>10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許清順<text:span text:style-name="T7">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</text:span></text:p>
          </table:table-cell>
          <table:table-cell table:style-name="ce10" office:value-type="string">
            <text:p>教學設備改善補助<text:span text:style-name="T7">教學設備</text:span><text:span text:style-name="T7">改善補助教學設備改善補助</text:span><text:span text:style-name="T7">教學設備改善補助教學設備</text:span><text:span text:style-name="T7">改善補助教學設備改善補助</text:span><text:span text:style-name="T7">教學設備改善補助教學設備</text:span><text:span text:style-name="T7">改善補助教學設備改善補助</text:span><text:span text:style-name="T7">教學設備改善補助教學設備</text:span><text:span text:style-name="T7">改善補助教學設備改善補助</text:span><text:span text:style-name="T7">教學設備改善補助教學設備</text:span><text:span text:style-name="T7">改善補助教學設備改善補助</text:span><text:span text:style-name="T7">教學設備改善補助教學設備</text:span><text:span text:style-name="T7">改善補助教學設備改善補助</text:span><text:span text:style-name="T7">教學設備改善補助教學設備</text:span><text:span text:style-name="T7">改善補助教學設備改善補助</text:span><text:span text:style-name="T7">教學設備改善補助</text:span></text:p>
          </table:table-cell>
          <table:table-cell table:style-name="ce27" office:value-type="string">
            <text:p>南崁國小<text:span text:style-name="T7">南崁國小南崁國小</text:span><text:span text:style-name="T7">南崁國小南崁國小南崁國小</text:span><text:span text:style-name="T7">南崁國小南崁國小南崁國小</text:span><text:span text:style-name="T7">南崁國小南崁國小南崁國小</text:span><text:span text:style-name="T7">南崁國小南崁國小南崁國小</text:span><text:span text:style-name="T7">南崁國小南崁國小南崁國小</text:span><text:span text:style-name="T7">南崁國小南崁國小南崁國小</text:span><text:span text:style-name="T7">南崁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150">
            <text:p>1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南崁國小<text:span text:style-name="T7">南崁國小南崁國小</text:span><text:span text:style-name="T7">南崁國小南崁國小南崁國小</text:span><text:span text:style-name="T7">南崁國小南崁國小南崁國小</text:span><text:span text:style-name="T7">南崁國小南崁國小南崁國小</text:span><text:span text:style-name="T7">南崁國小南崁國小南崁國小</text:span><text:span text:style-name="T7">南崁國小南崁國小南崁國小</text:span><text:span text:style-name="T7">南崁國小南崁國小南崁國小</text:span><text:span text:style-name="T7">南崁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</text:span></text:p>
          </table:table-cell>
          <table:table-cell table:style-name="ce10" office:value-type="string">
            <text:p>窗廉及健身器材<text:span text:style-name="T7">窗廉及健身</text:span><text:span text:style-name="T7">器材窗廉及健身器材窗廉及</text:span><text:span text:style-name="T7">健身器材窗廉及健身器材窗</text:span><text:span text:style-name="T7">廉及健身器材窗廉及健身器</text:span><text:span text:style-name="T7">材窗廉及健身器材窗廉及健</text:span><text:span text:style-name="T7">身器材窗廉及健身器材窗廉</text:span><text:span text:style-name="T7">及健身器材窗廉及健身器材</text:span><text:span text:style-name="T7">窗廉及健身器材窗廉及健身</text:span><text:span text:style-name="T7">器材窗廉及健身器材窗廉及</text:span><text:span text:style-name="T7">健身器材窗廉及健身器材窗</text:span><text:span text:style-name="T7">廉及健身器材窗廉及健身器</text:span><text:span text:style-name="T7">材窗廉及健身器材窗廉及健</text:span><text:span text:style-name="T7">身器材窗廉及健身器材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154">
            <text:p>15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林政賢<text:span text:style-name="T7">林政賢林政賢林政賢</text:span><text:span text:style-name="T7">林政賢林政賢林政賢林政賢</text:span><text:span text:style-name="T7">林政賢林政賢林政賢林政賢</text:span><text:span text:style-name="T7">林政賢林政賢林政賢林政賢</text:span><text:span text:style-name="T7">林政賢林政賢林政賢林政賢</text:span><text:span text:style-name="T7">林政賢林政賢</text:span></text:p>
          </table:table-cell>
          <table:table-cell table:style-name="ce6" office:value-type="string">
            <text:p>104<text:span text:style-name="T7">年度司令台整修工程</text:span><text:span text:style-name="T7">104</text:span><text:span text:style-name="T7">年度司令台整修工程</text:span><text:span text:style-name="T7">104</text:span><text:span text:style-name="T7">年度</text:span><text:span text:style-name="T7">司令台整修工程</text:span><text:span text:style-name="T7">104</text:span><text:span text:style-name="T7">年度司令</text:span><text:span text:style-name="T7">台整修工程</text:span><text:span text:style-name="T7">104</text:span><text:span text:style-name="T7">年度司令台整</text:span><text:span text:style-name="T7">修工程</text:span><text:span text:style-name="T7">104</text:span><text:span text:style-name="T7">年度司令台整修工</text:span><text:span text:style-name="T7">程</text:span><text:span text:style-name="T7">104</text:span><text:span text:style-name="T7">年度司令台整修工程</text:span><text:span text:style-name="T7">104</text:span><text:span text:style-name="T7">年度司令台整修工程</text:span><text:span text:style-name="T7">104</text:span><text:span text:style-name="T7">年度司令台整修工程</text:span><text:span text:style-name="T7">104</text:span><text:span text:style-name="T7">年度</text:span><text:span text:style-name="T7">司令台整修工程</text:span><text:span text:style-name="T7">104</text:span><text:span text:style-name="T7">年度司令</text:span><text:span text:style-name="T7">台整修工程</text:span><text:span text:style-name="T7">104</text:span><text:span text:style-name="T7">年度司令台整</text:span><text:span text:style-name="T7">修工程</text:span><text:span text:style-name="T7">104</text:span><text:span text:style-name="T7">年度司令台整修工</text:span><text:span text:style-name="T7">程</text:span><text:span text:style-name="T7">104</text:span><text:span text:style-name="T7">年度司令台整修工程</text:span><text:span text:style-name="T7">104</text:span><text:span text:style-name="T7">年度司令台整修工程</text:span><text:span text:style-name="T7">104</text:span><text:span text:style-name="T7">年度司令台整修工程</text:span><text:span text:style-name="T7">104</text:span><text:span text:style-name="T7">年度</text:span><text:span text:style-name="T7">司令台整修工程</text:span><text:span text:style-name="T7">104</text:span><text:span text:style-name="T7">年度司令</text:span><text:span text:style-name="T7">台整修工程</text:span><text:span text:style-name="T7">104</text:span><text:span text:style-name="T7">年度司令台整</text:span><text:span text:style-name="T7">修工程</text:span><text:span text:style-name="T7">104</text:span><text:span text:style-name="T7">年度司令台整修工</text:span><text:span text:style-name="T7">程</text:span><text:span text:style-name="T7">104</text:span><text:span text:style-name="T7">年度司令台整修工程</text:span><text:span text:style-name="T7">104</text:span><text:span text:style-name="T7">年度司令台整修工程</text:span></text:p>
          </table:table-cell>
          <table:table-cell table:style-name="ce28" office:value-type="string">
            <text:p>大業國小<text:span text:style-name="T7">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180">
            <text:p>18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8" office:value-type="string">
            <text:p>大業國小<text:span text:style-name="T7">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莊玉輝<text:span text:style-name="T7">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莊玉輝</text:span></text:p>
          </table:table-cell>
          <table:table-cell table:style-name="ce6" office:value-type="string">
            <text:p>購置北興社區活動中心設施設備<text:span text:style-name="T7">購置北興社區活動中心</text:span><text:span text:style-name="T7">設施設備購置北興社區活動</text:span><text:span text:style-name="T7">中心設施設備購置北興社區</text:span><text:span text:style-name="T7">活動中心設施設備購置北興</text:span><text:span text:style-name="T7">社區活動中心設施設備購置</text:span><text:span text:style-name="T7">北興社區活動中心設施設備</text:span><text:span text:style-name="T7">購置北興社區活動中心設施</text:span><text:span text:style-name="T7">設備購置北興社區活動中心</text:span><text:span text:style-name="T7">設施設備購置北興社區活動</text:span><text:span text:style-name="T7">中心設施設備購置北興社區</text:span><text:span text:style-name="T7">活動中心設施設備購置北興</text:span><text:span text:style-name="T7">社區活動中心設施設備購置</text:span><text:span text:style-name="T7">北興社區活動中心設施設備</text:span><text:span text:style-name="T7">購置北興社區活動中心設施</text:span><text:span text:style-name="T7">設備購置北興社區活動中心</text:span><text:span text:style-name="T7">設施設備購置北興社區活動</text:span><text:span text:style-name="T7">中心設施設備購置北興社區</text:span><text:span text:style-name="T7">活動中心設施設備購置北興</text:span><text:span text:style-name="T7">社區活動中心設施設備購置</text:span><text:span text:style-name="T7">北興社區活動中心設施設備</text:span><text:span text:style-name="T7">購置北興社區活動中心設施</text:span><text:span text:style-name="T7">設備購置北興社區活動中心</text:span><text:span text:style-name="T7">設施設備購置北興社區活動</text:span><text:span text:style-name="T7">中心設施設備購置北興社區</text:span><text:span text:style-name="T7">活動中心設施設備</text:span></text:p>
          </table:table-cell>
          <table:table-cell table:style-name="ce28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無</text:span></text:p>
          </table:table-cell>
          <table:table-cell table:style-name="ce49" office:value-type="float" office:value="199">
            <text:p>199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</text:span></text:p>
          </table:table-cell>
          <table:table-cell table:style-name="ce28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許清順<text:span text:style-name="T7">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</text:span></text:p>
          </table:table-cell>
          <table:table-cell table:style-name="ce10" office:value-type="string">
            <text:p>棒球隊訓練器材及設備<text:span text:style-name="T7">棒球</text:span><text:span text:style-name="T7">隊訓練器材及設備棒球隊訓</text:span><text:span text:style-name="T7">練器材及設備棒球隊訓練器</text:span><text:span text:style-name="T7">材及設備棒球隊訓練器材及</text:span><text:span text:style-name="T7">設備棒球隊訓練器材及設備</text:span><text:span text:style-name="T7">棒球隊訓練器材及設備棒球</text:span><text:span text:style-name="T7">隊訓練器材及設備棒球隊訓</text:span><text:span text:style-name="T7">練器材及設備棒球隊訓練器</text:span><text:span text:style-name="T7">材及設備棒球隊訓練器材及</text:span><text:span text:style-name="T7">設備棒球隊訓練器材及設備</text:span><text:span text:style-name="T7">棒球隊訓練器材及設備棒球</text:span><text:span text:style-name="T7">隊訓練器材及設備棒球隊訓</text:span><text:span text:style-name="T7">練器材及設備棒球隊訓練器</text:span><text:span text:style-name="T7">材及設備棒球隊訓練器材及</text:span><text:span text:style-name="T7">設備棒球隊訓練器材及設備</text:span><text:span text:style-name="T7">棒球隊訓練器材及設備棒球</text:span><text:span text:style-name="T7">隊訓練器材及設備棒球隊訓</text:span><text:span text:style-name="T7">練器材及設備</text:span></text:p>
          </table:table-cell>
          <table:table-cell table:style-name="ce27" office:value-type="string">
            <text:p>光明國中<text:span text:style-name="T7">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200">
            <text:p>2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光明國中<text:span text:style-name="T7">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王浩宇<text:span text:style-name="T7">王浩宇王浩宇王浩宇</text:span><text:span text:style-name="T7">王浩宇王浩宇王浩宇王浩宇</text:span><text:span text:style-name="T7">王浩宇王浩宇王浩宇王浩宇</text:span><text:span text:style-name="T7">王浩宇王浩宇王浩宇王浩宇</text:span><text:span text:style-name="T7">王浩宇王浩宇王浩宇王浩宇</text:span><text:span text:style-name="T7">王浩宇</text:span></text:p>
          </table:table-cell>
          <table:table-cell table:style-name="ce10" office:value-type="string">
            <text:p>資訊融入教學設備更新實施計畫<text:span text:style-name="T7">資訊融入教學設備更新</text:span><text:span text:style-name="T7">實施計畫資訊融入教學設備</text:span><text:span text:style-name="T7">更新實施計畫資訊融入教學</text:span><text:span text:style-name="T7">設備更新實施計畫資訊融入</text:span><text:span text:style-name="T7">教學設備更新實施計畫資訊</text:span><text:span text:style-name="T7">融入教學設備更新實施計畫</text:span><text:span text:style-name="T7">資訊融入教學設備更新實施</text:span><text:span text:style-name="T7">計畫資訊融入教學設備更新</text:span><text:span text:style-name="T7">實施計畫資訊融入教學設備</text:span><text:span text:style-name="T7">更新實施計畫資訊融入教學</text:span><text:span text:style-name="T7">設備更新實施計畫資訊融入</text:span><text:span text:style-name="T7">教學設備更新實施計畫資訊</text:span><text:span text:style-name="T7">融入教學設備更新實施計畫</text:span><text:span text:style-name="T7">資訊融入教學設備更新實施</text:span><text:span text:style-name="T7">計畫資訊融入教學設備更新</text:span><text:span text:style-name="T7">實施計畫資訊融入教學設備</text:span><text:span text:style-name="T7">更新實施計畫資訊融入教學</text:span><text:span text:style-name="T7">設備更新實施計畫資訊融入</text:span><text:span text:style-name="T7">教學設備更新實施計畫資訊</text:span><text:span text:style-name="T7">融入教學設備更新實施計畫</text:span><text:span text:style-name="T7">資訊融入教學設備更新實施</text:span><text:span text:style-name="T7">計畫資訊融入教學設備更新</text:span><text:span text:style-name="T7">實施計畫資訊融入教學設備</text:span><text:span text:style-name="T7">更新實施計畫</text:span></text:p>
          </table:table-cell>
          <table:table-cell table:style-name="ce27" office:value-type="string">
            <text:p>富台國小<text:span text:style-name="T7">富台國小富台國小</text:span><text:span text:style-name="T7">富台國小富台國小富台國小</text:span><text:span text:style-name="T7">富台國小富台國小富台國小</text:span><text:span text:style-name="T7">富台國小富台國小富台國小</text:span><text:span text:style-name="T7">富台國小富台國小富台國小</text:span><text:span text:style-name="T7">富台國小富台國小富台國小</text:span><text:span text:style-name="T7">富台國小富台國小富台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221">
            <text:p>221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富台國小<text:span text:style-name="T7">富台國小富台國小</text:span><text:span text:style-name="T7">富台國小富台國小富台國小</text:span><text:span text:style-name="T7">富台國小富台國小富台國小</text:span><text:span text:style-name="T7">富台國小富台國小富台國小</text:span><text:span text:style-name="T7">富台國小富台國小富台國小</text:span><text:span text:style-name="T7">富台國小富台國小富台國小</text:span><text:span text:style-name="T7">富台國小富台國小富台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徐其萬<text:span text:style-name="T7">徐其萬徐其萬徐其萬</text:span><text:span text:style-name="T7">徐其萬徐其萬徐其萬徐其萬</text:span><text:span text:style-name="T7">徐其萬徐其萬徐其萬徐其萬</text:span><text:span text:style-name="T7">徐其萬徐其萬徐其萬徐其萬</text:span><text:span text:style-name="T7">徐其萬徐其萬徐其萬徐其萬</text:span><text:span text:style-name="T7">徐其萬</text:span></text:p>
          </table:table-cell>
          <table:table-cell table:style-name="ce10" office:value-type="string">
            <text:p><text:span text:style-name="T7">竹圍里辦公處設置</text:span><text:span text:style-name="T8">5</text:span><text:span text:style-name="T9">座政令宣</text:span><text:span text:style-name="T9">導電子看板設備竹圍里辦公</text:span><text:span text:style-name="T9">處設置</text:span><text:span text:style-name="T8">5</text:span><text:span text:style-name="T9">座政令宣導電子看板</text:span><text:span text:style-name="T9">設備竹圍里辦公處設置</text:span><text:span text:style-name="T8">5</text:span><text:span text:style-name="T9">座政</text:span><text:span text:style-name="T9">令宣導電子看板設備竹圍里</text:span><text:span text:style-name="T9">辦公處設置</text:span><text:span text:style-name="T8">5</text:span><text:span text:style-name="T9">座政令宣導電子</text:span><text:span text:style-name="T9">看板設備竹圍里辦公處設置</text:span><text:span text:style-name="T8">5</text:span><text:span text:style-name="T9">座政令宣導電子看板設備竹</text:span><text:span text:style-name="T9">圍里辦公處設置</text:span><text:span text:style-name="T8">5</text:span><text:span text:style-name="T9">座政令宣導</text:span><text:span text:style-name="T9">電子看板設備竹圍里辦公處</text:span><text:span text:style-name="T9">設置</text:span><text:span text:style-name="T8">5</text:span><text:span text:style-name="T9">座政令宣導電子看板設</text:span><text:span text:style-name="T9">備竹圍里辦公處設置</text:span><text:span text:style-name="T8">5</text:span><text:span text:style-name="T9">座政令</text:span><text:span text:style-name="T9">宣導電子看板設備竹圍里辦</text:span><text:span text:style-name="T9">公處設置</text:span><text:span text:style-name="T8">5</text:span><text:span text:style-name="T9">座政令宣導電子看</text:span><text:span text:style-name="T9">板設備竹圍里辦公處設置</text:span><text:span text:style-name="T8">5</text:span><text:span text:style-name="T9">座</text:span><text:span text:style-name="T9">政令宣導電子看板設備竹圍</text:span><text:span text:style-name="T9">里辦公處設置</text:span><text:span text:style-name="T8">5</text:span><text:span text:style-name="T9">座政令宣導電</text:span><text:span text:style-name="T9">子看板設備竹圍里辦公處設</text:span><text:span text:style-name="T9">置</text:span><text:span text:style-name="T8">5</text:span><text:span text:style-name="T9">座政令宣導電子看板設備</text:span><text:span text:style-name="T9">竹圍里辦公處設置</text:span><text:span text:style-name="T8">5</text:span><text:span text:style-name="T9">座政令宣</text:span><text:span text:style-name="T9">導電子看板設備竹圍里辦公</text:span><text:span text:style-name="T9">處設置</text:span><text:span text:style-name="T8">5</text:span><text:span text:style-name="T9">座政令宣導電子看板</text:span><text:span text:style-name="T9">設備竹圍里辦公處設置</text:span><text:span text:style-name="T8">5</text:span><text:span text:style-name="T9">座政</text:span><text:span text:style-name="T9">令宣導電子看板設備竹圍里</text:span><text:span text:style-name="T9">辦公處設置</text:span><text:span text:style-name="T8">5</text:span><text:span text:style-name="T9">座政令宣導電子</text:span><text:span text:style-name="T9">看板設備竹圍里辦公處設置</text:span><text:span text:style-name="T8">5</text:span><text:span text:style-name="T9">座政令宣導電子看板設備竹</text:span><text:span text:style-name="T9">圍里辦公處設置</text:span><text:span text:style-name="T8">5</text:span><text:span text:style-name="T9">座政令宣導</text:span><text:span text:style-name="T9">電子看板設備竹圍里辦公處</text:span><text:span text:style-name="T9">設置</text:span><text:span text:style-name="T8">5</text:span><text:span text:style-name="T9">座政令宣導電子看板設</text:span><text:span text:style-name="T9">備竹圍里辦公處設置</text:span><text:span text:style-name="T8">5</text:span><text:span text:style-name="T9">座政令</text:span><text:span text:style-name="T9">宣導電子看板設備竹圍里辦</text:span><text:span text:style-name="T9">公處設置</text:span><text:span text:style-name="T8">5</text:span><text:span text:style-name="T9">座政令宣導電子看</text:span><text:span text:style-name="T9">板設備</text:span></text:p>
          </table:table-cell>
          <table:table-cell table:style-name="ce27" office:value-type="string">
            <text:p>大園區公所<text:span text:style-name="T7">大園區公所大園</text:span><text:span text:style-name="T7">區公所大園區公所大園區公</text:span><text:span text:style-name="T7">所大園區公所大園區公所大</text:span><text:span text:style-name="T7">園區公所大園區公所大園區</text:span><text:span text:style-name="T7">公所大園區公所大園區公所</text:span><text:span text:style-name="T7">大園區公所大園區公所大園</text:span><text:span text:style-name="T7">區公所大園區公所大園區公</text:span><text:span text:style-name="T7">所大園區公所大園區公所大</text:span><text:span text:style-name="T7">園區公所大園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250">
            <text:p>2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大園區公所<text:span text:style-name="T7">大園區公所大園</text:span><text:span text:style-name="T7">區公所大園區公所大園區公</text:span><text:span text:style-name="T7">所大園區公所大園區公所大</text:span><text:span text:style-name="T7">園區公所大園區公所大園區</text:span><text:span text:style-name="T7">公所大園區公所大園區公所</text:span><text:span text:style-name="T7">大園區公所大園區公所大園</text:span><text:span text:style-name="T7">區公所大園區公所大園區公</text:span><text:span text:style-name="T7">所大園區公所大園區公所大</text:span><text:span text:style-name="T7">園區公所大園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</text:span></text:p>
          </table:table-cell>
          <table:table-cell table:style-name="ce10" office:value-type="string">
            <text:p>本局義消第四大隊龍潭中隊購置救災及訓練用裝備器材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text:span text:style-name="T7">本局義消第四大隊龍潭中隊</text:span><text:span text:style-name="T7">購置救災及訓練用裝備器材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250">
            <text:p>2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</text:span></text:p>
          </table:table-cell>
          <table:table-cell table:style-name="ce10" office:value-type="string">
            <text:p>龍潭里活動中心購置內部設備<text:span text:style-name="T7">龍潭里活動中心購置內部</text:span><text:span text:style-name="T7">設備龍潭里活動中心購置內</text:span><text:span text:style-name="T7">部設備龍潭里活動中心購置</text:span><text:span text:style-name="T7">內部設備龍潭里活動中心購</text:span><text:span text:style-name="T7">置內部設備龍潭里活動中心</text:span><text:span text:style-name="T7">購置內部設備龍潭里活動中</text:span><text:span text:style-name="T7">心購置內部設備龍潭里活動</text:span><text:span text:style-name="T7">中心購置內部設備龍潭里活</text:span><text:span text:style-name="T7">動中心購置內部設備龍潭里</text:span><text:span text:style-name="T7">活動中心購置內部設備龍潭</text:span><text:span text:style-name="T7">里活動中心購置內部設備龍</text:span><text:span text:style-name="T7">潭里活動中心購置內部設備</text:span><text:span text:style-name="T7">龍潭里活動中心購置內部設</text:span><text:span text:style-name="T7">備龍潭里活動中心購置內部</text:span><text:span text:style-name="T7">設備龍潭里活動中心購置內</text:span><text:span text:style-name="T7">部設備龍潭里活動中心購置</text:span><text:span text:style-name="T7">內部設備龍潭里活動中心購</text:span><text:span text:style-name="T7">置內部設備龍潭里活動中心</text:span><text:span text:style-name="T7">購置內部設備龍潭里活動中</text:span><text:span text:style-name="T7">心購置內部設備龍潭里活動</text:span><text:span text:style-name="T7">中心購置內部設備龍潭里活</text:span><text:span text:style-name="T7">動中心購置內部設備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255">
            <text:p>25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龍潭區公所龍</text:span><text:span text:style-name="T7">潭區公所龍潭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呂林小鳳<text:span text:style-name="T7">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/text:p>
          </table:table-cell>
          <table:table-cell table:style-name="ce10" office:value-type="string">
            <text:p>茄白社區活動中心太鼓設備購置<text:span text:style-name="T7">茄白社區活動中心太鼓</text:span><text:span text:style-name="T7">設備購置茄白社區活動中心</text:span><text:span text:style-name="T7">太鼓設備購置茄白社區活動</text:span><text:span text:style-name="T7">中心太鼓設備購置茄白社區</text:span><text:span text:style-name="T7">活動中心太鼓設備購置茄白</text:span><text:span text:style-name="T7">社區活動中心太鼓設備購置</text:span><text:span text:style-name="T7">茄白社區活動中心太鼓設備</text:span><text:span text:style-name="T7">購置茄白社區活動中心太鼓</text:span><text:span text:style-name="T7">設備購置茄白社區活動中心</text:span><text:span text:style-name="T7">太鼓設備購置茄白社區活動</text:span><text:span text:style-name="T7">中心太鼓設備購置茄白社區</text:span><text:span text:style-name="T7">活動中心太鼓設備購置茄白</text:span><text:span text:style-name="T7">社區活動中心太鼓設備購置</text:span><text:span text:style-name="T7">茄白社區活動中心太鼓設備</text:span><text:span text:style-name="T7">購置茄白社區活動中心太鼓</text:span><text:span text:style-name="T7">設備購置茄白社區活動中心</text:span><text:span text:style-name="T7">太鼓設備購置茄白社區活動</text:span><text:span text:style-name="T7">中心太鼓設備購置茄白社區</text:span><text:span text:style-name="T7">活動中心太鼓設備購置茄白</text:span><text:span text:style-name="T7">社區活動中心太鼓設備購置</text:span><text:span text:style-name="T7">茄白社區活動中心太鼓設備</text:span><text:span text:style-name="T7">購置茄白社區活動中心太鼓</text:span><text:span text:style-name="T7">設備購置茄白社區活動中心</text:span><text:span text:style-name="T7">太鼓設備購置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276">
            <text:p>276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</text:span></text:p>
          </table:table-cell>
          <table:table-cell table:style-name="ce10" office:value-type="string">
            <text:p>購置桌上型電腦等辦公設備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text:span text:style-name="T7">購置桌上型電腦等辦公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294">
            <text:p>29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呂淑真<text:span text:style-name="T7">呂淑真呂淑真呂淑真</text:span><text:span text:style-name="T7">呂淑真呂淑真呂淑真呂淑真</text:span><text:span text:style-name="T7">呂淑真呂淑真呂淑真呂淑真</text:span><text:span text:style-name="T7">呂淑真呂淑真呂淑真呂淑真</text:span><text:span text:style-name="T7">呂淑真呂淑真呂淑真呂淑真</text:span><text:span text:style-name="T7">呂淑真</text:span></text:p>
          </table:table-cell>
          <table:table-cell table:style-name="ce10" office:value-type="string">
            <text:p>大成社區活動中心雜項設備購置案<text:span text:style-name="T7">大成社區活動中心雜</text:span><text:span text:style-name="T7">項設備購置案大成社區活動</text:span><text:span text:style-name="T7">中心雜項設備購置案大成社</text:span><text:span text:style-name="T7">區活動中心雜項設備購置案</text:span><text:span text:style-name="T7">大成社區活動中心雜項設備</text:span><text:span text:style-name="T7">購置案大成社區活動中心雜</text:span><text:span text:style-name="T7">項設備購置案大成社區活動</text:span><text:span text:style-name="T7">中心雜項設備購置案大成社</text:span><text:span text:style-name="T7">區活動中心雜項設備購置案</text:span><text:span text:style-name="T7">大成社區活動中心雜項設備</text:span><text:span text:style-name="T7">購置案大成社區活動中心雜</text:span><text:span text:style-name="T7">項設備購置案大成社區活動</text:span><text:span text:style-name="T7">中心雜項設備購置案大成社</text:span><text:span text:style-name="T7">區活動中心雜項設備購置案</text:span><text:span text:style-name="T7">大成社區活動中心雜項設備</text:span><text:span text:style-name="T7">購置案大成社區活動中心雜</text:span><text:span text:style-name="T7">項設備購置案大成社區活動</text:span><text:span text:style-name="T7">中心雜項設備購置案大成社</text:span><text:span text:style-name="T7">區活動中心雜項設備購置案</text:span><text:span text:style-name="T7">大成社區活動中心雜項設備</text:span><text:span text:style-name="T7">購置案大成社區活動中心雜</text:span><text:span text:style-name="T7">項設備購置案大成社區活動</text:span><text:span text:style-name="T7">中心雜項設備購置案大成社</text:span><text:span text:style-name="T7">區活動中心雜項設備購置案</text:span><text:span text:style-name="T7">大成社區活動中心雜項設備</text:span><text:span text:style-name="T7">購置案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295">
            <text:p>29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</text:span></text:p>
          </table:table-cell>
          <table:table-cell table:style-name="ce10" office:value-type="string">
            <text:p>華愛里辦公處購置公共用滅火器設備<text:span text:style-name="T7">華愛里辦公處購置</text:span><text:span text:style-name="T7">公共用滅火器設備華愛里辦</text:span><text:span text:style-name="T7">公處購置公共用滅火器設備</text:span><text:span text:style-name="T7">華愛里辦公處購置公共用滅</text:span><text:span text:style-name="T7">火器設備華愛里辦公處購置</text:span><text:span text:style-name="T7">公共用滅火器設備華愛里辦</text:span><text:span text:style-name="T7">公處購置公共用滅火器設備</text:span><text:span text:style-name="T7">華愛里辦公處購置公共用滅</text:span><text:span text:style-name="T7">火器設備華愛里辦公處購置</text:span><text:span text:style-name="T7">公共用滅火器設備華愛里辦</text:span><text:span text:style-name="T7">公處購置公共用滅火器設備</text:span><text:span text:style-name="T7">華愛里辦公處購置公共用滅</text:span><text:span text:style-name="T7">火器設備華愛里辦公處購置</text:span><text:span text:style-name="T7">公共用滅火器設備華愛里辦</text:span><text:span text:style-name="T7">公處購置公共用滅火器設備</text:span><text:span text:style-name="T7">華愛里辦公處購置公共用滅</text:span><text:span text:style-name="T7">火器設備華愛里辦公處購置</text:span><text:span text:style-name="T7">公共用滅火器設備華愛里辦</text:span><text:span text:style-name="T7">公處購置公共用滅火器設備</text:span><text:span text:style-name="T7">華愛里辦公處購置公共用滅</text:span><text:span text:style-name="T7">火器設備華愛里辦公處購置</text:span><text:span text:style-name="T7">公共用滅火器設備華愛里辦</text:span><text:span text:style-name="T7">公處購置公共用滅火器設備</text:span><text:span text:style-name="T7">華愛里辦公處購置公共用滅</text:span><text:span text:style-name="T7">火器設備華愛里辦公處購置</text:span><text:span text:style-name="T7">公共用滅火器設備華愛里辦</text:span><text:span text:style-name="T7">公處購置公共用滅火器設備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300">
            <text:p>3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</text:span></text:p>
          </table:table-cell>
          <table:table-cell table:style-name="ce10" office:value-type="string">
            <text:p>永福社區活動中心改善廚房設備<text:span text:style-name="T7">永福社區活動中心改善</text:span><text:span text:style-name="T7">廚房設備永福社區活動中心</text:span><text:span text:style-name="T7">改善廚房設備永福社區活動</text:span><text:span text:style-name="T7">中心改善廚房設備永福社區</text:span><text:span text:style-name="T7">活動中心改善廚房設備永福</text:span><text:span text:style-name="T7">社區活動中心改善廚房設備</text:span><text:span text:style-name="T7">永福社區活動中心改善廚房</text:span><text:span text:style-name="T7">設備永福社區活動中心改善</text:span><text:span text:style-name="T7">廚房設備永福社區活動中心</text:span><text:span text:style-name="T7">改善廚房設備永福社區活動</text:span><text:span text:style-name="T7">中心改善廚房設備永福社區</text:span><text:span text:style-name="T7">活動中心改善廚房設備永福</text:span><text:span text:style-name="T7">社區活動中心改善廚房設備</text:span><text:span text:style-name="T7">永福社區活動中心改善廚房</text:span><text:span text:style-name="T7">設備永福社區活動中心改善</text:span><text:span text:style-name="T7">廚房設備永福社區活動中心</text:span><text:span text:style-name="T7">改善廚房設備永福社區活動</text:span><text:span text:style-name="T7">中心改善廚房設備永福社區</text:span><text:span text:style-name="T7">活動中心改善廚房設備永福</text:span><text:span text:style-name="T7">社區活動中心改善廚房設備</text:span><text:span text:style-name="T7">永福社區活動中心改善廚房</text:span><text:span text:style-name="T7">設備永福社區活動中心改善</text:span><text:span text:style-name="T7">廚房設備永福社區活動中心</text:span><text:span text:style-name="T7">改善廚房設備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300">
            <text:p>3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</text:span></text:p>
          </table:table-cell>
          <table:table-cell table:style-name="ce10" office:value-type="string">
            <text:p>健行里辦公處購置公共用滅火器設備案<text:span text:style-name="T7">健行里辦公處購</text:span><text:span text:style-name="T7">置公共用滅火器設備案健行</text:span><text:span text:style-name="T7">里辦公處購置公共用滅火器</text:span><text:span text:style-name="T7">設備案健行里辦公處購置公</text:span><text:span text:style-name="T7">共用滅火器設備案健行里辦</text:span><text:span text:style-name="T7">公處購置公共用滅火器設備</text:span><text:span text:style-name="T7">案健行里辦公處購置公共用</text:span><text:span text:style-name="T7">滅火器設備案健行里辦公處</text:span><text:span text:style-name="T7">購置公共用滅火器設備案健</text:span><text:span text:style-name="T7">行里辦公處購置公共用滅火</text:span><text:span text:style-name="T7">器設備案健行里辦公處購置</text:span><text:span text:style-name="T7">公共用滅火器設備案健行里</text:span><text:span text:style-name="T7">辦公處購置公共用滅火器設</text:span><text:span text:style-name="T7">備案健行里辦公處購置公共</text:span><text:span text:style-name="T7">用滅火器設備案健行里辦公</text:span><text:span text:style-name="T7">處購置公共用滅火器設備案</text:span><text:span text:style-name="T7">健行里辦公處購置公共用滅</text:span><text:span text:style-name="T7">火器設備案健行里辦公處購</text:span><text:span text:style-name="T7">置公共用滅火器設備案健行</text:span><text:span text:style-name="T7">里辦公處購置公共用滅火器</text:span><text:span text:style-name="T7">設備案健行里辦公處購置公</text:span><text:span text:style-name="T7">共用滅火器設備案健行里辦</text:span><text:span text:style-name="T7">公處購置公共用滅火器設備</text:span><text:span text:style-name="T7">案健行里辦公處購置公共用</text:span><text:span text:style-name="T7">滅火器設備案健行里辦公處</text:span><text:span text:style-name="T7">購置公共用滅火器設備案健</text:span><text:span text:style-name="T7">行里辦公處購置公共用滅火</text:span><text:span text:style-name="T7">器設備案健行里辦公處購置</text:span><text:span text:style-name="T7">公共用滅火器設備案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300">
            <text:p>3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</text:span></text:p>
          </table:table-cell>
          <table:table-cell table:style-name="ce10" office:value-type="string">
            <text:p>興仁里辦公處購置公共用滅火器設備<text:span text:style-name="T7">興仁里辦公處購置</text:span><text:span text:style-name="T7">公共用滅火器設備興仁里辦</text:span><text:span text:style-name="T7">公處購置公共用滅火器設備</text:span><text:span text:style-name="T7">興仁里辦公處購置公共用滅</text:span><text:span text:style-name="T7">火器設備興仁里辦公處購置</text:span><text:span text:style-name="T7">公共用滅火器設備興仁里辦</text:span><text:span text:style-name="T7">公處購置公共用滅火器設備</text:span><text:span text:style-name="T7">興仁里辦公處購置公共用滅</text:span><text:span text:style-name="T7">火器設備興仁里辦公處購置</text:span><text:span text:style-name="T7">公共用滅火器設備興仁里辦</text:span><text:span text:style-name="T7">公處購置公共用滅火器設備</text:span><text:span text:style-name="T7">興仁里辦公處購置公共用滅</text:span><text:span text:style-name="T7">火器設備興仁里辦公處購置</text:span><text:span text:style-name="T7">公共用滅火器設備興仁里辦</text:span><text:span text:style-name="T7">公處購置公共用滅火器設備</text:span><text:span text:style-name="T7">興仁里辦公處購置公共用滅</text:span><text:span text:style-name="T7">火器設備興仁里辦公處購置</text:span><text:span text:style-name="T7">公共用滅火器設備興仁里辦</text:span><text:span text:style-name="T7">公處購置公共用滅火器設備</text:span><text:span text:style-name="T7">興仁里辦公處購置公共用滅</text:span><text:span text:style-name="T7">火器設備興仁里辦公處購置</text:span><text:span text:style-name="T7">公共用滅火器設備興仁里辦</text:span><text:span text:style-name="T7">公處購置公共用滅火器設備</text:span><text:span text:style-name="T7">興仁里辦公處購置公共用滅</text:span><text:span text:style-name="T7">火器設備興仁里辦公處購置</text:span><text:span text:style-name="T7">公共用滅火器設備興仁里辦</text:span><text:span text:style-name="T7">公處購置公共用滅火器設備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300">
            <text:p>3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許清順<text:span text:style-name="T7">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</text:span></text:p>
          </table:table-cell>
          <table:table-cell table:style-name="ce10" office:value-type="string">
            <text:p>班級教室飲水機老舊汰換新機<text:span text:style-name="T7">班級教室飲水機老舊汰換</text:span><text:span text:style-name="T7">新機班級教室飲水機老舊汰</text:span><text:span text:style-name="T7">換新機班級教室飲水機老舊</text:span><text:span text:style-name="T7">汰換新機班級教室飲水機老</text:span><text:span text:style-name="T7">舊汰換新機班級教室飲水機</text:span><text:span text:style-name="T7">老舊汰換新機班級教室飲水</text:span><text:span text:style-name="T7">機老舊汰換新機班級教室飲</text:span><text:span text:style-name="T7">水機老舊汰換新機班級教室</text:span><text:span text:style-name="T7">飲水機老舊汰換新機班級教</text:span><text:span text:style-name="T7">室飲水機老舊汰換新機班級</text:span><text:span text:style-name="T7">教室飲水機老舊汰換新機班</text:span><text:span text:style-name="T7">級教室飲水機老舊汰換新機</text:span><text:span text:style-name="T7">班級教室飲水機老舊汰換新</text:span><text:span text:style-name="T7">機班級教室飲水機老舊汰換</text:span><text:span text:style-name="T7">新機班級教室飲水機老舊汰</text:span><text:span text:style-name="T7">換新機班級教室飲水機老舊</text:span><text:span text:style-name="T7">汰換新機班級教室飲水機老</text:span><text:span text:style-name="T7">舊汰換新機班級教室飲水機</text:span><text:span text:style-name="T7">老舊汰換新機班級教室飲水</text:span><text:span text:style-name="T7">機老舊汰換新機班級教室飲</text:span><text:span text:style-name="T7">水機老舊汰換新機班級教室</text:span><text:span text:style-name="T7">飲水機老舊汰換新機</text:span></text:p>
          </table:table-cell>
          <table:table-cell table:style-name="ce27" office:value-type="string">
            <text:p>光明國中<text:span text:style-name="T7">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322">
            <text:p>322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光明國中<text:span text:style-name="T7">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彭俊豪<text:span text:style-name="T7">彭俊豪彭俊豪彭俊豪</text:span><text:span text:style-name="T7">彭俊豪彭俊豪彭俊豪彭俊豪</text:span><text:span text:style-name="T7">彭俊豪彭俊豪彭俊豪彭俊豪</text:span><text:span text:style-name="T7">彭俊豪彭俊豪彭俊豪彭俊豪</text:span><text:span text:style-name="T7">彭俊豪彭俊豪彭俊豪彭俊豪</text:span><text:span text:style-name="T7">彭俊豪</text:span></text:p>
          </table:table-cell>
          <table:table-cell table:style-name="ce10" office:value-type="string">
            <text:p>消防設備修繕工程<text:span text:style-name="T7">消防設備</text:span><text:span text:style-name="T7">修繕工程消防設備修繕工程</text:span><text:span text:style-name="T7">消防設備修繕工程消防設備</text:span><text:span text:style-name="T7">修繕工程消防設備修繕工程</text:span><text:span text:style-name="T7">消防設備修繕工程消防設備</text:span><text:span text:style-name="T7">修繕工程消防設備修繕工程</text:span><text:span text:style-name="T7">消防設備修繕工程消防設備</text:span><text:span text:style-name="T7">修繕工程消防設備修繕工程</text:span><text:span text:style-name="T7">消防設備修繕工程消防設備</text:span><text:span text:style-name="T7">修繕工程消防設備修繕工程</text:span><text:span text:style-name="T7">消防設備修繕工程消防設備</text:span><text:span text:style-name="T7">修繕工程消防設備修繕工程</text:span><text:span text:style-name="T7">消防設備修繕工程消防設備</text:span><text:span text:style-name="T7">修繕工程消防設備修繕工程</text:span></text:p>
          </table:table-cell>
          <table:table-cell table:style-name="ce27" office:value-type="string">
            <text:p>內定國小<text:span text:style-name="T7">內定國小內定國小</text:span><text:span text:style-name="T7">內定國小內定國小內定國小</text:span><text:span text:style-name="T7">內定國小內定國小內定國小</text:span><text:span text:style-name="T7">內定國小內定國小內定國小</text:span><text:span text:style-name="T7">內定國小內定國小內定國小</text:span><text:span text:style-name="T7">內定國小內定國小內定國小</text:span><text:span text:style-name="T7">內定國小內定國小內定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330">
            <text:p>33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7" office:value-type="string">
            <text:p>內定國小<text:span text:style-name="T7">內定國小內定國小</text:span><text:span text:style-name="T7">內定國小內定國小內定國小</text:span><text:span text:style-name="T7">內定國小內定國小內定國小</text:span><text:span text:style-name="T7">內定國小內定國小內定國小</text:span><text:span text:style-name="T7">內定國小內定國小內定國小</text:span><text:span text:style-name="T7">內定國小內定國小內定國小</text:span><text:span text:style-name="T7">內定國小內定國小內定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趙正宇<text:span text:style-name="T7">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</text:span></text:p>
          </table:table-cell>
          <table:table-cell table:style-name="ce6" office:value-type="string">
            <text:p>茄白社區活動中心雜項設備購置及隔音牆設備工程<text:span text:style-name="T7">茄白</text:span><text:span text:style-name="T7">社區活動中心雜項設備購置</text:span><text:span text:style-name="T7">及隔音牆設備工程茄白社區</text:span><text:span text:style-name="T7">活動中心雜項設備購置及隔</text:span><text:span text:style-name="T7">音牆設備工程茄白社區活動</text:span><text:span text:style-name="T7">中心雜項設備購置及隔音牆</text:span><text:span text:style-name="T7">設備工程茄白社區活動中心</text:span><text:span text:style-name="T7">雜項設備購置及隔音牆設備</text:span><text:span text:style-name="T7">工程茄白社區活動中心雜項</text:span><text:span text:style-name="T7">設備購置及隔音牆設備工程</text:span><text:span text:style-name="T7">茄白社區活動中心雜項設備</text:span><text:span text:style-name="T7">購置及隔音牆設備工程茄白</text:span><text:span text:style-name="T7">社區活動中心雜項設備購置</text:span><text:span text:style-name="T7">及隔音牆設備工程茄白社區</text:span><text:span text:style-name="T7">活動中心雜項設備購置及隔</text:span><text:span text:style-name="T7">音牆設備工程茄白社區活動</text:span><text:span text:style-name="T7">中心雜項設備購置及隔音牆</text:span><text:span text:style-name="T7">設備工程茄白社區活動中心</text:span><text:span text:style-name="T7">雜項設備購置及隔音牆設備</text:span><text:span text:style-name="T7">工程茄白社區活動中心雜項</text:span><text:span text:style-name="T7">設備購置及隔音牆設備工程</text:span><text:span text:style-name="T7">茄白社區活動中心雜項設備</text:span><text:span text:style-name="T7">購置及隔音牆設備工程茄白</text:span><text:span text:style-name="T7">社區活動中心雜項設備購置</text:span><text:span text:style-name="T7">及隔音牆設備工程茄白社區</text:span><text:span text:style-name="T7">活動中心雜項設備購置及隔</text:span><text:span text:style-name="T7">音牆設備工程茄白社區活動</text:span><text:span text:style-name="T7">中心雜項設備購置及隔音牆</text:span><text:span text:style-name="T7">設備工程茄白社區活動中心</text:span><text:span text:style-name="T7">雜項設備購置及隔音牆設備</text:span><text:span text:style-name="T7">工程茄白社區活動中心雜項</text:span><text:span text:style-name="T7">設備購置及隔音牆設備工程</text:span><text:span text:style-name="T7">茄白社區活動中心雜項設備</text:span><text:span text:style-name="T7">購置及隔音牆設備工程茄白</text:span><text:span text:style-name="T7">社區活動中心雜項設備購置</text:span><text:span text:style-name="T7">及隔音牆設備工程茄白社區</text:span><text:span text:style-name="T7">活動中心雜項設備購置及隔</text:span><text:span text:style-name="T7">音牆設備工程</text:span></text:p>
          </table:table-cell>
          <table:table-cell table:style-name="ce28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359">
            <text:p>359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8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八德區公所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林政賢<text:span text:style-name="T7">林政賢林政賢林政賢</text:span><text:span text:style-name="T7">林政賢林政賢林政賢林政賢</text:span><text:span text:style-name="T7">林政賢林政賢林政賢林政賢</text:span><text:span text:style-name="T7">林政賢林政賢林政賢林政賢</text:span><text:span text:style-name="T7">林政賢林政賢林政賢林政賢</text:span><text:span text:style-name="T7">林政賢</text:span></text:p>
          </table:table-cell>
          <table:table-cell table:style-name="ce6" office:value-type="string">
            <text:p>104<text:span text:style-name="T7">年度掃具櫃</text:span><text:span text:style-name="T7">104</text:span><text:span text:style-name="T7">年度掃具</text:span><text:span text:style-name="T7">櫃</text:span><text:span text:style-name="T7">104</text:span><text:span text:style-name="T7">年度掃具櫃</text:span><text:span text:style-name="T7">104</text:span><text:span text:style-name="T7">年度掃</text:span><text:span text:style-name="T7">具櫃</text:span><text:span text:style-name="T7">104</text:span><text:span text:style-name="T7">年度掃具櫃</text:span><text:span text:style-name="T7">104</text:span><text:span text:style-name="T7">年度</text:span><text:span text:style-name="T7">掃具櫃</text:span><text:span text:style-name="T7">104</text:span><text:span text:style-name="T7">年度掃具櫃</text:span><text:span text:style-name="T7">104</text:span><text:span text:style-name="T7">年</text:span><text:span text:style-name="T7">度掃具櫃</text:span><text:span text:style-name="T7">104</text:span><text:span text:style-name="T7">年度掃具櫃</text:span><text:span text:style-name="T7">104</text:span><text:span text:style-name="T7">年度掃具櫃</text:span><text:span text:style-name="T7">104</text:span><text:span text:style-name="T7">年度掃具櫃</text:span><text:span text:style-name="T7">104</text:span><text:span text:style-name="T7">年度掃具櫃</text:span><text:span text:style-name="T7">104</text:span><text:span text:style-name="T7">年度掃具</text:span><text:span text:style-name="T7">櫃</text:span><text:span text:style-name="T7">104</text:span><text:span text:style-name="T7">年度掃具櫃</text:span><text:span text:style-name="T7">104</text:span><text:span text:style-name="T7">年度掃</text:span><text:span text:style-name="T7">具櫃</text:span><text:span text:style-name="T7">104</text:span><text:span text:style-name="T7">年度掃具櫃</text:span><text:span text:style-name="T7">104</text:span><text:span text:style-name="T7">年度</text:span><text:span text:style-name="T7">掃具櫃</text:span><text:span text:style-name="T7">104</text:span><text:span text:style-name="T7">年度掃具櫃</text:span><text:span text:style-name="T7">104</text:span><text:span text:style-name="T7">年</text:span><text:span text:style-name="T7">度掃具櫃</text:span><text:span text:style-name="T7">104</text:span><text:span text:style-name="T7">年度掃具櫃</text:span><text:span text:style-name="T7">104</text:span><text:span text:style-name="T7">年度掃具櫃</text:span></text:p>
          </table:table-cell>
          <table:table-cell table:style-name="ce28" office:value-type="string">
            <text:p>大業國小<text:span text:style-name="T7">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無</text:span></text:p>
          </table:table-cell>
          <table:table-cell table:style-name="ce49" office:value-type="float" office:value="370">
            <text:p>37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</text:span></text:p>
          </table:table-cell>
          <table:table-cell table:style-name="ce28" office:value-type="string">
            <text:p>大業國小<text:span text:style-name="T7">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正峰<text:span text:style-name="T7">林正峰林正峰林正峰</text:span><text:span text:style-name="T7">林正峰林正峰林正峰林正峰</text:span><text:span text:style-name="T7">林正峰林正峰林正峰林正峰</text:span><text:span text:style-name="T7">林正峰林正峰林正峰林正峰</text:span><text:span text:style-name="T7">林正峰林正峰林正峰林正峰</text:span></text:p>
          </table:table-cell>
          <table:table-cell table:style-name="ce10" office:value-type="string">
            <text:p>建置英語情境教室工程<text:span text:style-name="T7">建置</text:span><text:span text:style-name="T7">英語情境教室工程建置英語</text:span><text:span text:style-name="T7">情境教室工程建置英語情境</text:span><text:span text:style-name="T7">教室工程建置英語情境教室</text:span><text:span text:style-name="T7">工程建置英語情境教室工程</text:span><text:span text:style-name="T7">建置英語情境教室工程建置</text:span><text:span text:style-name="T7">英語情境教室工程建置英語</text:span><text:span text:style-name="T7">情境教室工程建置英語情境</text:span><text:span text:style-name="T7">教室工程建置英語情境教室</text:span><text:span text:style-name="T7">工程建置英語情境教室工程</text:span><text:span text:style-name="T7">建置英語情境教室工程建置</text:span><text:span text:style-name="T7">英語情境教室工程建置英語</text:span><text:span text:style-name="T7">情境教室工程建置英語情境</text:span><text:span text:style-name="T7">教室工程建置英語情境教室</text:span><text:span text:style-name="T7">工程建置英語情境教室工程</text:span><text:span text:style-name="T7">建置英語情境教室工程建置</text:span><text:span text:style-name="T7">英語情境教室工程</text:span></text:p>
          </table:table-cell>
          <table:table-cell table:style-name="ce27" office:value-type="string">
            <text:p>自強國小<text:span text:style-name="T7">自強國小自強國小</text:span><text:span text:style-name="T7">自強國小自強國小自強國小</text:span><text:span text:style-name="T7">自強國小自強國小自強國小</text:span><text:span text:style-name="T7">自強國小自強國小自強國小</text:span><text:span text:style-name="T7">自強國小自強國小自強國小</text:span><text:span text:style-name="T7">自強國小自強國小自強國小</text:span><text:span text:style-name="T7">自強國小自強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390">
            <text:p>39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自強國小<text:span text:style-name="T7">自強國小自強國小</text:span><text:span text:style-name="T7">自強國小自強國小自強國小</text:span><text:span text:style-name="T7">自強國小自強國小自強國小</text:span><text:span text:style-name="T7">自強國小自強國小自強國小</text:span><text:span text:style-name="T7">自強國小自強國小自強國小</text:span><text:span text:style-name="T7">自強國小自強國小自強國小</text:span><text:span text:style-name="T7">自強國小自強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李光達<text:span text:style-name="T7">李光達李光達李光達</text:span><text:span text:style-name="T7">李光達李光達李光達李光達</text:span><text:span text:style-name="T7">李光達李光達李光達李光達</text:span><text:span text:style-name="T7">李光達李光達李光達李光達</text:span><text:span text:style-name="T7">李光達李光達李光達李光達</text:span></text:p>
          </table:table-cell>
          <table:table-cell table:style-name="ce10" office:value-type="string">
            <text:p>泰山里辦公處設置戶外運動遊樂設施經費<text:span text:style-name="T7">泰山里辦公處</text:span><text:span text:style-name="T7">設置戶外運動遊樂設施經費</text:span><text:span text:style-name="T7">泰山里辦公處設置戶外運動</text:span><text:span text:style-name="T7">遊樂設施經費泰山里辦公處</text:span><text:span text:style-name="T7">設置戶外運動遊樂設施經費</text:span><text:span text:style-name="T7">泰山里辦公處設置戶外運動</text:span><text:span text:style-name="T7">遊樂設施經費泰山里辦公處</text:span><text:span text:style-name="T7">設置戶外運動遊樂設施經費</text:span><text:span text:style-name="T7">泰山里辦公處設置戶外運動</text:span><text:span text:style-name="T7">遊樂設施經費泰山里辦公處</text:span><text:span text:style-name="T7">設置戶外運動遊樂設施經費</text:span><text:span text:style-name="T7">泰山里辦公處設置戶外運動</text:span><text:span text:style-name="T7">遊樂設施經費泰山里辦公處</text:span><text:span text:style-name="T7">設置戶外運動遊樂設施經費</text:span><text:span text:style-name="T7">泰山里辦公處設置戶外運動</text:span><text:span text:style-name="T7">遊樂設施經費泰山里辦公處</text:span><text:span text:style-name="T7">設置戶外運動遊樂設施經費</text:span><text:span text:style-name="T7">泰山里辦公處設置戶外運動</text:span><text:span text:style-name="T7">遊樂設施經費泰山里辦公處</text:span><text:span text:style-name="T7">設置戶外運動遊樂設施經費</text:span><text:span text:style-name="T7">泰山里辦公處設置戶外運動</text:span><text:span text:style-name="T7">遊樂設施經費泰山里辦公處</text:span><text:span text:style-name="T7">設置戶外運動遊樂設施經費</text:span><text:span text:style-name="T7">泰山里辦公處設置戶外運動</text:span><text:span text:style-name="T7">遊樂設施經費泰山里辦公處</text:span><text:span text:style-name="T7">設置戶外運動遊樂設施經費</text:span><text:span text:style-name="T7">泰山里辦公處設置戶外運動</text:span><text:span text:style-name="T7">遊樂設施經費泰山里辦公處</text:span><text:span text:style-name="T7">設置戶外運動遊樂設施經費</text:span></text:p>
          </table:table-cell>
          <table:table-cell table:style-name="ce27" office:value-type="string">
            <text:p>桃園區公所<text:span text:style-name="T7">桃園區公所桃園</text:span><text:span text:style-name="T7">區公所桃園區公所桃園區公</text:span><text:span text:style-name="T7">所桃園區公所桃園區公所桃</text:span><text:span text:style-name="T7">園區公所桃園區公所桃園區</text:span><text:span text:style-name="T7">公所桃園區公所桃園區公所</text:span><text:span text:style-name="T7">桃園區公所桃園區公所桃園</text:span><text:span text:style-name="T7">區公所桃園區公所桃園區公</text:span><text:span text:style-name="T7">所桃園區公所桃園區公所桃</text:span><text:span text:style-name="T7">園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400">
            <text:p>4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桃園區公所<text:span text:style-name="T7">桃園區公所桃園</text:span><text:span text:style-name="T7">區公所桃園區公所桃園區公</text:span><text:span text:style-name="T7">所桃園區公所桃園區公所桃</text:span><text:span text:style-name="T7">園區公所桃園區公所桃園區</text:span><text:span text:style-name="T7">公所桃園區公所桃園區公所</text:span><text:span text:style-name="T7">桃園區公所桃園區公所桃園</text:span><text:span text:style-name="T7">區公所桃園區公所桃園區公</text:span><text:span text:style-name="T7">所桃園區公所桃園區公所桃</text:span><text:span text:style-name="T7">園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/text:p>
          </table:table-cell>
          <table:table-cell table:style-name="ce10" office:value-type="string">
            <text:p>本局義消第二大隊中壢中隊購置辦公器具及訓練用裝備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text:span text:style-name="T7">本局義消第二大隊中壢中隊</text:span><text:span text:style-name="T7">購置辦公器具及訓練用裝備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400">
            <text:p>4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李柏坊<text:span text:style-name="T7">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/text:p>
          </table:table-cell>
          <table:table-cell table:style-name="ce10" office:value-type="string">
            <text:p>勤學樓教室門窗更新工程<text:span text:style-name="T7">勤</text:span><text:span text:style-name="T7">學樓教室門窗更新工程勤學</text:span><text:span text:style-name="T7">樓教室門窗更新工程勤學樓</text:span><text:span text:style-name="T7">教室門窗更新工程勤學樓教</text:span><text:span text:style-name="T7">室門窗更新工程勤學樓教室</text:span><text:span text:style-name="T7">門窗更新工程勤學樓教室門</text:span><text:span text:style-name="T7">窗更新工程勤學樓教室門窗</text:span><text:span text:style-name="T7">更新工程勤學樓教室門窗更</text:span><text:span text:style-name="T7">新工程勤學樓教室門窗更新</text:span><text:span text:style-name="T7">工程勤學樓教室門窗更新工</text:span><text:span text:style-name="T7">程勤學樓教室門窗更新工程</text:span><text:span text:style-name="T7">勤學樓教室門窗更新工程勤</text:span><text:span text:style-name="T7">學樓教室門窗更新工程勤學</text:span><text:span text:style-name="T7">樓教室門窗更新工程勤學樓</text:span><text:span text:style-name="T7">教室門窗更新工程勤學樓教</text:span><text:span text:style-name="T7">室門窗更新工程勤學樓教室</text:span><text:span text:style-name="T7">門窗更新工程勤學樓教室門</text:span><text:span text:style-name="T7">窗更新工程勤學樓教室門窗</text:span><text:span text:style-name="T7">更新工程</text:span></text:p>
          </table:table-cell>
          <table:table-cell table:style-name="ce27" office:value-type="string">
            <text:p>南興國小<text:span text:style-name="T7">南興國小南興國小</text:span><text:span text:style-name="T7">南興國小南興國小南興國小</text:span><text:span text:style-name="T7">南興國小南興國小南興國小</text:span><text:span text:style-name="T7">南興國小南興國小南興國小</text:span><text:span text:style-name="T7">南興國小南興國小南興國小</text:span><text:span text:style-name="T7">南興國小南興國小南興國小</text:span><text:span text:style-name="T7">南興國小南興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414">
            <text:p>41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南興國小<text:span text:style-name="T7">南興國小南興國小</text:span><text:span text:style-name="T7">南興國小南興國小南興國小</text:span><text:span text:style-name="T7">南興國小南興國小南興國小</text:span><text:span text:style-name="T7">南興國小南興國小南興國小</text:span><text:span text:style-name="T7">南興國小南興國小南興國小</text:span><text:span text:style-name="T7">南興國小南興國小南興國小</text:span><text:span text:style-name="T7">南興國小南興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呂淑真<text:span text:style-name="T7">呂淑真呂淑真呂淑真</text:span><text:span text:style-name="T7">呂淑真呂淑真呂淑真呂淑真</text:span><text:span text:style-name="T7">呂淑真呂淑真呂淑真呂淑真</text:span><text:span text:style-name="T7">呂淑真呂淑真呂淑真呂淑真</text:span><text:span text:style-name="T7">呂淑真呂淑真呂淑真呂淑真</text:span></text:p>
          </table:table-cell>
          <table:table-cell table:style-name="ce10" office:value-type="string">
            <text:p>大興社區活動中心設施設備購置暨雜項設備修繕工程<text:span text:style-name="T7">大</text:span><text:span text:style-name="T7">興社區活動中心設施設備購</text:span><text:span text:style-name="T7">置暨雜項設備修繕工程大興</text:span><text:span text:style-name="T7">社區活動中心設施設備購置</text:span><text:span text:style-name="T7">暨雜項設備修繕工程大興社</text:span><text:span text:style-name="T7">區活動中心設施設備購置暨</text:span><text:span text:style-name="T7">雜項設備修繕工程大興社區</text:span><text:span text:style-name="T7">活動中心設施設備購置暨雜</text:span><text:span text:style-name="T7">項設備修繕工程大興社區活</text:span><text:span text:style-name="T7">動中心設施設備購置暨雜項</text:span><text:span text:style-name="T7">設備修繕工程大興社區活動</text:span><text:span text:style-name="T7">中心設施設備購置暨雜項設</text:span><text:span text:style-name="T7">備修繕工程大興社區活動中</text:span><text:span text:style-name="T7">心設施設備購置暨雜項設備</text:span><text:span text:style-name="T7">修繕工程大興社區活動中心</text:span><text:span text:style-name="T7">設施設備購置暨雜項設備修</text:span><text:span text:style-name="T7">繕工程大興社區活動中心設</text:span><text:span text:style-name="T7">施設備購置暨雜項設備修繕</text:span><text:span text:style-name="T7">工程大興社區活動中心設施</text:span><text:span text:style-name="T7">設備購置暨雜項設備修繕工</text:span><text:span text:style-name="T7">程大興社區活動中心設施設</text:span><text:span text:style-name="T7">備購置暨雜項設備修繕工程</text:span><text:span text:style-name="T7">大興社區活動中心設施設備</text:span><text:span text:style-name="T7">購置暨雜項設備修繕工程大</text:span><text:span text:style-name="T7">興社區活動中心設施設備購</text:span><text:span text:style-name="T7">置暨雜項設備修繕工程大興</text:span><text:span text:style-name="T7">社區活動中心設施設備購置</text:span><text:span text:style-name="T7">暨雜項設備修繕工程大興社</text:span><text:span text:style-name="T7">區活動中心設施設備購置暨</text:span><text:span text:style-name="T7">雜項設備修繕工程大興社區</text:span><text:span text:style-name="T7">活動中心設施設備購置暨雜</text:span><text:span text:style-name="T7">項設備修繕工程大興社區活</text:span><text:span text:style-name="T7">動中心設施設備購置暨雜項</text:span><text:span text:style-name="T7">設備修繕工程大興社區活動</text:span><text:span text:style-name="T7">中心設施設備購置暨雜項設</text:span><text:span text:style-name="T7">備修繕工程大興社區活動中</text:span><text:span text:style-name="T7">心設施設備購置暨雜項設備</text:span><text:span text:style-name="T7">修繕工程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443">
            <text:p>443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八德區公所八德區公</text:span><text:span text:style-name="T7">所八德區公所八德區公所八</text:span><text:span text:style-name="T7">德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呂淑真<text:span text:style-name="T7">呂淑真呂淑真呂淑真</text:span><text:span text:style-name="T7">呂淑真呂淑真呂淑真呂淑真</text:span><text:span text:style-name="T7">呂淑真呂淑真呂淑真呂淑真</text:span><text:span text:style-name="T7">呂淑真呂淑真呂淑真呂淑真</text:span><text:span text:style-name="T7">呂淑真呂淑真呂淑真呂淑真</text:span></text:p>
          </table:table-cell>
          <table:table-cell table:style-name="ce10" office:value-type="string">
            <text:p>改善及充實活動中心設備暨淘汰全校通訊設備及線路<text:span text:style-name="T7">改</text:span><text:span text:style-name="T7">善及充實活動中心設備暨淘</text:span><text:span text:style-name="T7">汰全校通訊設備及線路改善</text:span><text:span text:style-name="T7">及充實活動中心設備暨淘汰</text:span><text:span text:style-name="T7">全校通訊設備及線路改善及</text:span><text:span text:style-name="T7">充實活動中心設備暨淘汰全</text:span><text:span text:style-name="T7">校通訊設備及線路改善及充</text:span><text:span text:style-name="T7">實活動中心設備暨淘汰全校</text:span><text:span text:style-name="T7">通訊設備及線路改善及充實</text:span><text:span text:style-name="T7">活動中心設備暨淘汰全校通</text:span><text:span text:style-name="T7">訊設備及線路改善及充實活</text:span><text:span text:style-name="T7">動中心設備暨淘汰全校通訊</text:span><text:span text:style-name="T7">設備及線路改善及充實活動</text:span><text:span text:style-name="T7">中心設備暨淘汰全校通訊設</text:span><text:span text:style-name="T7">備及線路改善及充實活動中</text:span><text:span text:style-name="T7">心設備暨淘汰全校通訊設備</text:span><text:span text:style-name="T7">及線路改善及充實活動中心</text:span><text:span text:style-name="T7">設備暨淘汰全校通訊設備及</text:span><text:span text:style-name="T7">線路改善及充實活動中心設</text:span><text:span text:style-name="T7">備暨淘汰全校通訊設備及線</text:span><text:span text:style-name="T7">路改善及充實活動中心設備</text:span><text:span text:style-name="T7">暨淘汰全校通訊設備及線路</text:span><text:span text:style-name="T7">改善及充實活動中心設備暨</text:span><text:span text:style-name="T7">淘汰全校通訊設備及線路改</text:span><text:span text:style-name="T7">善及充實活動中心設備暨淘</text:span><text:span text:style-name="T7">汰全校通訊設備及線路改善</text:span><text:span text:style-name="T7">及充實活動中心設備暨淘汰</text:span><text:span text:style-name="T7">全校通訊設備及線路改善及</text:span><text:span text:style-name="T7">充實活動中心設備暨淘汰全</text:span><text:span text:style-name="T7">校通訊設備及線路改善及充</text:span><text:span text:style-name="T7">實活動中心設備暨淘汰全校</text:span><text:span text:style-name="T7">通訊設備及線路改善及充實</text:span><text:span text:style-name="T7">活動中心設備暨淘汰全校通</text:span><text:span text:style-name="T7">訊設備及線路改善及充實活</text:span><text:span text:style-name="T7">動中心設備暨淘汰全校通訊</text:span><text:span text:style-name="T7">設備及線路改善及充實活動</text:span><text:span text:style-name="T7">中心設備暨淘汰全校通訊設</text:span><text:span text:style-name="T7">備及線路</text:span></text:p>
          </table:table-cell>
          <table:table-cell table:style-name="ce27" office:value-type="string">
            <text:p>壽山高中<text:span text:style-name="T7">壽山高中壽山高中</text:span><text:span text:style-name="T7">壽山高中壽山高中壽山高中</text:span><text:span text:style-name="T7">壽山高中壽山高中壽山高中</text:span><text:span text:style-name="T7">壽山高中壽山高中壽山高中</text:span><text:span text:style-name="T7">壽山高中壽山高中壽山高中</text:span><text:span text:style-name="T7">壽山高中壽山高中壽山高中</text:span><text:span text:style-name="T7">壽山高中壽山高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485">
            <text:p>48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壽山高中<text:span text:style-name="T7">壽山高中壽山高中</text:span><text:span text:style-name="T7">壽山高中壽山高中壽山高中</text:span><text:span text:style-name="T7">壽山高中壽山高中壽山高中</text:span><text:span text:style-name="T7">壽山高中壽山高中壽山高中</text:span><text:span text:style-name="T7">壽山高中壽山高中壽山高中</text:span><text:span text:style-name="T7">壽山高中壽山高中壽山高中</text:span><text:span text:style-name="T7">壽山高中壽山高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歐炳辰<text:span text:style-name="T7">歐炳辰歐炳辰歐炳辰</text:span><text:span text:style-name="T7">歐炳辰歐炳辰歐炳辰歐炳辰</text:span><text:span text:style-name="T7">歐炳辰歐炳辰歐炳辰歐炳辰</text:span><text:span text:style-name="T7">歐炳辰歐炳辰歐炳辰歐炳辰</text:span><text:span text:style-name="T7">歐炳辰歐炳辰歐炳辰歐炳辰</text:span></text:p>
          </table:table-cell>
          <table:table-cell table:style-name="ce10" office:value-type="string">
            <text:p><text:span text:style-name="T7">辦公室</text:span><text:span text:style-name="T8">OA</text:span><text:span text:style-name="T9">辦公桌及櫥櫃辦公</text:span><text:span text:style-name="T9">室</text:span><text:span text:style-name="T8">OA</text:span><text:span text:style-name="T9">辦公桌及櫥櫃辦公室</text:span><text:span text:style-name="T8">OA</text:span><text:span text:style-name="T9">辦公桌及櫥櫃辦公室</text:span><text:span text:style-name="T8">OA</text:span><text:span text:style-name="T9">辦公桌及櫥櫃辦公室</text:span><text:span text:style-name="T8">OA</text:span><text:span text:style-name="T9">辦公</text:span><text:span text:style-name="T9">桌及櫥櫃辦公室</text:span><text:span text:style-name="T8">OA</text:span><text:span text:style-name="T9">辦公桌及</text:span><text:span text:style-name="T9">櫥櫃辦公室</text:span><text:span text:style-name="T8">OA</text:span><text:span text:style-name="T9">辦公桌及櫥櫃</text:span><text:span text:style-name="T9">辦公室</text:span><text:span text:style-name="T8">OA</text:span><text:span text:style-name="T9">辦公桌及櫥櫃辦公</text:span><text:span text:style-name="T9">室</text:span><text:span text:style-name="T8">OA</text:span><text:span text:style-name="T9">辦公桌及櫥櫃辦公室</text:span><text:span text:style-name="T8">OA</text:span><text:span text:style-name="T9">辦公桌及櫥櫃辦公室</text:span><text:span text:style-name="T8">OA</text:span><text:span text:style-name="T9">辦公桌及櫥櫃辦公室</text:span><text:span text:style-name="T8">OA</text:span><text:span text:style-name="T9">辦公</text:span><text:span text:style-name="T9">桌及櫥櫃辦公室</text:span><text:span text:style-name="T8">OA</text:span><text:span text:style-name="T9">辦公桌及</text:span><text:span text:style-name="T9">櫥櫃辦公室</text:span><text:span text:style-name="T8">OA</text:span><text:span text:style-name="T9">辦公桌及櫥櫃</text:span><text:span text:style-name="T9">辦公室</text:span><text:span text:style-name="T8">OA</text:span><text:span text:style-name="T9">辦公桌及櫥櫃辦公</text:span><text:span text:style-name="T9">室</text:span><text:span text:style-name="T8">OA</text:span><text:span text:style-name="T9">辦公桌及櫥櫃辦公室</text:span><text:span text:style-name="T8">OA</text:span><text:span text:style-name="T9">辦公桌及櫥櫃辦公室</text:span><text:span text:style-name="T8">OA</text:span><text:span text:style-name="T9">辦公桌及櫥櫃辦公室</text:span><text:span text:style-name="T8">OA</text:span><text:span text:style-name="T9">辦公</text:span><text:span text:style-name="T9">桌及櫥櫃辦公室</text:span><text:span text:style-name="T8">OA</text:span><text:span text:style-name="T9">辦公桌及</text:span><text:span text:style-name="T9">櫥櫃</text:span></text:p>
          </table:table-cell>
          <table:table-cell table:style-name="ce27" office:value-type="string">
            <text:p>草漯國中<text:span text:style-name="T7">草漯國中草漯國中</text:span><text:span text:style-name="T7">草漯國中草漯國中草漯國中</text:span><text:span text:style-name="T7">草漯國中草漯國中草漯國中</text:span><text:span text:style-name="T7">草漯國中草漯國中草漯國中</text:span><text:span text:style-name="T7">草漯國中草漯國中草漯國中</text:span><text:span text:style-name="T7">草漯國中草漯國中草漯國中</text:span><text:span text:style-name="T7">草漯國中草漯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488">
            <text:p>488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草漯國中<text:span text:style-name="T7">草漯國中草漯國中</text:span><text:span text:style-name="T7">草漯國中草漯國中草漯國中</text:span><text:span text:style-name="T7">草漯國中草漯國中草漯國中</text:span><text:span text:style-name="T7">草漯國中草漯國中草漯國中</text:span><text:span text:style-name="T7">草漯國中草漯國中草漯國中</text:span><text:span text:style-name="T7">草漯國中草漯國中草漯國中</text:span><text:span text:style-name="T7">草漯國中草漯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吳宗憲<text:span text:style-name="T7">吳宗憲吳宗憲吳宗憲</text:span><text:span text:style-name="T7">吳宗憲吳宗憲吳宗憲吳宗憲</text:span><text:span text:style-name="T7">吳宗憲吳宗憲吳宗憲吳宗憲</text:span><text:span text:style-name="T7">吳宗憲吳宗憲吳宗憲吳宗憲</text:span><text:span text:style-name="T7">吳宗憲吳宗憲吳宗憲吳宗憲</text:span></text:p>
          </table:table-cell>
          <table:table-cell table:style-name="ce10" office:value-type="string">
            <text:p>建置班班優質化數位教學環境計畫<text:span text:style-name="T7">建置班班優質化數位</text:span><text:span text:style-name="T7">教學環境計畫建置班班優質</text:span><text:span text:style-name="T7">化數位教學環境計畫建置班</text:span><text:span text:style-name="T7">班優質化數位教學環境計畫</text:span><text:span text:style-name="T7">建置班班優質化數位教學環</text:span><text:span text:style-name="T7">境計畫建置班班優質化數位</text:span><text:span text:style-name="T7">教學環境計畫建置班班優質</text:span><text:span text:style-name="T7">化數位教學環境計畫建置班</text:span><text:span text:style-name="T7">班優質化數位教學環境計畫</text:span><text:span text:style-name="T7">建置班班優質化數位教學環</text:span><text:span text:style-name="T7">境計畫建置班班優質化數位</text:span><text:span text:style-name="T7">教學環境計畫建置班班優質</text:span><text:span text:style-name="T7">化數位教學環境計畫建置班</text:span><text:span text:style-name="T7">班優質化數位教學環境計畫</text:span><text:span text:style-name="T7">建置班班優質化數位教學環</text:span><text:span text:style-name="T7">境計畫建置班班優質化數位</text:span><text:span text:style-name="T7">教學環境計畫建置班班優質</text:span><text:span text:style-name="T7">化數位教學環境計畫建置班</text:span><text:span text:style-name="T7">班優質化數位教學環境計畫</text:span><text:span text:style-name="T7">建置班班優質化數位教學環</text:span><text:span text:style-name="T7">境計畫建置班班優質化數位</text:span><text:span text:style-name="T7">教學環境計畫建置班班優質</text:span><text:span text:style-name="T7">化數位教學環境計畫建置班</text:span><text:span text:style-name="T7">班優質化數位教學環境計畫</text:span></text:p>
          </table:table-cell>
          <table:table-cell table:style-name="ce27" office:value-type="string">
            <text:p>內壢國小<text:span text:style-name="T7">內壢國小內壢國小</text:span><text:span text:style-name="T7">內壢國小內壢國小內壢國小</text:span><text:span text:style-name="T7">內壢國小內壢國小內壢國小</text:span><text:span text:style-name="T7">內壢國小內壢國小內壢國小</text:span><text:span text:style-name="T7">內壢國小內壢國小內壢國小</text:span><text:span text:style-name="T7">內壢國小內壢國小內壢國小</text:span><text:span text:style-name="T7">內壢國小內壢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490">
            <text:p>49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內壢國小<text:span text:style-name="T7">內壢國小內壢國小</text:span><text:span text:style-name="T7">內壢國小內壢國小內壢國小</text:span><text:span text:style-name="T7">內壢國小內壢國小內壢國小</text:span><text:span text:style-name="T7">內壢國小內壢國小內壢國小</text:span><text:span text:style-name="T7">內壢國小內壢國小內壢國小</text:span><text:span text:style-name="T7">內壢國小內壢國小內壢國小</text:span><text:span text:style-name="T7">內壢國小內壢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黃婉如<text:span text:style-name="T7">黃婉如黃婉如黃婉如</text:span><text:span text:style-name="T7">黃婉如黃婉如黃婉如黃婉如</text:span><text:span text:style-name="T7">黃婉如黃婉如黃婉如黃婉如</text:span><text:span text:style-name="T7">黃婉如黃婉如黃婉如黃婉如</text:span><text:span text:style-name="T7">黃婉如黃婉如黃婉如黃婉如</text:span></text:p>
          </table:table-cell>
          <table:table-cell table:style-name="ce6" office:value-type="string">
            <text:p>104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text:span text:style-name="T7">104</text:span><text:span text:style-name="T7">學年度音樂教學樂器採購</text:span></text:p>
          </table:table-cell>
          <table:table-cell table:style-name="ce27" office:value-type="string">
            <text:p>西門國小<text:span text:style-name="T7">西門國小西門國小</text:span><text:span text:style-name="T7">西門國小西門國小西門國小</text:span><text:span text:style-name="T7">西門國小西門國小西門國小</text:span><text:span text:style-name="T7">西門國小西門國小西門國小</text:span><text:span text:style-name="T7">西門國小西門國小西門國小</text:span><text:span text:style-name="T7">西門國小西門國小西門國小</text:span><text:span text:style-name="T7">西門國小西門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西門國小<text:span text:style-name="T7">西門國小西門國小</text:span><text:span text:style-name="T7">西門國小西門國小西門國小</text:span><text:span text:style-name="T7">西門國小西門國小西門國小</text:span><text:span text:style-name="T7">西門國小西門國小西門國小</text:span><text:span text:style-name="T7">西門國小西門國小西門國小</text:span><text:span text:style-name="T7">西門國小西門國小西門國小</text:span><text:span text:style-name="T7">西門國小西門國小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辦理中辦理中</text:span><text:span text:style-name="T10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黃婉如<text:span text:style-name="T7">黃婉如黃婉如黃婉如</text:span><text:span text:style-name="T7">黃婉如黃婉如黃婉如黃婉如</text:span><text:span text:style-name="T7">黃婉如黃婉如黃婉如黃婉如</text:span><text:span text:style-name="T7">黃婉如黃婉如黃婉如黃婉如</text:span><text:span text:style-name="T7">黃婉如黃婉如黃婉如黃婉如</text:span></text:p>
          </table:table-cell>
          <table:table-cell table:style-name="ce10" office:value-type="string">
            <text:p>班級節能照明節能風雨及天花板安裝購置計畫<text:span text:style-name="T7">班級節能</text:span><text:span text:style-name="T7">照明節能風雨及天花板安裝</text:span><text:span text:style-name="T7">購置計畫班級節能照明節能</text:span><text:span text:style-name="T7">風雨及天花板安裝購置計畫</text:span><text:span text:style-name="T7">班級節能照明節能風雨及天</text:span><text:span text:style-name="T7">花板安裝購置計畫班級節能</text:span><text:span text:style-name="T7">照明節能風雨及天花板安裝</text:span><text:span text:style-name="T7">購置計畫班級節能照明節能</text:span><text:span text:style-name="T7">風雨及天花板安裝購置計畫</text:span><text:span text:style-name="T7">班級節能照明節能風雨及天</text:span><text:span text:style-name="T7">花板安裝購置計畫班級節能</text:span><text:span text:style-name="T7">照明節能風雨及天花板安裝</text:span><text:span text:style-name="T7">購置計畫班級節能照明節能</text:span><text:span text:style-name="T7">風雨及天花板安裝購置計畫</text:span><text:span text:style-name="T7">班級節能照明節能風雨及天</text:span><text:span text:style-name="T7">花板安裝購置計畫班級節能</text:span><text:span text:style-name="T7">照明節能風雨及天花板安裝</text:span><text:span text:style-name="T7">購置計畫班級節能照明節能</text:span><text:span text:style-name="T7">風雨及天花板安裝購置計畫</text:span><text:span text:style-name="T7">班級節能照明節能風雨及天</text:span><text:span text:style-name="T7">花板安裝購置計畫班級節能</text:span><text:span text:style-name="T7">照明節能風雨及天花板安裝</text:span><text:span text:style-name="T7">購置計畫班級節能照明節能</text:span><text:span text:style-name="T7">風雨及天花板安裝購置計畫</text:span><text:span text:style-name="T7">班級節能照明節能風雨及天</text:span><text:span text:style-name="T7">花板安裝購置計畫班級節能</text:span><text:span text:style-name="T7">照明節能風雨及天花板安裝</text:span><text:span text:style-name="T7">購置計畫班級節能照明節能</text:span><text:span text:style-name="T7">風雨及天花板安裝購置計畫</text:span><text:span text:style-name="T7">班級節能照明節能風雨及天</text:span><text:span text:style-name="T7">花板安裝購置計畫班級節能</text:span><text:span text:style-name="T7">照明節能風雨及天花板安裝</text:span><text:span text:style-name="T7">購置計畫</text:span></text:p>
          </table:table-cell>
          <table:table-cell table:style-name="ce27" office:value-type="string">
            <text:p>經國國中<text:span text:style-name="T7">經國國中經國國中</text:span><text:span text:style-name="T7">經國國中經國國中經國國中</text:span><text:span text:style-name="T7">經國國中經國國中經國國中</text:span><text:span text:style-name="T7">經國國中經國國中經國國中</text:span><text:span text:style-name="T7">經國國中經國國中經國國中</text:span><text:span text:style-name="T7">經國國中經國國中經國國中</text:span><text:span text:style-name="T7">經國國中經國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經國國中<text:span text:style-name="T7">經國國中經國國中</text:span><text:span text:style-name="T7">經國國中經國國中經國國中</text:span><text:span text:style-name="T7">經國國中經國國中經國國中</text:span><text:span text:style-name="T7">經國國中經國國中經國國中</text:span><text:span text:style-name="T7">經國國中經國國中經國國中</text:span><text:span text:style-name="T7">經國國中經國國中經國國中</text:span><text:span text:style-name="T7">經國國中經國國中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辦理中辦理中</text:span><text:span text:style-name="T10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政賢<text:span text:style-name="T7">林政賢林政賢林政賢</text:span><text:span text:style-name="T7">林政賢林政賢林政賢林政賢</text:span><text:span text:style-name="T7">林政賢林政賢林政賢林政賢</text:span><text:span text:style-name="T7">林政賢林政賢林政賢林政賢</text:span><text:span text:style-name="T7">林政賢林政賢林政賢林政賢</text:span></text:p>
          </table:table-cell>
          <table:table-cell table:style-name="ce6" office:value-type="string">
            <text:p>104<text:span text:style-name="T7">年度班級暨英語專科教室</text:span><text:span text:style-name="T7">教學設備</text:span><text:span text:style-name="T7">104</text:span><text:span text:style-name="T7">年度班級暨英語</text:span><text:span text:style-name="T7">專科教室教學設備</text:span><text:span text:style-name="T7">104</text:span><text:span text:style-name="T7">年度班</text:span><text:span text:style-name="T7">級暨英語專科教室教學設備</text:span><text:span text:style-name="T7">104</text:span><text:span text:style-name="T7">年度班級暨英語專科教室</text:span><text:span text:style-name="T7">教學設備</text:span><text:span text:style-name="T7">104</text:span><text:span text:style-name="T7">年度班級暨英語</text:span><text:span text:style-name="T7">專科教室教學設備</text:span><text:span text:style-name="T7">104</text:span><text:span text:style-name="T7">年度班</text:span><text:span text:style-name="T7">級暨英語專科教室教學設備</text:span><text:span text:style-name="T7">104</text:span><text:span text:style-name="T7">年度班級暨英語專科教室</text:span><text:span text:style-name="T7">教學設備</text:span><text:span text:style-name="T7">104</text:span><text:span text:style-name="T7">年度班級暨英語</text:span><text:span text:style-name="T7">專科教室教學設備</text:span><text:span text:style-name="T7">104</text:span><text:span text:style-name="T7">年度班</text:span><text:span text:style-name="T7">級暨英語專科教室教學設備</text:span><text:span text:style-name="T7">104</text:span><text:span text:style-name="T7">年度班級暨英語專科教室</text:span><text:span text:style-name="T7">教學設備</text:span><text:span text:style-name="T7">104</text:span><text:span text:style-name="T7">年度班級暨英語</text:span><text:span text:style-name="T7">專科教室教學設備</text:span><text:span text:style-name="T7">104</text:span><text:span text:style-name="T7">年度班</text:span><text:span text:style-name="T7">級暨英語專科教室教學設備</text:span><text:span text:style-name="T7">104</text:span><text:span text:style-name="T7">年度班級暨英語專科教室</text:span><text:span text:style-name="T7">教學設備</text:span><text:span text:style-name="T7">104</text:span><text:span text:style-name="T7">年度班級暨英語</text:span><text:span text:style-name="T7">專科教室教學設備</text:span><text:span text:style-name="T7">104</text:span><text:span text:style-name="T7">年度班</text:span><text:span text:style-name="T7">級暨英語專科教室教學設備</text:span><text:span text:style-name="T7">104</text:span><text:span text:style-name="T7">年度班級暨英語專科教室</text:span><text:span text:style-name="T7">教學設備</text:span><text:span text:style-name="T7">104</text:span><text:span text:style-name="T7">年度班級暨英語</text:span><text:span text:style-name="T7">專科教室教學設備</text:span><text:span text:style-name="T7">104</text:span><text:span text:style-name="T7">年度班</text:span><text:span text:style-name="T7">級暨英語專科教室教學設備</text:span><text:span text:style-name="T7">104</text:span><text:span text:style-name="T7">年度班級暨英語專科教室</text:span><text:span text:style-name="T7">教學設備</text:span><text:span text:style-name="T7">104</text:span><text:span text:style-name="T7">年度班級暨英語</text:span><text:span text:style-name="T7">專科教室教學設備</text:span></text:p>
          </table:table-cell>
          <table:table-cell table:style-name="ce27" office:value-type="string">
            <text:p>建德國小<text:span text:style-name="T7">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建德國小<text:span text:style-name="T7">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許清順<text:span text:style-name="T7">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text:span text:style-name="T7">許清順許清順許清順許清順</text:span></text:p>
          </table:table-cell>
          <table:table-cell table:style-name="ce6" office:value-type="string">
            <text:p>104<text:span text:style-name="T7">年度會議室更新暨整修工</text:span><text:span text:style-name="T7">程</text:span><text:span text:style-name="T7">104</text:span><text:span text:style-name="T7">年度會議室更新暨整修</text:span><text:span text:style-name="T7">工程</text:span><text:span text:style-name="T7">104</text:span><text:span text:style-name="T7">年度會議室更新暨整</text:span><text:span text:style-name="T7">修工程</text:span><text:span text:style-name="T7">104</text:span><text:span text:style-name="T7">年度會議室更新暨</text:span><text:span text:style-name="T7">整修工程</text:span><text:span text:style-name="T7">104</text:span><text:span text:style-name="T7">年度會議室更新</text:span><text:span text:style-name="T7">暨整修工程</text:span><text:span text:style-name="T7">104</text:span><text:span text:style-name="T7">年度會議室更</text:span><text:span text:style-name="T7">新暨整修工程</text:span><text:span text:style-name="T7">104</text:span><text:span text:style-name="T7">年度會議室</text:span><text:span text:style-name="T7">更新暨整修工程</text:span><text:span text:style-name="T7">104</text:span><text:span text:style-name="T7">年度會議</text:span><text:span text:style-name="T7">室更新暨整修工程</text:span><text:span text:style-name="T7">104</text:span><text:span text:style-name="T7">年度會</text:span><text:span text:style-name="T7">議室更新暨整修工程</text:span><text:span text:style-name="T7">104</text:span><text:span text:style-name="T7">年度</text:span><text:span text:style-name="T7">會議室更新暨整修工程</text:span><text:span text:style-name="T7">104</text:span><text:span text:style-name="T7">年</text:span><text:span text:style-name="T7">度會議室更新暨整修工程</text:span><text:span text:style-name="T7">104</text:span><text:span text:style-name="T7">年度會議室更新暨整修工程</text:span><text:span text:style-name="T7">104</text:span><text:span text:style-name="T7">年度會議室更新暨整修工</text:span><text:span text:style-name="T7">程</text:span><text:span text:style-name="T7">104</text:span><text:span text:style-name="T7">年度會議室更新暨整修</text:span><text:span text:style-name="T7">工程</text:span><text:span text:style-name="T7">104</text:span><text:span text:style-name="T7">年度會議室更新暨整</text:span><text:span text:style-name="T7">修工程</text:span><text:span text:style-name="T7">104</text:span><text:span text:style-name="T7">年度會議室更新暨</text:span><text:span text:style-name="T7">整修工程</text:span><text:span text:style-name="T7">104</text:span><text:span text:style-name="T7">年度會議室更新</text:span><text:span text:style-name="T7">暨整修工程</text:span><text:span text:style-name="T7">104</text:span><text:span text:style-name="T7">年度會議室更</text:span><text:span text:style-name="T7">新暨整修工程</text:span><text:span text:style-name="T7">104</text:span><text:span text:style-name="T7">年度會議室</text:span><text:span text:style-name="T7">更新暨整修工程</text:span><text:span text:style-name="T7">104</text:span><text:span text:style-name="T7">年度會議</text:span><text:span text:style-name="T7">室更新暨整修工程</text:span></text:p>
          </table:table-cell>
          <table:table-cell table:style-name="ce27" office:value-type="string">
            <text:p>海湖國小<text:span text:style-name="T7">海湖國小海湖國小</text:span><text:span text:style-name="T7">海湖國小海湖國小海湖國小</text:span><text:span text:style-name="T7">海湖國小海湖國小海湖國小</text:span><text:span text:style-name="T7">海湖國小海湖國小海湖國小</text:span><text:span text:style-name="T7">海湖國小海湖國小海湖國小</text:span><text:span text:style-name="T7">海湖國小海湖國小海湖國小</text:span><text:span text:style-name="T7">海湖國小海湖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海湖國小<text:span text:style-name="T7">海湖國小海湖國小</text:span><text:span text:style-name="T7">海湖國小海湖國小海湖國小</text:span><text:span text:style-name="T7">海湖國小海湖國小海湖國小</text:span><text:span text:style-name="T7">海湖國小海湖國小海湖國小</text:span><text:span text:style-name="T7">海湖國小海湖國小海湖國小</text:span><text:span text:style-name="T7">海湖國小海湖國小海湖國小</text:span><text:span text:style-name="T7">海湖國小海湖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陳麗莉<text:span text:style-name="T7">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text:span text:style-name="T7">陳麗莉陳麗莉陳麗莉陳麗莉</text:span></text:p>
          </table:table-cell>
          <table:table-cell table:style-name="ce6" office:value-type="string">
            <text:p>104<text:span text:style-name="T7">年度教室教學設備更新採</text:span><text:span text:style-name="T7">購</text:span><text:span text:style-name="T7">104</text:span><text:span text:style-name="T7">年度教室教學設備更新</text:span><text:span text:style-name="T7">採購</text:span><text:span text:style-name="T7">104</text:span><text:span text:style-name="T7">年度教室教學設備更</text:span><text:span text:style-name="T7">新採購</text:span><text:span text:style-name="T7">104</text:span><text:span text:style-name="T7">年度教室教學設備</text:span><text:span text:style-name="T7">更新採購</text:span><text:span text:style-name="T7">104</text:span><text:span text:style-name="T7">年度教室教學設</text:span><text:span text:style-name="T7">備更新採購</text:span><text:span text:style-name="T7">104</text:span><text:span text:style-name="T7">年度教室教學</text:span><text:span text:style-name="T7">設備更新採購</text:span><text:span text:style-name="T7">104</text:span><text:span text:style-name="T7">年度教室教</text:span><text:span text:style-name="T7">學設備更新採購</text:span><text:span text:style-name="T7">104</text:span><text:span text:style-name="T7">年度教室</text:span><text:span text:style-name="T7">教學設備更新採購</text:span><text:span text:style-name="T7">104</text:span><text:span text:style-name="T7">年度教</text:span><text:span text:style-name="T7">室教學設備更新採購</text:span><text:span text:style-name="T7">104</text:span><text:span text:style-name="T7">年度</text:span><text:span text:style-name="T7">教室教學設備更新採購</text:span><text:span text:style-name="T7">104</text:span><text:span text:style-name="T7">年</text:span><text:span text:style-name="T7">度教室教學設備更新採購</text:span><text:span text:style-name="T7">104</text:span><text:span text:style-name="T7">年度教室教學設備更新採購</text:span><text:span text:style-name="T7">104</text:span><text:span text:style-name="T7">年度教室教學設備更新採</text:span><text:span text:style-name="T7">購</text:span><text:span text:style-name="T7">104</text:span><text:span text:style-name="T7">年度教室教學設備更新</text:span><text:span text:style-name="T7">採購</text:span><text:span text:style-name="T7">104</text:span><text:span text:style-name="T7">年度教室教學設備更</text:span><text:span text:style-name="T7">新採購</text:span><text:span text:style-name="T7">104</text:span><text:span text:style-name="T7">年度教室教學設備</text:span><text:span text:style-name="T7">更新採購</text:span><text:span text:style-name="T7">104</text:span><text:span text:style-name="T7">年度教室教學設</text:span><text:span text:style-name="T7">備更新採購</text:span><text:span text:style-name="T7">104</text:span><text:span text:style-name="T7">年度教室教學</text:span><text:span text:style-name="T7">設備更新採購</text:span><text:span text:style-name="T7">104</text:span><text:span text:style-name="T7">年度教室教</text:span><text:span text:style-name="T7">學設備更新採購</text:span><text:span text:style-name="T7">104</text:span><text:span text:style-name="T7">年度教室</text:span><text:span text:style-name="T7">教學設備更新採購</text:span></text:p>
          </table:table-cell>
          <table:table-cell table:style-name="ce27" office:value-type="string">
            <text:p>海湖國小<text:span text:style-name="T7">海湖國小海湖國小</text:span><text:span text:style-name="T7">海湖國小海湖國小海湖國小</text:span><text:span text:style-name="T7">海湖國小海湖國小海湖國小</text:span><text:span text:style-name="T7">海湖國小海湖國小海湖國小</text:span><text:span text:style-name="T7">海湖國小海湖國小海湖國小</text:span><text:span text:style-name="T7">海湖國小海湖國小海湖國小</text:span><text:span text:style-name="T7">海湖國小海湖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公埔國小<text:span text:style-name="T7">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公埔國小</text:span><text:span text:style-name="T7">公埔國小公埔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text:span text:style-name="T7">魯明哲魯明哲魯明哲魯明哲</text:span></text:p>
          </table:table-cell>
          <table:table-cell table:style-name="ce10" office:value-type="string">
            <text:p>校園環境設施及充實教學設備總體計畫<text:span text:style-name="T7">校園環境設施及</text:span><text:span text:style-name="T7">充實教學設備總體計畫校園</text:span><text:span text:style-name="T7">環境設施及充實教學設備總</text:span><text:span text:style-name="T7">體計畫校園環境設施及充實</text:span><text:span text:style-name="T7">教學設備總體計畫校園環境</text:span><text:span text:style-name="T7">設施及充實教學設備總體計</text:span><text:span text:style-name="T7">畫校園環境設施及充實教學</text:span><text:span text:style-name="T7">設備總體計畫校園環境設施</text:span><text:span text:style-name="T7">及充實教學設備總體計畫校</text:span><text:span text:style-name="T7">園環境設施及充實教學設備</text:span><text:span text:style-name="T7">總體計畫校園環境設施及充</text:span><text:span text:style-name="T7">實教學設備總體計畫校園環</text:span><text:span text:style-name="T7">境設施及充實教學設備總體</text:span><text:span text:style-name="T7">計畫校園環境設施及充實教</text:span><text:span text:style-name="T7">學設備總體計畫校園環境設</text:span><text:span text:style-name="T7">施及充實教學設備總體計畫</text:span><text:span text:style-name="T7">校園環境設施及充實教學設</text:span><text:span text:style-name="T7">備總體計畫校園環境設施及</text:span><text:span text:style-name="T7">充實教學設備總體計畫校園</text:span><text:span text:style-name="T7">環境設施及充實教學設備總</text:span><text:span text:style-name="T7">體計畫校園環境設施及充實</text:span><text:span text:style-name="T7">教學設備總體計畫校園環境</text:span><text:span text:style-name="T7">設施及充實教學設備總體計</text:span><text:span text:style-name="T7">畫校園環境設施及充實教學</text:span><text:span text:style-name="T7">設備總體計畫校園環境設施</text:span><text:span text:style-name="T7">及充實教學設備總體計畫校</text:span><text:span text:style-name="T7">園環境設施及充實教學設備</text:span><text:span text:style-name="T7">總體計畫</text:span></text:p>
          </table:table-cell>
          <table:table-cell table:style-name="ce27" office:value-type="string">
            <text:p>新榮國小<text:span text:style-name="T7">新榮國小新榮國小</text:span><text:span text:style-name="T7">新榮國小新榮國小新榮國小</text:span><text:span text:style-name="T7">新榮國小新榮國小新榮國小</text:span><text:span text:style-name="T7">新榮國小新榮國小新榮國小</text:span><text:span text:style-name="T7">新榮國小新榮國小新榮國小</text:span><text:span text:style-name="T7">新榮國小新榮國小新榮國小</text:span><text:span text:style-name="T7">新榮國小新榮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7" office:value-type="string">
            <text:p>新榮國小<text:span text:style-name="T7">新榮國小新榮國小</text:span><text:span text:style-name="T7">新榮國小新榮國小新榮國小</text:span><text:span text:style-name="T7">新榮國小新榮國小新榮國小</text:span><text:span text:style-name="T7">新榮國小新榮國小新榮國小</text:span><text:span text:style-name="T7">新榮國小新榮國小新榮國小</text:span><text:span text:style-name="T7">新榮國小新榮國小新榮國小</text:span><text:span text:style-name="T7">新榮國小新榮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劉曾玉春<text:span text:style-name="T7">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</text:span></text:p>
          </table:table-cell>
          <table:table-cell table:style-name="ce6" office:value-type="string">
            <text:p>信義樓仁愛樓安全鐡窗改善工程<text:span text:style-name="T7">信義樓仁愛樓安全鐡窗</text:span><text:span text:style-name="T7">改善工程信義樓仁愛樓安全</text:span><text:span text:style-name="T7">鐡窗改善工程信義樓仁愛樓</text:span><text:span text:style-name="T7">安全鐡窗改善工程信義樓仁</text:span><text:span text:style-name="T7">愛樓安全鐡窗改善工程信義</text:span><text:span text:style-name="T7">樓仁愛樓安全鐡窗改善工程</text:span><text:span text:style-name="T7">信義樓仁愛樓安全鐡窗改善</text:span><text:span text:style-name="T7">工程信義樓仁愛樓安全鐡窗</text:span><text:span text:style-name="T7">改善工程信義樓仁愛樓安全</text:span><text:span text:style-name="T7">鐡窗改善工程信義樓仁愛樓</text:span><text:span text:style-name="T7">安全鐡窗改善工程信義樓仁</text:span><text:span text:style-name="T7">愛樓安全鐡窗改善工程信義</text:span><text:span text:style-name="T7">樓仁愛樓安全鐡窗改善工程</text:span><text:span text:style-name="T7">信義樓仁愛樓安全鐡窗改善</text:span><text:span text:style-name="T7">工程信義樓仁愛樓安全鐡窗</text:span><text:span text:style-name="T7">改善工程信義樓仁愛樓安全</text:span><text:span text:style-name="T7">鐡窗改善工程信義樓仁愛樓</text:span><text:span text:style-name="T7">安全鐡窗改善工程信義樓仁</text:span><text:span text:style-name="T7">愛樓安全鐡窗改善工程信義</text:span><text:span text:style-name="T7">樓仁愛樓安全鐡窗改善工程</text:span><text:span text:style-name="T7">信義樓仁愛樓安全鐡窗改善</text:span><text:span text:style-name="T7">工程信義樓仁愛樓安全鐡窗</text:span><text:span text:style-name="T7">改善工程</text:span></text:p>
          </table:table-cell>
          <table:table-cell table:style-name="ce28" office:value-type="string">
            <text:p>信義國小<text:span text:style-name="T7">信義國小信義國小</text:span><text:span text:style-name="T7">信義國小信義國小信義國小</text:span><text:span text:style-name="T7">信義國小信義國小信義國小</text:span><text:span text:style-name="T7">信義國小信義國小信義國小</text:span><text:span text:style-name="T7">信義國小信義國小信義國小</text:span><text:span text:style-name="T7">信義國小信義國小信義國小</text:span><text:span text:style-name="T7">信義國小信義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8" office:value-type="string">
            <text:p>信義國小<text:span text:style-name="T7">信義國小信義國小</text:span><text:span text:style-name="T7">信義國小信義國小信義國小</text:span><text:span text:style-name="T7">信義國小信義國小信義國小</text:span><text:span text:style-name="T7">信義國小信義國小信義國小</text:span><text:span text:style-name="T7">信義國小信義國小信義國小</text:span><text:span text:style-name="T7">信義國小信義國小信義國小</text:span><text:span text:style-name="T7">信義國小信義國小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/text:p>
          </table:table-cell>
          <table:table-cell table:style-name="ce6" office:value-type="string">
            <text:p>普仁里辦公處購置公共用滅火器設備<text:span text:style-name="T7">普仁里辦公處購置</text:span><text:span text:style-name="T7">公共用滅火器設備普仁里辦</text:span><text:span text:style-name="T7">公處購置公共用滅火器設備</text:span><text:span text:style-name="T7">普仁里辦公處購置公共用滅</text:span><text:span text:style-name="T7">火器設備普仁里辦公處購置</text:span><text:span text:style-name="T7">公共用滅火器設備普仁里辦</text:span><text:span text:style-name="T7">公處購置公共用滅火器設備</text:span><text:span text:style-name="T7">普仁里辦公處購置公共用滅</text:span><text:span text:style-name="T7">火器設備普仁里辦公處購置</text:span><text:span text:style-name="T7">公共用滅火器設備普仁里辦</text:span><text:span text:style-name="T7">公處購置公共用滅火器設備</text:span><text:span text:style-name="T7">普仁里辦公處購置公共用滅</text:span><text:span text:style-name="T7">火器設備普仁里辦公處購置</text:span><text:span text:style-name="T7">公共用滅火器設備普仁里辦</text:span><text:span text:style-name="T7">公處購置公共用滅火器設備</text:span><text:span text:style-name="T7">普仁里辦公處購置公共用滅</text:span><text:span text:style-name="T7">火器設備普仁里辦公處購置</text:span><text:span text:style-name="T7">公共用滅火器設備普仁里辦</text:span><text:span text:style-name="T7">公處購置公共用滅火器設備</text:span><text:span text:style-name="T7">普仁里辦公處購置公共用滅</text:span><text:span text:style-name="T7">火器設備普仁里辦公處購置</text:span><text:span text:style-name="T7">公共用滅火器設備普仁里辦</text:span><text:span text:style-name="T7">公處購置公共用滅火器設備</text:span><text:span text:style-name="T7">普仁里辦公處購置公共用滅</text:span><text:span text:style-name="T7">火器設備普仁里辦公處購置</text:span><text:span text:style-name="T7">公共用滅火器設備</text:span></text:p>
          </table:table-cell>
          <table:table-cell table:style-name="ce28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</text:span></text:p>
          </table:table-cell>
          <table:table-cell table:style-name="ce28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中</text:span><text:span text:style-name="T7">壢區公所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</text:span></text:p>
          </table:table-cell>
          <table:table-cell table:style-name="ce6" office:value-type="string">
            <text:p>104<text:span text:style-name="T7">年度充實及改善資訊教學</text:span><text:span text:style-name="T7">設備計畫</text:span><text:span text:style-name="T7">104</text:span><text:span text:style-name="T7">年度充實及改善</text:span><text:span text:style-name="T7">資訊教學設備計畫</text:span><text:span text:style-name="T7">104</text:span><text:span text:style-name="T7">年度充</text:span><text:span text:style-name="T7">實及改善資訊教學設備計畫</text:span><text:span text:style-name="T7">104</text:span><text:span text:style-name="T7">年度充實及改善資訊教學</text:span><text:span text:style-name="T7">設備計畫</text:span><text:span text:style-name="T7">104</text:span><text:span text:style-name="T7">年度充實及改善</text:span><text:span text:style-name="T7">資訊教學設備計畫</text:span><text:span text:style-name="T7">104</text:span><text:span text:style-name="T7">年度充</text:span><text:span text:style-name="T7">實及改善資訊教學設備計畫</text:span><text:span text:style-name="T7">104</text:span><text:span text:style-name="T7">年度充實及改善資訊教學</text:span><text:span text:style-name="T7">設備計畫</text:span><text:span text:style-name="T7">104</text:span><text:span text:style-name="T7">年度充實及改善</text:span><text:span text:style-name="T7">資訊教學設備計畫</text:span><text:span text:style-name="T7">104</text:span><text:span text:style-name="T7">年度充</text:span><text:span text:style-name="T7">實及改善資訊教學設備計畫</text:span><text:span text:style-name="T7">104</text:span><text:span text:style-name="T7">年度充實及改善資訊教學</text:span><text:span text:style-name="T7">設備計畫</text:span><text:span text:style-name="T7">104</text:span><text:span text:style-name="T7">年度充實及改善</text:span><text:span text:style-name="T7">資訊教學設備計畫</text:span><text:span text:style-name="T7">104</text:span><text:span text:style-name="T7">年度充</text:span><text:span text:style-name="T7">實及改善資訊教學設備計畫</text:span><text:span text:style-name="T7">104</text:span><text:span text:style-name="T7">年度充實及改善資訊教學</text:span><text:span text:style-name="T7">設備計畫</text:span><text:span text:style-name="T7">104</text:span><text:span text:style-name="T7">年度充實及改善</text:span><text:span text:style-name="T7">資訊教學設備計畫</text:span><text:span text:style-name="T7">104</text:span><text:span text:style-name="T7">年度充</text:span><text:span text:style-name="T7">實及改善資訊教學設備計畫</text:span><text:span text:style-name="T7">104</text:span><text:span text:style-name="T7">年度充實及改善資訊教學</text:span><text:span text:style-name="T7">設備計畫</text:span><text:span text:style-name="T7">104</text:span><text:span text:style-name="T7">年度充實及改善</text:span><text:span text:style-name="T7">資訊教學設備計畫</text:span><text:span text:style-name="T7">104</text:span><text:span text:style-name="T7">年度充</text:span><text:span text:style-name="T7">實及改善資訊教學設備計畫</text:span><text:span text:style-name="T7">104</text:span><text:span text:style-name="T7">年度充實及改善資訊教學</text:span><text:span text:style-name="T7">設備計畫</text:span></text:p>
          </table:table-cell>
          <table:table-cell table:style-name="ce27" office:value-type="string">
            <text:p>龍岡國小<text:span text:style-name="T7">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龍岡國小<text:span text:style-name="T7">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梁為超</text:span></text:p>
          </table:table-cell>
          <table:table-cell table:style-name="ce10" office:value-type="string">
            <text:p>明日學校教學設備<text:span text:style-name="T7">明日學校</text:span><text:span text:style-name="T7">教學設備明日學校教學設備</text:span><text:span text:style-name="T7">明日學校教學設備明日學校</text:span><text:span text:style-name="T7">教學設備明日學校教學設備</text:span><text:span text:style-name="T7">明日學校教學設備明日學校</text:span><text:span text:style-name="T7">教學設備明日學校教學設備</text:span><text:span text:style-name="T7">明日學校教學設備明日學校</text:span><text:span text:style-name="T7">教學設備明日學校教學設備</text:span><text:span text:style-name="T7">明日學校教學設備明日學校</text:span><text:span text:style-name="T7">教學設備明日學校教學設備</text:span><text:span text:style-name="T7">明日學校教學設備明日學校</text:span><text:span text:style-name="T7">教學設備明日學校教學設備</text:span><text:span text:style-name="T7">明日學校教學設備</text:span></text:p>
          </table:table-cell>
          <table:table-cell table:style-name="ce27" office:value-type="string">
            <text:p>中平國小<text:span text:style-name="T7">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中平國小<text:span text:style-name="T7">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中平國小中平國小</text:span><text:span text:style-name="T7">中平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袁明星<text:span text:style-name="T7">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</text:span></text:p>
          </table:table-cell>
          <table:table-cell table:style-name="ce10" office:value-type="string">
            <text:p>華愛里辦公處購置廣播系統設備<text:span text:style-name="T7">華愛里辦公處購置廣播</text:span><text:span text:style-name="T7">系統設備華愛里辦公處購置</text:span><text:span text:style-name="T7">廣播系統設備華愛里辦公處</text:span><text:span text:style-name="T7">購置廣播系統設備華愛里辦</text:span><text:span text:style-name="T7">公處購置廣播系統設備華愛</text:span><text:span text:style-name="T7">里辦公處購置廣播系統設備</text:span><text:span text:style-name="T7">華愛里辦公處購置廣播系統</text:span><text:span text:style-name="T7">設備華愛里辦公處購置廣播</text:span><text:span text:style-name="T7">系統設備華愛里辦公處購置</text:span><text:span text:style-name="T7">廣播系統設備華愛里辦公處</text:span><text:span text:style-name="T7">購置廣播系統設備華愛里辦</text:span><text:span text:style-name="T7">公處購置廣播系統設備華愛</text:span><text:span text:style-name="T7">里辦公處購置廣播系統設備</text:span><text:span text:style-name="T7">華愛里辦公處購置廣播系統</text:span><text:span text:style-name="T7">設備華愛里辦公處購置廣播</text:span><text:span text:style-name="T7">系統設備華愛里辦公處購置</text:span><text:span text:style-name="T7">廣播系統設備華愛里辦公處</text:span><text:span text:style-name="T7">購置廣播系統設備華愛里辦</text:span><text:span text:style-name="T7">公處購置廣播系統設備華愛</text:span><text:span text:style-name="T7">里辦公處購置廣播系統設備</text:span><text:span text:style-name="T7">華愛里辦公處購置廣播系統</text:span><text:span text:style-name="T7">設備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袁明星<text:span text:style-name="T7">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</text:span></text:p>
          </table:table-cell>
          <table:table-cell table:style-name="ce10" office:value-type="string">
            <text:p>復興里辦公處購置廣播系統設備<text:span text:style-name="T7">復興里辦公處購置廣播</text:span><text:span text:style-name="T7">系統設備復興里辦公處購置</text:span><text:span text:style-name="T7">廣播系統設備復興里辦公處</text:span><text:span text:style-name="T7">購置廣播系統設備復興里辦</text:span><text:span text:style-name="T7">公處購置廣播系統設備復興</text:span><text:span text:style-name="T7">里辦公處購置廣播系統設備</text:span><text:span text:style-name="T7">復興里辦公處購置廣播系統</text:span><text:span text:style-name="T7">設備復興里辦公處購置廣播</text:span><text:span text:style-name="T7">系統設備復興里辦公處購置</text:span><text:span text:style-name="T7">廣播系統設備復興里辦公處</text:span><text:span text:style-name="T7">購置廣播系統設備復興里辦</text:span><text:span text:style-name="T7">公處購置廣播系統設備復興</text:span><text:span text:style-name="T7">里辦公處購置廣播系統設備</text:span><text:span text:style-name="T7">復興里辦公處購置廣播系統</text:span><text:span text:style-name="T7">設備復興里辦公處購置廣播</text:span><text:span text:style-name="T7">系統設備復興里辦公處購置</text:span><text:span text:style-name="T7">廣播系統設備復興里辦公處</text:span><text:span text:style-name="T7">購置廣播系統設備復興里辦</text:span><text:span text:style-name="T7">公處購置廣播系統設備復興</text:span><text:span text:style-name="T7">里辦公處購置廣播系統設備</text:span><text:span text:style-name="T7">復興里辦公處購置廣播系統</text:span><text:span text:style-name="T7">設備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袁明星<text:span text:style-name="T7">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</text:span></text:p>
          </table:table-cell>
          <table:table-cell table:style-name="ce10" office:value-type="string">
            <text:p>信義里辦公處購置廣播系統設備<text:span text:style-name="T7">信義里辦公處購置廣播</text:span><text:span text:style-name="T7">系統設備信義里辦公處購置</text:span><text:span text:style-name="T7">廣播系統設備信義里辦公處</text:span><text:span text:style-name="T7">購置廣播系統設備信義里辦</text:span><text:span text:style-name="T7">公處購置廣播系統設備信義</text:span><text:span text:style-name="T7">里辦公處購置廣播系統設備</text:span><text:span text:style-name="T7">信義里辦公處購置廣播系統</text:span><text:span text:style-name="T7">設備信義里辦公處購置廣播</text:span><text:span text:style-name="T7">系統設備信義里辦公處購置</text:span><text:span text:style-name="T7">廣播系統設備信義里辦公處</text:span><text:span text:style-name="T7">購置廣播系統設備信義里辦</text:span><text:span text:style-name="T7">公處購置廣播系統設備信義</text:span><text:span text:style-name="T7">里辦公處購置廣播系統設備</text:span><text:span text:style-name="T7">信義里辦公處購置廣播系統</text:span><text:span text:style-name="T7">設備信義里辦公處購置廣播</text:span><text:span text:style-name="T7">系統設備信義里辦公處購置</text:span><text:span text:style-name="T7">廣播系統設備信義里辦公處</text:span><text:span text:style-name="T7">購置廣播系統設備信義里辦</text:span><text:span text:style-name="T7">公處購置廣播系統設備信義</text:span><text:span text:style-name="T7">里辦公處購置廣播系統設備</text:span><text:span text:style-name="T7">信義里辦公處購置廣播系統</text:span><text:span text:style-name="T7">設備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袁明星<text:span text:style-name="T7">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</text:span></text:p>
          </table:table-cell>
          <table:table-cell table:style-name="ce10" office:value-type="string">
            <text:p>龍昌里辦公處購置公共用廣播系統設備<text:span text:style-name="T7">龍昌里辦公處購</text:span><text:span text:style-name="T7">置公共用廣播系統設備龍昌</text:span><text:span text:style-name="T7">里辦公處購置公共用廣播系</text:span><text:span text:style-name="T7">統設備龍昌里辦公處購置公</text:span><text:span text:style-name="T7">共用廣播系統設備龍昌里辦</text:span><text:span text:style-name="T7">公處購置公共用廣播系統設</text:span><text:span text:style-name="T7">備龍昌里辦公處購置公共用</text:span><text:span text:style-name="T7">廣播系統設備龍昌里辦公處</text:span><text:span text:style-name="T7">購置公共用廣播系統設備龍</text:span><text:span text:style-name="T7">昌里辦公處購置公共用廣播</text:span><text:span text:style-name="T7">系統設備龍昌里辦公處購置</text:span><text:span text:style-name="T7">公共用廣播系統設備龍昌里</text:span><text:span text:style-name="T7">辦公處購置公共用廣播系統</text:span><text:span text:style-name="T7">設備龍昌里辦公處購置公共</text:span><text:span text:style-name="T7">用廣播系統設備龍昌里辦公</text:span><text:span text:style-name="T7">處購置公共用廣播系統設備</text:span><text:span text:style-name="T7">龍昌里辦公處購置公共用廣</text:span><text:span text:style-name="T7">播系統設備龍昌里辦公處購</text:span><text:span text:style-name="T7">置公共用廣播系統設備龍昌</text:span><text:span text:style-name="T7">里辦公處購置公共用廣播系</text:span><text:span text:style-name="T7">統設備龍昌里辦公處購置公</text:span><text:span text:style-name="T7">共用廣播系統設備龍昌里辦</text:span><text:span text:style-name="T7">公處購置公共用廣播系統設</text:span><text:span text:style-name="T7">備龍昌里辦公處購置公共用</text:span><text:span text:style-name="T7">廣播系統設備龍昌里辦公處</text:span><text:span text:style-name="T7">購置公共用廣播系統設備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袁明星<text:span text:style-name="T7">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</text:span></text:p>
          </table:table-cell>
          <table:table-cell table:style-name="ce10" office:value-type="string">
            <text:p>德義里辦公處建置廣播系統設備<text:span text:style-name="T7">德義里辦公處建置廣播</text:span><text:span text:style-name="T7">系統設備德義里辦公處建置</text:span><text:span text:style-name="T7">廣播系統設備德義里辦公處</text:span><text:span text:style-name="T7">建置廣播系統設備德義里辦</text:span><text:span text:style-name="T7">公處建置廣播系統設備德義</text:span><text:span text:style-name="T7">里辦公處建置廣播系統設備</text:span><text:span text:style-name="T7">德義里辦公處建置廣播系統</text:span><text:span text:style-name="T7">設備德義里辦公處建置廣播</text:span><text:span text:style-name="T7">系統設備德義里辦公處建置</text:span><text:span text:style-name="T7">廣播系統設備德義里辦公處</text:span><text:span text:style-name="T7">建置廣播系統設備德義里辦</text:span><text:span text:style-name="T7">公處建置廣播系統設備德義</text:span><text:span text:style-name="T7">里辦公處建置廣播系統設備</text:span><text:span text:style-name="T7">德義里辦公處建置廣播系統</text:span><text:span text:style-name="T7">設備德義里辦公處建置廣播</text:span><text:span text:style-name="T7">系統設備德義里辦公處建置</text:span><text:span text:style-name="T7">廣播系統設備德義里辦公處</text:span><text:span text:style-name="T7">建置廣播系統設備德義里辦</text:span><text:span text:style-name="T7">公處建置廣播系統設備德義</text:span><text:span text:style-name="T7">里辦公處建置廣播系統設備</text:span><text:span text:style-name="T7">德義里辦公處建置廣播系統</text:span><text:span text:style-name="T7">設備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袁明星<text:span text:style-name="T7">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</text:span></text:p>
          </table:table-cell>
          <table:table-cell table:style-name="ce10" office:value-type="string">
            <text:p>忠福里辦公處廣播系統設備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text:span text:style-name="T7">忠福里辦公處廣播系統設備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袁明星<text:span text:style-name="T7">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袁明星袁明星</text:span></text:p>
          </table:table-cell>
          <table:table-cell table:style-name="ce10" office:value-type="string">
            <text:p>仁愛里辦公處建置公共用廣播系統案<text:span text:style-name="T7">仁愛里辦公處建置</text:span><text:span text:style-name="T7">公共用廣播系統案仁愛里辦</text:span><text:span text:style-name="T7">公處建置公共用廣播系統案</text:span><text:span text:style-name="T7">仁愛里辦公處建置公共用廣</text:span><text:span text:style-name="T7">播系統案仁愛里辦公處建置</text:span><text:span text:style-name="T7">公共用廣播系統案仁愛里辦</text:span><text:span text:style-name="T7">公處建置公共用廣播系統案</text:span><text:span text:style-name="T7">仁愛里辦公處建置公共用廣</text:span><text:span text:style-name="T7">播系統案仁愛里辦公處建置</text:span><text:span text:style-name="T7">公共用廣播系統案仁愛里辦</text:span><text:span text:style-name="T7">公處建置公共用廣播系統案</text:span><text:span text:style-name="T7">仁愛里辦公處建置公共用廣</text:span><text:span text:style-name="T7">播系統案仁愛里辦公處建置</text:span><text:span text:style-name="T7">公共用廣播系統案仁愛里辦</text:span><text:span text:style-name="T7">公處建置公共用廣播系統案</text:span><text:span text:style-name="T7">仁愛里辦公處建置公共用廣</text:span><text:span text:style-name="T7">播系統案仁愛里辦公處建置</text:span><text:span text:style-name="T7">公共用廣播系統案仁愛里辦</text:span><text:span text:style-name="T7">公處建置公共用廣播系統案</text:span><text:span text:style-name="T7">仁愛里辦公處建置公共用廣</text:span><text:span text:style-name="T7">播系統案仁愛里辦公處建置</text:span><text:span text:style-name="T7">公共用廣播系統案仁愛里辦</text:span><text:span text:style-name="T7">公處建置公共用廣播系統案</text:span><text:span text:style-name="T7">仁愛里辦公處建置公共用廣</text:span><text:span text:style-name="T7">播系統案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楊家俍<text:span text:style-name="T7">楊家俍楊家俍楊家俍</text:span><text:span text:style-name="T7">楊家俍楊家俍楊家俍楊家俍</text:span><text:span text:style-name="T7">楊家俍楊家俍楊家俍楊家俍</text:span><text:span text:style-name="T7">楊家俍楊家俍楊家俍楊家俍</text:span><text:span text:style-name="T7">楊家俍楊家俍楊家俍</text:span></text:p>
          </table:table-cell>
          <table:table-cell table:style-name="ce10" office:value-type="string">
            <text:p>龍潭分局購置辦公設備<text:span text:style-name="T7">龍潭</text:span><text:span text:style-name="T7">分局購置辦公設備龍潭分局</text:span><text:span text:style-name="T7">購置辦公設備龍潭分局購置</text:span><text:span text:style-name="T7">辦公設備龍潭分局購置辦公</text:span><text:span text:style-name="T7">設備龍潭分局購置辦公設備</text:span><text:span text:style-name="T7">龍潭分局購置辦公設備龍潭</text:span><text:span text:style-name="T7">分局購置辦公設備龍潭分局</text:span><text:span text:style-name="T7">購置辦公設備龍潭分局購置</text:span><text:span text:style-name="T7">辦公設備龍潭分局購置辦公</text:span><text:span text:style-name="T7">設備龍潭分局購置辦公設備</text:span><text:span text:style-name="T7">龍潭分局購置辦公設備龍潭</text:span><text:span text:style-name="T7">分局購置辦公設備龍潭分局</text:span><text:span text:style-name="T7">購置辦公設備龍潭分局購置</text:span><text:span text:style-name="T7">辦公設備龍潭分局購置辦公</text:span><text:span text:style-name="T7">設備龍潭分局購置辦公設備</text:span><text:span text:style-name="T7">龍潭分局購置辦公設備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警察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<text:span text:style-name="T7">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舒翠玲</text:span></text:p>
            <text:p><text:span text:style-name="T7">李家興</text:span></text:p>
          </table:table-cell>
          <table:table-cell table:style-name="ce10" office:value-type="string">
            <text:p>校園環境安全改善暨周邊環境改善工程<text:span text:style-name="T7">校園環境安全改</text:span><text:span text:style-name="T7">善暨周邊環境改善工程校園</text:span><text:span text:style-name="T7">環境安全改善暨周邊環境改</text:span><text:span text:style-name="T7">善工程校園環境安全改善暨</text:span><text:span text:style-name="T7">周邊環境改善工程校園環境</text:span><text:span text:style-name="T7">安全改善暨周邊環境改善工</text:span><text:span text:style-name="T7">程校園環境安全改善暨周邊</text:span><text:span text:style-name="T7">環境改善工程校園環境安全</text:span><text:span text:style-name="T7">改善暨周邊環境改善工程校</text:span><text:span text:style-name="T7">園環境安全改善暨周邊環境</text:span><text:span text:style-name="T7">改善工程校園環境安全改善</text:span><text:span text:style-name="T7">暨周邊環境改善工程校園環</text:span><text:span text:style-name="T7">境安全改善暨周邊環境改善</text:span><text:span text:style-name="T7">工程校園環境安全改善暨周</text:span><text:span text:style-name="T7">邊環境改善工程校園環境安</text:span><text:span text:style-name="T7">全改善暨周邊環境改善工程</text:span><text:span text:style-name="T7">校園環境安全改善暨周邊環</text:span><text:span text:style-name="T7">境改善工程校園環境安全改</text:span><text:span text:style-name="T7">善暨周邊環境改善工程校園</text:span><text:span text:style-name="T7">環境安全改善暨周邊環境改</text:span><text:span text:style-name="T7">善工程校園環境安全改善暨</text:span><text:span text:style-name="T7">周邊環境改善工程校園環境</text:span><text:span text:style-name="T7">安全改善暨周邊環境改善工</text:span><text:span text:style-name="T7">程校園環境安全改善暨周邊</text:span><text:span text:style-name="T7">環境改善工程校園環境安全</text:span><text:span text:style-name="T7">改善暨周邊環境改善工程</text:span></text:p>
          </table:table-cell>
          <table:table-cell table:style-name="ce27" office:value-type="string">
            <text:p>瑞塘國小<text:span text:style-name="T7">瑞塘國小瑞塘國小</text:span><text:span text:style-name="T7">瑞塘國小瑞塘國小瑞塘國小</text:span><text:span text:style-name="T7">瑞塘國小瑞塘國小瑞塘國小</text:span><text:span text:style-name="T7">瑞塘國小瑞塘國小瑞塘國小</text:span><text:span text:style-name="T7">瑞塘國小瑞塘國小瑞塘國小</text:span><text:span text:style-name="T7">瑞塘國小瑞塘國小瑞塘國小</text:span><text:span text:style-name="T7">瑞塘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瑞塘國小<text:span text:style-name="T7">瑞塘國小瑞塘國小</text:span><text:span text:style-name="T7">瑞塘國小瑞塘國小瑞塘國小</text:span><text:span text:style-name="T7">瑞塘國小瑞塘國小瑞塘國小</text:span><text:span text:style-name="T7">瑞塘國小瑞塘國小瑞塘國小</text:span><text:span text:style-name="T7">瑞塘國小瑞塘國小瑞塘國小</text:span><text:span text:style-name="T7">瑞塘國小瑞塘國小瑞塘國小</text:span><text:span text:style-name="T7">瑞塘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葉明月<text:span text:style-name="T7">葉明月葉明月葉明月</text:span><text:span text:style-name="T7">葉明月葉明月葉明月葉明月</text:span><text:span text:style-name="T7">葉明月葉明月葉明月葉明月</text:span><text:span text:style-name="T7">葉明月葉明月葉明月葉明月</text:span><text:span text:style-name="T7">葉明月葉明月葉明月</text:span></text:p>
          </table:table-cell>
          <table:table-cell table:style-name="ce10" office:value-type="string">
            <text:p><text:span text:style-name="T7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text:span text:style-name="T9">內壢義分隊購置救災裝備</text:span><text:span text:style-name="T8">1</text:span><text:span text:style-name="T9">批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消防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20">
            <text:p>52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消防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謝彰文<text:span text:style-name="T7">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謝彰文謝彰文</text:span></text:p>
          </table:table-cell>
          <table:table-cell table:style-name="ce10" office:value-type="string">
            <text:p>更新自強樓教室窗戶鐡網工程<text:span text:style-name="T7">更新自強樓教室窗戶鐡網</text:span><text:span text:style-name="T7">工程更新自強樓教室窗戶鐡</text:span><text:span text:style-name="T7">網工程更新自強樓教室窗戶</text:span><text:span text:style-name="T7">鐡網工程更新自強樓教室窗</text:span><text:span text:style-name="T7">戶鐡網工程更新自強樓教室</text:span><text:span text:style-name="T7">窗戶鐡網工程更新自強樓教</text:span><text:span text:style-name="T7">室窗戶鐡網工程更新自強樓</text:span><text:span text:style-name="T7">教室窗戶鐡網工程更新自強</text:span><text:span text:style-name="T7">樓教室窗戶鐡網工程更新自</text:span><text:span text:style-name="T7">強樓教室窗戶鐡網工程更新</text:span><text:span text:style-name="T7">自強樓教室窗戶鐡網工程更</text:span><text:span text:style-name="T7">新自強樓教室窗戶鐡網工程</text:span><text:span text:style-name="T7">更新自強樓教室窗戶鐡網工</text:span><text:span text:style-name="T7">程更新自強樓教室窗戶鐡網</text:span><text:span text:style-name="T7">工程更新自強樓教室窗戶鐡</text:span><text:span text:style-name="T7">網工程更新自強樓教室窗戶</text:span><text:span text:style-name="T7">鐡網工程更新自強樓教室窗</text:span><text:span text:style-name="T7">戶鐡網工程更新自強樓教室</text:span><text:span text:style-name="T7">窗戶鐡網工程更新自強樓教</text:span><text:span text:style-name="T7">室窗戶鐡網工程</text:span></text:p>
          </table:table-cell>
          <table:table-cell table:style-name="ce27" office:value-type="string">
            <text:p>中壢國中<text:span text:style-name="T7">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20">
            <text:p>52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中壢國中<text:span text:style-name="T7">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舒翠玲<text:span text:style-name="T7">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舒翠玲舒翠玲</text:span></text:p>
          </table:table-cell>
          <table:table-cell table:style-name="ce10" office:value-type="string">
            <text:p>新增辦公處所空調設備<text:span text:style-name="T7">新增</text:span><text:span text:style-name="T7">辦公處所空調設備新增辦公</text:span><text:span text:style-name="T7">處所空調設備新增辦公處所</text:span><text:span text:style-name="T7">空調設備新增辦公處所空調</text:span><text:span text:style-name="T7">設備新增辦公處所空調設備</text:span><text:span text:style-name="T7">新增辦公處所空調設備新增</text:span><text:span text:style-name="T7">辦公處所空調設備新增辦公</text:span><text:span text:style-name="T7">處所空調設備新增辦公處所</text:span><text:span text:style-name="T7">空調設備新增辦公處所空調</text:span><text:span text:style-name="T7">設備新增辦公處所空調設備</text:span><text:span text:style-name="T7">新增辦公處所空調設備新增</text:span><text:span text:style-name="T7">辦公處所空調設備新增辦公</text:span><text:span text:style-name="T7">處所空調設備新增辦公處所</text:span><text:span text:style-name="T7">空調設備新增辦公處所空調</text:span><text:span text:style-name="T7">設備新增辦公處所空調設備</text:span><text:span text:style-name="T7">新增辦公處所空調設備</text:span></text:p>
          </table:table-cell>
          <table:table-cell table:style-name="ce27" office:value-type="string">
            <text:p>復旦國小<text:span text:style-name="T7">復旦國小復旦國小</text:span><text:span text:style-name="T7">復旦國小復旦國小復旦國小</text:span><text:span text:style-name="T7">復旦國小復旦國小復旦國小</text:span><text:span text:style-name="T7">復旦國小復旦國小復旦國小</text:span><text:span text:style-name="T7">復旦國小復旦國小復旦國小</text:span><text:span text:style-name="T7">復旦國小復旦國小復旦國小</text:span><text:span text:style-name="T7">復旦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20">
            <text:p>52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7" office:value-type="string">
            <text:p>復旦國小<text:span text:style-name="T7">復旦國小復旦國小</text:span><text:span text:style-name="T7">復旦國小復旦國小復旦國小</text:span><text:span text:style-name="T7">復旦國小復旦國小復旦國小</text:span><text:span text:style-name="T7">復旦國小復旦國小復旦國小</text:span><text:span text:style-name="T7">復旦國小復旦國小復旦國小</text:span><text:span text:style-name="T7">復旦國小復旦國小復旦國小</text:span><text:span text:style-name="T7">復旦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游吾和<text:span text:style-name="T7">游吾和游吾和游吾和</text:span><text:span text:style-name="T7">游吾和游吾和游吾和游吾和</text:span><text:span text:style-name="T7">游吾和游吾和游吾和游吾和</text:span><text:span text:style-name="T7">游吾和游吾和游吾和游吾和</text:span><text:span text:style-name="T7">游吾和游吾和游吾和</text:span></text:p>
          </table:table-cell>
          <table:table-cell table:style-name="ce6" office:value-type="string">
            <text:p>海口社區活動中心社區環境改造綠美化工程<text:span text:style-name="T7">海口社區活</text:span><text:span text:style-name="T7">動中心社區環境改造綠美化</text:span><text:span text:style-name="T7">工程海口社區活動中心社區</text:span><text:span text:style-name="T7">環境改造綠美化工程海口社</text:span><text:span text:style-name="T7">區活動中心社區環境改造綠</text:span><text:span text:style-name="T7">美化工程海口社區活動中心</text:span><text:span text:style-name="T7">社區環境改造綠美化工程海</text:span><text:span text:style-name="T7">口社區活動中心社區環境改</text:span><text:span text:style-name="T7">造綠美化工程海口社區活動</text:span><text:span text:style-name="T7">中心社區環境改造綠美化工</text:span><text:span text:style-name="T7">程海口社區活動中心社區環</text:span><text:span text:style-name="T7">境改造綠美化工程海口社區</text:span><text:span text:style-name="T7">活動中心社區環境改造綠美</text:span><text:span text:style-name="T7">化工程海口社區活動中心社</text:span><text:span text:style-name="T7">區環境改造綠美化工程海口</text:span><text:span text:style-name="T7">社區活動中心社區環境改造</text:span><text:span text:style-name="T7">綠美化工程海口社區活動中</text:span><text:span text:style-name="T7">心社區環境改造綠美化工程</text:span><text:span text:style-name="T7">海口社區活動中心社區環境</text:span><text:span text:style-name="T7">改造綠美化工程海口社區活</text:span><text:span text:style-name="T7">動中心社區環境改造綠美化</text:span><text:span text:style-name="T7">工程海口社區活動中心社區</text:span><text:span text:style-name="T7">環境改造綠美化工程海口社</text:span><text:span text:style-name="T7">區活動中心社區環境改造綠</text:span><text:span text:style-name="T7">美化工程海口社區活動中心</text:span><text:span text:style-name="T7">社區環境改造綠美化工程海</text:span><text:span text:style-name="T7">口社區活動中心社區環境改</text:span><text:span text:style-name="T7">造綠美化工程海口社區活動</text:span><text:span text:style-name="T7">中心社區環境改造綠美化工</text:span><text:span text:style-name="T7">程</text:span></text:p>
          </table:table-cell>
          <table:table-cell table:style-name="ce28" office:value-type="string">
            <text:p>大園區公所<text:span text:style-name="T7">大園區公所大園</text:span><text:span text:style-name="T7">區公所大園區公所大園區公</text:span><text:span text:style-name="T7">所大園區公所大園區公所大</text:span><text:span text:style-name="T7">園區公所大園區公所大園區</text:span><text:span text:style-name="T7">公所大園區公所大園區公所</text:span><text:span text:style-name="T7">大園區公所大園區公所大園</text:span><text:span text:style-name="T7">區公所大園區公所大園區公</text:span><text:span text:style-name="T7">所大園區公所大園區公所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40">
            <text:p>54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8" office:value-type="string">
            <text:p>大園區公所<text:span text:style-name="T7">大園區公所大園</text:span><text:span text:style-name="T7">區公所大園區公所大園區公</text:span><text:span text:style-name="T7">所大園區公所大園區公所大</text:span><text:span text:style-name="T7">園區公所大園區公所大園區</text:span><text:span text:style-name="T7">公所大園區公所大園區公所</text:span><text:span text:style-name="T7">大園區公所大園區公所大園</text:span><text:span text:style-name="T7">區公所大園區公所大園區公</text:span><text:span text:style-name="T7">所大園區公所大園區公所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王浩宇<text:span text:style-name="T7">王浩宇王浩宇王浩宇</text:span><text:span text:style-name="T7">王浩宇王浩宇王浩宇王浩宇</text:span><text:span text:style-name="T7">王浩宇王浩宇王浩宇王浩宇</text:span><text:span text:style-name="T7">王浩宇王浩宇王浩宇王浩宇</text:span><text:span text:style-name="T7">王浩宇王浩宇王浩宇</text:span></text:p>
          </table:table-cell>
          <table:table-cell table:style-name="ce6" office:value-type="string">
            <text:p>104<text:span text:style-name="T7">年度修繕及充實專科教室</text:span><text:span text:style-name="T7">設備</text:span><text:span text:style-name="T7">104</text:span><text:span text:style-name="T7">年度修繕及充實專科</text:span><text:span text:style-name="T7">教室設備</text:span><text:span text:style-name="T7">104</text:span><text:span text:style-name="T7">年度修繕及充實</text:span><text:span text:style-name="T7">專科教室設備</text:span><text:span text:style-name="T7">104</text:span><text:span text:style-name="T7">年度修繕及</text:span><text:span text:style-name="T7">充實專科教室設備</text:span><text:span text:style-name="T7">104</text:span><text:span text:style-name="T7">年度修</text:span><text:span text:style-name="T7">繕及充實專科教室設備</text:span><text:span text:style-name="T7">104</text:span><text:span text:style-name="T7">年</text:span><text:span text:style-name="T7">度修繕及充實專科教室設備</text:span><text:span text:style-name="T7">104</text:span><text:span text:style-name="T7">年度修繕及充實專科教室</text:span><text:span text:style-name="T7">設備</text:span><text:span text:style-name="T7">104</text:span><text:span text:style-name="T7">年度修繕及充實專科</text:span><text:span text:style-name="T7">教室設備</text:span><text:span text:style-name="T7">104</text:span><text:span text:style-name="T7">年度修繕及充實</text:span><text:span text:style-name="T7">專科教室設備</text:span><text:span text:style-name="T7">104</text:span><text:span text:style-name="T7">年度修繕及</text:span><text:span text:style-name="T7">充實專科教室設備</text:span><text:span text:style-name="T7">104</text:span><text:span text:style-name="T7">年度修</text:span><text:span text:style-name="T7">繕及充實專科教室設備</text:span><text:span text:style-name="T7">104</text:span><text:span text:style-name="T7">年</text:span><text:span text:style-name="T7">度修繕及充實專科教室設備</text:span><text:span text:style-name="T7">104</text:span><text:span text:style-name="T7">年度修繕及充實專科教室</text:span><text:span text:style-name="T7">設備</text:span><text:span text:style-name="T7">104</text:span><text:span text:style-name="T7">年度修繕及充實專科</text:span><text:span text:style-name="T7">教室設備</text:span><text:span text:style-name="T7">104</text:span><text:span text:style-name="T7">年度修繕及充實</text:span><text:span text:style-name="T7">專科教室設備</text:span><text:span text:style-name="T7">104</text:span><text:span text:style-name="T7">年度修繕及</text:span><text:span text:style-name="T7">充實專科教室設備</text:span><text:span text:style-name="T7">104</text:span><text:span text:style-name="T7">年度修</text:span><text:span text:style-name="T7">繕及充實專科教室設備</text:span><text:span text:style-name="T7">104</text:span><text:span text:style-name="T7">年</text:span><text:span text:style-name="T7">度修繕及充實專科教室設備</text:span><text:span text:style-name="T7">104</text:span><text:span text:style-name="T7">年度修繕及充實專科教室</text:span><text:span text:style-name="T7">設備</text:span></text:p>
          </table:table-cell>
          <table:table-cell table:style-name="ce28" office:value-type="string">
            <text:p>龍岡國小<text:span text:style-name="T7">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無</text:span></text:p>
          </table:table-cell>
          <table:table-cell table:style-name="ce49" office:value-type="float" office:value="560">
            <text:p>56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</text:span></text:p>
          </table:table-cell>
          <table:table-cell table:style-name="ce28" office:value-type="string">
            <text:p>龍岡國小<text:span text:style-name="T7">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龍岡國小龍岡國小</text:span><text:span text:style-name="T7">龍岡國小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劉仁照<text:span text:style-name="T7">劉仁照劉仁照劉仁照</text:span><text:span text:style-name="T7">劉仁照劉仁照劉仁照劉仁照</text:span><text:span text:style-name="T7">劉仁照劉仁照劉仁照劉仁照</text:span><text:span text:style-name="T7">劉仁照劉仁照劉仁照劉仁照</text:span><text:span text:style-name="T7">劉仁照劉仁照</text:span></text:p>
          </table:table-cell>
          <table:table-cell table:style-name="ce10" office:value-type="string">
            <text:p>警衛室屋頂防水隔熱改善工程<text:span text:style-name="T7">警衛室屋頂防水隔熱改善</text:span><text:span text:style-name="T7">工程警衛室屋頂防水隔熱改</text:span><text:span text:style-name="T7">善工程警衛室屋頂防水隔熱</text:span><text:span text:style-name="T7">改善工程警衛室屋頂防水隔</text:span><text:span text:style-name="T7">熱改善工程警衛室屋頂防水</text:span><text:span text:style-name="T7">隔熱改善工程警衛室屋頂防</text:span><text:span text:style-name="T7">水隔熱改善工程警衛室屋頂</text:span><text:span text:style-name="T7">防水隔熱改善工程警衛室屋</text:span><text:span text:style-name="T7">頂防水隔熱改善工程警衛室</text:span><text:span text:style-name="T7">屋頂防水隔熱改善工程警衛</text:span><text:span text:style-name="T7">室屋頂防水隔熱改善工程警</text:span><text:span text:style-name="T7">衛室屋頂防水隔熱改善工程</text:span><text:span text:style-name="T7">警衛室屋頂防水隔熱改善工</text:span><text:span text:style-name="T7">程警衛室屋頂防水隔熱改善</text:span><text:span text:style-name="T7">工程警衛室屋頂防水隔熱改</text:span><text:span text:style-name="T7">善工程警衛室屋頂防水隔熱</text:span><text:span text:style-name="T7">改善工程警衛室屋頂防水隔</text:span><text:span text:style-name="T7">熱改善工程警衛室屋頂防水</text:span><text:span text:style-name="T7">隔熱改善工程</text:span></text:p>
          </table:table-cell>
          <table:table-cell table:style-name="ce27" office:value-type="string">
            <text:p>平興國小<text:span text:style-name="T7">平興國小平興國小</text:span><text:span text:style-name="T7">平興國小平興國小平興國小</text:span><text:span text:style-name="T7">平興國小平興國小平興國小</text:span><text:span text:style-name="T7">平興國小平興國小平興國小</text:span><text:span text:style-name="T7">平興國小平興國小平興國小</text:span><text:span text:style-name="T7">平興國小平興國小平興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580">
            <text:p>58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平興國小<text:span text:style-name="T7">平興國小平興國小</text:span><text:span text:style-name="T7">平興國小平興國小平興國小</text:span><text:span text:style-name="T7">平興國小平興國小平興國小</text:span><text:span text:style-name="T7">平興國小平興國小平興國小</text:span><text:span text:style-name="T7">平興國小平興國小平興國小</text:span><text:span text:style-name="T7">平興國小平興國小平興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邱佳亮<text:span text:style-name="T7">邱佳亮邱佳亮邱佳亮</text:span><text:span text:style-name="T7">邱佳亮邱佳亮邱佳亮邱佳亮</text:span><text:span text:style-name="T7">邱佳亮邱佳亮邱佳亮邱佳亮</text:span><text:span text:style-name="T7">邱佳亮邱佳亮邱佳亮邱佳亮</text:span><text:span text:style-name="T7">邱佳亮邱佳亮</text:span></text:p>
          </table:table-cell>
          <table:table-cell table:style-name="ce10" office:value-type="string">
            <text:p>後庄活動中心前廣場改善工程<text:span text:style-name="T7">後庄活動中心前廣場改善</text:span><text:span text:style-name="T7">工程後庄活動中心前廣場改</text:span><text:span text:style-name="T7">善工程後庄活動中心前廣場</text:span><text:span text:style-name="T7">改善工程後庄活動中心前廣</text:span><text:span text:style-name="T7">場改善工程後庄活動中心前</text:span><text:span text:style-name="T7">廣場改善工程後庄活動中心</text:span><text:span text:style-name="T7">前廣場改善工程後庄活動中</text:span><text:span text:style-name="T7">心前廣場改善工程後庄活動</text:span><text:span text:style-name="T7">中心前廣場改善工程後庄活</text:span><text:span text:style-name="T7">動中心前廣場改善工程後庄</text:span><text:span text:style-name="T7">活動中心前廣場改善工程後</text:span><text:span text:style-name="T7">庄活動中心前廣場改善工程</text:span><text:span text:style-name="T7">後庄活動中心前廣場改善工</text:span><text:span text:style-name="T7">程後庄活動中心前廣場改善</text:span><text:span text:style-name="T7">工程後庄活動中心前廣場改</text:span><text:span text:style-name="T7">善工程後庄活動中心前廣場</text:span><text:span text:style-name="T7">改善工程後庄活動中心前廣</text:span><text:span text:style-name="T7">場改善工程後庄活動中心前</text:span><text:span text:style-name="T7">廣場改善工程</text:span></text:p>
          </table:table-cell>
          <table:table-cell table:style-name="ce27" office:value-type="string">
            <text:p>新屋區公所<text:span text:style-name="T7">新屋區公所新屋</text:span><text:span text:style-name="T7">區公所新屋區公所新屋區公</text:span><text:span text:style-name="T7">所新屋區公所新屋區公所新</text:span><text:span text:style-name="T7">屋區公所新屋區公所新屋區</text:span><text:span text:style-name="T7">公所新屋區公所新屋區公所</text:span><text:span text:style-name="T7">新屋區公所新屋區公所新屋</text:span><text:span text:style-name="T7">區公所新屋區公所新屋區公</text:span><text:span text:style-name="T7">所新屋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590">
            <text:p>59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新屋區公所<text:span text:style-name="T7">新屋區公所新屋</text:span><text:span text:style-name="T7">區公所新屋區公所新屋區公</text:span><text:span text:style-name="T7">所新屋區公所新屋區公所新</text:span><text:span text:style-name="T7">屋區公所新屋區公所新屋區</text:span><text:span text:style-name="T7">公所新屋區公所新屋區公所</text:span><text:span text:style-name="T7">新屋區公所新屋區公所新屋</text:span><text:span text:style-name="T7">區公所新屋區公所新屋區公</text:span><text:span text:style-name="T7">所新屋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李柏坊<text:span text:style-name="T7">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李柏坊</text:span></text:p>
          </table:table-cell>
          <table:table-cell table:style-name="ce10" office:value-type="string">
            <text:p>精進課程及教學效能資訊行學習專案計畫<text:span text:style-name="T7">精進課程及教</text:span><text:span text:style-name="T7">學效能資訊行學習專案計畫</text:span><text:span text:style-name="T7">精進課程及教學效能資訊行</text:span><text:span text:style-name="T7">學習專案計畫精進課程及教</text:span><text:span text:style-name="T7">學效能資訊行學習專案計畫</text:span><text:span text:style-name="T7">精進課程及教學效能資訊行</text:span><text:span text:style-name="T7">學習專案計畫精進課程及教</text:span><text:span text:style-name="T7">學效能資訊行學習專案計畫</text:span><text:span text:style-name="T7">精進課程及教學效能資訊行</text:span><text:span text:style-name="T7">學習專案計畫精進課程及教</text:span><text:span text:style-name="T7">學效能資訊行學習專案計畫</text:span><text:span text:style-name="T7">精進課程及教學效能資訊行</text:span><text:span text:style-name="T7">學習專案計畫精進課程及教</text:span><text:span text:style-name="T7">學效能資訊行學習專案計畫</text:span><text:span text:style-name="T7">精進課程及教學效能資訊行</text:span><text:span text:style-name="T7">學習專案計畫精進課程及教</text:span><text:span text:style-name="T7">學效能資訊行學習專案計畫</text:span><text:span text:style-name="T7">精進課程及教學效能資訊行</text:span><text:span text:style-name="T7">學習專案計畫精進課程及教</text:span><text:span text:style-name="T7">學效能資訊行學習專案計畫</text:span><text:span text:style-name="T7">精進課程及教學效能資訊行</text:span><text:span text:style-name="T7">學習專案計畫精進課程及教</text:span><text:span text:style-name="T7">學效能資訊行學習專案計畫</text:span><text:span text:style-name="T7">精進課程及教學效能資訊行</text:span><text:span text:style-name="T7">學習專案計畫精進課程及教</text:span><text:span text:style-name="T7">學效能資訊行學習專案計畫</text:span></text:p>
          </table:table-cell>
          <table:table-cell table:style-name="ce27" office:value-type="string">
            <text:p>大溪高中<text:span text:style-name="T7">大溪高中大溪高中</text:span><text:span text:style-name="T7">大溪高中大溪高中大溪高中</text:span><text:span text:style-name="T7">大溪高中大溪高中大溪高中</text:span><text:span text:style-name="T7">大溪高中大溪高中大溪高中</text:span><text:span text:style-name="T7">大溪高中大溪高中大溪高中</text:span><text:span text:style-name="T7">大溪高中大溪高中大溪高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607">
            <text:p>607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大溪高中<text:span text:style-name="T7">大溪高中大溪高中</text:span><text:span text:style-name="T7">大溪高中大溪高中大溪高中</text:span><text:span text:style-name="T7">大溪高中大溪高中大溪高中</text:span><text:span text:style-name="T7">大溪高中大溪高中大溪高中</text:span><text:span text:style-name="T7">大溪高中大溪高中大溪高中</text:span><text:span text:style-name="T7">大溪高中大溪高中大溪高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政賢<text:span text:style-name="T7">林政賢林政賢林政賢</text:span><text:span text:style-name="T7">林政賢林政賢林政賢林政賢</text:span><text:span text:style-name="T7">林政賢林政賢林政賢林政賢</text:span><text:span text:style-name="T7">林政賢林政賢林政賢林政賢</text:span><text:span text:style-name="T7">林政賢林政賢</text:span></text:p>
          </table:table-cell>
          <table:table-cell table:style-name="ce6" office:value-type="string">
            <text:p>104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text:span text:style-name="T7">104</text:span><text:span text:style-name="T7">年度教室教學輔助設備</text:span></text:p>
          </table:table-cell>
          <table:table-cell table:style-name="ce27" office:value-type="string">
            <text:p>大業國小<text:span text:style-name="T7">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610">
            <text:p>61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大業國小<text:span text:style-name="T7">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謝彰文<text:span text:style-name="T7">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text:span text:style-name="T7">謝彰文謝彰文</text:span></text:p>
          </table:table-cell>
          <table:table-cell table:style-name="ce10" office:value-type="string">
            <text:p>改善活動中心舞台周邊設備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text:span text:style-name="T7">改善活動中心舞台周邊設備</text:span></text:p>
          </table:table-cell>
          <table:table-cell table:style-name="ce27" office:value-type="string">
            <text:p>龍岡國中<text:span text:style-name="T7">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616">
            <text:p>616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龍岡國中<text:span text:style-name="T7">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王浩宇<text:span text:style-name="T7">王浩宇王浩宇王浩宇</text:span><text:span text:style-name="T7">王浩宇王浩宇王浩宇王浩宇</text:span><text:span text:style-name="T7">王浩宇王浩宇王浩宇王浩宇</text:span><text:span text:style-name="T7">王浩宇王浩宇王浩宇王浩宇</text:span><text:span text:style-name="T7">王浩宇王浩宇</text:span></text:p>
          </table:table-cell>
          <table:table-cell table:style-name="ce10" office:value-type="string">
            <text:p>棒球隊設備場地需求採購<text:span text:style-name="T7">棒</text:span><text:span text:style-name="T7">球隊設備場地需求採購棒球</text:span><text:span text:style-name="T7">隊設備場地需求採購棒球隊</text:span><text:span text:style-name="T7">設備場地需求採購棒球隊設</text:span><text:span text:style-name="T7">備場地需求採購棒球隊設備</text:span><text:span text:style-name="T7">場地需求採購棒球隊設備場</text:span><text:span text:style-name="T7">地需求採購棒球隊設備場地</text:span><text:span text:style-name="T7">需求採購棒球隊設備場地需</text:span><text:span text:style-name="T7">求採購棒球隊設備場地需求</text:span><text:span text:style-name="T7">採購棒球隊設備場地需求採</text:span><text:span text:style-name="T7">購棒球隊設備場地需求採購</text:span><text:span text:style-name="T7">棒球隊設備場地需求採購棒</text:span><text:span text:style-name="T7">球隊設備場地需求採購棒球</text:span><text:span text:style-name="T7">隊設備場地需求採購棒球隊</text:span><text:span text:style-name="T7">設備場地需求採購棒球隊設</text:span><text:span text:style-name="T7">備場地需求採購棒球隊設備</text:span><text:span text:style-name="T7">場地需求採購</text:span></text:p>
          </table:table-cell>
          <table:table-cell table:style-name="ce27" office:value-type="string">
            <text:p>華勛國小<text:span text:style-name="T7">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619">
            <text:p>619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華勛國小<text:span text:style-name="T7">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邱奕勝<text:span text:style-name="T7">邱奕勝邱奕勝邱奕勝</text:span><text:span text:style-name="T7">邱奕勝邱奕勝邱奕勝邱奕勝</text:span><text:span text:style-name="T7">邱奕勝邱奕勝邱奕勝邱奕勝</text:span><text:span text:style-name="T7">邱奕勝邱奕勝邱奕勝邱奕勝</text:span><text:span text:style-name="T7">邱奕勝邱奕勝</text:span></text:p>
          </table:table-cell>
          <table:table-cell table:style-name="ce10" office:value-type="string">
            <text:p>新興里辦公處購置公共用滅火器設備案<text:span text:style-name="T7">新興里辦公處購</text:span><text:span text:style-name="T7">置公共用滅火器設備案新興</text:span><text:span text:style-name="T7">里辦公處購置公共用滅火器</text:span><text:span text:style-name="T7">設備案新興里辦公處購置公</text:span><text:span text:style-name="T7">共用滅火器設備案新興里辦</text:span><text:span text:style-name="T7">公處購置公共用滅火器設備</text:span><text:span text:style-name="T7">案新興里辦公處購置公共用</text:span><text:span text:style-name="T7">滅火器設備案新興里辦公處</text:span><text:span text:style-name="T7">購置公共用滅火器設備案新</text:span><text:span text:style-name="T7">興里辦公處購置公共用滅火</text:span><text:span text:style-name="T7">器設備案新興里辦公處購置</text:span><text:span text:style-name="T7">公共用滅火器設備案新興里</text:span><text:span text:style-name="T7">辦公處購置公共用滅火器設</text:span><text:span text:style-name="T7">備案新興里辦公處購置公共</text:span><text:span text:style-name="T7">用滅火器設備案新興里辦公</text:span><text:span text:style-name="T7">處購置公共用滅火器設備案</text:span><text:span text:style-name="T7">新興里辦公處購置公共用滅</text:span><text:span text:style-name="T7">火器設備案新興里辦公處購</text:span><text:span text:style-name="T7">置公共用滅火器設備案新興</text:span><text:span text:style-name="T7">里辦公處購置公共用滅火器</text:span><text:span text:style-name="T7">設備案新興里辦公處購置公</text:span><text:span text:style-name="T7">共用滅火器設備案新興里辦</text:span><text:span text:style-name="T7">公處購置公共用滅火器設備</text:span><text:span text:style-name="T7">案新興里辦公處購置公共用</text:span><text:span text:style-name="T7">滅火器設備案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644">
            <text:p>64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辦理中辦理中</text:span><text:span text:style-name="T10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閻中傑<text:span text:style-name="T7">閻中傑閻中傑閻中傑</text:span><text:span text:style-name="T7">閻中傑閻中傑閻中傑閻中傑</text:span><text:span text:style-name="T7">閻中傑閻中傑閻中傑閻中傑</text:span><text:span text:style-name="T7">閻中傑閻中傑閻中傑閻中傑</text:span><text:span text:style-name="T7">閻中傑閻中傑</text:span></text:p>
          </table:table-cell>
          <table:table-cell table:style-name="ce10" office:value-type="string">
            <text:p>百年里景觀路燈更新工程<text:span text:style-name="T7">百</text:span><text:span text:style-name="T7">年里景觀路燈更新工程百年</text:span><text:span text:style-name="T7">里景觀路燈更新工程百年里</text:span><text:span text:style-name="T7">景觀路燈更新工程百年里景</text:span><text:span text:style-name="T7">觀路燈更新工程百年里景觀</text:span><text:span text:style-name="T7">路燈更新工程百年里景觀路</text:span><text:span text:style-name="T7">燈更新工程百年里景觀路燈</text:span><text:span text:style-name="T7">更新工程百年里景觀路燈更</text:span><text:span text:style-name="T7">新工程百年里景觀路燈更新</text:span><text:span text:style-name="T7">工程百年里景觀路燈更新工</text:span><text:span text:style-name="T7">程百年里景觀路燈更新工程</text:span><text:span text:style-name="T7">百年里景觀路燈更新工程百</text:span><text:span text:style-name="T7">年里景觀路燈更新工程百年</text:span><text:span text:style-name="T7">里景觀路燈更新工程百年里</text:span><text:span text:style-name="T7">景觀路燈更新工程百年里景</text:span><text:span text:style-name="T7">觀路燈更新工程百年里景觀</text:span><text:span text:style-name="T7">路燈更新工程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678">
            <text:p>678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龍潭區公所<text:span text:style-name="T7">龍潭區公所龍潭</text:span><text:span text:style-name="T7">區公所龍潭區公所龍潭區公</text:span><text:span text:style-name="T7">所龍潭區公所龍潭區公所龍</text:span><text:span text:style-name="T7">潭區公所龍潭區公所龍潭區</text:span><text:span text:style-name="T7">公所龍潭區公所龍潭區公所</text:span><text:span text:style-name="T7">龍潭區公所龍潭區公所龍潭</text:span><text:span text:style-name="T7">區公所龍潭區公所龍潭區公</text:span><text:span text:style-name="T7">所龍潭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蔡永芳<text:span text:style-name="T7">蔡永芳蔡永芳蔡永芳</text:span><text:span text:style-name="T7">蔡永芳蔡永芳蔡永芳蔡永芳</text:span><text:span text:style-name="T7">蔡永芳蔡永芳蔡永芳蔡永芳</text:span><text:span text:style-name="T7">蔡永芳蔡永芳蔡永芳蔡永芳</text:span><text:span text:style-name="T7">蔡永芳蔡永芳</text:span></text:p>
          </table:table-cell>
          <table:table-cell table:style-name="ce10" office:value-type="string">
            <text:p>無障礙設施改善工程<text:span text:style-name="T7">無障礙</text:span><text:span text:style-name="T7">設施改善工程無障礙設施改</text:span><text:span text:style-name="T7">善工程無障礙設施改善工程</text:span><text:span text:style-name="T7">無障礙設施改善工程無障礙</text:span><text:span text:style-name="T7">設施改善工程無障礙設施改</text:span><text:span text:style-name="T7">善工程無障礙設施改善工程</text:span><text:span text:style-name="T7">無障礙設施改善工程無障礙</text:span><text:span text:style-name="T7">設施改善工程無障礙設施改</text:span><text:span text:style-name="T7">善工程無障礙設施改善工程</text:span><text:span text:style-name="T7">無障礙設施改善工程無障礙</text:span><text:span text:style-name="T7">設施改善工程無障礙設施改</text:span><text:span text:style-name="T7">善工程無障礙設施改善工程</text:span><text:span text:style-name="T7">無障礙設施改善工程無障礙</text:span><text:span text:style-name="T7">設施改善工程</text:span></text:p>
          </table:table-cell>
          <table:table-cell table:style-name="ce27" office:value-type="string">
            <text:p>大成國小<text:span text:style-name="T7">大成國小大成國小</text:span><text:span text:style-name="T7">大成國小大成國小大成國小</text:span><text:span text:style-name="T7">大成國小大成國小大成國小</text:span><text:span text:style-name="T7">大成國小大成國小大成國小</text:span><text:span text:style-name="T7">大成國小大成國小大成國小</text:span><text:span text:style-name="T7">大成國小大成國小大成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700">
            <text:p>7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大成國小<text:span text:style-name="T7">大成國小大成國小</text:span><text:span text:style-name="T7">大成國小大成國小大成國小</text:span><text:span text:style-name="T7">大成國小大成國小大成國小</text:span><text:span text:style-name="T7">大成國小大成國小大成國小</text:span><text:span text:style-name="T7">大成國小大成國小大成國小</text:span><text:span text:style-name="T7">大成國小大成國小大成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郭麗華<text:span text:style-name="T7">郭麗華郭麗華郭麗華</text:span><text:span text:style-name="T7">郭麗華郭麗華郭麗華郭麗華</text:span><text:span text:style-name="T7">郭麗華郭麗華郭麗華郭麗華</text:span><text:span text:style-name="T7">郭麗華郭麗華郭麗華郭麗華</text:span><text:span text:style-name="T7">郭麗華郭麗華</text:span></text:p>
          </table:table-cell>
          <table:table-cell table:style-name="ce10" office:value-type="string">
            <text:p>蘆竹分局新建電腦教室工程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text:span text:style-name="T7">蘆竹分局新建電腦教室工程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700">
            <text:p>7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梁為超</text:span></text:p>
          </table:table-cell>
          <table:table-cell table:style-name="ce10" office:value-type="string">
            <text:p>龍和公園兒童遊戲中心影音設備建置及改良工程<text:span text:style-name="T7">龍和公</text:span><text:span text:style-name="T7">園兒童遊戲中心影音設備建</text:span><text:span text:style-name="T7">置及改良工程龍和公園兒童</text:span><text:span text:style-name="T7">遊戲中心影音設備建置及改</text:span><text:span text:style-name="T7">良工程龍和公園兒童遊戲中</text:span><text:span text:style-name="T7">心影音設備建置及改良工程</text:span><text:span text:style-name="T7">龍和公園兒童遊戲中心影音</text:span><text:span text:style-name="T7">設備建置及改良工程龍和公</text:span><text:span text:style-name="T7">園兒童遊戲中心影音設備建</text:span><text:span text:style-name="T7">置及改良工程龍和公園兒童</text:span><text:span text:style-name="T7">遊戲中心影音設備建置及改</text:span><text:span text:style-name="T7">良工程龍和公園兒童遊戲中</text:span><text:span text:style-name="T7">心影音設備建置及改良工程</text:span><text:span text:style-name="T7">龍和公園兒童遊戲中心影音</text:span><text:span text:style-name="T7">設備建置及改良工程龍和公</text:span><text:span text:style-name="T7">園兒童遊戲中心影音設備建</text:span><text:span text:style-name="T7">置及改良工程龍和公園兒童</text:span><text:span text:style-name="T7">遊戲中心影音設備建置及改</text:span><text:span text:style-name="T7">良工程龍和公園兒童遊戲中</text:span><text:span text:style-name="T7">心影音設備建置及改良工程</text:span><text:span text:style-name="T7">龍和公園兒童遊戲中心影音</text:span><text:span text:style-name="T7">設備建置及改良工程龍和公</text:span><text:span text:style-name="T7">園兒童遊戲中心影音設備建</text:span><text:span text:style-name="T7">置及改良工程龍和公園兒童</text:span><text:span text:style-name="T7">遊戲中心影音設備建置及改</text:span><text:span text:style-name="T7">良工程龍和公園兒童遊戲中</text:span><text:span text:style-name="T7">心影音設備建置及改良工程</text:span><text:span text:style-name="T7">龍和公園兒童遊戲中心影音</text:span><text:span text:style-name="T7">設備建置及改良工程龍和公</text:span><text:span text:style-name="T7">園兒童遊戲中心影音設備建</text:span><text:span text:style-name="T7">置及改良工程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700">
            <text:p>7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中壢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葉明月<text:span text:style-name="T7">葉明月葉明月葉明月</text:span><text:span text:style-name="T7">葉明月葉明月葉明月葉明月</text:span><text:span text:style-name="T7">葉明月葉明月葉明月葉明月</text:span><text:span text:style-name="T7">葉明月葉明月葉明月葉明月</text:span><text:span text:style-name="T7">葉明月葉明月</text:span></text:p>
          </table:table-cell>
          <table:table-cell table:style-name="ce6" office:value-type="string">
            <text:p>104<text:span text:style-name="T7">年度校園籃球場暨周邊環</text:span><text:span text:style-name="T7">境改善整修工程</text:span><text:span text:style-name="T7">104</text:span><text:span text:style-name="T7">年度校園</text:span><text:span text:style-name="T7">籃球場暨周邊環境改善整修</text:span><text:span text:style-name="T7">工程</text:span><text:span text:style-name="T7">104</text:span><text:span text:style-name="T7">年度校園籃球場暨周</text:span><text:span text:style-name="T7">邊環境改善整修工程</text:span><text:span text:style-name="T7">104</text:span><text:span text:style-name="T7">年度</text:span><text:span text:style-name="T7">校園籃球場暨周邊環境改善</text:span><text:span text:style-name="T7">整修工程</text:span><text:span text:style-name="T7">104</text:span><text:span text:style-name="T7">年度校園籃球場</text:span><text:span text:style-name="T7">暨周邊環境改善整修工程</text:span><text:span text:style-name="T7">104</text:span><text:span text:style-name="T7">年度校園籃球場暨周邊環境</text:span><text:span text:style-name="T7">改善整修工程</text:span><text:span text:style-name="T7">104</text:span><text:span text:style-name="T7">年度校園籃</text:span><text:span text:style-name="T7">球場暨周邊環境改善整修工</text:span><text:span text:style-name="T7">程</text:span><text:span text:style-name="T7">104</text:span><text:span text:style-name="T7">年度校園籃球場暨周邊</text:span><text:span text:style-name="T7">環境改善整修工程</text:span><text:span text:style-name="T7">104</text:span><text:span text:style-name="T7">年度校</text:span><text:span text:style-name="T7">園籃球場暨周邊環境改善整</text:span><text:span text:style-name="T7">修工程</text:span><text:span text:style-name="T7">104</text:span><text:span text:style-name="T7">年度校園籃球場暨</text:span><text:span text:style-name="T7">周邊環境改善整修工程</text:span><text:span text:style-name="T7">104</text:span><text:span text:style-name="T7">年</text:span><text:span text:style-name="T7">度校園籃球場暨周邊環境改</text:span><text:span text:style-name="T7">善整修工程</text:span><text:span text:style-name="T7">104</text:span><text:span text:style-name="T7">年度校園籃球</text:span><text:span text:style-name="T7">場暨周邊環境改善整修工程</text:span><text:span text:style-name="T7">104</text:span><text:span text:style-name="T7">年度校園籃球場暨周邊環</text:span><text:span text:style-name="T7">境改善整修工程</text:span><text:span text:style-name="T7">104</text:span><text:span text:style-name="T7">年度校園</text:span><text:span text:style-name="T7">籃球場暨周邊環境改善整修</text:span><text:span text:style-name="T7">工程</text:span><text:span text:style-name="T7">104</text:span><text:span text:style-name="T7">年度校園籃球場暨周</text:span><text:span text:style-name="T7">邊環境改善整修工程</text:span><text:span text:style-name="T7">104</text:span><text:span text:style-name="T7">年度</text:span><text:span text:style-name="T7">校園籃球場暨周邊環境改善</text:span><text:span text:style-name="T7">整修工程</text:span><text:span text:style-name="T7">104</text:span><text:span text:style-name="T7">年度校園籃球場</text:span><text:span text:style-name="T7">暨周邊環境改善整修工程</text:span><text:span text:style-name="T7">104</text:span><text:span text:style-name="T7">年度校園籃球場暨周邊環境</text:span><text:span text:style-name="T7">改善整修工程</text:span></text:p>
          </table:table-cell>
          <table:table-cell table:style-name="ce27" office:value-type="string">
            <text:p>興仁國小<text:span text:style-name="T7">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700">
            <text:p>7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興仁國小<text:span text:style-name="T7">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text:span text:style-name="T7">興仁國小興仁國小興仁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劉仁照<text:span text:style-name="T7">劉仁照劉仁照劉仁照</text:span><text:span text:style-name="T7">劉仁照劉仁照劉仁照劉仁照</text:span><text:span text:style-name="T7">劉仁照劉仁照劉仁照劉仁照</text:span><text:span text:style-name="T7">劉仁照劉仁照劉仁照劉仁照</text:span><text:span text:style-name="T7">劉仁照劉仁照</text:span></text:p>
          </table:table-cell>
          <table:table-cell table:style-name="ce10" office:value-type="string">
            <text:p>花圃地坪及川堂空間環境改善工程<text:span text:style-name="T7">花圃地坪及川堂空間</text:span><text:span text:style-name="T7">環境改善工程花圃地坪及川</text:span><text:span text:style-name="T7">堂空間環境改善工程花圃地</text:span><text:span text:style-name="T7">坪及川堂空間環境改善工程</text:span><text:span text:style-name="T7">花圃地坪及川堂空間環境改</text:span><text:span text:style-name="T7">善工程花圃地坪及川堂空間</text:span><text:span text:style-name="T7">環境改善工程花圃地坪及川</text:span><text:span text:style-name="T7">堂空間環境改善工程花圃地</text:span><text:span text:style-name="T7">坪及川堂空間環境改善工程</text:span><text:span text:style-name="T7">花圃地坪及川堂空間環境改</text:span><text:span text:style-name="T7">善工程花圃地坪及川堂空間</text:span><text:span text:style-name="T7">環境改善工程花圃地坪及川</text:span><text:span text:style-name="T7">堂空間環境改善工程花圃地</text:span><text:span text:style-name="T7">坪及川堂空間環境改善工程</text:span><text:span text:style-name="T7">花圃地坪及川堂空間環境改</text:span><text:span text:style-name="T7">善工程花圃地坪及川堂空間</text:span><text:span text:style-name="T7">環境改善工程花圃地坪及川</text:span><text:span text:style-name="T7">堂空間環境改善工程花圃地</text:span><text:span text:style-name="T7">坪及川堂空間環境改善工程</text:span><text:span text:style-name="T7">花圃地坪及川堂空間環境改</text:span><text:span text:style-name="T7">善工程花圃地坪及川堂空間</text:span><text:span text:style-name="T7">環境改善工程</text:span></text:p>
          </table:table-cell>
          <table:table-cell table:style-name="ce27" office:value-type="string">
            <text:p>仁美國中<text:span text:style-name="T7">仁美國中仁美國中</text:span><text:span text:style-name="T7">仁美國中仁美國中仁美國中</text:span><text:span text:style-name="T7">仁美國中仁美國中仁美國中</text:span><text:span text:style-name="T7">仁美國中仁美國中仁美國中</text:span><text:span text:style-name="T7">仁美國中仁美國中仁美國中</text:span><text:span text:style-name="T7">仁美國中仁美國中仁美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700">
            <text:p>7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仁美國中<text:span text:style-name="T7">仁美國中仁美國中</text:span><text:span text:style-name="T7">仁美國中仁美國中仁美國中</text:span><text:span text:style-name="T7">仁美國中仁美國中仁美國中</text:span><text:span text:style-name="T7">仁美國中仁美國中仁美國中</text:span><text:span text:style-name="T7">仁美國中仁美國中仁美國中</text:span><text:span text:style-name="T7">仁美國中仁美國中仁美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楊家俍<text:span text:style-name="T7">楊家俍楊家俍楊家俍</text:span><text:span text:style-name="T7">楊家俍楊家俍楊家俍楊家俍</text:span><text:span text:style-name="T7">楊家俍楊家俍楊家俍楊家俍</text:span><text:span text:style-name="T7">楊家俍楊家俍楊家俍楊家俍</text:span><text:span text:style-name="T7">楊家俍楊家俍</text:span></text:p>
          </table:table-cell>
          <table:table-cell table:style-name="ce10" office:value-type="string">
            <text:p>平鎮分局改善辦公環境廁所整修工程<text:span text:style-name="T7">平鎮分局改善辦公</text:span><text:span text:style-name="T7">環境廁所整修工程平鎮分局</text:span><text:span text:style-name="T7">改善辦公環境廁所整修工程</text:span><text:span text:style-name="T7">平鎮分局改善辦公環境廁所</text:span><text:span text:style-name="T7">整修工程平鎮分局改善辦公</text:span><text:span text:style-name="T7">環境廁所整修工程平鎮分局</text:span><text:span text:style-name="T7">改善辦公環境廁所整修工程</text:span><text:span text:style-name="T7">平鎮分局改善辦公環境廁所</text:span><text:span text:style-name="T7">整修工程平鎮分局改善辦公</text:span><text:span text:style-name="T7">環境廁所整修工程平鎮分局</text:span><text:span text:style-name="T7">改善辦公環境廁所整修工程</text:span><text:span text:style-name="T7">平鎮分局改善辦公環境廁所</text:span><text:span text:style-name="T7">整修工程平鎮分局改善辦公</text:span><text:span text:style-name="T7">環境廁所整修工程平鎮分局</text:span><text:span text:style-name="T7">改善辦公環境廁所整修工程</text:span><text:span text:style-name="T7">平鎮分局改善辦公環境廁所</text:span><text:span text:style-name="T7">整修工程平鎮分局改善辦公</text:span><text:span text:style-name="T7">環境廁所整修工程平鎮分局</text:span><text:span text:style-name="T7">改善辦公環境廁所整修工程</text:span><text:span text:style-name="T7">平鎮分局改善辦公環境廁所</text:span><text:span text:style-name="T7">整修工程平鎮分局改善辦公</text:span><text:span text:style-name="T7">環境廁所整修工程平鎮分局</text:span><text:span text:style-name="T7">改善辦公環境廁所整修工程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700">
            <text:p>7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警察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歐炳辰<text:span text:style-name="T7">歐炳辰歐炳辰歐炳辰</text:span><text:span text:style-name="T7">歐炳辰歐炳辰歐炳辰歐炳辰</text:span><text:span text:style-name="T7">歐炳辰歐炳辰歐炳辰歐炳辰</text:span><text:span text:style-name="T7">歐炳辰歐炳辰歐炳辰歐炳辰</text:span><text:span text:style-name="T7">歐炳辰歐炳辰</text:span></text:p>
          </table:table-cell>
          <table:table-cell table:style-name="ce6" office:value-type="string">
            <text:p>班級電腦及導師辦公室電腦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text:span text:style-name="T7">班級電腦及導師辦公室電腦</text:span></text:p>
          </table:table-cell>
          <table:table-cell table:style-name="ce28" office:value-type="string">
            <text:p>草漯國中<text:span text:style-name="T7">草漯國中草漯國中</text:span><text:span text:style-name="T7">草漯國中草漯國中草漯國中</text:span><text:span text:style-name="T7">草漯國中草漯國中草漯國中</text:span><text:span text:style-name="T7">草漯國中草漯國中草漯國中</text:span><text:span text:style-name="T7">草漯國中草漯國中草漯國中</text:span><text:span text:style-name="T7">草漯國中草漯國中草漯國中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720">
            <text:p>72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8" office:value-type="string">
            <text:p>草漯國中<text:span text:style-name="T7">草漯國中草漯國中</text:span><text:span text:style-name="T7">草漯國中草漯國中草漯國中</text:span><text:span text:style-name="T7">草漯國中草漯國中草漯國中</text:span><text:span text:style-name="T7">草漯國中草漯國中草漯國中</text:span><text:span text:style-name="T7">草漯國中草漯國中草漯國中</text:span><text:span text:style-name="T7">草漯國中草漯國中草漯國中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陳治文<text:span text:style-name="T7">陳治文陳治文陳治文</text:span><text:span text:style-name="T7">陳治文陳治文陳治文陳治文</text:span><text:span text:style-name="T7">陳治文陳治文陳治文陳治文</text:span><text:span text:style-name="T7">陳治文陳治文陳治文陳治文</text:span><text:span text:style-name="T7">陳治文陳治文</text:span></text:p>
          </table:table-cell>
          <table:table-cell table:style-name="ce6" office:value-type="string">
            <text:p>大溪分隊採購所需設備<text:span text:style-name="T7">大溪</text:span><text:span text:style-name="T7">分隊採購所需設備大溪分隊</text:span><text:span text:style-name="T7">採購所需設備大溪分隊採購</text:span><text:span text:style-name="T7">所需設備大溪分隊採購所需</text:span><text:span text:style-name="T7">設備大溪分隊採購所需設備</text:span><text:span text:style-name="T7">大溪分隊採購所需設備大溪</text:span><text:span text:style-name="T7">分隊採購所需設備大溪分隊</text:span><text:span text:style-name="T7">採購所需設備大溪分隊採購</text:span><text:span text:style-name="T7">所需設備大溪分隊採購所需</text:span><text:span text:style-name="T7">設備大溪分隊採購所需設備</text:span><text:span text:style-name="T7">大溪分隊採購所需設備大溪</text:span><text:span text:style-name="T7">分隊採購所需設備大溪分隊</text:span><text:span text:style-name="T7">採購所需設備大溪分隊採購</text:span><text:span text:style-name="T7">所需設備大溪分隊採購所需</text:span><text:span text:style-name="T7">設備大溪分隊採購所需設備</text:span></text:p>
          </table:table-cell>
          <table:table-cell table:style-name="ce28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</text:span></text:p>
          </table:table-cell>
          <table:table-cell table:style-name="ce42" office:value-type="string">
            <text:p>無<text:span text:style-name="T7">無無無無無無無無無無無</text:span><text:span text:style-name="T7">無無無無無無</text:span></text:p>
          </table:table-cell>
          <table:table-cell table:style-name="ce49" office:value-type="float" office:value="761">
            <text:p>761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</text:span></text:p>
          </table:table-cell>
          <table:table-cell table:style-name="ce28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消防局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袁明星<text:span text:style-name="T7">袁明星袁明星袁明星</text:span><text:span text:style-name="T7">袁明星袁明星袁明星袁明星</text:span><text:span text:style-name="T7">袁明星袁明星袁明星袁明星</text:span><text:span text:style-name="T7">袁明星袁明星袁明星袁明星</text:span><text:span text:style-name="T7">袁明星</text:span></text:p>
          </table:table-cell>
          <table:table-cell table:style-name="ce10" office:value-type="string">
            <text:p>飲水機設備汰舊換新<text:span text:style-name="T7">飲水機</text:span><text:span text:style-name="T7">設備汰舊換新飲水機設備汰</text:span><text:span text:style-name="T7">舊換新飲水機設備汰舊換新</text:span><text:span text:style-name="T7">飲水機設備汰舊換新飲水機</text:span><text:span text:style-name="T7">設備汰舊換新飲水機設備汰</text:span><text:span text:style-name="T7">舊換新飲水機設備汰舊換新</text:span><text:span text:style-name="T7">飲水機設備汰舊換新飲水機</text:span><text:span text:style-name="T7">設備汰舊換新飲水機設備汰</text:span><text:span text:style-name="T7">舊換新飲水機設備汰舊換新</text:span><text:span text:style-name="T7">飲水機設備汰舊換新飲水機</text:span><text:span text:style-name="T7">設備汰舊換新飲水機設備汰</text:span><text:span text:style-name="T7">舊換新飲水機設備汰舊換新</text:span><text:span text:style-name="T7">飲水機設備汰舊換新</text:span></text:p>
          </table:table-cell>
          <table:table-cell table:style-name="ce27" office:value-type="string">
            <text:p>自強國中<text:span text:style-name="T7">自強國中自強國中</text:span><text:span text:style-name="T7">自強國中自強國中自強國中</text:span><text:span text:style-name="T7">自強國中自強國中自強國中</text:span><text:span text:style-name="T7">自強國中自強國中自強國中</text:span><text:span text:style-name="T7">自強國中自強國中自強國中</text:span><text:span text:style-name="T7">自強國中自強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854">
            <text:p>85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自強國中<text:span text:style-name="T7">自強國中自強國中</text:span><text:span text:style-name="T7">自強國中自強國中自強國中</text:span><text:span text:style-name="T7">自強國中自強國中自強國中</text:span><text:span text:style-name="T7">自強國中自強國中自強國中</text:span><text:span text:style-name="T7">自強國中自強國中自強國中</text:span><text:span text:style-name="T7">自強國中自強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王浩宇<text:span text:style-name="T7">王浩宇王浩宇王浩宇</text:span><text:span text:style-name="T7">王浩宇王浩宇王浩宇王浩宇</text:span><text:span text:style-name="T7">王浩宇王浩宇王浩宇王浩宇</text:span><text:span text:style-name="T7">王浩宇王浩宇王浩宇王浩宇</text:span><text:span text:style-name="T7">王浩宇</text:span></text:p>
          </table:table-cell>
          <table:table-cell table:style-name="ce10" office:value-type="string">
            <text:p>專科教室修繕及設備更新計畫自然教室設備更新<text:span text:style-name="T7">專科教</text:span><text:span text:style-name="T7">室修繕及設備更新計畫自然</text:span><text:span text:style-name="T7">教室設備更新專科教室修繕</text:span><text:span text:style-name="T7">及設備更新計畫自然教室設</text:span><text:span text:style-name="T7">備更新專科教室修繕及設備</text:span><text:span text:style-name="T7">更新計畫自然教室設備更新</text:span><text:span text:style-name="T7">專科教室修繕及設備更新計</text:span><text:span text:style-name="T7">畫自然教室設備更新專科教</text:span><text:span text:style-name="T7">室修繕及設備更新計畫自然</text:span><text:span text:style-name="T7">教室設備更新專科教室修繕</text:span><text:span text:style-name="T7">及設備更新計畫自然教室設</text:span><text:span text:style-name="T7">備更新專科教室修繕及設備</text:span><text:span text:style-name="T7">更新計畫自然教室設備更新</text:span><text:span text:style-name="T7">專科教室修繕及設備更新計</text:span><text:span text:style-name="T7">畫自然教室設備更新專科教</text:span><text:span text:style-name="T7">室修繕及設備更新計畫自然</text:span><text:span text:style-name="T7">教室設備更新專科教室修繕</text:span><text:span text:style-name="T7">及設備更新計畫自然教室設</text:span><text:span text:style-name="T7">備更新專科教室修繕及設備</text:span><text:span text:style-name="T7">更新計畫自然教室設備更新</text:span><text:span text:style-name="T7">專科教室修繕及設備更新計</text:span><text:span text:style-name="T7">畫自然教室設備更新專科教</text:span><text:span text:style-name="T7">室修繕及設備更新計畫自然</text:span><text:span text:style-name="T7">教室設備更新專科教室修繕</text:span><text:span text:style-name="T7">及設備更新計畫自然教室設</text:span><text:span text:style-name="T7">備更新專科教室修繕及設備</text:span><text:span text:style-name="T7">更新計畫自然教室設備更新</text:span><text:span text:style-name="T7">專科教室修繕及設備更新計</text:span><text:span text:style-name="T7">畫自然教室設備更新</text:span></text:p>
          </table:table-cell>
          <table:table-cell table:style-name="ce27" office:value-type="string">
            <text:p>富台國小<text:span text:style-name="T7">富台國小富台國小</text:span><text:span text:style-name="T7">富台國小富台國小富台國小</text:span><text:span text:style-name="T7">富台國小富台國小富台國小</text:span><text:span text:style-name="T7">富台國小富台國小富台國小</text:span><text:span text:style-name="T7">富台國小富台國小富台國小</text:span><text:span text:style-name="T7">富台國小富台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880">
            <text:p>88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富台國小<text:span text:style-name="T7">富台國小富台國小</text:span><text:span text:style-name="T7">富台國小富台國小富台國小</text:span><text:span text:style-name="T7">富台國小富台國小富台國小</text:span><text:span text:style-name="T7">富台國小富台國小富台國小</text:span><text:span text:style-name="T7">富台國小富台國小富台國小</text:span><text:span text:style-name="T7">富台國小富台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正峰<text:span text:style-name="T7">林正峰林正峰林正峰</text:span><text:span text:style-name="T7">林正峰林正峰林正峰林正峰</text:span><text:span text:style-name="T7">林正峰林正峰林正峰林正峰</text:span><text:span text:style-name="T7">林正峰林正峰林正峰林正峰</text:span><text:span text:style-name="T7">林正峰</text:span></text:p>
          </table:table-cell>
          <table:table-cell table:style-name="ce10" office:value-type="string">
            <text:p>幸福里幸福一街廢棄警衛室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text:span text:style-name="T7">幸福里幸福一街廢棄警衛室</text:span></text:p>
          </table:table-cell>
          <table:table-cell table:style-name="ce27" office:value-type="string">
            <text:p>龜山區公所<text:span text:style-name="T7">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龜山區公所</text:span><text:span text:style-name="T7">龜山區公所龜山區公所龜山</text:span><text:span text:style-name="T7">區公所龜山區公所龜山區公</text:span><text:span text:style-name="T7">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908">
            <text:p>908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龜山區公所<text:span text:style-name="T7">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龜山區公所</text:span><text:span text:style-name="T7">龜山區公所龜山區公所龜山</text:span><text:span text:style-name="T7">區公所龜山區公所龜山區公</text:span><text:span text:style-name="T7">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邱素芬<text:span text:style-name="T7">邱素芬邱素芬邱素芬</text:span><text:span text:style-name="T7">邱素芬邱素芬邱素芬邱素芬</text:span><text:span text:style-name="T7">邱素芬邱素芬邱素芬邱素芬</text:span><text:span text:style-name="T7">邱素芬邱素芬邱素芬邱素芬</text:span><text:span text:style-name="T7">邱素芬</text:span></text:p>
          </table:table-cell>
          <table:table-cell table:style-name="ce10" office:value-type="string">
            <text:p>活力館排水改善工程<text:span text:style-name="T7">活力館</text:span><text:span text:style-name="T7">排水改善工程活力館排水改</text:span><text:span text:style-name="T7">善工程活力館排水改善工程</text:span><text:span text:style-name="T7">活力館排水改善工程活力館</text:span><text:span text:style-name="T7">排水改善工程活力館排水改</text:span><text:span text:style-name="T7">善工程活力館排水改善工程</text:span><text:span text:style-name="T7">活力館排水改善工程活力館</text:span><text:span text:style-name="T7">排水改善工程活力館排水改</text:span><text:span text:style-name="T7">善工程活力館排水改善工程</text:span><text:span text:style-name="T7">活力館排水改善工程活力館</text:span><text:span text:style-name="T7">排水改善工程活力館排水改</text:span><text:span text:style-name="T7">善工程活力館排水改善工程</text:span><text:span text:style-name="T7">活力館排水改善工程</text:span></text:p>
          </table:table-cell>
          <table:table-cell table:style-name="ce27" office:value-type="string">
            <text:p>快樂國小<text:span text:style-name="T7">快樂國小快樂國小</text:span><text:span text:style-name="T7">快樂國小快樂國小快樂國小</text:span><text:span text:style-name="T7">快樂國小快樂國小快樂國小</text:span><text:span text:style-name="T7">快樂國小快樂國小快樂國小</text:span><text:span text:style-name="T7">快樂國小快樂國小快樂國小</text:span><text:span text:style-name="T7">快樂國小快樂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930">
            <text:p>93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快樂國小<text:span text:style-name="T7">快樂國小快樂國小</text:span><text:span text:style-name="T7">快樂國小快樂國小快樂國小</text:span><text:span text:style-name="T7">快樂國小快樂國小快樂國小</text:span><text:span text:style-name="T7">快樂國小快樂國小快樂國小</text:span><text:span text:style-name="T7">快樂國小快樂國小快樂國小</text:span><text:span text:style-name="T7">快樂國小快樂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葉明月<text:span text:style-name="T7">葉明月葉明月葉明月</text:span><text:span text:style-name="T7">葉明月葉明月葉明月葉明月</text:span><text:span text:style-name="T7">葉明月葉明月葉明月葉明月</text:span><text:span text:style-name="T7">葉明月葉明月葉明月葉明月</text:span><text:span text:style-name="T7">葉明月</text:span></text:p>
          </table:table-cell>
          <table:table-cell table:style-name="ce6" office:value-type="string">
            <text:p>105<text:span text:style-name="T7">學年度音樂類藝術才能班</text:span><text:span text:style-name="T7">管樂班設備採購</text:span><text:span text:style-name="T7">105</text:span><text:span text:style-name="T7">學年度音</text:span><text:span text:style-name="T7">樂類藝術才能班管樂班設備</text:span><text:span text:style-name="T7">採購</text:span><text:span text:style-name="T7">105</text:span><text:span text:style-name="T7">學年度音樂類藝術才</text:span><text:span text:style-name="T7">能班管樂班設備採購</text:span><text:span text:style-name="T7">105</text:span><text:span text:style-name="T7">學年</text:span><text:span text:style-name="T7">度音樂類藝術才能班管樂班</text:span><text:span text:style-name="T7">設備採購</text:span><text:span text:style-name="T7">105</text:span><text:span text:style-name="T7">學年度音樂類藝</text:span><text:span text:style-name="T7">術才能班管樂班設備採購</text:span><text:span text:style-name="T7">105</text:span><text:span text:style-name="T7">學年度音樂類藝術才能班管</text:span><text:span text:style-name="T7">樂班設備採購</text:span><text:span text:style-name="T7">105</text:span><text:span text:style-name="T7">學年度音樂</text:span><text:span text:style-name="T7">類藝術才能班管樂班設備採</text:span><text:span text:style-name="T7">購</text:span><text:span text:style-name="T7">105</text:span><text:span text:style-name="T7">學年度音樂類藝術才能</text:span><text:span text:style-name="T7">班管樂班設備採購</text:span><text:span text:style-name="T7">105</text:span><text:span text:style-name="T7">學年度</text:span><text:span text:style-name="T7">音樂類藝術才能班管樂班設</text:span><text:span text:style-name="T7">備採購</text:span><text:span text:style-name="T7">105</text:span><text:span text:style-name="T7">學年度音樂類藝術</text:span><text:span text:style-name="T7">才能班管樂班設備採購</text:span><text:span text:style-name="T7">105</text:span><text:span text:style-name="T7">學</text:span><text:span text:style-name="T7">年度音樂類藝術才能班管樂</text:span><text:span text:style-name="T7">班設備採購</text:span><text:span text:style-name="T7">105</text:span><text:span text:style-name="T7">學年度音樂類</text:span><text:span text:style-name="T7">藝術才能班管樂班設備採購</text:span><text:span text:style-name="T7">105</text:span><text:span text:style-name="T7">學年度音樂類藝術才能班</text:span><text:span text:style-name="T7">管樂班設備採購</text:span><text:span text:style-name="T7">105</text:span><text:span text:style-name="T7">學年度音</text:span><text:span text:style-name="T7">樂類藝術才能班管樂班設備</text:span><text:span text:style-name="T7">採購</text:span><text:span text:style-name="T7">105</text:span><text:span text:style-name="T7">學年度音樂類藝術才</text:span><text:span text:style-name="T7">能班管樂班設備採購</text:span><text:span text:style-name="T7">105</text:span><text:span text:style-name="T7">學年</text:span><text:span text:style-name="T7">度音樂類藝術才能班管樂班</text:span><text:span text:style-name="T7">設備採購</text:span><text:span text:style-name="T7">105</text:span><text:span text:style-name="T7">學年度音樂類藝</text:span><text:span text:style-name="T7">術才能班管樂班設備採購</text:span></text:p>
          </table:table-cell>
          <table:table-cell table:style-name="ce27" office:value-type="string">
            <text:p>內壢國中<text:span text:style-name="T7">內壢國中內壢國中</text:span><text:span text:style-name="T7">內壢國中內壢國中內壢國中</text:span><text:span text:style-name="T7">內壢國中內壢國中內壢國中</text:span><text:span text:style-name="T7">內壢國中內壢國中內壢國中</text:span><text:span text:style-name="T7">內壢國中內壢國中內壢國中</text:span><text:span text:style-name="T7">內壢國中內壢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970">
            <text:p>97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內壢國中<text:span text:style-name="T7">內壢國中內壢國中</text:span><text:span text:style-name="T7">內壢國中內壢國中內壢國中</text:span><text:span text:style-name="T7">內壢國中內壢國中內壢國中</text:span><text:span text:style-name="T7">內壢國中內壢國中內壢國中</text:span><text:span text:style-name="T7">內壢國中內壢國中內壢國中</text:span><text:span text:style-name="T7">內壢國中內壢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趙正宇<text:span text:style-name="T7">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</text:span></text:p>
          </table:table-cell>
          <table:table-cell table:style-name="ce10" office:value-type="string">
            <text:p>樂團樂器設備採購<text:span text:style-name="T7">樂團樂器</text:span><text:span text:style-name="T7">設備採購樂團樂器設備採購</text:span><text:span text:style-name="T7">樂團樂器設備採購樂團樂器</text:span><text:span text:style-name="T7">設備採購樂團樂器設備採購</text:span><text:span text:style-name="T7">樂團樂器設備採購樂團樂器</text:span><text:span text:style-name="T7">設備採購樂團樂器設備採購</text:span><text:span text:style-name="T7">樂團樂器設備採購樂團樂器</text:span><text:span text:style-name="T7">設備採購樂團樂器設備採購</text:span><text:span text:style-name="T7">樂團樂器設備採購樂團樂器</text:span><text:span text:style-name="T7">設備採購樂團樂器設備採購</text:span><text:span text:style-name="T7">樂團樂器設備採購樂團樂器</text:span><text:span text:style-name="T7">設備採購</text:span></text:p>
          </table:table-cell>
          <table:table-cell table:style-name="ce27" office:value-type="string">
            <text:p>龜山國中<text:span text:style-name="T7">龜山國中龜山國中</text:span><text:span text:style-name="T7">龜山國中龜山國中龜山國中</text:span><text:span text:style-name="T7">龜山國中龜山國中龜山國中</text:span><text:span text:style-name="T7">龜山國中龜山國中龜山國中</text:span><text:span text:style-name="T7">龜山國中龜山國中龜山國中</text:span><text:span text:style-name="T7">龜山國中龜山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980">
            <text:p>98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龜山國中<text:span text:style-name="T7">龜山國中龜山國中</text:span><text:span text:style-name="T7">龜山國中龜山國中龜山國中</text:span><text:span text:style-name="T7">龜山國中龜山國中龜山國中</text:span><text:span text:style-name="T7">龜山國中龜山國中龜山國中</text:span><text:span text:style-name="T7">龜山國中龜山國中龜山國中</text:span><text:span text:style-name="T7">龜山國中龜山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舒翠玲<text:span text:style-name="T7">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text:span text:style-name="T7">舒翠玲</text:span></text:p>
          </table:table-cell>
          <table:table-cell table:style-name="ce10" office:value-type="string">
            <text:p>辦公室燈光設備改善<text:span text:style-name="T7">辦公室</text:span><text:span text:style-name="T7">燈光設備改善辦公室燈光設</text:span><text:span text:style-name="T7">備改善辦公室燈光設備改善</text:span><text:span text:style-name="T7">辦公室燈光設備改善辦公室</text:span><text:span text:style-name="T7">燈光設備改善辦公室燈光設</text:span><text:span text:style-name="T7">備改善辦公室燈光設備改善</text:span><text:span text:style-name="T7">辦公室燈光設備改善辦公室</text:span><text:span text:style-name="T7">燈光設備改善辦公室燈光設</text:span><text:span text:style-name="T7">備改善辦公室燈光設備改善</text:span><text:span text:style-name="T7">辦公室燈光設備改善辦公室</text:span><text:span text:style-name="T7">燈光設備改善辦公室燈光設</text:span><text:span text:style-name="T7">備改善辦公室燈光設備改善</text:span><text:span text:style-name="T7">辦公室燈光設備改善</text:span></text:p>
          </table:table-cell>
          <table:table-cell table:style-name="ce27" office:value-type="string">
            <text:p>平興國中<text:span text:style-name="T7">平興國中平興國中</text:span><text:span text:style-name="T7">平興國中平興國中平興國中</text:span><text:span text:style-name="T7">平興國中平興國中平興國中</text:span><text:span text:style-name="T7">平興國中平興國中平興國中</text:span><text:span text:style-name="T7">平興國中平興國中平興國中</text:span><text:span text:style-name="T7">平興國中平興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987">
            <text:p>987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平興國中<text:span text:style-name="T7">平興國中平興國中</text:span><text:span text:style-name="T7">平興國中平興國中平興國中</text:span><text:span text:style-name="T7">平興國中平興國中平興國中</text:span><text:span text:style-name="T7">平興國中平興國中平興國中</text:span><text:span text:style-name="T7">平興國中平興國中平興國中</text:span><text:span text:style-name="T7">平興國中平興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蘇家明<text:span text:style-name="T7">蘇家明蘇家明蘇家明</text:span><text:span text:style-name="T7">蘇家明蘇家明蘇家明蘇家明</text:span><text:span text:style-name="T7">蘇家明蘇家明蘇家明蘇家明</text:span><text:span text:style-name="T7">蘇家明蘇家明蘇家明蘇家明</text:span><text:span text:style-name="T7">蘇家明</text:span></text:p>
          </table:table-cell>
          <table:table-cell table:style-name="ce6" office:value-type="string">
            <text:p>104<text:span text:style-name="T7">年度增購</text:span><text:span text:style-name="T8">E</text:span><text:span text:style-name="T9">化教學設備</text:span><text:span text:style-name="T8">-</text:span><text:span text:style-name="T9">教</text:span><text:span text:style-name="T9">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</text:span><text:span text:style-name="T9">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</text:span><text:span text:style-name="T9">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</text:span><text:span text:style-name="T9">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</text:span><text:span text:style-name="T9">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</text:span><text:span text:style-name="T9">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</text:span><text:span text:style-name="T9">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</text:span><text:span text:style-name="T9">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學用電腦更新</text:span><text:span text:style-name="T9">104</text:span><text:span text:style-name="T9">年度增購</text:span><text:span text:style-name="T8">E</text:span><text:span text:style-name="T9">化教學設備</text:span><text:span text:style-name="T8">-</text:span><text:span text:style-name="T9">教</text:span><text:span text:style-name="T9">學用電腦更新</text:span></text:p>
          </table:table-cell>
          <table:table-cell table:style-name="ce27" office:value-type="string">
            <text:p>大業國小<text:span text:style-name="T7">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大業國小<text:span text:style-name="T7">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大業國小</text:span><text:span text:style-name="T7">大業國小大業國小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辦理中辦理中</text:span><text:span text:style-name="T10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陳美梅<text:span text:style-name="T7">陳美梅陳美梅陳美梅</text:span><text:span text:style-name="T7">陳美梅陳美梅陳美梅陳美梅</text:span><text:span text:style-name="T7">陳美梅陳美梅陳美梅陳美梅</text:span><text:span text:style-name="T7">陳美梅陳美梅陳美梅陳美梅</text:span><text:span text:style-name="T7">陳美梅</text:span></text:p>
          </table:table-cell>
          <table:table-cell table:style-name="ce10" office:value-type="string">
            <text:p>資源回收場暨活動中心附屬設施及雜項工程<text:span text:style-name="T7">資源回收場</text:span><text:span text:style-name="T7">暨活動中心附屬設施及雜項</text:span><text:span text:style-name="T7">工程資源回收場暨活動中心</text:span><text:span text:style-name="T7">附屬設施及雜項工程資源回</text:span><text:span text:style-name="T7">收場暨活動中心附屬設施及</text:span><text:span text:style-name="T7">雜項工程資源回收場暨活動</text:span><text:span text:style-name="T7">中心附屬設施及雜項工程資</text:span><text:span text:style-name="T7">源回收場暨活動中心附屬設</text:span><text:span text:style-name="T7">施及雜項工程資源回收場暨</text:span><text:span text:style-name="T7">活動中心附屬設施及雜項工</text:span><text:span text:style-name="T7">程資源回收場暨活動中心附</text:span><text:span text:style-name="T7">屬設施及雜項工程資源回收</text:span><text:span text:style-name="T7">場暨活動中心附屬設施及雜</text:span><text:span text:style-name="T7">項工程資源回收場暨活動中</text:span><text:span text:style-name="T7">心附屬設施及雜項工程資源</text:span><text:span text:style-name="T7">回收場暨活動中心附屬設施</text:span><text:span text:style-name="T7">及雜項工程資源回收場暨活</text:span><text:span text:style-name="T7">動中心附屬設施及雜項工程</text:span><text:span text:style-name="T7">資源回收場暨活動中心附屬</text:span><text:span text:style-name="T7">設施及雜項工程資源回收場</text:span><text:span text:style-name="T7">暨活動中心附屬設施及雜項</text:span><text:span text:style-name="T7">工程資源回收場暨活動中心</text:span><text:span text:style-name="T7">附屬設施及雜項工程資源回</text:span><text:span text:style-name="T7">收場暨活動中心附屬設施及</text:span><text:span text:style-name="T7">雜項工程資源回收場暨活動</text:span><text:span text:style-name="T7">中心附屬設施及雜項工程</text:span></text:p>
          </table:table-cell>
          <table:table-cell table:style-name="ce27" office:value-type="string">
            <text:p>青溪國小<text:span text:style-name="T7">青溪國小青溪國小</text:span><text:span text:style-name="T7">青溪國小青溪國小青溪國小</text:span><text:span text:style-name="T7">青溪國小青溪國小青溪國小</text:span><text:span text:style-name="T7">青溪國小青溪國小青溪國小</text:span><text:span text:style-name="T7">青溪國小青溪國小青溪國小</text:span><text:span text:style-name="T7">青溪國小青溪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青溪國小<text:span text:style-name="T7">青溪國小青溪國小</text:span><text:span text:style-name="T7">青溪國小青溪國小青溪國小</text:span><text:span text:style-name="T7">青溪國小青溪國小青溪國小</text:span><text:span text:style-name="T7">青溪國小青溪國小青溪國小</text:span><text:span text:style-name="T7">青溪國小青溪國小青溪國小</text:span><text:span text:style-name="T7">青溪國小青溪國小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辦理中辦理中</text:span><text:span text:style-name="T10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趙正宇<text:span text:style-name="T7">趙正宇趙正宇趙正宇</text:span><text:span text:style-name="T7">趙正宇趙正宇趙正宇趙正宇</text:span><text:span text:style-name="T7">趙正宇趙正宇趙正宇趙正宇</text:span><text:span text:style-name="T7">趙正宇趙正宇趙正宇趙正宇</text:span><text:span text:style-name="T7">趙正宇</text:span></text:p>
          </table:table-cell>
          <table:table-cell table:style-name="ce6" office:value-type="string">
            <text:p>104<text:span text:style-name="T7">年度教學設備暨單槍投影</text:span><text:span text:style-name="T7">機新增採購</text:span><text:span text:style-name="T7">104</text:span><text:span text:style-name="T7">年度教學設備</text:span><text:span text:style-name="T7">暨單槍投影機新增採購</text:span><text:span text:style-name="T7">104</text:span><text:span text:style-name="T7">年</text:span><text:span text:style-name="T7">度教學設備暨單槍投影機新</text:span><text:span text:style-name="T7">增採購</text:span><text:span text:style-name="T7">104</text:span><text:span text:style-name="T7">年度教學設備暨單</text:span><text:span text:style-name="T7">槍投影機新增採購</text:span><text:span text:style-name="T7">104</text:span><text:span text:style-name="T7">年度教</text:span><text:span text:style-name="T7">學設備暨單槍投影機新增採</text:span><text:span text:style-name="T7">購</text:span><text:span text:style-name="T7">104</text:span><text:span text:style-name="T7">年度教學設備暨單槍投</text:span><text:span text:style-name="T7">影機新增採購</text:span><text:span text:style-name="T7">104</text:span><text:span text:style-name="T7">年度教學設</text:span><text:span text:style-name="T7">備暨單槍投影機新增採購</text:span><text:span text:style-name="T7">104</text:span><text:span text:style-name="T7">年度教學設備暨單槍投影機</text:span><text:span text:style-name="T7">新增採購</text:span><text:span text:style-name="T7">104</text:span><text:span text:style-name="T7">年度教學設備暨</text:span><text:span text:style-name="T7">單槍投影機新增採購</text:span><text:span text:style-name="T7">104</text:span><text:span text:style-name="T7">年度</text:span><text:span text:style-name="T7">教學設備暨單槍投影機新增</text:span><text:span text:style-name="T7">採購</text:span><text:span text:style-name="T7">104</text:span><text:span text:style-name="T7">年度教學設備暨單槍</text:span><text:span text:style-name="T7">投影機新增採購</text:span><text:span text:style-name="T7">104</text:span><text:span text:style-name="T7">年度教學</text:span><text:span text:style-name="T7">設備暨單槍投影機新增採購</text:span><text:span text:style-name="T7">104</text:span><text:span text:style-name="T7">年度教學設備暨單槍投影</text:span><text:span text:style-name="T7">機新增採購</text:span><text:span text:style-name="T7">104</text:span><text:span text:style-name="T7">年度教學設備</text:span><text:span text:style-name="T7">暨單槍投影機新增採購</text:span><text:span text:style-name="T7">104</text:span><text:span text:style-name="T7">年</text:span><text:span text:style-name="T7">度教學設備暨單槍投影機新</text:span><text:span text:style-name="T7">增採購</text:span><text:span text:style-name="T7">104</text:span><text:span text:style-name="T7">年度教學設備暨單</text:span><text:span text:style-name="T7">槍投影機新增採購</text:span><text:span text:style-name="T7">104</text:span><text:span text:style-name="T7">年度教</text:span><text:span text:style-name="T7">學設備暨單槍投影機新增採</text:span><text:span text:style-name="T7">購</text:span></text:p>
          </table:table-cell>
          <table:table-cell table:style-name="ce27" office:value-type="string">
            <text:p>福豐國中<text:span text:style-name="T7">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福豐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福豐國中<text:span text:style-name="T7">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福豐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郭麗華<text:span text:style-name="T7">郭麗華郭麗華郭麗華</text:span><text:span text:style-name="T7">郭麗華郭麗華郭麗華郭麗華</text:span><text:span text:style-name="T7">郭麗華郭麗華郭麗華郭麗華</text:span><text:span text:style-name="T7">郭麗華郭麗華郭麗華郭麗華</text:span><text:span text:style-name="T7">郭麗華</text:span></text:p>
          </table:table-cell>
          <table:table-cell table:style-name="ce6" office:value-type="string">
            <text:p>104<text:span text:style-name="T7">年度敦品樓改善工程</text:span><text:span text:style-name="T7">104</text:span><text:span text:style-name="T7">年度敦品樓改善工程</text:span><text:span text:style-name="T7">104</text:span><text:span text:style-name="T7">年度</text:span><text:span text:style-name="T7">敦品樓改善工程</text:span><text:span text:style-name="T7">104</text:span><text:span text:style-name="T7">年度敦品</text:span><text:span text:style-name="T7">樓改善工程</text:span><text:span text:style-name="T7">104</text:span><text:span text:style-name="T7">年度敦品樓改</text:span><text:span text:style-name="T7">善工程</text:span><text:span text:style-name="T7">104</text:span><text:span text:style-name="T7">年度敦品樓改善工</text:span><text:span text:style-name="T7">程</text:span><text:span text:style-name="T7">104</text:span><text:span text:style-name="T7">年度敦品樓改善工程</text:span><text:span text:style-name="T7">104</text:span><text:span text:style-name="T7">年度敦品樓改善工程</text:span><text:span text:style-name="T7">104</text:span><text:span text:style-name="T7">年度敦品樓改善工程</text:span><text:span text:style-name="T7">104</text:span><text:span text:style-name="T7">年度</text:span><text:span text:style-name="T7">敦品樓改善工程</text:span><text:span text:style-name="T7">104</text:span><text:span text:style-name="T7">年度敦品</text:span><text:span text:style-name="T7">樓改善工程</text:span><text:span text:style-name="T7">104</text:span><text:span text:style-name="T7">年度敦品樓改</text:span><text:span text:style-name="T7">善工程</text:span><text:span text:style-name="T7">104</text:span><text:span text:style-name="T7">年度敦品樓改善工</text:span><text:span text:style-name="T7">程</text:span><text:span text:style-name="T7">104</text:span><text:span text:style-name="T7">年度敦品樓改善工程</text:span><text:span text:style-name="T7">104</text:span><text:span text:style-name="T7">年度敦品樓改善工程</text:span><text:span text:style-name="T7">104</text:span><text:span text:style-name="T7">年度敦品樓改善工程</text:span><text:span text:style-name="T7">104</text:span><text:span text:style-name="T7">年度</text:span><text:span text:style-name="T7">敦品樓改善工程</text:span></text:p>
          </table:table-cell>
          <table:table-cell table:style-name="ce27" office:value-type="string">
            <text:p>光明國中<text:span text:style-name="T7">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光明國中<text:span text:style-name="T7">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光明國中</text:span><text:span text:style-name="T7">光明國中光明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李柏坊<text:span text:style-name="T7">李柏坊李柏坊李柏坊</text:span><text:span text:style-name="T7">李柏坊李柏坊李柏坊李柏坊</text:span><text:span text:style-name="T7">李柏坊李柏坊李柏坊李柏坊</text:span><text:span text:style-name="T7">李柏坊李柏坊李柏坊李柏坊</text:span><text:span text:style-name="T7">李柏坊</text:span></text:p>
          </table:table-cell>
          <table:table-cell table:style-name="ce6" office:value-type="string">
            <text:p>104<text:span text:style-name="T7">年度表演藝術教室整修增</text:span><text:span text:style-name="T7">設等工程</text:span><text:span text:style-name="T7">104</text:span><text:span text:style-name="T7">年度表演藝術教</text:span><text:span text:style-name="T7">室整修增設等工程</text:span><text:span text:style-name="T7">104</text:span><text:span text:style-name="T7">年度表</text:span><text:span text:style-name="T7">演藝術教室整修增設等工程</text:span><text:span text:style-name="T7">104</text:span><text:span text:style-name="T7">年度表演藝術教室整修增</text:span><text:span text:style-name="T7">設等工程</text:span><text:span text:style-name="T7">104</text:span><text:span text:style-name="T7">年度表演藝術教</text:span><text:span text:style-name="T7">室整修增設等工程</text:span><text:span text:style-name="T7">104</text:span><text:span text:style-name="T7">年度表</text:span><text:span text:style-name="T7">演藝術教室整修增設等工程</text:span><text:span text:style-name="T7">104</text:span><text:span text:style-name="T7">年度表演藝術教室整修增</text:span><text:span text:style-name="T7">設等工程</text:span><text:span text:style-name="T7">104</text:span><text:span text:style-name="T7">年度表演藝術教</text:span><text:span text:style-name="T7">室整修增設等工程</text:span><text:span text:style-name="T7">104</text:span><text:span text:style-name="T7">年度表</text:span><text:span text:style-name="T7">演藝術教室整修增設等工程</text:span><text:span text:style-name="T7">104</text:span><text:span text:style-name="T7">年度表演藝術教室整修增</text:span><text:span text:style-name="T7">設等工程</text:span><text:span text:style-name="T7">104</text:span><text:span text:style-name="T7">年度表演藝術教</text:span><text:span text:style-name="T7">室整修增設等工程</text:span><text:span text:style-name="T7">104</text:span><text:span text:style-name="T7">年度表</text:span><text:span text:style-name="T7">演藝術教室整修增設等工程</text:span><text:span text:style-name="T7">104</text:span><text:span text:style-name="T7">年度表演藝術教室整修增</text:span><text:span text:style-name="T7">設等工程</text:span><text:span text:style-name="T7">104</text:span><text:span text:style-name="T7">年度表演藝術教</text:span><text:span text:style-name="T7">室整修增設等工程</text:span><text:span text:style-name="T7">104</text:span><text:span text:style-name="T7">年度表</text:span><text:span text:style-name="T7">演藝術教室整修增設等工程</text:span><text:span text:style-name="T7">104</text:span><text:span text:style-name="T7">年度表演藝術教室整修增</text:span><text:span text:style-name="T7">設等工程</text:span><text:span text:style-name="T7">104</text:span><text:span text:style-name="T7">年度表演藝術教</text:span><text:span text:style-name="T7">室整修增設等工程</text:span></text:p>
          </table:table-cell>
          <table:table-cell table:style-name="ce27" office:value-type="string">
            <text:p>大溪國中<text:span text:style-name="T7">大溪國中大溪國中</text:span><text:span text:style-name="T7">大溪國中大溪國中大溪國中</text:span><text:span text:style-name="T7">大溪國中大溪國中大溪國中</text:span><text:span text:style-name="T7">大溪國中大溪國中大溪國中</text:span><text:span text:style-name="T7">大溪國中大溪國中大溪國中</text:span><text:span text:style-name="T7">大溪國中大溪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大溪國中<text:span text:style-name="T7">大溪國中大溪國中</text:span><text:span text:style-name="T7">大溪國中大溪國中大溪國中</text:span><text:span text:style-name="T7">大溪國中大溪國中大溪國中</text:span><text:span text:style-name="T7">大溪國中大溪國中大溪國中</text:span><text:span text:style-name="T7">大溪國中大溪國中大溪國中</text:span><text:span text:style-name="T7">大溪國中大溪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劉曾玉春<text:span text:style-name="T7">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劉曾玉春</text:span><text:span text:style-name="T7">劉曾玉春劉曾玉春</text:span></text:p>
          </table:table-cell>
          <table:table-cell table:style-name="ce10" office:value-type="string">
            <text:p>採購會議室音響老舊辦公設備及各所採光罩圍牆等工程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text:span text:style-name="T7">採購會議室音響老舊辦公設</text:span><text:span text:style-name="T7">備及各所採光罩圍牆等工程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警察局<text:span text:style-name="T7">警察局警察局警察局</text:span><text:span text:style-name="T7">警察局警察局警察局警察局</text:span><text:span text:style-name="T7">警察局警察局警察局警察局</text:span><text:span text:style-name="T7">警察局警察局警察局警察局</text:span><text:span text:style-name="T7">警察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梁為超<text:span text:style-name="T7">梁為超梁為超梁為超</text:span><text:span text:style-name="T7">梁為超梁為超梁為超梁為超</text:span><text:span text:style-name="T7">梁為超梁為超梁為超梁為超</text:span><text:span text:style-name="T7">梁為超梁為超梁為超梁為超</text:span><text:span text:style-name="T7">梁為超</text:span></text:p>
          </table:table-cell>
          <table:table-cell table:style-name="ce10" office:value-type="string">
            <text:p>華勛仁祥里集會所購置教學活動設備<text:span text:style-name="T7">華勛仁祥里集會所</text:span><text:span text:style-name="T7">購置教學活動設備華勛仁祥</text:span><text:span text:style-name="T7">里集會所購置教學活動設備</text:span><text:span text:style-name="T7">華勛仁祥里集會所購置教學</text:span><text:span text:style-name="T7">活動設備華勛仁祥里集會所</text:span><text:span text:style-name="T7">購置教學活動設備華勛仁祥</text:span><text:span text:style-name="T7">里集會所購置教學活動設備</text:span><text:span text:style-name="T7">華勛仁祥里集會所購置教學</text:span><text:span text:style-name="T7">活動設備華勛仁祥里集會所</text:span><text:span text:style-name="T7">購置教學活動設備華勛仁祥</text:span><text:span text:style-name="T7">里集會所購置教學活動設備</text:span><text:span text:style-name="T7">華勛仁祥里集會所購置教學</text:span><text:span text:style-name="T7">活動設備華勛仁祥里集會所</text:span><text:span text:style-name="T7">購置教學活動設備華勛仁祥</text:span><text:span text:style-name="T7">里集會所購置教學活動設備</text:span><text:span text:style-name="T7">華勛仁祥里集會所購置教學</text:span><text:span text:style-name="T7">活動設備華勛仁祥里集會所</text:span><text:span text:style-name="T7">購置教學活動設備華勛仁祥</text:span><text:span text:style-name="T7">里集會所購置教學活動設備</text:span><text:span text:style-name="T7">華勛仁祥里集會所購置教學</text:span><text:span text:style-name="T7">活動設備華勛仁祥里集會所</text:span><text:span text:style-name="T7">購置教學活動設備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</text:span></text:p>
          </table:table-cell>
          <table:table-cell table:style-name="ce41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中壢</text:span><text:span text:style-name="T7">區公所中壢區公所中壢區公</text:span><text:span text:style-name="T7">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葉明月<text:span text:style-name="T7">葉明月葉明月葉明月</text:span><text:span text:style-name="T7">葉明月葉明月葉明月葉明月</text:span><text:span text:style-name="T7">葉明月葉明月葉明月葉明月</text:span><text:span text:style-name="T7">葉明月葉明月葉明月葉明月</text:span><text:span text:style-name="T7">葉明月</text:span></text:p>
          </table:table-cell>
          <table:table-cell table:style-name="ce6" office:value-type="string">
            <text:p>義消第二大隊華勛分隊購消防救災裝備器材<text:span text:style-name="T7">義消第二大</text:span><text:span text:style-name="T7">隊華勛分隊購消防救災裝備</text:span><text:span text:style-name="T7">器材義消第二大隊華勛分隊</text:span><text:span text:style-name="T7">購消防救災裝備器材義消第</text:span><text:span text:style-name="T7">二大隊華勛分隊購消防救災</text:span><text:span text:style-name="T7">裝備器材義消第二大隊華勛</text:span><text:span text:style-name="T7">分隊購消防救災裝備器材義</text:span><text:span text:style-name="T7">消第二大隊華勛分隊購消防</text:span><text:span text:style-name="T7">救災裝備器材義消第二大隊</text:span><text:span text:style-name="T7">華勛分隊購消防救災裝備器</text:span><text:span text:style-name="T7">材義消第二大隊華勛分隊購</text:span><text:span text:style-name="T7">消防救災裝備器材義消第二</text:span><text:span text:style-name="T7">大隊華勛分隊購消防救災裝</text:span><text:span text:style-name="T7">備器材義消第二大隊華勛分</text:span><text:span text:style-name="T7">隊購消防救災裝備器材義消</text:span><text:span text:style-name="T7">第二大隊華勛分隊購消防救</text:span><text:span text:style-name="T7">災裝備器材義消第二大隊華</text:span><text:span text:style-name="T7">勛分隊購消防救災裝備器材</text:span><text:span text:style-name="T7">義消第二大隊華勛分隊購消</text:span><text:span text:style-name="T7">防救災裝備器材義消第二大</text:span><text:span text:style-name="T7">隊華勛分隊購消防救災裝備</text:span><text:span text:style-name="T7">器材義消第二大隊華勛分隊</text:span><text:span text:style-name="T7">購消防救災裝備器材義消第</text:span><text:span text:style-name="T7">二大隊華勛分隊購消防救災</text:span><text:span text:style-name="T7">裝備器材義消第二大隊華勛</text:span><text:span text:style-name="T7">分隊購消防救災裝備器材</text:span></text:p>
          </table:table-cell>
          <table:table-cell table:style-name="ce28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</text:span></text:p>
          </table:table-cell>
          <table:table-cell table:style-name="ce42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8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text:span text:style-name="T7">消防局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莊玉輝<text:span text:style-name="T7">莊玉輝莊玉輝莊玉輝</text:span><text:span text:style-name="T7">莊玉輝莊玉輝莊玉輝莊玉輝</text:span><text:span text:style-name="T7">莊玉輝莊玉輝莊玉輝莊玉輝</text:span><text:span text:style-name="T7">莊玉輝莊玉輝莊玉輝莊玉輝</text:span><text:span text:style-name="T7">莊玉輝</text:span></text:p>
          </table:table-cell>
          <table:table-cell table:style-name="ce6" office:value-type="string">
            <text:p>學校伺服器班級網路暨電腦設備採購<text:span text:style-name="T7">學校伺服器班級網</text:span><text:span text:style-name="T7">路暨電腦設備採購學校伺服</text:span><text:span text:style-name="T7">器班級網路暨電腦設備採購</text:span><text:span text:style-name="T7">學校伺服器班級網路暨電腦</text:span><text:span text:style-name="T7">設備採購學校伺服器班級網</text:span><text:span text:style-name="T7">路暨電腦設備採購學校伺服</text:span><text:span text:style-name="T7">器班級網路暨電腦設備採購</text:span><text:span text:style-name="T7">學校伺服器班級網路暨電腦</text:span><text:span text:style-name="T7">設備採購學校伺服器班級網</text:span><text:span text:style-name="T7">路暨電腦設備採購學校伺服</text:span><text:span text:style-name="T7">器班級網路暨電腦設備採購</text:span><text:span text:style-name="T7">學校伺服器班級網路暨電腦</text:span><text:span text:style-name="T7">設備採購學校伺服器班級網</text:span><text:span text:style-name="T7">路暨電腦設備採購學校伺服</text:span><text:span text:style-name="T7">器班級網路暨電腦設備採購</text:span><text:span text:style-name="T7">學校伺服器班級網路暨電腦</text:span><text:span text:style-name="T7">設備採購學校伺服器班級網</text:span><text:span text:style-name="T7">路暨電腦設備採購學校伺服</text:span><text:span text:style-name="T7">器班級網路暨電腦設備採購</text:span><text:span text:style-name="T7">學校伺服器班級網路暨電腦</text:span><text:span text:style-name="T7">設備採購學校伺服器班級網</text:span><text:span text:style-name="T7">路暨電腦設備採購</text:span></text:p>
          </table:table-cell>
          <table:table-cell table:style-name="ce28" office:value-type="string">
            <text:p>山豐國小<text:span text:style-name="T7">山豐國小山豐國小</text:span><text:span text:style-name="T7">山豐國小山豐國小山豐國小</text:span><text:span text:style-name="T7">山豐國小山豐國小山豐國小</text:span><text:span text:style-name="T7">山豐國小山豐國小山豐國小</text:span><text:span text:style-name="T7">山豐國小山豐國小山豐國小</text:span><text:span text:style-name="T7">山豐國小山豐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</text:span></text:p>
          </table:table-cell>
          <table:table-cell table:style-name="ce28" office:value-type="string">
            <text:p>山豐國小<text:span text:style-name="T7">山豐國小山豐國小</text:span><text:span text:style-name="T7">山豐國小山豐國小山豐國小</text:span><text:span text:style-name="T7">山豐國小山豐國小山豐國小</text:span><text:span text:style-name="T7">山豐國小山豐國小山豐國小</text:span><text:span text:style-name="T7">山豐國小山豐國小山豐國小</text:span><text:span text:style-name="T7">山豐國小山豐國小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張火爐<text:span text:style-name="T7">張火爐張火爐張火爐</text:span><text:span text:style-name="T7">張火爐張火爐張火爐張火爐</text:span><text:span text:style-name="T7">張火爐張火爐張火爐張火爐</text:span><text:span text:style-name="T7">張火爐張火爐張火爐張火爐</text:span></text:p>
          </table:table-cell>
          <table:table-cell table:style-name="ce10" office:value-type="string">
            <text:p>上湖里園堡田哥社區自來水延管工程<text:span text:style-name="T7">上湖里園堡田哥社</text:span><text:span text:style-name="T7">區自來水延管工程上湖里園</text:span><text:span text:style-name="T7">堡田哥社區自來水延管工程</text:span><text:span text:style-name="T7">上湖里園堡田哥社區自來水</text:span><text:span text:style-name="T7">延管工程上湖里園堡田哥社</text:span><text:span text:style-name="T7">區自來水延管工程上湖里園</text:span><text:span text:style-name="T7">堡田哥社區自來水延管工程</text:span><text:span text:style-name="T7">上湖里園堡田哥社區自來水</text:span><text:span text:style-name="T7">延管工程上湖里園堡田哥社</text:span><text:span text:style-name="T7">區自來水延管工程上湖里園</text:span><text:span text:style-name="T7">堡田哥社區自來水延管工程</text:span><text:span text:style-name="T7">上湖里園堡田哥社區自來水</text:span><text:span text:style-name="T7">延管工程上湖里園堡田哥社</text:span><text:span text:style-name="T7">區自來水延管工程上湖里園</text:span><text:span text:style-name="T7">堡田哥社區自來水延管工程</text:span><text:span text:style-name="T7">上湖里園堡田哥社區自來水</text:span><text:span text:style-name="T7">延管工程上湖里園堡田哥社</text:span><text:span text:style-name="T7">區自來水延管工程上湖里園</text:span><text:span text:style-name="T7">堡田哥社區自來水延管工程</text:span><text:span text:style-name="T7">上湖里園堡田哥社區自來水</text:span><text:span text:style-name="T7">延管工程</text:span></text:p>
          </table:table-cell>
          <table:table-cell table:style-name="ce27" office:value-type="string">
            <text:p>楊梅區公所<text:span text:style-name="T7">楊梅區公所楊梅</text:span><text:span text:style-name="T7">區公所楊梅區公所楊梅區公</text:span><text:span text:style-name="T7">所楊梅區公所楊梅區公所楊</text:span><text:span text:style-name="T7">梅區公所楊梅區公所楊梅區</text:span><text:span text:style-name="T7">公所楊梅區公所楊梅區公所</text:span><text:span text:style-name="T7">楊梅區公所楊梅區公所楊梅</text:span><text:span text:style-name="T7">區公所楊梅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楊梅區公所<text:span text:style-name="T7">楊梅區公所楊梅</text:span><text:span text:style-name="T7">區公所楊梅區公所楊梅區公</text:span><text:span text:style-name="T7">所楊梅區公所楊梅區公所楊</text:span><text:span text:style-name="T7">梅區公所楊梅區公所楊梅區</text:span><text:span text:style-name="T7">公所楊梅區公所楊梅區公所</text:span><text:span text:style-name="T7">楊梅區公所楊梅區公所楊梅</text:span><text:span text:style-name="T7">區公所楊梅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周玉琴<text:span text:style-name="T7">周玉琴周玉琴周玉琴</text:span><text:span text:style-name="T7">周玉琴周玉琴周玉琴周玉琴</text:span><text:span text:style-name="T7">周玉琴周玉琴周玉琴周玉琴</text:span><text:span text:style-name="T7">周玉琴周玉琴周玉琴周玉琴</text:span></text:p>
          </table:table-cell>
          <table:table-cell table:style-name="ce10" office:value-type="string">
            <text:p>高山里鵬程萬里社區裝設路燈設備及高鵬路路面改善工程<text:span text:style-name="T7">高山里鵬程萬里社區裝設</text:span><text:span text:style-name="T7">路燈設備及高鵬路路面改善</text:span><text:span text:style-name="T7">工程高山里鵬程萬里社區裝</text:span><text:span text:style-name="T7">設路燈設備及高鵬路路面改</text:span><text:span text:style-name="T7">善工程高山里鵬程萬里社區</text:span><text:span text:style-name="T7">裝設路燈設備及高鵬路路面</text:span><text:span text:style-name="T7">改善工程高山里鵬程萬里社</text:span><text:span text:style-name="T7">區裝設路燈設備及高鵬路路</text:span><text:span text:style-name="T7">面改善工程高山里鵬程萬里</text:span><text:span text:style-name="T7">社區裝設路燈設備及高鵬路</text:span><text:span text:style-name="T7">路面改善工程高山里鵬程萬</text:span><text:span text:style-name="T7">里社區裝設路燈設備及高鵬</text:span><text:span text:style-name="T7">路路面改善工程高山里鵬程</text:span><text:span text:style-name="T7">萬里社區裝設路燈設備及高</text:span><text:span text:style-name="T7">鵬路路面改善工程高山里鵬</text:span><text:span text:style-name="T7">程萬里社區裝設路燈設備及</text:span><text:span text:style-name="T7">高鵬路路面改善工程高山里</text:span><text:span text:style-name="T7">鵬程萬里社區裝設路燈設備</text:span><text:span text:style-name="T7">及高鵬路路面改善工程高山</text:span><text:span text:style-name="T7">里鵬程萬里社區裝設路燈設</text:span><text:span text:style-name="T7">備及高鵬路路面改善工程高</text:span><text:span text:style-name="T7">山里鵬程萬里社區裝設路燈</text:span><text:span text:style-name="T7">設備及高鵬路路面改善工程</text:span><text:span text:style-name="T7">高山里鵬程萬里社區裝設路</text:span><text:span text:style-name="T7">燈設備及高鵬路路面改善工</text:span><text:span text:style-name="T7">程高山里鵬程萬里社區裝設</text:span><text:span text:style-name="T7">路燈設備及高鵬路路面改善</text:span><text:span text:style-name="T7">工程高山里鵬程萬里社區裝</text:span><text:span text:style-name="T7">設路燈設備及高鵬路路面改</text:span><text:span text:style-name="T7">善工程高山里鵬程萬里社區</text:span><text:span text:style-name="T7">裝設路燈設備及高鵬路路面</text:span><text:span text:style-name="T7">改善工程</text:span></text:p>
          </table:table-cell>
          <table:table-cell table:style-name="ce27" office:value-type="string">
            <text:p>楊梅區公所<text:span text:style-name="T7">楊梅區公所楊梅</text:span><text:span text:style-name="T7">區公所楊梅區公所楊梅區公</text:span><text:span text:style-name="T7">所楊梅區公所楊梅區公所楊</text:span><text:span text:style-name="T7">梅區公所楊梅區公所楊梅區</text:span><text:span text:style-name="T7">公所楊梅區公所楊梅區公所</text:span><text:span text:style-name="T7">楊梅區公所楊梅區公所楊梅</text:span><text:span text:style-name="T7">區公所楊梅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楊梅區公所<text:span text:style-name="T7">楊梅區公所楊梅</text:span><text:span text:style-name="T7">區公所楊梅區公所楊梅區公</text:span><text:span text:style-name="T7">所楊梅區公所楊梅區公所楊</text:span><text:span text:style-name="T7">梅區公所楊梅區公所楊梅區</text:span><text:span text:style-name="T7">公所楊梅區公所楊梅區公所</text:span><text:span text:style-name="T7">楊梅區公所楊梅區公所楊梅</text:span><text:span text:style-name="T7">區公所楊梅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周玉琴<text:span text:style-name="T7">周玉琴周玉琴周玉琴</text:span><text:span text:style-name="T7">周玉琴周玉琴周玉琴周玉琴</text:span><text:span text:style-name="T7">周玉琴周玉琴周玉琴周玉琴</text:span><text:span text:style-name="T7">周玉琴周玉琴周玉琴周玉琴</text:span></text:p>
          </table:table-cell>
          <table:table-cell table:style-name="ce10" office:value-type="string">
            <text:p>楊梅義消中等協勤及救災裝備器材<text:span text:style-name="T7">楊梅義消中等協勤及</text:span><text:span text:style-name="T7">救災裝備器材楊梅義消中等</text:span><text:span text:style-name="T7">協勤及救災裝備器材楊梅義</text:span><text:span text:style-name="T7">消中等協勤及救災裝備器材</text:span><text:span text:style-name="T7">楊梅義消中等協勤及救災裝</text:span><text:span text:style-name="T7">備器材楊梅義消中等協勤及</text:span><text:span text:style-name="T7">救災裝備器材楊梅義消中等</text:span><text:span text:style-name="T7">協勤及救災裝備器材楊梅義</text:span><text:span text:style-name="T7">消中等協勤及救災裝備器材</text:span><text:span text:style-name="T7">楊梅義消中等協勤及救災裝</text:span><text:span text:style-name="T7">備器材楊梅義消中等協勤及</text:span><text:span text:style-name="T7">救災裝備器材楊梅義消中等</text:span><text:span text:style-name="T7">協勤及救災裝備器材楊梅義</text:span><text:span text:style-name="T7">消中等協勤及救災裝備器材</text:span><text:span text:style-name="T7">楊梅義消中等協勤及救災裝</text:span><text:span text:style-name="T7">備器材楊梅義消中等協勤及</text:span><text:span text:style-name="T7">救災裝備器材楊梅義消中等</text:span><text:span text:style-name="T7">協勤及救災裝備器材楊梅義</text:span><text:span text:style-name="T7">消中等協勤及救災裝備器材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消防局消防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周玉琴<text:span text:style-name="T7">周玉琴周玉琴周玉琴</text:span><text:span text:style-name="T7">周玉琴周玉琴周玉琴周玉琴</text:span><text:span text:style-name="T7">周玉琴周玉琴周玉琴周玉琴</text:span><text:span text:style-name="T7">周玉琴周玉琴周玉琴周玉琴</text:span></text:p>
          </table:table-cell>
          <table:table-cell table:style-name="ce10" office:value-type="string">
            <text:p>校園增設遮雨棚暨警衛室含周邊整修工程<text:span text:style-name="T7">校園增設遮雨</text:span><text:span text:style-name="T7">棚暨警衛室含周邊整修工程</text:span><text:span text:style-name="T7">校園增設遮雨棚暨警衛室含</text:span><text:span text:style-name="T7">周邊整修工程校園增設遮雨</text:span><text:span text:style-name="T7">棚暨警衛室含周邊整修工程</text:span><text:span text:style-name="T7">校園增設遮雨棚暨警衛室含</text:span><text:span text:style-name="T7">周邊整修工程校園增設遮雨</text:span><text:span text:style-name="T7">棚暨警衛室含周邊整修工程</text:span><text:span text:style-name="T7">校園增設遮雨棚暨警衛室含</text:span><text:span text:style-name="T7">周邊整修工程校園增設遮雨</text:span><text:span text:style-name="T7">棚暨警衛室含周邊整修工程</text:span><text:span text:style-name="T7">校園增設遮雨棚暨警衛室含</text:span><text:span text:style-name="T7">周邊整修工程校園增設遮雨</text:span><text:span text:style-name="T7">棚暨警衛室含周邊整修工程</text:span><text:span text:style-name="T7">校園增設遮雨棚暨警衛室含</text:span><text:span text:style-name="T7">周邊整修工程校園增設遮雨</text:span><text:span text:style-name="T7">棚暨警衛室含周邊整修工程</text:span><text:span text:style-name="T7">校園增設遮雨棚暨警衛室含</text:span><text:span text:style-name="T7">周邊整修工程校園增設遮雨</text:span><text:span text:style-name="T7">棚暨警衛室含周邊整修工程</text:span><text:span text:style-name="T7">校園增設遮雨棚暨警衛室含</text:span><text:span text:style-name="T7">周邊整修工程校園增設遮雨</text:span><text:span text:style-name="T7">棚暨警衛室含周邊整修工程</text:span></text:p>
          </table:table-cell>
          <table:table-cell table:style-name="ce27" office:value-type="string">
            <text:p>楊光國中小<text:span text:style-name="T7">楊光國中小楊光</text:span><text:span text:style-name="T7">國中小楊光國中小楊光國中</text:span><text:span text:style-name="T7">小楊光國中小楊光國中小楊</text:span><text:span text:style-name="T7">光國中小楊光國中小楊光國</text:span><text:span text:style-name="T7">中小楊光國中小楊光國中小</text:span><text:span text:style-name="T7">楊光國中小楊光國中小楊光</text:span><text:span text:style-name="T7">國中小楊光國中小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楊光國中小<text:span text:style-name="T7">楊光國中小楊光</text:span><text:span text:style-name="T7">國中小楊光國中小楊光國中</text:span><text:span text:style-name="T7">小楊光國中小楊光國中小楊</text:span><text:span text:style-name="T7">光國中小楊光國中小楊光國</text:span><text:span text:style-name="T7">中小楊光國中小楊光國中小</text:span><text:span text:style-name="T7">楊光國中小楊光國中小楊光</text:span><text:span text:style-name="T7">國中小楊光國中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志強<text:span text:style-name="T7">林志強林志強林志強</text:span><text:span text:style-name="T7">林志強林志強林志強林志強</text:span><text:span text:style-name="T7">林志強林志強林志強林志強</text:span><text:span text:style-name="T7">林志強林志強林志強林志強</text:span></text:p>
          </table:table-cell>
          <table:table-cell table:style-name="ce6" office:value-type="string">
            <text:p>104<text:span text:style-name="T7">年度籃球場整修工程</text:span><text:span text:style-name="T7">104</text:span><text:span text:style-name="T7">年度籃球場整修工程</text:span><text:span text:style-name="T7">104</text:span><text:span text:style-name="T7">年度</text:span><text:span text:style-name="T7">籃球場整修工程</text:span><text:span text:style-name="T7">104</text:span><text:span text:style-name="T7">年度籃球</text:span><text:span text:style-name="T7">場整修工程</text:span><text:span text:style-name="T7">104</text:span><text:span text:style-name="T7">年度籃球場整</text:span><text:span text:style-name="T7">修工程</text:span><text:span text:style-name="T7">104</text:span><text:span text:style-name="T7">年度籃球場整修工</text:span><text:span text:style-name="T7">程</text:span><text:span text:style-name="T7">104</text:span><text:span text:style-name="T7">年度籃球場整修工程</text:span><text:span text:style-name="T7">104</text:span><text:span text:style-name="T7">年度籃球場整修工程</text:span><text:span text:style-name="T7">104</text:span><text:span text:style-name="T7">年度籃球場整修工程</text:span><text:span text:style-name="T7">104</text:span><text:span text:style-name="T7">年度</text:span><text:span text:style-name="T7">籃球場整修工程</text:span><text:span text:style-name="T7">104</text:span><text:span text:style-name="T7">年度籃球</text:span><text:span text:style-name="T7">場整修工程</text:span><text:span text:style-name="T7">104</text:span><text:span text:style-name="T7">年度籃球場整</text:span><text:span text:style-name="T7">修工程</text:span><text:span text:style-name="T7">104</text:span><text:span text:style-name="T7">年度籃球場整修工</text:span><text:span text:style-name="T7">程</text:span><text:span text:style-name="T7">104</text:span><text:span text:style-name="T7">年度籃球場整修工程</text:span><text:span text:style-name="T7">104</text:span><text:span text:style-name="T7">年度籃球場整修工程</text:span><text:span text:style-name="T7">104</text:span><text:span text:style-name="T7">年度籃球場整修工程</text:span></text:p>
          </table:table-cell>
          <table:table-cell table:style-name="ce27" office:value-type="string">
            <text:p>文昌國中<text:span text:style-name="T7">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000">
            <text:p>1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文昌國中<text:span text:style-name="T7">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文昌國中文昌國中</text:span><text:span text:style-name="T7">文昌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劉仁照<text:span text:style-name="T7">劉仁照劉仁照劉仁照</text:span><text:span text:style-name="T7">劉仁照劉仁照劉仁照劉仁照</text:span><text:span text:style-name="T7">劉仁照劉仁照劉仁照劉仁照</text:span><text:span text:style-name="T7">劉仁照劉仁照劉仁照劉仁照</text:span></text:p>
          </table:table-cell>
          <table:table-cell table:style-name="ce6" office:value-type="string">
            <text:p>104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text:span text:style-name="T7">104</text:span><text:span text:style-name="T7">年度明日學校教學設備</text:span></text:p>
          </table:table-cell>
          <table:table-cell table:style-name="ce27" office:value-type="string">
            <text:p>宋屋國小<text:span text:style-name="T7">宋屋國小宋屋國小</text:span><text:span text:style-name="T7">宋屋國小宋屋國小宋屋國小</text:span><text:span text:style-name="T7">宋屋國小宋屋國小宋屋國小</text:span><text:span text:style-name="T7">宋屋國小宋屋國小宋屋國小</text:span><text:span text:style-name="T7">宋屋國小宋屋國小宋屋國小</text:span><text:span text:style-name="T7">宋屋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010">
            <text:p>1,01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宋屋國小<text:span text:style-name="T7">宋屋國小宋屋國小</text:span><text:span text:style-name="T7">宋屋國小宋屋國小宋屋國小</text:span><text:span text:style-name="T7">宋屋國小宋屋國小宋屋國小</text:span><text:span text:style-name="T7">宋屋國小宋屋國小宋屋國小</text:span><text:span text:style-name="T7">宋屋國小宋屋國小宋屋國小</text:span><text:span text:style-name="T7">宋屋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周玉琴<text:span text:style-name="T7">周玉琴周玉琴周玉琴</text:span><text:span text:style-name="T7">周玉琴周玉琴周玉琴周玉琴</text:span><text:span text:style-name="T7">周玉琴周玉琴周玉琴周玉琴</text:span><text:span text:style-name="T7">周玉琴周玉琴周玉琴周玉琴</text:span></text:p>
          </table:table-cell>
          <table:table-cell table:style-name="ce10" office:value-type="string">
            <text:p>改善圖書館空間環境<text:span text:style-name="T7">改善圖</text:span><text:span text:style-name="T7">書館空間環境改善圖書館空</text:span><text:span text:style-name="T7">間環境改善圖書館空間環境</text:span><text:span text:style-name="T7">改善圖書館空間環境改善圖</text:span><text:span text:style-name="T7">書館空間環境改善圖書館空</text:span><text:span text:style-name="T7">間環境改善圖書館空間環境</text:span><text:span text:style-name="T7">改善圖書館空間環境改善圖</text:span><text:span text:style-name="T7">書館空間環境改善圖書館空</text:span><text:span text:style-name="T7">間環境改善圖書館空間環境</text:span><text:span text:style-name="T7">改善圖書館空間環境改善圖</text:span><text:span text:style-name="T7">書館空間環境改善圖書館空</text:span><text:span text:style-name="T7">間環境改善圖書館空間環境</text:span></text:p>
          </table:table-cell>
          <table:table-cell table:style-name="ce27" office:value-type="string">
            <text:p>楊光國中小<text:span text:style-name="T7">楊光國中小楊光</text:span><text:span text:style-name="T7">國中小楊光國中小楊光國中</text:span><text:span text:style-name="T7">小楊光國中小楊光國中小楊</text:span><text:span text:style-name="T7">光國中小楊光國中小楊光國</text:span><text:span text:style-name="T7">中小楊光國中小楊光國中小</text:span><text:span text:style-name="T7">楊光國中小楊光國中小楊光</text:span><text:span text:style-name="T7">國中小楊光國中小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100">
            <text:p>1,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楊光國中小<text:span text:style-name="T7">楊光國中小楊光</text:span><text:span text:style-name="T7">國中小楊光國中小楊光國中</text:span><text:span text:style-name="T7">小楊光國中小楊光國中小楊</text:span><text:span text:style-name="T7">光國中小楊光國中小楊光國</text:span><text:span text:style-name="T7">中小楊光國中小楊光國中小</text:span><text:span text:style-name="T7">楊光國中小楊光國中小楊光</text:span><text:span text:style-name="T7">國中小楊光國中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萬美玲<text:span text:style-name="T7">萬美玲萬美玲萬美玲</text:span><text:span text:style-name="T7">萬美玲萬美玲萬美玲萬美玲</text:span><text:span text:style-name="T7">萬美玲萬美玲萬美玲萬美玲</text:span><text:span text:style-name="T7">萬美玲萬美玲萬美玲萬美玲</text:span></text:p>
          </table:table-cell>
          <table:table-cell table:style-name="ce10" office:value-type="string">
            <text:p>師生畫廊展示架整修暨空間安全改善工程<text:span text:style-name="T7">師生畫廊展示</text:span><text:span text:style-name="T7">架整修暨空間安全改善工程</text:span><text:span text:style-name="T7">師生畫廊展示架整修暨空間</text:span><text:span text:style-name="T7">安全改善工程師生畫廊展示</text:span><text:span text:style-name="T7">架整修暨空間安全改善工程</text:span><text:span text:style-name="T7">師生畫廊展示架整修暨空間</text:span><text:span text:style-name="T7">安全改善工程師生畫廊展示</text:span><text:span text:style-name="T7">架整修暨空間安全改善工程</text:span><text:span text:style-name="T7">師生畫廊展示架整修暨空間</text:span><text:span text:style-name="T7">安全改善工程師生畫廊展示</text:span><text:span text:style-name="T7">架整修暨空間安全改善工程</text:span><text:span text:style-name="T7">師生畫廊展示架整修暨空間</text:span><text:span text:style-name="T7">安全改善工程師生畫廊展示</text:span><text:span text:style-name="T7">架整修暨空間安全改善工程</text:span><text:span text:style-name="T7">師生畫廊展示架整修暨空間</text:span><text:span text:style-name="T7">安全改善工程師生畫廊展示</text:span><text:span text:style-name="T7">架整修暨空間安全改善工程</text:span><text:span text:style-name="T7">師生畫廊展示架整修暨空間</text:span><text:span text:style-name="T7">安全改善工程師生畫廊展示</text:span><text:span text:style-name="T7">架整修暨空間安全改善工程</text:span><text:span text:style-name="T7">師生畫廊展示架整修暨空間</text:span><text:span text:style-name="T7">安全改善工程師生畫廊展示</text:span><text:span text:style-name="T7">架整修暨空間安全改善工程</text:span></text:p>
          </table:table-cell>
          <table:table-cell table:style-name="ce27" office:value-type="string">
            <text:p>青溪國小<text:span text:style-name="T7">青溪國小青溪國小</text:span><text:span text:style-name="T7">青溪國小青溪國小青溪國小</text:span><text:span text:style-name="T7">青溪國小青溪國小青溪國小</text:span><text:span text:style-name="T7">青溪國小青溪國小青溪國小</text:span><text:span text:style-name="T7">青溪國小青溪國小青溪國小</text:span><text:span text:style-name="T7">青溪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200">
            <text:p>1,2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青溪國小<text:span text:style-name="T7">青溪國小青溪國小</text:span><text:span text:style-name="T7">青溪國小青溪國小青溪國小</text:span><text:span text:style-name="T7">青溪國小青溪國小青溪國小</text:span><text:span text:style-name="T7">青溪國小青溪國小青溪國小</text:span><text:span text:style-name="T7">青溪國小青溪國小青溪國小</text:span><text:span text:style-name="T7">青溪國小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政賢<text:span text:style-name="T7">林政賢林政賢林政賢</text:span><text:span text:style-name="T7">林政賢林政賢林政賢林政賢</text:span><text:span text:style-name="T7">林政賢林政賢林政賢林政賢</text:span><text:span text:style-name="T7">林政賢林政賢林政賢林政賢</text:span></text:p>
          </table:table-cell>
          <table:table-cell table:style-name="ce6" office:value-type="string">
            <text:p>104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text:span text:style-name="T7">104</text:span><text:span text:style-name="T7">年度校舍防漏整修工程</text:span></text:p>
          </table:table-cell>
          <table:table-cell table:style-name="ce27" office:value-type="string">
            <text:p>福豐國中<text:span text:style-name="T7">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200">
            <text:p>1,2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福豐國中<text:span text:style-name="T7">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邱素芬<text:span text:style-name="T7">邱素芬邱素芬邱素芬</text:span><text:span text:style-name="T7">邱素芬邱素芬邱素芬邱素芬</text:span><text:span text:style-name="T7">邱素芬邱素芬邱素芬邱素芬</text:span><text:span text:style-name="T7">邱素芬邱素芬邱素芬邱素芬</text:span></text:p>
          </table:table-cell>
          <table:table-cell table:style-name="ce10" office:value-type="string">
            <text:p>無聲廣播教學設備<text:span text:style-name="T7">無聲廣播</text:span><text:span text:style-name="T7">教學設備無聲廣播教學設備</text:span><text:span text:style-name="T7">無聲廣播教學設備無聲廣播</text:span><text:span text:style-name="T7">教學設備無聲廣播教學設備</text:span><text:span text:style-name="T7">無聲廣播教學設備無聲廣播</text:span><text:span text:style-name="T7">教學設備無聲廣播教學設備</text:span><text:span text:style-name="T7">無聲廣播教學設備無聲廣播</text:span><text:span text:style-name="T7">教學設備無聲廣播教學設備</text:span><text:span text:style-name="T7">無聲廣播教學設備無聲廣播</text:span><text:span text:style-name="T7">教學設備無聲廣播教學設備</text:span><text:span text:style-name="T7">無聲廣播教學設備</text:span></text:p>
          </table:table-cell>
          <table:table-cell table:style-name="ce27" office:value-type="string">
            <text:p>大有國小<text:span text:style-name="T7">大有國小大有國小</text:span><text:span text:style-name="T7">大有國小大有國小大有國小</text:span><text:span text:style-name="T7">大有國小大有國小大有國小</text:span><text:span text:style-name="T7">大有國小大有國小大有國小</text:span><text:span text:style-name="T7">大有國小大有國小大有國小</text:span><text:span text:style-name="T7">大有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200">
            <text:p>1,2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大有國小<text:span text:style-name="T7">大有國小大有國小</text:span><text:span text:style-name="T7">大有國小大有國小大有國小</text:span><text:span text:style-name="T7">大有國小大有國小大有國小</text:span><text:span text:style-name="T7">大有國小大有國小大有國小</text:span><text:span text:style-name="T7">大有國小大有國小大有國小</text:span><text:span text:style-name="T7">大有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郭麗華<text:span text:style-name="T7">郭麗華郭麗華郭麗華</text:span><text:span text:style-name="T7">郭麗華郭麗華郭麗華郭麗華</text:span><text:span text:style-name="T7">郭麗華郭麗華郭麗華郭麗華</text:span><text:span text:style-name="T7">郭麗華郭麗華郭麗華郭麗華</text:span></text:p>
          </table:table-cell>
          <table:table-cell table:style-name="ce10" office:value-type="string">
            <text:p>改善校園環境地坪工程<text:span text:style-name="T7">改善</text:span><text:span text:style-name="T7">校園環境地坪工程改善校園</text:span><text:span text:style-name="T7">環境地坪工程改善校園環境</text:span><text:span text:style-name="T7">地坪工程改善校園環境地坪</text:span><text:span text:style-name="T7">工程改善校園環境地坪工程</text:span><text:span text:style-name="T7">改善校園環境地坪工程改善</text:span><text:span text:style-name="T7">校園環境地坪工程改善校園</text:span><text:span text:style-name="T7">環境地坪工程改善校園環境</text:span><text:span text:style-name="T7">地坪工程改善校園環境地坪</text:span><text:span text:style-name="T7">工程改善校園環境地坪工程</text:span><text:span text:style-name="T7">改善校園環境地坪工程改善</text:span><text:span text:style-name="T7">校園環境地坪工程改善校園</text:span><text:span text:style-name="T7">環境地坪工程改善校園環境</text:span><text:span text:style-name="T7">地坪工程</text:span></text:p>
          </table:table-cell>
          <table:table-cell table:style-name="ce27" office:value-type="string">
            <text:p>錦興國小<text:span text:style-name="T7">錦興國小錦興國小</text:span><text:span text:style-name="T7">錦興國小錦興國小錦興國小</text:span><text:span text:style-name="T7">錦興國小錦興國小錦興國小</text:span><text:span text:style-name="T7">錦興國小錦興國小錦興國小</text:span><text:span text:style-name="T7">錦興國小錦興國小錦興國小</text:span><text:span text:style-name="T7">錦興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200">
            <text:p>1,2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錦興國小<text:span text:style-name="T7">錦興國小錦興國小</text:span><text:span text:style-name="T7">錦興國小錦興國小錦興國小</text:span><text:span text:style-name="T7">錦興國小錦興國小錦興國小</text:span><text:span text:style-name="T7">錦興國小錦興國小錦興國小</text:span><text:span text:style-name="T7">錦興國小錦興國小錦興國小</text:span><text:span text:style-name="T7">錦興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游吾和<text:span text:style-name="T7">游吾和游吾和游吾和</text:span><text:span text:style-name="T7">游吾和游吾和游吾和游吾和</text:span><text:span text:style-name="T7">游吾和游吾和游吾和游吾和</text:span><text:span text:style-name="T7">游吾和游吾和游吾和游吾和</text:span></text:p>
          </table:table-cell>
          <table:table-cell table:style-name="ce10" office:value-type="string">
            <text:p>創新樓牆面防水工程<text:span text:style-name="T7">創新樓</text:span><text:span text:style-name="T7">牆面防水工程創新樓牆面防</text:span><text:span text:style-name="T7">水工程創新樓牆面防水工程</text:span><text:span text:style-name="T7">創新樓牆面防水工程創新樓</text:span><text:span text:style-name="T7">牆面防水工程創新樓牆面防</text:span><text:span text:style-name="T7">水工程創新樓牆面防水工程</text:span><text:span text:style-name="T7">創新樓牆面防水工程創新樓</text:span><text:span text:style-name="T7">牆面防水工程創新樓牆面防</text:span><text:span text:style-name="T7">水工程創新樓牆面防水工程</text:span><text:span text:style-name="T7">創新樓牆面防水工程創新樓</text:span><text:span text:style-name="T7">牆面防水工程創新樓牆面防</text:span><text:span text:style-name="T7">水工程創新樓牆面防水工程</text:span></text:p>
          </table:table-cell>
          <table:table-cell table:style-name="ce27" office:value-type="string">
            <text:p>竹圍國中<text:span text:style-name="T7">竹圍國中竹圍國中</text:span><text:span text:style-name="T7">竹圍國中竹圍國中竹圍國中</text:span><text:span text:style-name="T7">竹圍國中竹圍國中竹圍國中</text:span><text:span text:style-name="T7">竹圍國中竹圍國中竹圍國中</text:span><text:span text:style-name="T7">竹圍國中竹圍國中竹圍國中</text:span><text:span text:style-name="T7">竹圍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200">
            <text:p>1,2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竹圍國中<text:span text:style-name="T7">竹圍國中竹圍國中</text:span><text:span text:style-name="T7">竹圍國中竹圍國中竹圍國中</text:span><text:span text:style-name="T7">竹圍國中竹圍國中竹圍國中</text:span><text:span text:style-name="T7">竹圍國中竹圍國中竹圍國中</text:span><text:span text:style-name="T7">竹圍國中竹圍國中竹圍國中</text:span><text:span text:style-name="T7">竹圍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舒翠玲<text:span text:style-name="T7">舒翠玲舒翠玲舒翠玲</text:span><text:span text:style-name="T7">舒翠玲舒翠玲舒翠玲舒翠玲</text:span><text:span text:style-name="T7">舒翠玲舒翠玲舒翠玲舒翠玲</text:span><text:span text:style-name="T7">舒翠玲舒翠玲舒翠玲舒翠玲</text:span></text:p>
          </table:table-cell>
          <table:table-cell table:style-name="ce10" office:value-type="string">
            <text:p>廚房周邊地坪與沙坑遊戲區安全防護工程<text:span text:style-name="T7">廚房周邊地坪</text:span><text:span text:style-name="T7">與沙坑遊戲區安全防護工程</text:span><text:span text:style-name="T7">廚房周邊地坪與沙坑遊戲區</text:span><text:span text:style-name="T7">安全防護工程廚房周邊地坪</text:span><text:span text:style-name="T7">與沙坑遊戲區安全防護工程</text:span><text:span text:style-name="T7">廚房周邊地坪與沙坑遊戲區</text:span><text:span text:style-name="T7">安全防護工程廚房周邊地坪</text:span><text:span text:style-name="T7">與沙坑遊戲區安全防護工程</text:span><text:span text:style-name="T7">廚房周邊地坪與沙坑遊戲區</text:span><text:span text:style-name="T7">安全防護工程廚房周邊地坪</text:span><text:span text:style-name="T7">與沙坑遊戲區安全防護工程</text:span><text:span text:style-name="T7">廚房周邊地坪與沙坑遊戲區</text:span><text:span text:style-name="T7">安全防護工程廚房周邊地坪</text:span><text:span text:style-name="T7">與沙坑遊戲區安全防護工程</text:span><text:span text:style-name="T7">廚房周邊地坪與沙坑遊戲區</text:span><text:span text:style-name="T7">安全防護工程廚房周邊地坪</text:span><text:span text:style-name="T7">與沙坑遊戲區安全防護工程</text:span><text:span text:style-name="T7">廚房周邊地坪與沙坑遊戲區</text:span><text:span text:style-name="T7">安全防護工程廚房周邊地坪</text:span><text:span text:style-name="T7">與沙坑遊戲區安全防護工程</text:span><text:span text:style-name="T7">廚房周邊地坪與沙坑遊戲區</text:span><text:span text:style-name="T7">安全防護工程廚房周邊地坪</text:span><text:span text:style-name="T7">與沙坑遊戲區安全防護工程</text:span></text:p>
          </table:table-cell>
          <table:table-cell table:style-name="ce27" office:value-type="string">
            <text:p>瑞塘國小<text:span text:style-name="T7">瑞塘國小瑞塘國小</text:span><text:span text:style-name="T7">瑞塘國小瑞塘國小瑞塘國小</text:span><text:span text:style-name="T7">瑞塘國小瑞塘國小瑞塘國小</text:span><text:span text:style-name="T7">瑞塘國小瑞塘國小瑞塘國小</text:span><text:span text:style-name="T7">瑞塘國小瑞塘國小瑞塘國小</text:span><text:span text:style-name="T7">瑞塘國小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200">
            <text:p>1,2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瑞塘國小<text:span text:style-name="T7">瑞塘國小瑞塘國小</text:span><text:span text:style-name="T7">瑞塘國小瑞塘國小瑞塘國小</text:span><text:span text:style-name="T7">瑞塘國小瑞塘國小瑞塘國小</text:span><text:span text:style-name="T7">瑞塘國小瑞塘國小瑞塘國小</text:span><text:span text:style-name="T7">瑞塘國小瑞塘國小瑞塘國小</text:span><text:span text:style-name="T7">瑞塘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蘇家明<text:span text:style-name="T7">蘇家明蘇家明蘇家明</text:span><text:span text:style-name="T7">蘇家明蘇家明蘇家明蘇家明</text:span><text:span text:style-name="T7">蘇家明蘇家明蘇家明蘇家明</text:span><text:span text:style-name="T7">蘇家明蘇家明蘇家明蘇家明</text:span></text:p>
          </table:table-cell>
          <table:table-cell table:style-name="ce10" office:value-type="string">
            <text:p>建置智慧校園<text:span text:style-name="T7">建置智慧校園</text:span><text:span text:style-name="T7">建置智慧校園建置智慧校園</text:span><text:span text:style-name="T7">建置智慧校園建置智慧校園</text:span><text:span text:style-name="T7">建置智慧校園建置智慧校園</text:span><text:span text:style-name="T7">建置智慧校園建置智慧校園</text:span><text:span text:style-name="T7">建置智慧校園建置智慧校園</text:span><text:span text:style-name="T7">建置智慧校園建置智慧校園</text:span><text:span text:style-name="T7">建置智慧校園建置智慧校園</text:span></text:p>
          </table:table-cell>
          <table:table-cell table:style-name="ce27" office:value-type="string">
            <text:p>經國國中<text:span text:style-name="T7">經國國中經國國中</text:span><text:span text:style-name="T7">經國國中經國國中經國國中</text:span><text:span text:style-name="T7">經國國中經國國中經國國中</text:span><text:span text:style-name="T7">經國國中經國國中經國國中</text:span><text:span text:style-name="T7">經國國中經國國中經國國中</text:span><text:span text:style-name="T7">經國國中</text:span></text:p>
          </table:table-cell>
          <table:table-cell table:style-name="ce41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224">
            <text:p>1,22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7" office:value-type="string">
            <text:p>經國國中<text:span text:style-name="T7">經國國中經國國中</text:span><text:span text:style-name="T7">經國國中經國國中經國國中</text:span><text:span text:style-name="T7">經國國中經國國中經國國中</text:span><text:span text:style-name="T7">經國國中經國國中經國國中</text:span><text:span text:style-name="T7">經國國中經國國中經國國中</text:span><text:span text:style-name="T7">經國國中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謝彰文<text:span text:style-name="T7">謝彰文謝彰文謝彰文</text:span><text:span text:style-name="T7">謝彰文謝彰文謝彰文謝彰文</text:span><text:span text:style-name="T7">謝彰文謝彰文謝彰文謝彰文</text:span><text:span text:style-name="T7">謝彰文謝彰文謝彰文謝彰文</text:span></text:p>
          </table:table-cell>
          <table:table-cell table:style-name="ce6" office:value-type="string">
            <text:p>飲水機更新<text:span text:style-name="T7">飲水機更新飲水</text:span><text:span text:style-name="T7">機更新飲水機更新飲水機更</text:span><text:span text:style-name="T7">新飲水機更新飲水機更新飲</text:span><text:span text:style-name="T7">水機更新飲水機更新飲水機</text:span><text:span text:style-name="T7">更新飲水機更新飲水機更新</text:span><text:span text:style-name="T7">飲水機更新飲水機更新飲水</text:span><text:span text:style-name="T7">機更新飲水機更新</text:span></text:p>
          </table:table-cell>
          <table:table-cell table:style-name="ce28" office:value-type="string">
            <text:p>忠貞國小<text:span text:style-name="T7">忠貞國小忠貞國小</text:span><text:span text:style-name="T7">忠貞國小忠貞國小忠貞國小</text:span><text:span text:style-name="T7">忠貞國小忠貞國小忠貞國小</text:span><text:span text:style-name="T7">忠貞國小忠貞國小忠貞國小</text:span><text:span text:style-name="T7">忠貞國小忠貞國小忠貞國小</text:span><text:span text:style-name="T7">忠貞國小</text:span></text:p>
          </table:table-cell>
          <table:table-cell table:style-name="ce42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250">
            <text:p>1,25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8" office:value-type="string">
            <text:p>忠貞國小<text:span text:style-name="T7">忠貞國小忠貞國小</text:span><text:span text:style-name="T7">忠貞國小忠貞國小忠貞國小</text:span><text:span text:style-name="T7">忠貞國小忠貞國小忠貞國小</text:span><text:span text:style-name="T7">忠貞國小忠貞國小忠貞國小</text:span><text:span text:style-name="T7">忠貞國小忠貞國小忠貞國小</text:span><text:span text:style-name="T7">忠貞國小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蘇家明<text:span text:style-name="T7">蘇家明蘇家明蘇家明</text:span><text:span text:style-name="T7">蘇家明蘇家明蘇家明蘇家明</text:span><text:span text:style-name="T7">蘇家明蘇家明蘇家明蘇家明</text:span><text:span text:style-name="T7">蘇家明蘇家明蘇家明蘇家明</text:span></text:p>
          </table:table-cell>
          <table:table-cell table:style-name="ce6" office:value-type="string">
            <text:p>104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text:span text:style-name="T7">104</text:span><text:span text:style-name="T7">年度</text:span><text:span text:style-name="T7">充實電腦教學設備改善計畫</text:span><text:span text:style-name="T7">104</text:span>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text:span text:style-name="T7">104</text:span><text:span text:style-name="T7">年度</text:span><text:span text:style-name="T7">充實電腦教學設備改善計畫</text:span><text:span text:style-name="T7">104</text:span>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text:span text:style-name="T7">104</text:span><text:span text:style-name="T7">年度</text:span><text:span text:style-name="T7">充實電腦教學設備改善計畫</text:span><text:span text:style-name="T7">104</text:span><text:span text:style-name="T7">年度充實電腦教學設備改</text:span><text:span text:style-name="T7">善計畫</text:span><text:span text:style-name="T7">104</text:span><text:span text:style-name="T7">年度充實電腦教學</text:span><text:span text:style-name="T7">設備改善計畫</text:span><text:span text:style-name="T7">104</text:span><text:span text:style-name="T7">年度充實電</text:span><text:span text:style-name="T7">腦教學設備改善計畫</text:span><text:span text:style-name="T7">104</text:span><text:span text:style-name="T7">年度</text:span><text:span text:style-name="T7">充實電腦教學設備改善計畫</text:span></text:p>
          </table:table-cell>
          <table:table-cell table:style-name="ce28" office:value-type="string">
            <text:p>同德國中<text:span text:style-name="T7">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</text:span></text:p>
          </table:table-cell>
          <table:table-cell table:style-name="ce42" office:value-type="string">
            <text:p>無<text:span text:style-name="T7">無無無無無無無無無無無</text:span><text:span text:style-name="T7">無無無無</text:span></text:p>
          </table:table-cell>
          <table:table-cell table:style-name="ce49" office:value-type="float" office:value="1276">
            <text:p>1,276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</text:span></text:p>
          </table:table-cell>
          <table:table-cell table:style-name="ce28" office:value-type="string">
            <text:p>同德國中<text:span text:style-name="T7">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同德國中同德國中</text:span><text:span text:style-name="T7">同德國中</text:span></text:p>
          </table:table-cell>
          <table:table-cell table:style-name="ce7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黃婉如<text:span text:style-name="T7">黃婉如黃婉如黃婉如</text:span><text:span text:style-name="T7">黃婉如黃婉如黃婉如黃婉如</text:span><text:span text:style-name="T7">黃婉如黃婉如黃婉如黃婉如</text:span><text:span text:style-name="T7">黃婉如黃婉如黃婉如</text:span></text:p>
          </table:table-cell>
          <table:table-cell table:style-name="ce10" office:value-type="string">
            <text:p>資訊設備更新採購<text:span text:style-name="T7">資訊設備</text:span><text:span text:style-name="T7">更新採購資訊設備更新採購</text:span><text:span text:style-name="T7">資訊設備更新採購資訊設備</text:span><text:span text:style-name="T7">更新採購資訊設備更新採購</text:span><text:span text:style-name="T7">資訊設備更新採購資訊設備</text:span><text:span text:style-name="T7">更新採購資訊設備更新採購</text:span><text:span text:style-name="T7">資訊設備更新採購資訊設備</text:span><text:span text:style-name="T7">更新採購資訊設備更新採購</text:span><text:span text:style-name="T7">資訊設備更新採購資訊設備</text:span><text:span text:style-name="T7">更新採購資訊設備更新採購</text:span></text:p>
          </table:table-cell>
          <table:table-cell table:style-name="ce27" office:value-type="string">
            <text:p>建國國小<text:span text:style-name="T7">建國國小建國國小</text:span><text:span text:style-name="T7">建國國小建國國小建國國小</text:span><text:span text:style-name="T7">建國國小建國國小建國國小</text:span><text:span text:style-name="T7">建國國小建國國小建國國小</text:span><text:span text:style-name="T7">建國國小建國國小建國國小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300">
            <text:p>1,3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建國國小<text:span text:style-name="T7">建國國小建國國小</text:span><text:span text:style-name="T7">建國國小建國國小建國國小</text:span><text:span text:style-name="T7">建國國小建國國小建國國小</text:span><text:span text:style-name="T7">建國國小建國國小建國國小</text:span><text:span text:style-name="T7">建國國小建國國小建國國小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徐其萬<text:span text:style-name="T7">徐其萬徐其萬徐其萬</text:span><text:span text:style-name="T7">徐其萬徐其萬徐其萬徐其萬</text:span><text:span text:style-name="T7">徐其萬徐其萬徐其萬徐其萬</text:span><text:span text:style-name="T7">徐其萬徐其萬徐其萬</text:span></text:p>
          </table:table-cell>
          <table:table-cell table:style-name="ce10" office:value-type="string">
            <text:p>運動場周邊鋪面整建工程<text:span text:style-name="T7">運</text:span><text:span text:style-name="T7">動場周邊鋪面整建工程運動</text:span><text:span text:style-name="T7">場周邊鋪面整建工程運動場</text:span><text:span text:style-name="T7">周邊鋪面整建工程運動場周</text:span><text:span text:style-name="T7">邊鋪面整建工程運動場周邊</text:span><text:span text:style-name="T7">鋪面整建工程運動場周邊鋪</text:span><text:span text:style-name="T7">面整建工程運動場周邊鋪面</text:span><text:span text:style-name="T7">整建工程運動場周邊鋪面整</text:span><text:span text:style-name="T7">建工程運動場周邊鋪面整建</text:span><text:span text:style-name="T7">工程運動場周邊鋪面整建工</text:span><text:span text:style-name="T7">程運動場周邊鋪面整建工程</text:span><text:span text:style-name="T7">運動場周邊鋪面整建工程運</text:span><text:span text:style-name="T7">動場周邊鋪面整建工程運動</text:span><text:span text:style-name="T7">場周邊鋪面整建工程</text:span></text:p>
          </table:table-cell>
          <table:table-cell table:style-name="ce27" office:value-type="string">
            <text:p>溪海國小<text:span text:style-name="T7">溪海國小溪海國小</text:span><text:span text:style-name="T7">溪海國小溪海國小溪海國小</text:span><text:span text:style-name="T7">溪海國小溪海國小溪海國小</text:span><text:span text:style-name="T7">溪海國小溪海國小溪海國小</text:span><text:span text:style-name="T7">溪海國小溪海國小溪海國小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300">
            <text:p>1,3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溪海國小<text:span text:style-name="T7">溪海國小溪海國小</text:span><text:span text:style-name="T7">溪海國小溪海國小溪海國小</text:span><text:span text:style-name="T7">溪海國小溪海國小溪海國小</text:span><text:span text:style-name="T7">溪海國小溪海國小溪海國小</text:span><text:span text:style-name="T7">溪海國小溪海國小溪海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徐玉樹<text:span text:style-name="T7">徐玉樹徐玉樹徐玉樹</text:span><text:span text:style-name="T7">徐玉樹徐玉樹徐玉樹徐玉樹</text:span><text:span text:style-name="T7">徐玉樹徐玉樹徐玉樹徐玉樹</text:span><text:span text:style-name="T7">徐玉樹徐玉樹徐玉樹</text:span></text:p>
          </table:table-cell>
          <table:table-cell table:style-name="ce10" office:value-type="string">
            <text:p>校園活化計畫校史室整建工程<text:span text:style-name="T7">校園活化計畫校史室整建</text:span><text:span text:style-name="T7">工程校園活化計畫校史室整</text:span><text:span text:style-name="T7">建工程校園活化計畫校史室</text:span><text:span text:style-name="T7">整建工程校園活化計畫校史</text:span><text:span text:style-name="T7">室整建工程校園活化計畫校</text:span><text:span text:style-name="T7">史室整建工程校園活化計畫</text:span><text:span text:style-name="T7">校史室整建工程校園活化計</text:span><text:span text:style-name="T7">畫校史室整建工程校園活化</text:span><text:span text:style-name="T7">計畫校史室整建工程校園活</text:span><text:span text:style-name="T7">化計畫校史室整建工程校園</text:span><text:span text:style-name="T7">活化計畫校史室整建工程校</text:span><text:span text:style-name="T7">園活化計畫校史室整建工程</text:span><text:span text:style-name="T7">校園活化計畫校史室整建工</text:span><text:span text:style-name="T7">程校園活化計畫校史室整建</text:span><text:span text:style-name="T7">工程校園活化計畫校史室整</text:span><text:span text:style-name="T7">建工程</text:span></text:p>
          </table:table-cell>
          <table:table-cell table:style-name="ce27" office:value-type="string">
            <text:p>石門國中<text:span text:style-name="T7">石門國中石門國中</text:span><text:span text:style-name="T7">石門國中石門國中石門國中</text:span><text:span text:style-name="T7">石門國中石門國中石門國中</text:span><text:span text:style-name="T7">石門國中石門國中石門國中</text:span><text:span text:style-name="T7">石門國中石門國中石門國中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320">
            <text:p>1,32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石門國中<text:span text:style-name="T7">石門國中石門國中</text:span><text:span text:style-name="T7">石門國中石門國中石門國中</text:span><text:span text:style-name="T7">石門國中石門國中石門國中</text:span><text:span text:style-name="T7">石門國中石門國中石門國中</text:span><text:span text:style-name="T7">石門國中石門國中石門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黃敬平<text:span text:style-name="T7">黃敬平黃敬平黃敬平</text:span><text:span text:style-name="T7">黃敬平黃敬平黃敬平黃敬平</text:span><text:span text:style-name="T7">黃敬平黃敬平黃敬平黃敬平</text:span><text:span text:style-name="T7">黃敬平黃敬平黃敬平</text:span></text:p>
          </table:table-cell>
          <table:table-cell table:style-name="ce6" office:value-type="string">
            <text:p>104<text:span text:style-name="T7">年度平鎮區東勢里等公有</text:span><text:span text:style-name="T7">路燈新設工程</text:span><text:span text:style-name="T7">104</text:span><text:span text:style-name="T7">年度平鎮區</text:span><text:span text:style-name="T7">東勢里等公有路燈新設工程</text:span><text:span text:style-name="T7">104</text:span><text:span text:style-name="T7">年度平鎮區東勢里等公有</text:span><text:span text:style-name="T7">路燈新設工程</text:span><text:span text:style-name="T7">104</text:span><text:span text:style-name="T7">年度平鎮區</text:span><text:span text:style-name="T7">東勢里等公有路燈新設工程</text:span><text:span text:style-name="T7">104</text:span><text:span text:style-name="T7">年度平鎮區東勢里等公有</text:span><text:span text:style-name="T7">路燈新設工程</text:span><text:span text:style-name="T7">104</text:span><text:span text:style-name="T7">年度平鎮區</text:span><text:span text:style-name="T7">東勢里等公有路燈新設工程</text:span><text:span text:style-name="T7">104</text:span><text:span text:style-name="T7">年度平鎮區東勢里等公有</text:span><text:span text:style-name="T7">路燈新設工程</text:span><text:span text:style-name="T7">104</text:span><text:span text:style-name="T7">年度平鎮區</text:span><text:span text:style-name="T7">東勢里等公有路燈新設工程</text:span><text:span text:style-name="T7">104</text:span><text:span text:style-name="T7">年度平鎮區東勢里等公有</text:span><text:span text:style-name="T7">路燈新設工程</text:span><text:span text:style-name="T7">104</text:span><text:span text:style-name="T7">年度平鎮區</text:span><text:span text:style-name="T7">東勢里等公有路燈新設工程</text:span><text:span text:style-name="T7">104</text:span><text:span text:style-name="T7">年度平鎮區東勢里等公有</text:span><text:span text:style-name="T7">路燈新設工程</text:span><text:span text:style-name="T7">104</text:span><text:span text:style-name="T7">年度平鎮區</text:span><text:span text:style-name="T7">東勢里等公有路燈新設工程</text:span><text:span text:style-name="T7">104</text:span><text:span text:style-name="T7">年度平鎮區東勢里等公有</text:span><text:span text:style-name="T7">路燈新設工程</text:span><text:span text:style-name="T7">104</text:span><text:span text:style-name="T7">年度平鎮區</text:span><text:span text:style-name="T7">東勢里等公有路燈新設工程</text:span><text:span text:style-name="T7">104</text:span><text:span text:style-name="T7">年度平鎮區東勢里等公有</text:span><text:span text:style-name="T7">路燈新設工程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384">
            <text:p>1,38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平鎮區公所<text:span text:style-name="T7">平鎮區公所平鎮</text:span><text:span text:style-name="T7">區公所平鎮區公所平鎮區公</text:span><text:span text:style-name="T7">所平鎮區公所平鎮區公所平</text:span><text:span text:style-name="T7">鎮區公所平鎮區公所平鎮區</text:span><text:span text:style-name="T7">公所平鎮區公所平鎮區公所</text:span><text:span text:style-name="T7">平鎮區公所平鎮區公所平鎮</text:span><text:span text:style-name="T7">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張肇良<text:span text:style-name="T7">張肇良張肇良張肇良</text:span><text:span text:style-name="T7">張肇良張肇良張肇良張肇良</text:span><text:span text:style-name="T7">張肇良張肇良張肇良張肇良</text:span><text:span text:style-name="T7">張肇良張肇良張肇良</text:span></text:p>
          </table:table-cell>
          <table:table-cell table:style-name="ce10" office:value-type="string">
            <text:p>改善校園班級電腦設備<text:span text:style-name="T7">改善</text:span><text:span text:style-name="T7">校園班級電腦設備改善校園</text:span><text:span text:style-name="T7">班級電腦設備改善校園班級</text:span><text:span text:style-name="T7">電腦設備改善校園班級電腦</text:span><text:span text:style-name="T7">設備改善校園班級電腦設備</text:span><text:span text:style-name="T7">改善校園班級電腦設備改善</text:span><text:span text:style-name="T7">校園班級電腦設備改善校園</text:span><text:span text:style-name="T7">班級電腦設備改善校園班級</text:span><text:span text:style-name="T7">電腦設備改善校園班級電腦</text:span><text:span text:style-name="T7">設備改善校園班級電腦設備</text:span><text:span text:style-name="T7">改善校園班級電腦設備改善</text:span><text:span text:style-name="T7">校園班級電腦設備改善校園</text:span><text:span text:style-name="T7">班級電腦設備</text:span></text:p>
          </table:table-cell>
          <table:table-cell table:style-name="ce27" office:value-type="string">
            <text:p>文化國小<text:span text:style-name="T7">文化國小文化國小</text:span><text:span text:style-name="T7">文化國小文化國小文化國小</text:span><text:span text:style-name="T7">文化國小文化國小文化國小</text:span><text:span text:style-name="T7">文化國小文化國小文化國小</text:span><text:span text:style-name="T7">文化國小文化國小文化國小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400">
            <text:p>1,4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文化國小<text:span text:style-name="T7">文化國小文化國小</text:span><text:span text:style-name="T7">文化國小文化國小文化國小</text:span><text:span text:style-name="T7">文化國小文化國小文化國小</text:span><text:span text:style-name="T7">文化國小文化國小文化國小</text:span><text:span text:style-name="T7">文化國小文化國小文化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志強<text:span text:style-name="T7">林志強林志強林志強</text:span><text:span text:style-name="T7">林志強林志強林志強林志強</text:span><text:span text:style-name="T7">林志強林志強林志強林志強</text:span><text:span text:style-name="T7">林志強林志強林志強</text:span></text:p>
          </table:table-cell>
          <table:table-cell table:style-name="ce10" office:value-type="string">
            <text:p>購置互動式教學設備<text:span text:style-name="T7">購置互</text:span><text:span text:style-name="T7">動式教學設備購置互動式教</text:span><text:span text:style-name="T7">學設備購置互動式教學設備</text:span><text:span text:style-name="T7">購置互動式教學設備購置互</text:span><text:span text:style-name="T7">動式教學設備購置互動式教</text:span><text:span text:style-name="T7">學設備購置互動式教學設備</text:span><text:span text:style-name="T7">購置互動式教學設備購置互</text:span><text:span text:style-name="T7">動式教學設備購置互動式教</text:span><text:span text:style-name="T7">學設備購置互動式教學設備</text:span><text:span text:style-name="T7">購置互動式教學設備購置互</text:span><text:span text:style-name="T7">動式教學設備購置互動式教</text:span><text:span text:style-name="T7">學設備</text:span></text:p>
          </table:table-cell>
          <table:table-cell table:style-name="ce27" office:value-type="string">
            <text:p>內壢國小<text:span text:style-name="T7">內壢國小內壢國小</text:span><text:span text:style-name="T7">內壢國小內壢國小內壢國小</text:span><text:span text:style-name="T7">內壢國小內壢國小內壢國小</text:span><text:span text:style-name="T7">內壢國小內壢國小內壢國小</text:span><text:span text:style-name="T7">內壢國小內壢國小內壢國小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400">
            <text:p>1,4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內壢國小<text:span text:style-name="T7">內壢國小內壢國小</text:span><text:span text:style-name="T7">內壢國小內壢國小內壢國小</text:span><text:span text:style-name="T7">內壢國小內壢國小內壢國小</text:span><text:span text:style-name="T7">內壢國小內壢國小內壢國小</text:span><text:span text:style-name="T7">內壢國小內壢國小內壢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游吾和<text:span text:style-name="T7">游吾和游吾和游吾和</text:span><text:span text:style-name="T7">游吾和游吾和游吾和游吾和</text:span><text:span text:style-name="T7">游吾和游吾和游吾和游吾和</text:span><text:span text:style-name="T7">游吾和游吾和游吾和</text:span></text:p>
          </table:table-cell>
          <table:table-cell table:style-name="ce10" office:value-type="string">
            <text:p>教室冷氣安裝採購案<text:span text:style-name="T7">教室冷</text:span><text:span text:style-name="T7">氣安裝採購案教室冷氣安裝</text:span><text:span text:style-name="T7">採購案教室冷氣安裝採購案</text:span><text:span text:style-name="T7">教室冷氣安裝採購案教室冷</text:span><text:span text:style-name="T7">氣安裝採購案教室冷氣安裝</text:span><text:span text:style-name="T7">採購案教室冷氣安裝採購案</text:span><text:span text:style-name="T7">教室冷氣安裝採購案教室冷</text:span><text:span text:style-name="T7">氣安裝採購案教室冷氣安裝</text:span><text:span text:style-name="T7">採購案教室冷氣安裝採購案</text:span><text:span text:style-name="T7">教室冷氣安裝採購案教室冷</text:span><text:span text:style-name="T7">氣安裝採購案教室冷氣安裝</text:span><text:span text:style-name="T7">採購案</text:span></text:p>
          </table:table-cell>
          <table:table-cell table:style-name="ce27" office:value-type="string">
            <text:p>青埔國中<text:span text:style-name="T7">青埔國中青埔國中</text:span><text:span text:style-name="T7">青埔國中青埔國中青埔國中</text:span><text:span text:style-name="T7">青埔國中青埔國中青埔國中</text:span><text:span text:style-name="T7">青埔國中青埔國中青埔國中</text:span><text:span text:style-name="T7">青埔國中青埔國中青埔國中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420">
            <text:p>1,42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青埔國中<text:span text:style-name="T7">青埔國中青埔國中</text:span><text:span text:style-name="T7">青埔國中青埔國中青埔國中</text:span><text:span text:style-name="T7">青埔國中青埔國中青埔國中</text:span><text:span text:style-name="T7">青埔國中青埔國中青埔國中</text:span><text:span text:style-name="T7">青埔國中青埔國中青埔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呂林小鳳<text:span text:style-name="T7">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呂林小鳳</text:span></text:p>
          </table:table-cell>
          <table:table-cell table:style-name="ce10" office:value-type="string">
            <text:p>大強里集會所新建工程之內部設施等雜項設備<text:span text:style-name="T7">大強里集</text:span><text:span text:style-name="T7">會所新建工程之內部設施等</text:span><text:span text:style-name="T7">雜項設備大強里集會所新建</text:span><text:span text:style-name="T7">工程之內部設施等雜項設備</text:span><text:span text:style-name="T7">大強里集會所新建工程之內</text:span><text:span text:style-name="T7">部設施等雜項設備大強里集</text:span><text:span text:style-name="T7">會所新建工程之內部設施等</text:span><text:span text:style-name="T7">雜項設備大強里集會所新建</text:span><text:span text:style-name="T7">工程之內部設施等雜項設備</text:span><text:span text:style-name="T7">大強里集會所新建工程之內</text:span><text:span text:style-name="T7">部設施等雜項設備大強里集</text:span><text:span text:style-name="T7">會所新建工程之內部設施等</text:span><text:span text:style-name="T7">雜項設備大強里集會所新建</text:span><text:span text:style-name="T7">工程之內部設施等雜項設備</text:span><text:span text:style-name="T7">大強里集會所新建工程之內</text:span><text:span text:style-name="T7">部設施等雜項設備大強里集</text:span><text:span text:style-name="T7">會所新建工程之內部設施等</text:span><text:span text:style-name="T7">雜項設備大強里集會所新建</text:span><text:span text:style-name="T7">工程之內部設施等雜項設備</text:span><text:span text:style-name="T7">大強里集會所新建工程之內</text:span><text:span text:style-name="T7">部設施等雜項設備大強里集</text:span><text:span text:style-name="T7">會所新建工程之內部設施等</text:span><text:span text:style-name="T7">雜項設備大強里集會所新建</text:span><text:span text:style-name="T7">工程之內部設施等雜項設備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450">
            <text:p>1,4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八德</text:span><text:span text:style-name="T7">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呂淑真<text:span text:style-name="T7">呂淑真呂淑真呂淑真</text:span><text:span text:style-name="T7">呂淑真呂淑真呂淑真呂淑真</text:span><text:span text:style-name="T7">呂淑真呂淑真呂淑真呂淑真</text:span><text:span text:style-name="T7">呂淑真呂淑真呂淑真</text:span></text:p>
          </table:table-cell>
          <table:table-cell table:style-name="ce10" office:value-type="string">
            <text:p>改善校園排水系統整修停車場鋪面暨圍牆整修美化工程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text:span text:style-name="T7">改善校園排水系統整修停車</text:span><text:span text:style-name="T7">場鋪面暨圍牆整修美化工程</text:span></text:p>
          </table:table-cell>
          <table:table-cell table:style-name="ce27" office:value-type="string">
            <text:p>新明國中<text:span text:style-name="T7">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新明國中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500">
            <text:p>1,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新明國中<text:span text:style-name="T7">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新明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陳治文<text:span text:style-name="T7">陳治文陳治文陳治文</text:span><text:span text:style-name="T7">陳治文陳治文陳治文陳治文</text:span><text:span text:style-name="T7">陳治文陳治文陳治文陳治文</text:span><text:span text:style-name="T7">陳治文陳治文陳治文</text:span></text:p>
          </table:table-cell>
          <table:table-cell table:style-name="ce10" office:value-type="string">
            <text:p>校門口暨地下室廣場雨遮工程<text:span text:style-name="T7">校門口暨地下室廣場雨遮</text:span><text:span text:style-name="T7">工程校門口暨地下室廣場雨</text:span><text:span text:style-name="T7">遮工程校門口暨地下室廣場</text:span><text:span text:style-name="T7">雨遮工程校門口暨地下室廣</text:span><text:span text:style-name="T7">場雨遮工程校門口暨地下室</text:span><text:span text:style-name="T7">廣場雨遮工程校門口暨地下</text:span><text:span text:style-name="T7">室廣場雨遮工程校門口暨地</text:span><text:span text:style-name="T7">下室廣場雨遮工程校門口暨</text:span><text:span text:style-name="T7">地下室廣場雨遮工程校門口</text:span><text:span text:style-name="T7">暨地下室廣場雨遮工程校門</text:span><text:span text:style-name="T7">口暨地下室廣場雨遮工程校</text:span><text:span text:style-name="T7">門口暨地下室廣場雨遮工程</text:span><text:span text:style-name="T7">校門口暨地下室廣場雨遮工</text:span><text:span text:style-name="T7">程校門口暨地下室廣場雨遮</text:span><text:span text:style-name="T7">工程校門口暨地下室廣場雨</text:span><text:span text:style-name="T7">遮工程</text:span></text:p>
          </table:table-cell>
          <table:table-cell table:style-name="ce27" office:value-type="string">
            <text:p>田心國小<text:span text:style-name="T7">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田心國小田心國小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500">
            <text:p>1,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田心國小<text:span text:style-name="T7">田心國小田心國小</text:span><text:span text:style-name="T7">田心國小田心國小田心國小</text:span><text:span text:style-name="T7">田心國小田心國小田心國小</text:span><text:span text:style-name="T7">田心國小田心國小田心國小</text:span><text:span text:style-name="T7">田心國小田心國小田心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李柏坊<text:span text:style-name="T7">李柏坊李柏坊李柏坊</text:span><text:span text:style-name="T7">李柏坊李柏坊李柏坊李柏坊</text:span><text:span text:style-name="T7">李柏坊李柏坊李柏坊李柏坊</text:span><text:span text:style-name="T7">李柏坊李柏坊李柏坊</text:span></text:p>
          </table:table-cell>
          <table:table-cell table:style-name="ce10" office:value-type="string">
            <text:p>整建文藝教學空間計畫圖書館改善工程<text:span text:style-name="T7">整建文藝教學空</text:span><text:span text:style-name="T7">間計畫圖書館改善工程整建</text:span><text:span text:style-name="T7">文藝教學空間計畫圖書館改</text:span><text:span text:style-name="T7">善工程整建文藝教學空間計</text:span><text:span text:style-name="T7">畫圖書館改善工程整建文藝</text:span><text:span text:style-name="T7">教學空間計畫圖書館改善工</text:span><text:span text:style-name="T7">程整建文藝教學空間計畫圖</text:span><text:span text:style-name="T7">書館改善工程整建文藝教學</text:span><text:span text:style-name="T7">空間計畫圖書館改善工程整</text:span><text:span text:style-name="T7">建文藝教學空間計畫圖書館</text:span><text:span text:style-name="T7">改善工程整建文藝教學空間</text:span><text:span text:style-name="T7">計畫圖書館改善工程整建文</text:span><text:span text:style-name="T7">藝教學空間計畫圖書館改善</text:span><text:span text:style-name="T7">工程整建文藝教學空間計畫</text:span><text:span text:style-name="T7">圖書館改善工程整建文藝教</text:span><text:span text:style-name="T7">學空間計畫圖書館改善工程</text:span><text:span text:style-name="T7">整建文藝教學空間計畫圖書</text:span><text:span text:style-name="T7">館改善工程整建文藝教學空</text:span><text:span text:style-name="T7">間計畫圖書館改善工程整建</text:span><text:span text:style-name="T7">文藝教學空間計畫圖書館改</text:span><text:span text:style-name="T7">善工程</text:span></text:p>
          </table:table-cell>
          <table:table-cell table:style-name="ce27" office:value-type="string">
            <text:p>仁和國中<text:span text:style-name="T7">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仁和國中仁和國中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500">
            <text:p>1,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仁和國中<text:span text:style-name="T7">仁和國中仁和國中</text:span><text:span text:style-name="T7">仁和國中仁和國中仁和國中</text:span><text:span text:style-name="T7">仁和國中仁和國中仁和國中</text:span><text:span text:style-name="T7">仁和國中仁和國中仁和國中</text:span><text:span text:style-name="T7">仁和國中仁和國中仁和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魯明哲<text:span text:style-name="T7">魯明哲魯明哲魯明哲</text:span><text:span text:style-name="T7">魯明哲魯明哲魯明哲魯明哲</text:span><text:span text:style-name="T7">魯明哲魯明哲魯明哲魯明哲</text:span><text:span text:style-name="T7">魯明哲魯明哲魯明哲</text:span></text:p>
          </table:table-cell>
          <table:table-cell table:style-name="ce10" office:value-type="string">
            <text:p>校園中庭改善計畫<text:span text:style-name="T7">校園中庭</text:span><text:span text:style-name="T7">改善計畫校園中庭改善計畫</text:span><text:span text:style-name="T7">校園中庭改善計畫校園中庭</text:span><text:span text:style-name="T7">改善計畫校園中庭改善計畫</text:span><text:span text:style-name="T7">校園中庭改善計畫校園中庭</text:span><text:span text:style-name="T7">改善計畫校園中庭改善計畫</text:span><text:span text:style-name="T7">校園中庭改善計畫校園中庭</text:span><text:span text:style-name="T7">改善計畫校園中庭改善計畫</text:span><text:span text:style-name="T7">校園中庭改善計畫校園中庭</text:span><text:span text:style-name="T7">改善計畫校園中庭改善計畫</text:span></text:p>
          </table:table-cell>
          <table:table-cell table:style-name="ce27" office:value-type="string">
            <text:p>華勛國小<text:span text:style-name="T7">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500">
            <text:p>1,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華勛國小<text:span text:style-name="T7">華勛國小華勛國小</text:span><text:span text:style-name="T7">華勛國小華勛國小華勛國小</text:span><text:span text:style-name="T7">華勛國小華勛國小華勛國小</text:span><text:span text:style-name="T7">華勛國小華勛國小華勛國小</text:span><text:span text:style-name="T7">華勛國小華勛國小華勛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彭俊豪<text:span text:style-name="T7">彭俊豪彭俊豪彭俊豪</text:span><text:span text:style-name="T7">彭俊豪彭俊豪彭俊豪彭俊豪</text:span><text:span text:style-name="T7">彭俊豪彭俊豪彭俊豪彭俊豪</text:span><text:span text:style-name="T7">彭俊豪彭俊豪彭俊豪</text:span></text:p>
          </table:table-cell>
          <table:table-cell table:style-name="ce6" office:value-type="string">
            <text:p>104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text:span text:style-name="T7">104</text:span><text:span text:style-name="T7">年度活動中心改善工程</text:span></text:p>
          </table:table-cell>
          <table:table-cell table:style-name="ce27" office:value-type="string">
            <text:p>信義國小<text:span text:style-name="T7">信義國小信義國小</text:span><text:span text:style-name="T7">信義國小信義國小信義國小</text:span><text:span text:style-name="T7">信義國小信義國小信義國小</text:span><text:span text:style-name="T7">信義國小信義國小信義國小</text:span><text:span text:style-name="T7">信義國小信義國小信義國小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500">
            <text:p>1,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信義國小<text:span text:style-name="T7">信義國小信義國小</text:span><text:span text:style-name="T7">信義國小信義國小信義國小</text:span><text:span text:style-name="T7">信義國小信義國小信義國小</text:span><text:span text:style-name="T7">信義國小信義國小信義國小</text:span><text:span text:style-name="T7">信義國小信義國小信義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<text:span text:style-name="T7">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莊玉輝</text:span></text:p>
            <text:p><text:span text:style-name="T7">林志強</text:span></text:p>
          </table:table-cell>
          <table:table-cell table:style-name="ce10" office:value-type="string">
            <text:p>建置電子講桌及數位電視<text:span text:style-name="T7">建</text:span><text:span text:style-name="T7">置電子講桌及數位電視建置</text:span><text:span text:style-name="T7">電子講桌及數位電視建置電</text:span><text:span text:style-name="T7">子講桌及數位電視建置電子</text:span><text:span text:style-name="T7">講桌及數位電視建置電子講</text:span><text:span text:style-name="T7">桌及數位電視建置電子講桌</text:span><text:span text:style-name="T7">及數位電視建置電子講桌及</text:span><text:span text:style-name="T7">數位電視建置電子講桌及數</text:span><text:span text:style-name="T7">位電視建置電子講桌及數位</text:span><text:span text:style-name="T7">電視建置電子講桌及數位電</text:span><text:span text:style-name="T7">視建置電子講桌及數位電視</text:span><text:span text:style-name="T7">建置電子講桌及數位電視建</text:span><text:span text:style-name="T7">置電子講桌及數位電視建置</text:span><text:span text:style-name="T7">電子講桌及數位電視</text:span></text:p>
          </table:table-cell>
          <table:table-cell table:style-name="ce27" office:value-type="string">
            <text:p>中壢國中<text:span text:style-name="T7">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/text:p>
          </table:table-cell>
          <table:table-cell table:style-name="ce41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500">
            <text:p>1,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7" office:value-type="string">
            <text:p>中壢國中<text:span text:style-name="T7">中壢國中中壢國中</text:span><text:span text:style-name="T7">中壢國中中壢國中中壢國中</text:span><text:span text:style-name="T7">中壢國中中壢國中中壢國中</text:span><text:span text:style-name="T7">中壢國中中壢國中中壢國中</text:span><text:span text:style-name="T7">中壢國中中壢國中中壢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黃敬平<text:span text:style-name="T7">黃敬平黃敬平黃敬平</text:span><text:span text:style-name="T7">黃敬平黃敬平黃敬平黃敬平</text:span><text:span text:style-name="T7">黃敬平黃敬平黃敬平黃敬平</text:span><text:span text:style-name="T7">黃敬平黃敬平黃敬平</text:span></text:p>
          </table:table-cell>
          <table:table-cell table:style-name="ce6" office:value-type="string">
            <text:p>第二棟廁所整建工程<text:span text:style-name="T7">第二棟</text:span><text:span text:style-name="T7">廁所整建工程第二棟廁所整</text:span><text:span text:style-name="T7">建工程第二棟廁所整建工程</text:span><text:span text:style-name="T7">第二棟廁所整建工程第二棟</text:span><text:span text:style-name="T7">廁所整建工程第二棟廁所整</text:span><text:span text:style-name="T7">建工程第二棟廁所整建工程</text:span><text:span text:style-name="T7">第二棟廁所整建工程第二棟</text:span><text:span text:style-name="T7">廁所整建工程第二棟廁所整</text:span><text:span text:style-name="T7">建工程第二棟廁所整建工程</text:span><text:span text:style-name="T7">第二棟廁所整建工程第二棟</text:span><text:span text:style-name="T7">廁所整建工程第二棟廁所整</text:span><text:span text:style-name="T7">建工程</text:span></text:p>
          </table:table-cell>
          <table:table-cell table:style-name="ce28" office:value-type="string">
            <text:p>龍岡國中<text:span text:style-name="T7">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/text:p>
          </table:table-cell>
          <table:table-cell table:style-name="ce42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510">
            <text:p>1,51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8" office:value-type="string">
            <text:p>龍岡國中<text:span text:style-name="T7">龍岡國中龍岡國中</text:span><text:span text:style-name="T7">龍岡國中龍岡國中龍岡國中</text:span><text:span text:style-name="T7">龍岡國中龍岡國中龍岡國中</text:span><text:span text:style-name="T7">龍岡國中龍岡國中龍岡國中</text:span><text:span text:style-name="T7">龍岡國中龍岡國中龍岡國中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游吾和<text:span text:style-name="T7">游吾和游吾和游吾和</text:span><text:span text:style-name="T7">游吾和游吾和游吾和游吾和</text:span><text:span text:style-name="T7">游吾和游吾和游吾和游吾和</text:span><text:span text:style-name="T7">游吾和游吾和游吾和</text:span></text:p>
          </table:table-cell>
          <table:table-cell table:style-name="ce6" office:value-type="string">
            <text:p>排水溝暨校前路花臺植栽整修工程<text:span text:style-name="T7">排水溝暨校前路花臺</text:span><text:span text:style-name="T7">植栽整修工程排水溝暨校前</text:span><text:span text:style-name="T7">路花臺植栽整修工程排水溝</text:span><text:span text:style-name="T7">暨校前路花臺植栽整修工程</text:span><text:span text:style-name="T7">排水溝暨校前路花臺植栽整</text:span><text:span text:style-name="T7">修工程排水溝暨校前路花臺</text:span><text:span text:style-name="T7">植栽整修工程排水溝暨校前</text:span><text:span text:style-name="T7">路花臺植栽整修工程排水溝</text:span><text:span text:style-name="T7">暨校前路花臺植栽整修工程</text:span><text:span text:style-name="T7">排水溝暨校前路花臺植栽整</text:span><text:span text:style-name="T7">修工程排水溝暨校前路花臺</text:span><text:span text:style-name="T7">植栽整修工程排水溝暨校前</text:span><text:span text:style-name="T7">路花臺植栽整修工程排水溝</text:span><text:span text:style-name="T7">暨校前路花臺植栽整修工程</text:span><text:span text:style-name="T7">排水溝暨校前路花臺植栽整</text:span><text:span text:style-name="T7">修工程排水溝暨校前路花臺</text:span><text:span text:style-name="T7">植栽整修工程排水溝暨校前</text:span><text:span text:style-name="T7">路花臺植栽整修工程</text:span></text:p>
          </table:table-cell>
          <table:table-cell table:style-name="ce28" office:value-type="string">
            <text:p>埔心國小<text:span text:style-name="T7">埔心國小埔心國小</text:span><text:span text:style-name="T7">埔心國小埔心國小埔心國小</text:span><text:span text:style-name="T7">埔心國小埔心國小埔心國小</text:span><text:span text:style-name="T7">埔心國小埔心國小埔心國小</text:span><text:span text:style-name="T7">埔心國小埔心國小埔心國小</text:span></text:p>
          </table:table-cell>
          <table:table-cell table:style-name="ce42" office:value-type="string">
            <text:p>無<text:span text:style-name="T7">無無無無無無無無無無無</text:span><text:span text:style-name="T7">無無無</text:span></text:p>
          </table:table-cell>
          <table:table-cell table:style-name="ce49" office:value-type="float" office:value="1600">
            <text:p>1,6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</text:span></text:p>
          </table:table-cell>
          <table:table-cell table:style-name="ce28" office:value-type="string">
            <text:p>埔心國小<text:span text:style-name="T7">埔心國小埔心國小</text:span><text:span text:style-name="T7">埔心國小埔心國小埔心國小</text:span><text:span text:style-name="T7">埔心國小埔心國小埔心國小</text:span><text:span text:style-name="T7">埔心國小埔心國小埔心國小</text:span><text:span text:style-name="T7">埔心國小埔心國小埔心國小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呂淑真<text:span text:style-name="T7">呂淑真呂淑真呂淑真</text:span><text:span text:style-name="T7">呂淑真呂淑真呂淑真呂淑真</text:span><text:span text:style-name="T7">呂淑真呂淑真呂淑真呂淑真</text:span><text:span text:style-name="T7">呂淑真呂淑真</text:span></text:p>
          </table:table-cell>
          <table:table-cell table:style-name="ce10" office:value-type="string">
            <text:p>義消第一大隊八德中隊購置消防救災裝備器材<text:span text:style-name="T7">義消第一</text:span><text:span text:style-name="T7">大隊八德中隊購置消防救災</text:span><text:span text:style-name="T7">裝備器材義消第一大隊八德</text:span><text:span text:style-name="T7">中隊購置消防救災裝備器材</text:span><text:span text:style-name="T7">義消第一大隊八德中隊購置</text:span><text:span text:style-name="T7">消防救災裝備器材義消第一</text:span><text:span text:style-name="T7">大隊八德中隊購置消防救災</text:span><text:span text:style-name="T7">裝備器材義消第一大隊八德</text:span><text:span text:style-name="T7">中隊購置消防救災裝備器材</text:span><text:span text:style-name="T7">義消第一大隊八德中隊購置</text:span><text:span text:style-name="T7">消防救災裝備器材義消第一</text:span><text:span text:style-name="T7">大隊八德中隊購置消防救災</text:span><text:span text:style-name="T7">裝備器材義消第一大隊八德</text:span><text:span text:style-name="T7">中隊購置消防救災裝備器材</text:span><text:span text:style-name="T7">義消第一大隊八德中隊購置</text:span><text:span text:style-name="T7">消防救災裝備器材義消第一</text:span><text:span text:style-name="T7">大隊八德中隊購置消防救災</text:span><text:span text:style-name="T7">裝備器材義消第一大隊八德</text:span><text:span text:style-name="T7">中隊購置消防救災裝備器材</text:span><text:span text:style-name="T7">義消第一大隊八德中隊購置</text:span><text:span text:style-name="T7">消防救災裝備器材義消第一</text:span><text:span text:style-name="T7">大隊八德中隊購置消防救災</text:span><text:span text:style-name="T7">裝備器材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1615">
            <text:p>1,61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詹江村<text:span text:style-name="T7">詹江村詹江村詹江村</text:span><text:span text:style-name="T7">詹江村詹江村詹江村詹江村</text:span><text:span text:style-name="T7">詹江村詹江村詹江村詹江村</text:span><text:span text:style-name="T7">詹江村詹江村</text:span></text:p>
          </table:table-cell>
          <table:table-cell table:style-name="ce10" office:value-type="string">
            <text:p>消防救災及訓練用裝備器材<text:span text:style-name="T7">消防救災及訓練用裝備器材</text:span><text:span text:style-name="T7">消防救災及訓練用裝備器材</text:span><text:span text:style-name="T7">消防救災及訓練用裝備器材</text:span><text:span text:style-name="T7">消防救災及訓練用裝備器材</text:span><text:span text:style-name="T7">消防救災及訓練用裝備器材</text:span><text:span text:style-name="T7">消防救災及訓練用裝備器材</text:span><text:span text:style-name="T7">消防救災及訓練用裝備器材</text:span><text:span text:style-name="T7">消防救災及訓練用裝備器材</text:span><text:span text:style-name="T7">消防救災及訓練用裝備器材</text:span><text:span text:style-name="T7">消防救災及訓練用裝備器材</text:span><text:span text:style-name="T7">消防救災及訓練用裝備器材</text:span><text:span text:style-name="T7">消防救災及訓練用裝備器材</text:span><text:span text:style-name="T7">消防救災及訓練用裝備器材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1691">
            <text:p>1,691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黃敬平<text:span text:style-name="T7">黃敬平黃敬平黃敬平</text:span><text:span text:style-name="T7">黃敬平黃敬平黃敬平黃敬平</text:span><text:span text:style-name="T7">黃敬平黃敬平黃敬平黃敬平</text:span><text:span text:style-name="T7">黃敬平黃敬平</text:span></text:p>
          </table:table-cell>
          <table:table-cell table:style-name="ce10" office:value-type="string">
            <text:p>幼兒園遊樂區防漏工程<text:span text:style-name="T7">幼兒</text:span><text:span text:style-name="T7">園遊樂區防漏工程幼兒園遊</text:span><text:span text:style-name="T7">樂區防漏工程幼兒園遊樂區</text:span><text:span text:style-name="T7">防漏工程幼兒園遊樂區防漏</text:span><text:span text:style-name="T7">工程幼兒園遊樂區防漏工程</text:span><text:span text:style-name="T7">幼兒園遊樂區防漏工程幼兒</text:span><text:span text:style-name="T7">園遊樂區防漏工程幼兒園遊</text:span><text:span text:style-name="T7">樂區防漏工程幼兒園遊樂區</text:span><text:span text:style-name="T7">防漏工程幼兒園遊樂區防漏</text:span><text:span text:style-name="T7">工程幼兒園遊樂區防漏工程</text:span><text:span text:style-name="T7">幼兒園遊樂區防漏工程幼兒</text:span><text:span text:style-name="T7">園遊樂區防漏工程</text:span></text:p>
          </table:table-cell>
          <table:table-cell table:style-name="ce27" office:value-type="string">
            <text:p>南勢國小<text:span text:style-name="T7">南勢國小南勢國小</text:span><text:span text:style-name="T7">南勢國小南勢國小南勢國小</text:span><text:span text:style-name="T7">南勢國小南勢國小南勢國小</text:span><text:span text:style-name="T7">南勢國小南勢國小南勢國小</text:span><text:span text:style-name="T7">南勢國小南勢國小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1705">
            <text:p>1,70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南勢國小<text:span text:style-name="T7">南勢國小南勢國小</text:span><text:span text:style-name="T7">南勢國小南勢國小南勢國小</text:span><text:span text:style-name="T7">南勢國小南勢國小南勢國小</text:span><text:span text:style-name="T7">南勢國小南勢國小南勢國小</text:span><text:span text:style-name="T7">南勢國小南勢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邱奕勝<text:span text:style-name="T7">邱奕勝邱奕勝邱奕勝</text:span><text:span text:style-name="T7">邱奕勝邱奕勝邱奕勝邱奕勝</text:span><text:span text:style-name="T7">邱奕勝邱奕勝邱奕勝邱奕勝</text:span><text:span text:style-name="T7">邱奕勝邱奕勝</text:span></text:p>
          </table:table-cell>
          <table:table-cell table:style-name="ce10" office:value-type="string">
            <text:p>內厝社區活動中心設施設備改善工程<text:span text:style-name="T7">內厝社區活動中心</text:span><text:span text:style-name="T7">設施設備改善工程內厝社區</text:span><text:span text:style-name="T7">活動中心設施設備改善工程</text:span><text:span text:style-name="T7">內厝社區活動中心設施設備</text:span><text:span text:style-name="T7">改善工程內厝社區活動中心</text:span><text:span text:style-name="T7">設施設備改善工程內厝社區</text:span><text:span text:style-name="T7">活動中心設施設備改善工程</text:span><text:span text:style-name="T7">內厝社區活動中心設施設備</text:span><text:span text:style-name="T7">改善工程內厝社區活動中心</text:span><text:span text:style-name="T7">設施設備改善工程內厝社區</text:span><text:span text:style-name="T7">活動中心設施設備改善工程</text:span><text:span text:style-name="T7">內厝社區活動中心設施設備</text:span><text:span text:style-name="T7">改善工程內厝社區活動中心</text:span><text:span text:style-name="T7">設施設備改善工程內厝社區</text:span><text:span text:style-name="T7">活動中心設施設備改善工程</text:span><text:span text:style-name="T7">內厝社區活動中心設施設備</text:span><text:span text:style-name="T7">改善工程內厝社區活動中心</text:span><text:span text:style-name="T7">設施設備改善工程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1800">
            <text:p>1,8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中壢區公所<text:span text:style-name="T7">中壢區公所中壢</text:span><text:span text:style-name="T7">區公所中壢區公所中壢區公</text:span><text:span text:style-name="T7">所中壢區公所中壢區公所中</text:span><text:span text:style-name="T7">壢區公所中壢區公所中壢區</text:span><text:span text:style-name="T7">公所中壢區公所中壢區公所</text:span><text:span text:style-name="T7">中壢區公所中壢區公所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呂林小鳳<text:span text:style-name="T7">呂林小鳳呂林小鳳</text:span><text:span text:style-name="T7">呂林小鳳呂林小鳳呂林小鳳</text:span><text:span text:style-name="T7">呂林小鳳呂林小鳳呂林小鳳</text:span><text:span text:style-name="T7">呂林小鳳呂林小鳳呂林小鳳</text:span><text:span text:style-name="T7">呂林小鳳呂林小鳳</text:span></text:p>
          </table:table-cell>
          <table:table-cell table:style-name="ce10" office:value-type="string">
            <text:p>大湳里集會所新建工程之內部設施等雜項設備<text:span text:style-name="T7">大湳里集</text:span><text:span text:style-name="T7">會所新建工程之內部設施等</text:span><text:span text:style-name="T7">雜項設備大湳里集會所新建</text:span><text:span text:style-name="T7">工程之內部設施等雜項設備</text:span><text:span text:style-name="T7">大湳里集會所新建工程之內</text:span><text:span text:style-name="T7">部設施等雜項設備大湳里集</text:span><text:span text:style-name="T7">會所新建工程之內部設施等</text:span><text:span text:style-name="T7">雜項設備大湳里集會所新建</text:span><text:span text:style-name="T7">工程之內部設施等雜項設備</text:span><text:span text:style-name="T7">大湳里集會所新建工程之內</text:span><text:span text:style-name="T7">部設施等雜項設備大湳里集</text:span><text:span text:style-name="T7">會所新建工程之內部設施等</text:span><text:span text:style-name="T7">雜項設備大湳里集會所新建</text:span><text:span text:style-name="T7">工程之內部設施等雜項設備</text:span><text:span text:style-name="T7">大湳里集會所新建工程之內</text:span><text:span text:style-name="T7">部設施等雜項設備大湳里集</text:span><text:span text:style-name="T7">會所新建工程之內部設施等</text:span><text:span text:style-name="T7">雜項設備大湳里集會所新建</text:span><text:span text:style-name="T7">工程之內部設施等雜項設備</text:span><text:span text:style-name="T7">大湳里集會所新建工程之內</text:span><text:span text:style-name="T7">部設施等雜項設備大湳里集</text:span><text:span text:style-name="T7">會所新建工程之內部設施等</text:span><text:span text:style-name="T7">雜項設備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1800">
            <text:p>1,8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八德區公所<text:span text:style-name="T7">八德區公所八德</text:span><text:span text:style-name="T7">區公所八德區公所八德區公</text:span><text:span text:style-name="T7">所八德區公所八德區公所八</text:span><text:span text:style-name="T7">德區公所八德區公所八德區</text:span><text:span text:style-name="T7">公所八德區公所八德區公所</text:span><text:span text:style-name="T7">八德區公所八德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葉明月<text:span text:style-name="T7">葉明月葉明月葉明月</text:span><text:span text:style-name="T7">葉明月葉明月葉明月葉明月</text:span><text:span text:style-name="T7">葉明月葉明月葉明月葉明月</text:span><text:span text:style-name="T7">葉明月葉明月</text:span></text:p>
          </table:table-cell>
          <table:table-cell table:style-name="ce6" office:value-type="string">
            <text:p>104<text:span text:style-name="T7">年度音樂專科教室及周邊</text:span><text:span text:style-name="T7">整修工程</text:span><text:span text:style-name="T7">104</text:span><text:span text:style-name="T7">年度音樂專科教</text:span><text:span text:style-name="T7">室及周邊整修工程</text:span><text:span text:style-name="T7">104</text:span><text:span text:style-name="T7">年度音</text:span><text:span text:style-name="T7">樂專科教室及周邊整修工程</text:span><text:span text:style-name="T7">104</text:span><text:span text:style-name="T7">年度音樂專科教室及周邊</text:span><text:span text:style-name="T7">整修工程</text:span><text:span text:style-name="T7">104</text:span><text:span text:style-name="T7">年度音樂專科教</text:span><text:span text:style-name="T7">室及周邊整修工程</text:span><text:span text:style-name="T7">104</text:span><text:span text:style-name="T7">年度音</text:span><text:span text:style-name="T7">樂專科教室及周邊整修工程</text:span><text:span text:style-name="T7">104</text:span><text:span text:style-name="T7">年度音樂專科教室及周邊</text:span><text:span text:style-name="T7">整修工程</text:span><text:span text:style-name="T7">104</text:span><text:span text:style-name="T7">年度音樂專科教</text:span><text:span text:style-name="T7">室及周邊整修工程</text:span><text:span text:style-name="T7">104</text:span><text:span text:style-name="T7">年度音</text:span><text:span text:style-name="T7">樂專科教室及周邊整修工程</text:span><text:span text:style-name="T7">104</text:span><text:span text:style-name="T7">年度音樂專科教室及周邊</text:span><text:span text:style-name="T7">整修工程</text:span><text:span text:style-name="T7">104</text:span><text:span text:style-name="T7">年度音樂專科教</text:span><text:span text:style-name="T7">室及周邊整修工程</text:span><text:span text:style-name="T7">104</text:span><text:span text:style-name="T7">年度音</text:span><text:span text:style-name="T7">樂專科教室及周邊整修工程</text:span><text:span text:style-name="T7">104</text:span><text:span text:style-name="T7">年度音樂專科教室及周邊</text:span><text:span text:style-name="T7">整修工程</text:span><text:span text:style-name="T7">104</text:span><text:span text:style-name="T7">年度音樂專科教</text:span><text:span text:style-name="T7">室及周邊整修工程</text:span></text:p>
          </table:table-cell>
          <table:table-cell table:style-name="ce27" office:value-type="string">
            <text:p>內壢國小<text:span text:style-name="T7">內壢國小內壢國小</text:span><text:span text:style-name="T7">內壢國小內壢國小內壢國小</text:span><text:span text:style-name="T7">內壢國小內壢國小內壢國小</text:span><text:span text:style-name="T7">內壢國小內壢國小內壢國小</text:span><text:span text:style-name="T7">內壢國小內壢國小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1800">
            <text:p>1,8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內壢國小<text:span text:style-name="T7">內壢國小內壢國小</text:span><text:span text:style-name="T7">內壢國小內壢國小內壢國小</text:span><text:span text:style-name="T7">內壢國小內壢國小內壢國小</text:span><text:span text:style-name="T7">內壢國小內壢國小內壢國小</text:span><text:span text:style-name="T7">內壢國小內壢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萬美玲<text:span text:style-name="T7">萬美玲萬美玲萬美玲</text:span><text:span text:style-name="T7">萬美玲萬美玲萬美玲萬美玲</text:span><text:span text:style-name="T7">萬美玲萬美玲萬美玲萬美玲</text:span><text:span text:style-name="T7">萬美玲萬美玲</text:span></text:p>
          </table:table-cell>
          <table:table-cell table:style-name="ce6" office:value-type="string">
            <text:p>104<text:span text:style-name="T7">年度教學資訊網路設備改</text:span><text:span text:style-name="T7">善計畫</text:span><text:span text:style-name="T7">104</text:span><text:span text:style-name="T7">年度教學資訊網路</text:span><text:span text:style-name="T7">設備改善計畫</text:span><text:span text:style-name="T7">104</text:span><text:span text:style-name="T7">年度教學資</text:span><text:span text:style-name="T7">訊網路設備改善計畫</text:span><text:span text:style-name="T7">104</text:span><text:span text:style-name="T7">年度</text:span><text:span text:style-name="T7">教學資訊網路設備改善計畫</text:span><text:span text:style-name="T7">104</text:span><text:span text:style-name="T7">年度教學資訊網路設備改</text:span><text:span text:style-name="T7">善計畫</text:span><text:span text:style-name="T7">104</text:span><text:span text:style-name="T7">年度教學資訊網路</text:span><text:span text:style-name="T7">設備改善計畫</text:span><text:span text:style-name="T7">104</text:span><text:span text:style-name="T7">年度教學資</text:span><text:span text:style-name="T7">訊網路設備改善計畫</text:span><text:span text:style-name="T7">104</text:span><text:span text:style-name="T7">年度</text:span><text:span text:style-name="T7">教學資訊網路設備改善計畫</text:span><text:span text:style-name="T7">104</text:span><text:span text:style-name="T7">年度教學資訊網路設備改</text:span><text:span text:style-name="T7">善計畫</text:span><text:span text:style-name="T7">104</text:span><text:span text:style-name="T7">年度教學資訊網路</text:span><text:span text:style-name="T7">設備改善計畫</text:span><text:span text:style-name="T7">104</text:span><text:span text:style-name="T7">年度教學資</text:span><text:span text:style-name="T7">訊網路設備改善計畫</text:span><text:span text:style-name="T7">104</text:span><text:span text:style-name="T7">年度</text:span><text:span text:style-name="T7">教學資訊網路設備改善計畫</text:span><text:span text:style-name="T7">104</text:span><text:span text:style-name="T7">年度教學資訊網路設備改</text:span><text:span text:style-name="T7">善計畫</text:span><text:span text:style-name="T7">104</text:span><text:span text:style-name="T7">年度教學資訊網路</text:span><text:span text:style-name="T7">設備改善計畫</text:span></text:p>
          </table:table-cell>
          <table:table-cell table:style-name="ce27" office:value-type="string">
            <text:p>建德國小<text:span text:style-name="T7">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2000">
            <text:p>2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建德國小<text:span text:style-name="T7">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建德國小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詹江村<text:span text:style-name="T7">詹江村詹江村詹江村</text:span><text:span text:style-name="T7">詹江村詹江村詹江村詹江村</text:span><text:span text:style-name="T7">詹江村詹江村詹江村詹江村</text:span><text:span text:style-name="T7">詹江村詹江村</text:span></text:p>
          </table:table-cell>
          <table:table-cell table:style-name="ce6" office:value-type="string">
            <text:p>104<text:span text:style-name="T7">年度校園採光罩設備工程</text:span><text:span text:style-name="T8">(</text:span><text:span text:style-name="T9">圖書館廊道</text:span><text:span text:style-name="T8">)</text:span><text:span text:style-name="T9">暨充實圖書館</text:span><text:span text:style-name="T9">設備</text:span><text:span text:style-name="T9">104</text:span><text:span text:style-name="T9">年度校園採光罩設備</text:span><text:span text:style-name="T9">工程</text:span><text:span text:style-name="T8">(</text:span><text:span text:style-name="T9">圖書館廊道</text:span><text:span text:style-name="T8">)</text:span><text:span text:style-name="T9">暨充實圖</text:span><text:span text:style-name="T9">書館設備</text:span><text:span text:style-name="T9">104</text:span><text:span text:style-name="T9">年度校園採光罩</text:span><text:span text:style-name="T9">設備工程</text:span><text:span text:style-name="T8">(</text:span><text:span text:style-name="T9">圖書館廊道</text:span><text:span text:style-name="T8">)</text:span><text:span text:style-name="T9">暨充</text:span><text:span text:style-name="T9">實圖書館設備</text:span><text:span text:style-name="T9">104</text:span><text:span text:style-name="T9">年度校園採</text:span><text:span text:style-name="T9">光罩設備工程</text:span><text:span text:style-name="T8">(</text:span><text:span text:style-name="T9">圖書館廊道</text:span><text:span text:style-name="T8">)</text:span><text:span text:style-name="T9">暨充實圖書館設備</text:span><text:span text:style-name="T9">104</text:span><text:span text:style-name="T9">年度校</text:span><text:span text:style-name="T9">園採光罩設備工程</text:span><text:span text:style-name="T8">(</text:span><text:span text:style-name="T9">圖書館廊</text:span><text:span text:style-name="T9">道</text:span><text:span text:style-name="T8">)</text:span><text:span text:style-name="T9">暨充實圖書館設備</text:span><text:span text:style-name="T9">104</text:span><text:span text:style-name="T9">年</text:span><text:span text:style-name="T9">度校園採光罩設備工程</text:span><text:span text:style-name="T8">(</text:span><text:span text:style-name="T9">圖書</text:span><text:span text:style-name="T9">館廊道</text:span><text:span text:style-name="T8">)</text:span><text:span text:style-name="T9">暨充實圖書館設備</text:span><text:span text:style-name="T9">104</text:span><text:span text:style-name="T9">年度校園採光罩設備工程</text:span><text:span text:style-name="T8">(</text:span><text:span text:style-name="T9">圖書館廊道</text:span><text:span text:style-name="T8">)</text:span><text:span text:style-name="T9">暨充實圖書館</text:span><text:span text:style-name="T9">設備</text:span><text:span text:style-name="T9">104</text:span><text:span text:style-name="T9">年度校園採光罩設備</text:span><text:span text:style-name="T9">工程</text:span><text:span text:style-name="T8">(</text:span><text:span text:style-name="T9">圖書館廊道</text:span><text:span text:style-name="T8">)</text:span><text:span text:style-name="T9">暨充實圖</text:span><text:span text:style-name="T9">書館設備</text:span><text:span text:style-name="T9">104</text:span><text:span text:style-name="T9">年度校園採光罩</text:span><text:span text:style-name="T9">設備工程</text:span><text:span text:style-name="T8">(</text:span><text:span text:style-name="T9">圖書館廊道</text:span><text:span text:style-name="T8">)</text:span><text:span text:style-name="T9">暨充</text:span><text:span text:style-name="T9">實圖書館設備</text:span><text:span text:style-name="T9">104</text:span><text:span text:style-name="T9">年度校園採</text:span><text:span text:style-name="T9">光罩設備工程</text:span><text:span text:style-name="T8">(</text:span><text:span text:style-name="T9">圖書館廊道</text:span><text:span text:style-name="T8">)</text:span><text:span text:style-name="T9">暨充實圖書館設備</text:span><text:span text:style-name="T9">104</text:span><text:span text:style-name="T9">年度校</text:span><text:span text:style-name="T9">園採光罩設備工程</text:span><text:span text:style-name="T8">(</text:span><text:span text:style-name="T9">圖書館廊</text:span><text:span text:style-name="T9">道</text:span><text:span text:style-name="T8">)</text:span><text:span text:style-name="T9">暨充實圖書館設備</text:span><text:span text:style-name="T9">104</text:span><text:span text:style-name="T9">年</text:span><text:span text:style-name="T9">度校園採光罩設備工程</text:span><text:span text:style-name="T8">(</text:span><text:span text:style-name="T9">圖書</text:span><text:span text:style-name="T9">館廊道</text:span><text:span text:style-name="T8">)</text:span><text:span text:style-name="T9">暨充實圖書館設備</text:span><text:span text:style-name="T9">104</text:span><text:span text:style-name="T9">年度校園採光罩設備工程</text:span><text:span text:style-name="T8">(</text:span><text:span text:style-name="T9">圖書館廊道</text:span><text:span text:style-name="T8">)</text:span><text:span text:style-name="T9">暨充實圖書館</text:span><text:span text:style-name="T9">設備</text:span><text:span text:style-name="T9">104</text:span><text:span text:style-name="T9">年度校園採光罩設備</text:span><text:span text:style-name="T9">工程</text:span><text:span text:style-name="T8">(</text:span><text:span text:style-name="T9">圖書館廊道</text:span><text:span text:style-name="T8">)</text:span><text:span text:style-name="T9">暨充實圖</text:span><text:span text:style-name="T9">書館設備</text:span></text:p>
          </table:table-cell>
          <table:table-cell table:style-name="ce27" office:value-type="string">
            <text:p>福豐國中<text:span text:style-name="T7">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福豐國中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2000">
            <text:p>2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福豐國中<text:span text:style-name="T7">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福豐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俐玲<text:span text:style-name="T7">林俐玲林俐玲林俐玲</text:span><text:span text:style-name="T7">林俐玲林俐玲林俐玲林俐玲</text:span><text:span text:style-name="T7">林俐玲林俐玲林俐玲林俐玲</text:span><text:span text:style-name="T7">林俐玲林俐玲</text:span></text:p>
          </table:table-cell>
          <table:table-cell table:style-name="ce10" office:value-type="string">
            <text:p>資訊環境建置及改善教學設備<text:span text:style-name="T7">資訊環境建置及改善教學</text:span><text:span text:style-name="T7">設備資訊環境建置及改善教</text:span><text:span text:style-name="T7">學設備資訊環境建置及改善</text:span><text:span text:style-name="T7">教學設備資訊環境建置及改</text:span><text:span text:style-name="T7">善教學設備資訊環境建置及</text:span><text:span text:style-name="T7">改善教學設備資訊環境建置</text:span><text:span text:style-name="T7">及改善教學設備資訊環境建</text:span><text:span text:style-name="T7">置及改善教學設備資訊環境</text:span><text:span text:style-name="T7">建置及改善教學設備資訊環</text:span><text:span text:style-name="T7">境建置及改善教學設備資訊</text:span><text:span text:style-name="T7">環境建置及改善教學設備資</text:span><text:span text:style-name="T7">訊環境建置及改善教學設備</text:span><text:span text:style-name="T7">資訊環境建置及改善教學設</text:span><text:span text:style-name="T7">備資訊環境建置及改善教學</text:span><text:span text:style-name="T7">設備</text:span></text:p>
          </table:table-cell>
          <table:table-cell table:style-name="ce27" office:value-type="string">
            <text:p>山頂國小<text:span text:style-name="T7">山頂國小山頂國小</text:span><text:span text:style-name="T7">山頂國小山頂國小山頂國小</text:span><text:span text:style-name="T7">山頂國小山頂國小山頂國小</text:span><text:span text:style-name="T7">山頂國小山頂國小山頂國小</text:span><text:span text:style-name="T7">山頂國小山頂國小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2000">
            <text:p>2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山頂國小<text:span text:style-name="T7">山頂國小山頂國小</text:span><text:span text:style-name="T7">山頂國小山頂國小山頂國小</text:span><text:span text:style-name="T7">山頂國小山頂國小山頂國小</text:span><text:span text:style-name="T7">山頂國小山頂國小山頂國小</text:span><text:span text:style-name="T7">山頂國小山頂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蔡永芳<text:span text:style-name="T7">蔡永芳蔡永芳蔡永芳</text:span><text:span text:style-name="T7">蔡永芳蔡永芳蔡永芳蔡永芳</text:span><text:span text:style-name="T7">蔡永芳蔡永芳蔡永芳蔡永芳</text:span><text:span text:style-name="T7">蔡永芳蔡永芳</text:span></text:p>
          </table:table-cell>
          <table:table-cell table:style-name="ce10" office:value-type="string">
            <text:p>資訊融入教學及網路設備更新案<text:span text:style-name="T7">資訊融入教學及網路設</text:span><text:span text:style-name="T7">備更新案資訊融入教學及網</text:span><text:span text:style-name="T7">路設備更新案資訊融入教學</text:span><text:span text:style-name="T7">及網路設備更新案資訊融入</text:span><text:span text:style-name="T7">教學及網路設備更新案資訊</text:span><text:span text:style-name="T7">融入教學及網路設備更新案</text:span><text:span text:style-name="T7">資訊融入教學及網路設備更</text:span><text:span text:style-name="T7">新案資訊融入教學及網路設</text:span><text:span text:style-name="T7">備更新案資訊融入教學及網</text:span><text:span text:style-name="T7">路設備更新案資訊融入教學</text:span><text:span text:style-name="T7">及網路設備更新案資訊融入</text:span><text:span text:style-name="T7">教學及網路設備更新案資訊</text:span><text:span text:style-name="T7">融入教學及網路設備更新案</text:span><text:span text:style-name="T7">資訊融入教學及網路設備更</text:span><text:span text:style-name="T7">新案資訊融入教學及網路設</text:span><text:span text:style-name="T7">備更新案</text:span></text:p>
          </table:table-cell>
          <table:table-cell table:style-name="ce27" office:value-type="string">
            <text:p>大勇國小<text:span text:style-name="T7">大勇國小大勇國小</text:span><text:span text:style-name="T7">大勇國小大勇國小大勇國小</text:span><text:span text:style-name="T7">大勇國小大勇國小大勇國小</text:span><text:span text:style-name="T7">大勇國小大勇國小大勇國小</text:span><text:span text:style-name="T7">大勇國小大勇國小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2000">
            <text:p>2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大勇國小<text:span text:style-name="T7">大勇國小大勇國小</text:span><text:span text:style-name="T7">大勇國小大勇國小大勇國小</text:span><text:span text:style-name="T7">大勇國小大勇國小大勇國小</text:span><text:span text:style-name="T7">大勇國小大勇國小大勇國小</text:span><text:span text:style-name="T7">大勇國小大勇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楊家俍<text:span text:style-name="T7">楊家俍楊家俍楊家俍</text:span><text:span text:style-name="T7">楊家俍楊家俍楊家俍楊家俍</text:span><text:span text:style-name="T7">楊家俍楊家俍楊家俍楊家俍</text:span><text:span text:style-name="T7">楊家俍楊家俍</text:span></text:p>
          </table:table-cell>
          <table:table-cell table:style-name="ce10" office:value-type="string">
            <text:p>本局義消第四大隊平鎮中隊購置消防救災裝備器材<text:span text:style-name="T7">本局</text:span><text:span text:style-name="T7">義消第四大隊平鎮中隊購置</text:span><text:span text:style-name="T7">消防救災裝備器材本局義消</text:span><text:span text:style-name="T7">第四大隊平鎮中隊購置消防</text:span><text:span text:style-name="T7">救災裝備器材本局義消第四</text:span><text:span text:style-name="T7">大隊平鎮中隊購置消防救災</text:span><text:span text:style-name="T7">裝備器材本局義消第四大隊</text:span><text:span text:style-name="T7">平鎮中隊購置消防救災裝備</text:span><text:span text:style-name="T7">器材本局義消第四大隊平鎮</text:span><text:span text:style-name="T7">中隊購置消防救災裝備器材</text:span><text:span text:style-name="T7">本局義消第四大隊平鎮中隊</text:span><text:span text:style-name="T7">購置消防救災裝備器材本局</text:span><text:span text:style-name="T7">義消第四大隊平鎮中隊購置</text:span><text:span text:style-name="T7">消防救災裝備器材本局義消</text:span><text:span text:style-name="T7">第四大隊平鎮中隊購置消防</text:span><text:span text:style-name="T7">救災裝備器材本局義消第四</text:span><text:span text:style-name="T7">大隊平鎮中隊購置消防救災</text:span><text:span text:style-name="T7">裝備器材本局義消第四大隊</text:span><text:span text:style-name="T7">平鎮中隊購置消防救災裝備</text:span><text:span text:style-name="T7">器材本局義消第四大隊平鎮</text:span><text:span text:style-name="T7">中隊購置消防救災裝備器材</text:span><text:span text:style-name="T7">本局義消第四大隊平鎮中隊</text:span><text:span text:style-name="T7">購置消防救災裝備器材本局</text:span><text:span text:style-name="T7">義消第四大隊平鎮中隊購置</text:span><text:span text:style-name="T7">消防救災裝備器材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2000">
            <text:p>2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消防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7" office:value-type="string">
            <text:p><text:span text:style-name="T10">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邱奕勝</text:span></text:p>
            <text:p><text:span text:style-name="T10">彭俊豪</text:span></text:p>
          </table:table-cell>
          <table:table-cell table:style-name="ce10" office:value-type="string">
            <text:p>多媒體學習暨語言學習教室設備<text:span text:style-name="T7">多媒體學習暨語言學習</text:span><text:span text:style-name="T7">教室設備多媒體學習暨語言</text:span><text:span text:style-name="T7">學習教室設備多媒體學習暨</text:span><text:span text:style-name="T7">語言學習教室設備多媒體學</text:span><text:span text:style-name="T7">習暨語言學習教室設備多媒</text:span><text:span text:style-name="T7">體學習暨語言學習教室設備</text:span><text:span text:style-name="T7">多媒體學習暨語言學習教室</text:span><text:span text:style-name="T7">設備多媒體學習暨語言學習</text:span><text:span text:style-name="T7">教室設備多媒體學習暨語言</text:span><text:span text:style-name="T7">學習教室設備多媒體學習暨</text:span><text:span text:style-name="T7">語言學習教室設備多媒體學</text:span><text:span text:style-name="T7">習暨語言學習教室設備多媒</text:span><text:span text:style-name="T7">體學習暨語言學習教室設備</text:span><text:span text:style-name="T7">多媒體學習暨語言學習教室</text:span><text:span text:style-name="T7">設備多媒體學習暨語言學習</text:span><text:span text:style-name="T7">教室設備</text:span></text:p>
          </table:table-cell>
          <table:table-cell table:style-name="ce27" office:value-type="string">
            <text:p>平興國中<text:span text:style-name="T7">平興國中平興國中</text:span><text:span text:style-name="T7">平興國中平興國中平興國中</text:span><text:span text:style-name="T7">平興國中平興國中平興國中</text:span><text:span text:style-name="T7">平興國中平興國中平興國中</text:span><text:span text:style-name="T7">平興國中平興國中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2000">
            <text:p>2,000 </text:p>
          </table:table-cell>
          <table:table-cell table:style-name="ce27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平興國中<text:span text:style-name="T7">平興國中平興國中</text:span><text:span text:style-name="T7">平興國中平興國中平興國中</text:span><text:span text:style-name="T7">平興國中平興國中平興國中</text:span><text:span text:style-name="T7">平興國中平興國中平興國中</text:span><text:span text:style-name="T7">平興國中平興國中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辦理中</text:span></text:p>
          </table:table-cell>
          <table:table-cell table:style-name="ce60"/>
          <table:table-cell table:number-columns-repeated="1015"/>
        </table:table-row>
        <table:table-row table:style-name="ro37">
          <table:table-cell table:style-name="ce4" office:value-type="string">
            <text:p>蔡永芳<text:span text:style-name="T7">蔡永芳蔡永芳蔡永芳</text:span><text:span text:style-name="T7">蔡永芳蔡永芳蔡永芳蔡永芳</text:span><text:span text:style-name="T7">蔡永芳蔡永芳蔡永芳蔡永芳</text:span><text:span text:style-name="T7">蔡永芳蔡永芳</text:span></text:p>
          </table:table-cell>
          <table:table-cell table:style-name="ce10" office:value-type="string">
            <text:p>仁愛樓外牆拉皮及增設洗手台工程<text:span text:style-name="T7">仁愛樓外牆拉皮及增</text:span><text:span text:style-name="T7">設洗手台工程仁愛樓外牆拉</text:span><text:span text:style-name="T7">皮及增設洗手台工程仁愛樓</text:span><text:span text:style-name="T7">外牆拉皮及增設洗手台工程</text:span><text:span text:style-name="T7">仁愛樓外牆拉皮及增設洗手</text:span><text:span text:style-name="T7">台工程仁愛樓外牆拉皮及增</text:span><text:span text:style-name="T7">設洗手台工程仁愛樓外牆拉</text:span><text:span text:style-name="T7">皮及增設洗手台工程仁愛樓</text:span><text:span text:style-name="T7">外牆拉皮及增設洗手台工程</text:span><text:span text:style-name="T7">仁愛樓外牆拉皮及增設洗手</text:span><text:span text:style-name="T7">台工程仁愛樓外牆拉皮及增</text:span><text:span text:style-name="T7">設洗手台工程仁愛樓外牆拉</text:span><text:span text:style-name="T7">皮及增設洗手台工程仁愛樓</text:span><text:span text:style-name="T7">外牆拉皮及增設洗手台工程</text:span><text:span text:style-name="T7">仁愛樓外牆拉皮及增設洗手</text:span><text:span text:style-name="T7">台工程仁愛樓外牆拉皮及增</text:span><text:span text:style-name="T7">設洗手台工程</text:span></text:p>
          </table:table-cell>
          <table:table-cell table:style-name="ce27" office:value-type="string">
            <text:p>大成國小<text:span text:style-name="T7">大成國小大成國小</text:span><text:span text:style-name="T7">大成國小大成國小大成國小</text:span><text:span text:style-name="T7">大成國小大成國小大成國小</text:span><text:span text:style-name="T7">大成國小大成國小大成國小</text:span><text:span text:style-name="T7">大成國小大成國小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2100">
            <text:p>2,1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大成國小<text:span text:style-name="T7">大成國小大成國小</text:span><text:span text:style-name="T7">大成國小大成國小大成國小</text:span><text:span text:style-name="T7">大成國小大成國小大成國小</text:span><text:span text:style-name="T7">大成國小大成國小大成國小</text:span><text:span text:style-name="T7">大成國小大成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政賢<text:span text:style-name="T7">林政賢林政賢林政賢</text:span><text:span text:style-name="T7">林政賢林政賢林政賢林政賢</text:span><text:span text:style-name="T7">林政賢林政賢林政賢林政賢</text:span><text:span text:style-name="T7">林政賢林政賢</text:span></text:p>
          </table:table-cell>
          <table:table-cell table:style-name="ce10" office:value-type="string">
            <text:p>行動學習教學環境建置暨圖書館整修工程<text:span text:style-name="T7">行動學習教學</text:span><text:span text:style-name="T7">環境建置暨圖書館整修工程</text:span><text:span text:style-name="T7">行動學習教學環境建置暨圖</text:span><text:span text:style-name="T7">書館整修工程行動學習教學</text:span><text:span text:style-name="T7">環境建置暨圖書館整修工程</text:span><text:span text:style-name="T7">行動學習教學環境建置暨圖</text:span><text:span text:style-name="T7">書館整修工程行動學習教學</text:span><text:span text:style-name="T7">環境建置暨圖書館整修工程</text:span><text:span text:style-name="T7">行動學習教學環境建置暨圖</text:span><text:span text:style-name="T7">書館整修工程行動學習教學</text:span><text:span text:style-name="T7">環境建置暨圖書館整修工程</text:span><text:span text:style-name="T7">行動學習教學環境建置暨圖</text:span><text:span text:style-name="T7">書館整修工程行動學習教學</text:span><text:span text:style-name="T7">環境建置暨圖書館整修工程</text:span><text:span text:style-name="T7">行動學習教學環境建置暨圖</text:span><text:span text:style-name="T7">書館整修工程行動學習教學</text:span><text:span text:style-name="T7">環境建置暨圖書館整修工程</text:span><text:span text:style-name="T7">行動學習教學環境建置暨圖</text:span><text:span text:style-name="T7">書館整修工程行動學習教學</text:span><text:span text:style-name="T7">環境建置暨圖書館整修工程</text:span></text:p>
          </table:table-cell>
          <table:table-cell table:style-name="ce27" office:value-type="string">
            <text:p>南門國小<text:span text:style-name="T7">南門國小南門國小</text:span><text:span text:style-name="T7">南門國小南門國小南門國小</text:span><text:span text:style-name="T7">南門國小南門國小南門國小</text:span><text:span text:style-name="T7">南門國小南門國小南門國小</text:span><text:span text:style-name="T7">南門國小南門國小</text:span></text:p>
          </table:table-cell>
          <table:table-cell table:style-name="ce41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2140">
            <text:p>2,14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7" office:value-type="string">
            <text:p>南門國小<text:span text:style-name="T7">南門國小南門國小</text:span><text:span text:style-name="T7">南門國小南門國小南門國小</text:span><text:span text:style-name="T7">南門國小南門國小南門國小</text:span><text:span text:style-name="T7">南門國小南門國小南門國小</text:span><text:span text:style-name="T7">南門國小南門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張火爐<text:span text:style-name="T7">張火爐張火爐張火爐</text:span><text:span text:style-name="T7">張火爐張火爐張火爐張火爐</text:span><text:span text:style-name="T7">張火爐張火爐張火爐張火爐</text:span><text:span text:style-name="T7">張火爐張火爐</text:span></text:p>
          </table:table-cell>
          <table:table-cell table:style-name="ce6" office:value-type="string">
            <text:p>圍牆整建工程<text:span text:style-name="T7">圍牆整建工程</text:span><text:span text:style-name="T7">圍牆整建工程圍牆整建工程</text:span><text:span text:style-name="T7">圍牆整建工程圍牆整建工程</text:span><text:span text:style-name="T7">圍牆整建工程圍牆整建工程</text:span><text:span text:style-name="T7">圍牆整建工程圍牆整建工程</text:span><text:span text:style-name="T7">圍牆整建工程圍牆整建工程</text:span><text:span text:style-name="T7">圍牆整建工程圍牆整建工程</text:span></text:p>
          </table:table-cell>
          <table:table-cell table:style-name="ce28" office:value-type="string">
            <text:p>楊明國小<text:span text:style-name="T7">楊明國小楊明國小</text:span><text:span text:style-name="T7">楊明國小楊明國小楊明國小</text:span><text:span text:style-name="T7">楊明國小楊明國小楊明國小</text:span><text:span text:style-name="T7">楊明國小楊明國小楊明國小</text:span><text:span text:style-name="T7">楊明國小楊明國小</text:span></text:p>
          </table:table-cell>
          <table:table-cell table:style-name="ce42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2300">
            <text:p>2,3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8" office:value-type="string">
            <text:p>楊明國小<text:span text:style-name="T7">楊明國小楊明國小</text:span><text:span text:style-name="T7">楊明國小楊明國小楊明國小</text:span><text:span text:style-name="T7">楊明國小楊明國小楊明國小</text:span><text:span text:style-name="T7">楊明國小楊明國小楊明國小</text:span><text:span text:style-name="T7">楊明國小楊明國小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王浩宇<text:span text:style-name="T7">王浩宇王浩宇王浩宇</text:span><text:span text:style-name="T7">王浩宇王浩宇王浩宇王浩宇</text:span><text:span text:style-name="T7">王浩宇王浩宇王浩宇王浩宇</text:span><text:span text:style-name="T7">王浩宇王浩宇</text:span></text:p>
          </table:table-cell>
          <table:table-cell table:style-name="ce6" office:value-type="string">
            <text:p>校園照明節能設備改善暨增設學生功能置物置<text:span text:style-name="T7">校園照明</text:span><text:span text:style-name="T7">節能設備改善暨增設學生功</text:span><text:span text:style-name="T7">能置物置校園照明節能設備</text:span><text:span text:style-name="T7">改善暨增設學生功能置物置</text:span><text:span text:style-name="T7">校園照明節能設備改善暨增</text:span><text:span text:style-name="T7">設學生功能置物置校園照明</text:span><text:span text:style-name="T7">節能設備改善暨增設學生功</text:span><text:span text:style-name="T7">能置物置校園照明節能設備</text:span><text:span text:style-name="T7">改善暨增設學生功能置物置</text:span><text:span text:style-name="T7">校園照明節能設備改善暨增</text:span><text:span text:style-name="T7">設學生功能置物置校園照明</text:span><text:span text:style-name="T7">節能設備改善暨增設學生功</text:span><text:span text:style-name="T7">能置物置校園照明節能設備</text:span><text:span text:style-name="T7">改善暨增設學生功能置物置</text:span><text:span text:style-name="T7">校園照明節能設備改善暨增</text:span><text:span text:style-name="T7">設學生功能置物置校園照明</text:span><text:span text:style-name="T7">節能設備改善暨增設學生功</text:span><text:span text:style-name="T7">能置物置校園照明節能設備</text:span><text:span text:style-name="T7">改善暨增設學生功能置物置</text:span><text:span text:style-name="T7">校園照明節能設備改善暨增</text:span><text:span text:style-name="T7">設學生功能置物置校園照明</text:span><text:span text:style-name="T7">節能設備改善暨增設學生功</text:span><text:span text:style-name="T7">能置物置</text:span></text:p>
          </table:table-cell>
          <table:table-cell table:style-name="ce28" office:value-type="string">
            <text:p>新明國中<text:span text:style-name="T7">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</text:span></text:p>
          </table:table-cell>
          <table:table-cell table:style-name="ce42" office:value-type="string">
            <text:p>無<text:span text:style-name="T7">無無無無無無無無無無無</text:span><text:span text:style-name="T7">無無</text:span></text:p>
          </table:table-cell>
          <table:table-cell table:style-name="ce49" office:value-type="float" office:value="2720">
            <text:p>2,72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text:span text:style-name="T9">工務業務</text:span><text:span text:style-name="T8">-</text:span><text:span text:style-name="T9">綜合規劃工作</text:span></text:p>
          </table:table-cell>
          <table:table-cell table:style-name="ce28" office:value-type="string">
            <text:p>新明國中<text:span text:style-name="T7">新明國中新明國中</text:span><text:span text:style-name="T7">新明國中新明國中新明國中</text:span><text:span text:style-name="T7">新明國中新明國中新明國中</text:span><text:span text:style-name="T7">新明國中新明國中新明國中</text:span><text:span text:style-name="T7">新明國中新明國中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楊朝偉<text:span text:style-name="T7">楊朝偉楊朝偉楊朝偉</text:span><text:span text:style-name="T7">楊朝偉楊朝偉楊朝偉楊朝偉</text:span><text:span text:style-name="T7">楊朝偉楊朝偉楊朝偉楊朝偉</text:span><text:span text:style-name="T7">楊朝偉</text:span></text:p>
          </table:table-cell>
          <table:table-cell table:style-name="ce10" office:value-type="string">
            <text:p><text:span text:style-name="T7">大溪橋休憩園區增設</text:span><text:span text:style-name="T8">LED</text:span><text:span text:style-name="T9">顯</text:span><text:span text:style-name="T9">示屏大溪橋休憩園區增設</text:span><text:span text:style-name="T8">LED</text:span><text:span text:style-name="T9">顯示屏大溪橋休憩園區</text:span><text:span text:style-name="T9">增設</text:span><text:span text:style-name="T8">LED</text:span><text:span text:style-name="T9">顯示屏大溪橋休憩</text:span><text:span text:style-name="T9">園區增設</text:span><text:span text:style-name="T8">LED</text:span><text:span text:style-name="T9">顯示屏大溪橋</text:span><text:span text:style-name="T9">休憩園區增設</text:span><text:span text:style-name="T8">LED</text:span><text:span text:style-name="T9">顯示屏大</text:span><text:span text:style-name="T9">溪橋休憩園區增設</text:span><text:span text:style-name="T8">LED</text:span><text:span text:style-name="T9">顯示</text:span><text:span text:style-name="T9">屏大溪橋休憩園區增設</text:span><text:span text:style-name="T8">LED</text:span><text:span text:style-name="T9">顯示屏大溪橋休憩園區增設</text:span><text:span text:style-name="T8">LED</text:span><text:span text:style-name="T9">顯示屏大溪橋休憩園區</text:span><text:span text:style-name="T9">增設</text:span><text:span text:style-name="T8">LED</text:span><text:span text:style-name="T9">顯示屏大溪橋休憩</text:span><text:span text:style-name="T9">園區增設</text:span><text:span text:style-name="T8">LED</text:span><text:span text:style-name="T9">顯示屏大溪橋</text:span><text:span text:style-name="T9">休憩園區增設</text:span><text:span text:style-name="T8">LED</text:span><text:span text:style-name="T9">顯示屏大</text:span><text:span text:style-name="T9">溪橋休憩園區增設</text:span><text:span text:style-name="T8">LED</text:span><text:span text:style-name="T9">顯示</text:span><text:span text:style-name="T9">屏大溪橋休憩園區增設</text:span><text:span text:style-name="T8">LED</text:span><text:span text:style-name="T9">顯示屏</text:span></text:p>
          </table:table-cell>
          <table:table-cell table:style-name="ce27" office:value-type="string">
            <text:p>大溪區公所<text:span text:style-name="T7">大溪區公所大溪</text:span><text:span text:style-name="T7">區公所大溪區公所大溪區公</text:span><text:span text:style-name="T7">所大溪區公所大溪區公所大</text:span><text:span text:style-name="T7">溪區公所大溪區公所大溪區</text:span><text:span text:style-name="T7">公所大溪區公所大溪區公所</text:span><text:span text:style-name="T7">大溪區公所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2744">
            <text:p>2,744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大溪區公所<text:span text:style-name="T7">大溪區公所大溪</text:span><text:span text:style-name="T7">區公所大溪區公所大溪區公</text:span><text:span text:style-name="T7">所大溪區公所大溪區公所大</text:span><text:span text:style-name="T7">溪區公所大溪區公所大溪區</text:span><text:span text:style-name="T7">公所大溪區公所大溪區公所</text:span><text:span text:style-name="T7">大溪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邱素芬<text:span text:style-name="T7">邱素芬邱素芬邱素芬</text:span><text:span text:style-name="T7">邱素芬邱素芬邱素芬邱素芬</text:span><text:span text:style-name="T7">邱素芬邱素芬邱素芬邱素芬</text:span><text:span text:style-name="T7">邱素芬</text:span></text:p>
          </table:table-cell>
          <table:table-cell table:style-name="ce6" office:value-type="string">
            <text:p>104<text:span text:style-name="T7">年度冷氣空調電力改善工</text:span><text:span text:style-name="T7">程</text:span><text:span text:style-name="T7">104</text:span><text:span text:style-name="T7">年度冷氣空調電力改善</text:span><text:span text:style-name="T7">工程</text:span><text:span text:style-name="T7">104</text:span><text:span text:style-name="T7">年度冷氣空調電力改</text:span><text:span text:style-name="T7">善工程</text:span><text:span text:style-name="T7">104</text:span><text:span text:style-name="T7">年度冷氣空調電力</text:span><text:span text:style-name="T7">改善工程</text:span><text:span text:style-name="T7">104</text:span><text:span text:style-name="T7">年度冷氣空調電</text:span><text:span text:style-name="T7">力改善工程</text:span><text:span text:style-name="T7">104</text:span><text:span text:style-name="T7">年度冷氣空調</text:span><text:span text:style-name="T7">電力改善工程</text:span><text:span text:style-name="T7">104</text:span><text:span text:style-name="T7">年度冷氣空</text:span><text:span text:style-name="T7">調電力改善工程</text:span><text:span text:style-name="T7">104</text:span><text:span text:style-name="T7">年度冷氣</text:span><text:span text:style-name="T7">空調電力改善工程</text:span><text:span text:style-name="T7">104</text:span><text:span text:style-name="T7">年度冷</text:span><text:span text:style-name="T7">氣空調電力改善工程</text:span><text:span text:style-name="T7">104</text:span><text:span text:style-name="T7">年度</text:span><text:span text:style-name="T7">冷氣空調電力改善工程</text:span><text:span text:style-name="T7">104</text:span><text:span text:style-name="T7">年</text:span><text:span text:style-name="T7">度冷氣空調電力改善工程</text:span><text:span text:style-name="T7">104</text:span><text:span text:style-name="T7">年度冷氣空調電力改善工程</text:span><text:span text:style-name="T7">104</text:span><text:span text:style-name="T7">年度冷氣空調電力改善工</text:span><text:span text:style-name="T7">程</text:span></text:p>
          </table:table-cell>
          <table:table-cell table:style-name="ce27" office:value-type="string">
            <text:p>福豐國中<text:span text:style-name="T7">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2800">
            <text:p>2,8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福豐國中<text:span text:style-name="T7">福豐國中福豐國中</text:span><text:span text:style-name="T7">福豐國中福豐國中福豐國中</text:span><text:span text:style-name="T7">福豐國中福豐國中福豐國中</text:span><text:span text:style-name="T7">福豐國中福豐國中福豐國中</text:span><text:span text:style-name="T7">福豐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46">
          <table:table-cell table:style-name="ce4" office:value-type="string">
            <text:p>徐其萬<text:span text:style-name="T7">徐其萬徐其萬徐其萬</text:span><text:span text:style-name="T7">徐其萬徐其萬徐其萬徐其萬</text:span><text:span text:style-name="T7">徐其萬徐其萬徐其萬徐其萬</text:span><text:span text:style-name="T7">徐其萬</text:span></text:p>
          </table:table-cell>
          <table:table-cell table:style-name="ce10" office:value-type="string">
            <text:p>校門整修暨環境美化工程<text:span text:style-name="T7">校</text:span><text:span text:style-name="T7">門整修暨環境美化工程校門</text:span><text:span text:style-name="T7">整修暨環境美化工程校門整</text:span><text:span text:style-name="T7">修暨環境美化工程校門整修</text:span><text:span text:style-name="T7">暨環境美化工程校門整修暨</text:span><text:span text:style-name="T7">環境美化工程校門整修暨環</text:span><text:span text:style-name="T7">境美化工程校門整修暨環境</text:span><text:span text:style-name="T7">美化工程校門整修暨環境美</text:span><text:span text:style-name="T7">化工程校門整修暨環境美化</text:span><text:span text:style-name="T7">工程校門整修暨環境美化工</text:span><text:span text:style-name="T7">程校門整修暨環境美化工程</text:span><text:span text:style-name="T7">校門整修暨環境美化工程</text:span></text:p>
          </table:table-cell>
          <table:table-cell table:style-name="ce27" office:value-type="string">
            <text:p>溪海國小<text:span text:style-name="T7">溪海國小溪海國小</text:span><text:span text:style-name="T7">溪海國小溪海國小溪海國小</text:span><text:span text:style-name="T7">溪海國小溪海國小溪海國小</text:span><text:span text:style-name="T7">溪海國小溪海國小溪海國小</text:span><text:span text:style-name="T7">溪海國小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2950">
            <text:p>2,95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溪海國小<text:span text:style-name="T7">溪海國小溪海國小</text:span><text:span text:style-name="T7">溪海國小溪海國小溪海國小</text:span><text:span text:style-name="T7">溪海國小溪海國小溪海國小</text:span><text:span text:style-name="T7">溪海國小溪海國小溪海國小</text:span><text:span text:style-name="T7">溪海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46">
          <table:table-cell table:style-name="ce4" office:value-type="string">
            <text:p>邱佳亮<text:span text:style-name="T7">邱佳亮邱佳亮邱佳亮</text:span><text:span text:style-name="T7">邱佳亮邱佳亮邱佳亮邱佳亮</text:span><text:span text:style-name="T7">邱佳亮邱佳亮邱佳亮邱佳亮</text:span><text:span text:style-name="T7">邱佳亮</text:span></text:p>
          </table:table-cell>
          <table:table-cell table:style-name="ce10" office:value-type="string">
            <text:p>新屋區望間里往大坡里道路改善工程<text:span text:style-name="T7">新屋區望間里往大</text:span><text:span text:style-name="T7">坡里道路改善工程新屋區望</text:span><text:span text:style-name="T7">間里往大坡里道路改善工程</text:span><text:span text:style-name="T7">新屋區望間里往大坡里道路</text:span><text:span text:style-name="T7">改善工程新屋區望間里往大</text:span><text:span text:style-name="T7">坡里道路改善工程新屋區望</text:span><text:span text:style-name="T7">間里往大坡里道路改善工程</text:span><text:span text:style-name="T7">新屋區望間里往大坡里道路</text:span><text:span text:style-name="T7">改善工程新屋區望間里往大</text:span><text:span text:style-name="T7">坡里道路改善工程新屋區望</text:span><text:span text:style-name="T7">間里往大坡里道路改善工程</text:span><text:span text:style-name="T7">新屋區望間里往大坡里道路</text:span><text:span text:style-name="T7">改善工程新屋區望間里往大</text:span><text:span text:style-name="T7">坡里道路改善工程新屋區望</text:span><text:span text:style-name="T7">間里往大坡里道路改善工程</text:span><text:span text:style-name="T7">新屋區望間里往大坡里道路</text:span><text:span text:style-name="T7">改善工程</text:span></text:p>
          </table:table-cell>
          <table:table-cell table:style-name="ce27" office:value-type="string">
            <text:p>新屋區公所<text:span text:style-name="T7">新屋區公所新屋</text:span><text:span text:style-name="T7">區公所新屋區公所新屋區公</text:span><text:span text:style-name="T7">所新屋區公所新屋區公所新</text:span><text:span text:style-name="T7">屋區公所新屋區公所新屋區</text:span><text:span text:style-name="T7">公所新屋區公所新屋區公所</text:span><text:span text:style-name="T7">新屋區公所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2965">
            <text:p>2,965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新屋區公所<text:span text:style-name="T7">新屋區公所新屋</text:span><text:span text:style-name="T7">區公所新屋區公所新屋區公</text:span><text:span text:style-name="T7">所新屋區公所新屋區公所新</text:span><text:span text:style-name="T7">屋區公所新屋區公所新屋區</text:span><text:span text:style-name="T7">公所新屋區公所新屋區公所</text:span><text:span text:style-name="T7">新屋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47">
          <table:table-cell table:style-name="ce4" office:value-type="string">
            <text:p>范綱祥<text:span text:style-name="T7">范綱祥范綱祥范綱祥</text:span><text:span text:style-name="T7">范綱祥范綱祥范綱祥范綱祥</text:span><text:span text:style-name="T7">范綱祥范綱祥范綱祥范綱祥</text:span><text:span text:style-name="T7">范綱祥</text:span></text:p>
          </table:table-cell>
          <table:table-cell table:style-name="ce10" office:value-type="string">
            <text:p>青溪國中圍牆整建美化工程<text:span text:style-name="T7">青溪國中圍牆整建美化工程</text:span><text:span text:style-name="T7">青溪國中圍牆整建美化工程</text:span><text:span text:style-name="T7">青溪國中圍牆整建美化工程</text:span><text:span text:style-name="T7">青溪國中圍牆整建美化工程</text:span><text:span text:style-name="T7">青溪國中圍牆整建美化工程</text:span><text:span text:style-name="T7">青溪國中圍牆整建美化工程</text:span><text:span text:style-name="T7">青溪國中圍牆整建美化工程</text:span><text:span text:style-name="T7">青溪國中圍牆整建美化工程</text:span><text:span text:style-name="T7">青溪國中圍牆整建美化工程</text:span><text:span text:style-name="T7">青溪國中圍牆整建美化工程</text:span><text:span text:style-name="T7">青溪國中圍牆整建美化工程</text:span><text:span text:style-name="T7">青溪國中圍牆整建美化工程</text:span></text:p>
          </table:table-cell>
          <table:table-cell table:style-name="ce27" office:value-type="string">
            <text:p>青溪國中<text:span text:style-name="T7">青溪國中青溪國中</text:span><text:span text:style-name="T7">青溪國中青溪國中青溪國中</text:span><text:span text:style-name="T7">青溪國中青溪國中青溪國中</text:span><text:span text:style-name="T7">青溪國中青溪國中青溪國中</text:span><text:span text:style-name="T7">青溪國中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3000">
            <text:p>3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工務業務</text:span><text:span text:style-name="T8">-</text:span><text:span text:style-name="T9">綜合規劃工作</text:span></text:p>
            <text:p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/text:p>
          </table:table-cell>
          <table:table-cell table:style-name="ce27" office:value-type="string">
            <text:p>青溪國中<text:span text:style-name="T7">青溪國中青溪國中</text:span><text:span text:style-name="T7">青溪國中青溪國中青溪國中</text:span><text:span text:style-name="T7">青溪國中青溪國中青溪國中</text:span><text:span text:style-name="T7">青溪國中青溪國中青溪國中</text:span><text:span text:style-name="T7">青溪國中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>陳美梅</text:span></text:p>
            <text:p><text:span text:style-name="T7">舒翠玲</text:span></text:p>
            <text:p><text:span text:style-name="T7"/></text:p>
          </table:table-cell>
          <table:table-cell table:style-name="ce6" office:value-type="string">
            <text:p>104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text:span text:style-name="T7">104</text:span><text:span text:style-name="T7">年度校舍環境修繕工程</text:span></text:p>
          </table:table-cell>
          <table:table-cell table:style-name="ce27" office:value-type="string">
            <text:p>建德國小<text:span text:style-name="T7">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3000">
            <text:p>3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建德國小<text:span text:style-name="T7">建德國小建德國小</text:span><text:span text:style-name="T7">建德國小建德國小建德國小</text:span><text:span text:style-name="T7">建德國小建德國小建德國小</text:span><text:span text:style-name="T7">建德國小建德國小建德國小</text:span><text:span text:style-name="T7">建德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俐玲<text:span text:style-name="T7">林俐玲林俐玲林俐玲</text:span><text:span text:style-name="T7">林俐玲林俐玲林俐玲林俐玲</text:span><text:span text:style-name="T7">林俐玲林俐玲林俐玲林俐玲</text:span><text:span text:style-name="T7">林俐玲</text:span></text:p>
          </table:table-cell>
          <table:table-cell table:style-name="ce10" office:value-type="string">
            <text:p>改善自然領域教學環境<text:span text:style-name="T7">改善</text:span><text:span text:style-name="T7">自然領域教學環境改善自然</text:span><text:span text:style-name="T7">領域教學環境改善自然領域</text:span><text:span text:style-name="T7">教學環境改善自然領域教學</text:span><text:span text:style-name="T7">環境改善自然領域教學環境</text:span><text:span text:style-name="T7">改善自然領域教學環境改善</text:span><text:span text:style-name="T7">自然領域教學環境改善自然</text:span><text:span text:style-name="T7">領域教學環境改善自然領域</text:span><text:span text:style-name="T7">教學環境改善自然領域教學</text:span><text:span text:style-name="T7">環境改善自然領域教學環境</text:span><text:span text:style-name="T7">改善自然領域教學環境</text:span></text:p>
          </table:table-cell>
          <table:table-cell table:style-name="ce27" office:value-type="string">
            <text:p>文華國小<text:span text:style-name="T7">文華國小文華國小</text:span><text:span text:style-name="T7">文華國小文華國小文華國小</text:span><text:span text:style-name="T7">文華國小文華國小文華國小</text:span><text:span text:style-name="T7">文華國小文華國小文華國小</text:span><text:span text:style-name="T7">文華國小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3000">
            <text:p>3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文華國小<text:span text:style-name="T7">文華國小文華國小</text:span><text:span text:style-name="T7">文華國小文華國小文華國小</text:span><text:span text:style-name="T7">文華國小文華國小文華國小</text:span><text:span text:style-name="T7">文華國小文華國小文華國小</text:span><text:span text:style-name="T7">文華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>許清順</text:span></text:p>
            <text:p><text:span text:style-name="T7">郭麗華</text:span></text:p>
            <text:p><text:span text:style-name="T7"/></text:p>
          </table:table-cell>
          <table:table-cell table:style-name="ce10" office:value-type="string">
            <text:p>專科教室教學設備修繕更新<text:span text:style-name="T7">專科教室教學設備修繕更新</text:span><text:span text:style-name="T7">專科教室教學設備修繕更新</text:span><text:span text:style-name="T7">專科教室教學設備修繕更新</text:span><text:span text:style-name="T7">專科教室教學設備修繕更新</text:span><text:span text:style-name="T7">專科教室教學設備修繕更新</text:span><text:span text:style-name="T7">專科教室教學設備修繕更新</text:span><text:span text:style-name="T7">專科教室教學設備修繕更新</text:span><text:span text:style-name="T7">專科教室教學設備修繕更新</text:span><text:span text:style-name="T7">專科教室教學設備修繕更新</text:span><text:span text:style-name="T7">專科教室教學設備修繕更新</text:span><text:span text:style-name="T7">專科教室教學設備修繕更新</text:span><text:span text:style-name="T7">專科教室教學設備修繕更新</text:span></text:p>
          </table:table-cell>
          <table:table-cell table:style-name="ce27" office:value-type="string">
            <text:p>山腳國小<text:span text:style-name="T7">山腳國小山腳國小</text:span><text:span text:style-name="T7">山腳國小山腳國小山腳國小</text:span><text:span text:style-name="T7">山腳國小山腳國小山腳國小</text:span><text:span text:style-name="T7">山腳國小山腳國小山腳國小</text:span><text:span text:style-name="T7">山腳國小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3000">
            <text:p>3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山腳國小<text:span text:style-name="T7">山腳國小山腳國小</text:span><text:span text:style-name="T7">山腳國小山腳國小山腳國小</text:span><text:span text:style-name="T7">山腳國小山腳國小山腳國小</text:span><text:span text:style-name="T7">山腳國小山腳國小山腳國小</text:span><text:span text:style-name="T7">山腳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徐玉樹<text:span text:style-name="T7">徐玉樹徐玉樹徐玉樹</text:span><text:span text:style-name="T7">徐玉樹徐玉樹徐玉樹徐玉樹</text:span><text:span text:style-name="T7">徐玉樹徐玉樹徐玉樹徐玉樹</text:span><text:span text:style-name="T7">徐玉樹</text:span></text:p>
          </table:table-cell>
          <table:table-cell table:style-name="ce10" office:value-type="string">
            <text:p>本局特搜義消大隊第四分隊購置搶救索裝備器材<text:span text:style-name="T7">本局特</text:span><text:span text:style-name="T7">搜義消大隊第四分隊購置搶</text:span><text:span text:style-name="T7">救索裝備器材本局特搜義消</text:span><text:span text:style-name="T7">大隊第四分隊購置搶救索裝</text:span><text:span text:style-name="T7">備器材本局特搜義消大隊第</text:span><text:span text:style-name="T7">四分隊購置搶救索裝備器材</text:span><text:span text:style-name="T7">本局特搜義消大隊第四分隊</text:span><text:span text:style-name="T7">購置搶救索裝備器材本局特</text:span><text:span text:style-name="T7">搜義消大隊第四分隊購置搶</text:span><text:span text:style-name="T7">救索裝備器材本局特搜義消</text:span><text:span text:style-name="T7">大隊第四分隊購置搶救索裝</text:span><text:span text:style-name="T7">備器材本局特搜義消大隊第</text:span><text:span text:style-name="T7">四分隊購置搶救索裝備器材</text:span><text:span text:style-name="T7">本局特搜義消大隊第四分隊</text:span><text:span text:style-name="T7">購置搶救索裝備器材本局特</text:span><text:span text:style-name="T7">搜義消大隊第四分隊購置搶</text:span><text:span text:style-name="T7">救索裝備器材本局特搜義消</text:span><text:span text:style-name="T7">大隊第四分隊購置搶救索裝</text:span><text:span text:style-name="T7">備器材本局特搜義消大隊第</text:span><text:span text:style-name="T7">四分隊購置搶救索裝備器材</text:span><text:span text:style-name="T7">本局特搜義消大隊第四分隊</text:span><text:span text:style-name="T7">購置搶救索裝備器材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3000">
            <text:p>3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消防局<text:span text:style-name="T7">消防局消防局消防局</text:span><text:span text:style-name="T7">消防局消防局消防局消防局</text:span><text:span text:style-name="T7">消防局消防局消防局消防局</text:span><text:span text:style-name="T7">消防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吳宗憲<text:span text:style-name="T7">吳宗憲吳宗憲吳宗憲</text:span><text:span text:style-name="T7">吳宗憲吳宗憲吳宗憲吳宗憲</text:span><text:span text:style-name="T7">吳宗憲吳宗憲吳宗憲吳宗憲</text:span><text:span text:style-name="T7">吳宗憲</text:span></text:p>
          </table:table-cell>
          <table:table-cell table:style-name="ce10" office:value-type="string">
            <text:p>觀音區六合樹林公園內籃球場及溜冰場修復<text:span text:style-name="T7">觀音區六合</text:span><text:span text:style-name="T7">樹林公園內籃球場及溜冰場</text:span><text:span text:style-name="T7">修復觀音區六合樹林公園內</text:span><text:span text:style-name="T7">籃球場及溜冰場修復觀音區</text:span><text:span text:style-name="T7">六合樹林公園內籃球場及溜</text:span><text:span text:style-name="T7">冰場修復觀音區六合樹林公</text:span><text:span text:style-name="T7">園內籃球場及溜冰場修復觀</text:span><text:span text:style-name="T7">音區六合樹林公園內籃球場</text:span><text:span text:style-name="T7">及溜冰場修復觀音區六合樹</text:span><text:span text:style-name="T7">林公園內籃球場及溜冰場修</text:span><text:span text:style-name="T7">復觀音區六合樹林公園內籃</text:span><text:span text:style-name="T7">球場及溜冰場修復觀音區六</text:span><text:span text:style-name="T7">合樹林公園內籃球場及溜冰</text:span><text:span text:style-name="T7">場修復觀音區六合樹林公園</text:span><text:span text:style-name="T7">內籃球場及溜冰場修復觀音</text:span><text:span text:style-name="T7">區六合樹林公園內籃球場及</text:span><text:span text:style-name="T7">溜冰場修復觀音區六合樹林</text:span><text:span text:style-name="T7">公園內籃球場及溜冰場修復</text:span><text:span text:style-name="T7">觀音區六合樹林公園內籃球</text:span><text:span text:style-name="T7">場及溜冰場修復</text:span></text:p>
          </table:table-cell>
          <table:table-cell table:style-name="ce27" office:value-type="string">
            <text:p>觀音區公所<text:span text:style-name="T7">觀音區公所觀音</text:span><text:span text:style-name="T7">區公所觀音區公所觀音區公</text:span><text:span text:style-name="T7">所觀音區公所觀音區公所觀</text:span><text:span text:style-name="T7">音區公所觀音區公所觀音區</text:span><text:span text:style-name="T7">公所觀音區公所觀音區公所</text:span><text:span text:style-name="T7">觀音區公所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3000">
            <text:p>3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觀音區公所<text:span text:style-name="T7">觀音區公所觀音</text:span><text:span text:style-name="T7">區公所觀音區公所觀音區公</text:span><text:span text:style-name="T7">所觀音區公所觀音區公所觀</text:span><text:span text:style-name="T7">音區公所觀音區公所觀音區</text:span><text:span text:style-name="T7">公所觀音區公所觀音區公所</text:span><text:span text:style-name="T7">觀音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林正峰<text:span text:style-name="T7">林正峰林正峰林正峰</text:span><text:span text:style-name="T7">林正峰林正峰林正峰林正峰</text:span><text:span text:style-name="T7">林正峰林正峰林正峰林正峰</text:span><text:span text:style-name="T7">林正峰</text:span></text:p>
          </table:table-cell>
          <table:table-cell table:style-name="ce10" office:value-type="string">
            <text:p>大華里集會所空調設備及消防連動工程<text:span text:style-name="T7">大華里集會所空</text:span><text:span text:style-name="T7">調設備及消防連動工程大華</text:span><text:span text:style-name="T7">里集會所空調設備及消防連</text:span><text:span text:style-name="T7">動工程大華里集會所空調設</text:span><text:span text:style-name="T7">備及消防連動工程大華里集</text:span><text:span text:style-name="T7">會所空調設備及消防連動工</text:span><text:span text:style-name="T7">程大華里集會所空調設備及</text:span><text:span text:style-name="T7">消防連動工程大華里集會所</text:span><text:span text:style-name="T7">空調設備及消防連動工程大</text:span><text:span text:style-name="T7">華里集會所空調設備及消防</text:span><text:span text:style-name="T7">連動工程大華里集會所空調</text:span><text:span text:style-name="T7">設備及消防連動工程大華里</text:span><text:span text:style-name="T7">集會所空調設備及消防連動</text:span><text:span text:style-name="T7">工程大華里集會所空調設備</text:span><text:span text:style-name="T7">及消防連動工程大華里集會</text:span><text:span text:style-name="T7">所空調設備及消防連動工程</text:span><text:span text:style-name="T7">大華里集會所空調設備及消</text:span><text:span text:style-name="T7">防連動工程</text:span></text:p>
          </table:table-cell>
          <table:table-cell table:style-name="ce27" office:value-type="string">
            <text:p>龜山區公所<text:span text:style-name="T7">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龜山區公所</text:span><text:span text:style-name="T7">龜山區公所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3500">
            <text:p>3,5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龜山區公所<text:span text:style-name="T7">龜山區公所龜山</text:span><text:span text:style-name="T7">區公所龜山區公所龜山區公</text:span><text:span text:style-name="T7">所龜山區公所龜山區公所龜</text:span><text:span text:style-name="T7">山區公所龜山區公所龜山區</text:span><text:span text:style-name="T7">公所龜山區公所龜山區公所</text:span><text:span text:style-name="T7">龜山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歐炳辰<text:span text:style-name="T7">歐炳辰歐炳辰歐炳辰</text:span><text:span text:style-name="T7">歐炳辰歐炳辰歐炳辰歐炳辰</text:span><text:span text:style-name="T7">歐炳辰歐炳辰歐炳辰歐炳辰</text:span><text:span text:style-name="T7">歐炳辰</text:span></text:p>
          </table:table-cell>
          <table:table-cell table:style-name="ce10" office:value-type="string">
            <text:p>觀音區老人會館及觀音里里集會所整修工程<text:span text:style-name="T7">觀音區老人</text:span><text:span text:style-name="T7">會館及觀音里里集會所整修</text:span><text:span text:style-name="T7">工程觀音區老人會館及觀音</text:span><text:span text:style-name="T7">里里集會所整修工程觀音區</text:span><text:span text:style-name="T7">老人會館及觀音里里集會所</text:span><text:span text:style-name="T7">整修工程觀音區老人會館及</text:span><text:span text:style-name="T7">觀音里里集會所整修工程觀</text:span><text:span text:style-name="T7">音區老人會館及觀音里里集</text:span><text:span text:style-name="T7">會所整修工程觀音區老人會</text:span><text:span text:style-name="T7">館及觀音里里集會所整修工</text:span><text:span text:style-name="T7">程觀音區老人會館及觀音里</text:span><text:span text:style-name="T7">里集會所整修工程觀音區老</text:span><text:span text:style-name="T7">人會館及觀音里里集會所整</text:span><text:span text:style-name="T7">修工程觀音區老人會館及觀</text:span><text:span text:style-name="T7">音里里集會所整修工程觀音</text:span><text:span text:style-name="T7">區老人會館及觀音里里集會</text:span><text:span text:style-name="T7">所整修工程觀音區老人會館</text:span><text:span text:style-name="T7">及觀音里里集會所整修工程</text:span><text:span text:style-name="T7">觀音區老人會館及觀音里里</text:span><text:span text:style-name="T7">集會所整修工程</text:span></text:p>
          </table:table-cell>
          <table:table-cell table:style-name="ce27" office:value-type="string">
            <text:p>觀音區公所<text:span text:style-name="T7">觀音區公所觀音</text:span><text:span text:style-name="T7">區公所觀音區公所觀音區公</text:span><text:span text:style-name="T7">所觀音區公所觀音區公所觀</text:span><text:span text:style-name="T7">音區公所觀音區公所觀音區</text:span><text:span text:style-name="T7">公所觀音區公所觀音區公所</text:span><text:span text:style-name="T7">觀音區公所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3790">
            <text:p>3,79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觀音區公所<text:span text:style-name="T7">觀音區公所觀音</text:span><text:span text:style-name="T7">區公所觀音區公所觀音區公</text:span><text:span text:style-name="T7">所觀音區公所觀音區公所觀</text:span><text:span text:style-name="T7">音區公所觀音區公所觀音區</text:span><text:span text:style-name="T7">公所觀音區公所觀音區公所</text:span><text:span text:style-name="T7">觀音區公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李光達<text:span text:style-name="T7">李光達李光達李光達</text:span><text:span text:style-name="T7">李光達李光達李光達李光達</text:span><text:span text:style-name="T7">李光達李光達李光達李光達</text:span><text:span text:style-name="T7">李光達</text:span></text:p>
          </table:table-cell>
          <table:table-cell table:style-name="ce10" office:value-type="string">
            <text:p><text:span text:style-name="T7">南門公有零售市場及桃園觀</text:span><text:span text:style-name="T7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text:span text:style-name="T9">南門公有零售市場及桃園觀</text:span><text:span text:style-name="T9">光夜市</text:span><text:span text:style-name="T8">104</text:span><text:span text:style-name="T9">年度硬體改善工程</text:span></text:p>
          </table:table-cell>
          <table:table-cell table:style-name="ce27" office:value-type="string">
            <text:p>經濟發展局<text:span text:style-name="T7">經濟發展局經濟</text:span><text:span text:style-name="T7">發展局經濟發展局經濟發展</text:span><text:span text:style-name="T7">局經濟發展局經濟發展局經</text:span><text:span text:style-name="T7">濟發展局經濟發展局經濟發</text:span><text:span text:style-name="T7">展局經濟發展局經濟發展局</text:span><text:span text:style-name="T7">經濟發展局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4600">
            <text:p>4,6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經濟發展局<text:span text:style-name="T7">經濟發展局經濟</text:span><text:span text:style-name="T7">發展局經濟發展局經濟發展</text:span><text:span text:style-name="T7">局經濟發展局經濟發展局經</text:span><text:span text:style-name="T7">濟發展局經濟發展局經濟發</text:span><text:span text:style-name="T7">展局經濟發展局經濟發展局</text:span><text:span text:style-name="T7">經濟發展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蘇志強<text:span text:style-name="T7">蘇志強蘇志強蘇志強</text:span><text:span text:style-name="T7">蘇志強蘇志強蘇志強蘇志強</text:span><text:span text:style-name="T7">蘇志強蘇志強蘇志強蘇志強</text:span><text:span text:style-name="T7">蘇志強</text:span></text:p>
          </table:table-cell>
          <table:table-cell table:style-name="ce10" office:value-type="string">
            <text:p>兒童遊戲設施更新工程<text:span text:style-name="T7">兒童</text:span><text:span text:style-name="T7">遊戲設施更新工程兒童遊戲</text:span><text:span text:style-name="T7">設施更新工程兒童遊戲設施</text:span><text:span text:style-name="T7">更新工程兒童遊戲設施更新</text:span><text:span text:style-name="T7">工程兒童遊戲設施更新工程</text:span><text:span text:style-name="T7">兒童遊戲設施更新工程兒童</text:span><text:span text:style-name="T7">遊戲設施更新工程兒童遊戲</text:span><text:span text:style-name="T7">設施更新工程兒童遊戲設施</text:span><text:span text:style-name="T7">更新工程兒童遊戲設施更新</text:span><text:span text:style-name="T7">工程兒童遊戲設施更新工程</text:span><text:span text:style-name="T7">兒童遊戲設施更新工程</text:span></text:p>
          </table:table-cell>
          <table:table-cell table:style-name="ce27" office:value-type="string">
            <text:p>龍山國小<text:span text:style-name="T7">龍山國小龍山國小</text:span><text:span text:style-name="T7">龍山國小龍山國小龍山國小</text:span><text:span text:style-name="T7">龍山國小龍山國小龍山國小</text:span><text:span text:style-name="T7">龍山國小龍山國小龍山國小</text:span><text:span text:style-name="T7">龍山國小</text:span></text:p>
          </table:table-cell>
          <table:table-cell table:style-name="ce41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4828">
            <text:p>4,828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7" office:value-type="string">
            <text:p>龍山國小<text:span text:style-name="T7">龍山國小龍山國小</text:span><text:span text:style-name="T7">龍山國小龍山國小龍山國小</text:span><text:span text:style-name="T7">龍山國小龍山國小龍山國小</text:span><text:span text:style-name="T7">龍山國小龍山國小龍山國小</text:span><text:span text:style-name="T7">龍山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黃景熙<text:span text:style-name="T7">黃景熙黃景熙黃景熙</text:span><text:span text:style-name="T7">黃景熙黃景熙黃景熙黃景熙</text:span><text:span text:style-name="T7">黃景熙黃景熙黃景熙黃景熙</text:span><text:span text:style-name="T7">黃景熙</text:span></text:p>
          </table:table-cell>
          <table:table-cell table:style-name="ce6" office:value-type="string">
            <text:p>校園安全環境設備<text:span text:style-name="T7">校園安全</text:span><text:span text:style-name="T7">環境設備校園安全環境設備</text:span><text:span text:style-name="T7">校園安全環境設備校園安全</text:span><text:span text:style-name="T7">環境設備校園安全環境設備</text:span><text:span text:style-name="T7">校園安全環境設備校園安全</text:span><text:span text:style-name="T7">環境設備校園安全環境設備</text:span><text:span text:style-name="T7">校園安全環境設備校園安全</text:span><text:span text:style-name="T7">環境設備校園安全環境設備</text:span><text:span text:style-name="T7">校園安全環境設備</text:span></text:p>
          </table:table-cell>
          <table:table-cell table:style-name="ce28" office:value-type="string">
            <text:p>桃園國小<text:span text:style-name="T7">桃園國小桃園國小</text:span><text:span text:style-name="T7">桃園國小桃園國小桃園國小</text:span><text:span text:style-name="T7">桃園國小桃園國小桃園國小</text:span><text:span text:style-name="T7">桃園國小桃園國小桃園國小</text:span><text:span text:style-name="T7">桃園國小</text:span></text:p>
          </table:table-cell>
          <table:table-cell table:style-name="ce42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5000">
            <text:p>5,0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8" office:value-type="string">
            <text:p>桃園國小<text:span text:style-name="T7">桃園國小桃園國小</text:span><text:span text:style-name="T7">桃園國小桃園國小桃園國小</text:span><text:span text:style-name="T7">桃園國小桃園國小桃園國小</text:span><text:span text:style-name="T7">桃園國小桃園國小桃園國小</text:span><text:span text:style-name="T7">桃園國小</text:span></text:p>
          </table:table-cell>
          <table:table-cell table:style-name="ce7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text:span text:style-name="T10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劉勝全<text:span text:style-name="T7">劉勝全劉勝全劉勝全</text:span><text:span text:style-name="T7">劉勝全劉勝全劉勝全劉勝全</text:span><text:span text:style-name="T7">劉勝全劉勝全劉勝全劉勝全</text:span><text:span text:style-name="T7">劉勝全</text:span></text:p>
          </table:table-cell>
          <table:table-cell table:style-name="ce6" office:value-type="string">
            <text:p>蘆竹區全區路燈資訊系統建置<text:span text:style-name="T7">蘆竹區全區路燈資訊系統</text:span><text:span text:style-name="T7">建置蘆竹區全區路燈資訊系</text:span><text:span text:style-name="T7">統建置蘆竹區全區路燈資訊</text:span><text:span text:style-name="T7">系統建置蘆竹區全區路燈資</text:span><text:span text:style-name="T7">訊系統建置蘆竹區全區路燈</text:span><text:span text:style-name="T7">資訊系統建置蘆竹區全區路</text:span><text:span text:style-name="T7">燈資訊系統建置蘆竹區全區</text:span><text:span text:style-name="T7">路燈資訊系統建置蘆竹區全</text:span><text:span text:style-name="T7">區路燈資訊系統建置蘆竹區</text:span><text:span text:style-name="T7">全區路燈資訊系統建置蘆竹</text:span><text:span text:style-name="T7">區全區路燈資訊系統建置蘆</text:span><text:span text:style-name="T7">竹區全區路燈資訊系統建置</text:span><text:span text:style-name="T7">蘆竹區全區路燈資訊系統建</text:span><text:span text:style-name="T7">置</text:span></text:p>
          </table:table-cell>
          <table:table-cell table:style-name="ce28" office:value-type="string">
            <text:p>蘆竹區公所<text:span text:style-name="T7">蘆竹區公所蘆竹</text:span><text:span text:style-name="T7">區公所蘆竹區公所蘆竹區公</text:span><text:span text:style-name="T7">所蘆竹區公所蘆竹區公所蘆</text:span><text:span text:style-name="T7">竹區公所蘆竹區公所蘆竹區</text:span><text:span text:style-name="T7">公所蘆竹區公所蘆竹區公所</text:span><text:span text:style-name="T7">蘆竹區公所</text:span></text:p>
          </table:table-cell>
          <table:table-cell table:style-name="ce42" office:value-type="string">
            <text:p>無<text:span text:style-name="T7">無無無無無無無無無無無</text:span><text:span text:style-name="T7">無</text:span></text:p>
          </table:table-cell>
          <table:table-cell table:style-name="ce49" office:value-type="float" office:value="5000">
            <text:p>5,000 </text:p>
          </table:table-cell>
          <table:table-cell table:style-name="ce6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工務業務</text:span><text:span text:style-name="T8">-</text:span><text:span text:style-name="T9">綜合規劃工作</text:span></text:p>
          </table:table-cell>
          <table:table-cell table:style-name="ce28" office:value-type="string">
            <text:p>蘆竹區公所<text:span text:style-name="T7">蘆竹區公所蘆竹</text:span><text:span text:style-name="T7">區公所蘆竹區公所蘆竹區公</text:span><text:span text:style-name="T7">所蘆竹區公所蘆竹區公所蘆</text:span><text:span text:style-name="T7">竹區公所蘆竹區公所蘆竹區</text:span><text:span text:style-name="T7">公所蘆竹區公所蘆竹區公所</text:span><text:span text:style-name="T7">蘆竹區公所</text:span></text:p>
          </table:table-cell>
          <table:table-cell table:style-name="ce6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text:span text:style-name="T7">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4" office:value-type="string">
            <text:p>陳瑛<text:span text:style-name="T7">陳瑛陳瑛陳瑛陳瑛陳瑛</text:span><text:span text:style-name="T7">陳瑛陳瑛陳瑛陳瑛陳瑛陳瑛</text:span></text:p>
          </table:table-cell>
          <table:table-cell table:style-name="ce10" office:value-type="string">
            <text:p>復興區基國派部落基礎環境改善<text:span text:style-name="T7">復興區基國派部落基礎</text:span><text:span text:style-name="T7">環境改善復興區基國派部落</text:span><text:span text:style-name="T7">基礎環境改善復興區基國派</text:span><text:span text:style-name="T7">部落基礎環境改善復興區基</text:span><text:span text:style-name="T7">國派部落基礎環境改善復興</text:span><text:span text:style-name="T7">區基國派部落基礎環境改善</text:span><text:span text:style-name="T7">復興區基國派部落基礎環境</text:span><text:span text:style-name="T7">改善復興區基國派部落基礎</text:span><text:span text:style-name="T7">環境改善復興區基國派部落</text:span><text:span text:style-name="T7">基礎環境改善復興區基國派</text:span><text:span text:style-name="T7">部落基礎環境改善復興區基</text:span><text:span text:style-name="T7">國派部落基礎環境改善復興</text:span><text:span text:style-name="T7">區基國派部落基礎環境改善</text:span></text:p>
          </table:table-cell>
          <table:table-cell table:style-name="ce27" office:value-type="string">
            <text:p>原住民族行局<text:span text:style-name="T7">原住民族行局</text:span><text:span text:style-name="T7">原住民族行局原住民族行局</text:span><text:span text:style-name="T7">原住民族行局原住民族行局</text:span><text:span text:style-name="T7">原住民族行局原住民族行局</text:span><text:span text:style-name="T7">原住民族行局原住民族行局</text:span><text:span text:style-name="T7">原住民族行局原住民族行局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49" office:value-type="float" office:value="5000">
            <text:p>5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原住民族行局<text:span text:style-name="T7">原住民族行局</text:span><text:span text:style-name="T7">原住民族行局原住民族行局</text:span><text:span text:style-name="T7">原住民族行局原住民族行局</text:span><text:span text:style-name="T7">原住民族行局原住民族行局</text:span><text:span text:style-name="T7">原住民族行局原住民族行局</text:span><text:span text:style-name="T7">原住民族行局原住民族行局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>吳春芳</text:span></text:p>
            <text:p><text:span text:style-name="T7">林志強</text:span></text:p>
            <text:p><text:span text:style-name="T7"/></text:p>
          </table:table-cell>
          <table:table-cell table:style-name="ce6" office:value-type="string">
            <text:p>104<text:span text:style-name="T7">學年度生物理化專科教室</text:span><text:span text:style-name="T7">設備</text:span><text:span text:style-name="T7">104</text:span><text:span text:style-name="T7">學年度生物理化專科</text:span><text:span text:style-name="T7">教室設備</text:span><text:span text:style-name="T7">104</text:span><text:span text:style-name="T7">學年度生物理化</text:span><text:span text:style-name="T7">專科教室設備</text:span><text:span text:style-name="T7">104</text:span><text:span text:style-name="T7">學年度生物</text:span><text:span text:style-name="T7">理化專科教室設備</text:span><text:span text:style-name="T7">104</text:span><text:span text:style-name="T7">學年度</text:span><text:span text:style-name="T7">生物理化專科教室設備</text:span><text:span text:style-name="T7">104</text:span><text:span text:style-name="T7">學</text:span><text:span text:style-name="T7">年度生物理化專科教室設備</text:span><text:span text:style-name="T7">104</text:span><text:span text:style-name="T7">學年度生物理化專科教室</text:span><text:span text:style-name="T7">設備</text:span><text:span text:style-name="T7">104</text:span><text:span text:style-name="T7">學年度生物理化專科</text:span><text:span text:style-name="T7">教室設備</text:span><text:span text:style-name="T7">104</text:span><text:span text:style-name="T7">學年度生物理化</text:span><text:span text:style-name="T7">專科教室設備</text:span><text:span text:style-name="T7">104</text:span><text:span text:style-name="T7">學年度生物</text:span><text:span text:style-name="T7">理化專科教室設備</text:span><text:span text:style-name="T7">104</text:span><text:span text:style-name="T7">學年度</text:span><text:span text:style-name="T7">生物理化專科教室設備</text:span><text:span text:style-name="T7">104</text:span><text:span text:style-name="T7">學</text:span><text:span text:style-name="T7">年度生物理化專科教室設備</text:span></text:p>
          </table:table-cell>
          <table:table-cell table:style-name="ce27" office:value-type="string">
            <text:p>龜山國中<text:span text:style-name="T7">龜山國中龜山國中</text:span><text:span text:style-name="T7">龜山國中龜山國中龜山國中</text:span><text:span text:style-name="T7">龜山國中龜山國中龜山國中</text:span><text:span text:style-name="T7">龜山國中龜山國中龜山國中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49" office:value-type="float" office:value="5311">
            <text:p>5,311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龜山國中<text:span text:style-name="T7">龜山國中龜山國中</text:span><text:span text:style-name="T7">龜山國中龜山國中龜山國中</text:span><text:span text:style-name="T7">龜山國中龜山國中龜山國中</text:span><text:span text:style-name="T7">龜山國中龜山國中龜山國中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>陳賴素美</text:span></text:p>
            <text:p><text:span text:style-name="T7">李家興</text:span></text:p>
            <text:p><text:span text:style-name="T7"/></text:p>
          </table:table-cell>
          <table:table-cell table:style-name="ce10" office:value-type="string">
            <text:p>校園環境綠美化整修工程<text:span text:style-name="T7">校</text:span><text:span text:style-name="T7">園環境綠美化整修工程校園</text:span><text:span text:style-name="T7">環境綠美化整修工程校園環</text:span><text:span text:style-name="T7">境綠美化整修工程校園環境</text:span><text:span text:style-name="T7">綠美化整修工程校園環境綠</text:span><text:span text:style-name="T7">美化整修工程校園環境綠美</text:span><text:span text:style-name="T7">化整修工程校園環境綠美化</text:span><text:span text:style-name="T7">整修工程校園環境綠美化整</text:span><text:span text:style-name="T7">修工程校園環境綠美化整修</text:span><text:span text:style-name="T7">工程校園環境綠美化整修工</text:span><text:span text:style-name="T7">程校園環境綠美化整修工程</text:span></text:p>
          </table:table-cell>
          <table:table-cell table:style-name="ce27" office:value-type="string">
            <text:p>瑞原國小<text:span text:style-name="T7">瑞原國小瑞原國小</text:span><text:span text:style-name="T7">瑞原國小瑞原國小瑞原國小</text:span><text:span text:style-name="T7">瑞原國小瑞原國小瑞原國小</text:span><text:span text:style-name="T7">瑞原國小瑞原國小瑞原國小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49" office:value-type="float" office:value="9000">
            <text:p>9,0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瑞原國小<text:span text:style-name="T7">瑞原國小瑞原國小</text:span><text:span text:style-name="T7">瑞原國小瑞原國小瑞原國小</text:span><text:span text:style-name="T7">瑞原國小瑞原國小瑞原國小</text:span><text:span text:style-name="T7">瑞原國小瑞原國小瑞原國小</text:span></text:p>
          </table:table-cell>
          <table:table-cell table:style-name="ce10" office:value-type="string">
            <text:p>辦理中<text:span text:style-name="T7">辦理中辦理中辦理中</text:span><text:span text:style-name="T7">辦理中辦理中辦理中辦理中</text:span><text:span text:style-name="T7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37">
          <table:table-cell table:style-name="ce5" office:value-type="string"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>李曉鐘</text:span></text:p>
            <text:p><text:span text:style-name="T7">范綱祥</text:span></text:p>
            <text:p><text:span text:style-name="T7"/></text:p>
          </table:table-cell>
          <table:table-cell table:style-name="ce10" office:value-type="string">
            <text:p>永康公園、寶慶公園及平鎮區公園義民公園增設薄膜雨遮工程<text:span text:style-name="T7">永康公園、寶慶公園</text:span><text:span text:style-name="T7">及平鎮區公園義民公園增設</text:span><text:span text:style-name="T7">薄膜雨遮工程永康公園、寶</text:span><text:span text:style-name="T7">慶公園及平鎮區公園義民公</text:span><text:span text:style-name="T7">園增設薄膜雨遮工程永康公</text:span><text:span text:style-name="T7">園、寶慶公園及平鎮區公園</text:span><text:span text:style-name="T7">義民公園增設薄膜雨遮工程</text:span><text:span text:style-name="T7">永康公園、寶慶公園及平鎮</text:span><text:span text:style-name="T7">區公園義民公園增設薄膜雨</text:span><text:span text:style-name="T7">遮工程永康公園、寶慶公園</text:span><text:span text:style-name="T7">及平鎮區公園義民公園增設</text:span><text:span text:style-name="T7">薄膜雨遮工程永康公園、寶</text:span><text:span text:style-name="T7">慶公園及平鎮區公園義民公</text:span><text:span text:style-name="T7">園增設薄膜雨遮工程永康公</text:span><text:span text:style-name="T7">園、寶慶公園及平鎮區公園</text:span><text:span text:style-name="T7">義民公園增設薄膜雨遮工程</text:span><text:span text:style-name="T7">永康公園、寶慶公園及平鎮</text:span><text:span text:style-name="T7">區公園義民公園增設薄膜雨</text:span><text:span text:style-name="T7">遮工程永康公園、寶慶公園</text:span><text:span text:style-name="T7">及平鎮區公園義民公園增設</text:span><text:span text:style-name="T7">薄膜雨遮工程永康公園、寶</text:span><text:span text:style-name="T7">慶公園及平鎮區公園義民公</text:span><text:span text:style-name="T7">園增設薄膜雨遮工程永康公</text:span><text:span text:style-name="T7">園、寶慶公園及平鎮區公園</text:span><text:span text:style-name="T7">義民公園增設薄膜雨遮工程</text:span></text:p>
          </table:table-cell>
          <table:table-cell table:style-name="ce27" office:value-type="string">
            <text:p>桃園區公所<text:span text:style-name="T7">桃園區公所桃園</text:span><text:span text:style-name="T7">區公所桃園區公所桃園區公</text:span><text:span text:style-name="T7">所桃園區公所桃園區公所桃</text:span><text:span text:style-name="T7">園區公所桃園區公所桃園區</text:span><text:span text:style-name="T7">公所桃園區公所桃園區公所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49" office:value-type="float" office:value="11300">
            <text:p>11,300 </text:p>
          </table:table-cell>
          <table:table-cell table:style-name="ce10" office:value-type="string">
            <text:p><text:span text:style-name="T7">工務業務</text:span><text:span text:style-name="T8">-</text:span><text:span text:style-name="T9">綜合規劃工作工務</text:span><text:span text:style-name="T9">業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</text:span><text:span text:style-name="T9">合規劃工作工務業務</text:span><text:span text:style-name="T8">-</text:span><text:span text:style-name="T9">綜合規</text:span><text:span text:style-name="T9">劃工作工務業務</text:span><text:span text:style-name="T8">-</text:span><text:span text:style-name="T9">綜合規劃工</text:span><text:span text:style-name="T9">作工務業務</text:span><text:span text:style-name="T8">-</text:span><text:span text:style-name="T9">綜合規劃工作工</text:span><text:span text:style-name="T9">務業務</text:span><text:span text:style-name="T8">-</text:span><text:span text:style-name="T9">綜合規劃工作工務業</text:span><text:span text:style-name="T9">務</text:span><text:span text:style-name="T8">-</text:span><text:span text:style-name="T9">綜合規劃工作工務業務</text:span><text:span text:style-name="T8">-</text:span><text:span text:style-name="T9">綜合規劃工作工務業務</text:span><text:span text:style-name="T8">-</text:span><text:span text:style-name="T9">綜合</text:span><text:span text:style-name="T9">規劃工作工務業務</text:span><text:span text:style-name="T8">-</text:span><text:span text:style-name="T9">綜合規劃</text:span><text:span text:style-name="T9">工作</text:span></text:p>
          </table:table-cell>
          <table:table-cell table:style-name="ce27" office:value-type="string">
            <text:p>桃園區公所<text:span text:style-name="T7">桃園區公所桃園</text:span><text:span text:style-name="T7">區公所桃園區公所桃園區公</text:span><text:span text:style-name="T7">所桃園區公所桃園區公所桃</text:span><text:span text:style-name="T7">園區公所桃園區公所桃園區</text:span><text:span text:style-name="T7">公所桃園區公所桃園區公所</text:span></text:p>
          </table:table-cell>
          <table:table-cell table:style-name="ce9" office:value-type="string">
            <text:p>辦理中<text:span text:style-name="T10">辦理中辦理中辦理中</text:span><text:span text:style-name="T10">辦理中辦理中辦理中辦理中</text:span><text:span text:style-name="T10">辦理中辦理中辦理中辦理中</text:span></text:p>
          </table:table-cell>
          <table:table-cell table:style-name="ce6"/>
          <table:table-cell table:number-columns-repeated="1015"/>
        </table:table-row>
        <table:table-row table:style-name="ro48">
          <table:table-cell table:style-name="ce8" office:value-type="string">
            <text:p>萬美玲<text:span text:style-name="T10">萬美玲萬美玲萬美玲</text:span><text:span text:style-name="T10">萬美玲萬美玲萬美玲萬美玲</text:span><text:span text:style-name="T10">萬美玲萬美玲萬美玲萬美玲</text:span></text:p>
          </table:table-cell>
          <table:table-cell table:style-name="ce22" office:value-type="string">
            <text:p>文山國小木笛採購<text:span text:style-name="T10">文山國小</text:span><text:span text:style-name="T10">木笛採購文山國小木笛採購</text:span><text:span text:style-name="T10">文山國小木笛採購文山國小</text:span><text:span text:style-name="T10">木笛採購文山國小木笛採購</text:span><text:span text:style-name="T10">文山國小木笛採購文山國小</text:span><text:span text:style-name="T10">木笛採購文山國小木笛採購</text:span><text:span text:style-name="T10">文山國小木笛採購文山國小</text:span><text:span text:style-name="T10">木笛採購文山國小木笛採購</text:span></text:p>
          </table:table-cell>
          <table:table-cell table:style-name="ce29" office:value-type="string">
            <text:p>文山國小<text:span text:style-name="T10">文山國小文山國小</text:span><text:span text:style-name="T10">文山國小文山國小文山國小</text:span><text:span text:style-name="T10">文山國小文山國小文山國小</text:span><text:span text:style-name="T10">文山國小文山國小文山國小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52" office:value-type="float" office:value="1500">
            <text:p><text:s/>1,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文山國小<text:span text:style-name="T10">文山國小文山國小</text:span><text:span text:style-name="T10">文山國小文山國小文山國小</text:span><text:span text:style-name="T10">文山國小文山國小文山國小</text:span><text:span text:style-name="T10">文山國小文山國小文山國小</text:span></text:p>
          </table:table-cell>
          <table:table-cell table:style-name="ce22" office:value-type="string">
            <text:p><text:span text:style-name="T10">公開招標</text:span><text:span text:style-name="T11"> </text:span><text:span text:style-name="T12">公開招標</text:span><text:span text:style-name="T11"> </text:span><text:span text:style-name="T12">公開招</text:span><text:span text:style-name="T12">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開</text:span><text:span text:style-name="T12">招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</text:span><text:span text:style-name="T12">開招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開招標</text:span><text:span text:style-name="T11"> </text:span></text:p>
          </table:table-cell>
          <table:table-cell table:style-name="ce59" office:value-type="string">
            <text:p>山河企業社<text:span text:style-name="T10">山河企業社山河</text:span><text:span text:style-name="T10">企業社山河企業社山河企業</text:span><text:span text:style-name="T10">社山河企業社山河企業社山</text:span><text:span text:style-name="T10">河企業社山河企業社山河企</text:span><text:span text:style-name="T10">業社山河企業社山河企業社</text:span></text:p>
          </table:table-cell>
          <table:table-cell table:number-columns-repeated="1015"/>
        </table:table-row>
        <table:table-row table:style-name="ro8">
          <table:table-cell table:style-name="ce9" office:value-type="string">
            <text:p>陳麗莉<text:span text:style-name="T10">陳麗莉陳麗莉陳麗莉</text:span><text:span text:style-name="T10">陳麗莉陳麗莉陳麗莉陳麗莉</text:span><text:span text:style-name="T10">陳麗莉陳麗莉陳麗莉陳麗莉</text:span></text:p>
          </table:table-cell>
          <table:table-cell table:style-name="ce22" office:value-type="string">
            <text:p><text:span text:style-name="T10">光明國中</text:span><text:span text:style-name="T11">104</text:span><text:span text:style-name="T12">年度充實體育班</text:span><text:span text:style-name="T12">羽球隊訓練器材設備光明國</text:span><text:span text:style-name="T12">中</text:span><text:span text:style-name="T11">104</text:span><text:span text:style-name="T12">年度充實體育班羽球隊</text:span><text:span text:style-name="T12">訓練器材設備光明國中</text:span><text:span text:style-name="T11">104</text:span><text:span text:style-name="T12">年</text:span><text:span text:style-name="T12">度充實體育班羽球隊訓練器</text:span><text:span text:style-name="T12">材設備光明國中</text:span><text:span text:style-name="T11">104</text:span><text:span text:style-name="T12">年度充實</text:span><text:span text:style-name="T12">體育班羽球隊訓練器材設備</text:span><text:span text:style-name="T12">光明國中</text:span><text:span text:style-name="T11">104</text:span><text:span text:style-name="T12">年度充實體育班</text:span><text:span text:style-name="T12">羽球隊訓練器材設備光明國</text:span><text:span text:style-name="T12">中</text:span><text:span text:style-name="T11">104</text:span><text:span text:style-name="T12">年度充實體育班羽球隊</text:span><text:span text:style-name="T12">訓練器材設備光明國中</text:span><text:span text:style-name="T11">104</text:span><text:span text:style-name="T12">年</text:span><text:span text:style-name="T12">度充實體育班羽球隊訓練器</text:span><text:span text:style-name="T12">材設備光明國中</text:span><text:span text:style-name="T11">104</text:span><text:span text:style-name="T12">年度充實</text:span><text:span text:style-name="T12">體育班羽球隊訓練器材設備</text:span><text:span text:style-name="T12">光明國中</text:span><text:span text:style-name="T11">104</text:span><text:span text:style-name="T12">年度充實體育班</text:span><text:span text:style-name="T12">羽球隊訓練器材設備光明國</text:span><text:span text:style-name="T12">中</text:span><text:span text:style-name="T11">104</text:span><text:span text:style-name="T12">年度充實體育班羽球隊</text:span><text:span text:style-name="T12">訓練器材設備光明國中</text:span><text:span text:style-name="T11">104</text:span><text:span text:style-name="T12">年</text:span><text:span text:style-name="T12">度充實體育班羽球隊訓練器</text:span><text:span text:style-name="T12">材設備光明國中</text:span><text:span text:style-name="T11">104</text:span><text:span text:style-name="T12">年度充實</text:span><text:span text:style-name="T12">體育班羽球隊訓練器材設備</text:span></text:p>
          </table:table-cell>
          <table:table-cell table:style-name="ce29" office:value-type="string">
            <text:p>光明國中<text:span text:style-name="T10">光明國中光明國中</text:span><text:span text:style-name="T10">光明國中光明國中光明國中</text:span><text:span text:style-name="T10">光明國中光明國中光明國中</text:span><text:span text:style-name="T10">光明國中光明國中光明國中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52" office:value-type="float" office:value="150">
            <text:p><text:s/>15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桃</text:span><text:span text:style-name="T12">園市政府地方教育發展基金</text:span><text:span text:style-name="T11">-</text:span><text:span text:style-name="T12">教育局分基金</text:span><text:span text:style-name="T11">-</text:span><text:span text:style-name="T12">一般行政管理</text:span><text:span text:style-name="T12">計畫桃園市政府地方教育發</text:span><text:span text:style-name="T12">展基金</text:span><text:span text:style-name="T11">-</text:span><text:span text:style-name="T12">教育局分基金</text:span><text:span text:style-name="T11">-</text:span><text:span text:style-name="T12">一般</text:span><text:span text:style-name="T12">行政管理計畫桃園市政府地</text:span><text:span text:style-name="T12">方教育發展基金</text:span><text:span text:style-name="T11">-</text:span><text:span text:style-name="T12">教育局分基</text:span><text:span text:style-name="T12">金</text:span><text:span text:style-name="T11">-</text:span><text:span text:style-name="T12">一般行政管理計畫桃園市</text:span><text:span text:style-name="T12">政府地方教育發展基金</text:span><text:span text:style-name="T11">-</text:span><text:span text:style-name="T12">教育</text:span><text:span text:style-name="T12">局分基金</text:span><text:span text:style-name="T11">-</text:span><text:span text:style-name="T12">一般行政管理計畫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桃</text:span><text:span text:style-name="T12">園市政府地方教育發展基金</text:span><text:span text:style-name="T11">-</text:span><text:span text:style-name="T12">教育局分基金</text:span><text:span text:style-name="T11">-</text:span><text:span text:style-name="T12">一般行政管理</text:span><text:span text:style-name="T12">計畫桃園市政府地方教育發</text:span><text:span text:style-name="T12">展基金</text:span><text:span text:style-name="T11">-</text:span><text:span text:style-name="T12">教育局分基金</text:span><text:span text:style-name="T11">-</text:span><text:span text:style-name="T12">一般</text:span><text:span text:style-name="T12">行政管理計畫</text:span></text:p>
          </table:table-cell>
          <table:table-cell table:style-name="ce63" office:value-type="string">
            <text:p>光明國中<text:span text:style-name="T10">光明國中光明國中</text:span><text:span text:style-name="T10">光明國中光明國中光明國中</text:span><text:span text:style-name="T10">光明國中光明國中光明國中</text:span><text:span text:style-name="T10">光明國中光明國中光明國中</text:span></text:p>
          </table:table-cell>
          <table:table-cell table:style-name="ce69" office:value-type="string">
            <text:p>公開取得報價單或企劃書</text:p>
          </table:table-cell>
          <table:table-cell table:style-name="ce59" office:value-type="string">
            <text:p>愛笙企業有限公司<text:span text:style-name="T10">愛笙企業</text:span><text:span text:style-name="T10">有限公司愛笙企業有限公司</text:span><text:span text:style-name="T10">愛笙企業有限公司愛笙企業</text:span><text:span text:style-name="T10">有限公司愛笙企業有限公司</text:span><text:span text:style-name="T10">愛笙企業有限公司愛笙企業</text:span><text:span text:style-name="T10">有限公司愛笙企業有限公司</text:span><text:span text:style-name="T10">愛笙企業有限公司愛笙企業</text:span><text:span text:style-name="T10">有限公司愛笙企業有限公司</text:span></text:p>
          </table:table-cell>
          <table:table-cell table:number-columns-repeated="1015"/>
        </table:table-row>
        <table:table-row table:style-name="ro49">
          <table:table-cell table:style-name="ce9" office:value-type="string">
            <text:p>游吾和<text:span text:style-name="T10">游吾和游吾和游吾和</text:span><text:span text:style-name="T10">游吾和游吾和游吾和游吾和</text:span><text:span text:style-name="T10">游吾和游吾和游吾和游吾和</text:span></text:p>
          </table:table-cell>
          <table:table-cell table:style-name="ce22" office:value-type="string">
            <text:p>大園國小操場暨周邊整邊整修工程<text:span text:style-name="T10">大園國小操場暨周邊</text:span><text:span text:style-name="T10">整邊整修工程大園國小操場</text:span><text:span text:style-name="T10">暨周邊整邊整修工程大園國</text:span><text:span text:style-name="T10">小操場暨周邊整邊整修工程</text:span><text:span text:style-name="T10">大園國小操場暨周邊整邊整</text:span><text:span text:style-name="T10">修工程大園國小操場暨周邊</text:span><text:span text:style-name="T10">整邊整修工程大園國小操場</text:span><text:span text:style-name="T10">暨周邊整邊整修工程大園國</text:span><text:span text:style-name="T10">小操場暨周邊整邊整修工程</text:span><text:span text:style-name="T10">大園國小操場暨周邊整邊整</text:span><text:span text:style-name="T10">修工程大園國小操場暨周邊</text:span><text:span text:style-name="T10">整邊整修工程大園國小操場</text:span><text:span text:style-name="T10">暨周邊整邊整修工程大園國</text:span><text:span text:style-name="T10">小操場暨周邊整邊整修工程</text:span></text:p>
          </table:table-cell>
          <table:table-cell table:style-name="ce29" office:value-type="string">
            <text:p>大園國小<text:span text:style-name="T10">大園國小大園國小</text:span><text:span text:style-name="T10">大園國小大園國小大園國小</text:span><text:span text:style-name="T10">大園國小大園國小大園國小</text:span><text:span text:style-name="T10">大園國小大園國小大園國小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49" office:value-type="float" office:value="2900">
            <text:p>2,9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大園國小<text:span text:style-name="T10">大園國小大園國小</text:span><text:span text:style-name="T10">大園國小大園國小大園國小</text:span><text:span text:style-name="T10">大園國小大園國小大園國小</text:span><text:span text:style-name="T10">大園國小大園國小大園國小</text:span></text:p>
          </table:table-cell>
          <table:table-cell table:style-name="ce22" office:value-type="string">
            <text:p><text:span text:style-name="T10">公開招標</text:span><text:span text:style-name="T11"> </text:span><text:span text:style-name="T12">公開招標</text:span><text:span text:style-name="T11"> </text:span><text:span text:style-name="T12">公開招</text:span><text:span text:style-name="T12">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開</text:span><text:span text:style-name="T12">招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</text:span><text:span text:style-name="T12">開招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開招標</text:span><text:span text:style-name="T11"> </text:span></text:p>
          </table:table-cell>
          <table:table-cell table:style-name="ce59" office:value-type="string">
            <text:p>弘鈺科技材料有限公司<text:span text:style-name="T10">弘鈺</text:span><text:span text:style-name="T10">科技材料有限公司弘鈺科技</text:span><text:span text:style-name="T10">材料有限公司弘鈺科技材料</text:span><text:span text:style-name="T10">有限公司弘鈺科技材料有限</text:span><text:span text:style-name="T10">公司弘鈺科技材料有限公司</text:span><text:span text:style-name="T10">弘鈺科技材料有限公司弘鈺</text:span><text:span text:style-name="T10">科技材料有限公司弘鈺科技</text:span><text:span text:style-name="T10">材料有限公司弘鈺科技材料</text:span><text:span text:style-name="T10">有限公司弘鈺科技材料有限</text:span><text:span text:style-name="T10">公司弘鈺科技材料有限公司</text:span></text:p>
          </table:table-cell>
          <table:table-cell table:number-columns-repeated="1015"/>
        </table:table-row>
        <table:table-row table:style-name="ro50">
          <table:table-cell table:style-name="ce9" office:value-type="string">
            <text:p>張火爐<text:span text:style-name="T10">張火爐張火爐張火爐</text:span><text:span text:style-name="T10">張火爐張火爐張火爐張火爐</text:span><text:span text:style-name="T10">張火爐張火爐張火爐張火爐</text:span></text:p>
          </table:table-cell>
          <table:table-cell table:style-name="ce22" office:value-type="string">
            <text:p><text:span text:style-name="T10">上湖國小</text:span><text:span text:style-name="T11">2F</text:span><text:span text:style-name="T12">走廊地坪整修工</text:span><text:span text:style-name="T12">程上湖國小</text:span><text:span text:style-name="T11">2F</text:span><text:span text:style-name="T12">走廊地坪整修</text:span><text:span text:style-name="T12">工程上湖國小</text:span><text:span text:style-name="T11">2F</text:span><text:span text:style-name="T12">走廊地坪整</text:span><text:span text:style-name="T12">修工程上湖國小</text:span><text:span text:style-name="T11">2F</text:span><text:span text:style-name="T12">走廊地坪</text:span><text:span text:style-name="T12">整修工程上湖國小</text:span><text:span text:style-name="T11">2F</text:span><text:span text:style-name="T12">走廊地</text:span><text:span text:style-name="T12">坪整修工程上湖國小</text:span><text:span text:style-name="T11">2F</text:span><text:span text:style-name="T12">走廊</text:span><text:span text:style-name="T12">地坪整修工程上湖國小</text:span><text:span text:style-name="T11">2F</text:span><text:span text:style-name="T12">走</text:span><text:span text:style-name="T12">廊地坪整修工程上湖國小</text:span><text:span text:style-name="T11">2F</text:span><text:span text:style-name="T12">走廊地坪整修工程上湖國小</text:span><text:span text:style-name="T11">2F</text:span><text:span text:style-name="T12">走廊地坪整修工程上湖國</text:span><text:span text:style-name="T12">小</text:span><text:span text:style-name="T11">2F</text:span><text:span text:style-name="T12">走廊地坪整修工程上湖</text:span><text:span text:style-name="T12">國小</text:span><text:span text:style-name="T11">2F</text:span><text:span text:style-name="T12">走廊地坪整修工程上</text:span><text:span text:style-name="T12">湖國小</text:span><text:span text:style-name="T11">2F</text:span><text:span text:style-name="T12">走廊地坪整修工程</text:span></text:p>
          </table:table-cell>
          <table:table-cell table:style-name="ce29" office:value-type="string">
            <text:p>上湖國小<text:span text:style-name="T10">上湖國小上湖國小</text:span><text:span text:style-name="T10">上湖國小上湖國小上湖國小</text:span><text:span text:style-name="T10">上湖國小上湖國小上湖國小</text:span><text:span text:style-name="T10">上湖國小上湖國小上湖國小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52" office:value-type="float" office:value="590">
            <text:p><text:s/>59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上湖國小<text:span text:style-name="T10">上湖國小上湖國小</text:span><text:span text:style-name="T10">上湖國小上湖國小上湖國小</text:span><text:span text:style-name="T10">上湖國小上湖國小上湖國小</text:span><text:span text:style-name="T10">上湖國小上湖國小上湖國小</text:span></text:p>
          </table:table-cell>
          <table:table-cell table:style-name="ce69" office:value-type="string">
            <text:p>公開取得報價單或企劃書</text:p>
          </table:table-cell>
          <table:table-cell table:style-name="ce59" office:value-type="string">
            <text:p>立明土木包工業<text:span text:style-name="T10">立明土木包</text:span><text:span text:style-name="T10">工業立明土木包工業立明土</text:span><text:span text:style-name="T10">木包工業立明土木包工業立</text:span><text:span text:style-name="T10">明土木包工業立明土木包工</text:span><text:span text:style-name="T10">業立明土木包工業立明土木</text:span><text:span text:style-name="T10">包工業立明土木包工業立明</text:span><text:span text:style-name="T10">土木包工業立明土木包工業</text:span></text:p>
          </table:table-cell>
          <table:table-cell table:number-columns-repeated="1015"/>
        </table:table-row>
        <table:table-row table:style-name="ro51">
          <table:table-cell table:style-name="ce9" office:value-type="string">
            <text:p>黃敬平<text:span text:style-name="T10">黃敬平黃敬平黃敬平</text:span><text:span text:style-name="T10">黃敬平黃敬平黃敬平黃敬平</text:span><text:span text:style-name="T10">黃敬平黃敬平黃敬平黃敬平</text:span></text:p>
          </table:table-cell>
          <table:table-cell table:style-name="ce22" office:value-type="string">
            <text:p>東勢國小飲用水設備改善<text:span text:style-name="T10">東</text:span><text:span text:style-name="T10">勢國小飲用水設備改善東勢</text:span><text:span text:style-name="T10">國小飲用水設備改善東勢國</text:span><text:span text:style-name="T10">小飲用水設備改善東勢國小</text:span><text:span text:style-name="T10">飲用水設備改善東勢國小飲</text:span><text:span text:style-name="T10">用水設備改善東勢國小飲用</text:span><text:span text:style-name="T10">水設備改善東勢國小飲用水</text:span><text:span text:style-name="T10">設備改善東勢國小飲用水設</text:span><text:span text:style-name="T10">備改善東勢國小飲用水設備</text:span><text:span text:style-name="T10">改善東勢國小飲用水設備改</text:span><text:span text:style-name="T10">善東勢國小飲用水設備改善</text:span></text:p>
          </table:table-cell>
          <table:table-cell table:style-name="ce29" office:value-type="string">
            <text:p>東勢國小<text:span text:style-name="T10">東勢國小東勢國小</text:span><text:span text:style-name="T10">東勢國小東勢國小東勢國小</text:span><text:span text:style-name="T10">東勢國小東勢國小東勢國小</text:span><text:span text:style-name="T10">東勢國小東勢國小東勢國小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52" office:value-type="float" office:value="894">
            <text:p><text:s/>894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東勢國小<text:span text:style-name="T10">東勢國小東勢國小</text:span><text:span text:style-name="T10">東勢國小東勢國小東勢國小</text:span><text:span text:style-name="T10">東勢國小東勢國小東勢國小</text:span><text:span text:style-name="T10">東勢國小東勢國小東勢國小</text:span></text:p>
          </table:table-cell>
          <table:table-cell table:style-name="ce69" office:value-type="string">
            <text:p>公開取得報價單或企劃書</text:p>
          </table:table-cell>
          <table:table-cell table:style-name="ce59" office:value-type="string">
            <text:p>賀騰企業有限公司<text:span text:style-name="T10">賀騰企業</text:span><text:span text:style-name="T10">有限公司賀騰企業有限公司</text:span><text:span text:style-name="T10">賀騰企業有限公司賀騰企業</text:span><text:span text:style-name="T10">有限公司賀騰企業有限公司</text:span><text:span text:style-name="T10">賀騰企業有限公司賀騰企業</text:span><text:span text:style-name="T10">有限公司賀騰企業有限公司</text:span><text:span text:style-name="T10">賀騰企業有限公司賀騰企業</text:span><text:span text:style-name="T10">有限公司賀騰企業有限公司</text:span></text:p>
          </table:table-cell>
          <table:table-cell table:number-columns-repeated="1015"/>
        </table:table-row>
        <table:table-row table:style-name="ro52">
          <table:table-cell table:style-name="ce9" office:value-type="string">
            <text:p>許清順<text:span text:style-name="T10">許清順許清順許清順</text:span><text:span text:style-name="T10">許清順許清順許清順許清順</text:span><text:span text:style-name="T10">許清順許清順許清順許清順</text:span></text:p>
          </table:table-cell>
          <table:table-cell table:style-name="ce22" office:value-type="string">
            <text:p><text:span text:style-name="T10">南崁國中體育設備更新及維</text:span><text:span text:style-name="T10">修</text:span><text:span text:style-name="T11">-</text:span><text:span text:style-name="T12">充實體育訓練設備南崁國</text:span><text:span text:style-name="T12">中體育設備更新及維修</text:span><text:span text:style-name="T11">-</text:span><text:span text:style-name="T12">充實</text:span><text:span text:style-name="T12">體育訓練設備南崁國中體育</text:span><text:span text:style-name="T12">設備更新及維修</text:span><text:span text:style-name="T11">-</text:span><text:span text:style-name="T12">充實體育訓</text:span><text:span text:style-name="T12">練設備南崁國中體育設備更</text:span><text:span text:style-name="T12">新及維修</text:span><text:span text:style-name="T11">-</text:span><text:span text:style-name="T12">充實體育訓練設備</text:span><text:span text:style-name="T12">南崁國中體育設備更新及維</text:span><text:span text:style-name="T12">修</text:span><text:span text:style-name="T11">-</text:span><text:span text:style-name="T12">充實體育訓練設備南崁國</text:span><text:span text:style-name="T12">中體育設備更新及維修</text:span><text:span text:style-name="T11">-</text:span><text:span text:style-name="T12">充實</text:span><text:span text:style-name="T12">體育訓練設備南崁國中體育</text:span><text:span text:style-name="T12">設備更新及維修</text:span><text:span text:style-name="T11">-</text:span><text:span text:style-name="T12">充實體育訓</text:span><text:span text:style-name="T12">練設備南崁國中體育設備更</text:span><text:span text:style-name="T12">新及維修</text:span><text:span text:style-name="T11">-</text:span><text:span text:style-name="T12">充實體育訓練設備</text:span><text:span text:style-name="T12">南崁國中體育設備更新及維</text:span><text:span text:style-name="T12">修</text:span><text:span text:style-name="T11">-</text:span><text:span text:style-name="T12">充實體育訓練設備南崁國</text:span><text:span text:style-name="T12">中體育設備更新及維修</text:span><text:span text:style-name="T11">-</text:span><text:span text:style-name="T12">充實</text:span><text:span text:style-name="T12">體育訓練設備南崁國中體育</text:span><text:span text:style-name="T12">設備更新及維修</text:span><text:span text:style-name="T11">-</text:span><text:span text:style-name="T12">充實體育訓</text:span><text:span text:style-name="T12">練設備南崁國中體育設備更</text:span><text:span text:style-name="T12">新及維修</text:span><text:span text:style-name="T11">-</text:span><text:span text:style-name="T12">充實體育訓練設備</text:span></text:p>
          </table:table-cell>
          <table:table-cell table:style-name="ce29" office:value-type="string">
            <text:p>南崁國中<text:span text:style-name="T10">南崁國中南崁國中</text:span><text:span text:style-name="T10">南崁國中南崁國中南崁國中</text:span><text:span text:style-name="T10">南崁國中南崁國中南崁國中</text:span><text:span text:style-name="T10">南崁國中南崁國中南崁國中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52" office:value-type="float" office:value="500">
            <text:p><text:s/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南崁國中<text:span text:style-name="T10">南崁國中南崁國中</text:span><text:span text:style-name="T10">南崁國中南崁國中南崁國中</text:span><text:span text:style-name="T10">南崁國中南崁國中南崁國中</text:span><text:span text:style-name="T10">南崁國中南崁國中南崁國中</text:span></text:p>
          </table:table-cell>
          <table:table-cell table:style-name="ce69" office:value-type="string">
            <text:p>公開取得報價單或企劃書</text:p>
          </table:table-cell>
          <table:table-cell table:style-name="ce23" office:value-type="string">
            <text:p>1.<text:span text:style-name="T10">強生運動科技股份有限公</text:span><text:span text:style-name="T10">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text:span text:style-name="T12">1.</text:span><text:span text:style-name="T12">強生運動科技</text:span><text:span text:style-name="T12">股份有限公司</text:span></text:p>
            <text:p><text:span text:style-name="T11">2.</text:span><text:span text:style-name="T12">永明鋼鐵</text:span></text:p>
          </table:table-cell>
          <table:table-cell table:number-columns-repeated="1015"/>
        </table:table-row>
        <table:table-row table:style-name="ro53">
          <table:table-cell table:style-name="ce9" office:value-type="string">
            <text:p>魯明哲<text:span text:style-name="T10">魯明哲魯明哲魯明哲</text:span><text:span text:style-name="T10">魯明哲魯明哲魯明哲魯明哲</text:span><text:span text:style-name="T10">魯明哲魯明哲魯明哲魯明哲</text:span></text:p>
          </table:table-cell>
          <table:table-cell table:style-name="ce22" office:value-type="string">
            <text:p>大安國小教室視聽設備採購<text:span text:style-name="T10">大安國小教室視聽設備採購</text:span><text:span text:style-name="T10">大安國小教室視聽設備採購</text:span><text:span text:style-name="T10">大安國小教室視聽設備採購</text:span><text:span text:style-name="T10">大安國小教室視聽設備採購</text:span><text:span text:style-name="T10">大安國小教室視聽設備採購</text:span><text:span text:style-name="T10">大安國小教室視聽設備採購</text:span><text:span text:style-name="T10">大安國小教室視聽設備採購</text:span><text:span text:style-name="T10">大安國小教室視聽設備採購</text:span><text:span text:style-name="T10">大安國小教室視聽設備採購</text:span><text:span text:style-name="T10">大安國小教室視聽設備採購</text:span><text:span text:style-name="T10">大安國小教室視聽設備採購</text:span></text:p>
          </table:table-cell>
          <table:table-cell table:style-name="ce29" office:value-type="string">
            <text:p>大安國小<text:span text:style-name="T10">大安國小大安國小</text:span><text:span text:style-name="T10">大安國小大安國小大安國小</text:span><text:span text:style-name="T10">大安國小大安國小大安國小</text:span><text:span text:style-name="T10">大安國小大安國小大安國小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52" office:value-type="float" office:value="199">
            <text:p><text:s/>199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大安國小<text:span text:style-name="T10">大安國小大安國小</text:span><text:span text:style-name="T10">大安國小大安國小大安國小</text:span><text:span text:style-name="T10">大安國小大安國小大安國小</text:span><text:span text:style-name="T10">大安國小大安國小大安國小</text:span></text:p>
          </table:table-cell>
          <table:table-cell table:style-name="ce22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/text:p>
          </table:table-cell>
          <table:table-cell table:style-name="ce60" office:value-type="string">
            <text:p>淨寶電器行<text:span text:style-name="T10">淨寶電器行淨寶</text:span><text:span text:style-name="T10">電器行淨寶電器行淨寶電器</text:span><text:span text:style-name="T10">行淨寶電器行淨寶電器行淨</text:span><text:span text:style-name="T10">寶電器行淨寶電器行淨寶電</text:span><text:span text:style-name="T10">器行淨寶電器行淨寶電器行</text:span></text:p>
          </table:table-cell>
          <table:table-cell table:number-columns-repeated="1015"/>
        </table:table-row>
        <table:table-row table:style-name="ro54">
          <table:table-cell table:style-name="ce9" office:value-type="string">
            <text:p>張火爐<text:span text:style-name="T10">張火爐張火爐張火爐</text:span><text:span text:style-name="T10">張火爐張火爐張火爐張火爐</text:span><text:span text:style-name="T10">張火爐張火爐張火爐張火爐</text:span></text:p>
          </table:table-cell>
          <table:table-cell table:style-name="ce22" office:value-type="string">
            <text:p>上湖國小資訊設備更新<text:span text:style-name="T10">上湖</text:span><text:span text:style-name="T10">國小資訊設備更新上湖國小</text:span><text:span text:style-name="T10">資訊設備更新上湖國小資訊</text:span><text:span text:style-name="T10">設備更新上湖國小資訊設備</text:span><text:span text:style-name="T10">更新上湖國小資訊設備更新</text:span><text:span text:style-name="T10">上湖國小資訊設備更新上湖</text:span><text:span text:style-name="T10">國小資訊設備更新上湖國小</text:span><text:span text:style-name="T10">資訊設備更新上湖國小資訊</text:span><text:span text:style-name="T10">設備更新上湖國小資訊設備</text:span><text:span text:style-name="T10">更新上湖國小資訊設備更新</text:span></text:p>
          </table:table-cell>
          <table:table-cell table:style-name="ce29" office:value-type="string">
            <text:p>上湖國小<text:span text:style-name="T10">上湖國小上湖國小</text:span><text:span text:style-name="T10">上湖國小上湖國小上湖國小</text:span><text:span text:style-name="T10">上湖國小上湖國小上湖國小</text:span><text:span text:style-name="T10">上湖國小上湖國小上湖國小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52" office:value-type="float" office:value="410">
            <text:p><text:s/>41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上湖國小<text:span text:style-name="T10">上湖國小上湖國小</text:span><text:span text:style-name="T10">上湖國小上湖國小上湖國小</text:span><text:span text:style-name="T10">上湖國小上湖國小上湖國小</text:span><text:span text:style-name="T10">上湖國小上湖國小上湖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旭威電腦資訊有限公司<text:span text:style-name="T10">旭威</text:span><text:span text:style-name="T10">電腦資訊有限公司旭威電腦</text:span><text:span text:style-name="T10">資訊有限公司旭威電腦資訊</text:span><text:span text:style-name="T10">有限公司旭威電腦資訊有限</text:span><text:span text:style-name="T10">公司旭威電腦資訊有限公司</text:span><text:span text:style-name="T10">旭威電腦資訊有限公司旭威</text:span><text:span text:style-name="T10">電腦資訊有限公司旭威電腦</text:span><text:span text:style-name="T10">資訊有限公司旭威電腦資訊</text:span><text:span text:style-name="T10">有限公司旭威電腦資訊有限</text:span><text:span text:style-name="T10">公司旭威電腦資訊有限公司</text:span></text:p>
          </table:table-cell>
          <table:table-cell table:number-columns-repeated="1015"/>
        </table:table-row>
        <table:table-row table:style-name="ro55">
          <table:table-cell table:style-name="ce9" office:value-type="string">
            <text:p>張火爐<text:span text:style-name="T10">張火爐張火爐張火爐</text:span><text:span text:style-name="T10">張火爐張火爐張火爐張火爐</text:span><text:span text:style-name="T10">張火爐張火爐張火爐張火爐</text:span></text:p>
          </table:table-cell>
          <table:table-cell table:style-name="ce22" office:value-type="string">
            <text:p>富岡國小多功能會議室整修工程<text:span text:style-name="T10">富岡國小多功能會議室</text:span><text:span text:style-name="T10">整修工程富岡國小多功能會</text:span><text:span text:style-name="T10">議室整修工程富岡國小多功</text:span><text:span text:style-name="T10">能會議室整修工程富岡國小</text:span><text:span text:style-name="T10">多功能會議室整修工程富岡</text:span><text:span text:style-name="T10">國小多功能會議室整修工程</text:span><text:span text:style-name="T10">富岡國小多功能會議室整修</text:span><text:span text:style-name="T10">工程富岡國小多功能會議室</text:span><text:span text:style-name="T10">整修工程富岡國小多功能會</text:span><text:span text:style-name="T10">議室整修工程富岡國小多功</text:span><text:span text:style-name="T10">能會議室整修工程富岡國小</text:span><text:span text:style-name="T10">多功能會議室整修工程富岡</text:span><text:span text:style-name="T10">國小多功能會議室整修工程</text:span></text:p>
          </table:table-cell>
          <table:table-cell table:style-name="ce29" office:value-type="string">
            <text:p>富岡國小<text:span text:style-name="T10">富岡國小富岡國小</text:span><text:span text:style-name="T10">富岡國小富岡國小富岡國小</text:span><text:span text:style-name="T10">富岡國小富岡國小富岡國小</text:span><text:span text:style-name="T10">富岡國小富岡國小富岡國小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52" office:value-type="float" office:value="1000">
            <text:p><text:s/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富岡國小<text:span text:style-name="T10">富岡國小富岡國小</text:span><text:span text:style-name="T10">富岡國小富岡國小富岡國小</text:span><text:span text:style-name="T10">富岡國小富岡國小富岡國小</text:span><text:span text:style-name="T10">富岡國小富岡國小富岡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60" office:value-type="string">
            <text:p>經典室內裝修工程行<text:span text:style-name="T10">經典室</text:span><text:span text:style-name="T10">內裝修工程行經典室內裝修</text:span><text:span text:style-name="T10">工程行經典室內裝修工程行</text:span><text:span text:style-name="T10">經典室內裝修工程行經典室</text:span><text:span text:style-name="T10">內裝修工程行經典室內裝修</text:span><text:span text:style-name="T10">工程行經典室內裝修工程行</text:span><text:span text:style-name="T10">經典室內裝修工程行經典室</text:span><text:span text:style-name="T10">內裝修工程行經典室內裝修</text:span><text:span text:style-name="T10">工程行經典室內裝修工程行</text:span></text:p>
          </table:table-cell>
          <table:table-cell table:number-columns-repeated="1015"/>
        </table:table-row>
        <table:table-row table:style-name="ro56">
          <table:table-cell table:style-name="ce9" office:value-type="string">
            <text:p>陳麗莉<text:span text:style-name="T10">陳麗莉陳麗莉陳麗莉</text:span><text:span text:style-name="T10">陳麗莉陳麗莉陳麗莉陳麗莉</text:span><text:span text:style-name="T10">陳麗莉陳麗莉陳麗莉陳麗莉</text:span></text:p>
          </table:table-cell>
          <table:table-cell table:style-name="ce22" office:value-type="string">
            <text:p>新莊國小校園圍牆改善工程<text:span text:style-name="T10">新莊國小校園圍牆改善工程</text:span><text:span text:style-name="T10">新莊國小校園圍牆改善工程</text:span><text:span text:style-name="T10">新莊國小校園圍牆改善工程</text:span><text:span text:style-name="T10">新莊國小校園圍牆改善工程</text:span><text:span text:style-name="T10">新莊國小校園圍牆改善工程</text:span><text:span text:style-name="T10">新莊國小校園圍牆改善工程</text:span><text:span text:style-name="T10">新莊國小校園圍牆改善工程</text:span><text:span text:style-name="T10">新莊國小校園圍牆改善工程</text:span><text:span text:style-name="T10">新莊國小校園圍牆改善工程</text:span><text:span text:style-name="T10">新莊國小校園圍牆改善工程</text:span><text:span text:style-name="T10">新莊國小校園圍牆改善工程</text:span></text:p>
          </table:table-cell>
          <table:table-cell table:style-name="ce29" office:value-type="string">
            <text:p>新莊國小<text:span text:style-name="T10">新莊國小新莊國小</text:span><text:span text:style-name="T10">新莊國小新莊國小新莊國小</text:span><text:span text:style-name="T10">新莊國小新莊國小新莊國小</text:span><text:span text:style-name="T10">新莊國小新莊國小新莊國小</text:span></text:p>
          </table:table-cell>
          <table:table-cell table:style-name="ce41" office:value-type="string">
            <text:p>無<text:span text:style-name="T7">無無無無無無無無無無無</text:span></text:p>
          </table:table-cell>
          <table:table-cell table:style-name="ce52" office:value-type="float" office:value="250">
            <text:p><text:s/>25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新莊國小<text:span text:style-name="T10">新莊國小新莊國小</text:span><text:span text:style-name="T10">新莊國小新莊國小新莊國小</text:span><text:span text:style-name="T10">新莊國小新莊國小新莊國小</text:span><text:span text:style-name="T10">新莊國小新莊國小新莊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富利翰營造有限公司<text:span text:style-name="T10">富利翰</text:span><text:span text:style-name="T10">營造有限公司富利翰營造有</text:span><text:span text:style-name="T10">限公司富利翰營造有限公司</text:span><text:span text:style-name="T10">富利翰營造有限公司富利翰</text:span><text:span text:style-name="T10">營造有限公司富利翰營造有</text:span><text:span text:style-name="T10">限公司富利翰營造有限公司</text:span><text:span text:style-name="T10">富利翰營造有限公司富利翰</text:span><text:span text:style-name="T10">營造有限公司富利翰營造有</text:span><text:span text:style-name="T10">限公司富利翰營造有限公司</text:span></text:p>
          </table:table-cell>
          <table:table-cell table:number-columns-repeated="1015"/>
        </table:table-row>
        <table:table-row table:style-name="ro56">
          <table:table-cell table:style-name="ce7" office:value-type="string">
            <text:p>呂林小鳯<text:span text:style-name="T10">呂林小鳯呂林小鳯</text:span><text:span text:style-name="T10">呂林小鳯呂林小鳯呂林小鳯</text:span><text:span text:style-name="T10">呂林小鳯呂林小鳯呂林小鳯</text:span><text:span text:style-name="T10">呂林小鳯呂林小鳯呂林小鳯</text:span></text:p>
          </table:table-cell>
          <table:table-cell table:style-name="ce23" office:value-type="string">
            <text:p><text:span text:style-name="T10">廣興國小</text:span><text:span text:style-name="T11">104</text:span><text:span text:style-name="T12">年資訊設備充實</text:span><text:span text:style-name="T12">改善採購廣興國小</text:span><text:span text:style-name="T11">104</text:span><text:span text:style-name="T12">年資訊</text:span><text:span text:style-name="T12">設備充實改善採購廣興國小</text:span><text:span text:style-name="T11">104</text:span><text:span text:style-name="T12">年資訊設備充實改善採購</text:span><text:span text:style-name="T12">廣興國小</text:span><text:span text:style-name="T11">104</text:span><text:span text:style-name="T12">年資訊設備充實</text:span><text:span text:style-name="T12">改善採購廣興國小</text:span><text:span text:style-name="T11">104</text:span><text:span text:style-name="T12">年資訊</text:span><text:span text:style-name="T12">設備充實改善採購廣興國小</text:span><text:span text:style-name="T11">104</text:span><text:span text:style-name="T12">年資訊設備充實改善採購</text:span><text:span text:style-name="T12">廣興國小</text:span><text:span text:style-name="T11">104</text:span><text:span text:style-name="T12">年資訊設備充實</text:span><text:span text:style-name="T12">改善採購廣興國小</text:span><text:span text:style-name="T11">104</text:span><text:span text:style-name="T12">年資訊</text:span><text:span text:style-name="T12">設備充實改善採購廣興國小</text:span><text:span text:style-name="T11">104</text:span><text:span text:style-name="T12">年資訊設備充實改善採購</text:span><text:span text:style-name="T12">廣興國小</text:span><text:span text:style-name="T11">104</text:span><text:span text:style-name="T12">年資訊設備充實</text:span><text:span text:style-name="T12">改善採購廣興國小</text:span><text:span text:style-name="T11">104</text:span><text:span text:style-name="T12">年資訊</text:span><text:span text:style-name="T12">設備充實改善採購廣興國小</text:span><text:span text:style-name="T11">104</text:span><text:span text:style-name="T12">年資訊設備充實改善採購</text:span></text:p>
          </table:table-cell>
          <table:table-cell table:style-name="ce30" office:value-type="string">
            <text:p>廣興國小<text:span text:style-name="T10">廣興國小廣興國小</text:span><text:span text:style-name="T10">廣興國小廣興國小廣興國小</text:span><text:span text:style-name="T10">廣興國小廣興國小廣興國小</text:span><text:span text:style-name="T10">廣興國小廣興國小廣興國小</text:span></text:p>
          </table:table-cell>
          <table:table-cell table:style-name="ce42" office:value-type="string">
            <text:p>無<text:span text:style-name="T7">無無無無無無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4" office:value-type="string">
            <text:p>廣興國小<text:span text:style-name="T10">廣興國小廣興國小</text:span><text:span text:style-name="T10">廣興國小廣興國小廣興國小</text:span><text:span text:style-name="T10">廣興國小廣興國小廣興國小</text:span><text:span text:style-name="T10">廣興國小廣興國小廣興國小</text:span></text:p>
          </table:table-cell>
          <table:table-cell table:style-name="ce23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/text:p>
          </table:table-cell>
          <table:table-cell table:style-name="ce60" office:value-type="string">
            <text:p>1.<text:span text:style-name="T10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text:span text:style-name="T12">1.</text:span><text:span text:style-name="T12">新向系統科技</text:span></text:p>
            <text:p><text:span text:style-name="T11">2.</text:span><text:span text:style-name="T12">旭威電腦資訊股份有限公</text:span><text:span text:style-name="T12">司</text:span></text:p>
          </table:table-cell>
          <table:table-cell table:number-columns-repeated="1015"/>
        </table:table-row>
        <table:table-row table:style-name="ro18">
          <table:table-cell table:style-name="ce7" office:value-type="string">
            <text:p>梁為超<text:span text:style-name="T10">梁為超梁為超梁為超</text:span><text:span text:style-name="T10">梁為超梁為超梁為超梁為超</text:span><text:span text:style-name="T10">梁為超梁為超梁為超梁為超</text:span></text:p>
          </table:table-cell>
          <table:table-cell table:style-name="ce23" office:value-type="string">
            <text:p>自強國中體育館設備更新採購案<text:span text:style-name="T10">自強國中體育館設備更</text:span><text:span text:style-name="T10">新採購案自強國中體育館設</text:span><text:span text:style-name="T10">備更新採購案自強國中體育</text:span><text:span text:style-name="T10">館設備更新採購案自強國中</text:span><text:span text:style-name="T10">體育館設備更新採購案自強</text:span><text:span text:style-name="T10">國中體育館設備更新採購案</text:span><text:span text:style-name="T10">自強國中體育館設備更新採</text:span><text:span text:style-name="T10">購案自強國中體育館設備更</text:span><text:span text:style-name="T10">新採購案自強國中體育館設</text:span><text:span text:style-name="T10">備更新採購案自強國中體育</text:span><text:span text:style-name="T10">館設備更新採購案自強國中</text:span><text:span text:style-name="T10">體育館設備更新採購案自強</text:span><text:span text:style-name="T10">國中體育館設備更新採購案</text:span></text:p>
          </table:table-cell>
          <table:table-cell table:style-name="ce30" office:value-type="string">
            <text:p>自強國中<text:span text:style-name="T10">自強國中自強國中</text:span><text:span text:style-name="T10">自強國中自強國中自強國中</text:span><text:span text:style-name="T10">自強國中自強國中自強國中</text:span><text:span text:style-name="T10">自強國中自強國中自強國中</text:span></text:p>
          </table:table-cell>
          <table:table-cell table:style-name="ce43" office:value-type="string">
            <text:p>無<text:span text:style-name="T7">無無無無無無無無無無無</text:span></text:p>
          </table:table-cell>
          <table:table-cell table:style-name="ce49" office:value-type="float" office:value="600">
            <text:p>6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4" office:value-type="string">
            <text:p>自強國中<text:span text:style-name="T10">自強國中自強國中</text:span><text:span text:style-name="T10">自強國中自強國中自強國中</text:span><text:span text:style-name="T10">自強國中自強國中自強國中</text:span><text:span text:style-name="T10">自強國中自強國中自強國中</text:span></text:p>
          </table:table-cell>
          <table:table-cell table:style-name="ce23" office:value-type="string"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/></text:p>
          </table:table-cell>
          <table:table-cell table:style-name="ce60" office:value-type="string">
            <text:p>汀沃克有限公司<text:span text:style-name="T10">汀沃克有限</text:span><text:span text:style-name="T10">公司汀沃克有限公司汀沃克</text:span><text:span text:style-name="T10">有限公司汀沃克有限公司汀</text:span><text:span text:style-name="T10">沃克有限公司汀沃克有限公</text:span><text:span text:style-name="T10">司汀沃克有限公司汀沃克有</text:span><text:span text:style-name="T10">限公司汀沃克有限公司汀沃</text:span><text:span text:style-name="T10">克有限公司汀沃克有限公司</text:span></text:p>
          </table:table-cell>
          <table:table-cell table:number-columns-repeated="1015"/>
        </table:table-row>
        <table:table-row table:style-name="ro57">
          <table:table-cell table:style-name="ce9" office:value-type="string">
            <text:p>梁為超<text:span text:style-name="T10">梁為超梁為超梁為超</text:span><text:span text:style-name="T10">梁為超梁為超梁為超梁為超</text:span><text:span text:style-name="T10">梁為超梁為超梁為超</text:span></text:p>
          </table:table-cell>
          <table:table-cell table:style-name="ce22" office:value-type="string">
            <text:p>中原國小圖書館裝修工程<text:span text:style-name="T10">中</text:span><text:span text:style-name="T10">原國小圖書館裝修工程中原</text:span><text:span text:style-name="T10">國小圖書館裝修工程中原國</text:span><text:span text:style-name="T10">小圖書館裝修工程中原國小</text:span><text:span text:style-name="T10">圖書館裝修工程中原國小圖</text:span><text:span text:style-name="T10">書館裝修工程中原國小圖書</text:span><text:span text:style-name="T10">館裝修工程中原國小圖書館</text:span><text:span text:style-name="T10">裝修工程中原國小圖書館裝</text:span><text:span text:style-name="T10">修工程中原國小圖書館裝修</text:span><text:span text:style-name="T10">工程中原國小圖書館裝修工</text:span><text:span text:style-name="T10">程</text:span></text:p>
          </table:table-cell>
          <table:table-cell table:style-name="ce29" office:value-type="string">
            <text:p>中原國小<text:span text:style-name="T10">中原國小中原國小</text:span><text:span text:style-name="T10">中原國小中原國小中原國小</text:span><text:span text:style-name="T10">中原國小中原國小中原國小</text:span><text:span text:style-name="T10">中原國小中原國小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49" office:value-type="float" office:value="1500">
            <text:p>1,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中原國小<text:span text:style-name="T10">中原國小中原國小</text:span><text:span text:style-name="T10">中原國小中原國小中原國小</text:span><text:span text:style-name="T10">中原國小中原國小中原國小</text:span><text:span text:style-name="T10">中原國小中原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基業營造工程有限公司<text:span text:style-name="T10">基業</text:span><text:span text:style-name="T10">營造工程有限公司基業營造</text:span><text:span text:style-name="T10">工程有限公司基業營造工程</text:span><text:span text:style-name="T10">有限公司基業營造工程有限</text:span><text:span text:style-name="T10">公司基業營造工程有限公司</text:span><text:span text:style-name="T10">基業營造工程有限公司基業</text:span><text:span text:style-name="T10">營造工程有限公司基業營造</text:span><text:span text:style-name="T10">工程有限公司基業營造工程</text:span><text:span text:style-name="T10">有限公司基業營造工程有限</text:span><text:span text:style-name="T10">公司</text:span></text:p>
          </table:table-cell>
          <table:table-cell table:number-columns-repeated="1015"/>
        </table:table-row>
        <table:table-row table:style-name="ro58">
          <table:table-cell table:style-name="ce9" office:value-type="string">
            <text:p>劉仁照<text:span text:style-name="T10">劉仁照劉仁照劉仁照</text:span><text:span text:style-name="T10">劉仁照劉仁照劉仁照劉仁照</text:span><text:span text:style-name="T10">劉仁照劉仁照劉仁照</text:span></text:p>
          </table:table-cell>
          <table:table-cell table:style-name="ce22" office:value-type="string">
            <text:p>平鎮國中校園圍牆整修工程<text:span text:style-name="T10">平鎮國中校園圍牆整修工程</text:span><text:span text:style-name="T10">平鎮國中校園圍牆整修工程</text:span><text:span text:style-name="T10">平鎮國中校園圍牆整修工程</text:span><text:span text:style-name="T10">平鎮國中校園圍牆整修工程</text:span><text:span text:style-name="T10">平鎮國中校園圍牆整修工程</text:span><text:span text:style-name="T10">平鎮國中校園圍牆整修工程</text:span><text:span text:style-name="T10">平鎮國中校園圍牆整修工程</text:span><text:span text:style-name="T10">平鎮國中校園圍牆整修工程</text:span><text:span text:style-name="T10">平鎮國中校園圍牆整修工程</text:span><text:span text:style-name="T10">平鎮國中校園圍牆整修工程</text:span></text:p>
          </table:table-cell>
          <table:table-cell table:style-name="ce29" office:value-type="string">
            <text:p>平鎮國中<text:span text:style-name="T10">平鎮國中平鎮國中</text:span><text:span text:style-name="T10">平鎮國中平鎮國中平鎮國中</text:span><text:span text:style-name="T10">平鎮國中平鎮國中平鎮國中</text:span><text:span text:style-name="T10">平鎮國中平鎮國中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49" office:value-type="float" office:value="1500">
            <text:p>1,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平鎮國中<text:span text:style-name="T10">平鎮國中平鎮國中</text:span><text:span text:style-name="T10">平鎮國中平鎮國中平鎮國中</text:span><text:span text:style-name="T10">平鎮國中平鎮國中平鎮國中</text:span><text:span text:style-name="T10">平鎮國中平鎮國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大將作裝潢工程行<text:span text:style-name="T10">大將作裝</text:span><text:span text:style-name="T10">潢工程行大將作裝潢工程行</text:span><text:span text:style-name="T10">大將作裝潢工程行大將作裝</text:span><text:span text:style-name="T10">潢工程行大將作裝潢工程行</text:span><text:span text:style-name="T10">大將作裝潢工程行大將作裝</text:span><text:span text:style-name="T10">潢工程行大將作裝潢工程行</text:span><text:span text:style-name="T10">大將作裝潢工程行大將作裝</text:span><text:span text:style-name="T10">潢工程行</text:span></text:p>
          </table:table-cell>
          <table:table-cell table:number-columns-repeated="1015"/>
        </table:table-row>
        <table:table-row table:style-name="ro58">
          <table:table-cell table:style-name="ce9" office:value-type="string">
            <text:p>袁明星<text:span text:style-name="T10">袁明星袁明星袁明星</text:span><text:span text:style-name="T10">袁明星袁明星袁明星袁明星</text:span><text:span text:style-name="T10">袁明星袁明星袁明星</text:span></text:p>
          </table:table-cell>
          <table:table-cell table:style-name="ce22" office:value-type="string">
            <text:p>東興國中忠孝樓外牆整修工程<text:span text:style-name="T10">東興國中忠孝樓外牆整修</text:span><text:span text:style-name="T10">工程東興國中忠孝樓外牆整</text:span><text:span text:style-name="T10">修工程東興國中忠孝樓外牆</text:span><text:span text:style-name="T10">整修工程東興國中忠孝樓外</text:span><text:span text:style-name="T10">牆整修工程東興國中忠孝樓</text:span><text:span text:style-name="T10">外牆整修工程東興國中忠孝</text:span><text:span text:style-name="T10">樓外牆整修工程東興國中忠</text:span><text:span text:style-name="T10">孝樓外牆整修工程東興國中</text:span><text:span text:style-name="T10">忠孝樓外牆整修工程東興國</text:span><text:span text:style-name="T10">中忠孝樓外牆整修工程東興</text:span><text:span text:style-name="T10">國中忠孝樓外牆整修工程</text:span></text:p>
          </table:table-cell>
          <table:table-cell table:style-name="ce29" office:value-type="string">
            <text:p>東興國中<text:span text:style-name="T10">東興國中東興國中</text:span><text:span text:style-name="T10">東興國中東興國中東興國中</text:span><text:span text:style-name="T10">東興國中東興國中東興國中</text:span><text:span text:style-name="T10">東興國中東興國中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49" office:value-type="float" office:value="1800">
            <text:p>1,8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東興國中<text:span text:style-name="T10">東興國中東興國中</text:span><text:span text:style-name="T10">東興國中東興國中東興國中</text:span><text:span text:style-name="T10">東興國中東興國中東興國中</text:span><text:span text:style-name="T10">東興國中東興國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永鎗設計工程有限公司<text:span text:style-name="T10">永鎗</text:span><text:span text:style-name="T10">設計工程有限公司永鎗設計</text:span><text:span text:style-name="T10">工程有限公司永鎗設計工程</text:span><text:span text:style-name="T10">有限公司永鎗設計工程有限</text:span><text:span text:style-name="T10">公司永鎗設計工程有限公司</text:span><text:span text:style-name="T10">永鎗設計工程有限公司永鎗</text:span><text:span text:style-name="T10">設計工程有限公司永鎗設計</text:span><text:span text:style-name="T10">工程有限公司永鎗設計工程</text:span><text:span text:style-name="T10">有限公司永鎗設計工程有限</text:span><text:span text:style-name="T10">公司</text:span></text:p>
          </table:table-cell>
          <table:table-cell table:number-columns-repeated="1015"/>
        </table:table-row>
        <table:table-row table:style-name="ro58">
          <table:table-cell table:style-name="ce9" office:value-type="string">
            <text:p>許清順<text:span text:style-name="T10">許清順許清順許清順</text:span><text:span text:style-name="T10">許清順許清順許清順許清順</text:span><text:span text:style-name="T10">許清順許清順許清順</text:span></text:p>
          </table:table-cell>
          <table:table-cell table:style-name="ce22" office:value-type="string">
            <text:p>大竹國小竹風樓廁所異味暨校園水溝改善工程<text:span text:style-name="T10">大竹國小</text:span><text:span text:style-name="T10">竹風樓廁所異味暨校園水溝</text:span><text:span text:style-name="T10">改善工程大竹國小竹風樓廁</text:span><text:span text:style-name="T10">所異味暨校園水溝改善工程</text:span><text:span text:style-name="T10">大竹國小竹風樓廁所異味暨</text:span><text:span text:style-name="T10">校園水溝改善工程大竹國小</text:span><text:span text:style-name="T10">竹風樓廁所異味暨校園水溝</text:span><text:span text:style-name="T10">改善工程大竹國小竹風樓廁</text:span><text:span text:style-name="T10">所異味暨校園水溝改善工程</text:span><text:span text:style-name="T10">大竹國小竹風樓廁所異味暨</text:span><text:span text:style-name="T10">校園水溝改善工程大竹國小</text:span><text:span text:style-name="T10">竹風樓廁所異味暨校園水溝</text:span><text:span text:style-name="T10">改善工程大竹國小竹風樓廁</text:span><text:span text:style-name="T10">所異味暨校園水溝改善工程</text:span><text:span text:style-name="T10">大竹國小竹風樓廁所異味暨</text:span><text:span text:style-name="T10">校園水溝改善工程大竹國小</text:span><text:span text:style-name="T10">竹風樓廁所異味暨校園水溝</text:span><text:span text:style-name="T10">改善工程</text:span></text:p>
          </table:table-cell>
          <table:table-cell table:style-name="ce29" office:value-type="string">
            <text:p>大竹國小<text:span text:style-name="T10">大竹國小大竹國小</text:span><text:span text:style-name="T10">大竹國小大竹國小大竹國小</text:span><text:span text:style-name="T10">大竹國小大竹國小大竹國小</text:span><text:span text:style-name="T10">大竹國小大竹國小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52" office:value-type="float" office:value="980">
            <text:p><text:s/>98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大竹國小<text:span text:style-name="T10">大竹國小大竹國小</text:span><text:span text:style-name="T10">大竹國小大竹國小大竹國小</text:span><text:span text:style-name="T10">大竹國小大竹國小大竹國小</text:span><text:span text:style-name="T10">大竹國小大竹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佳鑫土木包工有限公司<text:span text:style-name="T10">佳鑫</text:span><text:span text:style-name="T10">土木包工有限公司佳鑫土木</text:span><text:span text:style-name="T10">包工有限公司佳鑫土木包工</text:span><text:span text:style-name="T10">有限公司佳鑫土木包工有限</text:span><text:span text:style-name="T10">公司佳鑫土木包工有限公司</text:span><text:span text:style-name="T10">佳鑫土木包工有限公司佳鑫</text:span><text:span text:style-name="T10">土木包工有限公司佳鑫土木</text:span><text:span text:style-name="T10">包工有限公司佳鑫土木包工</text:span><text:span text:style-name="T10">有限公司佳鑫土木包工有限</text:span><text:span text:style-name="T10">公司</text:span></text:p>
          </table:table-cell>
          <table:table-cell table:number-columns-repeated="1015"/>
        </table:table-row>
        <table:table-row table:style-name="ro59">
          <table:table-cell table:style-name="ce9" office:value-type="string">
            <text:p>劉曾玉春<text:span text:style-name="T10">劉曾玉春劉曾玉春</text:span><text:span text:style-name="T10">劉曾玉春劉曾玉春劉曾玉春</text:span><text:span text:style-name="T10">劉曾玉春劉曾玉春劉曾玉春</text:span><text:span text:style-name="T10">劉曾玉春劉曾玉春</text:span></text:p>
          </table:table-cell>
          <table:table-cell table:style-name="ce22" office:value-type="string">
            <text:p><text:span text:style-name="T10">大崙國中</text:span><text:span text:style-name="T11">104</text:span><text:span text:style-name="T12">年度改善飲水機</text:span><text:span text:style-name="T12">設備補助案大崙國中</text:span><text:span text:style-name="T11">104</text:span><text:span text:style-name="T12">年度</text:span><text:span text:style-name="T12">改善飲水機設備補助案大崙</text:span><text:span text:style-name="T12">國中</text:span><text:span text:style-name="T11">104</text:span><text:span text:style-name="T12">年度改善飲水機設備</text:span><text:span text:style-name="T12">補助案大崙國中</text:span><text:span text:style-name="T11">104</text:span><text:span text:style-name="T12">年度改善</text:span><text:span text:style-name="T12">飲水機設備補助案大崙國中</text:span><text:span text:style-name="T11">104</text:span><text:span text:style-name="T12">年度改善飲水機設備補助</text:span><text:span text:style-name="T12">案大崙國中</text:span><text:span text:style-name="T11">104</text:span><text:span text:style-name="T12">年度改善飲水</text:span><text:span text:style-name="T12">機設備補助案大崙國中</text:span><text:span text:style-name="T11">104</text:span><text:span text:style-name="T12">年</text:span><text:span text:style-name="T12">度改善飲水機設備補助案大</text:span><text:span text:style-name="T12">崙國中</text:span><text:span text:style-name="T11">104</text:span><text:span text:style-name="T12">年度改善飲水機設</text:span><text:span text:style-name="T12">備補助案大崙國中</text:span><text:span text:style-name="T11">104</text:span><text:span text:style-name="T12">年度改</text:span><text:span text:style-name="T12">善飲水機設備補助案大崙國</text:span><text:span text:style-name="T12">中</text:span><text:span text:style-name="T11">104</text:span><text:span text:style-name="T12">年度改善飲水機設備補</text:span><text:span text:style-name="T12">助案大崙國中</text:span><text:span text:style-name="T11">104</text:span><text:span text:style-name="T12">年度改善飲</text:span><text:span text:style-name="T12">水機設備補助案</text:span></text:p>
          </table:table-cell>
          <table:table-cell table:style-name="ce29" office:value-type="string">
            <text:p>大崙國中<text:span text:style-name="T10">大崙國中大崙國中</text:span><text:span text:style-name="T10">大崙國中大崙國中大崙國中</text:span><text:span text:style-name="T10">大崙國中大崙國中大崙國中</text:span><text:span text:style-name="T10">大崙國中大崙國中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52" office:value-type="float" office:value="99">
            <text:p><text:s/>99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大崙國中<text:span text:style-name="T10">大崙國中大崙國中</text:span><text:span text:style-name="T10">大崙國中大崙國中大崙國中</text:span><text:span text:style-name="T10">大崙國中大崙國中大崙國中</text:span><text:span text:style-name="T10">大崙國中大崙國中</text:span></text:p>
          </table:table-cell>
          <table:table-cell table:style-name="ce22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60" office:value-type="string">
            <text:p>伯強有限公司<text:span text:style-name="T10">伯強有限公司</text:span><text:span text:style-name="T10">伯強有限公司伯強有限公司</text:span><text:span text:style-name="T10">伯強有限公司伯強有限公司</text:span><text:span text:style-name="T10">伯強有限公司伯強有限公司</text:span><text:span text:style-name="T10">伯強有限公司伯強有限公司</text:span><text:span text:style-name="T10">伯強有限公司</text:span></text:p>
          </table:table-cell>
          <table:table-cell table:number-columns-repeated="1015"/>
        </table:table-row>
        <table:table-row table:style-name="ro60">
          <table:table-cell table:style-name="ce9" office:value-type="string">
            <text:p>葉明月<text:span text:style-name="T10">葉明月葉明月葉明月</text:span><text:span text:style-name="T10">葉明月葉明月葉明月葉明月</text:span><text:span text:style-name="T10">葉明月葉明月葉明月</text:span></text:p>
          </table:table-cell>
          <table:table-cell table:style-name="ce22" office:value-type="string">
            <text:p><text:span text:style-name="T10">元生國小改善校園網路教學</text:span><text:span text:style-name="T10">設備計畫</text:span><text:span text:style-name="T11">-</text:span><text:span text:style-name="T12">增設線槽工程元生</text:span><text:span text:style-name="T12">國小改善校園網路教學設備</text:span><text:span text:style-name="T12">計畫</text:span><text:span text:style-name="T11">-</text:span><text:span text:style-name="T12">增設線槽工程元生國小</text:span><text:span text:style-name="T12">改善校園網路教學設備計畫</text:span><text:span text:style-name="T11">-</text:span><text:span text:style-name="T12">增設線槽工程元生國小改善</text:span><text:span text:style-name="T12">校園網路教學設備計畫</text:span><text:span text:style-name="T11">-</text:span><text:span text:style-name="T12">增設</text:span><text:span text:style-name="T12">線槽工程元生國小改善校園</text:span><text:span text:style-name="T12">網路教學設備計畫</text:span><text:span text:style-name="T11">-</text:span><text:span text:style-name="T12">增設線槽</text:span><text:span text:style-name="T12">工程元生國小改善校園網路</text:span><text:span text:style-name="T12">教學設備計畫</text:span><text:span text:style-name="T11">-</text:span><text:span text:style-name="T12">增設線槽工程</text:span><text:span text:style-name="T12">元生國小改善校園網路教學</text:span><text:span text:style-name="T12">設備計畫</text:span><text:span text:style-name="T11">-</text:span><text:span text:style-name="T12">增設線槽工程元生</text:span><text:span text:style-name="T12">國小改善校園網路教學設備</text:span><text:span text:style-name="T12">計畫</text:span><text:span text:style-name="T11">-</text:span><text:span text:style-name="T12">增設線槽工程元生國小</text:span><text:span text:style-name="T12">改善校園網路教學設備計畫</text:span><text:span text:style-name="T11">-</text:span><text:span text:style-name="T12">增設線槽工程元生國小改善</text:span><text:span text:style-name="T12">校園網路教學設備計畫</text:span><text:span text:style-name="T11">-</text:span><text:span text:style-name="T12">增設</text:span><text:span text:style-name="T12">線槽工程元生國小改善校園</text:span><text:span text:style-name="T12">網路教學設備計畫</text:span><text:span text:style-name="T11">-</text:span><text:span text:style-name="T12">增設線槽</text:span><text:span text:style-name="T12">工程</text:span></text:p>
          </table:table-cell>
          <table:table-cell table:style-name="ce29" office:value-type="string">
            <text:p>元生國小<text:span text:style-name="T10">元生國小元生國小</text:span><text:span text:style-name="T10">元生國小元生國小元生國小</text:span><text:span text:style-name="T10">元生國小元生國小元生國小</text:span><text:span text:style-name="T10">元生國小元生國小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49" office:value-type="float" office:value="700">
            <text:p>7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元生國小<text:span text:style-name="T10">元生國小元生國小</text:span><text:span text:style-name="T10">元生國小元生國小元生國小</text:span><text:span text:style-name="T10">元生國小元生國小元生國小</text:span><text:span text:style-name="T10">元生國小元生國小</text:span></text:p>
          </table:table-cell>
          <table:table-cell table:style-name="ce70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全鴻科技企業顧問有限公司<text:span text:style-name="T10">全鴻科技企業顧問有限公司</text:span><text:span text:style-name="T10">全鴻科技企業顧問有限公司</text:span><text:span text:style-name="T10">全鴻科技企業顧問有限公司</text:span><text:span text:style-name="T10">全鴻科技企業顧問有限公司</text:span><text:span text:style-name="T10">全鴻科技企業顧問有限公司</text:span><text:span text:style-name="T10">全鴻科技企業顧問有限公司</text:span><text:span text:style-name="T10">全鴻科技企業顧問有限公司</text:span><text:span text:style-name="T10">全鴻科技企業顧問有限公司</text:span><text:span text:style-name="T10">全鴻科技企業顧問有限公司</text:span><text:span text:style-name="T10">全鴻科技企業顧問有限公司</text:span></text:p>
          </table:table-cell>
          <table:table-cell table:number-columns-repeated="1015"/>
        </table:table-row>
        <table:table-row table:style-name="ro57">
          <table:table-cell table:style-name="ce9" office:value-type="string">
            <text:p>彭俊豪<text:span text:style-name="T10">彭俊豪彭俊豪彭俊豪</text:span><text:span text:style-name="T10">彭俊豪彭俊豪彭俊豪彭俊豪</text:span><text:span text:style-name="T10">彭俊豪彭俊豪彭俊豪</text:span></text:p>
          </table:table-cell>
          <table:table-cell table:style-name="ce8" office:value-type="string">
            <text:p>東興國中信義樓、仁愛樓外牆整修工程<text:span text:style-name="T10">東興國中信義樓</text:span><text:span text:style-name="T10">、仁愛樓外牆整修工程東興</text:span><text:span text:style-name="T10">國中信義樓、仁愛樓外牆整</text:span><text:span text:style-name="T10">修工程東興國中信義樓、仁</text:span><text:span text:style-name="T10">愛樓外牆整修工程東興國中</text:span><text:span text:style-name="T10">信義樓、仁愛樓外牆整修工</text:span><text:span text:style-name="T10">程東興國中信義樓、仁愛樓</text:span><text:span text:style-name="T10">外牆整修工程東興國中信義</text:span><text:span text:style-name="T10">樓、仁愛樓外牆整修工程東</text:span><text:span text:style-name="T10">興國中信義樓、仁愛樓外牆</text:span><text:span text:style-name="T10">整修工程東興國中信義樓、</text:span><text:span text:style-name="T10">仁愛樓外牆整修工程東興國</text:span><text:span text:style-name="T10">中信義樓、仁愛樓外牆整修</text:span><text:span text:style-name="T10">工程東興國中信義樓、仁愛</text:span><text:span text:style-name="T10">樓外牆整修工程</text:span></text:p>
          </table:table-cell>
          <table:table-cell table:style-name="ce29" office:value-type="string">
            <text:p>東興國中<text:span text:style-name="T10">東興國中東興國中</text:span><text:span text:style-name="T10">東興國中東興國中東興國中</text:span><text:span text:style-name="T10">東興國中東興國中東興國中</text:span><text:span text:style-name="T10">東興國中東興國中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52" office:value-type="float" office:value="2000">
            <text:p><text:s/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東興國中<text:span text:style-name="T10">東興國中東興國中</text:span><text:span text:style-name="T10">東興國中東興國中東興國中</text:span><text:span text:style-name="T10">東興國中東興國中東興國中</text:span><text:span text:style-name="T10">東興國中東興國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永鎗設計工程有限公司<text:span text:style-name="T10">永鎗</text:span><text:span text:style-name="T10">設計工程有限公司永鎗設計</text:span><text:span text:style-name="T10">工程有限公司永鎗設計工程</text:span><text:span text:style-name="T10">有限公司永鎗設計工程有限</text:span><text:span text:style-name="T10">公司永鎗設計工程有限公司</text:span><text:span text:style-name="T10">永鎗設計工程有限公司永鎗</text:span><text:span text:style-name="T10">設計工程有限公司永鎗設計</text:span><text:span text:style-name="T10">工程有限公司永鎗設計工程</text:span><text:span text:style-name="T10">有限公司永鎗設計工程有限</text:span><text:span text:style-name="T10">公司</text:span></text:p>
          </table:table-cell>
          <table:table-cell table:number-columns-repeated="1015"/>
        </table:table-row>
        <table:table-row table:style-name="ro53">
          <table:table-cell table:style-name="ce9" office:value-type="string">
            <text:p>郭麗華<text:span text:style-name="T10">郭麗華郭麗華郭麗華</text:span><text:span text:style-name="T10">郭麗華郭麗華郭麗華郭麗華</text:span><text:span text:style-name="T10">郭麗華郭麗華郭麗華</text:span></text:p>
          </table:table-cell>
          <table:table-cell table:style-name="ce22" office:value-type="string">
            <text:p><text:span text:style-name="T10">蘆竹國小</text:span><text:span text:style-name="T11">104</text:span><text:span text:style-name="T12">年度幼兒園整修</text:span><text:span text:style-name="T12">工程蘆竹國小</text:span><text:span text:style-name="T11">104</text:span><text:span text:style-name="T12">年度幼兒園</text:span><text:span text:style-name="T12">整修工程蘆竹國小</text:span><text:span text:style-name="T11">104</text:span><text:span text:style-name="T12">年度幼</text:span><text:span text:style-name="T12">兒園整修工程蘆竹國小</text:span><text:span text:style-name="T11">104</text:span><text:span text:style-name="T12">年</text:span><text:span text:style-name="T12">度幼兒園整修工程蘆竹國小</text:span><text:span text:style-name="T11">104</text:span><text:span text:style-name="T12">年度幼兒園整修工程蘆竹</text:span><text:span text:style-name="T12">國小</text:span><text:span text:style-name="T11">104</text:span><text:span text:style-name="T12">年度幼兒園整修工程</text:span><text:span text:style-name="T12">蘆竹國小</text:span><text:span text:style-name="T11">104</text:span><text:span text:style-name="T12">年度幼兒園整修</text:span><text:span text:style-name="T12">工程蘆竹國小</text:span><text:span text:style-name="T11">104</text:span><text:span text:style-name="T12">年度幼兒園</text:span><text:span text:style-name="T12">整修工程蘆竹國小</text:span><text:span text:style-name="T11">104</text:span><text:span text:style-name="T12">年度幼</text:span><text:span text:style-name="T12">兒園整修工程蘆竹國小</text:span><text:span text:style-name="T11">104</text:span><text:span text:style-name="T12">年</text:span><text:span text:style-name="T12">度幼兒園整修工程蘆竹國小</text:span><text:span text:style-name="T11">104</text:span><text:span text:style-name="T12">年度幼兒園整修工程</text:span></text:p>
          </table:table-cell>
          <table:table-cell table:style-name="ce29" office:value-type="string">
            <text:p>蘆竹國小<text:span text:style-name="T10">蘆竹國小蘆竹國小</text:span><text:span text:style-name="T10">蘆竹國小蘆竹國小蘆竹國小</text:span><text:span text:style-name="T10">蘆竹國小蘆竹國小蘆竹國小</text:span><text:span text:style-name="T10">蘆竹國小蘆竹國小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52" office:value-type="float" office:value="500">
            <text:p><text:s/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蘆竹國小<text:span text:style-name="T10">蘆竹國小蘆竹國小</text:span><text:span text:style-name="T10">蘆竹國小蘆竹國小蘆竹國小</text:span><text:span text:style-name="T10">蘆竹國小蘆竹國小蘆竹國小</text:span><text:span text:style-name="T10">蘆竹國小蘆竹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大將作裝潢工程行<text:span text:style-name="T10">大將作裝</text:span><text:span text:style-name="T10">潢工程行大將作裝潢工程行</text:span><text:span text:style-name="T10">大將作裝潢工程行大將作裝</text:span><text:span text:style-name="T10">潢工程行大將作裝潢工程行</text:span><text:span text:style-name="T10">大將作裝潢工程行大將作裝</text:span><text:span text:style-name="T10">潢工程行大將作裝潢工程行</text:span><text:span text:style-name="T10">大將作裝潢工程行大將作裝</text:span><text:span text:style-name="T10">潢工程行</text:span></text:p>
          </table:table-cell>
          <table:table-cell table:number-columns-repeated="1015"/>
        </table:table-row>
        <table:table-row table:style-name="ro61">
          <table:table-cell table:style-name="ce9" office:value-type="string">
            <text:p>黃敬平<text:span text:style-name="T10">黃敬平黃敬平黃敬平</text:span><text:span text:style-name="T10">黃敬平黃敬平黃敬平黃敬平</text:span><text:span text:style-name="T10">黃敬平黃敬平黃敬平</text:span></text:p>
          </table:table-cell>
          <table:table-cell table:style-name="ce22" office:value-type="string">
            <text:p>祥安國小電腦汰舊換新<text:span text:style-name="T10">祥安</text:span><text:span text:style-name="T10">國小電腦汰舊換新祥安國小</text:span><text:span text:style-name="T10">電腦汰舊換新祥安國小電腦</text:span><text:span text:style-name="T10">汰舊換新祥安國小電腦汰舊</text:span><text:span text:style-name="T10">換新祥安國小電腦汰舊換新</text:span><text:span text:style-name="T10">祥安國小電腦汰舊換新祥安</text:span><text:span text:style-name="T10">國小電腦汰舊換新祥安國小</text:span><text:span text:style-name="T10">電腦汰舊換新祥安國小電腦</text:span><text:span text:style-name="T10">汰舊換新祥安國小電腦汰舊</text:span><text:span text:style-name="T10">換新</text:span></text:p>
          </table:table-cell>
          <table:table-cell table:style-name="ce31" office:value-type="string">
            <text:p>祥安國小<text:span text:style-name="T10">祥安國小祥安國小</text:span><text:span text:style-name="T10">祥安國小祥安國小祥安國小</text:span><text:span text:style-name="T10">祥安國小祥安國小祥安國小</text:span><text:span text:style-name="T10">祥安國小祥安國小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52" office:value-type="float" office:value="864">
            <text:p><text:s/>864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祥安國小<text:span text:style-name="T10">祥安國小祥安國小</text:span><text:span text:style-name="T10">祥安國小祥安國小祥安國小</text:span><text:span text:style-name="T10">祥安國小祥安國小祥安國小</text:span><text:span text:style-name="T10">祥安國小祥安國小</text:span></text:p>
          </table:table-cell>
          <table:table-cell table:style-name="ce22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</text:span></text:p>
          </table:table-cell>
          <table:table-cell table:style-name="ce60" office:value-type="string">
            <text:p>振元資訊有限公司<text:span text:style-name="T10">振元資訊</text:span><text:span text:style-name="T10">有限公司振元資訊有限公司</text:span><text:span text:style-name="T10">振元資訊有限公司振元資訊</text:span><text:span text:style-name="T10">有限公司振元資訊有限公司</text:span><text:span text:style-name="T10">振元資訊有限公司振元資訊</text:span><text:span text:style-name="T10">有限公司振元資訊有限公司</text:span><text:span text:style-name="T10">振元資訊有限公司振元資訊</text:span><text:span text:style-name="T10">有限公司</text:span></text:p>
          </table:table-cell>
          <table:table-cell table:number-columns-repeated="1015"/>
        </table:table-row>
        <table:table-row table:style-name="ro58">
          <table:table-cell table:style-name="ce9" office:value-type="string">
            <text:p>歐炳辰<text:span text:style-name="T10">歐炳辰歐炳辰歐炳辰</text:span><text:span text:style-name="T10">歐炳辰歐炳辰歐炳辰歐炳辰</text:span><text:span text:style-name="T10">歐炳辰歐炳辰歐炳辰</text:span></text:p>
          </table:table-cell>
          <table:table-cell table:style-name="ce22" office:value-type="string">
            <text:p>觀音高中智慧教室建置及教學設備改善<text:span text:style-name="T10">觀音高中智慧教</text:span><text:span text:style-name="T10">室建置及教學設備改善觀音</text:span><text:span text:style-name="T10">高中智慧教室建置及教學設</text:span><text:span text:style-name="T10">備改善觀音高中智慧教室建</text:span><text:span text:style-name="T10">置及教學設備改善觀音高中</text:span><text:span text:style-name="T10">智慧教室建置及教學設備改</text:span><text:span text:style-name="T10">善觀音高中智慧教室建置及</text:span><text:span text:style-name="T10">教學設備改善觀音高中智慧</text:span><text:span text:style-name="T10">教室建置及教學設備改善觀</text:span><text:span text:style-name="T10">音高中智慧教室建置及教學</text:span><text:span text:style-name="T10">設備改善觀音高中智慧教室</text:span><text:span text:style-name="T10">建置及教學設備改善觀音高</text:span><text:span text:style-name="T10">中智慧教室建置及教學設備</text:span><text:span text:style-name="T10">改善觀音高中智慧教室建置</text:span><text:span text:style-name="T10">及教學設備改善</text:span></text:p>
          </table:table-cell>
          <table:table-cell table:style-name="ce29" office:value-type="string">
            <text:p>觀音高中<text:span text:style-name="T10">觀音高中觀音高中</text:span><text:span text:style-name="T10">觀音高中觀音高中觀音高中</text:span><text:span text:style-name="T10">觀音高中觀音高中觀音高中</text:span><text:span text:style-name="T10">觀音高中觀音高中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52" office:value-type="float" office:value="3000">
            <text:p><text:s/>3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觀音高中<text:span text:style-name="T10">觀音高中觀音高中</text:span><text:span text:style-name="T10">觀音高中觀音高中觀音高中</text:span><text:span text:style-name="T10">觀音高中觀音高中觀音高中</text:span><text:span text:style-name="T10">觀音高中觀音高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旭威電腦資訊有限公司<text:span text:style-name="T10">旭威</text:span><text:span text:style-name="T10">電腦資訊有限公司旭威電腦</text:span><text:span text:style-name="T10">資訊有限公司旭威電腦資訊</text:span><text:span text:style-name="T10">有限公司旭威電腦資訊有限</text:span><text:span text:style-name="T10">公司旭威電腦資訊有限公司</text:span><text:span text:style-name="T10">旭威電腦資訊有限公司旭威</text:span><text:span text:style-name="T10">電腦資訊有限公司旭威電腦</text:span><text:span text:style-name="T10">資訊有限公司旭威電腦資訊</text:span><text:span text:style-name="T10">有限公司旭威電腦資訊有限</text:span><text:span text:style-name="T10">公司</text:span></text:p>
          </table:table-cell>
          <table:table-cell table:number-columns-repeated="1015"/>
        </table:table-row>
        <table:table-row table:style-name="ro58">
          <table:table-cell table:style-name="ce9" office:value-type="string">
            <text:p>范綱祥<text:span text:style-name="T10">范綱祥范綱祥范綱祥</text:span><text:span text:style-name="T10">范綱祥范綱祥范綱祥范綱祥</text:span><text:span text:style-name="T10">范綱祥范綱祥范綱祥</text:span></text:p>
          </table:table-cell>
          <table:table-cell table:style-name="ce22" office:value-type="string">
            <text:p><text:span text:style-name="T10">建德國小</text:span><text:span text:style-name="T11">104</text:span><text:span text:style-name="T12">年度通訊設備更</text:span><text:span text:style-name="T12">新建德國小</text:span><text:span text:style-name="T11">104</text:span><text:span text:style-name="T12">年度通訊設備</text:span><text:span text:style-name="T12">更新建德國小</text:span><text:span text:style-name="T11">104</text:span><text:span text:style-name="T12">年度通訊設</text:span><text:span text:style-name="T12">備更新建德國小</text:span><text:span text:style-name="T11">104</text:span><text:span text:style-name="T12">年度通訊</text:span><text:span text:style-name="T12">設備更新建德國小</text:span><text:span text:style-name="T11">104</text:span><text:span text:style-name="T12">年度通</text:span><text:span text:style-name="T12">訊設備更新建德國小</text:span><text:span text:style-name="T11">104</text:span><text:span text:style-name="T12">年度</text:span><text:span text:style-name="T12">通訊設備更新建德國小</text:span><text:span text:style-name="T11">104</text:span><text:span text:style-name="T12">年</text:span><text:span text:style-name="T12">度通訊設備更新建德國小</text:span><text:span text:style-name="T11">104</text:span><text:span text:style-name="T12">年度通訊設備更新建德國小</text:span><text:span text:style-name="T11">104</text:span><text:span text:style-name="T12">年度通訊設備更新建德國</text:span><text:span text:style-name="T12">小</text:span><text:span text:style-name="T11">104</text:span><text:span text:style-name="T12">年度通訊設備更新建德</text:span><text:span text:style-name="T12">國小</text:span><text:span text:style-name="T11">104</text:span><text:span text:style-name="T12">年度通訊設備更新</text:span></text:p>
          </table:table-cell>
          <table:table-cell table:style-name="ce29" office:value-type="string">
            <text:p>建德國小<text:span text:style-name="T10">建德國小建德國小</text:span><text:span text:style-name="T10">建德國小建德國小建德國小</text:span><text:span text:style-name="T10">建德國小建德國小建德國小</text:span><text:span text:style-name="T10">建德國小建德國小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52" office:value-type="float" office:value="1400">
            <text:p><text:s/>1,4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建德國小<text:span text:style-name="T10">建德國小建德國小</text:span><text:span text:style-name="T10">建德國小建德國小建德國小</text:span><text:span text:style-name="T10">建德國小建德國小建德國小</text:span><text:span text:style-name="T10">建德國小建德國小</text:span></text:p>
          </table:table-cell>
          <table:table-cell table:style-name="ce70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<text:span text:style-name="T10">明洋電子專賣店</text:span><text:span text:style-name="T11"> </text:span><text:span text:style-name="T12">明洋電子專</text:span><text:span text:style-name="T12">賣店</text:span><text:span text:style-name="T11"> </text:span><text:span text:style-name="T12">明洋電子專賣店</text:span><text:span text:style-name="T11"> </text:span><text:span text:style-name="T12">明洋</text:span><text:span text:style-name="T12">電子專賣店</text:span><text:span text:style-name="T11"> </text:span><text:span text:style-name="T12">明洋電子專賣店</text:span><text:span text:style-name="T11"> </text:span><text:span text:style-name="T12">明洋電子專賣店</text:span><text:span text:style-name="T11"> </text:span><text:span text:style-name="T12">明洋電子專</text:span><text:span text:style-name="T12">賣店</text:span><text:span text:style-name="T11"> </text:span><text:span text:style-name="T12">明洋電子專賣店</text:span><text:span text:style-name="T11"> </text:span><text:span text:style-name="T12">明洋</text:span><text:span text:style-name="T12">電子專賣店</text:span><text:span text:style-name="T11"> </text:span><text:span text:style-name="T12">明洋電子專賣店</text:span><text:span text:style-name="T11"> </text:span><text:span text:style-name="T12">明洋電子專賣店</text:span><text:span text:style-name="T11"> </text:span></text:p>
          </table:table-cell>
          <table:table-cell table:number-columns-repeated="1015"/>
        </table:table-row>
        <table:table-row table:style-name="ro62">
          <table:table-cell table:style-name="ce9" office:value-type="string">
            <text:p>邱素芬<text:span text:style-name="T10">邱素芬邱素芬邱素芬</text:span><text:span text:style-name="T10">邱素芬邱素芬邱素芬邱素芬</text:span><text:span text:style-name="T10">邱素芬邱素芬邱素芬</text:span></text:p>
          </table:table-cell>
          <table:table-cell table:style-name="ce22" office:value-type="string">
            <text:p><text:span text:style-name="T10">建德國小</text:span><text:span text:style-name="T11">104</text:span><text:span text:style-name="T12">年度新增班級教</text:span><text:span text:style-name="T12">室</text:span><text:span text:style-name="T11">e</text:span><text:span text:style-name="T12">化教學設備建德國小</text:span><text:span text:style-name="T11">104</text:span><text:span text:style-name="T12">年度新增班級教室</text:span><text:span text:style-name="T11">e</text:span><text:span text:style-name="T12">化教學設</text:span><text:span text:style-name="T12">備建德國小</text:span><text:span text:style-name="T11">104</text:span><text:span text:style-name="T12">年度新增班級</text:span><text:span text:style-name="T12">教室</text:span><text:span text:style-name="T11">e</text:span><text:span text:style-name="T12">化教學設備建德國小</text:span><text:span text:style-name="T11">104</text:span><text:span text:style-name="T12">年度新增班級教室</text:span><text:span text:style-name="T11">e</text:span><text:span text:style-name="T12">化教</text:span><text:span text:style-name="T12">學設備建德國小</text:span><text:span text:style-name="T11">104</text:span><text:span text:style-name="T12">年度新增</text:span><text:span text:style-name="T12">班級教室</text:span><text:span text:style-name="T11">e</text:span><text:span text:style-name="T12">化教學設備建德國</text:span><text:span text:style-name="T12">小</text:span><text:span text:style-name="T11">104</text:span><text:span text:style-name="T12">年度新增班級教室</text:span><text:span text:style-name="T11">e</text:span><text:span text:style-name="T12">化</text:span><text:span text:style-name="T12">教學設備建德國小</text:span><text:span text:style-name="T11">104</text:span><text:span text:style-name="T12">年度新</text:span><text:span text:style-name="T12">增班級教室</text:span><text:span text:style-name="T11">e</text:span><text:span text:style-name="T12">化教學設備建德</text:span><text:span text:style-name="T12">國小</text:span><text:span text:style-name="T11">104</text:span><text:span text:style-name="T12">年度新增班級教室</text:span><text:span text:style-name="T11">e</text:span><text:span text:style-name="T12">化教學設備建德國小</text:span><text:span text:style-name="T11">104</text:span><text:span text:style-name="T12">年度</text:span><text:span text:style-name="T12">新增班級教室</text:span><text:span text:style-name="T11">e</text:span><text:span text:style-name="T12">化教學設備建</text:span><text:span text:style-name="T12">德國小</text:span><text:span text:style-name="T11">104</text:span><text:span text:style-name="T12">年度新增班級教室</text:span><text:span text:style-name="T11">e</text:span><text:span text:style-name="T12">化教學設備建德國小</text:span><text:span text:style-name="T11">104</text:span><text:span text:style-name="T12">年</text:span><text:span text:style-name="T12">度新增班級教室</text:span><text:span text:style-name="T11">e</text:span><text:span text:style-name="T12">化教學設備</text:span></text:p>
          </table:table-cell>
          <table:table-cell table:style-name="ce29" office:value-type="string">
            <text:p>建德國小<text:span text:style-name="T10">建德國小建德國小</text:span><text:span text:style-name="T10">建德國小建德國小建德國小</text:span><text:span text:style-name="T10">建德國小建德國小建德國小</text:span><text:span text:style-name="T10">建德國小建德國小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52" office:value-type="float" office:value="750">
            <text:p><text:s/>75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建德國小<text:span text:style-name="T10">建德國小建德國小</text:span><text:span text:style-name="T10">建德國小建德國小建德國小</text:span><text:span text:style-name="T10">建德國小建德國小建德國小</text:span><text:span text:style-name="T10">建德國小建德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text:span text:style-name="T10">辦理中辦理中辦理中</text:span></text:p>
          </table:table-cell>
          <table:table-cell table:style-name="ce60"/>
          <table:table-cell table:number-columns-repeated="1015"/>
        </table:table-row>
        <table:table-row table:style-name="ro58">
          <table:table-cell table:style-name="ce9" office:value-type="string">
            <text:p>詹江村<text:span text:style-name="T10">詹江村詹江村詹江村</text:span><text:span text:style-name="T10">詹江村詹江村詹江村詹江村</text:span><text:span text:style-name="T10">詹江村詹江村詹江村</text:span></text:p>
          </table:table-cell>
          <table:table-cell table:style-name="ce22" office:value-type="string">
            <text:p><text:span text:style-name="T10">同德國中</text:span><text:span text:style-name="T11">104</text:span><text:span text:style-name="T12">年度充實校園環</text:span><text:span text:style-name="T12">境飲水設備改善計畫同德國</text:span><text:span text:style-name="T12">中</text:span><text:span text:style-name="T11">104</text:span><text:span text:style-name="T12">年度充實校園環境飲水</text:span><text:span text:style-name="T12">設備改善計畫同德國中</text:span><text:span text:style-name="T11">104</text:span><text:span text:style-name="T12">年</text:span><text:span text:style-name="T12">度充實校園環境飲水設備改</text:span><text:span text:style-name="T12">善計畫同德國中</text:span><text:span text:style-name="T11">104</text:span><text:span text:style-name="T12">年度充實</text:span><text:span text:style-name="T12">校園環境飲水設備改善計畫</text:span><text:span text:style-name="T12">同德國中</text:span><text:span text:style-name="T11">104</text:span><text:span text:style-name="T12">年度充實校園環</text:span><text:span text:style-name="T12">境飲水設備改善計畫同德國</text:span><text:span text:style-name="T12">中</text:span><text:span text:style-name="T11">104</text:span><text:span text:style-name="T12">年度充實校園環境飲水</text:span><text:span text:style-name="T12">設備改善計畫同德國中</text:span><text:span text:style-name="T11">104</text:span><text:span text:style-name="T12">年</text:span><text:span text:style-name="T12">度充實校園環境飲水設備改</text:span><text:span text:style-name="T12">善計畫同德國中</text:span><text:span text:style-name="T11">104</text:span><text:span text:style-name="T12">年度充實</text:span><text:span text:style-name="T12">校園環境飲水設備改善計畫</text:span><text:span text:style-name="T12">同德國中</text:span><text:span text:style-name="T11">104</text:span><text:span text:style-name="T12">年度充實校園環</text:span><text:span text:style-name="T12">境飲水設備改善計畫同德國</text:span><text:span text:style-name="T12">中</text:span><text:span text:style-name="T11">104</text:span><text:span text:style-name="T12">年度充實校園環境飲水</text:span><text:span text:style-name="T12">設備改善計畫同德國中</text:span><text:span text:style-name="T11">104</text:span><text:span text:style-name="T12">年</text:span><text:span text:style-name="T12">度充實校園環境飲水設備改</text:span><text:span text:style-name="T12">善計畫</text:span></text:p>
          </table:table-cell>
          <table:table-cell table:style-name="ce29" office:value-type="string">
            <text:p>同德國中<text:span text:style-name="T10">同德國中同德國中</text:span><text:span text:style-name="T10">同德國中同德國中同德國中</text:span><text:span text:style-name="T10">同德國中同德國中同德國中</text:span><text:span text:style-name="T10">同德國中同德國中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52" office:value-type="float" office:value="1915">
            <text:p><text:s/>1,915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同德國中<text:span text:style-name="T10">同德國中同德國中</text:span><text:span text:style-name="T10">同德國中同德國中同德國中</text:span><text:span text:style-name="T10">同德國中同德國中同德國中</text:span><text:span text:style-name="T10">同德國中同德國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品瑞鑫實業有限公司<text:span text:style-name="T10">品瑞鑫</text:span><text:span text:style-name="T10">實業有限公司品瑞鑫實業有</text:span><text:span text:style-name="T10">限公司品瑞鑫實業有限公司</text:span><text:span text:style-name="T10">品瑞鑫實業有限公司品瑞鑫</text:span><text:span text:style-name="T10">實業有限公司品瑞鑫實業有</text:span><text:span text:style-name="T10">限公司品瑞鑫實業有限公司</text:span><text:span text:style-name="T10">品瑞鑫實業有限公司品瑞鑫</text:span><text:span text:style-name="T10">實業有限公司品瑞鑫實業有</text:span><text:span text:style-name="T10">限公司</text:span></text:p>
          </table:table-cell>
          <table:table-cell table:number-columns-repeated="1015"/>
        </table:table-row>
        <table:table-row table:style-name="ro58">
          <table:table-cell table:style-name="ce9" office:value-type="string">
            <text:p>葉明月<text:span text:style-name="T10">葉明月葉明月葉明月</text:span><text:span text:style-name="T10">葉明月葉明月葉明月葉明月</text:span><text:span text:style-name="T10">葉明月葉明月葉明月</text:span></text:p>
          </table:table-cell>
          <table:table-cell table:style-name="ce22" office:value-type="string">
            <text:p>新街國小單槍投影機設備更新<text:span text:style-name="T10">新街國小單槍投影機設備</text:span><text:span text:style-name="T10">更新新街國小單槍投影機設</text:span><text:span text:style-name="T10">備更新新街國小單槍投影機</text:span><text:span text:style-name="T10">設備更新新街國小單槍投影</text:span><text:span text:style-name="T10">機設備更新新街國小單槍投</text:span><text:span text:style-name="T10">影機設備更新新街國小單槍</text:span><text:span text:style-name="T10">投影機設備更新新街國小單</text:span><text:span text:style-name="T10">槍投影機設備更新新街國小</text:span><text:span text:style-name="T10">單槍投影機設備更新新街國</text:span><text:span text:style-name="T10">小單槍投影機設備更新新街</text:span><text:span text:style-name="T10">國小單槍投影機設備更新</text:span></text:p>
          </table:table-cell>
          <table:table-cell table:style-name="ce29" office:value-type="string">
            <text:p>新街國小<text:span text:style-name="T10">新街國小新街國小</text:span><text:span text:style-name="T10">新街國小新街國小新街國小</text:span><text:span text:style-name="T10">新街國小新街國小新街國小</text:span><text:span text:style-name="T10">新街國小新街國小</text:span></text:p>
          </table:table-cell>
          <table:table-cell table:style-name="ce44" office:value-type="string">
            <text:p>無<text:span text:style-name="T7">無無無無無無無無無無</text:span></text:p>
          </table:table-cell>
          <table:table-cell table:style-name="ce49" office:value-type="float" office:value="800">
            <text:p>8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新街國小<text:span text:style-name="T10">新街國小新街國小</text:span><text:span text:style-name="T10">新街國小新街國小新街國小</text:span><text:span text:style-name="T10">新街國小新街國小新街國小</text:span><text:span text:style-name="T10">新街國小新街國小</text:span></text:p>
          </table:table-cell>
          <table:table-cell table:style-name="ce22" office:value-type="string">
            <text:p>尚未辦理<text:span text:style-name="T10">尚未辦理尚未辦理</text:span><text:span text:style-name="T10">尚未辦理尚未辦理尚未辦理</text:span><text:span text:style-name="T10">尚未辦理尚未辦理尚未辦理</text:span><text:span text:style-name="T10">尚未辦理尚未辦理</text:span></text:p>
          </table:table-cell>
          <table:table-cell table:style-name="ce60"/>
          <table:table-cell table:number-columns-repeated="1015"/>
        </table:table-row>
        <table:table-row table:style-name="ro58">
          <table:table-cell table:style-name="ce7" office:value-type="string">
            <text:p>劉曾玉春<text:span text:style-name="T10">劉曾玉春劉曾玉春</text:span><text:span text:style-name="T10">劉曾玉春劉曾玉春劉曾玉春</text:span><text:span text:style-name="T10">劉曾玉春劉曾玉春劉曾玉春</text:span><text:span text:style-name="T10">劉曾玉春劉曾玉春</text:span></text:p>
          </table:table-cell>
          <table:table-cell table:style-name="ce23" office:value-type="string">
            <text:p><text:span text:style-name="T10">忠福國小護眼計畫</text:span><text:span text:style-name="T11">-</text:span><text:span text:style-name="T12">投影機更</text:span><text:span text:style-name="T12">新忠福國小護眼計畫</text:span><text:span text:style-name="T11">-</text:span><text:span text:style-name="T12">投影機</text:span><text:span text:style-name="T12">更新忠福國小護眼計畫</text:span><text:span text:style-name="T11">-</text:span><text:span text:style-name="T12">投影</text:span><text:span text:style-name="T12">機更新忠福國小護眼計畫</text:span><text:span text:style-name="T11">-</text:span><text:span text:style-name="T12">投</text:span><text:span text:style-name="T12">影機更新忠福國小護眼計畫</text:span><text:span text:style-name="T11">-</text:span><text:span text:style-name="T12">投影機更新忠福國小護眼計</text:span><text:span text:style-name="T12">畫</text:span><text:span text:style-name="T11">-</text:span><text:span text:style-name="T12">投影機更新忠福國小護眼</text:span><text:span text:style-name="T12">計畫</text:span><text:span text:style-name="T11">-</text:span><text:span text:style-name="T12">投影機更新忠福國小護</text:span><text:span text:style-name="T12">眼計畫</text:span><text:span text:style-name="T11">-</text:span><text:span text:style-name="T12">投影機更新忠福國小</text:span><text:span text:style-name="T12">護眼計畫</text:span><text:span text:style-name="T11">-</text:span><text:span text:style-name="T12">投影機更新忠福國</text:span><text:span text:style-name="T12">小護眼計畫</text:span><text:span text:style-name="T11">-</text:span><text:span text:style-name="T12">投影機更新忠福</text:span><text:span text:style-name="T12">國小護眼計畫</text:span><text:span text:style-name="T11">-</text:span><text:span text:style-name="T12">投影機更新</text:span></text:p>
          </table:table-cell>
          <table:table-cell table:style-name="ce30" office:value-type="string">
            <text:p>忠福國小<text:span text:style-name="T10">忠福國小忠福國小</text:span><text:span text:style-name="T10">忠福國小忠福國小忠福國小</text:span><text:span text:style-name="T10">忠福國小忠福國小忠福國小</text:span><text:span text:style-name="T10">忠福國小忠福國小</text:span></text:p>
          </table:table-cell>
          <table:table-cell table:style-name="ce43" office:value-type="string">
            <text:p>無<text:span text:style-name="T7">無無無無無無無無無無</text:span></text:p>
          </table:table-cell>
          <table:table-cell table:style-name="ce52" office:value-type="float" office:value="603">
            <text:p><text:s/>603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4" office:value-type="string">
            <text:p>忠福國小<text:span text:style-name="T10">忠福國小忠福國小</text:span><text:span text:style-name="T10">忠福國小忠福國小忠福國小</text:span><text:span text:style-name="T10">忠福國小忠福國小忠福國小</text:span><text:span text:style-name="T10">忠福國小忠福國小</text:span></text:p>
          </table:table-cell>
          <table:table-cell table:style-name="ce23" office:value-type="string">
            <text:p>1.<text:span text:style-name="T10">共同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text:span text:style-name="T12">1.</text:span><text:span text:style-name="T12">共同</text:span><text:span text:style-name="T12">供應契約</text:span></text:p>
            <text:p><text:span text:style-name="T11">2.</text:span><text:span text:style-name="T12">小額採購逕洽廠商</text:span></text:p>
          </table:table-cell>
          <table:table-cell table:style-name="ce60" office:value-type="string">
            <text:p>1.<text:span text:style-name="T10">禾米科技有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text:span text:style-name="T12">1.</text:span><text:span text:style-name="T12">禾米科技有</text:span><text:span text:style-name="T12">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text:span text:style-name="T12">1.</text:span><text:span text:style-name="T12">禾米科技有</text:span><text:span text:style-name="T12">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text:span text:style-name="T12">1.</text:span><text:span text:style-name="T12">禾米科技有</text:span><text:span text:style-name="T12">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text:span text:style-name="T12">1.</text:span><text:span text:style-name="T12">禾米科技有</text:span><text:span text:style-name="T12">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text:span text:style-name="T12">1.</text:span><text:span text:style-name="T12">禾米科技有</text:span><text:span text:style-name="T12">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text:span text:style-name="T12">1.</text:span><text:span text:style-name="T12">禾米科技有</text:span><text:span text:style-name="T12">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text:span text:style-name="T12">1.</text:span><text:span text:style-name="T12">禾米科技有</text:span><text:span text:style-name="T12">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text:span text:style-name="T12">1.</text:span><text:span text:style-name="T12">禾米科技有</text:span><text:span text:style-name="T12">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text:span text:style-name="T12">1.</text:span><text:span text:style-name="T12">禾米科技有</text:span><text:span text:style-name="T12">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text:span text:style-name="T12">1.</text:span><text:span text:style-name="T12">禾米科技有</text:span><text:span text:style-name="T12">限公司</text:span></text:p>
            <text:p><text:span text:style-name="T11">2.</text:span><text:span text:style-name="T12">亦訊電腦科技有限公司</text:span></text:p>
            <text:p><text:span text:style-name="T11">3.</text:span><text:span text:style-name="T12">律品企業社</text:span></text:p>
          </table:table-cell>
          <table:table-cell table:number-columns-repeated="1015"/>
        </table:table-row>
        <table:table-row table:style-name="ro58">
          <table:table-cell table:style-name="ce7" office:value-type="string">
            <text:p>呂林小鳯<text:span text:style-name="T10">呂林小鳯呂林小鳯</text:span><text:span text:style-name="T10">呂林小鳯呂林小鳯呂林小鳯</text:span><text:span text:style-name="T10">呂林小鳯呂林小鳯呂林小鳯</text:span><text:span text:style-name="T10">呂林小鳯呂林小鳯</text:span></text:p>
          </table:table-cell>
          <table:table-cell table:style-name="ce23" office:value-type="string">
            <text:p>大勇國小圖書室裝修工程<text:span text:style-name="T10">大</text:span><text:span text:style-name="T10">勇國小圖書室裝修工程大勇</text:span><text:span text:style-name="T10">國小圖書室裝修工程大勇國</text:span><text:span text:style-name="T10">小圖書室裝修工程大勇國小</text:span><text:span text:style-name="T10">圖書室裝修工程大勇國小圖</text:span><text:span text:style-name="T10">書室裝修工程大勇國小圖書</text:span><text:span text:style-name="T10">室裝修工程大勇國小圖書室</text:span><text:span text:style-name="T10">裝修工程大勇國小圖書室裝</text:span><text:span text:style-name="T10">修工程大勇國小圖書室裝修</text:span><text:span text:style-name="T10">工程大勇國小圖書室裝修工</text:span><text:span text:style-name="T10">程</text:span></text:p>
          </table:table-cell>
          <table:table-cell table:style-name="ce30" office:value-type="string">
            <text:p>大勇國小<text:span text:style-name="T10">大勇國小大勇國小</text:span><text:span text:style-name="T10">大勇國小大勇國小大勇國小</text:span><text:span text:style-name="T10">大勇國小大勇國小大勇國小</text:span><text:span text:style-name="T10">大勇國小大勇國小</text:span></text:p>
          </table:table-cell>
          <table:table-cell table:style-name="ce43" office:value-type="string">
            <text:p>無<text:span text:style-name="T7">無無無無無無無無無無</text:span></text:p>
          </table:table-cell>
          <table:table-cell table:style-name="ce49" office:value-type="float" office:value="1320">
            <text:p>1,32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4" office:value-type="string">
            <text:p>大勇國小<text:span text:style-name="T10">大勇國小大勇國小</text:span><text:span text:style-name="T10">大勇國小大勇國小大勇國小</text:span><text:span text:style-name="T10">大勇國小大勇國小大勇國小</text:span><text:span text:style-name="T10">大勇國小大勇國小</text:span></text:p>
          </table:table-cell>
          <table:table-cell table:style-name="ce23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藝成室內裝修設計有限公司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/text:p>
          </table:table-cell>
          <table:table-cell table:number-columns-repeated="1015"/>
        </table:table-row>
        <table:table-row table:style-name="ro63">
          <table:table-cell table:style-name="ce7" office:value-type="string">
            <text:p><text:span text:style-name="T10">魯明哲</text:span></text:p>
            <text:p><text:span text:style-name="T10">彭俊豪</text:span></text:p>
            <text:p><text:span text:style-name="T10">葉明月</text:span></text:p>
            <text:p><text:span text:style-name="T10">黃傅淑香</text:span></text:p>
            <text:p><text:span text:style-name="T10">魯明哲</text:span></text:p>
            <text:p><text:span text:style-name="T10">彭俊豪</text:span></text:p>
            <text:p><text:span text:style-name="T10">葉明月</text:span></text:p>
            <text:p><text:span text:style-name="T10">黃傅淑香</text:span></text:p>
            <text:p><text:span text:style-name="T10">魯明哲</text:span></text:p>
            <text:p><text:span text:style-name="T10">彭俊豪</text:span></text:p>
            <text:p><text:span text:style-name="T10">葉明月</text:span></text:p>
            <text:p><text:span text:style-name="T10">黃傅淑香</text:span></text:p>
            <text:p><text:span text:style-name="T10">魯明哲</text:span></text:p>
            <text:p><text:span text:style-name="T10">彭俊豪</text:span></text:p>
            <text:p><text:span text:style-name="T10">葉明月</text:span></text:p>
            <text:p><text:span text:style-name="T10">黃傅淑香</text:span></text:p>
            <text:p><text:span text:style-name="T10">魯明哲</text:span></text:p>
            <text:p><text:span text:style-name="T10">彭俊豪</text:span></text:p>
            <text:p><text:span text:style-name="T10">葉明月</text:span></text:p>
            <text:p><text:span text:style-name="T10">黃傅淑香</text:span></text:p>
            <text:p><text:span text:style-name="T10">魯明哲</text:span></text:p>
            <text:p><text:span text:style-name="T10">彭俊豪</text:span></text:p>
            <text:p><text:span text:style-name="T10">葉明月</text:span></text:p>
            <text:p><text:span text:style-name="T10">黃傅淑香</text:span></text:p>
            <text:p><text:span text:style-name="T10">魯明哲</text:span></text:p>
            <text:p><text:span text:style-name="T10">彭俊豪</text:span></text:p>
            <text:p><text:span text:style-name="T10">葉明月</text:span></text:p>
            <text:p><text:span text:style-name="T10">黃傅淑香</text:span></text:p>
            <text:p><text:span text:style-name="T10">魯明哲</text:span></text:p>
            <text:p><text:span text:style-name="T10">彭俊豪</text:span></text:p>
            <text:p><text:span text:style-name="T10">葉明月</text:span></text:p>
            <text:p><text:span text:style-name="T10">黃傅淑香</text:span></text:p>
            <text:p><text:span text:style-name="T10">魯明哲</text:span></text:p>
            <text:p><text:span text:style-name="T10">彭俊豪</text:span></text:p>
            <text:p><text:span text:style-name="T10">葉明月</text:span></text:p>
            <text:p><text:span text:style-name="T10">黃傅淑香</text:span></text:p>
            <text:p><text:span text:style-name="T10">魯明哲</text:span></text:p>
            <text:p><text:span text:style-name="T10">彭俊豪</text:span></text:p>
            <text:p><text:span text:style-name="T10">葉明月</text:span></text:p>
            <text:p><text:span text:style-name="T10">黃傅淑香</text:span></text:p>
            <text:p><text:span text:style-name="T10"/></text:p>
          </table:table-cell>
          <table:table-cell table:style-name="ce22" office:value-type="string">
            <text:p><text:span text:style-name="T10">龍興國中</text:span><text:span text:style-name="T11">104</text:span><text:span text:style-name="T12">年度圖書館新建</text:span><text:span text:style-name="T12">工程龍興國中</text:span><text:span text:style-name="T11">104</text:span><text:span text:style-name="T12">年度圖書館</text:span><text:span text:style-name="T12">新建工程龍興國中</text:span><text:span text:style-name="T11">104</text:span><text:span text:style-name="T12">年度圖</text:span><text:span text:style-name="T12">書館新建工程龍興國中</text:span><text:span text:style-name="T11">104</text:span><text:span text:style-name="T12">年</text:span><text:span text:style-name="T12">度圖書館新建工程龍興國中</text:span><text:span text:style-name="T11">104</text:span><text:span text:style-name="T12">年度圖書館新建工程龍興</text:span><text:span text:style-name="T12">國中</text:span><text:span text:style-name="T11">104</text:span><text:span text:style-name="T12">年度圖書館新建工程</text:span><text:span text:style-name="T12">龍興國中</text:span><text:span text:style-name="T11">104</text:span><text:span text:style-name="T12">年度圖書館新建</text:span><text:span text:style-name="T12">工程龍興國中</text:span><text:span text:style-name="T11">104</text:span><text:span text:style-name="T12">年度圖書館</text:span><text:span text:style-name="T12">新建工程龍興國中</text:span><text:span text:style-name="T11">104</text:span><text:span text:style-name="T12">年度圖</text:span><text:span text:style-name="T12">書館新建工程龍興國中</text:span><text:span text:style-name="T11">104</text:span><text:span text:style-name="T12">年</text:span><text:span text:style-name="T12">度圖書館新建工程</text:span></text:p>
          </table:table-cell>
          <table:table-cell table:style-name="ce29" office:value-type="string">
            <text:p>龍興國中<text:span text:style-name="T10">龍興國中龍興國中</text:span><text:span text:style-name="T10">龍興國中龍興國中龍興國中</text:span><text:span text:style-name="T10">龍興國中龍興國中龍興國中</text:span><text:span text:style-name="T10">龍興國中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49" office:value-type="float" office:value="3500">
            <text:p>3,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龍興國中<text:span text:style-name="T10">龍興國中龍興國中</text:span><text:span text:style-name="T10">龍興國中龍興國中龍興國中</text:span><text:span text:style-name="T10">龍興國中龍興國中龍興國中</text:span><text:span text:style-name="T10">龍興國中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text:span text:style-name="T10">辦理中辦理中</text:span></text:p>
          </table:table-cell>
          <table:table-cell table:style-name="ce60"/>
          <table:table-cell table:number-columns-repeated="1015"/>
        </table:table-row>
        <table:table-row table:style-name="ro57">
          <table:table-cell table:style-name="ce9" office:value-type="string">
            <text:p>陳美梅<text:span text:style-name="T10">陳美梅陳美梅陳美梅</text:span><text:span text:style-name="T10">陳美梅陳美梅陳美梅陳美梅</text:span><text:span text:style-name="T10">陳美梅陳美梅</text:span></text:p>
          </table:table-cell>
          <table:table-cell table:style-name="ce22" office:value-type="string">
            <text:p><text:span text:style-name="T10">東門國小第</text:span><text:span text:style-name="T11">2</text:span><text:span text:style-name="T12">閱覽室購置教學</text:span><text:span text:style-name="T12">設備採購東門國小第</text:span><text:span text:style-name="T11">2</text:span><text:span text:style-name="T12">閱覽室</text:span><text:span text:style-name="T12">購置教學設備採購東門國小</text:span><text:span text:style-name="T12">第</text:span><text:span text:style-name="T11">2</text:span><text:span text:style-name="T12">閱覽室購置教學設備採購</text:span><text:span text:style-name="T12">東門國小第</text:span><text:span text:style-name="T11">2</text:span><text:span text:style-name="T12">閱覽室購置教學</text:span><text:span text:style-name="T12">設備採購東門國小第</text:span><text:span text:style-name="T11">2</text:span><text:span text:style-name="T12">閱覽室</text:span><text:span text:style-name="T12">購置教學設備採購東門國小</text:span><text:span text:style-name="T12">第</text:span><text:span text:style-name="T11">2</text:span><text:span text:style-name="T12">閱覽室購置教學設備採購</text:span><text:span text:style-name="T12">東門國小第</text:span><text:span text:style-name="T11">2</text:span><text:span text:style-name="T12">閱覽室購置教學</text:span><text:span text:style-name="T12">設備採購東門國小第</text:span><text:span text:style-name="T11">2</text:span><text:span text:style-name="T12">閱覽室</text:span><text:span text:style-name="T12">購置教學設備採購東門國小</text:span><text:span text:style-name="T12">第</text:span><text:span text:style-name="T11">2</text:span><text:span text:style-name="T12">閱覽室購置教學設備採購</text:span><text:span text:style-name="T12">東門國小第</text:span><text:span text:style-name="T11">2</text:span><text:span text:style-name="T12">閱覽室購置教學</text:span><text:span text:style-name="T12">設備採購</text:span></text:p>
          </table:table-cell>
          <table:table-cell table:style-name="ce29" office:value-type="string">
            <text:p>東門國小<text:span text:style-name="T10">東門國小東門國小</text:span><text:span text:style-name="T10">東門國小東門國小東門國小</text:span><text:span text:style-name="T10">東門國小東門國小東門國小</text:span><text:span text:style-name="T10">東門國小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52" office:value-type="float" office:value="353">
            <text:p><text:s/>353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東門國小<text:span text:style-name="T10">東門國小東門國小</text:span><text:span text:style-name="T10">東門國小東門國小東門國小</text:span><text:span text:style-name="T10">東門國小東門國小東門國小</text:span><text:span text:style-name="T10">東門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text:span text:style-name="T10">辦理中辦理中</text:span></text:p>
          </table:table-cell>
          <table:table-cell table:style-name="ce60"/>
          <table:table-cell table:number-columns-repeated="1015"/>
        </table:table-row>
        <table:table-row table:style-name="ro18">
          <table:table-cell table:style-name="ce9" office:value-type="string">
            <text:p>袁明星<text:span text:style-name="T10">袁明星袁明星袁明星</text:span><text:span text:style-name="T10">袁明星袁明星袁明星袁明星</text:span><text:span text:style-name="T10">袁明星袁明星</text:span></text:p>
          </table:table-cell>
          <table:table-cell table:style-name="ce22" office:value-type="string">
            <text:p>龍岡國中設置多功能運動中心<text:span text:style-name="T10">龍岡國中設置多功能運動</text:span><text:span text:style-name="T10">中心龍岡國中設置多功能運</text:span><text:span text:style-name="T10">動中心龍岡國中設置多功能</text:span><text:span text:style-name="T10">運動中心龍岡國中設置多功</text:span><text:span text:style-name="T10">能運動中心龍岡國中設置多</text:span><text:span text:style-name="T10">功能運動中心龍岡國中設置</text:span><text:span text:style-name="T10">多功能運動中心龍岡國中設</text:span><text:span text:style-name="T10">置多功能運動中心龍岡國中</text:span><text:span text:style-name="T10">設置多功能運動中心龍岡國</text:span><text:span text:style-name="T10">中設置多功能運動中心</text:span></text:p>
          </table:table-cell>
          <table:table-cell table:style-name="ce29" office:value-type="string">
            <text:p>龍岡國中<text:span text:style-name="T10">龍岡國中龍岡國中</text:span><text:span text:style-name="T10">龍岡國中龍岡國中龍岡國中</text:span><text:span text:style-name="T10">龍岡國中龍岡國中龍岡國中</text:span><text:span text:style-name="T10">龍岡國中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龍岡國中<text:span text:style-name="T10">龍岡國中龍岡國中</text:span><text:span text:style-name="T10">龍岡國中龍岡國中龍岡國中</text:span><text:span text:style-name="T10">龍岡國中龍岡國中龍岡國中</text:span><text:span text:style-name="T10">龍岡國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</text:span></text:p>
          </table:table-cell>
          <table:table-cell table:style-name="ce60" office:value-type="string">
            <text:p>科正國際健康事業有限公司<text:span text:style-name="T10">科正國際健康事業有限公司</text:span><text:span text:style-name="T10">科正國際健康事業有限公司</text:span><text:span text:style-name="T10">科正國際健康事業有限公司</text:span><text:span text:style-name="T10">科正國際健康事業有限公司</text:span><text:span text:style-name="T10">科正國際健康事業有限公司</text:span><text:span text:style-name="T10">科正國際健康事業有限公司</text:span><text:span text:style-name="T10">科正國際健康事業有限公司</text:span><text:span text:style-name="T10">科正國際健康事業有限公司</text:span><text:span text:style-name="T10">科正國際健康事業有限公司</text:span></text:p>
          </table:table-cell>
          <table:table-cell table:number-columns-repeated="1015"/>
        </table:table-row>
        <table:table-row table:style-name="ro64">
          <table:table-cell table:style-name="ce9" office:value-type="string">
            <text:p>陳美梅<text:span text:style-name="T10">陳美梅陳美梅陳美梅</text:span><text:span text:style-name="T10">陳美梅陳美梅陳美梅陳美梅</text:span><text:span text:style-name="T10">陳美梅陳美梅</text:span></text:p>
          </table:table-cell>
          <table:table-cell table:style-name="ce22" office:value-type="string">
            <text:p>會稽國小天真與快樂樓通廊鐵架拆除及天花板新做工程<text:span text:style-name="T10">會稽國小天真與快樂樓通廊</text:span><text:span text:style-name="T10">鐵架拆除及天花板新做工程</text:span><text:span text:style-name="T10">會稽國小天真與快樂樓通廊</text:span><text:span text:style-name="T10">鐵架拆除及天花板新做工程</text:span><text:span text:style-name="T10">會稽國小天真與快樂樓通廊</text:span><text:span text:style-name="T10">鐵架拆除及天花板新做工程</text:span><text:span text:style-name="T10">會稽國小天真與快樂樓通廊</text:span><text:span text:style-name="T10">鐵架拆除及天花板新做工程</text:span><text:span text:style-name="T10">會稽國小天真與快樂樓通廊</text:span><text:span text:style-name="T10">鐵架拆除及天花板新做工程</text:span><text:span text:style-name="T10">會稽國小天真與快樂樓通廊</text:span><text:span text:style-name="T10">鐵架拆除及天花板新做工程</text:span><text:span text:style-name="T10">會稽國小天真與快樂樓通廊</text:span><text:span text:style-name="T10">鐵架拆除及天花板新做工程</text:span><text:span text:style-name="T10">會稽國小天真與快樂樓通廊</text:span><text:span text:style-name="T10">鐵架拆除及天花板新做工程</text:span><text:span text:style-name="T10">會稽國小天真與快樂樓通廊</text:span><text:span text:style-name="T10">鐵架拆除及天花板新做工程</text:span></text:p>
          </table:table-cell>
          <table:table-cell table:style-name="ce29" office:value-type="string">
            <text:p>會稽國小<text:span text:style-name="T10">會稽國小會稽國小</text:span><text:span text:style-name="T10">會稽國小會稽國小會稽國小</text:span><text:span text:style-name="T10">會稽國小會稽國小會稽國小</text:span><text:span text:style-name="T10">會稽國小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52" office:value-type="float" office:value="572">
            <text:p><text:s/>572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會稽國小<text:span text:style-name="T10">會稽國小會稽國小</text:span><text:span text:style-name="T10">會稽國小會稽國小會稽國小</text:span><text:span text:style-name="T10">會稽國小會稽國小會稽國小</text:span><text:span text:style-name="T10">會稽國小</text:span></text:p>
          </table:table-cell>
          <table:table-cell table:style-name="ce71" office:value-type="string">
            <text:p>公開取得報價單或企劃書</text:p>
          </table:table-cell>
          <table:table-cell table:style-name="ce60" office:value-type="string">
            <text:p>翰辰室內裝修行<text:span text:style-name="T10">翰辰室內裝</text:span><text:span text:style-name="T10">修行翰辰室內裝修行翰辰室</text:span><text:span text:style-name="T10">內裝修行翰辰室內裝修行翰</text:span><text:span text:style-name="T10">辰室內裝修行翰辰室內裝修</text:span><text:span text:style-name="T10">行翰辰室內裝修行翰辰室內</text:span><text:span text:style-name="T10">裝修行翰辰室內裝修行</text:span></text:p>
          </table:table-cell>
          <table:table-cell table:number-columns-repeated="1015"/>
        </table:table-row>
        <table:table-row table:style-name="ro64">
          <table:table-cell table:style-name="ce9" office:value-type="string">
            <text:p>陳美梅<text:span text:style-name="T10">陳美梅陳美梅陳美梅</text:span><text:span text:style-name="T10">陳美梅陳美梅陳美梅陳美梅</text:span><text:span text:style-name="T10">陳美梅陳美梅</text:span></text:p>
          </table:table-cell>
          <table:table-cell table:style-name="ce22" office:value-type="string">
            <text:p>會稽國小飲水機購置<text:span text:style-name="T10">會稽國</text:span><text:span text:style-name="T10">小飲水機購置會稽國小飲水</text:span><text:span text:style-name="T10">機購置會稽國小飲水機購置</text:span><text:span text:style-name="T10">會稽國小飲水機購置會稽國</text:span><text:span text:style-name="T10">小飲水機購置會稽國小飲水</text:span><text:span text:style-name="T10">機購置會稽國小飲水機購置</text:span><text:span text:style-name="T10">會稽國小飲水機購置會稽國</text:span><text:span text:style-name="T10">小飲水機購置</text:span></text:p>
          </table:table-cell>
          <table:table-cell table:style-name="ce29" office:value-type="string">
            <text:p>會稽國小<text:span text:style-name="T10">會稽國小會稽國小</text:span><text:span text:style-name="T10">會稽國小會稽國小會稽國小</text:span><text:span text:style-name="T10">會稽國小會稽國小會稽國小</text:span><text:span text:style-name="T10">會稽國小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52" office:value-type="float" office:value="99">
            <text:p><text:s/>99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會稽國小<text:span text:style-name="T10">會稽國小會稽國小</text:span><text:span text:style-name="T10">會稽國小會稽國小會稽國小</text:span><text:span text:style-name="T10">會稽國小會稽國小會稽國小</text:span><text:span text:style-name="T10">會稽國小</text:span></text:p>
          </table:table-cell>
          <table:table-cell table:style-name="ce22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</text:span></text:p>
          </table:table-cell>
          <table:table-cell table:style-name="ce60" office:value-type="string">
            <text:p>柏巨企業有限公司<text:span text:style-name="T10">柏巨企業</text:span><text:span text:style-name="T10">有限公司柏巨企業有限公司</text:span><text:span text:style-name="T10">柏巨企業有限公司柏巨企業</text:span><text:span text:style-name="T10">有限公司柏巨企業有限公司</text:span><text:span text:style-name="T10">柏巨企業有限公司柏巨企業</text:span><text:span text:style-name="T10">有限公司柏巨企業有限公司</text:span><text:span text:style-name="T10">柏巨企業有限公司</text:span></text:p>
          </table:table-cell>
          <table:table-cell table:number-columns-repeated="1015"/>
        </table:table-row>
        <table:table-row table:style-name="ro65">
          <table:table-cell table:style-name="ce9" office:value-type="string">
            <text:p>葉明月<text:span text:style-name="T10">葉明月葉明月葉明月</text:span><text:span text:style-name="T10">葉明月葉明月葉明月葉明月</text:span><text:span text:style-name="T10">葉明月葉明月</text:span></text:p>
          </table:table-cell>
          <table:table-cell table:style-name="ce22" office:value-type="string">
            <text:p>內壢國中北大門數位顯示幕設備<text:span text:style-name="T10">內壢國中北大門數位顯</text:span><text:span text:style-name="T10">示幕設備內壢國中北大門數</text:span><text:span text:style-name="T10">位顯示幕設備內壢國中北大</text:span><text:span text:style-name="T10">門數位顯示幕設備內壢國中</text:span><text:span text:style-name="T10">北大門數位顯示幕設備內壢</text:span><text:span text:style-name="T10">國中北大門數位顯示幕設備</text:span><text:span text:style-name="T10">內壢國中北大門數位顯示幕</text:span><text:span text:style-name="T10">設備內壢國中北大門數位顯</text:span><text:span text:style-name="T10">示幕設備內壢國中北大門數</text:span><text:span text:style-name="T10">位顯示幕設備內壢國中北大</text:span><text:span text:style-name="T10">門數位顯示幕設備</text:span></text:p>
          </table:table-cell>
          <table:table-cell table:style-name="ce29" office:value-type="string">
            <text:p>內壢國中<text:span text:style-name="T10">內壢國中內壢國中</text:span><text:span text:style-name="T10">內壢國中內壢國中內壢國中</text:span><text:span text:style-name="T10">內壢國中內壢國中內壢國中</text:span><text:span text:style-name="T10">內壢國中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內壢國中<text:span text:style-name="T10">內壢國中內壢國中</text:span><text:span text:style-name="T10">內壢國中內壢國中內壢國中</text:span><text:span text:style-name="T10">內壢國中內壢國中內壢國中</text:span><text:span text:style-name="T10">內壢國中</text:span></text:p>
          </table:table-cell>
          <table:table-cell table:style-name="ce23" office:value-type="string">
            <text:p>1.<text:span text:style-name="T10">公開取得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/text:p>
          </table:table-cell>
          <table:table-cell table:style-name="ce60" office:value-type="string">
            <text:p>1.<text:span text:style-name="T10">全風國際實業有限公司</text:span></text:p>
            <text:p><text:span text:style-name="T11">2.</text:span><text:span text:style-name="T12">全風國際實業有限公司</text:span><text:span text:style-name="T12">1.</text:span><text:span text:style-name="T12">全風國際實業有限公司</text:span></text:p>
            <text:p><text:span text:style-name="T11">2.</text:span><text:span text:style-name="T12">全風國際實業有限公司</text:span><text:span text:style-name="T12">1.</text:span><text:span text:style-name="T12">全風國際實業有限公司</text:span></text:p>
            <text:p><text:span text:style-name="T11">2.</text:span><text:span text:style-name="T12">全風國際實業有限公司</text:span><text:span text:style-name="T12">1.</text:span><text:span text:style-name="T12">全風國際實業有限公司</text:span></text:p>
            <text:p><text:span text:style-name="T11">2.</text:span><text:span text:style-name="T12">全風國際實業有限公司</text:span><text:span text:style-name="T12">1.</text:span><text:span text:style-name="T12">全風國際實業有限公司</text:span></text:p>
            <text:p><text:span text:style-name="T11">2.</text:span><text:span text:style-name="T12">全風國際實業有限公司</text:span><text:span text:style-name="T12">1.</text:span><text:span text:style-name="T12">全風國際實業有限公司</text:span></text:p>
            <text:p><text:span text:style-name="T11">2.</text:span><text:span text:style-name="T12">全風國際實業有限公司</text:span><text:span text:style-name="T12">1.</text:span><text:span text:style-name="T12">全風國際實業有限公司</text:span></text:p>
            <text:p><text:span text:style-name="T11">2.</text:span><text:span text:style-name="T12">全風國際實業有限公司</text:span><text:span text:style-name="T12">1.</text:span><text:span text:style-name="T12">全風國際實業有限公司</text:span></text:p>
            <text:p><text:span text:style-name="T11">2.</text:span><text:span text:style-name="T12">全風國際實業有限公司</text:span><text:span text:style-name="T12">1.</text:span><text:span text:style-name="T12">全風國際實業有限公司</text:span></text:p>
            <text:p><text:span text:style-name="T11">2.</text:span><text:span text:style-name="T12">全風國際實業有限公司</text:span><text:span text:style-name="T12">1.</text:span><text:span text:style-name="T12">全風國際實業有限公司</text:span></text:p>
            <text:p><text:span text:style-name="T11">2.</text:span><text:span text:style-name="T12">全風國際實業有限公司</text:span></text:p>
          </table:table-cell>
          <table:table-cell table:number-columns-repeated="1015"/>
        </table:table-row>
        <table:table-row table:style-name="ro66">
          <table:table-cell table:style-name="ce9" office:value-type="string">
            <text:p>閻中傑<text:span text:style-name="T10">閻中傑閻中傑閻中傑</text:span><text:span text:style-name="T10">閻中傑閻中傑閻中傑閻中傑</text:span><text:span text:style-name="T10">閻中傑閻中傑</text:span></text:p>
          </table:table-cell>
          <table:table-cell table:style-name="ce22" office:value-type="string">
            <text:p>雙龍國小校園安全步道暨週邊整修工程<text:span text:style-name="T10">雙龍國小校園安</text:span><text:span text:style-name="T10">全步道暨週邊整修工程雙龍</text:span><text:span text:style-name="T10">國小校園安全步道暨週邊整</text:span><text:span text:style-name="T10">修工程雙龍國小校園安全步</text:span><text:span text:style-name="T10">道暨週邊整修工程雙龍國小</text:span><text:span text:style-name="T10">校園安全步道暨週邊整修工</text:span><text:span text:style-name="T10">程雙龍國小校園安全步道暨</text:span><text:span text:style-name="T10">週邊整修工程雙龍國小校園</text:span><text:span text:style-name="T10">安全步道暨週邊整修工程雙</text:span><text:span text:style-name="T10">龍國小校園安全步道暨週邊</text:span><text:span text:style-name="T10">整修工程雙龍國小校園安全</text:span><text:span text:style-name="T10">步道暨週邊整修工程雙龍國</text:span><text:span text:style-name="T10">小校園安全步道暨週邊整修</text:span><text:span text:style-name="T10">工程</text:span></text:p>
          </table:table-cell>
          <table:table-cell table:style-name="ce29" office:value-type="string">
            <text:p>雙龍國小<text:span text:style-name="T10">雙龍國小雙龍國小</text:span><text:span text:style-name="T10">雙龍國小雙龍國小雙龍國小</text:span><text:span text:style-name="T10">雙龍國小雙龍國小雙龍國小</text:span><text:span text:style-name="T10">雙龍國小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52" office:value-type="float" office:value="500">
            <text:p><text:s/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雙龍國小<text:span text:style-name="T10">雙龍國小雙龍國小</text:span><text:span text:style-name="T10">雙龍國小雙龍國小雙龍國小</text:span><text:span text:style-name="T10">雙龍國小雙龍國小雙龍國小</text:span><text:span text:style-name="T10">雙龍國小</text:span></text:p>
          </table:table-cell>
          <table:table-cell table:style-name="ce71" office:value-type="string">
            <text:p>公開取得報價單或企劃書</text:p>
          </table:table-cell>
          <table:table-cell table:style-name="ce60" office:value-type="string">
            <text:p>大侑土木包工業<text:span text:style-name="T10">大侑土木包</text:span><text:span text:style-name="T10">工業大侑土木包工業大侑土</text:span><text:span text:style-name="T10">木包工業大侑土木包工業大</text:span><text:span text:style-name="T10">侑土木包工業大侑土木包工</text:span><text:span text:style-name="T10">業大侑土木包工業大侑土木</text:span><text:span text:style-name="T10">包工業大侑土木包工業</text:span></text:p>
          </table:table-cell>
          <table:table-cell table:number-columns-repeated="1015"/>
        </table:table-row>
        <table:table-row table:style-name="ro67">
          <table:table-cell table:style-name="ce9" office:value-type="string">
            <text:p>蔡永芳<text:span text:style-name="T10">蔡永芳蔡永芳蔡永芳</text:span><text:span text:style-name="T10">蔡永芳蔡永芳蔡永芳蔡永芳</text:span><text:span text:style-name="T10">蔡永芳蔡永芳</text:span></text:p>
          </table:table-cell>
          <table:table-cell table:style-name="ce22" office:value-type="string">
            <text:p>大勇國小南側門遮雨棚整建工程<text:span text:style-name="T10">大勇國小南側門遮雨棚</text:span><text:span text:style-name="T10">整建工程大勇國小南側門遮</text:span><text:span text:style-name="T10">雨棚整建工程大勇國小南側</text:span><text:span text:style-name="T10">門遮雨棚整建工程大勇國小</text:span><text:span text:style-name="T10">南側門遮雨棚整建工程大勇</text:span><text:span text:style-name="T10">國小南側門遮雨棚整建工程</text:span><text:span text:style-name="T10">大勇國小南側門遮雨棚整建</text:span><text:span text:style-name="T10">工程大勇國小南側門遮雨棚</text:span><text:span text:style-name="T10">整建工程大勇國小南側門遮</text:span><text:span text:style-name="T10">雨棚整建工程大勇國小南側</text:span><text:span text:style-name="T10">門遮雨棚整建工程</text:span></text:p>
          </table:table-cell>
          <table:table-cell table:style-name="ce29" office:value-type="string">
            <text:p>大勇國小<text:span text:style-name="T10">大勇國小大勇國小</text:span><text:span text:style-name="T10">大勇國小大勇國小大勇國小</text:span><text:span text:style-name="T10">大勇國小大勇國小大勇國小</text:span><text:span text:style-name="T10">大勇國小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52" office:value-type="float" office:value="941">
            <text:p><text:s/>941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大勇國小<text:span text:style-name="T10">大勇國小大勇國小</text:span><text:span text:style-name="T10">大勇國小大勇國小大勇國小</text:span><text:span text:style-name="T10">大勇國小大勇國小大勇國小</text:span><text:span text:style-name="T10">大勇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<text:span text:style-name="T10">寬功言室內裝修設計工程有</text:span><text:span text:style-name="T10">限公司</text:span><text:span text:style-name="T11"> </text:span><text:span text:style-name="T12">寬功言室內裝修設計</text:span><text:span text:style-name="T12">工程有限公司</text:span><text:span text:style-name="T11"> </text:span><text:span text:style-name="T12">寬功言室內裝</text:span><text:span text:style-name="T12">修設計工程有限公司</text:span><text:span text:style-name="T11"> </text:span><text:span text:style-name="T12">寬功言</text:span><text:span text:style-name="T12">室內裝修設計工程有限公司</text:span><text:span text:style-name="T11"> </text:span><text:span text:style-name="T12">寬功言室內裝修設計工程有</text:span><text:span text:style-name="T12">限公司</text:span><text:span text:style-name="T11"> </text:span><text:span text:style-name="T12">寬功言室內裝修設計</text:span><text:span text:style-name="T12">工程有限公司</text:span><text:span text:style-name="T11"> </text:span><text:span text:style-name="T12">寬功言室內裝</text:span><text:span text:style-name="T12">修設計工程有限公司</text:span><text:span text:style-name="T11"> </text:span><text:span text:style-name="T12">寬功言</text:span><text:span text:style-name="T12">室內裝修設計工程有限公司</text:span><text:span text:style-name="T11"> </text:span><text:span text:style-name="T12">寬功言室內裝修設計工程有</text:span><text:span text:style-name="T12">限公司</text:span><text:span text:style-name="T11"> </text:span><text:span text:style-name="T12">寬功言室內裝修設計</text:span><text:span text:style-name="T12">工程有限公司</text:span><text:span text:style-name="T11"> </text:span></text:p>
          </table:table-cell>
          <table:table-cell table:number-columns-repeated="1015"/>
        </table:table-row>
        <table:table-row table:style-name="ro59">
          <table:table-cell table:style-name="ce9" office:value-type="string">
            <text:p>陳麗莉<text:span text:style-name="T10">陳麗莉陳麗莉陳麗莉</text:span><text:span text:style-name="T10">陳麗莉陳麗莉陳麗莉陳麗莉</text:span><text:span text:style-name="T10">陳麗莉陳麗莉</text:span></text:p>
          </table:table-cell>
          <table:table-cell table:style-name="ce22" office:value-type="string">
            <text:p>頂社國小校園圍牆暨環境美化工程<text:span text:style-name="T10">頂社國小校園圍牆暨</text:span><text:span text:style-name="T10">環境美化工程頂社國小校園</text:span><text:span text:style-name="T10">圍牆暨環境美化工程頂社國</text:span><text:span text:style-name="T10">小校園圍牆暨環境美化工程</text:span><text:span text:style-name="T10">頂社國小校園圍牆暨環境美</text:span><text:span text:style-name="T10">化工程頂社國小校園圍牆暨</text:span><text:span text:style-name="T10">環境美化工程頂社國小校園</text:span><text:span text:style-name="T10">圍牆暨環境美化工程頂社國</text:span><text:span text:style-name="T10">小校園圍牆暨環境美化工程</text:span><text:span text:style-name="T10">頂社國小校園圍牆暨環境美</text:span><text:span text:style-name="T10">化工程頂社國小校園圍牆暨</text:span><text:span text:style-name="T10">環境美化工程</text:span></text:p>
          </table:table-cell>
          <table:table-cell table:style-name="ce29" office:value-type="string">
            <text:p>頂社國小<text:span text:style-name="T10">頂社國小頂社國小</text:span><text:span text:style-name="T10">頂社國小頂社國小頂社國小</text:span><text:span text:style-name="T10">頂社國小頂社國小頂社國小</text:span><text:span text:style-name="T10">頂社國小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52" office:value-type="float" office:value="1300">
            <text:p><text:s/>1,3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頂社國小<text:span text:style-name="T10">頂社國小頂社國小</text:span><text:span text:style-name="T10">頂社國小頂社國小頂社國小</text:span><text:span text:style-name="T10">頂社國小頂社國小頂社國小</text:span><text:span text:style-name="T10">頂社國小</text:span></text:p>
          </table:table-cell>
          <table:table-cell table:style-name="ce70" office:value-type="string">
            <text:p><text:span text:style-name="T10">公開招標</text:span><text:span text:style-name="T11"> </text:span><text:span text:style-name="T12">公開招標</text:span><text:span text:style-name="T11"> </text:span><text:span text:style-name="T12">公開招</text:span><text:span text:style-name="T12">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開</text:span><text:span text:style-name="T12">招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</text:span><text:span text:style-name="T12">開招標</text:span><text:span text:style-name="T11"> </text:span><text:span text:style-name="T12">公開招標</text:span><text:span text:style-name="T11"> </text:span></text:p>
          </table:table-cell>
          <table:table-cell table:style-name="ce60" office:value-type="string">
            <text:p><text:span text:style-name="T10">聖立營造工程有限公司</text:span><text:span text:style-name="T11"> </text:span><text:span text:style-name="T12">聖立</text:span><text:span text:style-name="T12">營造工程有限公司</text:span><text:span text:style-name="T11"> </text:span><text:span text:style-name="T12">聖立營造</text:span><text:span text:style-name="T12">工程有限公司</text:span><text:span text:style-name="T11"> </text:span><text:span text:style-name="T12">聖立營造工程</text:span><text:span text:style-name="T12">有限公司</text:span><text:span text:style-name="T11"> </text:span><text:span text:style-name="T12">聖立營造工程有限</text:span><text:span text:style-name="T12">公司</text:span><text:span text:style-name="T11"> </text:span><text:span text:style-name="T12">聖立營造工程有限公司</text:span><text:span text:style-name="T11"> </text:span><text:span text:style-name="T12">聖立營造工程有限公司</text:span><text:span text:style-name="T11"> </text:span><text:span text:style-name="T12">聖立</text:span><text:span text:style-name="T12">營造工程有限公司</text:span><text:span text:style-name="T11"> </text:span><text:span text:style-name="T12">聖立營造</text:span><text:span text:style-name="T12">工程有限公司</text:span><text:span text:style-name="T11"> </text:span><text:span text:style-name="T12">聖立營造工程</text:span><text:span text:style-name="T12">有限公司</text:span><text:span text:style-name="T11"> </text:span></text:p>
          </table:table-cell>
          <table:table-cell table:number-columns-repeated="1015"/>
        </table:table-row>
        <table:table-row table:style-name="ro68">
          <table:table-cell table:style-name="ce9" office:value-type="string">
            <text:p>舒翠玲<text:span text:style-name="T10">舒翠玲舒翠玲舒翠玲</text:span><text:span text:style-name="T10">舒翠玲舒翠玲舒翠玲舒翠玲</text:span><text:span text:style-name="T10">舒翠玲舒翠玲</text:span></text:p>
          </table:table-cell>
          <table:table-cell table:style-name="ce22" office:value-type="string">
            <text:p><text:span text:style-name="T10">忠貞國小</text:span><text:span text:style-name="T11">104</text:span><text:span text:style-name="T12">年度特教班購置</text:span><text:span text:style-name="T12">超短焦投影機及平板電腦忠</text:span><text:span text:style-name="T12">貞國小</text:span><text:span text:style-name="T11">104</text:span><text:span text:style-name="T12">年度特教班購置超</text:span><text:span text:style-name="T12">短焦投影機及平板電腦忠貞</text:span><text:span text:style-name="T12">國小</text:span><text:span text:style-name="T11">104</text:span><text:span text:style-name="T12">年度特教班購置超短</text:span><text:span text:style-name="T12">焦投影機及平板電腦忠貞國</text:span><text:span text:style-name="T12">小</text:span><text:span text:style-name="T11">104</text:span><text:span text:style-name="T12">年度特教班購置超短焦</text:span><text:span text:style-name="T12">投影機及平板電腦忠貞國小</text:span><text:span text:style-name="T11">104</text:span><text:span text:style-name="T12">年度特教班購置超短焦投</text:span><text:span text:style-name="T12">影機及平板電腦忠貞國小</text:span><text:span text:style-name="T11">104</text:span><text:span text:style-name="T12">年度特教班購置超短焦投影</text:span><text:span text:style-name="T12">機及平板電腦忠貞國小</text:span><text:span text:style-name="T11">104</text:span><text:span text:style-name="T12">年</text:span><text:span text:style-name="T12">度特教班購置超短焦投影機</text:span><text:span text:style-name="T12">及平板電腦忠貞國小</text:span><text:span text:style-name="T11">104</text:span><text:span text:style-name="T12">年度</text:span><text:span text:style-name="T12">特教班購置超短焦投影機及</text:span><text:span text:style-name="T12">平板電腦忠貞國小</text:span><text:span text:style-name="T11">104</text:span><text:span text:style-name="T12">年度特</text:span><text:span text:style-name="T12">教班購置超短焦投影機及平</text:span><text:span text:style-name="T12">板電腦忠貞國小</text:span><text:span text:style-name="T11">104</text:span><text:span text:style-name="T12">年度特教</text:span><text:span text:style-name="T12">班購置超短焦投影機及平板</text:span><text:span text:style-name="T12">電腦</text:span></text:p>
          </table:table-cell>
          <table:table-cell table:style-name="ce29" office:value-type="string">
            <text:p>忠貞國小<text:span text:style-name="T10">忠貞國小忠貞國小</text:span><text:span text:style-name="T10">忠貞國小忠貞國小忠貞國小</text:span><text:span text:style-name="T10">忠貞國小忠貞國小忠貞國小</text:span><text:span text:style-name="T10">忠貞國小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49" office:value-type="float" office:value="174">
            <text:p>174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忠貞國小<text:span text:style-name="T10">忠貞國小忠貞國小</text:span><text:span text:style-name="T10">忠貞國小忠貞國小忠貞國小</text:span><text:span text:style-name="T10">忠貞國小忠貞國小忠貞國小</text:span><text:span text:style-name="T10">忠貞國小</text:span></text:p>
          </table:table-cell>
          <table:table-cell table:style-name="ce22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共同供應契約</text:span></text:p>
          </table:table-cell>
          <table:table-cell table:style-name="ce60" office:value-type="string">
            <text:p>1.<text:span text:style-name="T10">大亞機器有限公司</text:span></text:p>
            <text:p><text:span text:style-name="T11">2.</text:span><text:span text:style-name="T12">振元資訊有限公司</text:span><text:span text:style-name="T12">1.</text:span><text:span text:style-name="T12">大亞</text:span><text:span text:style-name="T12">機器有限公司</text:span></text:p>
            <text:p><text:span text:style-name="T11">2.</text:span><text:span text:style-name="T12">振元資訊有限公司</text:span><text:span text:style-name="T12">1.</text:span><text:span text:style-name="T12">大亞</text:span><text:span text:style-name="T12">機器有限公司</text:span></text:p>
            <text:p><text:span text:style-name="T11">2.</text:span><text:span text:style-name="T12">振元資訊有限公司</text:span><text:span text:style-name="T12">1.</text:span><text:span text:style-name="T12">大亞</text:span><text:span text:style-name="T12">機器有限公司</text:span></text:p>
            <text:p><text:span text:style-name="T11">2.</text:span><text:span text:style-name="T12">振元資訊有限公司</text:span><text:span text:style-name="T12">1.</text:span><text:span text:style-name="T12">大亞</text:span><text:span text:style-name="T12">機器有限公司</text:span></text:p>
            <text:p><text:span text:style-name="T11">2.</text:span><text:span text:style-name="T12">振元資訊有限公司</text:span><text:span text:style-name="T12">1.</text:span><text:span text:style-name="T12">大亞</text:span><text:span text:style-name="T12">機器有限公司</text:span></text:p>
            <text:p><text:span text:style-name="T11">2.</text:span><text:span text:style-name="T12">振元資訊有限公司</text:span><text:span text:style-name="T12">1.</text:span><text:span text:style-name="T12">大亞</text:span><text:span text:style-name="T12">機器有限公司</text:span></text:p>
            <text:p><text:span text:style-name="T11">2.</text:span><text:span text:style-name="T12">振元資訊有限公司</text:span><text:span text:style-name="T12">1.</text:span><text:span text:style-name="T12">大亞</text:span><text:span text:style-name="T12">機器有限公司</text:span></text:p>
            <text:p><text:span text:style-name="T11">2.</text:span><text:span text:style-name="T12">振元資訊有限公司</text:span><text:span text:style-name="T12">1.</text:span><text:span text:style-name="T12">大亞</text:span><text:span text:style-name="T12">機器有限公司</text:span></text:p>
            <text:p><text:span text:style-name="T11">2.</text:span><text:span text:style-name="T12">振元資訊有限公司</text:span><text:span text:style-name="T12">1.</text:span><text:span text:style-name="T12">大亞</text:span><text:span text:style-name="T12">機器有限公司</text:span></text:p>
            <text:p><text:span text:style-name="T11">2.</text:span><text:span text:style-name="T12">振元資訊有限公司</text:span></text:p>
          </table:table-cell>
          <table:table-cell table:number-columns-repeated="1015"/>
        </table:table-row>
        <table:table-row table:style-name="ro64">
          <table:table-cell table:style-name="ce9" office:value-type="string">
            <text:p>劉曾玉春<text:span text:style-name="T10">劉曾玉春劉曾玉春</text:span><text:span text:style-name="T10">劉曾玉春劉曾玉春劉曾玉春</text:span><text:span text:style-name="T10">劉曾玉春劉曾玉春劉曾玉春</text:span><text:span text:style-name="T10">劉曾玉春</text:span></text:p>
          </table:table-cell>
          <table:table-cell table:style-name="ce22" office:value-type="string">
            <text:p>興國國小校園遊戲區改善工程<text:span text:style-name="T10">興國國小校園遊戲區改善</text:span><text:span text:style-name="T10">工程興國國小校園遊戲區改</text:span><text:span text:style-name="T10">善工程興國國小校園遊戲區</text:span><text:span text:style-name="T10">改善工程興國國小校園遊戲</text:span><text:span text:style-name="T10">區改善工程興國國小校園遊</text:span><text:span text:style-name="T10">戲區改善工程興國國小校園</text:span><text:span text:style-name="T10">遊戲區改善工程興國國小校</text:span><text:span text:style-name="T10">園遊戲區改善工程興國國小</text:span><text:span text:style-name="T10">校園遊戲區改善工程興國國</text:span><text:span text:style-name="T10">小校園遊戲區改善工程</text:span></text:p>
          </table:table-cell>
          <table:table-cell table:style-name="ce29" office:value-type="string">
            <text:p>興國國小<text:span text:style-name="T10">興國國小興國國小</text:span><text:span text:style-name="T10">興國國小興國國小興國國小</text:span><text:span text:style-name="T10">興國國小興國國小興國國小</text:span><text:span text:style-name="T10">興國國小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52" office:value-type="float" office:value="1500">
            <text:p><text:s/>1,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興國國小<text:span text:style-name="T10">興國國小興國國小</text:span><text:span text:style-name="T10">興國國小興國國小興國國小</text:span><text:span text:style-name="T10">興國國小興國國小興國國小</text:span><text:span text:style-name="T10">興國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</text:span></text:p>
          </table:table-cell>
          <table:table-cell table:style-name="ce60" office:value-type="string">
            <text:p>泰吉營造有限公司<text:span text:style-name="T10">泰吉營造</text:span><text:span text:style-name="T10">有限公司泰吉營造有限公司</text:span><text:span text:style-name="T10">泰吉營造有限公司泰吉營造</text:span><text:span text:style-name="T10">有限公司泰吉營造有限公司</text:span><text:span text:style-name="T10">泰吉營造有限公司泰吉營造</text:span><text:span text:style-name="T10">有限公司泰吉營造有限公司</text:span><text:span text:style-name="T10">泰吉營造有限公司</text:span></text:p>
          </table:table-cell>
          <table:table-cell table:number-columns-repeated="1015"/>
        </table:table-row>
        <table:table-row table:style-name="ro64">
          <table:table-cell table:style-name="ce9" office:value-type="string">
            <text:p>邱素芬<text:span text:style-name="T10">邱素芬邱素芬邱素芬</text:span><text:span text:style-name="T10">邱素芬邱素芬邱素芬邱素芬</text:span><text:span text:style-name="T10">邱素芬邱素芬</text:span></text:p>
          </table:table-cell>
          <table:table-cell table:style-name="ce22" office:value-type="string">
            <text:p>桃園國中桌球訓練器材改善<text:span text:style-name="T10">桃園國中桌球訓練器材改善</text:span><text:span text:style-name="T10">桃園國中桌球訓練器材改善</text:span><text:span text:style-name="T10">桃園國中桌球訓練器材改善</text:span><text:span text:style-name="T10">桃園國中桌球訓練器材改善</text:span><text:span text:style-name="T10">桃園國中桌球訓練器材改善</text:span><text:span text:style-name="T10">桃園國中桌球訓練器材改善</text:span><text:span text:style-name="T10">桃園國中桌球訓練器材改善</text:span><text:span text:style-name="T10">桃園國中桌球訓練器材改善</text:span><text:span text:style-name="T10">桃園國中桌球訓練器材改善</text:span></text:p>
          </table:table-cell>
          <table:table-cell table:style-name="ce29" office:value-type="string">
            <text:p>桃園國中<text:span text:style-name="T10">桃園國中桃園國中</text:span><text:span text:style-name="T10">桃園國中桃園國中桃園國中</text:span><text:span text:style-name="T10">桃園國中桃園國中桃園國中</text:span><text:span text:style-name="T10">桃園國中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52" office:value-type="float" office:value="336">
            <text:p><text:s/>336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桃園國中<text:span text:style-name="T10">桃園國中桃園國中</text:span><text:span text:style-name="T10">桃園國中桃園國中桃園國中</text:span><text:span text:style-name="T10">桃園國中桃園國中桃園國中</text:span><text:span text:style-name="T10">桃園國中</text:span></text:p>
          </table:table-cell>
          <table:table-cell table:style-name="ce71" office:value-type="string">
            <text:p>公開取得報價單或企劃書</text:p>
          </table:table-cell>
          <table:table-cell table:style-name="ce60" office:value-type="string">
            <text:p>優尼恩有限公司<text:span text:style-name="T10">優尼恩有限</text:span><text:span text:style-name="T10">公司優尼恩有限公司優尼恩</text:span><text:span text:style-name="T10">有限公司優尼恩有限公司優</text:span><text:span text:style-name="T10">尼恩有限公司優尼恩有限公</text:span><text:span text:style-name="T10">司優尼恩有限公司優尼恩有</text:span><text:span text:style-name="T10">限公司優尼恩有限公司</text:span></text:p>
          </table:table-cell>
          <table:table-cell table:number-columns-repeated="1015"/>
        </table:table-row>
        <table:table-row table:style-name="ro67">
          <table:table-cell table:style-name="ce9" office:value-type="string">
            <text:p>王浩宇<text:span text:style-name="T10">王浩宇王浩宇王浩宇</text:span><text:span text:style-name="T10">王浩宇王浩宇王浩宇王浩宇</text:span><text:span text:style-name="T10">王浩宇王浩宇</text:span></text:p>
          </table:table-cell>
          <table:table-cell table:style-name="ce22" office:value-type="string">
            <text:p>忠福國小改善校園設備－行的安全<text:span text:style-name="T10">忠福國小改善校園設</text:span><text:span text:style-name="T10">備－行的安全忠福國小改善</text:span><text:span text:style-name="T10">校園設備－行的安全忠福國</text:span><text:span text:style-name="T10">小改善校園設備－行的安全</text:span><text:span text:style-name="T10">忠福國小改善校園設備－行</text:span><text:span text:style-name="T10">的安全忠福國小改善校園設</text:span><text:span text:style-name="T10">備－行的安全忠福國小改善</text:span><text:span text:style-name="T10">校園設備－行的安全忠福國</text:span><text:span text:style-name="T10">小改善校園設備－行的安全</text:span><text:span text:style-name="T10">忠福國小改善校園設備－行</text:span><text:span text:style-name="T10">的安全忠福國小改善校園設</text:span><text:span text:style-name="T10">備－行的安全</text:span></text:p>
          </table:table-cell>
          <table:table-cell table:style-name="ce29" office:value-type="string">
            <text:p>忠福國小<text:span text:style-name="T10">忠福國小忠福國小</text:span><text:span text:style-name="T10">忠福國小忠福國小忠福國小</text:span><text:span text:style-name="T10">忠福國小忠福國小忠福國小</text:span><text:span text:style-name="T10">忠福國小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49" office:value-type="float" office:value="298">
            <text:p>298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忠福國小<text:span text:style-name="T10">忠福國小忠福國小</text:span><text:span text:style-name="T10">忠福國小忠福國小忠福國小</text:span><text:span text:style-name="T10">忠福國小忠福國小忠福國小</text:span><text:span text:style-name="T10">忠福國小</text:span></text:p>
          </table:table-cell>
          <table:table-cell table:style-name="ce71" office:value-type="string">
            <text:p>公開取得報價單或企劃書</text:p>
          </table:table-cell>
          <table:table-cell table:style-name="ce60" office:value-type="string">
            <text:p>金峰土木包工業<text:span text:style-name="T10">金峰土木包</text:span><text:span text:style-name="T10">工業金峰土木包工業金峰土</text:span><text:span text:style-name="T10">木包工業金峰土木包工業金</text:span><text:span text:style-name="T10">峰土木包工業金峰土木包工</text:span><text:span text:style-name="T10">業金峰土木包工業金峰土木</text:span><text:span text:style-name="T10">包工業金峰土木包工業</text:span></text:p>
          </table:table-cell>
          <table:table-cell table:number-columns-repeated="1015"/>
        </table:table-row>
        <table:table-row table:style-name="ro69">
          <table:table-cell table:style-name="ce9" office:value-type="string">
            <text:p>吳春芳<text:span text:style-name="T10">吳春芳吳春芳吳春芳</text:span><text:span text:style-name="T10">吳春芳吳春芳吳春芳吳春芳</text:span><text:span text:style-name="T10">吳春芳吳春芳</text:span></text:p>
          </table:table-cell>
          <table:table-cell table:style-name="ce22" office:value-type="string">
            <text:p>東興國中領域教學教室設備採購<text:span text:style-name="T10">東興國中領域教學教室</text:span><text:span text:style-name="T10">設備採購東興國中領域教學</text:span><text:span text:style-name="T10">教室設備採購東興國中領域</text:span><text:span text:style-name="T10">教學教室設備採購東興國中</text:span><text:span text:style-name="T10">領域教學教室設備採購東興</text:span><text:span text:style-name="T10">國中領域教學教室設備採購</text:span><text:span text:style-name="T10">東興國中領域教學教室設備</text:span><text:span text:style-name="T10">採購東興國中領域教學教室</text:span><text:span text:style-name="T10">設備採購東興國中領域教學</text:span><text:span text:style-name="T10">教室設備採購東興國中領域</text:span><text:span text:style-name="T10">教學教室設備採購</text:span></text:p>
          </table:table-cell>
          <table:table-cell table:style-name="ce29" office:value-type="string">
            <text:p>東興國中<text:span text:style-name="T10">東興國中東興國中</text:span><text:span text:style-name="T10">東興國中東興國中東興國中</text:span><text:span text:style-name="T10">東興國中東興國中東興國中</text:span><text:span text:style-name="T10">東興國中</text:span></text:p>
          </table:table-cell>
          <table:table-cell table:style-name="ce44" office:value-type="string">
            <text:p>無<text:span text:style-name="T7">無無無無無無無無無</text:span></text:p>
          </table:table-cell>
          <table:table-cell table:style-name="ce52" office:value-type="float" office:value="2900">
            <text:p><text:s/>2,9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東興國中<text:span text:style-name="T10">東興國中東興國中</text:span><text:span text:style-name="T10">東興國中東興國中東興國中</text:span><text:span text:style-name="T10">東興國中東興國中東興國中</text:span><text:span text:style-name="T10">東興國中</text:span></text:p>
          </table:table-cell>
          <table:table-cell table:style-name="ce23" office:value-type="string">
            <text:p>1.<text:span text:style-name="T10">公開取得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/text:p>
          </table:table-cell>
          <table:table-cell table:style-name="ce60" office:value-type="string">
            <text:p>1.<text:span text:style-name="T10">中日股份有限公司</text:span></text:p>
            <text:p><text:span text:style-name="T11">2.</text:span><text:span text:style-name="T12">水知道科技實業有限公司</text:span></text:p>
            <text:p><text:span text:style-name="T11">3.</text:span><text:span text:style-name="T12">宏激實業股份有限公司</text:span></text:p>
            <text:p><text:span text:style-name="T11">4.</text:span><text:span text:style-name="T12">台灣富士全錄股份有限公</text:span><text:span text:style-name="T12">司</text:span><text:span text:style-name="T12">1.</text:span><text:span text:style-name="T12">中日股份有限公司</text:span></text:p>
            <text:p><text:span text:style-name="T11">2.</text:span><text:span text:style-name="T12">水知道科技實業有限公司</text:span></text:p>
            <text:p><text:span text:style-name="T11">3.</text:span><text:span text:style-name="T12">宏激實業股份有限公司</text:span></text:p>
            <text:p><text:span text:style-name="T11">4.</text:span><text:span text:style-name="T12">台灣富士全錄股份有限公</text:span><text:span text:style-name="T12">司</text:span><text:span text:style-name="T12">1.</text:span><text:span text:style-name="T12">中日股份有限公司</text:span></text:p>
            <text:p><text:span text:style-name="T11">2.</text:span><text:span text:style-name="T12">水知道科技實業有限公司</text:span></text:p>
            <text:p><text:span text:style-name="T11">3.</text:span><text:span text:style-name="T12">宏激實業股份有限公司</text:span></text:p>
            <text:p><text:span text:style-name="T11">4.</text:span><text:span text:style-name="T12">台灣富士全錄股份有限公</text:span><text:span text:style-name="T12">司</text:span><text:span text:style-name="T12">1.</text:span><text:span text:style-name="T12">中日股份有限公司</text:span></text:p>
            <text:p><text:span text:style-name="T11">2.</text:span><text:span text:style-name="T12">水知道科技實業有限公司</text:span></text:p>
            <text:p><text:span text:style-name="T11">3.</text:span><text:span text:style-name="T12">宏激實業股份有限公司</text:span></text:p>
            <text:p><text:span text:style-name="T11">4.</text:span><text:span text:style-name="T12">台灣富士全錄股份有限公</text:span><text:span text:style-name="T12">司</text:span><text:span text:style-name="T12">1.</text:span><text:span text:style-name="T12">中日股份有限公司</text:span></text:p>
            <text:p><text:span text:style-name="T11">2.</text:span><text:span text:style-name="T12">水知道科技實業有限公司</text:span></text:p>
            <text:p><text:span text:style-name="T11">3.</text:span><text:span text:style-name="T12">宏激實業股份有限公司</text:span></text:p>
            <text:p><text:span text:style-name="T11">4.</text:span><text:span text:style-name="T12">台灣富士全錄股份有限公</text:span><text:span text:style-name="T12">司</text:span><text:span text:style-name="T12">1.</text:span><text:span text:style-name="T12">中日股份有限公司</text:span></text:p>
            <text:p><text:span text:style-name="T11">2.</text:span><text:span text:style-name="T12">水知道科技實業有限公司</text:span></text:p>
            <text:p><text:span text:style-name="T11">3.</text:span><text:span text:style-name="T12">宏激實業股份有限公司</text:span></text:p>
            <text:p><text:span text:style-name="T11">4.</text:span><text:span text:style-name="T12">台灣富士全錄股份有限公</text:span><text:span text:style-name="T12">司</text:span><text:span text:style-name="T12">1.</text:span><text:span text:style-name="T12">中日股份有限公司</text:span></text:p>
            <text:p><text:span text:style-name="T11">2.</text:span><text:span text:style-name="T12">水知道科技實業有限公司</text:span></text:p>
            <text:p><text:span text:style-name="T11">3.</text:span><text:span text:style-name="T12">宏激實業股份有限公司</text:span></text:p>
            <text:p><text:span text:style-name="T11">4.</text:span><text:span text:style-name="T12">台灣富士全錄股份有限公</text:span><text:span text:style-name="T12">司</text:span><text:span text:style-name="T12">1.</text:span><text:span text:style-name="T12">中日股份有限公司</text:span></text:p>
            <text:p><text:span text:style-name="T11">2.</text:span><text:span text:style-name="T12">水知道科技實業有限公司</text:span></text:p>
            <text:p><text:span text:style-name="T11">3.</text:span><text:span text:style-name="T12">宏激實業股份有限公司</text:span></text:p>
            <text:p><text:span text:style-name="T11">4.</text:span><text:span text:style-name="T12">台灣富士全錄股份有限公</text:span><text:span text:style-name="T12">司</text:span><text:span text:style-name="T12">1.</text:span><text:span text:style-name="T12">中日股份有限公司</text:span></text:p>
            <text:p><text:span text:style-name="T11">2.</text:span><text:span text:style-name="T12">水知道科技實業有限公司</text:span></text:p>
            <text:p><text:span text:style-name="T11">3.</text:span><text:span text:style-name="T12">宏激實業股份有限公司</text:span></text:p>
            <text:p><text:span text:style-name="T11">4.</text:span><text:span text:style-name="T12">台灣富士全錄股份有限公</text:span><text:span text:style-name="T12">司</text:span><text:span text:style-name="T12">1.</text:span><text:span text:style-name="T12">中日股份有限公司</text:span></text:p>
            <text:p><text:span text:style-name="T11">2.</text:span><text:span text:style-name="T12">水知道科技實業有限公司</text:span></text:p>
            <text:p><text:span text:style-name="T11">3.</text:span><text:span text:style-name="T12">宏激實業股份有限公司</text:span></text:p>
            <text:p><text:span text:style-name="T11">4.</text:span><text:span text:style-name="T12">台灣富士全錄股份有限公</text:span><text:span text:style-name="T12">司</text:span></text:p>
          </table:table-cell>
          <table:table-cell table:number-columns-repeated="1015"/>
        </table:table-row>
        <table:table-row table:style-name="ro64">
          <table:table-cell table:style-name="ce7" office:value-type="string">
            <text:p>李柏坊<text:span text:style-name="T10">李柏坊李柏坊李柏坊</text:span><text:span text:style-name="T10">李柏坊李柏坊李柏坊李柏坊</text:span><text:span text:style-name="T10">李柏坊李柏坊</text:span></text:p>
          </table:table-cell>
          <table:table-cell table:style-name="ce23" office:value-type="string">
            <text:p>仁和國小充實資訊教室與改善各項廣播設備<text:span text:style-name="T10">仁和國小充</text:span><text:span text:style-name="T10">實資訊教室與改善各項廣播</text:span><text:span text:style-name="T10">設備仁和國小充實資訊教室</text:span><text:span text:style-name="T10">與改善各項廣播設備仁和國</text:span><text:span text:style-name="T10">小充實資訊教室與改善各項</text:span><text:span text:style-name="T10">廣播設備仁和國小充實資訊</text:span><text:span text:style-name="T10">教室與改善各項廣播設備仁</text:span><text:span text:style-name="T10">和國小充實資訊教室與改善</text:span><text:span text:style-name="T10">各項廣播設備仁和國小充實</text:span><text:span text:style-name="T10">資訊教室與改善各項廣播設</text:span><text:span text:style-name="T10">備仁和國小充實資訊教室與</text:span><text:span text:style-name="T10">改善各項廣播設備仁和國小</text:span><text:span text:style-name="T10">充實資訊教室與改善各項廣</text:span><text:span text:style-name="T10">播設備仁和國小充實資訊教</text:span><text:span text:style-name="T10">室與改善各項廣播設備</text:span></text:p>
          </table:table-cell>
          <table:table-cell table:style-name="ce30" office:value-type="string">
            <text:p>仁和國小<text:span text:style-name="T10">仁和國小仁和國小</text:span><text:span text:style-name="T10">仁和國小仁和國小仁和國小</text:span><text:span text:style-name="T10">仁和國小仁和國小仁和國小</text:span><text:span text:style-name="T10">仁和國小</text:span></text:p>
          </table:table-cell>
          <table:table-cell table:style-name="ce43" office:value-type="string">
            <text:p>無<text:span text:style-name="T7">無無無無無無無無無</text:span></text:p>
          </table:table-cell>
          <table:table-cell table:style-name="ce52" office:value-type="float" office:value="1100">
            <text:p><text:s/>1,1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4" office:value-type="string">
            <text:p>仁和國小<text:span text:style-name="T10">仁和國小仁和國小</text:span><text:span text:style-name="T10">仁和國小仁和國小仁和國小</text:span><text:span text:style-name="T10">仁和國小仁和國小仁和國小</text:span><text:span text:style-name="T10">仁和國小</text:span></text:p>
          </table:table-cell>
          <table:table-cell table:style-name="ce23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text:span text:style-name="T10">公開招標</text:span></text:p>
          </table:table-cell>
          <table:table-cell table:style-name="ce60" office:value-type="string">
            <text:p>瑞音有限公司<text:span text:style-name="T10">瑞音有限公司</text:span><text:span text:style-name="T10">瑞音有限公司瑞音有限公司</text:span><text:span text:style-name="T10">瑞音有限公司瑞音有限公司</text:span><text:span text:style-name="T10">瑞音有限公司瑞音有限公司</text:span><text:span text:style-name="T10">瑞音有限公司瑞音有限公司</text:span></text:p>
          </table:table-cell>
          <table:table-cell table:number-columns-repeated="1015"/>
        </table:table-row>
        <table:table-row table:style-name="ro70">
          <table:table-cell table:style-name="ce7" office:value-type="string">
            <text:p>王浩宇<text:span text:style-name="T10">王浩宇王浩宇王浩宇</text:span><text:span text:style-name="T10">王浩宇王浩宇王浩宇王浩宇</text:span><text:span text:style-name="T10">王浩宇王浩宇</text:span></text:p>
          </table:table-cell>
          <table:table-cell table:style-name="ce23" office:value-type="string">
            <text:p><text:span text:style-name="T10">興仁國小</text:span><text:span text:style-name="T11">104</text:span><text:span text:style-name="T12">年度改善校園環</text:span><text:span text:style-name="T12">境與圖書設備興仁國小</text:span><text:span text:style-name="T11">104</text:span><text:span text:style-name="T12">年</text:span><text:span text:style-name="T12">度改善校園環境與圖書設備</text:span><text:span text:style-name="T12">興仁國小</text:span><text:span text:style-name="T11">104</text:span><text:span text:style-name="T12">年度改善校園環</text:span><text:span text:style-name="T12">境與圖書設備興仁國小</text:span><text:span text:style-name="T11">104</text:span><text:span text:style-name="T12">年</text:span><text:span text:style-name="T12">度改善校園環境與圖書設備</text:span><text:span text:style-name="T12">興仁國小</text:span><text:span text:style-name="T11">104</text:span><text:span text:style-name="T12">年度改善校園環</text:span><text:span text:style-name="T12">境與圖書設備興仁國小</text:span><text:span text:style-name="T11">104</text:span><text:span text:style-name="T12">年</text:span><text:span text:style-name="T12">度改善校園環境與圖書設備</text:span><text:span text:style-name="T12">興仁國小</text:span><text:span text:style-name="T11">104</text:span><text:span text:style-name="T12">年度改善校園環</text:span><text:span text:style-name="T12">境與圖書設備興仁國小</text:span><text:span text:style-name="T11">104</text:span><text:span text:style-name="T12">年</text:span><text:span text:style-name="T12">度改善校園環境與圖書設備</text:span><text:span text:style-name="T12">興仁國小</text:span><text:span text:style-name="T11">104</text:span><text:span text:style-name="T12">年度改善校園環</text:span><text:span text:style-name="T12">境與圖書設備興仁國小</text:span><text:span text:style-name="T11">104</text:span><text:span text:style-name="T12">年</text:span><text:span text:style-name="T12">度改善校園環境與圖書設備</text:span></text:p>
          </table:table-cell>
          <table:table-cell table:style-name="ce30" office:value-type="string">
            <text:p>興仁國小<text:span text:style-name="T10">興仁國小興仁國小</text:span><text:span text:style-name="T10">興仁國小興仁國小興仁國小</text:span><text:span text:style-name="T10">興仁國小興仁國小興仁國小</text:span><text:span text:style-name="T10">興仁國小</text:span></text:p>
          </table:table-cell>
          <table:table-cell table:style-name="ce43" office:value-type="string">
            <text:p>無<text:span text:style-name="T7">無無無無無無無無無</text:span></text:p>
          </table:table-cell>
          <table:table-cell table:style-name="ce49" office:value-type="float" office:value="540">
            <text:p>54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4" office:value-type="string">
            <text:p>興仁國小<text:span text:style-name="T10">興仁國小興仁國小</text:span><text:span text:style-name="T10">興仁國小興仁國小興仁國小</text:span><text:span text:style-name="T10">興仁國小興仁國小興仁國小</text:span><text:span text:style-name="T10">興仁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鑫億土木包工業<text:span text:style-name="T10">鑫億土木包</text:span><text:span text:style-name="T10">工業鑫億土木包工業鑫億土</text:span><text:span text:style-name="T10">木包工業鑫億土木包工業鑫</text:span><text:span text:style-name="T10">億土木包工業鑫億土木包工</text:span><text:span text:style-name="T10">業鑫億土木包工業鑫億土木</text:span><text:span text:style-name="T10">包工業鑫億土木包工業</text:span></text:p>
          </table:table-cell>
          <table:table-cell table:number-columns-repeated="1015"/>
        </table:table-row>
        <table:table-row table:style-name="ro71">
          <table:table-cell table:style-name="ce7" office:value-type="string">
            <text:p><text:span text:style-name="T10">魯明哲</text:span></text:p>
            <text:p><text:span text:style-name="T10">陳</text:span><text:span text:style-name="T11"> <text:s/></text:span><text:span text:style-name="T12">瑛</text:span></text:p>
            <text:p><text:span text:style-name="T12">魯明哲</text:span></text:p>
            <text:p><text:span text:style-name="T12">陳</text:span><text:span text:style-name="T11"> <text:s/></text:span><text:span text:style-name="T12">瑛</text:span></text:p>
            <text:p><text:span text:style-name="T12">魯明哲</text:span></text:p>
            <text:p><text:span text:style-name="T12">陳</text:span><text:span text:style-name="T11"> <text:s/></text:span><text:span text:style-name="T12">瑛</text:span></text:p>
            <text:p><text:span text:style-name="T12">魯明哲</text:span></text:p>
            <text:p><text:span text:style-name="T12">陳</text:span><text:span text:style-name="T11"> <text:s/></text:span><text:span text:style-name="T12">瑛</text:span></text:p>
            <text:p><text:span text:style-name="T12">魯明哲</text:span></text:p>
            <text:p><text:span text:style-name="T12">陳</text:span><text:span text:style-name="T11"> <text:s/></text:span><text:span text:style-name="T12">瑛</text:span></text:p>
            <text:p><text:span text:style-name="T12">魯明哲</text:span></text:p>
            <text:p><text:span text:style-name="T12">陳</text:span><text:span text:style-name="T11"> <text:s/></text:span><text:span text:style-name="T12">瑛</text:span></text:p>
            <text:p><text:span text:style-name="T12">魯明哲</text:span></text:p>
            <text:p><text:span text:style-name="T12">陳</text:span><text:span text:style-name="T11"> <text:s/></text:span><text:span text:style-name="T12">瑛</text:span></text:p>
            <text:p><text:span text:style-name="T12">魯明哲</text:span></text:p>
            <text:p><text:span text:style-name="T12">陳</text:span><text:span text:style-name="T11"> <text:s/></text:span><text:span text:style-name="T12">瑛</text:span></text:p>
            <text:p><text:span text:style-name="T12">魯明哲</text:span></text:p>
            <text:p><text:span text:style-name="T12">陳</text:span><text:span text:style-name="T11"> <text:s/></text:span><text:span text:style-name="T12">瑛</text:span></text:p>
            <text:p><text:span text:style-name="T12"/></text:p>
          </table:table-cell>
          <table:table-cell table:style-name="ce22" office:value-type="string">
            <text:p>八德國小新大樓北側新設遊戲區及雜項整修工程<text:span text:style-name="T10">八德國</text:span><text:span text:style-name="T10">小新大樓北側新設遊戲區及</text:span><text:span text:style-name="T10">雜項整修工程八德國小新大</text:span><text:span text:style-name="T10">樓北側新設遊戲區及雜項整</text:span><text:span text:style-name="T10">修工程八德國小新大樓北側</text:span><text:span text:style-name="T10">新設遊戲區及雜項整修工程</text:span><text:span text:style-name="T10">八德國小新大樓北側新設遊</text:span><text:span text:style-name="T10">戲區及雜項整修工程八德國</text:span><text:span text:style-name="T10">小新大樓北側新設遊戲區及</text:span><text:span text:style-name="T10">雜項整修工程八德國小新大</text:span><text:span text:style-name="T10">樓北側新設遊戲區及雜項整</text:span><text:span text:style-name="T10">修工程八德國小新大樓北側</text:span><text:span text:style-name="T10">新設遊戲區及雜項整修工程</text:span><text:span text:style-name="T10">八德國小新大樓北側新設遊</text:span><text:span text:style-name="T10">戲區及雜項整修工程</text:span></text:p>
          </table:table-cell>
          <table:table-cell table:style-name="ce29" office:value-type="string">
            <text:p>八德國小<text:span text:style-name="T10">八德國小八德國小</text:span><text:span text:style-name="T10">八德國小八德國小八德國小</text:span><text:span text:style-name="T10">八德國小八德國小八德國小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52" office:value-type="float" office:value="1500">
            <text:p><text:s/>1,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八德國小<text:span text:style-name="T10">八德國小八德國小</text:span><text:span text:style-name="T10">八德國小八德國小八德國小</text:span><text:span text:style-name="T10">八德國小八德國小八德國小</text:span></text:p>
          </table:table-cell>
          <table:table-cell table:style-name="ce70" office:value-type="string">
            <text:p><text:span text:style-name="T10">公開招標</text:span><text:span text:style-name="T11"> </text:span><text:span text:style-name="T12">公開招標</text:span><text:span text:style-name="T11"> </text:span><text:span text:style-name="T12">公開招</text:span><text:span text:style-name="T12">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開</text:span><text:span text:style-name="T12">招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</text:span><text:span text:style-name="T12">開招標</text:span><text:span text:style-name="T11"> </text:span></text:p>
          </table:table-cell>
          <table:table-cell table:style-name="ce59" office:value-type="string">
            <text:p><text:span text:style-name="T10">國玳工程有限公司</text:span><text:span text:style-name="T11"> </text:span><text:span text:style-name="T12">國玳工程</text:span><text:span text:style-name="T12">有限公司</text:span><text:span text:style-name="T11"> </text:span><text:span text:style-name="T12">國玳工程有限公司</text:span><text:span text:style-name="T11"> </text:span><text:span text:style-name="T12">國玳工程有限公司</text:span><text:span text:style-name="T11"> </text:span><text:span text:style-name="T12">國玳工程</text:span><text:span text:style-name="T12">有限公司</text:span><text:span text:style-name="T11"> </text:span><text:span text:style-name="T12">國玳工程有限公司</text:span><text:span text:style-name="T11"> </text:span><text:span text:style-name="T12">國玳工程有限公司</text:span><text:span text:style-name="T11"> </text:span><text:span text:style-name="T12">國玳工程</text:span><text:span text:style-name="T12">有限公司</text:span><text:span text:style-name="T11"> </text:span><text:span text:style-name="T12">國玳工程有限公司</text:span><text:span text:style-name="T11"> </text:span></text:p>
          </table:table-cell>
          <table:table-cell table:number-columns-repeated="1015"/>
        </table:table-row>
        <table:table-row table:style-name="ro72">
          <table:table-cell table:style-name="ce7" office:value-type="string">
            <text:p><text:span text:style-name="T10">梁為超</text:span></text:p>
            <text:p><text:span text:style-name="T10">黃敬平</text:span></text:p>
            <text:p><text:span text:style-name="T10">梁為超</text:span></text:p>
            <text:p><text:span text:style-name="T10">黃敬平</text:span></text:p>
            <text:p><text:span text:style-name="T10">梁為超</text:span></text:p>
            <text:p><text:span text:style-name="T10">黃敬平</text:span></text:p>
            <text:p><text:span text:style-name="T10">梁為超</text:span></text:p>
            <text:p><text:span text:style-name="T10">黃敬平</text:span></text:p>
            <text:p><text:span text:style-name="T10">梁為超</text:span></text:p>
            <text:p><text:span text:style-name="T10">黃敬平</text:span></text:p>
            <text:p><text:span text:style-name="T10">梁為超</text:span></text:p>
            <text:p><text:span text:style-name="T10">黃敬平</text:span></text:p>
            <text:p><text:span text:style-name="T10">梁為超</text:span></text:p>
            <text:p><text:span text:style-name="T10">黃敬平</text:span></text:p>
            <text:p><text:span text:style-name="T10">梁為超</text:span></text:p>
            <text:p><text:span text:style-name="T10">黃敬平</text:span></text:p>
            <text:p><text:span text:style-name="T10">梁為超</text:span></text:p>
            <text:p><text:span text:style-name="T10">黃敬平</text:span></text:p>
            <text:p><text:span text:style-name="T10"/></text:p>
          </table:table-cell>
          <table:table-cell table:style-name="ce22" office:value-type="string">
            <text:p>中壢國中更新多媒體語言教室設備<text:span text:style-name="T10">中壢國中更新多媒體</text:span><text:span text:style-name="T10">語言教室設備中壢國中更新</text:span><text:span text:style-name="T10">多媒體語言教室設備中壢國</text:span><text:span text:style-name="T10">中更新多媒體語言教室設備</text:span><text:span text:style-name="T10">中壢國中更新多媒體語言教</text:span><text:span text:style-name="T10">室設備中壢國中更新多媒體</text:span><text:span text:style-name="T10">語言教室設備中壢國中更新</text:span><text:span text:style-name="T10">多媒體語言教室設備中壢國</text:span><text:span text:style-name="T10">中更新多媒體語言教室設備</text:span><text:span text:style-name="T10">中壢國中更新多媒體語言教</text:span><text:span text:style-name="T10">室設備</text:span></text:p>
          </table:table-cell>
          <table:table-cell table:style-name="ce29" office:value-type="string">
            <text:p>中壢國中<text:span text:style-name="T10">中壢國中中壢國中</text:span><text:span text:style-name="T10">中壢國中中壢國中中壢國中</text:span><text:span text:style-name="T10">中壢國中中壢國中中壢國中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49" office:value-type="float" office:value="2000">
            <text:p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中壢國中<text:span text:style-name="T10">中壢國中中壢國中</text:span><text:span text:style-name="T10">中壢國中中壢國中中壢國中</text:span><text:span text:style-name="T10">中壢國中中壢國中中壢國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22" office:value-type="string">
            <text:p>水知道科技實業有限公司<text:span text:style-name="T10">水</text:span><text:span text:style-name="T10">知道科技實業有限公司水知</text:span><text:span text:style-name="T10">道科技實業有限公司水知道</text:span><text:span text:style-name="T10">科技實業有限公司水知道科</text:span><text:span text:style-name="T10">技實業有限公司水知道科技</text:span><text:span text:style-name="T10">實業有限公司水知道科技實</text:span><text:span text:style-name="T10">業有限公司水知道科技實業</text:span><text:span text:style-name="T10">有限公司水知道科技實業有</text:span><text:span text:style-name="T10">限公司</text:span></text:p>
          </table:table-cell>
          <table:table-cell table:number-columns-repeated="1015"/>
        </table:table-row>
        <table:table-row table:style-name="ro57">
          <table:table-cell table:style-name="ce9" office:value-type="string">
            <text:p>閻中傑<text:span text:style-name="T10">閻中傑閻中傑閻中傑</text:span><text:span text:style-name="T10">閻中傑閻中傑閻中傑閻中傑</text:span><text:span text:style-name="T10">閻中傑</text:span></text:p>
          </table:table-cell>
          <table:table-cell table:style-name="ce22" office:value-type="string">
            <text:p>龍星國小後圍牆美化裝修工程<text:span text:style-name="T10">龍星國小後圍牆美化裝修</text:span><text:span text:style-name="T10">工程龍星國小後圍牆美化裝</text:span><text:span text:style-name="T10">修工程龍星國小後圍牆美化</text:span><text:span text:style-name="T10">裝修工程龍星國小後圍牆美</text:span><text:span text:style-name="T10">化裝修工程龍星國小後圍牆</text:span><text:span text:style-name="T10">美化裝修工程龍星國小後圍</text:span><text:span text:style-name="T10">牆美化裝修工程龍星國小後</text:span><text:span text:style-name="T10">圍牆美化裝修工程龍星國小</text:span><text:span text:style-name="T10">後圍牆美化裝修工程</text:span></text:p>
          </table:table-cell>
          <table:table-cell table:style-name="ce29" office:value-type="string">
            <text:p>龍星國小<text:span text:style-name="T10">龍星國小龍星國小</text:span><text:span text:style-name="T10">龍星國小龍星國小龍星國小</text:span><text:span text:style-name="T10">龍星國小龍星國小龍星國小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52" office:value-type="float" office:value="700">
            <text:p><text:s/>7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龍星國小<text:span text:style-name="T10">龍星國小龍星國小</text:span><text:span text:style-name="T10">龍星國小龍星國小龍星國小</text:span><text:span text:style-name="T10">龍星國小龍星國小龍星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59" office:value-type="string">
            <text:p>力生土木包工業<text:span text:style-name="T10">力生土木包</text:span><text:span text:style-name="T10">工業力生土木包工業力生土</text:span><text:span text:style-name="T10">木包工業力生土木包工業力</text:span><text:span text:style-name="T10">生土木包工業力生土木包工</text:span><text:span text:style-name="T10">業力生土木包工業力生土木</text:span><text:span text:style-name="T10">包工業</text:span></text:p>
          </table:table-cell>
          <table:table-cell table:number-columns-repeated="1015"/>
        </table:table-row>
        <table:table-row table:style-name="ro51">
          <table:table-cell table:style-name="ce9" office:value-type="string">
            <text:p>蔡永芳<text:span text:style-name="T10">蔡永芳蔡永芳蔡永芳</text:span><text:span text:style-name="T10">蔡永芳蔡永芳蔡永芳蔡永芳</text:span><text:span text:style-name="T10">蔡永芳</text:span></text:p>
          </table:table-cell>
          <table:table-cell table:style-name="ce22" office:value-type="string">
            <text:p>大成國中班級教室電腦汰換及教學筆電新購案<text:span text:style-name="T10">大成國中</text:span><text:span text:style-name="T10">班級教室電腦汰換及教學筆</text:span><text:span text:style-name="T10">電新購案大成國中班級教室</text:span><text:span text:style-name="T10">電腦汰換及教學筆電新購案</text:span><text:span text:style-name="T10">大成國中班級教室電腦汰換</text:span><text:span text:style-name="T10">及教學筆電新購案大成國中</text:span><text:span text:style-name="T10">班級教室電腦汰換及教學筆</text:span><text:span text:style-name="T10">電新購案大成國中班級教室</text:span><text:span text:style-name="T10">電腦汰換及教學筆電新購案</text:span><text:span text:style-name="T10">大成國中班級教室電腦汰換</text:span><text:span text:style-name="T10">及教學筆電新購案大成國中</text:span><text:span text:style-name="T10">班級教室電腦汰換及教學筆</text:span><text:span text:style-name="T10">電新購案大成國中班級教室</text:span><text:span text:style-name="T10">電腦汰換及教學筆電新購案</text:span></text:p>
          </table:table-cell>
          <table:table-cell table:style-name="ce29" office:value-type="string">
            <text:p>大成國中<text:span text:style-name="T10">大成國中大成國中</text:span><text:span text:style-name="T10">大成國中大成國中大成國中</text:span><text:span text:style-name="T10">大成國中大成國中大成國中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52" office:value-type="float" office:value="3000">
            <text:p><text:s/>3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大成國中<text:span text:style-name="T10">大成國中大成國中</text:span><text:span text:style-name="T10">大成國中大成國中大成國中</text:span><text:span text:style-name="T10">大成國中大成國中大成國中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text:span text:style-name="T10">辦理中</text:span></text:p>
          </table:table-cell>
          <table:table-cell table:style-name="ce60"/>
          <table:table-cell table:number-columns-repeated="1015"/>
        </table:table-row>
        <table:table-row table:style-name="ro71">
          <table:table-cell table:style-name="ce9" office:value-type="string">
            <text:p>李柏坊<text:span text:style-name="T10">李柏坊李柏坊李柏坊</text:span><text:span text:style-name="T10">李柏坊李柏坊李柏坊李柏坊</text:span><text:span text:style-name="T10">李柏坊</text:span></text:p>
          </table:table-cell>
          <table:table-cell table:style-name="ce22" office:value-type="string">
            <text:p><text:span text:style-name="T10">永福國小</text:span><text:span text:style-name="T11">104</text:span><text:span text:style-name="T12">年度視聽教室音</text:span><text:span text:style-name="T12">響廣播設備改善計畫永福國</text:span><text:span text:style-name="T12">小</text:span><text:span text:style-name="T11">104</text:span><text:span text:style-name="T12">年度視聽教室音響廣播</text:span><text:span text:style-name="T12">設備改善計畫永福國小</text:span><text:span text:style-name="T11">104</text:span><text:span text:style-name="T12">年</text:span><text:span text:style-name="T12">度視聽教室音響廣播設備改</text:span><text:span text:style-name="T12">善計畫永福國小</text:span><text:span text:style-name="T11">104</text:span><text:span text:style-name="T12">年度視聽</text:span><text:span text:style-name="T12">教室音響廣播設備改善計畫</text:span><text:span text:style-name="T12">永福國小</text:span><text:span text:style-name="T11">104</text:span><text:span text:style-name="T12">年度視聽教室音</text:span><text:span text:style-name="T12">響廣播設備改善計畫永福國</text:span><text:span text:style-name="T12">小</text:span><text:span text:style-name="T11">104</text:span><text:span text:style-name="T12">年度視聽教室音響廣播</text:span><text:span text:style-name="T12">設備改善計畫永福國小</text:span><text:span text:style-name="T11">104</text:span><text:span text:style-name="T12">年</text:span><text:span text:style-name="T12">度視聽教室音響廣播設備改</text:span><text:span text:style-name="T12">善計畫永福國小</text:span><text:span text:style-name="T11">104</text:span><text:span text:style-name="T12">年度視聽</text:span><text:span text:style-name="T12">教室音響廣播設備改善計畫</text:span><text:span text:style-name="T12">永福國小</text:span><text:span text:style-name="T11">104</text:span><text:span text:style-name="T12">年度視聽教室音</text:span><text:span text:style-name="T12">響廣播設備改善計畫</text:span></text:p>
          </table:table-cell>
          <table:table-cell table:style-name="ce29" office:value-type="string">
            <text:p>永福國小<text:span text:style-name="T10">永福國小永福國小</text:span><text:span text:style-name="T10">永福國小永福國小永福國小</text:span><text:span text:style-name="T10">永福國小永福國小永福國小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52" office:value-type="float" office:value="80">
            <text:p><text:s/>8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永福國小<text:span text:style-name="T10">永福國小永福國小</text:span><text:span text:style-name="T10">永福國小永福國小永福國小</text:span><text:span text:style-name="T10">永福國小永福國小永福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text:span text:style-name="T10">辦理中</text:span></text:p>
          </table:table-cell>
          <table:table-cell table:style-name="ce60"/>
          <table:table-cell table:number-columns-repeated="1015"/>
        </table:table-row>
        <table:table-row table:style-name="ro67">
          <table:table-cell table:style-name="ce9" office:value-type="string">
            <text:p>徐其萬<text:span text:style-name="T10">徐其萬徐其萬徐其萬</text:span><text:span text:style-name="T10">徐其萬徐其萬徐其萬徐其萬</text:span><text:span text:style-name="T10">徐其萬</text:span></text:p>
          </table:table-cell>
          <table:table-cell table:style-name="ce22" office:value-type="string">
            <text:p>大園國中改善管樂團樂器採購計畫<text:span text:style-name="T10">大園國中改善管樂團</text:span><text:span text:style-name="T10">樂器採購計畫大園國中改善</text:span><text:span text:style-name="T10">管樂團樂器採購計畫大園國</text:span><text:span text:style-name="T10">中改善管樂團樂器採購計畫</text:span><text:span text:style-name="T10">大園國中改善管樂團樂器採</text:span><text:span text:style-name="T10">購計畫大園國中改善管樂團</text:span><text:span text:style-name="T10">樂器採購計畫大園國中改善</text:span><text:span text:style-name="T10">管樂團樂器採購計畫大園國</text:span><text:span text:style-name="T10">中改善管樂團樂器採購計畫</text:span><text:span text:style-name="T10">大園國中改善管樂團樂器採</text:span><text:span text:style-name="T10">購計畫</text:span></text:p>
          </table:table-cell>
          <table:table-cell table:style-name="ce29" office:value-type="string">
            <text:p>大園國中<text:span text:style-name="T10">大園國中大園國中</text:span><text:span text:style-name="T10">大園國中大園國中大園國中</text:span><text:span text:style-name="T10">大園國中大園國中大園國中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大園國中<text:span text:style-name="T10">大園國中大園國中</text:span><text:span text:style-name="T10">大園國中大園國中大園國中</text:span><text:span text:style-name="T10">大園國中大園國中大園國中</text:span></text:p>
          </table:table-cell>
          <table:table-cell table:style-name="ce9" office:value-type="string">
            <text:p>公開招標<text:span text:style-name="T10">公開招標公開招標</text:span><text:span text:style-name="T10">公開招標公開招標公開招標</text:span><text:span text:style-name="T10">公開招標公開招標公開招標</text:span></text:p>
          </table:table-cell>
          <table:table-cell table:style-name="ce4" office:value-type="string">
            <text:p>弦樂視界文化事業有限公司<text:span text:style-name="T7">弦樂視界文化事業有限公司</text:span><text:span text:style-name="T7">弦樂視界文化事業有限公司</text:span><text:span text:style-name="T7">弦樂視界文化事業有限公司</text:span><text:span text:style-name="T7">弦樂視界文化事業有限公司</text:span><text:span text:style-name="T7">弦樂視界文化事業有限公司</text:span><text:span text:style-name="T7">弦樂視界文化事業有限公司</text:span><text:span text:style-name="T7">弦樂視界文化事業有限公司</text:span><text:span text:style-name="T7">弦樂視界文化事業有限公司</text:span></text:p>
          </table:table-cell>
          <table:table-cell table:number-columns-repeated="1015"/>
        </table:table-row>
        <table:table-row table:style-name="ro19">
          <table:table-cell table:style-name="ce9" office:value-type="string">
            <text:p>蔡永芳<text:span text:style-name="T10">蔡永芳蔡永芳蔡永芳</text:span><text:span text:style-name="T10">蔡永芳蔡永芳蔡永芳蔡永芳</text:span><text:span text:style-name="T10">蔡永芳</text:span></text:p>
          </table:table-cell>
          <table:table-cell table:style-name="ce22" office:value-type="string">
            <text:p>大勇國小機車停車地坪及防水改善工程<text:span text:style-name="T10">大勇國小機車停</text:span><text:span text:style-name="T10">車地坪及防水改善工程大勇</text:span><text:span text:style-name="T10">國小機車停車地坪及防水改</text:span><text:span text:style-name="T10">善工程大勇國小機車停車地</text:span><text:span text:style-name="T10">坪及防水改善工程大勇國小</text:span><text:span text:style-name="T10">機車停車地坪及防水改善工</text:span><text:span text:style-name="T10">程大勇國小機車停車地坪及</text:span><text:span text:style-name="T10">防水改善工程大勇國小機車</text:span><text:span text:style-name="T10">停車地坪及防水改善工程大</text:span><text:span text:style-name="T10">勇國小機車停車地坪及防水</text:span><text:span text:style-name="T10">改善工程大勇國小機車停車</text:span><text:span text:style-name="T10">地坪及防水改善工程</text:span></text:p>
          </table:table-cell>
          <table:table-cell table:style-name="ce29" office:value-type="string">
            <text:p>大勇國小<text:span text:style-name="T10">大勇國小大勇國小</text:span><text:span text:style-name="T10">大勇國小大勇國小大勇國小</text:span><text:span text:style-name="T10">大勇國小大勇國小大勇國小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52" office:value-type="float" office:value="500">
            <text:p><text:s/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大勇國小<text:span text:style-name="T10">大勇國小大勇國小</text:span><text:span text:style-name="T10">大勇國小大勇國小大勇國小</text:span><text:span text:style-name="T10">大勇國小大勇國小大勇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有興營造有限公司<text:span text:style-name="T10">有興營造</text:span><text:span text:style-name="T10">有限公司有興營造有限公司</text:span><text:span text:style-name="T10">有興營造有限公司有興營造</text:span><text:span text:style-name="T10">有限公司有興營造有限公司</text:span><text:span text:style-name="T10">有興營造有限公司有興營造</text:span><text:span text:style-name="T10">有限公司有興營造有限公司</text:span></text:p>
          </table:table-cell>
          <table:table-cell table:number-columns-repeated="1015"/>
        </table:table-row>
        <table:table-row table:style-name="ro49">
          <table:table-cell table:style-name="ce9" office:value-type="string">
            <text:p>魯明哲<text:span text:style-name="T10">魯明哲魯明哲魯明哲</text:span><text:span text:style-name="T10">魯明哲魯明哲魯明哲魯明哲</text:span><text:span text:style-name="T10">魯明哲</text:span></text:p>
          </table:table-cell>
          <table:table-cell table:style-name="ce22" office:value-type="string">
            <text:p>興國國小改善教學環境設備<text:span text:style-name="T10">興國國小改善教學環境設備</text:span><text:span text:style-name="T10">興國國小改善教學環境設備</text:span><text:span text:style-name="T10">興國國小改善教學環境設備</text:span><text:span text:style-name="T10">興國國小改善教學環境設備</text:span><text:span text:style-name="T10">興國國小改善教學環境設備</text:span><text:span text:style-name="T10">興國國小改善教學環境設備</text:span><text:span text:style-name="T10">興國國小改善教學環境設備</text:span><text:span text:style-name="T10">興國國小改善教學環境設備</text:span></text:p>
          </table:table-cell>
          <table:table-cell table:style-name="ce29" office:value-type="string">
            <text:p>興國國小<text:span text:style-name="T10">興國國小興國國小</text:span><text:span text:style-name="T10">興國國小興國國小興國國小</text:span><text:span text:style-name="T10">興國國小興國國小興國國小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52" office:value-type="float" office:value="500">
            <text:p><text:s/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興國國小<text:span text:style-name="T10">興國國小興國國小</text:span><text:span text:style-name="T10">興國國小興國國小興國國小</text:span><text:span text:style-name="T10">興國國小興國國小興國國小</text:span></text:p>
          </table:table-cell>
          <table:table-cell table:style-name="ce22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共同供應契約</text:span><text:span text:style-name="T10">共同供應契約</text:span></text:p>
          </table:table-cell>
          <table:table-cell table:style-name="ce60" office:value-type="string">
            <text:p>平夌科技有限公司<text:span text:style-name="T10">平夌科技</text:span><text:span text:style-name="T10">有限公司平夌科技有限公司</text:span><text:span text:style-name="T10">平夌科技有限公司平夌科技</text:span><text:span text:style-name="T10">有限公司平夌科技有限公司</text:span><text:span text:style-name="T10">平夌科技有限公司平夌科技</text:span><text:span text:style-name="T10">有限公司平夌科技有限公司</text:span></text:p>
          </table:table-cell>
          <table:table-cell table:number-columns-repeated="1015"/>
        </table:table-row>
        <table:table-row table:style-name="ro71">
          <table:table-cell table:style-name="ce9" office:value-type="string">
            <text:p>王浩宇<text:span text:style-name="T10">王浩宇王浩宇王浩宇</text:span><text:span text:style-name="T10">王浩宇王浩宇王浩宇王浩宇</text:span><text:span text:style-name="T10">王浩宇</text:span></text:p>
          </table:table-cell>
          <table:table-cell table:style-name="ce22" office:value-type="string">
            <text:p>東興國中藝文領域教室設備採購<text:span text:style-name="T10">東興國中藝文領域教室</text:span><text:span text:style-name="T10">設備採購東興國中藝文領域</text:span><text:span text:style-name="T10">教室設備採購東興國中藝文</text:span><text:span text:style-name="T10">領域教室設備採購東興國中</text:span><text:span text:style-name="T10">藝文領域教室設備採購東興</text:span><text:span text:style-name="T10">國中藝文領域教室設備採購</text:span><text:span text:style-name="T10">東興國中藝文領域教室設備</text:span><text:span text:style-name="T10">採購東興國中藝文領域教室</text:span><text:span text:style-name="T10">設備採購東興國中藝文領域</text:span><text:span text:style-name="T10">教室設備採購</text:span></text:p>
          </table:table-cell>
          <table:table-cell table:style-name="ce29" office:value-type="string">
            <text:p>東興國中<text:span text:style-name="T10">東興國中東興國中</text:span><text:span text:style-name="T10">東興國中東興國中東興國中</text:span><text:span text:style-name="T10">東興國中東興國中東興國中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49" office:value-type="float" office:value="600">
            <text:p>6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東興國中<text:span text:style-name="T10">東興國中東興國中</text:span><text:span text:style-name="T10">東興國中東興國中東興國中</text:span><text:span text:style-name="T10">東興國中東興國中東興國中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振發機械有限公司<text:span text:style-name="T10">振發機械</text:span><text:span text:style-name="T10">有限公司振發機械有限公司</text:span><text:span text:style-name="T10">振發機械有限公司振發機械</text:span><text:span text:style-name="T10">有限公司振發機械有限公司</text:span><text:span text:style-name="T10">振發機械有限公司振發機械</text:span><text:span text:style-name="T10">有限公司振發機械有限公司</text:span></text:p>
          </table:table-cell>
          <table:table-cell table:number-columns-repeated="1015"/>
        </table:table-row>
        <table:table-row table:style-name="ro71">
          <table:table-cell table:style-name="ce9" office:value-type="string">
            <text:p>梁為超<text:span text:style-name="T10">梁為超梁為超梁為超</text:span><text:span text:style-name="T10">梁為超梁為超梁為超梁為超</text:span><text:span text:style-name="T10">梁為超</text:span></text:p>
          </table:table-cell>
          <table:table-cell table:style-name="ce22" office:value-type="string">
            <text:p>中壢國小品格閱讀教學計畫採購<text:span text:style-name="T10">中壢國小品格閱讀教學</text:span><text:span text:style-name="T10">計畫採購中壢國小品格閱讀</text:span><text:span text:style-name="T10">教學計畫採購中壢國小品格</text:span><text:span text:style-name="T10">閱讀教學計畫採購中壢國小</text:span><text:span text:style-name="T10">品格閱讀教學計畫採購中壢</text:span><text:span text:style-name="T10">國小品格閱讀教學計畫採購</text:span><text:span text:style-name="T10">中壢國小品格閱讀教學計畫</text:span><text:span text:style-name="T10">採購中壢國小品格閱讀教學</text:span><text:span text:style-name="T10">計畫採購中壢國小品格閱讀</text:span><text:span text:style-name="T10">教學計畫採購</text:span></text:p>
          </table:table-cell>
          <table:table-cell table:style-name="ce29" office:value-type="string">
            <text:p>中壢國小<text:span text:style-name="T10">中壢國小中壢國小</text:span><text:span text:style-name="T10">中壢國小中壢國小中壢國小</text:span><text:span text:style-name="T10">中壢國小中壢國小中壢國小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49" office:value-type="float" office:value="300">
            <text:p>3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中壢國小<text:span text:style-name="T10">中壢國小中壢國小</text:span><text:span text:style-name="T10">中壢國小中壢國小中壢國小</text:span><text:span text:style-name="T10">中壢國小中壢國小中壢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書立得文化事業股份有限公司<text:span text:style-name="T10">書立得文化事業股份有限</text:span><text:span text:style-name="T10">公司書立得文化事業股份有</text:span><text:span text:style-name="T10">限公司書立得文化事業股份</text:span><text:span text:style-name="T10">有限公司書立得文化事業股</text:span><text:span text:style-name="T10">份有限公司書立得文化事業</text:span><text:span text:style-name="T10">股份有限公司書立得文化事</text:span><text:span text:style-name="T10">業股份有限公司書立得文化</text:span><text:span text:style-name="T10">事業股份有限公司書立得文</text:span><text:span text:style-name="T10">化事業股份有限公司</text:span></text:p>
          </table:table-cell>
          <table:table-cell table:number-columns-repeated="1015"/>
        </table:table-row>
        <table:table-row table:style-name="ro13">
          <table:table-cell table:style-name="ce9" office:value-type="string">
            <text:p>陳瑛<text:span text:style-name="T10">陳瑛陳瑛陳瑛陳瑛陳瑛</text:span><text:span text:style-name="T10">陳瑛陳瑛陳瑛</text:span></text:p>
          </table:table-cell>
          <table:table-cell table:style-name="ce22" office:value-type="string">
            <text:p><text:span text:style-name="T10">大園國小校園安全系統改善</text:span><text:span text:style-name="T11">-</text:span><text:span text:style-name="T12">警衛室暨周邊設施改善工程</text:span><text:span text:style-name="T12">大園國小校園安全系統改善</text:span><text:span text:style-name="T11">-</text:span><text:span text:style-name="T12">警衛室暨周邊設施改善工程</text:span><text:span text:style-name="T12">大園國小校園安全系統改善</text:span><text:span text:style-name="T11">-</text:span><text:span text:style-name="T12">警衛室暨周邊設施改善工程</text:span><text:span text:style-name="T12">大園國小校園安全系統改善</text:span><text:span text:style-name="T11">-</text:span><text:span text:style-name="T12">警衛室暨周邊設施改善工程</text:span><text:span text:style-name="T12">大園國小校園安全系統改善</text:span><text:span text:style-name="T11">-</text:span><text:span text:style-name="T12">警衛室暨周邊設施改善工程</text:span><text:span text:style-name="T12">大園國小校園安全系統改善</text:span><text:span text:style-name="T11">-</text:span><text:span text:style-name="T12">警衛室暨周邊設施改善工程</text:span><text:span text:style-name="T12">大園國小校園安全系統改善</text:span><text:span text:style-name="T11">-</text:span><text:span text:style-name="T12">警衛室暨周邊設施改善工程</text:span><text:span text:style-name="T12">大園國小校園安全系統改善</text:span><text:span text:style-name="T11">-</text:span><text:span text:style-name="T12">警衛室暨周邊設施改善工程</text:span><text:span text:style-name="T12">大園國小校園安全系統改善</text:span><text:span text:style-name="T11">-</text:span><text:span text:style-name="T12">警衛室暨周邊設施改善工程</text:span></text:p>
          </table:table-cell>
          <table:table-cell table:style-name="ce29" office:value-type="string">
            <text:p>大園國小<text:span text:style-name="T10">大園國小大園國小</text:span><text:span text:style-name="T10">大園國小大園國小大園國小</text:span><text:span text:style-name="T10">大園國小大園國小大園國小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52" office:value-type="float" office:value="500">
            <text:p><text:s/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大園國小<text:span text:style-name="T10">大園國小大園國小</text:span><text:span text:style-name="T10">大園國小大園國小大園國小</text:span><text:span text:style-name="T10">大園國小大園國小大園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榮鑫機電工程企業有限公司<text:span text:style-name="T10">榮鑫機電工程企業有限公司</text:span><text:span text:style-name="T10">榮鑫機電工程企業有限公司</text:span><text:span text:style-name="T10">榮鑫機電工程企業有限公司</text:span><text:span text:style-name="T10">榮鑫機電工程企業有限公司</text:span><text:span text:style-name="T10">榮鑫機電工程企業有限公司</text:span><text:span text:style-name="T10">榮鑫機電工程企業有限公司</text:span><text:span text:style-name="T10">榮鑫機電工程企業有限公司</text:span><text:span text:style-name="T10">榮鑫機電工程企業有限公司</text:span></text:p>
          </table:table-cell>
          <table:table-cell table:number-columns-repeated="1015"/>
        </table:table-row>
        <table:table-row table:style-name="ro51">
          <table:table-cell table:style-name="ce9" office:value-type="string">
            <text:p>楊進福<text:span text:style-name="T10">楊進福楊進福楊進福</text:span><text:span text:style-name="T10">楊進福楊進福楊進福楊進福</text:span><text:span text:style-name="T10">楊進福</text:span></text:p>
          </table:table-cell>
          <table:table-cell table:style-name="ce22" office:value-type="string">
            <text:p>迴龍國中小充實改善校園冷氣設備<text:span text:style-name="T10">迴龍國中小充實改善</text:span><text:span text:style-name="T10">校園冷氣設備迴龍國中小充</text:span><text:span text:style-name="T10">實改善校園冷氣設備迴龍國</text:span><text:span text:style-name="T10">中小充實改善校園冷氣設備</text:span><text:span text:style-name="T10">迴龍國中小充實改善校園冷</text:span><text:span text:style-name="T10">氣設備迴龍國中小充實改善</text:span><text:span text:style-name="T10">校園冷氣設備迴龍國中小充</text:span><text:span text:style-name="T10">實改善校園冷氣設備迴龍國</text:span><text:span text:style-name="T10">中小充實改善校園冷氣設備</text:span><text:span text:style-name="T10">迴龍國中小充實改善校園冷</text:span><text:span text:style-name="T10">氣設備</text:span></text:p>
          </table:table-cell>
          <table:table-cell table:style-name="ce29" office:value-type="string">
            <text:p>迴龍國中小<text:span text:style-name="T10">迴龍國中小迴龍</text:span><text:span text:style-name="T10">國中小迴龍國中小迴龍國中</text:span><text:span text:style-name="T10">小迴龍國中小迴龍國中小迴</text:span><text:span text:style-name="T10">龍國中小迴龍國中小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52" office:value-type="float" office:value="2000">
            <text:p><text:s/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迴龍國中小<text:span text:style-name="T10">迴龍國中小迴龍</text:span><text:span text:style-name="T10">國中小迴龍國中小迴龍國中</text:span><text:span text:style-name="T10">小迴龍國中小迴龍國中小迴</text:span><text:span text:style-name="T10">龍國中小迴龍國中小</text:span></text:p>
          </table:table-cell>
          <table:table-cell table:style-name="ce23" office:value-type="string">
            <text:p>1.<text:span text:style-name="T10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/text:p>
          </table:table-cell>
          <table:table-cell table:style-name="ce60" office:value-type="string">
            <text:p>淨寶電器行<text:span text:style-name="T10">淨寶電器行淨寶</text:span><text:span text:style-name="T10">電器行淨寶電器行淨寶電器</text:span><text:span text:style-name="T10">行淨寶電器行淨寶電器行淨</text:span><text:span text:style-name="T10">寶電器行淨寶電器行</text:span></text:p>
          </table:table-cell>
          <table:table-cell table:number-columns-repeated="1015"/>
        </table:table-row>
        <table:table-row table:style-name="ro69">
          <table:table-cell table:style-name="ce9" office:value-type="string">
            <text:p>王浩宇<text:span text:style-name="T10">王浩宇王浩宇王浩宇</text:span><text:span text:style-name="T10">王浩宇王浩宇王浩宇王浩宇</text:span><text:span text:style-name="T10">王浩宇</text:span></text:p>
          </table:table-cell>
          <table:table-cell table:style-name="ce22" office:value-type="string">
            <text:p>中壢國小改善教學環境設備採購<text:span text:style-name="T10">中壢國小改善教學環境</text:span><text:span text:style-name="T10">設備採購中壢國小改善教學</text:span><text:span text:style-name="T10">環境設備採購中壢國小改善</text:span><text:span text:style-name="T10">教學環境設備採購中壢國小</text:span><text:span text:style-name="T10">改善教學環境設備採購中壢</text:span><text:span text:style-name="T10">國小改善教學環境設備採購</text:span><text:span text:style-name="T10">中壢國小改善教學環境設備</text:span><text:span text:style-name="T10">採購中壢國小改善教學環境</text:span><text:span text:style-name="T10">設備採購中壢國小改善教學</text:span><text:span text:style-name="T10">環境設備採購</text:span></text:p>
          </table:table-cell>
          <table:table-cell table:style-name="ce29" office:value-type="string">
            <text:p>中壢國小<text:span text:style-name="T10">中壢國小中壢國小</text:span><text:span text:style-name="T10">中壢國小中壢國小中壢國小</text:span><text:span text:style-name="T10">中壢國小中壢國小中壢國小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49" office:value-type="float" office:value="600">
            <text:p>6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中壢國小<text:span text:style-name="T10">中壢國小中壢國小</text:span><text:span text:style-name="T10">中壢國小中壢國小中壢國小</text:span><text:span text:style-name="T10">中壢國小中壢國小中壢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宏發展業有限公司<text:span text:style-name="T10">宏發展業</text:span><text:span text:style-name="T10">有限公司宏發展業有限公司</text:span><text:span text:style-name="T10">宏發展業有限公司宏發展業</text:span><text:span text:style-name="T10">有限公司宏發展業有限公司</text:span><text:span text:style-name="T10">宏發展業有限公司宏發展業</text:span><text:span text:style-name="T10">有限公司宏發展業有限公司</text:span></text:p>
          </table:table-cell>
          <table:table-cell table:number-columns-repeated="1015"/>
        </table:table-row>
        <table:table-row table:style-name="ro71">
          <table:table-cell table:style-name="ce9" office:value-type="string">
            <text:p>閻中傑<text:span text:style-name="T10">閻中傑閻中傑閻中傑</text:span><text:span text:style-name="T10">閻中傑閻中傑閻中傑閻中傑</text:span><text:span text:style-name="T10">閻中傑</text:span></text:p>
          </table:table-cell>
          <table:table-cell table:style-name="ce22" office:value-type="string">
            <text:p>龍源國小至美樓校舍外牆及老舊圍牆油漆與龍池清淤整修工程<text:span text:style-name="T10">龍源國小至美樓校舍</text:span><text:span text:style-name="T10">外牆及老舊圍牆油漆與龍池</text:span><text:span text:style-name="T10">清淤整修工程龍源國小至美</text:span><text:span text:style-name="T10">樓校舍外牆及老舊圍牆油漆</text:span><text:span text:style-name="T10">與龍池清淤整修工程龍源國</text:span><text:span text:style-name="T10">小至美樓校舍外牆及老舊圍</text:span><text:span text:style-name="T10">牆油漆與龍池清淤整修工程</text:span><text:span text:style-name="T10">龍源國小至美樓校舍外牆及</text:span><text:span text:style-name="T10">老舊圍牆油漆與龍池清淤整</text:span><text:span text:style-name="T10">修工程龍源國小至美樓校舍</text:span><text:span text:style-name="T10">外牆及老舊圍牆油漆與龍池</text:span><text:span text:style-name="T10">清淤整修工程龍源國小至美</text:span><text:span text:style-name="T10">樓校舍外牆及老舊圍牆油漆</text:span><text:span text:style-name="T10">與龍池清淤整修工程龍源國</text:span><text:span text:style-name="T10">小至美樓校舍外牆及老舊圍</text:span><text:span text:style-name="T10">牆油漆與龍池清淤整修工程</text:span><text:span text:style-name="T10">龍源國小至美樓校舍外牆及</text:span><text:span text:style-name="T10">老舊圍牆油漆與龍池清淤整</text:span><text:span text:style-name="T10">修工程</text:span></text:p>
          </table:table-cell>
          <table:table-cell table:style-name="ce29" office:value-type="string">
            <text:p>龍源國小<text:span text:style-name="T10">龍源國小龍源國小</text:span><text:span text:style-name="T10">龍源國小龍源國小龍源國小</text:span><text:span text:style-name="T10">龍源國小龍源國小龍源國小</text:span></text:p>
          </table:table-cell>
          <table:table-cell table:style-name="ce44" office:value-type="string">
            <text:p>無<text:span text:style-name="T7">無無無無無無無無</text:span></text:p>
          </table:table-cell>
          <table:table-cell table:style-name="ce52" office:value-type="float" office:value="90">
            <text:p><text:s/>9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龍源國小<text:span text:style-name="T10">龍源國小龍源國小</text:span><text:span text:style-name="T10">龍源國小龍源國小龍源國小</text:span><text:span text:style-name="T10">龍源國小龍源國小龍源國小</text:span></text:p>
          </table:table-cell>
          <table:table-cell table:style-name="ce22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小額採購逕洽廠商</text:span></text:p>
          </table:table-cell>
          <table:table-cell table:style-name="ce60" office:value-type="string">
            <text:p>大翔油漆工程<text:span text:style-name="T10">大翔油漆工程</text:span><text:span text:style-name="T10">大翔油漆工程大翔油漆工程</text:span><text:span text:style-name="T10">大翔油漆工程大翔油漆工程</text:span><text:span text:style-name="T10">大翔油漆工程大翔油漆工程</text:span><text:span text:style-name="T10">大翔油漆工程</text:span></text:p>
          </table:table-cell>
          <table:table-cell table:number-columns-repeated="1015"/>
        </table:table-row>
        <table:table-row table:style-name="ro57">
          <table:table-cell table:style-name="ce7" office:value-type="string">
            <text:p>呂林小鳯<text:span text:style-name="T10">呂林小鳯呂林小鳯</text:span><text:span text:style-name="T10">呂林小鳯呂林小鳯呂林小鳯</text:span><text:span text:style-name="T10">呂林小鳯呂林小鳯呂林小鳯</text:span></text:p>
          </table:table-cell>
          <table:table-cell table:style-name="ce23" office:value-type="string">
            <text:p><text:span text:style-name="T10">大勇國小體育場</text:span><text:span text:style-name="T11">(</text:span><text:span text:style-name="T12">棒球、田徑</text:span><text:span text:style-name="T11">)</text:span><text:span text:style-name="T12">設施設備採購大勇國小體育</text:span><text:span text:style-name="T12">場</text:span><text:span text:style-name="T11">(</text:span><text:span text:style-name="T12">棒球、田徑</text:span><text:span text:style-name="T11">)</text:span><text:span text:style-name="T12">設施設備採</text:span><text:span text:style-name="T12">購大勇國小體育場</text:span><text:span text:style-name="T11">(</text:span><text:span text:style-name="T12">棒球、田</text:span><text:span text:style-name="T12">徑</text:span><text:span text:style-name="T11">)</text:span><text:span text:style-name="T12">設施設備採購大勇國小體</text:span><text:span text:style-name="T12">育場</text:span><text:span text:style-name="T11">(</text:span><text:span text:style-name="T12">棒球、田徑</text:span><text:span text:style-name="T11">)</text:span><text:span text:style-name="T12">設施設備</text:span><text:span text:style-name="T12">採購大勇國小體育場</text:span><text:span text:style-name="T11">(</text:span><text:span text:style-name="T12">棒球、</text:span><text:span text:style-name="T12">田徑</text:span><text:span text:style-name="T11">)</text:span><text:span text:style-name="T12">設施設備採購大勇國小</text:span><text:span text:style-name="T12">體育場</text:span><text:span text:style-name="T11">(</text:span><text:span text:style-name="T12">棒球、田徑</text:span><text:span text:style-name="T11">)</text:span><text:span text:style-name="T12">設施設</text:span><text:span text:style-name="T12">備採購大勇國小體育場</text:span><text:span text:style-name="T11">(</text:span><text:span text:style-name="T12">棒球</text:span><text:span text:style-name="T12">、田徑</text:span><text:span text:style-name="T11">)</text:span><text:span text:style-name="T12">設施設備採購大勇國</text:span><text:span text:style-name="T12">小體育場</text:span><text:span text:style-name="T11">(</text:span><text:span text:style-name="T12">棒球、田徑</text:span><text:span text:style-name="T11">)</text:span><text:span text:style-name="T12">設施</text:span><text:span text:style-name="T12">設備採購大勇國小體育場</text:span><text:span text:style-name="T11">(</text:span><text:span text:style-name="T12">棒</text:span><text:span text:style-name="T12">球、田徑</text:span><text:span text:style-name="T11">)</text:span><text:span text:style-name="T12">設施設備採購</text:span></text:p>
          </table:table-cell>
          <table:table-cell table:style-name="ce30" office:value-type="string">
            <text:p>大勇國小<text:span text:style-name="T10">大勇國小大勇國小</text:span><text:span text:style-name="T10">大勇國小大勇國小大勇國小</text:span><text:span text:style-name="T10">大勇國小大勇國小大勇國小</text:span></text:p>
          </table:table-cell>
          <table:table-cell table:style-name="ce43" office:value-type="string">
            <text:p>無<text:span text:style-name="T7">無無無無無無無無</text:span></text:p>
          </table:table-cell>
          <table:table-cell table:style-name="ce49" office:value-type="float" office:value="195">
            <text:p>195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4" office:value-type="string">
            <text:p>大勇國小<text:span text:style-name="T10">大勇國小大勇國小</text:span><text:span text:style-name="T10">大勇國小大勇國小大勇國小</text:span><text:span text:style-name="T10">大勇國小大勇國小大勇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1.<text:span text:style-name="T10">大益農機行</text:span></text:p>
            <text:p><text:span text:style-name="T11">2.</text:span><text:span text:style-name="T12">聯勝鐵工廠</text:span><text:span text:style-name="T12">1.</text:span><text:span text:style-name="T12">大益農機行</text:span></text:p>
            <text:p><text:span text:style-name="T11">2.</text:span><text:span text:style-name="T12">聯勝鐵工廠</text:span><text:span text:style-name="T12">1.</text:span><text:span text:style-name="T12">大益農機行</text:span></text:p>
            <text:p><text:span text:style-name="T11">2.</text:span><text:span text:style-name="T12">聯勝鐵工廠</text:span><text:span text:style-name="T12">1.</text:span><text:span text:style-name="T12">大益農機行</text:span></text:p>
            <text:p><text:span text:style-name="T11">2.</text:span><text:span text:style-name="T12">聯勝鐵工廠</text:span><text:span text:style-name="T12">1.</text:span><text:span text:style-name="T12">大益農機行</text:span></text:p>
            <text:p><text:span text:style-name="T11">2.</text:span><text:span text:style-name="T12">聯勝鐵工廠</text:span><text:span text:style-name="T12">1.</text:span><text:span text:style-name="T12">大益農機行</text:span></text:p>
            <text:p><text:span text:style-name="T11">2.</text:span><text:span text:style-name="T12">聯勝鐵工廠</text:span><text:span text:style-name="T12">1.</text:span><text:span text:style-name="T12">大益農機行</text:span></text:p>
            <text:p><text:span text:style-name="T11">2.</text:span><text:span text:style-name="T12">聯勝鐵工廠</text:span><text:span text:style-name="T12">1.</text:span><text:span text:style-name="T12">大益農機行</text:span></text:p>
            <text:p><text:span text:style-name="T11">2.</text:span><text:span text:style-name="T12">聯勝鐵工廠</text:span><text:span text:style-name="T12">1.</text:span><text:span text:style-name="T12">大益農機行</text:span></text:p>
            <text:p><text:span text:style-name="T11">2.</text:span><text:span text:style-name="T12">聯勝鐵工廠</text:span></text:p>
          </table:table-cell>
          <table:table-cell table:number-columns-repeated="1015"/>
        </table:table-row>
        <table:table-row table:style-name="ro63">
          <table:table-cell table:style-name="ce7" office:value-type="string">
            <text:p><text:span text:style-name="T10">魯明哲</text:span></text:p>
            <text:p><text:span text:style-name="T10">葉明月</text:span></text:p>
            <text:p><text:span text:style-name="T10">魯明哲</text:span></text:p>
            <text:p><text:span text:style-name="T10">葉明月</text:span></text:p>
            <text:p><text:span text:style-name="T10">魯明哲</text:span></text:p>
            <text:p><text:span text:style-name="T10">葉明月</text:span></text:p>
            <text:p><text:span text:style-name="T10">魯明哲</text:span></text:p>
            <text:p><text:span text:style-name="T10">葉明月</text:span></text:p>
            <text:p><text:span text:style-name="T10">魯明哲</text:span></text:p>
            <text:p><text:span text:style-name="T10">葉明月</text:span></text:p>
            <text:p><text:span text:style-name="T10">魯明哲</text:span></text:p>
            <text:p><text:span text:style-name="T10">葉明月</text:span></text:p>
            <text:p><text:span text:style-name="T10">魯明哲</text:span></text:p>
            <text:p><text:span text:style-name="T10">葉明月</text:span></text:p>
            <text:p><text:span text:style-name="T10">魯明哲</text:span></text:p>
            <text:p><text:span text:style-name="T10">葉明月</text:span></text:p>
            <text:p><text:span text:style-name="T10">魯明哲</text:span></text:p>
            <text:p><text:span text:style-name="T10">葉明月</text:span></text:p>
            <text:p><text:span text:style-name="T10"/></text:p>
          </table:table-cell>
          <table:table-cell table:style-name="ce23" office:value-type="string">
            <text:p>自強國中仁愛樓廁所整修工程<text:span text:style-name="T10">自強國中仁愛樓廁所整修</text:span><text:span text:style-name="T10">工程自強國中仁愛樓廁所整</text:span><text:span text:style-name="T10">修工程自強國中仁愛樓廁所</text:span><text:span text:style-name="T10">整修工程自強國中仁愛樓廁</text:span><text:span text:style-name="T10">所整修工程自強國中仁愛樓</text:span><text:span text:style-name="T10">廁所整修工程自強國中仁愛</text:span><text:span text:style-name="T10">樓廁所整修工程自強國中仁</text:span><text:span text:style-name="T10">愛樓廁所整修工程自強國中</text:span><text:span text:style-name="T10">仁愛樓廁所整修工程</text:span></text:p>
          </table:table-cell>
          <table:table-cell table:style-name="ce30" office:value-type="string">
            <text:p>自強國中<text:span text:style-name="T10">自強國中自強國中</text:span><text:span text:style-name="T10">自強國中自強國中自強國中</text:span><text:span text:style-name="T10">自強國中自強國中自強國中</text:span></text:p>
          </table:table-cell>
          <table:table-cell table:style-name="ce43" office:value-type="string">
            <text:p>無<text:span text:style-name="T7">無無無無無無無無</text:span></text:p>
          </table:table-cell>
          <table:table-cell table:style-name="ce49" office:value-type="float" office:value="1200">
            <text:p>1,2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4" office:value-type="string">
            <text:p>自強國中<text:span text:style-name="T10">自強國中自強國中</text:span><text:span text:style-name="T10">自強國中自強國中自強國中</text:span><text:span text:style-name="T10">自強國中自強國中自強國中</text:span></text:p>
          </table:table-cell>
          <table:table-cell table:style-name="ce23" office:value-type="string">
            <text:p>辦理中<text:span text:style-name="T10">辦理中辦理中辦理中</text:span><text:span text:style-name="T10">辦理中辦理中辦理中辦理中</text:span><text:span text:style-name="T10">辦理中</text:span></text:p>
          </table:table-cell>
          <table:table-cell table:style-name="ce60"/>
          <table:table-cell table:number-columns-repeated="1015"/>
        </table:table-row>
        <table:table-row table:style-name="ro73">
          <table:table-cell table:style-name="ce9" office:value-type="string">
            <text:p>袁明星<text:span text:style-name="T10">袁明星袁明星袁明星</text:span><text:span text:style-name="T10">袁明星袁明星袁明星袁明星</text:span></text:p>
          </table:table-cell>
          <table:table-cell table:style-name="ce22" office:value-type="string">
            <text:p><text:span text:style-name="T10">中原國小</text:span><text:span text:style-name="T11">104</text:span><text:span text:style-name="T12">年度各間教室通</text:span><text:span text:style-name="T12">話系統設備採購計畫中原國</text:span><text:span text:style-name="T12">小</text:span><text:span text:style-name="T11">104</text:span><text:span text:style-name="T12">年度各間教室通話系統</text:span><text:span text:style-name="T12">設備採購計畫中原國小</text:span><text:span text:style-name="T11">104</text:span><text:span text:style-name="T12">年</text:span><text:span text:style-name="T12">度各間教室通話系統設備採</text:span><text:span text:style-name="T12">購計畫中原國小</text:span><text:span text:style-name="T11">104</text:span><text:span text:style-name="T12">年度各間</text:span><text:span text:style-name="T12">教室通話系統設備採購計畫</text:span><text:span text:style-name="T12">中原國小</text:span><text:span text:style-name="T11">104</text:span><text:span text:style-name="T12">年度各間教室通</text:span><text:span text:style-name="T12">話系統設備採購計畫中原國</text:span><text:span text:style-name="T12">小</text:span><text:span text:style-name="T11">104</text:span><text:span text:style-name="T12">年度各間教室通話系統</text:span><text:span text:style-name="T12">設備採購計畫中原國小</text:span><text:span text:style-name="T11">104</text:span><text:span text:style-name="T12">年</text:span><text:span text:style-name="T12">度各間教室通話系統設備採</text:span><text:span text:style-name="T12">購計畫中原國小</text:span><text:span text:style-name="T11">104</text:span><text:span text:style-name="T12">年度各間</text:span><text:span text:style-name="T12">教室通話系統設備採購計畫</text:span></text:p>
          </table:table-cell>
          <table:table-cell table:style-name="ce29" office:value-type="string">
            <text:p>中原國小<text:span text:style-name="T10">中原國小中原國小</text:span><text:span text:style-name="T10">中原國小中原國小中原國小</text:span><text:span text:style-name="T10">中原國小中原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49" office:value-type="float" office:value="1000">
            <text:p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中原國小<text:span text:style-name="T10">中原國小中原國小</text:span><text:span text:style-name="T10">中原國小中原國小中原國小</text:span><text:span text:style-name="T10">中原國小中原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</text:span></text:p>
          </table:table-cell>
          <table:table-cell table:style-name="ce59" office:value-type="string">
            <text:p>安立達股份有限公司<text:span text:style-name="T10">安立達</text:span><text:span text:style-name="T10">股份有限公司安立達股份有</text:span><text:span text:style-name="T10">限公司安立達股份有限公司</text:span><text:span text:style-name="T10">安立達股份有限公司安立達</text:span><text:span text:style-name="T10">股份有限公司安立達股份有</text:span><text:span text:style-name="T10">限公司安立達股份有限公司</text:span></text:p>
          </table:table-cell>
          <table:table-cell table:number-columns-repeated="1015"/>
        </table:table-row>
        <table:table-row table:style-name="ro74">
          <table:table-cell table:style-name="ce9" office:value-type="string">
            <text:p>閻中傑<text:span text:style-name="T10">閻中傑閻中傑閻中傑</text:span><text:span text:style-name="T10">閻中傑閻中傑閻中傑閻中傑</text:span></text:p>
          </table:table-cell>
          <table:table-cell table:style-name="ce22" office:value-type="string">
            <text:p>龍源國小科室牌改善工程<text:span text:style-name="T10">龍</text:span><text:span text:style-name="T10">源國小科室牌改善工程龍源</text:span><text:span text:style-name="T10">國小科室牌改善工程龍源國</text:span><text:span text:style-name="T10">小科室牌改善工程龍源國小</text:span><text:span text:style-name="T10">科室牌改善工程龍源國小科</text:span><text:span text:style-name="T10">室牌改善工程龍源國小科室</text:span><text:span text:style-name="T10">牌改善工程龍源國小科室牌</text:span><text:span text:style-name="T10">改善工程</text:span></text:p>
          </table:table-cell>
          <table:table-cell table:style-name="ce29" office:value-type="string">
            <text:p>龍源國小<text:span text:style-name="T10">龍源國小龍源國小</text:span><text:span text:style-name="T10">龍源國小龍源國小龍源國小</text:span><text:span text:style-name="T10">龍源國小龍源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52" office:value-type="float" office:value="90">
            <text:p><text:s/>9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桃</text:span><text:span text:style-name="T12">園市政府地方教育發展基金</text:span><text:span text:style-name="T11">-</text:span><text:span text:style-name="T12">教育局分基金</text:span><text:span text:style-name="T11">-</text:span><text:span text:style-name="T12">一般行政管理</text:span><text:span text:style-name="T12">計畫桃園市政府地方教育發</text:span><text:span text:style-name="T12">展基金</text:span><text:span text:style-name="T11">-</text:span><text:span text:style-name="T12">教育局分基金</text:span><text:span text:style-name="T11">-</text:span><text:span text:style-name="T12">一般</text:span><text:span text:style-name="T12">行政管理計畫桃園市政府地</text:span><text:span text:style-name="T12">方教育發展基金</text:span><text:span text:style-name="T11">-</text:span><text:span text:style-name="T12">教育局分基</text:span><text:span text:style-name="T12">金</text:span><text:span text:style-name="T11">-</text:span><text:span text:style-name="T12">一般行政管理計畫桃園市</text:span><text:span text:style-name="T12">政府地方教育發展基金</text:span><text:span text:style-name="T11">-</text:span><text:span text:style-name="T12">教育</text:span><text:span text:style-name="T12">局分基金</text:span><text:span text:style-name="T11">-</text:span><text:span text:style-name="T12">一般行政管理計畫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3" office:value-type="string">
            <text:p>龍源國小<text:span text:style-name="T10">龍源國小龍源國小</text:span><text:span text:style-name="T10">龍源國小龍源國小龍源國小</text:span><text:span text:style-name="T10">龍源國小龍源國小</text:span></text:p>
          </table:table-cell>
          <table:table-cell table:style-name="ce22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59" office:value-type="string">
            <text:p>亞洲廣告雷射雕刻公司<text:span text:style-name="T10">亞洲</text:span><text:span text:style-name="T10">廣告雷射雕刻公司亞洲廣告</text:span><text:span text:style-name="T10">雷射雕刻公司亞洲廣告雷射</text:span><text:span text:style-name="T10">雕刻公司亞洲廣告雷射雕刻</text:span><text:span text:style-name="T10">公司亞洲廣告雷射雕刻公司</text:span><text:span text:style-name="T10">亞洲廣告雷射雕刻公司亞洲</text:span><text:span text:style-name="T10">廣告雷射雕刻公司</text:span></text:p>
          </table:table-cell>
          <table:table-cell table:number-columns-repeated="1015"/>
        </table:table-row>
        <table:table-row table:style-name="ro18">
          <table:table-cell table:style-name="ce9" office:value-type="string">
            <text:p>楊朝偉<text:span text:style-name="T10">楊朝偉楊朝偉楊朝偉</text:span><text:span text:style-name="T10">楊朝偉楊朝偉楊朝偉楊朝偉</text:span></text:p>
          </table:table-cell>
          <table:table-cell table:style-name="ce22" office:value-type="string">
            <text:p>福安國小校園地坪改善案<text:span text:style-name="T10">福</text:span><text:span text:style-name="T10">安國小校園地坪改善案福安</text:span><text:span text:style-name="T10">國小校園地坪改善案福安國</text:span><text:span text:style-name="T10">小校園地坪改善案福安國小</text:span><text:span text:style-name="T10">校園地坪改善案福安國小校</text:span><text:span text:style-name="T10">園地坪改善案福安國小校園</text:span><text:span text:style-name="T10">地坪改善案福安國小校園地</text:span><text:span text:style-name="T10">坪改善案</text:span></text:p>
          </table:table-cell>
          <table:table-cell table:style-name="ce29" office:value-type="string">
            <text:p>福安國小<text:span text:style-name="T10">福安國小福安國小</text:span><text:span text:style-name="T10">福安國小福安國小福安國小</text:span><text:span text:style-name="T10">福安國小福安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52" office:value-type="float" office:value="400">
            <text:p><text:s/>4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福安國小<text:span text:style-name="T10">福安國小福安國小</text:span><text:span text:style-name="T10">福安國小福安國小福安國小</text:span><text:span text:style-name="T10">福安國小福安國小</text:span></text:p>
          </table:table-cell>
          <table:table-cell table:style-name="ce72" office:value-type="string"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/></text:p>
          </table:table-cell>
          <table:table-cell table:style-name="ce22" office:value-type="string">
            <text:p>正暘營造有限公司<text:span text:style-name="T10">正暘營造</text:span><text:span text:style-name="T10">有限公司正暘營造有限公司</text:span><text:span text:style-name="T10">正暘營造有限公司正暘營造</text:span><text:span text:style-name="T10">有限公司正暘營造有限公司</text:span><text:span text:style-name="T10">正暘營造有限公司正暘營造</text:span><text:span text:style-name="T10">有限公司</text:span></text:p>
          </table:table-cell>
          <table:table-cell table:number-columns-repeated="1015"/>
        </table:table-row>
        <table:table-row table:style-name="ro75">
          <table:table-cell table:style-name="ce9" office:value-type="string">
            <text:p>邱佳亮<text:span text:style-name="T10">邱佳亮邱佳亮邱佳亮</text:span><text:span text:style-name="T10">邱佳亮邱佳亮邱佳亮邱佳亮</text:span></text:p>
          </table:table-cell>
          <table:table-cell table:style-name="ce22" office:value-type="string">
            <text:p>埔頂國小學校教學行政空間空調系統<text:span text:style-name="T10">埔頂國小學校教學</text:span><text:span text:style-name="T10">行政空間空調系統埔頂國小</text:span><text:span text:style-name="T10">學校教學行政空間空調系統</text:span><text:span text:style-name="T10">埔頂國小學校教學行政空間</text:span><text:span text:style-name="T10">空調系統埔頂國小學校教學</text:span><text:span text:style-name="T10">行政空間空調系統埔頂國小</text:span><text:span text:style-name="T10">學校教學行政空間空調系統</text:span><text:span text:style-name="T10">埔頂國小學校教學行政空間</text:span><text:span text:style-name="T10">空調系統埔頂國小學校教學</text:span><text:span text:style-name="T10">行政空間空調系統</text:span></text:p>
          </table:table-cell>
          <table:table-cell table:style-name="ce29" office:value-type="string">
            <text:p>埔頂國小<text:span text:style-name="T10">埔頂國小埔頂國小</text:span><text:span text:style-name="T10">埔頂國小埔頂國小埔頂國小</text:span><text:span text:style-name="T10">埔頂國小埔頂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52" office:value-type="float" office:value="200">
            <text:p><text:s/>2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埔頂國小<text:span text:style-name="T10">埔頂國小埔頂國小</text:span><text:span text:style-name="T10">埔頂國小埔頂國小埔頂國小</text:span><text:span text:style-name="T10">埔頂國小埔頂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/text:p>
          </table:table-cell>
          <table:table-cell table:style-name="ce60"/>
          <table:table-cell table:number-columns-repeated="1015"/>
        </table:table-row>
        <table:table-row table:style-name="ro53">
          <table:table-cell table:style-name="ce9" office:value-type="string">
            <text:p>黃景熙<text:span text:style-name="T10">黃景熙黃景熙黃景熙</text:span><text:span text:style-name="T10">黃景熙黃景熙黃景熙黃景熙</text:span></text:p>
          </table:table-cell>
          <table:table-cell table:style-name="ce22" office:value-type="string">
            <text:p><text:span text:style-name="T10">建德國小</text:span><text:span text:style-name="T11">104</text:span><text:span text:style-name="T12">年度教學資訊網</text:span><text:span text:style-name="T12">路設備改善計畫建德國小</text:span><text:span text:style-name="T11">104</text:span><text:span text:style-name="T12">年度教學資訊網路設備改善</text:span><text:span text:style-name="T12">計畫建德國小</text:span><text:span text:style-name="T11">104</text:span><text:span text:style-name="T12">年度教學資</text:span><text:span text:style-name="T12">訊網路設備改善計畫建德國</text:span><text:span text:style-name="T12">小</text:span><text:span text:style-name="T11">104</text:span><text:span text:style-name="T12">年度教學資訊網路設備</text:span><text:span text:style-name="T12">改善計畫建德國小</text:span><text:span text:style-name="T11">104</text:span><text:span text:style-name="T12">年度教</text:span><text:span text:style-name="T12">學資訊網路設備改善計畫建</text:span><text:span text:style-name="T12">德國小</text:span><text:span text:style-name="T11">104</text:span><text:span text:style-name="T12">年度教學資訊網路</text:span><text:span text:style-name="T12">設備改善計畫建德國小</text:span><text:span text:style-name="T11">104</text:span><text:span text:style-name="T12">年</text:span><text:span text:style-name="T12">度教學資訊網路設備改善計</text:span><text:span text:style-name="T12">畫建德國小</text:span><text:span text:style-name="T11">104</text:span><text:span text:style-name="T12">年度教學資訊</text:span><text:span text:style-name="T12">網路設備改善計畫</text:span></text:p>
          </table:table-cell>
          <table:table-cell table:style-name="ce29" office:value-type="string">
            <text:p>建德國小<text:span text:style-name="T10">建德國小建德國小</text:span><text:span text:style-name="T10">建德國小建德國小建德國小</text:span><text:span text:style-name="T10">建德國小建德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52" office:value-type="float" office:value="2000">
            <text:p><text:s/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建德國小<text:span text:style-name="T10">建德國小建德國小</text:span><text:span text:style-name="T10">建德國小建德國小建德國小</text:span><text:span text:style-name="T10">建德國小建德國小</text:span></text:p>
          </table:table-cell>
          <table:table-cell table:style-name="ce70" office:value-type="string">
            <text:p><text:span text:style-name="T10">公開招標</text:span><text:span text:style-name="T11"> </text:span><text:span text:style-name="T12">公開招標</text:span><text:span text:style-name="T11"> </text:span><text:span text:style-name="T12">公開招</text:span><text:span text:style-name="T12">標</text:span><text:span text:style-name="T11"> </text:span><text:span text:style-name="T12">公開招標</text:span><text:span text:style-name="T11"> </text:span><text:span text:style-name="T12">公開招標</text:span><text:span text:style-name="T11"> </text:span><text:span text:style-name="T12">公開</text:span><text:span text:style-name="T12">招標</text:span><text:span text:style-name="T11"> </text:span><text:span text:style-name="T12">公開招標</text:span><text:span text:style-name="T11"> </text:span><text:span text:style-name="T12">公開招標</text:span><text:span text:style-name="T11"> </text:span></text:p>
          </table:table-cell>
          <table:table-cell table:style-name="ce60" office:value-type="string">
            <text:p><text:span text:style-name="T10">台灣富士全錄股份有限公司</text:span><text:span text:style-name="T11"> </text:span><text:span text:style-name="T12">台灣富士全錄股份有限公司</text:span><text:span text:style-name="T11"> </text:span><text:span text:style-name="T12">台灣富士全錄股份有限公司</text:span><text:span text:style-name="T11"> </text:span><text:span text:style-name="T12">台灣富士全錄股份有限公司</text:span><text:span text:style-name="T11"> </text:span><text:span text:style-name="T12">台灣富士全錄股份有限公司</text:span><text:span text:style-name="T11"> </text:span><text:span text:style-name="T12">台灣富士全錄股份有限公司</text:span><text:span text:style-name="T11"> </text:span><text:span text:style-name="T12">台灣富士全錄股份有限公司</text:span><text:span text:style-name="T11"> </text:span><text:span text:style-name="T12">台灣富士全錄股份有限公司</text:span><text:span text:style-name="T11"> </text:span></text:p>
          </table:table-cell>
          <table:table-cell table:number-columns-repeated="1015"/>
        </table:table-row>
        <table:table-row table:style-name="ro76">
          <table:table-cell table:style-name="ce9" office:value-type="string">
            <text:p>楊朝偉<text:span text:style-name="T10">楊朝偉楊朝偉楊朝偉</text:span><text:span text:style-name="T10">楊朝偉楊朝偉楊朝偉楊朝偉</text:span></text:p>
          </table:table-cell>
          <table:table-cell table:style-name="ce22" office:value-type="string">
            <text:p>楓樹國小側門數位資訊顯示幕設備暨雨水回收貯系統建置<text:span text:style-name="T10">楓樹國小側門數位資訊顯</text:span><text:span text:style-name="T10">示幕設備暨雨水回收貯系統</text:span><text:span text:style-name="T10">建置楓樹國小側門數位資訊</text:span><text:span text:style-name="T10">顯示幕設備暨雨水回收貯系</text:span><text:span text:style-name="T10">統建置楓樹國小側門數位資</text:span><text:span text:style-name="T10">訊顯示幕設備暨雨水回收貯</text:span><text:span text:style-name="T10">系統建置楓樹國小側門數位</text:span><text:span text:style-name="T10">資訊顯示幕設備暨雨水回收</text:span><text:span text:style-name="T10">貯系統建置楓樹國小側門數</text:span><text:span text:style-name="T10">位資訊顯示幕設備暨雨水回</text:span><text:span text:style-name="T10">收貯系統建置楓樹國小側門</text:span><text:span text:style-name="T10">數位資訊顯示幕設備暨雨水</text:span><text:span text:style-name="T10">回收貯系統建置楓樹國小側</text:span><text:span text:style-name="T10">門數位資訊顯示幕設備暨雨</text:span><text:span text:style-name="T10">水回收貯系統建置</text:span></text:p>
          </table:table-cell>
          <table:table-cell table:style-name="ce29" office:value-type="string">
            <text:p>楓樹國小<text:span text:style-name="T10">楓樹國小楓樹國小</text:span><text:span text:style-name="T10">楓樹國小楓樹國小楓樹國小</text:span><text:span text:style-name="T10">楓樹國小楓樹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52" office:value-type="float" office:value="990">
            <text:p><text:s/>99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楓樹國小<text:span text:style-name="T10">楓樹國小楓樹國小</text:span><text:span text:style-name="T10">楓樹國小楓樹國小楓樹國小</text:span><text:span text:style-name="T10">楓樹國小楓樹國小</text:span></text:p>
          </table:table-cell>
          <table:table-cell table:style-name="ce23" office:value-type="string">
            <text:p>1.<text:span text:style-name="T10">公開取得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text:span text:style-name="T12">1.</text:span><text:span text:style-name="T12">公開取得</text:span><text:span text:style-name="T12">報價單或企劃書</text:span></text:p>
            <text:p><text:span text:style-name="T11">2.</text:span><text:span text:style-name="T12">共同供應契約</text:span></text:p>
          </table:table-cell>
          <table:table-cell table:style-name="ce60" office:value-type="string">
            <text:p>翃棋企業有限公司<text:span text:style-name="T10">翃棋企業</text:span><text:span text:style-name="T10">有限公司翃棋企業有限公司</text:span><text:span text:style-name="T10">翃棋企業有限公司翃棋企業</text:span><text:span text:style-name="T10">有限公司翃棋企業有限公司</text:span><text:span text:style-name="T10">翃棋企業有限公司翃棋企業</text:span><text:span text:style-name="T10">有限公司</text:span></text:p>
          </table:table-cell>
          <table:table-cell table:number-columns-repeated="1015"/>
        </table:table-row>
        <table:table-row table:style-name="ro19">
          <table:table-cell table:style-name="ce9" office:value-type="string">
            <text:p>陳麗莉<text:span text:style-name="T10">陳麗莉陳麗莉陳麗莉</text:span><text:span text:style-name="T10">陳麗莉陳麗莉陳麗莉陳麗莉</text:span></text:p>
          </table:table-cell>
          <table:table-cell table:style-name="ce22" office:value-type="string">
            <text:p><text:span text:style-name="T10">錦興國小</text:span><text:span text:style-name="T11">104</text:span><text:span text:style-name="T12">年度校舍走廊及</text:span><text:span text:style-name="T12">樓梯油漆整修工程錦興國小</text:span><text:span text:style-name="T11">104</text:span><text:span text:style-name="T12">年度校舍走廊及樓梯油漆</text:span><text:span text:style-name="T12">整修工程錦興國小</text:span><text:span text:style-name="T11">104</text:span><text:span text:style-name="T12">年度校</text:span><text:span text:style-name="T12">舍走廊及樓梯油漆整修工程</text:span><text:span text:style-name="T12">錦興國小</text:span><text:span text:style-name="T11">104</text:span><text:span text:style-name="T12">年度校舍走廊及</text:span><text:span text:style-name="T12">樓梯油漆整修工程錦興國小</text:span><text:span text:style-name="T11">104</text:span><text:span text:style-name="T12">年度校舍走廊及樓梯油漆</text:span><text:span text:style-name="T12">整修工程錦興國小</text:span><text:span text:style-name="T11">104</text:span><text:span text:style-name="T12">年度校</text:span><text:span text:style-name="T12">舍走廊及樓梯油漆整修工程</text:span><text:span text:style-name="T12">錦興國小</text:span><text:span text:style-name="T11">104</text:span><text:span text:style-name="T12">年度校舍走廊及</text:span><text:span text:style-name="T12">樓梯油漆整修工程錦興國小</text:span><text:span text:style-name="T11">104</text:span><text:span text:style-name="T12">年度校舍走廊及樓梯油漆</text:span><text:span text:style-name="T12">整修工程</text:span></text:p>
          </table:table-cell>
          <table:table-cell table:style-name="ce29" office:value-type="string">
            <text:p>錦興國小<text:span text:style-name="T10">錦興國小錦興國小</text:span><text:span text:style-name="T10">錦興國小錦興國小錦興國小</text:span><text:span text:style-name="T10">錦興國小錦興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52" office:value-type="float" office:value="800">
            <text:p><text:s/>8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錦興國小<text:span text:style-name="T10">錦興國小錦興國小</text:span><text:span text:style-name="T10">錦興國小錦興國小錦興國小</text:span><text:span text:style-name="T10">錦興國小錦興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<text:span text:style-name="T10">津原工程有限公司</text:span><text:span text:style-name="T11"> </text:span><text:span text:style-name="T12">津原工程</text:span><text:span text:style-name="T12">有限公司</text:span><text:span text:style-name="T11"> </text:span><text:span text:style-name="T12">津原工程有限公司</text:span><text:span text:style-name="T11"> </text:span><text:span text:style-name="T12">津原工程有限公司</text:span><text:span text:style-name="T11"> </text:span><text:span text:style-name="T12">津原工程</text:span><text:span text:style-name="T12">有限公司</text:span><text:span text:style-name="T11"> </text:span><text:span text:style-name="T12">津原工程有限公司</text:span><text:span text:style-name="T11"> </text:span><text:span text:style-name="T12">津原工程有限公司</text:span><text:span text:style-name="T11"> </text:span><text:span text:style-name="T12">津原工程</text:span><text:span text:style-name="T12">有限公司</text:span><text:span text:style-name="T11"> </text:span></text:p>
          </table:table-cell>
          <table:table-cell table:number-columns-repeated="1015"/>
        </table:table-row>
        <table:table-row table:style-name="ro13">
          <table:table-cell table:style-name="ce7" office:value-type="string">
            <text:p><text:span text:style-name="T10">邱奕勝</text:span></text:p>
            <text:p><text:span text:style-name="T10">魯明哲</text:span></text:p>
            <text:p><text:span text:style-name="T10">邱奕勝</text:span></text:p>
            <text:p><text:span text:style-name="T10">魯明哲</text:span></text:p>
            <text:p><text:span text:style-name="T10">邱奕勝</text:span></text:p>
            <text:p><text:span text:style-name="T10">魯明哲</text:span></text:p>
            <text:p><text:span text:style-name="T10">邱奕勝</text:span></text:p>
            <text:p><text:span text:style-name="T10">魯明哲</text:span></text:p>
            <text:p><text:span text:style-name="T10">邱奕勝</text:span></text:p>
            <text:p><text:span text:style-name="T10">魯明哲</text:span></text:p>
            <text:p><text:span text:style-name="T10">邱奕勝</text:span></text:p>
            <text:p><text:span text:style-name="T10">魯明哲</text:span></text:p>
            <text:p><text:span text:style-name="T10">邱奕勝</text:span></text:p>
            <text:p><text:span text:style-name="T10">魯明哲</text:span></text:p>
            <text:p><text:span text:style-name="T10">邱奕勝</text:span></text:p>
            <text:p><text:span text:style-name="T10">魯明哲</text:span></text:p>
            <text:p><text:span text:style-name="T10"/></text:p>
          </table:table-cell>
          <table:table-cell table:style-name="ce22" office:value-type="string">
            <text:p>東興國中舞蹈教室整建工程<text:span text:style-name="T10">東興國中舞蹈教室整建工程</text:span><text:span text:style-name="T10">東興國中舞蹈教室整建工程</text:span><text:span text:style-name="T10">東興國中舞蹈教室整建工程</text:span><text:span text:style-name="T10">東興國中舞蹈教室整建工程</text:span><text:span text:style-name="T10">東興國中舞蹈教室整建工程</text:span><text:span text:style-name="T10">東興國中舞蹈教室整建工程</text:span><text:span text:style-name="T10">東興國中舞蹈教室整建工程</text:span></text:p>
          </table:table-cell>
          <table:table-cell table:style-name="ce29" office:value-type="string">
            <text:p>東興國中<text:span text:style-name="T10">東興國中東興國中</text:span><text:span text:style-name="T10">東興國中東興國中東興國中</text:span><text:span text:style-name="T10">東興國中東興國中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52" office:value-type="float" office:value="1100">
            <text:p><text:s/>1,1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東興國中<text:span text:style-name="T10">東興國中東興國中</text:span><text:span text:style-name="T10">東興國中東興國中東興國中</text:span><text:span text:style-name="T10">東興國中東興國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藝成室內裝修設計有限公司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text:span text:style-name="T10">藝成室內裝修設計有限公司</text:span></text:p>
          </table:table-cell>
          <table:table-cell table:number-columns-repeated="1015"/>
        </table:table-row>
        <table:table-row table:style-name="ro77">
          <table:table-cell table:style-name="ce9" office:value-type="string">
            <text:p>趙正宇<text:span text:style-name="T10">趙正宇趙正宇趙正宇</text:span><text:span text:style-name="T10">趙正宇趙正宇趙正宇趙正宇</text:span></text:p>
          </table:table-cell>
          <table:table-cell table:style-name="ce22" office:value-type="string">
            <text:p>大勇國小校園排水溝改善工程<text:span text:style-name="T10">大勇國小校園排水溝改善</text:span><text:span text:style-name="T10">工程大勇國小校園排水溝改</text:span><text:span text:style-name="T10">善工程大勇國小校園排水溝</text:span><text:span text:style-name="T10">改善工程大勇國小校園排水</text:span><text:span text:style-name="T10">溝改善工程大勇國小校園排</text:span><text:span text:style-name="T10">水溝改善工程大勇國小校園</text:span><text:span text:style-name="T10">排水溝改善工程大勇國小校</text:span><text:span text:style-name="T10">園排水溝改善工程</text:span></text:p>
          </table:table-cell>
          <table:table-cell table:style-name="ce29" office:value-type="string">
            <text:p>大勇國小<text:span text:style-name="T10">大勇國小大勇國小</text:span><text:span text:style-name="T10">大勇國小大勇國小大勇國小</text:span><text:span text:style-name="T10">大勇國小大勇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49" office:value-type="float" office:value="950">
            <text:p>95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大勇國小<text:span text:style-name="T10">大勇國小大勇國小</text:span><text:span text:style-name="T10">大勇國小大勇國小大勇國小</text:span><text:span text:style-name="T10">大勇國小大勇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<text:span text:style-name="T10">有興營造有限公司</text:span><text:span text:style-name="T11"> </text:span><text:span text:style-name="T12">有興營造</text:span><text:span text:style-name="T12">有限公司</text:span><text:span text:style-name="T11"> </text:span><text:span text:style-name="T12">有興營造有限公司</text:span><text:span text:style-name="T11"> </text:span><text:span text:style-name="T12">有興營造有限公司</text:span><text:span text:style-name="T11"> </text:span><text:span text:style-name="T12">有興營造</text:span><text:span text:style-name="T12">有限公司</text:span><text:span text:style-name="T11"> </text:span><text:span text:style-name="T12">有興營造有限公司</text:span><text:span text:style-name="T11"> </text:span><text:span text:style-name="T12">有興營造有限公司</text:span><text:span text:style-name="T11"> </text:span><text:span text:style-name="T12">有興營造</text:span><text:span text:style-name="T12">有限公司</text:span><text:span text:style-name="T11"> </text:span></text:p>
          </table:table-cell>
          <table:table-cell table:number-columns-repeated="1015"/>
        </table:table-row>
        <table:table-row table:style-name="ro57">
          <table:table-cell table:style-name="ce9" office:value-type="string">
            <text:p>許清順<text:span text:style-name="T10">許清順許清順許清順</text:span><text:span text:style-name="T10">許清順許清順許清順許清順</text:span></text:p>
          </table:table-cell>
          <table:table-cell table:style-name="ce22" office:value-type="string">
            <text:p>南崁國小校園有線網路更新、無線網路建置工程<text:span text:style-name="T10">南崁國</text:span><text:span text:style-name="T10">小校園有線網路更新、無線</text:span><text:span text:style-name="T10">網路建置工程南崁國小校園</text:span><text:span text:style-name="T10">有線網路更新、無線網路建</text:span><text:span text:style-name="T10">置工程南崁國小校園有線網</text:span><text:span text:style-name="T10">路更新、無線網路建置工程</text:span><text:span text:style-name="T10">南崁國小校園有線網路更新</text:span><text:span text:style-name="T10">、無線網路建置工程南崁國</text:span><text:span text:style-name="T10">小校園有線網路更新、無線</text:span><text:span text:style-name="T10">網路建置工程南崁國小校園</text:span><text:span text:style-name="T10">有線網路更新、無線網路建</text:span><text:span text:style-name="T10">置工程南崁國小校園有線網</text:span><text:span text:style-name="T10">路更新、無線網路建置工程</text:span></text:p>
          </table:table-cell>
          <table:table-cell table:style-name="ce29" office:value-type="string">
            <text:p>南崁國小<text:span text:style-name="T10">南崁國小南崁國小</text:span><text:span text:style-name="T10">南崁國小南崁國小南崁國小</text:span><text:span text:style-name="T10">南崁國小南崁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52" office:value-type="float" office:value="2000">
            <text:p><text:s/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南崁國小<text:span text:style-name="T10">南崁國小南崁國小</text:span><text:span text:style-name="T10">南崁國小南崁國小南崁國小</text:span><text:span text:style-name="T10">南崁國小南崁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/text:p>
          </table:table-cell>
          <table:table-cell table:style-name="ce60"/>
          <table:table-cell table:number-columns-repeated="1015"/>
        </table:table-row>
        <table:table-row table:style-name="ro75">
          <table:table-cell table:style-name="ce9" office:value-type="string">
            <text:p>周玉琴<text:span text:style-name="T10">周玉琴周玉琴周玉琴</text:span><text:span text:style-name="T10">周玉琴周玉琴周玉琴周玉琴</text:span></text:p>
          </table:table-cell>
          <table:table-cell table:style-name="ce22" office:value-type="string">
            <text:p><text:span text:style-name="T10">瑞原國小</text:span><text:span text:style-name="T11">104</text:span><text:span text:style-name="T12">學年度電腦資訊</text:span><text:span text:style-name="T12">設備採購瑞原國小</text:span><text:span text:style-name="T11">104</text:span><text:span text:style-name="T12">學年度</text:span><text:span text:style-name="T12">電腦資訊設備採購瑞原國小</text:span><text:span text:style-name="T11">104</text:span><text:span text:style-name="T12">學年度電腦資訊設備採購</text:span><text:span text:style-name="T12">瑞原國小</text:span><text:span text:style-name="T11">104</text:span><text:span text:style-name="T12">學年度電腦資訊</text:span><text:span text:style-name="T12">設備採購瑞原國小</text:span><text:span text:style-name="T11">104</text:span><text:span text:style-name="T12">學年度</text:span><text:span text:style-name="T12">電腦資訊設備採購瑞原國小</text:span><text:span text:style-name="T11">104</text:span><text:span text:style-name="T12">學年度電腦資訊設備採購</text:span><text:span text:style-name="T12">瑞原國小</text:span><text:span text:style-name="T11">104</text:span><text:span text:style-name="T12">學年度電腦資訊</text:span><text:span text:style-name="T12">設備採購瑞原國小</text:span><text:span text:style-name="T11">104</text:span><text:span text:style-name="T12">學年度</text:span><text:span text:style-name="T12">電腦資訊設備採購</text:span></text:p>
          </table:table-cell>
          <table:table-cell table:style-name="ce29" office:value-type="string">
            <text:p>瑞原國小<text:span text:style-name="T10">瑞原國小瑞原國小</text:span><text:span text:style-name="T10">瑞原國小瑞原國小瑞原國小</text:span><text:span text:style-name="T10">瑞原國小瑞原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52" office:value-type="float" office:value="350">
            <text:p><text:s/>35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瑞原國小<text:span text:style-name="T10">瑞原國小瑞原國小</text:span><text:span text:style-name="T10">瑞原國小瑞原國小瑞原國小</text:span><text:span text:style-name="T10">瑞原國小瑞原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/text:p>
          </table:table-cell>
          <table:table-cell table:style-name="ce60"/>
          <table:table-cell table:number-columns-repeated="1015"/>
        </table:table-row>
        <table:table-row table:style-name="ro75">
          <table:table-cell table:style-name="ce7" office:value-type="string">
            <text:p><text:span text:style-name="T10">李曉鐘</text:span></text:p>
            <text:p><text:span text:style-name="T10">郭麗華</text:span></text:p>
            <text:p><text:span text:style-name="T10">李曉鐘</text:span></text:p>
            <text:p><text:span text:style-name="T10">郭麗華</text:span></text:p>
            <text:p><text:span text:style-name="T10">李曉鐘</text:span></text:p>
            <text:p><text:span text:style-name="T10">郭麗華</text:span></text:p>
            <text:p><text:span text:style-name="T10">李曉鐘</text:span></text:p>
            <text:p><text:span text:style-name="T10">郭麗華</text:span></text:p>
            <text:p><text:span text:style-name="T10">李曉鐘</text:span></text:p>
            <text:p><text:span text:style-name="T10">郭麗華</text:span></text:p>
            <text:p><text:span text:style-name="T10">李曉鐘</text:span></text:p>
            <text:p><text:span text:style-name="T10">郭麗華</text:span></text:p>
            <text:p><text:span text:style-name="T10">李曉鐘</text:span></text:p>
            <text:p><text:span text:style-name="T10">郭麗華</text:span></text:p>
            <text:p><text:span text:style-name="T10">李曉鐘</text:span></text:p>
            <text:p><text:span text:style-name="T10">郭麗華</text:span></text:p>
            <text:p><text:span text:style-name="T10"/></text:p>
          </table:table-cell>
          <table:table-cell table:style-name="ce22" office:value-type="string">
            <text:p><text:span text:style-name="T10">南美國小</text:span><text:span text:style-name="T11">104</text:span><text:span text:style-name="T12">年度遊戲器材區</text:span><text:span text:style-name="T12">增設遊戲器材南美國小</text:span><text:span text:style-name="T11">104</text:span><text:span text:style-name="T12">年</text:span><text:span text:style-name="T12">度遊戲器材區增設遊戲器材</text:span><text:span text:style-name="T12">南美國小</text:span><text:span text:style-name="T11">104</text:span><text:span text:style-name="T12">年度遊戲器材區</text:span><text:span text:style-name="T12">增設遊戲器材南美國小</text:span><text:span text:style-name="T11">104</text:span><text:span text:style-name="T12">年</text:span><text:span text:style-name="T12">度遊戲器材區增設遊戲器材</text:span><text:span text:style-name="T12">南美國小</text:span><text:span text:style-name="T11">104</text:span><text:span text:style-name="T12">年度遊戲器材區</text:span><text:span text:style-name="T12">增設遊戲器材南美國小</text:span><text:span text:style-name="T11">104</text:span><text:span text:style-name="T12">年</text:span><text:span text:style-name="T12">度遊戲器材區增設遊戲器材</text:span><text:span text:style-name="T12">南美國小</text:span><text:span text:style-name="T11">104</text:span><text:span text:style-name="T12">年度遊戲器材區</text:span><text:span text:style-name="T12">增設遊戲器材南美國小</text:span><text:span text:style-name="T11">104</text:span><text:span text:style-name="T12">年</text:span><text:span text:style-name="T12">度遊戲器材區增設遊戲器材</text:span></text:p>
          </table:table-cell>
          <table:table-cell table:style-name="ce29" office:value-type="string">
            <text:p>南美國小<text:span text:style-name="T10">南美國小南美國小</text:span><text:span text:style-name="T10">南美國小南美國小南美國小</text:span><text:span text:style-name="T10">南美國小南美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52" office:value-type="float" office:value="3350">
            <text:p><text:s/>3,35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南美國小<text:span text:style-name="T10">南美國小南美國小</text:span><text:span text:style-name="T10">南美國小南美國小南美國小</text:span><text:span text:style-name="T10">南美國小南美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公開招標</text:span></text:p>
          </table:table-cell>
          <table:table-cell table:style-name="ce60" office:value-type="string">
            <text:p><text:span text:style-name="T10">佳樂欣企業社</text:span><text:span text:style-name="T11"> </text:span><text:span text:style-name="T12">佳樂欣企業社</text:span><text:span text:style-name="T11"> </text:span><text:span text:style-name="T12">佳樂欣企業社</text:span><text:span text:style-name="T11"> </text:span><text:span text:style-name="T12">佳樂欣企業社</text:span><text:span text:style-name="T11"> </text:span><text:span text:style-name="T12">佳樂欣企業社</text:span><text:span text:style-name="T11"> </text:span><text:span text:style-name="T12">佳樂欣企業社</text:span><text:span text:style-name="T11"> </text:span><text:span text:style-name="T12">佳樂欣企業社</text:span><text:span text:style-name="T11"> </text:span><text:span text:style-name="T12">佳樂欣企業社</text:span><text:span text:style-name="T11"> </text:span></text:p>
          </table:table-cell>
          <table:table-cell table:number-columns-repeated="1015"/>
        </table:table-row>
        <table:table-row table:style-name="ro75">
          <table:table-cell table:style-name="ce9" office:value-type="string">
            <text:p>徐其萬<text:span text:style-name="T10">徐其萬徐其萬徐其萬</text:span><text:span text:style-name="T10">徐其萬徐其萬徐其萬徐其萬</text:span></text:p>
          </table:table-cell>
          <table:table-cell table:style-name="ce22" office:value-type="string">
            <text:p>竹圍國中專科教室設備改善暨校園水溝加蓋工程<text:span text:style-name="T10">竹圍國</text:span><text:span text:style-name="T10">中專科教室設備改善暨校園</text:span><text:span text:style-name="T10">水溝加蓋工程竹圍國中專科</text:span><text:span text:style-name="T10">教室設備改善暨校園水溝加</text:span><text:span text:style-name="T10">蓋工程竹圍國中專科教室設</text:span><text:span text:style-name="T10">備改善暨校園水溝加蓋工程</text:span><text:span text:style-name="T10">竹圍國中專科教室設備改善</text:span><text:span text:style-name="T10">暨校園水溝加蓋工程竹圍國</text:span><text:span text:style-name="T10">中專科教室設備改善暨校園</text:span><text:span text:style-name="T10">水溝加蓋工程竹圍國中專科</text:span><text:span text:style-name="T10">教室設備改善暨校園水溝加</text:span><text:span text:style-name="T10">蓋工程竹圍國中專科教室設</text:span><text:span text:style-name="T10">備改善暨校園水溝加蓋工程</text:span></text:p>
          </table:table-cell>
          <table:table-cell table:style-name="ce29" office:value-type="string">
            <text:p>竹圍國中<text:span text:style-name="T10">竹圍國中竹圍國中</text:span><text:span text:style-name="T10">竹圍國中竹圍國中竹圍國中</text:span><text:span text:style-name="T10">竹圍國中竹圍國中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49" office:value-type="float" office:value="800">
            <text:p>8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竹圍國中<text:span text:style-name="T10">竹圍國中竹圍國中</text:span><text:span text:style-name="T10">竹圍國中竹圍國中竹圍國中</text:span><text:span text:style-name="T10">竹圍國中竹圍國中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/text:p>
          </table:table-cell>
          <table:table-cell table:style-name="ce60"/>
          <table:table-cell table:number-columns-repeated="1015"/>
        </table:table-row>
        <table:table-row table:style-name="ro76">
          <table:table-cell table:style-name="ce9" office:value-type="string">
            <text:p>梁為超<text:span text:style-name="T10">梁為超梁為超梁為超</text:span><text:span text:style-name="T10">梁為超梁為超梁為超梁為超</text:span></text:p>
          </table:table-cell>
          <table:table-cell table:style-name="ce22" office:value-type="string">
            <text:p>普仁國小前庭地面改善工程及投影設備更新<text:span text:style-name="T10">普仁國小前</text:span><text:span text:style-name="T10">庭地面改善工程及投影設備</text:span><text:span text:style-name="T10">更新普仁國小前庭地面改善</text:span><text:span text:style-name="T10">工程及投影設備更新普仁國</text:span><text:span text:style-name="T10">小前庭地面改善工程及投影</text:span><text:span text:style-name="T10">設備更新普仁國小前庭地面</text:span><text:span text:style-name="T10">改善工程及投影設備更新普</text:span><text:span text:style-name="T10">仁國小前庭地面改善工程及</text:span><text:span text:style-name="T10">投影設備更新普仁國小前庭</text:span><text:span text:style-name="T10">地面改善工程及投影設備更</text:span><text:span text:style-name="T10">新普仁國小前庭地面改善工</text:span><text:span text:style-name="T10">程及投影設備更新</text:span></text:p>
          </table:table-cell>
          <table:table-cell table:style-name="ce29" office:value-type="string">
            <text:p>普仁國小<text:span text:style-name="T10">普仁國小普仁國小</text:span><text:span text:style-name="T10">普仁國小普仁國小普仁國小</text:span><text:span text:style-name="T10">普仁國小普仁國小</text:span></text:p>
          </table:table-cell>
          <table:table-cell table:style-name="ce44" office:value-type="string">
            <text:p>無<text:span text:style-name="T7">無無無無無無無</text:span></text:p>
          </table:table-cell>
          <table:table-cell table:style-name="ce49" office:value-type="float" office:value="600">
            <text:p>6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普仁國小<text:span text:style-name="T10">普仁國小普仁國小</text:span><text:span text:style-name="T10">普仁國小普仁國小普仁國小</text:span><text:span text:style-name="T10">普仁國小普仁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辦理中</text:span></text:p>
          </table:table-cell>
          <table:table-cell table:style-name="ce60"/>
          <table:table-cell table:number-columns-repeated="1015"/>
        </table:table-row>
        <table:table-row table:style-name="ro13">
          <table:table-cell table:style-name="ce7" office:value-type="string">
            <text:p>徐其萬<text:span text:style-name="T10">徐其萬徐其萬徐其萬</text:span><text:span text:style-name="T10">徐其萬徐其萬徐其萬徐其萬</text:span></text:p>
          </table:table-cell>
          <table:table-cell table:style-name="ce23" office:value-type="string">
            <text:p>竹圍國中添購籃球投籃機<text:span text:style-name="T10">竹</text:span><text:span text:style-name="T10">圍國中添購籃球投籃機竹圍</text:span><text:span text:style-name="T10">國中添購籃球投籃機竹圍國</text:span><text:span text:style-name="T10">中添購籃球投籃機竹圍國中</text:span><text:span text:style-name="T10">添購籃球投籃機竹圍國中添</text:span><text:span text:style-name="T10">購籃球投籃機竹圍國中添購</text:span><text:span text:style-name="T10">籃球投籃機竹圍國中添購籃</text:span><text:span text:style-name="T10">球投籃機</text:span></text:p>
          </table:table-cell>
          <table:table-cell table:style-name="ce30" office:value-type="string">
            <text:p>竹圍國中<text:span text:style-name="T10">竹圍國中竹圍國中</text:span><text:span text:style-name="T10">竹圍國中竹圍國中竹圍國中</text:span><text:span text:style-name="T10">竹圍國中竹圍國中</text:span></text:p>
          </table:table-cell>
          <table:table-cell table:style-name="ce43" office:value-type="string">
            <text:p>無<text:span text:style-name="T7">無無無無無無無</text:span></text:p>
          </table:table-cell>
          <table:table-cell table:style-name="ce49" office:value-type="float" office:value="100">
            <text:p>1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2" office:value-type="string">
            <text:p>竹圍國中<text:span text:style-name="T10">竹圍國中竹圍國中</text:span><text:span text:style-name="T10">竹圍國中竹圍國中竹圍國中</text:span><text:span text:style-name="T10">竹圍國中竹圍國中</text:span></text:p>
          </table:table-cell>
          <table:table-cell table:style-name="ce23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60" office:value-type="string">
            <text:p>陽昇國際企業股份有限公司<text:span text:style-name="T10">陽昇國際企業股份有限公司</text:span><text:span text:style-name="T10">陽昇國際企業股份有限公司</text:span><text:span text:style-name="T10">陽昇國際企業股份有限公司</text:span><text:span text:style-name="T10">陽昇國際企業股份有限公司</text:span><text:span text:style-name="T10">陽昇國際企業股份有限公司</text:span><text:span text:style-name="T10">陽昇國際企業股份有限公司</text:span><text:span text:style-name="T10">陽昇國際企業股份有限公司</text:span></text:p>
          </table:table-cell>
          <table:table-cell table:number-columns-repeated="1015"/>
        </table:table-row>
        <table:table-row table:style-name="ro13">
          <table:table-cell table:style-name="ce7" office:value-type="string">
            <text:p>徐其萬<text:span text:style-name="T10">徐其萬徐其萬徐其萬</text:span><text:span text:style-name="T10">徐其萬徐其萬徐其萬徐其萬</text:span></text:p>
          </table:table-cell>
          <table:table-cell table:style-name="ce23" office:value-type="string">
            <text:p>竹圍國中添購重型割草機<text:span text:style-name="T10">竹</text:span><text:span text:style-name="T10">圍國中添購重型割草機竹圍</text:span><text:span text:style-name="T10">國中添購重型割草機竹圍國</text:span><text:span text:style-name="T10">中添購重型割草機竹圍國中</text:span><text:span text:style-name="T10">添購重型割草機竹圍國中添</text:span><text:span text:style-name="T10">購重型割草機竹圍國中添購</text:span><text:span text:style-name="T10">重型割草機竹圍國中添購重</text:span><text:span text:style-name="T10">型割草機</text:span></text:p>
          </table:table-cell>
          <table:table-cell table:style-name="ce30" office:value-type="string">
            <text:p>竹圍國中<text:span text:style-name="T10">竹圍國中竹圍國中</text:span><text:span text:style-name="T10">竹圍國中竹圍國中竹圍國中</text:span><text:span text:style-name="T10">竹圍國中竹圍國中</text:span></text:p>
          </table:table-cell>
          <table:table-cell table:style-name="ce43" office:value-type="string">
            <text:p>無<text:span text:style-name="T7">無無無無無無無</text:span></text:p>
          </table:table-cell>
          <table:table-cell table:style-name="ce49" office:value-type="float" office:value="98">
            <text:p>98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2" office:value-type="string">
            <text:p>竹圍國中<text:span text:style-name="T10">竹圍國中竹圍國中</text:span><text:span text:style-name="T10">竹圍國中竹圍國中竹圍國中</text:span><text:span text:style-name="T10">竹圍國中竹圍國中</text:span></text:p>
          </table:table-cell>
          <table:table-cell table:style-name="ce23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小額採購</text:span><text:span text:style-name="T10">逕洽廠商</text:span></text:p>
          </table:table-cell>
          <table:table-cell table:style-name="ce60" office:value-type="string">
            <text:p>昇煬機械引擎有限公司<text:span text:style-name="T10">昇煬</text:span><text:span text:style-name="T10">機械引擎有限公司昇煬機械</text:span><text:span text:style-name="T10">引擎有限公司昇煬機械引擎</text:span><text:span text:style-name="T10">有限公司昇煬機械引擎有限</text:span><text:span text:style-name="T10">公司昇煬機械引擎有限公司</text:span><text:span text:style-name="T10">昇煬機械引擎有限公司昇煬</text:span><text:span text:style-name="T10">機械引擎有限公司</text:span></text:p>
          </table:table-cell>
          <table:table-cell table:number-columns-repeated="1015"/>
        </table:table-row>
        <table:table-row table:style-name="ro78">
          <table:table-cell table:style-name="ce9" office:value-type="string">
            <text:p>莊玉輝<text:span text:style-name="T10">莊玉輝莊玉輝莊玉輝</text:span><text:span text:style-name="T10">莊玉輝莊玉輝莊玉輝</text:span></text:p>
          </table:table-cell>
          <table:table-cell table:style-name="ce22" office:value-type="string">
            <text:p>啟文國小校園廣播系統整合應用<text:span text:style-name="T10">啟文國小校園廣播系統</text:span><text:span text:style-name="T10">整合應用啟文國小校園廣播</text:span><text:span text:style-name="T10">系統整合應用啟文國小校園</text:span><text:span text:style-name="T10">廣播系統整合應用啟文國小</text:span><text:span text:style-name="T10">校園廣播系統整合應用啟文</text:span><text:span text:style-name="T10">國小校園廣播系統整合應用</text:span><text:span text:style-name="T10">啟文國小校園廣播系統整合</text:span><text:span text:style-name="T10">應用</text:span></text:p>
          </table:table-cell>
          <table:table-cell table:style-name="ce29" office:value-type="string">
            <text:p>啟文國小<text:span text:style-name="T10">啟文國小啟文國小</text:span><text:span text:style-name="T10">啟文國小啟文國小啟文國小</text:span><text:span text:style-name="T10">啟文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49" office:value-type="float" office:value="128">
            <text:p>128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啟文國小<text:span text:style-name="T10">啟文國小啟文國小</text:span><text:span text:style-name="T10">啟文國小啟文國小啟文國小</text:span><text:span text:style-name="T10">啟文國小</text:span></text:p>
          </table:table-cell>
          <table:table-cell table:style-name="ce22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</text:span></text:p>
          </table:table-cell>
          <table:table-cell table:style-name="ce60" office:value-type="string">
            <text:p>1.<text:span text:style-name="T10">光峰科技股份有限公司</text:span></text:p>
            <text:p><text:span text:style-name="T11">2.</text:span><text:span text:style-name="T12">進富科技有限公司</text:span><text:span text:style-name="T12">1.</text:span><text:span text:style-name="T12">光峰</text:span><text:span text:style-name="T12">科技股份有限公司</text:span></text:p>
            <text:p><text:span text:style-name="T11">2.</text:span><text:span text:style-name="T12">進富科技有限公司</text:span><text:span text:style-name="T12">1.</text:span><text:span text:style-name="T12">光峰</text:span><text:span text:style-name="T12">科技股份有限公司</text:span></text:p>
            <text:p><text:span text:style-name="T11">2.</text:span><text:span text:style-name="T12">進富科技有限公司</text:span><text:span text:style-name="T12">1.</text:span><text:span text:style-name="T12">光峰</text:span><text:span text:style-name="T12">科技股份有限公司</text:span></text:p>
            <text:p><text:span text:style-name="T11">2.</text:span><text:span text:style-name="T12">進富科技有限公司</text:span><text:span text:style-name="T12">1.</text:span><text:span text:style-name="T12">光峰</text:span><text:span text:style-name="T12">科技股份有限公司</text:span></text:p>
            <text:p><text:span text:style-name="T11">2.</text:span><text:span text:style-name="T12">進富科技有限公司</text:span><text:span text:style-name="T12">1.</text:span><text:span text:style-name="T12">光峰</text:span><text:span text:style-name="T12">科技股份有限公司</text:span></text:p>
            <text:p><text:span text:style-name="T11">2.</text:span><text:span text:style-name="T12">進富科技有限公司</text:span><text:span text:style-name="T12">1.</text:span><text:span text:style-name="T12">光峰</text:span><text:span text:style-name="T12">科技股份有限公司</text:span></text:p>
            <text:p><text:span text:style-name="T11">2.</text:span><text:span text:style-name="T12">進富科技有限公司</text:span></text:p>
          </table:table-cell>
          <table:table-cell table:number-columns-repeated="1015"/>
        </table:table-row>
        <table:table-row table:style-name="ro53">
          <table:table-cell table:style-name="ce9" office:value-type="string">
            <text:p>徐其萬<text:span text:style-name="T10">徐其萬徐其萬徐其萬</text:span><text:span text:style-name="T10">徐其萬徐其萬徐其萬</text:span></text:p>
          </table:table-cell>
          <table:table-cell table:style-name="ce22" office:value-type="string">
            <text:p><text:span text:style-name="T10">竹圍國小</text:span><text:span text:style-name="T11">104</text:span><text:span text:style-name="T12">年度教學資訊相</text:span><text:span text:style-name="T12">關設備更新竹圍國小</text:span><text:span text:style-name="T11">104</text:span><text:span text:style-name="T12">年度</text:span><text:span text:style-name="T12">教學資訊相關設備更新竹圍</text:span><text:span text:style-name="T12">國小</text:span><text:span text:style-name="T11">104</text:span><text:span text:style-name="T12">年度教學資訊相關設</text:span><text:span text:style-name="T12">備更新竹圍國小</text:span><text:span text:style-name="T11">104</text:span><text:span text:style-name="T12">年度教學</text:span><text:span text:style-name="T12">資訊相關設備更新竹圍國小</text:span><text:span text:style-name="T11">104</text:span><text:span text:style-name="T12">年度教學資訊相關設備更</text:span><text:span text:style-name="T12">新竹圍國小</text:span><text:span text:style-name="T11">104</text:span><text:span text:style-name="T12">年度教學資訊</text:span><text:span text:style-name="T12">相關設備更新竹圍國小</text:span><text:span text:style-name="T11">104</text:span><text:span text:style-name="T12">年</text:span><text:span text:style-name="T12">度教學資訊相關設備更新</text:span></text:p>
          </table:table-cell>
          <table:table-cell table:style-name="ce29" office:value-type="string">
            <text:p>竹圍國小<text:span text:style-name="T10">竹圍國小竹圍國小</text:span><text:span text:style-name="T10">竹圍國小竹圍國小竹圍國小</text:span><text:span text:style-name="T10">竹圍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49" office:value-type="float" office:value="98">
            <text:p>98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竹圍國小<text:span text:style-name="T10">竹圍國小竹圍國小</text:span><text:span text:style-name="T10">竹圍國小竹圍國小竹圍國小</text:span><text:span text:style-name="T10">竹圍國小</text:span></text:p>
          </table:table-cell>
          <table:table-cell table:style-name="ce22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</text:span></text:p>
          </table:table-cell>
          <table:table-cell table:style-name="ce59" office:value-type="string">
            <text:p>維廣資訊有限公司<text:span text:style-name="T10">維廣資訊</text:span><text:span text:style-name="T10">有限公司維廣資訊有限公司</text:span><text:span text:style-name="T10">維廣資訊有限公司維廣資訊</text:span><text:span text:style-name="T10">有限公司維廣資訊有限公司</text:span><text:span text:style-name="T10">維廣資訊有限公司</text:span></text:p>
          </table:table-cell>
          <table:table-cell table:number-columns-repeated="1015"/>
        </table:table-row>
        <table:table-row table:style-name="ro13">
          <table:table-cell table:style-name="ce9" office:value-type="string">
            <text:p>黃婉如<text:span text:style-name="T10">黃婉如黃婉如黃婉如</text:span><text:span text:style-name="T10">黃婉如黃婉如黃婉如</text:span></text:p>
          </table:table-cell>
          <table:table-cell table:style-name="ce22" office:value-type="string">
            <text:p><text:span text:style-name="T10">福豐國中</text:span><text:span text:style-name="T11">104</text:span><text:span text:style-name="T12">年度運動環境改</text:span><text:span text:style-name="T12">善</text:span><text:span text:style-name="T11">(</text:span><text:span text:style-name="T12">法式滾球場建置</text:span><text:span text:style-name="T11">)</text:span><text:span text:style-name="T12">福豐國</text:span><text:span text:style-name="T12">中</text:span><text:span text:style-name="T11">104</text:span><text:span text:style-name="T12">年度運動環境改善</text:span><text:span text:style-name="T11">(</text:span><text:span text:style-name="T12">法</text:span><text:span text:style-name="T12">式滾球場建置</text:span><text:span text:style-name="T11">)</text:span><text:span text:style-name="T12">福豐國中</text:span><text:span text:style-name="T11">104</text:span><text:span text:style-name="T12">年度運動環境改善</text:span><text:span text:style-name="T11">(</text:span><text:span text:style-name="T12">法式滾球</text:span><text:span text:style-name="T12">場建置</text:span><text:span text:style-name="T11">)</text:span><text:span text:style-name="T12">福豐國中</text:span><text:span text:style-name="T11">104</text:span><text:span text:style-name="T12">年度運</text:span><text:span text:style-name="T12">動環境改善</text:span><text:span text:style-name="T11">(</text:span><text:span text:style-name="T12">法式滾球場建置</text:span><text:span text:style-name="T11">)</text:span><text:span text:style-name="T12">福豐國中</text:span><text:span text:style-name="T11">104</text:span><text:span text:style-name="T12">年度運動環境</text:span><text:span text:style-name="T12">改善</text:span><text:span text:style-name="T11">(</text:span><text:span text:style-name="T12">法式滾球場建置</text:span><text:span text:style-name="T11">)</text:span><text:span text:style-name="T12">福豐</text:span><text:span text:style-name="T12">國中</text:span><text:span text:style-name="T11">104</text:span><text:span text:style-name="T12">年度運動環境改善</text:span><text:span text:style-name="T11">(</text:span><text:span text:style-name="T12">法式滾球場建置</text:span><text:span text:style-name="T11">)</text:span><text:span text:style-name="T12">福豐國中</text:span><text:span text:style-name="T11">104</text:span><text:span text:style-name="T12">年度運動環境改善</text:span><text:span text:style-name="T11">(</text:span><text:span text:style-name="T12">法式</text:span><text:span text:style-name="T12">滾球場建置</text:span><text:span text:style-name="T11">)</text:span></text:p>
          </table:table-cell>
          <table:table-cell table:style-name="ce29" office:value-type="string">
            <text:p>福豐國中<text:span text:style-name="T10">福豐國中福豐國中</text:span><text:span text:style-name="T10">福豐國中福豐國中福豐國中</text:span><text:span text:style-name="T10">福豐國中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52" office:value-type="float" office:value="1500">
            <text:p><text:s/>1,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福豐國中<text:span text:style-name="T10">福豐國中福豐國中</text:span><text:span text:style-name="T10">福豐國中福豐國中福豐國中</text:span><text:span text:style-name="T10">福豐國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</text:span></text:p>
          </table:table-cell>
          <table:table-cell table:style-name="ce59" office:value-type="string">
            <text:p>慶峰營造有限公司<text:span text:style-name="T10">慶峰營造</text:span><text:span text:style-name="T10">有限公司慶峰營造有限公司</text:span><text:span text:style-name="T10">慶峰營造有限公司慶峰營造</text:span><text:span text:style-name="T10">有限公司慶峰營造有限公司</text:span><text:span text:style-name="T10">慶峰營造有限公司</text:span></text:p>
          </table:table-cell>
          <table:table-cell table:number-columns-repeated="1015"/>
        </table:table-row>
        <table:table-row table:style-name="ro77">
          <table:table-cell table:style-name="ce9" office:value-type="string">
            <text:p>陳美梅<text:span text:style-name="T10">陳美梅陳美梅陳美梅</text:span><text:span text:style-name="T10">陳美梅陳美梅陳美梅</text:span></text:p>
          </table:table-cell>
          <table:table-cell table:style-name="ce22" office:value-type="string">
            <text:p>桃園國小體育及遊戲設施修繕及更新工程<text:span text:style-name="T10">桃園國小體育</text:span><text:span text:style-name="T10">及遊戲設施修繕及更新工程</text:span><text:span text:style-name="T10">桃園國小體育及遊戲設施修</text:span><text:span text:style-name="T10">繕及更新工程桃園國小體育</text:span><text:span text:style-name="T10">及遊戲設施修繕及更新工程</text:span><text:span text:style-name="T10">桃園國小體育及遊戲設施修</text:span><text:span text:style-name="T10">繕及更新工程桃園國小體育</text:span><text:span text:style-name="T10">及遊戲設施修繕及更新工程</text:span><text:span text:style-name="T10">桃園國小體育及遊戲設施修</text:span><text:span text:style-name="T10">繕及更新工程</text:span></text:p>
          </table:table-cell>
          <table:table-cell table:style-name="ce29" office:value-type="string">
            <text:p>桃園國小<text:span text:style-name="T10">桃園國小桃園國小</text:span><text:span text:style-name="T10">桃園國小桃園國小桃園國小</text:span><text:span text:style-name="T10">桃園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52" office:value-type="float" office:value="2200">
            <text:p><text:s/>2,2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桃園國小<text:span text:style-name="T10">桃園國小桃園國小</text:span><text:span text:style-name="T10">桃園國小桃園國小桃園國小</text:span><text:span text:style-name="T10">桃園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</text:span></text:p>
          </table:table-cell>
          <table:table-cell table:style-name="ce60"/>
          <table:table-cell table:number-columns-repeated="1015"/>
        </table:table-row>
        <table:table-row table:style-name="ro57">
          <table:table-cell table:style-name="ce9" office:value-type="string">
            <text:p>楊進福<text:span text:style-name="T10">楊進福楊進福楊進福</text:span><text:span text:style-name="T10">楊進福楊進福楊進福</text:span></text:p>
          </table:table-cell>
          <table:table-cell table:style-name="ce22" office:value-type="string">
            <text:p>龜山國小遊戲設施暨地坪整修工程<text:span text:style-name="T10">龜山國小遊戲設施暨</text:span><text:span text:style-name="T10">地坪整修工程龜山國小遊戲</text:span><text:span text:style-name="T10">設施暨地坪整修工程龜山國</text:span><text:span text:style-name="T10">小遊戲設施暨地坪整修工程</text:span><text:span text:style-name="T10">龜山國小遊戲設施暨地坪整</text:span><text:span text:style-name="T10">修工程龜山國小遊戲設施暨</text:span><text:span text:style-name="T10">地坪整修工程龜山國小遊戲</text:span><text:span text:style-name="T10">設施暨地坪整修工程</text:span></text:p>
          </table:table-cell>
          <table:table-cell table:style-name="ce29" office:value-type="string">
            <text:p>龜山國小<text:span text:style-name="T10">龜山國小龜山國小</text:span><text:span text:style-name="T10">龜山國小龜山國小龜山國小</text:span><text:span text:style-name="T10">龜山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52" office:value-type="float" office:value="2000">
            <text:p><text:s/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龜山國小<text:span text:style-name="T10">龜山國小龜山國小</text:span><text:span text:style-name="T10">龜山國小龜山國小龜山國小</text:span><text:span text:style-name="T10">龜山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text:span text:style-name="T10">公開招標</text:span></text:p>
          </table:table-cell>
          <table:table-cell table:style-name="ce59" office:value-type="string">
            <text:p>源生環保工程行<text:span text:style-name="T10">源生環保工</text:span><text:span text:style-name="T10">程行源生環保工程行源生環</text:span><text:span text:style-name="T10">保工程行源生環保工程行源</text:span><text:span text:style-name="T10">生環保工程行源生環保工程</text:span><text:span text:style-name="T10">行</text:span></text:p>
          </table:table-cell>
          <table:table-cell table:number-columns-repeated="1015"/>
        </table:table-row>
        <table:table-row table:style-name="ro13">
          <table:table-cell table:style-name="ce9" office:value-type="string">
            <text:p>李光達<text:span text:style-name="T10">李光達李光達李光達</text:span><text:span text:style-name="T10">李光達李光達李光達</text:span></text:p>
          </table:table-cell>
          <table:table-cell table:style-name="ce22" office:value-type="string">
            <text:p>青溪國中圖書館、團輔室及法式滾球場整建工程<text:span text:style-name="T10">青溪國</text:span><text:span text:style-name="T10">中圖書館、團輔室及法式滾</text:span><text:span text:style-name="T10">球場整建工程青溪國中圖書</text:span><text:span text:style-name="T10">館、團輔室及法式滾球場整</text:span><text:span text:style-name="T10">建工程青溪國中圖書館、團</text:span><text:span text:style-name="T10">輔室及法式滾球場整建工程</text:span><text:span text:style-name="T10">青溪國中圖書館、團輔室及</text:span><text:span text:style-name="T10">法式滾球場整建工程青溪國</text:span><text:span text:style-name="T10">中圖書館、團輔室及法式滾</text:span><text:span text:style-name="T10">球場整建工程青溪國中圖書</text:span><text:span text:style-name="T10">館、團輔室及法式滾球場整</text:span><text:span text:style-name="T10">建工程</text:span></text:p>
          </table:table-cell>
          <table:table-cell table:style-name="ce29" office:value-type="string">
            <text:p>青溪國中<text:span text:style-name="T10">青溪國中青溪國中</text:span><text:span text:style-name="T10">青溪國中青溪國中青溪國中</text:span><text:span text:style-name="T10">青溪國中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52" office:value-type="float" office:value="2000">
            <text:p><text:s/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青溪國中<text:span text:style-name="T10">青溪國中青溪國中</text:span><text:span text:style-name="T10">青溪國中青溪國中青溪國中</text:span><text:span text:style-name="T10">青溪國中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</text:span></text:p>
          </table:table-cell>
          <table:table-cell table:style-name="ce60"/>
          <table:table-cell table:number-columns-repeated="1015"/>
        </table:table-row>
        <table:table-row table:style-name="ro79">
          <table:table-cell table:style-name="ce9" office:value-type="string">
            <text:p>楊家俍<text:span text:style-name="T10">楊家俍楊家俍楊家俍</text:span><text:span text:style-name="T10">楊家俍楊家俍楊家俍</text:span></text:p>
          </table:table-cell>
          <table:table-cell table:style-name="ce22" office:value-type="string">
            <text:p><text:span text:style-name="T10">北門國小校門入口階梯暨</text:span><text:span text:style-name="T11">PU</text:span><text:span text:style-name="T12">跑道改善工程北門國小校門</text:span><text:span text:style-name="T12">入口階梯暨</text:span><text:span text:style-name="T11">PU</text:span><text:span text:style-name="T12">跑道改善工程</text:span><text:span text:style-name="T12">北門國小校門入口階梯暨</text:span><text:span text:style-name="T11">PU</text:span><text:span text:style-name="T12">跑道改善工程北門國小校門</text:span><text:span text:style-name="T12">入口階梯暨</text:span><text:span text:style-name="T11">PU</text:span><text:span text:style-name="T12">跑道改善工程</text:span><text:span text:style-name="T12">北門國小校門入口階梯暨</text:span><text:span text:style-name="T11">PU</text:span><text:span text:style-name="T12">跑道改善工程北門國小校門</text:span><text:span text:style-name="T12">入口階梯暨</text:span><text:span text:style-name="T11">PU</text:span><text:span text:style-name="T12">跑道改善工程</text:span><text:span text:style-name="T12">北門國小校門入口階梯暨</text:span><text:span text:style-name="T11">PU</text:span><text:span text:style-name="T12">跑道改善工程</text:span></text:p>
          </table:table-cell>
          <table:table-cell table:style-name="ce29" office:value-type="string">
            <text:p>北門國小<text:span text:style-name="T10">北門國小北門國小</text:span><text:span text:style-name="T10">北門國小北門國小北門國小</text:span><text:span text:style-name="T10">北門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49" office:value-type="float" office:value="500">
            <text:p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北門國小<text:span text:style-name="T10">北門國小北門國小</text:span><text:span text:style-name="T10">北門國小北門國小北門國小</text:span><text:span text:style-name="T10">北門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</text:span></text:p>
          </table:table-cell>
          <table:table-cell table:style-name="ce60"/>
          <table:table-cell table:number-columns-repeated="1015"/>
        </table:table-row>
        <table:table-row table:style-name="ro53">
          <table:table-cell table:style-name="ce9" office:value-type="string">
            <text:p>袁明星<text:span text:style-name="T10">袁明星袁明星袁明星</text:span><text:span text:style-name="T10">袁明星袁明星袁明星</text:span></text:p>
          </table:table-cell>
          <table:table-cell table:style-name="ce22" office:value-type="string">
            <text:p><text:span text:style-name="T10">興仁國小</text:span><text:span text:style-name="T11">104</text:span><text:span text:style-name="T12">年度改善教學設</text:span><text:span text:style-name="T12">備計畫興仁國小</text:span><text:span text:style-name="T11">104</text:span><text:span text:style-name="T12">年度改善</text:span><text:span text:style-name="T12">教學設備計畫興仁國小</text:span><text:span text:style-name="T11">104</text:span><text:span text:style-name="T12">年</text:span><text:span text:style-name="T12">度改善教學設備計畫興仁國</text:span><text:span text:style-name="T12">小</text:span><text:span text:style-name="T11">104</text:span><text:span text:style-name="T12">年度改善教學設備計畫</text:span><text:span text:style-name="T12">興仁國小</text:span><text:span text:style-name="T11">104</text:span><text:span text:style-name="T12">年度改善教學設</text:span><text:span text:style-name="T12">備計畫興仁國小</text:span><text:span text:style-name="T11">104</text:span><text:span text:style-name="T12">年度改善</text:span><text:span text:style-name="T12">教學設備計畫興仁國小</text:span><text:span text:style-name="T11">104</text:span><text:span text:style-name="T12">年</text:span><text:span text:style-name="T12">度改善教學設備計畫</text:span></text:p>
          </table:table-cell>
          <table:table-cell table:style-name="ce29" office:value-type="string">
            <text:p>興仁國小<text:span text:style-name="T10">興仁國小興仁國小</text:span><text:span text:style-name="T10">興仁國小興仁國小興仁國小</text:span><text:span text:style-name="T10">興仁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49" office:value-type="float" office:value="600">
            <text:p>6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興仁國小<text:span text:style-name="T10">興仁國小興仁國小</text:span><text:span text:style-name="T10">興仁國小興仁國小興仁國小</text:span><text:span text:style-name="T10">興仁國小</text:span></text:p>
          </table:table-cell>
          <table:table-cell table:style-name="ce22" office:value-type="string">
            <text:p>共同供應契約<text:span text:style-name="T10">共同供應契約</text:span><text:span text:style-name="T10">共同供應契約共同供應契約</text:span><text:span text:style-name="T10">共同供應契約共同供應契約</text:span><text:span text:style-name="T10">共同供應契約</text:span></text:p>
          </table:table-cell>
          <table:table-cell table:style-name="ce59" office:value-type="string">
            <text:p>彩天科技股份有限公司<text:span text:style-name="T10">彩天</text:span><text:span text:style-name="T10">科技股份有限公司彩天科技</text:span><text:span text:style-name="T10">股份有限公司彩天科技股份</text:span><text:span text:style-name="T10">有限公司彩天科技股份有限</text:span><text:span text:style-name="T10">公司彩天科技股份有限公司</text:span><text:span text:style-name="T10">彩天科技股份有限公司</text:span></text:p>
          </table:table-cell>
          <table:table-cell table:number-columns-repeated="1015"/>
        </table:table-row>
        <table:table-row table:style-name="ro13">
          <table:table-cell table:style-name="ce9" office:value-type="string">
            <text:p>趙正宇<text:span text:style-name="T10">趙正宇趙正宇趙正宇</text:span><text:span text:style-name="T10">趙正宇趙正宇趙正宇</text:span></text:p>
          </table:table-cell>
          <table:table-cell table:style-name="ce22" office:value-type="string">
            <text:p><text:span text:style-name="T10">興仁國小</text:span><text:span text:style-name="T11">104</text:span><text:span text:style-name="T12">年度興仁樓廁所</text:span><text:span text:style-name="T12">修繕工程興仁國小</text:span><text:span text:style-name="T11">104</text:span><text:span text:style-name="T12">年度興</text:span><text:span text:style-name="T12">仁樓廁所修繕工程興仁國小</text:span><text:span text:style-name="T11">104</text:span><text:span text:style-name="T12">年度興仁樓廁所修繕工程</text:span><text:span text:style-name="T12">興仁國小</text:span><text:span text:style-name="T11">104</text:span><text:span text:style-name="T12">年度興仁樓廁所</text:span><text:span text:style-name="T12">修繕工程興仁國小</text:span><text:span text:style-name="T11">104</text:span><text:span text:style-name="T12">年度興</text:span><text:span text:style-name="T12">仁樓廁所修繕工程興仁國小</text:span><text:span text:style-name="T11">104</text:span><text:span text:style-name="T12">年度興仁樓廁所修繕工程</text:span><text:span text:style-name="T12">興仁國小</text:span><text:span text:style-name="T11">104</text:span><text:span text:style-name="T12">年度興仁樓廁所</text:span><text:span text:style-name="T12">修繕工程</text:span></text:p>
          </table:table-cell>
          <table:table-cell table:style-name="ce29" office:value-type="string">
            <text:p>興仁國小<text:span text:style-name="T10">興仁國小興仁國小</text:span><text:span text:style-name="T10">興仁國小興仁國小興仁國小</text:span><text:span text:style-name="T10">興仁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49" office:value-type="float" office:value="400">
            <text:p>4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興仁國小<text:span text:style-name="T10">興仁國小興仁國小</text:span><text:span text:style-name="T10">興仁國小興仁國小興仁國小</text:span><text:span text:style-name="T10">興仁國小</text:span></text:p>
          </table:table-cell>
          <table:table-cell table:style-name="ce69" office:value-type="string">
            <text:p>公開取得報價單或企劃書</text:p>
          </table:table-cell>
          <table:table-cell table:style-name="ce59" office:value-type="string">
            <text:p>聖豪營造有限公司<text:span text:style-name="T10">聖豪營造</text:span><text:span text:style-name="T10">有限公司聖豪營造有限公司</text:span><text:span text:style-name="T10">聖豪營造有限公司聖豪營造</text:span><text:span text:style-name="T10">有限公司聖豪營造有限公司</text:span><text:span text:style-name="T10">聖豪營造有限公司</text:span></text:p>
          </table:table-cell>
          <table:table-cell table:number-columns-repeated="1015"/>
        </table:table-row>
        <table:table-row table:style-name="ro80">
          <table:table-cell table:style-name="ce9" office:value-type="string">
            <text:p>楊家俍<text:span text:style-name="T10">楊家俍楊家俍楊家俍</text:span><text:span text:style-name="T10">楊家俍楊家俍楊家俍</text:span></text:p>
          </table:table-cell>
          <table:table-cell table:style-name="ce22" office:value-type="string">
            <text:p>文化國小文化國小薰風樓及時雨樓二棟校舍防水改善工程<text:span text:style-name="T10">文化國小文化國小薰風樓</text:span><text:span text:style-name="T10">及時雨樓二棟校舍防水改善</text:span><text:span text:style-name="T10">工程文化國小文化國小薰風</text:span><text:span text:style-name="T10">樓及時雨樓二棟校舍防水改</text:span><text:span text:style-name="T10">善工程文化國小文化國小薰</text:span><text:span text:style-name="T10">風樓及時雨樓二棟校舍防水</text:span><text:span text:style-name="T10">改善工程文化國小文化國小</text:span><text:span text:style-name="T10">薰風樓及時雨樓二棟校舍防</text:span><text:span text:style-name="T10">水改善工程文化國小文化國</text:span><text:span text:style-name="T10">小薰風樓及時雨樓二棟校舍</text:span><text:span text:style-name="T10">防水改善工程文化國小文化</text:span><text:span text:style-name="T10">國小薰風樓及時雨樓二棟校</text:span><text:span text:style-name="T10">舍防水改善工程</text:span></text:p>
          </table:table-cell>
          <table:table-cell table:style-name="ce29" office:value-type="string">
            <text:p>文化國小<text:span text:style-name="T10">文化國小文化國小</text:span><text:span text:style-name="T10">文化國小文化國小文化國小</text:span><text:span text:style-name="T10">文化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49" office:value-type="float" office:value="350">
            <text:p>35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桃</text:span><text:span text:style-name="T12">園市政府地方教育發展基金</text:span><text:span text:style-name="T11">-</text:span><text:span text:style-name="T12">教育局分基金</text:span><text:span text:style-name="T11">-</text:span><text:span text:style-name="T12">一般行政管理</text:span><text:span text:style-name="T12">計畫桃園市政府地方教育發</text:span><text:span text:style-name="T12">展基金</text:span><text:span text:style-name="T11">-</text:span><text:span text:style-name="T12">教育局分基金</text:span><text:span text:style-name="T11">-</text:span><text:span text:style-name="T12">一般</text:span><text:span text:style-name="T12">行政管理計畫桃園市政府地</text:span><text:span text:style-name="T12">方教育發展基金</text:span><text:span text:style-name="T11">-</text:span><text:span text:style-name="T12">教育局分基</text:span><text:span text:style-name="T12">金</text:span><text:span text:style-name="T11">-</text:span><text:span text:style-name="T12">一般行政管理計畫桃園市</text:span><text:span text:style-name="T12">政府地方教育發展基金</text:span><text:span text:style-name="T11">-</text:span><text:span text:style-name="T12">教育</text:span><text:span text:style-name="T12">局分基金</text:span><text:span text:style-name="T11">-</text:span><text:span text:style-name="T12">一般行政管理計畫</text:span></text:p>
          </table:table-cell>
          <table:table-cell table:style-name="ce31" office:value-type="string">
            <text:p>文化國小<text:span text:style-name="T10">文化國小文化國小</text:span><text:span text:style-name="T10">文化國小文化國小文化國小</text:span><text:span text:style-name="T10">文化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</text:span></text:p>
          </table:table-cell>
          <table:table-cell table:style-name="ce60"/>
          <table:table-cell table:number-columns-repeated="1015"/>
        </table:table-row>
        <table:table-row table:style-name="ro57">
          <table:table-cell table:style-name="ce9" office:value-type="string">
            <text:p>陳麗莉<text:span text:style-name="T10">陳麗莉陳麗莉陳麗莉</text:span><text:span text:style-name="T10">陳麗莉陳麗莉陳麗莉</text:span></text:p>
          </table:table-cell>
          <table:table-cell table:style-name="ce22" office:value-type="string">
            <text:p><text:span text:style-name="T10">光明國小曙光藝廊</text:span><text:span text:style-name="T11">-</text:span><text:span text:style-name="T12">改善教學</text:span><text:span text:style-name="T12">環境設備工程光明國小曙光</text:span><text:span text:style-name="T12">藝廊</text:span><text:span text:style-name="T11">-</text:span><text:span text:style-name="T12">改善教學環境設備工程</text:span><text:span text:style-name="T12">光明國小曙光藝廊</text:span><text:span text:style-name="T11">-</text:span><text:span text:style-name="T12">改善教學</text:span><text:span text:style-name="T12">環境設備工程光明國小曙光</text:span><text:span text:style-name="T12">藝廊</text:span><text:span text:style-name="T11">-</text:span><text:span text:style-name="T12">改善教學環境設備工程</text:span><text:span text:style-name="T12">光明國小曙光藝廊</text:span><text:span text:style-name="T11">-</text:span><text:span text:style-name="T12">改善教學</text:span><text:span text:style-name="T12">環境設備工程光明國小曙光</text:span><text:span text:style-name="T12">藝廊</text:span><text:span text:style-name="T11">-</text:span><text:span text:style-name="T12">改善教學環境設備工程</text:span><text:span text:style-name="T12">光明國小曙光藝廊</text:span><text:span text:style-name="T11">-</text:span><text:span text:style-name="T12">改善教學</text:span><text:span text:style-name="T12">環境設備工程</text:span></text:p>
          </table:table-cell>
          <table:table-cell table:style-name="ce29" office:value-type="string">
            <text:p>光明國小<text:span text:style-name="T10">光明國小光明國小</text:span><text:span text:style-name="T10">光明國小光明國小光明國小</text:span><text:span text:style-name="T10">光明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52" office:value-type="float" office:value="870">
            <text:p><text:s/>87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光明國小<text:span text:style-name="T10">光明國小光明國小</text:span><text:span text:style-name="T10">光明國小光明國小光明國小</text:span><text:span text:style-name="T10">光明國小</text:span></text:p>
          </table:table-cell>
          <table:table-cell table:style-name="ce69" office:value-type="string">
            <text:p>公開取得報價單或企劃書</text:p>
          </table:table-cell>
          <table:table-cell table:style-name="ce59" office:value-type="string">
            <text:p><text:span text:style-name="T10">合益土木包工業有限公司</text:span><text:span text:style-name="T11"> </text:span><text:span text:style-name="T12">合</text:span><text:span text:style-name="T12">益土木包工業有限公司</text:span><text:span text:style-name="T11"> </text:span><text:span text:style-name="T12">合益</text:span><text:span text:style-name="T12">土木包工業有限公司</text:span><text:span text:style-name="T11"> </text:span><text:span text:style-name="T12">合益土</text:span><text:span text:style-name="T12">木包工業有限公司</text:span><text:span text:style-name="T11"> </text:span><text:span text:style-name="T12">合益土木</text:span><text:span text:style-name="T12">包工業有限公司</text:span><text:span text:style-name="T11"> </text:span><text:span text:style-name="T12">合益土木包</text:span><text:span text:style-name="T12">工業有限公司</text:span><text:span text:style-name="T11"> </text:span><text:span text:style-name="T12">合益土木包工</text:span><text:span text:style-name="T12">業有限公司</text:span><text:span text:style-name="T11"> </text:span></text:p>
          </table:table-cell>
          <table:table-cell table:number-columns-repeated="1015"/>
        </table:table-row>
        <table:table-row table:style-name="ro81">
          <table:table-cell table:style-name="ce9" office:value-type="string">
            <text:p>袁明星<text:span text:style-name="T10">袁明星袁明星袁明星</text:span><text:span text:style-name="T10">袁明星袁明星袁明星</text:span></text:p>
          </table:table-cell>
          <table:table-cell table:style-name="ce22" office:value-type="string">
            <text:p><text:span text:style-name="T10">內壢國小</text:span><text:span text:style-name="T11">104</text:span><text:span text:style-name="T12">年度充實學校辦</text:span><text:span text:style-name="T12">公室設備內壢國小</text:span><text:span text:style-name="T11">104</text:span><text:span text:style-name="T12">年度充</text:span><text:span text:style-name="T12">實學校辦公室設備內壢國小</text:span><text:span text:style-name="T11">104</text:span><text:span text:style-name="T12">年度充實學校辦公室設備</text:span><text:span text:style-name="T12">內壢國小</text:span><text:span text:style-name="T11">104</text:span><text:span text:style-name="T12">年度充實學校辦</text:span><text:span text:style-name="T12">公室設備內壢國小</text:span><text:span text:style-name="T11">104</text:span><text:span text:style-name="T12">年度充</text:span><text:span text:style-name="T12">實學校辦公室設備內壢國小</text:span><text:span text:style-name="T11">104</text:span><text:span text:style-name="T12">年度充實學校辦公室設備</text:span><text:span text:style-name="T12">內壢國小</text:span><text:span text:style-name="T11">104</text:span><text:span text:style-name="T12">年度充實學校辦</text:span><text:span text:style-name="T12">公室設備</text:span></text:p>
          </table:table-cell>
          <table:table-cell table:style-name="ce29" office:value-type="string">
            <text:p>內壢國小<text:span text:style-name="T10">內壢國小內壢國小</text:span><text:span text:style-name="T10">內壢國小內壢國小內壢國小</text:span><text:span text:style-name="T10">內壢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49" office:value-type="float" office:value="91">
            <text:p>91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桃</text:span><text:span text:style-name="T12">園市政府地方教育發展基金</text:span><text:span text:style-name="T11">-</text:span><text:span text:style-name="T12">教育局分基金</text:span><text:span text:style-name="T11">-</text:span><text:span text:style-name="T12">一般行政管理</text:span><text:span text:style-name="T12">計畫桃園市政府地方教育發</text:span><text:span text:style-name="T12">展基金</text:span><text:span text:style-name="T11">-</text:span><text:span text:style-name="T12">教育局分基金</text:span><text:span text:style-name="T11">-</text:span><text:span text:style-name="T12">一般</text:span><text:span text:style-name="T12">行政管理計畫桃園市政府地</text:span><text:span text:style-name="T12">方教育發展基金</text:span><text:span text:style-name="T11">-</text:span><text:span text:style-name="T12">教育局分基</text:span><text:span text:style-name="T12">金</text:span><text:span text:style-name="T11">-</text:span><text:span text:style-name="T12">一般行政管理計畫桃園市</text:span><text:span text:style-name="T12">政府地方教育發展基金</text:span><text:span text:style-name="T11">-</text:span><text:span text:style-name="T12">教育</text:span><text:span text:style-name="T12">局分基金</text:span><text:span text:style-name="T11">-</text:span><text:span text:style-name="T12">一般行政管理計畫</text:span></text:p>
          </table:table-cell>
          <table:table-cell table:style-name="ce31" office:value-type="string">
            <text:p>內壢國小<text:span text:style-name="T10">內壢國小內壢國小</text:span><text:span text:style-name="T10">內壢國小內壢國小內壢國小</text:span><text:span text:style-name="T10">內壢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</text:span></text:p>
          </table:table-cell>
          <table:table-cell table:style-name="ce60"/>
          <table:table-cell table:number-columns-repeated="1015"/>
        </table:table-row>
        <table:table-row table:style-name="ro8">
          <table:table-cell table:style-name="ce9" office:value-type="string">
            <text:p>袁明星<text:span text:style-name="T10">袁明星袁明星袁明星</text:span><text:span text:style-name="T10">袁明星袁明星袁明星</text:span></text:p>
          </table:table-cell>
          <table:table-cell table:style-name="ce22" office:value-type="string">
            <text:p><text:span text:style-name="T10">東興國中</text:span><text:span text:style-name="T11">104</text:span><text:span text:style-name="T12">年度改善辦公室</text:span><text:span text:style-name="T12">設備東興國中</text:span><text:span text:style-name="T11">104</text:span><text:span text:style-name="T12">年度改善辦</text:span><text:span text:style-name="T12">公室設備東興國中</text:span><text:span text:style-name="T11">104</text:span><text:span text:style-name="T12">年度改</text:span><text:span text:style-name="T12">善辦公室設備東興國中</text:span><text:span text:style-name="T11">104</text:span><text:span text:style-name="T12">年</text:span><text:span text:style-name="T12">度改善辦公室設備東興國中</text:span><text:span text:style-name="T11">104</text:span><text:span text:style-name="T12">年度改善辦公室設備東興</text:span><text:span text:style-name="T12">國中</text:span><text:span text:style-name="T11">104</text:span><text:span text:style-name="T12">年度改善辦公室設備</text:span><text:span text:style-name="T12">東興國中</text:span><text:span text:style-name="T11">104</text:span><text:span text:style-name="T12">年度改善辦公室</text:span><text:span text:style-name="T12">設備</text:span></text:p>
          </table:table-cell>
          <table:table-cell table:style-name="ce29" office:value-type="string">
            <text:p>東興國中<text:span text:style-name="T10">東興國中東興國中</text:span><text:span text:style-name="T10">東興國中東興國中東興國中</text:span><text:span text:style-name="T10">東興國中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49" office:value-type="float" office:value="91">
            <text:p>91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桃</text:span><text:span text:style-name="T12">園市政府地方教育發展基金</text:span><text:span text:style-name="T11">-</text:span><text:span text:style-name="T12">教育局分基金</text:span><text:span text:style-name="T11">-</text:span><text:span text:style-name="T12">一般行政管理</text:span><text:span text:style-name="T12">計畫桃園市政府地方教育發</text:span><text:span text:style-name="T12">展基金</text:span><text:span text:style-name="T11">-</text:span><text:span text:style-name="T12">教育局分基金</text:span><text:span text:style-name="T11">-</text:span><text:span text:style-name="T12">一般</text:span><text:span text:style-name="T12">行政管理計畫桃園市政府地</text:span><text:span text:style-name="T12">方教育發展基金</text:span><text:span text:style-name="T11">-</text:span><text:span text:style-name="T12">教育局分基</text:span><text:span text:style-name="T12">金</text:span><text:span text:style-name="T11">-</text:span><text:span text:style-name="T12">一般行政管理計畫桃園市</text:span><text:span text:style-name="T12">政府地方教育發展基金</text:span><text:span text:style-name="T11">-</text:span><text:span text:style-name="T12">教育</text:span><text:span text:style-name="T12">局分基金</text:span><text:span text:style-name="T11">-</text:span><text:span text:style-name="T12">一般行政管理計畫</text:span></text:p>
          </table:table-cell>
          <table:table-cell table:style-name="ce29" office:value-type="string">
            <text:p>東興國中<text:span text:style-name="T10">東興國中東興國中</text:span><text:span text:style-name="T10">東興國中東興國中東興國中</text:span><text:span text:style-name="T10">東興國中</text:span></text:p>
          </table:table-cell>
          <table:table-cell table:style-name="ce22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text:span text:style-name="T10">小額採購逕洽廠商</text:span></text:p>
          </table:table-cell>
          <table:table-cell table:style-name="ce59" office:value-type="string">
            <text:p>樂司科國際股份有限公司<text:span text:style-name="T10">樂</text:span><text:span text:style-name="T10">司科國際股份有限公司樂司</text:span><text:span text:style-name="T10">科國際股份有限公司樂司科</text:span><text:span text:style-name="T10">國際股份有限公司樂司科國</text:span><text:span text:style-name="T10">際股份有限公司樂司科國際</text:span><text:span text:style-name="T10">股份有限公司樂司科國際股</text:span><text:span text:style-name="T10">份有限公司</text:span></text:p>
          </table:table-cell>
          <table:table-cell table:number-columns-repeated="1015"/>
        </table:table-row>
        <table:table-row table:style-name="ro67">
          <table:table-cell table:style-name="ce9" office:value-type="string">
            <text:p>陳瑛<text:span text:style-name="T10">陳瑛陳瑛陳瑛陳瑛陳瑛</text:span><text:span text:style-name="T10">陳瑛</text:span></text:p>
          </table:table-cell>
          <table:table-cell table:style-name="ce22" office:value-type="string">
            <text:p>光華國小改善校園修繕工程<text:span text:style-name="T10">光華國小改善校園修繕工程</text:span><text:span text:style-name="T10">光華國小改善校園修繕工程</text:span><text:span text:style-name="T10">光華國小改善校園修繕工程</text:span><text:span text:style-name="T10">光華國小改善校園修繕工程</text:span><text:span text:style-name="T10">光華國小改善校園修繕工程</text:span><text:span text:style-name="T10">光華國小改善校園修繕工程</text:span></text:p>
          </table:table-cell>
          <table:table-cell table:style-name="ce29" office:value-type="string">
            <text:p>光華國小<text:span text:style-name="T10">光華國小光華國小</text:span><text:span text:style-name="T10">光華國小光華國小光華國小</text:span><text:span text:style-name="T10">光華國小</text:span></text:p>
          </table:table-cell>
          <table:table-cell table:style-name="ce44" office:value-type="string">
            <text:p>無<text:span text:style-name="T7">無無無無無無</text:span></text:p>
          </table:table-cell>
          <table:table-cell table:style-name="ce52" office:value-type="float" office:value="939">
            <text:p><text:s/>939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光華國小<text:span text:style-name="T10">光華國小光華國小</text:span><text:span text:style-name="T10">光華國小光華國小光華國小</text:span><text:span text:style-name="T10">光華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辦理中</text:span></text:p>
          </table:table-cell>
          <table:table-cell table:style-name="ce60"/>
          <table:table-cell table:number-columns-repeated="1015"/>
        </table:table-row>
        <table:table-row table:style-name="ro57">
          <table:table-cell table:style-name="ce7" office:value-type="string">
            <text:p>陳瑛<text:span text:style-name="T10">陳瑛陳瑛陳瑛陳瑛陳瑛</text:span><text:span text:style-name="T10">陳瑛</text:span></text:p>
          </table:table-cell>
          <table:table-cell table:style-name="ce23" office:value-type="string">
            <text:p>僑愛國小教師研究室裝修工程<text:span text:style-name="T10">僑愛國小教師研究室裝修</text:span><text:span text:style-name="T10">工程僑愛國小教師研究室裝</text:span><text:span text:style-name="T10">修工程僑愛國小教師研究室</text:span><text:span text:style-name="T10">裝修工程僑愛國小教師研究</text:span><text:span text:style-name="T10">室裝修工程僑愛國小教師研</text:span><text:span text:style-name="T10">究室裝修工程僑愛國小教師</text:span><text:span text:style-name="T10">研究室裝修工程</text:span></text:p>
          </table:table-cell>
          <table:table-cell table:style-name="ce30" office:value-type="string">
            <text:p>僑愛國小<text:span text:style-name="T10">僑愛國小僑愛國小</text:span><text:span text:style-name="T10">僑愛國小僑愛國小僑愛國小</text:span><text:span text:style-name="T10">僑愛國小</text:span></text:p>
          </table:table-cell>
          <table:table-cell table:style-name="ce43" office:value-type="string">
            <text:p>無<text:span text:style-name="T7">無無無無無無</text:span></text:p>
          </table:table-cell>
          <table:table-cell table:style-name="ce52" office:value-type="float" office:value="300">
            <text:p><text:s/>3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0" office:value-type="string">
            <text:p>僑愛國小<text:span text:style-name="T10">僑愛國小僑愛國小</text:span><text:span text:style-name="T10">僑愛國小僑愛國小僑愛國小</text:span><text:span text:style-name="T10">僑愛國小</text:span></text:p>
          </table:table-cell>
          <table:table-cell table:style-name="ce23" office:value-type="string">
            <text:p>辦理中<text:span text:style-name="T10">辦理中辦理中辦理中</text:span>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49">
          <table:table-cell table:style-name="ce7" office:value-type="string">
            <text:p>陳治文<text:span text:style-name="T10">陳治文陳治文陳治文</text:span><text:span text:style-name="T10">陳治文陳治文陳治文</text:span></text:p>
          </table:table-cell>
          <table:table-cell table:style-name="ce23" office:value-type="string">
            <text:p><text:span text:style-name="T10">大溪國中</text:span><text:span text:style-name="T11">104</text:span><text:span text:style-name="T12">年度科技館水溝</text:span><text:span text:style-name="T12">暨周邊環境改善工程大溪國</text:span><text:span text:style-name="T12">中</text:span><text:span text:style-name="T11">104</text:span><text:span text:style-name="T12">年度科技館水溝暨周邊</text:span><text:span text:style-name="T12">環境改善工程大溪國中</text:span><text:span text:style-name="T11">104</text:span><text:span text:style-name="T12">年</text:span><text:span text:style-name="T12">度科技館水溝暨周邊環境改</text:span><text:span text:style-name="T12">善工程大溪國中</text:span><text:span text:style-name="T11">104</text:span><text:span text:style-name="T12">年度科技</text:span><text:span text:style-name="T12">館水溝暨周邊環境改善工程</text:span><text:span text:style-name="T12">大溪國中</text:span><text:span text:style-name="T11">104</text:span><text:span text:style-name="T12">年度科技館水溝</text:span><text:span text:style-name="T12">暨周邊環境改善工程大溪國</text:span><text:span text:style-name="T12">中</text:span><text:span text:style-name="T11">104</text:span><text:span text:style-name="T12">年度科技館水溝暨周邊</text:span><text:span text:style-name="T12">環境改善工程大溪國中</text:span><text:span text:style-name="T11">104</text:span><text:span text:style-name="T12">年</text:span><text:span text:style-name="T12">度科技館水溝暨周邊環境改</text:span><text:span text:style-name="T12">善工程</text:span></text:p>
          </table:table-cell>
          <table:table-cell table:style-name="ce30" office:value-type="string">
            <text:p>大溪國中<text:span text:style-name="T10">大溪國中大溪國中</text:span><text:span text:style-name="T10">大溪國中大溪國中大溪國中</text:span><text:span text:style-name="T10">大溪國中</text:span></text:p>
          </table:table-cell>
          <table:table-cell table:style-name="ce43" office:value-type="string">
            <text:p>無<text:span text:style-name="T7">無無無無無無</text:span></text:p>
          </table:table-cell>
          <table:table-cell table:style-name="ce49" office:value-type="float" office:value="200">
            <text:p>2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0" office:value-type="string">
            <text:p>大溪國中<text:span text:style-name="T10">大溪國中大溪國中</text:span><text:span text:style-name="T10">大溪國中大溪國中大溪國中</text:span><text:span text:style-name="T10">大溪國中</text:span></text:p>
          </table:table-cell>
          <table:table-cell table:style-name="ce23" office:value-type="string">
            <text:p>公開招標<text:span text:style-name="T10">公開招標公開招標</text:span><text:span text:style-name="T10">公開招標公開招標公開招標</text:span><text:span text:style-name="T10">公開招標</text:span></text:p>
          </table:table-cell>
          <table:table-cell table:style-name="ce60" office:value-type="string">
            <text:p>鉅大工程開發有限公司<text:span text:style-name="T10">鉅大</text:span><text:span text:style-name="T10">工程開發有限公司鉅大工程</text:span><text:span text:style-name="T10">開發有限公司鉅大工程開發</text:span><text:span text:style-name="T10">有限公司鉅大工程開發有限</text:span><text:span text:style-name="T10">公司鉅大工程開發有限公司</text:span><text:span text:style-name="T10">鉅大工程開發有限公司</text:span></text:p>
          </table:table-cell>
          <table:table-cell table:number-columns-repeated="1015"/>
        </table:table-row>
        <table:table-row table:style-name="ro49">
          <table:table-cell table:style-name="ce9" office:value-type="string">
            <text:p>邱佳亮<text:span text:style-name="T10">邱佳亮邱佳亮邱佳亮</text:span><text:span text:style-name="T10">邱佳亮邱佳亮</text:span></text:p>
          </table:table-cell>
          <table:table-cell table:style-name="ce22" office:value-type="string">
            <text:p>新屋國小百齡圖書館閱讀空間活化工程<text:span text:style-name="T10">新屋國小百齡圖</text:span><text:span text:style-name="T10">書館閱讀空間活化工程新屋</text:span><text:span text:style-name="T10">國小百齡圖書館閱讀空間活</text:span><text:span text:style-name="T10">化工程新屋國小百齡圖書館</text:span><text:span text:style-name="T10">閱讀空間活化工程新屋國小</text:span><text:span text:style-name="T10">百齡圖書館閱讀空間活化工</text:span><text:span text:style-name="T10">程新屋國小百齡圖書館閱讀</text:span><text:span text:style-name="T10">空間活化工程</text:span></text:p>
          </table:table-cell>
          <table:table-cell table:style-name="ce29" office:value-type="string">
            <text:p>新屋國小<text:span text:style-name="T10">新屋國小新屋國小</text:span><text:span text:style-name="T10">新屋國小新屋國小新屋國小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52" office:value-type="float" office:value="800">
            <text:p><text:s/>8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新屋國小<text:span text:style-name="T10">新屋國小新屋國小</text:span><text:span text:style-name="T10">新屋國小新屋國小新屋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82">
          <table:table-cell table:style-name="ce9" office:value-type="string">
            <text:p>陳瑛<text:span text:style-name="T10">陳瑛陳瑛陳瑛陳瑛陳瑛</text:span></text:p>
          </table:table-cell>
          <table:table-cell table:style-name="ce22" office:value-type="string">
            <text:p>楊梅國小改善校園環境工程<text:span text:style-name="T10">楊梅國小改善校園環境工程</text:span><text:span text:style-name="T10">楊梅國小改善校園環境工程</text:span><text:span text:style-name="T10">楊梅國小改善校園環境工程</text:span><text:span text:style-name="T10">楊梅國小改善校園環境工程</text:span><text:span text:style-name="T10">楊梅國小改善校園環境工程</text:span></text:p>
          </table:table-cell>
          <table:table-cell table:style-name="ce29" office:value-type="string">
            <text:p>楊梅國小<text:span text:style-name="T10">楊梅國小楊梅國小</text:span><text:span text:style-name="T10">楊梅國小楊梅國小楊梅國小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52" office:value-type="float" office:value="500">
            <text:p><text:s/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楊梅國小<text:span text:style-name="T10">楊梅國小楊梅國小</text:span><text:span text:style-name="T10">楊梅國小楊梅國小楊梅國小</text:span></text:p>
          </table:table-cell>
          <table:table-cell table:style-name="ce73" office:value-type="string">
            <text:p>公開招標<text:span text:style-name="T10">公開招標公開招標</text:span><text:span text:style-name="T10">公開招標公開招標公開招標</text:span></text:p>
          </table:table-cell>
          <table:table-cell table:style-name="ce8" office:value-type="string">
            <text:p>國鼎金屬有限公司<text:span text:style-name="T10">國鼎金屬</text:span><text:span text:style-name="T10">有限公司國鼎金屬有限公司</text:span><text:span text:style-name="T10">國鼎金屬有限公司國鼎金屬</text:span><text:span text:style-name="T10">有限公司國鼎金屬有限公司</text:span></text:p>
          </table:table-cell>
          <table:table-cell table:number-columns-repeated="1015"/>
        </table:table-row>
        <table:table-row table:style-name="ro79">
          <table:table-cell table:style-name="ce9" office:value-type="string">
            <text:p>葉明月<text:span text:style-name="T10">葉明月葉明月葉明月</text:span><text:span text:style-name="T10">葉明月葉明月</text:span></text:p>
          </table:table-cell>
          <table:table-cell table:style-name="ce22" office:value-type="string">
            <text:p>內壢國中耕讀園表演台及車棚烤肉區地坪整修工程<text:span text:style-name="T10">內壢</text:span><text:span text:style-name="T10">國中耕讀園表演台及車棚烤</text:span><text:span text:style-name="T10">肉區地坪整修工程內壢國中</text:span><text:span text:style-name="T10">耕讀園表演台及車棚烤肉區</text:span><text:span text:style-name="T10">地坪整修工程內壢國中耕讀</text:span><text:span text:style-name="T10">園表演台及車棚烤肉區地坪</text:span><text:span text:style-name="T10">整修工程內壢國中耕讀園表</text:span><text:span text:style-name="T10">演台及車棚烤肉區地坪整修</text:span><text:span text:style-name="T10">工程內壢國中耕讀園表演台</text:span><text:span text:style-name="T10">及車棚烤肉區地坪整修工程</text:span></text:p>
          </table:table-cell>
          <table:table-cell table:style-name="ce29" office:value-type="string">
            <text:p>內壢國中<text:span text:style-name="T10">內壢國中內壢國中</text:span><text:span text:style-name="T10">內壢國中內壢國中內壢國中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49" office:value-type="float" office:value="480">
            <text:p>48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內壢國中<text:span text:style-name="T10">內壢國中內壢國中</text:span><text:span text:style-name="T10">內壢國中內壢國中內壢國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/text:p>
          </table:table-cell>
          <table:table-cell table:style-name="ce59" office:value-type="string">
            <text:p>家樂富工程有限公司<text:span text:style-name="T10">家樂富</text:span><text:span text:style-name="T10">工程有限公司家樂富工程有</text:span><text:span text:style-name="T10">限公司家樂富工程有限公司</text:span><text:span text:style-name="T10">家樂富工程有限公司家樂富</text:span><text:span text:style-name="T10">工程有限公司</text:span></text:p>
          </table:table-cell>
          <table:table-cell table:number-columns-repeated="1015"/>
        </table:table-row>
        <table:table-row table:style-name="ro83">
          <table:table-cell table:style-name="ce7" office:value-type="string">
            <text:p><text:span text:style-name="T10">李雲強</text:span></text:p>
            <text:p><text:span text:style-name="T10">呂淑真</text:span></text:p>
            <text:p><text:span text:style-name="T10">蘇志強</text:span></text:p>
            <text:p><text:span text:style-name="T10">李雲強</text:span></text:p>
            <text:p><text:span text:style-name="T10">呂淑真</text:span></text:p>
            <text:p><text:span text:style-name="T10">蘇志強</text:span></text:p>
            <text:p><text:span text:style-name="T10">李雲強</text:span></text:p>
            <text:p><text:span text:style-name="T10">呂淑真</text:span></text:p>
            <text:p><text:span text:style-name="T10">蘇志強</text:span></text:p>
            <text:p><text:span text:style-name="T10">李雲強</text:span></text:p>
            <text:p><text:span text:style-name="T10">呂淑真</text:span></text:p>
            <text:p><text:span text:style-name="T10">蘇志強</text:span></text:p>
            <text:p><text:span text:style-name="T10">李雲強</text:span></text:p>
            <text:p><text:span text:style-name="T10">呂淑真</text:span></text:p>
            <text:p><text:span text:style-name="T10">蘇志強</text:span></text:p>
            <text:p><text:span text:style-name="T10">李雲強</text:span></text:p>
            <text:p><text:span text:style-name="T10">呂淑真</text:span></text:p>
            <text:p><text:span text:style-name="T10">蘇志強</text:span></text:p>
            <text:p><text:span text:style-name="T10"/></text:p>
          </table:table-cell>
          <table:table-cell table:style-name="ce22" office:value-type="string">
            <text:p>新明國中改善校園排水系統、整修停車場鋪面暨圍牆美化工程<text:span text:style-name="T10">新明國中改善校園排</text:span><text:span text:style-name="T10">水系統、整修停車場鋪面暨</text:span><text:span text:style-name="T10">圍牆美化工程新明國中改善</text:span><text:span text:style-name="T10">校園排水系統、整修停車場</text:span><text:span text:style-name="T10">鋪面暨圍牆美化工程新明國</text:span><text:span text:style-name="T10">中改善校園排水系統、整修</text:span><text:span text:style-name="T10">停車場鋪面暨圍牆美化工程</text:span><text:span text:style-name="T10">新明國中改善校園排水系統</text:span><text:span text:style-name="T10">、整修停車場鋪面暨圍牆美</text:span><text:span text:style-name="T10">化工程新明國中改善校園排</text:span><text:span text:style-name="T10">水系統、整修停車場鋪面暨</text:span><text:span text:style-name="T10">圍牆美化工程</text:span></text:p>
          </table:table-cell>
          <table:table-cell table:style-name="ce29" office:value-type="string">
            <text:p>新明國中<text:span text:style-name="T10">新明國中新明國中</text:span><text:span text:style-name="T10">新明國中新明國中新明國中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49" office:value-type="float" office:value="5500">
            <text:p>5,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新明國中<text:span text:style-name="T10">新明國中新明國中</text:span><text:span text:style-name="T10">新明國中新明國中新明國中</text:span></text:p>
          </table:table-cell>
          <table:table-cell table:style-name="ce22" office:value-type="string">
            <text:p>尚未辦理<text:span text:style-name="T10">尚未辦理尚未辦理</text:span><text:span text:style-name="T10">尚未辦理尚未辦理尚未辦理</text:span></text:p>
          </table:table-cell>
          <table:table-cell table:style-name="ce60"/>
          <table:table-cell table:number-columns-repeated="1015"/>
        </table:table-row>
        <table:table-row table:style-name="ro84">
          <table:table-cell table:style-name="ce9" office:value-type="string">
            <text:p>魯明哲<text:span text:style-name="T10">魯明哲魯明哲魯明哲</text:span><text:span text:style-name="T10">魯明哲魯明哲</text:span></text:p>
          </table:table-cell>
          <table:table-cell table:style-name="ce22" office:value-type="string">
            <text:p>中壢國中運動代表隊器材採購<text:span text:style-name="T10">中壢國中運動代表隊器材</text:span><text:span text:style-name="T10">採購中壢國中運動代表隊器</text:span><text:span text:style-name="T10">材採購中壢國中運動代表隊</text:span><text:span text:style-name="T10">器材採購中壢國中運動代表</text:span><text:span text:style-name="T10">隊器材採購中壢國中運動代</text:span><text:span text:style-name="T10">表隊器材採購</text:span></text:p>
          </table:table-cell>
          <table:table-cell table:style-name="ce29" office:value-type="string">
            <text:p>中壢國中<text:span text:style-name="T10">中壢國中中壢國中</text:span><text:span text:style-name="T10">中壢國中中壢國中中壢國中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52" office:value-type="float" office:value="300">
            <text:p><text:s/>3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桃</text:span><text:span text:style-name="T12">園市政府地方教育發展基金</text:span><text:span text:style-name="T11">-</text:span><text:span text:style-name="T12">教育局分基金</text:span><text:span text:style-name="T11">-</text:span><text:span text:style-name="T12">一般行政管理</text:span><text:span text:style-name="T12">計畫桃園市政府地方教育發</text:span><text:span text:style-name="T12">展基金</text:span><text:span text:style-name="T11">-</text:span><text:span text:style-name="T12">教育局分基金</text:span><text:span text:style-name="T11">-</text:span><text:span text:style-name="T12">一般</text:span><text:span text:style-name="T12">行政管理計畫桃園市政府地</text:span><text:span text:style-name="T12">方教育發展基金</text:span><text:span text:style-name="T11">-</text:span><text:span text:style-name="T12">教育局分基</text:span><text:span text:style-name="T12">金</text:span><text:span text:style-name="T11">-</text:span><text:span text:style-name="T12">一般行政管理計畫</text:span></text:p>
          </table:table-cell>
          <table:table-cell table:style-name="ce29" office:value-type="string">
            <text:p>中壢國中<text:span text:style-name="T10">中壢國中中壢國中</text:span><text:span text:style-name="T10">中壢國中中壢國中中壢國中</text:span></text:p>
          </table:table-cell>
          <table:table-cell table:style-name="ce69" office:value-type="string">
            <text:p>公開取得報價單或企劃書</text:p>
          </table:table-cell>
          <table:table-cell table:style-name="ce8" office:value-type="string">
            <text:p><text:span text:style-name="T10">誠傑企業有限公司</text:span><text:span text:style-name="T11"> </text:span><text:span text:style-name="T12">誠傑企業</text:span><text:span text:style-name="T12">有限公司</text:span><text:span text:style-name="T11"> </text:span><text:span text:style-name="T12">誠傑企業有限公司</text:span><text:span text:style-name="T11"> </text:span><text:span text:style-name="T12">誠傑企業有限公司</text:span><text:span text:style-name="T11"> </text:span><text:span text:style-name="T12">誠傑企業</text:span><text:span text:style-name="T12">有限公司</text:span><text:span text:style-name="T11"> </text:span><text:span text:style-name="T12">誠傑企業有限公司</text:span><text:span text:style-name="T11"> </text:span></text:p>
          </table:table-cell>
          <table:table-cell table:number-columns-repeated="1015"/>
        </table:table-row>
        <table:table-row table:style-name="ro82">
          <table:table-cell table:style-name="ce9" office:value-type="string">
            <text:p>李光達<text:span text:style-name="T10">李光達李光達李光達</text:span><text:span text:style-name="T10">李光達李光達</text:span></text:p>
          </table:table-cell>
          <table:table-cell table:style-name="ce22" office:value-type="string">
            <text:p><text:span text:style-name="T10">經國國中</text:span><text:span text:style-name="T11">104</text:span><text:span text:style-name="T12">年度班級教室冷</text:span><text:span text:style-name="T12">氣設備購置計畫經國國中</text:span><text:span text:style-name="T11">104</text:span><text:span text:style-name="T12">年度班級教室冷氣設備購置</text:span><text:span text:style-name="T12">計畫經國國中</text:span><text:span text:style-name="T11">104</text:span><text:span text:style-name="T12">年度班級教</text:span><text:span text:style-name="T12">室冷氣設備購置計畫經國國</text:span><text:span text:style-name="T12">中</text:span><text:span text:style-name="T11">104</text:span><text:span text:style-name="T12">年度班級教室冷氣設備</text:span><text:span text:style-name="T12">購置計畫經國國中</text:span><text:span text:style-name="T11">104</text:span><text:span text:style-name="T12">年度班</text:span><text:span text:style-name="T12">級教室冷氣設備購置計畫經</text:span><text:span text:style-name="T12">國國中</text:span><text:span text:style-name="T11">104</text:span><text:span text:style-name="T12">年度班級教室冷氣</text:span><text:span text:style-name="T12">設備購置計畫</text:span></text:p>
          </table:table-cell>
          <table:table-cell table:style-name="ce29" office:value-type="string">
            <text:p>經國國中<text:span text:style-name="T10">經國國中經國國中</text:span><text:span text:style-name="T10">經國國中經國國中經國國中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52" office:value-type="float" office:value="1000">
            <text:p><text:s/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經國國中<text:span text:style-name="T10">經國國中經國國中</text:span><text:span text:style-name="T10">經國國中經國國中經國國中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66">
          <table:table-cell table:style-name="ce9" office:value-type="string">
            <text:p>陳麗莉<text:span text:style-name="T10">陳麗莉陳麗莉陳麗莉</text:span><text:span text:style-name="T10">陳麗莉陳麗莉</text:span></text:p>
          </table:table-cell>
          <table:table-cell table:style-name="ce22" office:value-type="string">
            <text:p>大竹國小樂器設備採購<text:span text:style-name="T10">大竹</text:span><text:span text:style-name="T10">國小樂器設備採購大竹國小</text:span><text:span text:style-name="T10">樂器設備採購大竹國小樂器</text:span><text:span text:style-name="T10">設備採購大竹國小樂器設備</text:span><text:span text:style-name="T10">採購大竹國小樂器設備採購</text:span></text:p>
          </table:table-cell>
          <table:table-cell table:style-name="ce31" office:value-type="string">
            <text:p>大竹國小<text:span text:style-name="T10">大竹國小大竹國小</text:span><text:span text:style-name="T10">大竹國小大竹國小大竹國小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52" office:value-type="float" office:value="500">
            <text:p><text:s/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大竹國小<text:span text:style-name="T10">大竹國小大竹國小</text:span><text:span text:style-name="T10">大竹國小大竹國小大竹國小</text:span></text:p>
          </table:table-cell>
          <table:table-cell table:style-name="ce69" office:value-type="string">
            <text:p>公開取得報價單或企劃書</text:p>
          </table:table-cell>
          <table:table-cell table:style-name="ce8" office:value-type="string">
            <text:p>政新國際藝術有限公司<text:span text:style-name="T10">政新</text:span><text:span text:style-name="T10">國際藝術有限公司政新國際</text:span><text:span text:style-name="T10">藝術有限公司政新國際藝術</text:span><text:span text:style-name="T10">有限公司政新國際藝術有限</text:span><text:span text:style-name="T10">公司政新國際藝術有限公司</text:span></text:p>
          </table:table-cell>
          <table:table-cell table:number-columns-repeated="1015"/>
        </table:table-row>
        <table:table-row table:style-name="ro53">
          <table:table-cell table:style-name="ce9" office:value-type="string">
            <text:p>郭麗華<text:span text:style-name="T10">郭麗華郭麗華郭麗華</text:span><text:span text:style-name="T10">郭麗華郭麗華</text:span></text:p>
          </table:table-cell>
          <table:table-cell table:style-name="ce22" office:value-type="string">
            <text:p>光明國小側門食農教育廣場及停車場整修工程<text:span text:style-name="T10">光明國小</text:span><text:span text:style-name="T10">側門食農教育廣場及停車場</text:span><text:span text:style-name="T10">整修工程光明國小側門食農</text:span><text:span text:style-name="T10">教育廣場及停車場整修工程</text:span><text:span text:style-name="T10">光明國小側門食農教育廣場</text:span><text:span text:style-name="T10">及停車場整修工程光明國小</text:span><text:span text:style-name="T10">側門食農教育廣場及停車場</text:span><text:span text:style-name="T10">整修工程光明國小側門食農</text:span><text:span text:style-name="T10">教育廣場及停車場整修工程</text:span></text:p>
          </table:table-cell>
          <table:table-cell table:style-name="ce31" office:value-type="string">
            <text:p>光明國小<text:span text:style-name="T10">光明國小光明國小</text:span><text:span text:style-name="T10">光明國小光明國小光明國小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52" office:value-type="float" office:value="1400">
            <text:p><text:s/>1,4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光明國小<text:span text:style-name="T10">光明國小光明國小</text:span><text:span text:style-name="T10">光明國小光明國小光明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/text:p>
          </table:table-cell>
          <table:table-cell table:style-name="ce59" office:value-type="string">
            <text:p>聖立營造工程有限公司<text:span text:style-name="T10">聖立</text:span><text:span text:style-name="T10">營造工程有限公司聖立營造</text:span><text:span text:style-name="T10">工程有限公司聖立營造工程</text:span><text:span text:style-name="T10">有限公司聖立營造工程有限</text:span><text:span text:style-name="T10">公司聖立營造工程有限公司</text:span></text:p>
          </table:table-cell>
          <table:table-cell table:number-columns-repeated="1015"/>
        </table:table-row>
        <table:table-row table:style-name="ro76">
          <table:table-cell table:style-name="ce9" office:value-type="string">
            <text:p>蘇家明<text:span text:style-name="T10">蘇家明蘇家明蘇家明</text:span><text:span text:style-name="T10">蘇家明蘇家明</text:span></text:p>
          </table:table-cell>
          <table:table-cell table:style-name="ce22" office:value-type="string">
            <text:p>會稽國小快樂樓、活潑樓屋頂防水整修工程<text:span text:style-name="T10">會稽國小快</text:span><text:span text:style-name="T10">樂樓、活潑樓屋頂防水整修</text:span><text:span text:style-name="T10">工程會稽國小快樂樓、活潑</text:span><text:span text:style-name="T10">樓屋頂防水整修工程會稽國</text:span><text:span text:style-name="T10">小快樂樓、活潑樓屋頂防水</text:span><text:span text:style-name="T10">整修工程會稽國小快樂樓、</text:span><text:span text:style-name="T10">活潑樓屋頂防水整修工程會</text:span><text:span text:style-name="T10">稽國小快樂樓、活潑樓屋頂</text:span><text:span text:style-name="T10">防水整修工程</text:span></text:p>
          </table:table-cell>
          <table:table-cell table:style-name="ce31" office:value-type="string">
            <text:p>會稽國小<text:span text:style-name="T10">會稽國小會稽國小</text:span><text:span text:style-name="T10">會稽國小會稽國小會稽國小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49" office:value-type="float" office:value="2000">
            <text:p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會稽國小<text:span text:style-name="T10">會稽國小會稽國小</text:span><text:span text:style-name="T10">會稽國小會稽國小會稽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公開招標</text:span></text:p>
          </table:table-cell>
          <table:table-cell table:style-name="ce59" office:value-type="string">
            <text:p>上申營造有限公司<text:span text:style-name="T10">上申營造</text:span><text:span text:style-name="T10">有限公司上申營造有限公司</text:span><text:span text:style-name="T10">上申營造有限公司上申營造</text:span><text:span text:style-name="T10">有限公司上申營造有限公司</text:span></text:p>
          </table:table-cell>
          <table:table-cell table:number-columns-repeated="1015"/>
        </table:table-row>
        <table:table-row table:style-name="ro79">
          <table:table-cell table:style-name="ce9" office:value-type="string">
            <text:p>劉曾玉春<text:span text:style-name="T10">劉曾玉春劉曾玉春</text:span><text:span text:style-name="T10">劉曾玉春劉曾玉春劉曾玉春</text:span></text:p>
          </table:table-cell>
          <table:table-cell table:style-name="ce22" office:value-type="string">
            <text:p>林森國小購置飲水設備採購<text:span text:style-name="T10">林森國小購置飲水設備採購</text:span><text:span text:style-name="T10">林森國小購置飲水設備採購</text:span><text:span text:style-name="T10">林森國小購置飲水設備採購</text:span><text:span text:style-name="T10">林森國小購置飲水設備採購</text:span><text:span text:style-name="T10">林森國小購置飲水設備採購</text:span></text:p>
          </table:table-cell>
          <table:table-cell table:style-name="ce31" office:value-type="string">
            <text:p>林森國小<text:span text:style-name="T10">林森國小林森國小</text:span><text:span text:style-name="T10">林森國小林森國小林森國小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52" office:value-type="float" office:value="99">
            <text:p><text:s/>99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林森國小<text:span text:style-name="T10">林森國小林森國小</text:span><text:span text:style-name="T10">林森國小林森國小林森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52">
          <table:table-cell table:style-name="ce9" office:value-type="string">
            <text:p>王浩宇<text:span text:style-name="T10">王浩宇王浩宇王浩宇</text:span><text:span text:style-name="T10">王浩宇王浩宇</text:span></text:p>
          </table:table-cell>
          <table:table-cell table:style-name="ce22" office:value-type="string">
            <text:p>中原國小充實校園設備－教室環境設備改善計畫<text:span text:style-name="T10">中原國</text:span><text:span text:style-name="T10">小充實校園設備－教室環境</text:span><text:span text:style-name="T10">設備改善計畫中原國小充實</text:span><text:span text:style-name="T10">校園設備－教室環境設備改</text:span><text:span text:style-name="T10">善計畫中原國小充實校園設</text:span><text:span text:style-name="T10">備－教室環境設備改善計畫</text:span><text:span text:style-name="T10">中原國小充實校園設備－教</text:span><text:span text:style-name="T10">室環境設備改善計畫中原國</text:span><text:span text:style-name="T10">小充實校園設備－教室環境</text:span><text:span text:style-name="T10">設備改善計畫</text:span></text:p>
          </table:table-cell>
          <table:table-cell table:style-name="ce31" office:value-type="string">
            <text:p>中原國小<text:span text:style-name="T10">中原國小中原國小</text:span><text:span text:style-name="T10">中原國小中原國小中原國小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49" office:value-type="float" office:value="800">
            <text:p>8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中原國小<text:span text:style-name="T10">中原國小中原國小</text:span><text:span text:style-name="T10">中原國小中原國小中原國小</text:span></text:p>
          </table:table-cell>
          <table:table-cell table:style-name="ce69" office:value-type="string">
            <text:p>公開取得報價單或企劃書</text:p>
          </table:table-cell>
          <table:table-cell table:style-name="ce59" office:value-type="string">
            <text:p><text:span text:style-name="T10">國慶營造有限公司</text:span><text:span text:style-name="T11"> </text:span><text:span text:style-name="T12">國慶營造</text:span><text:span text:style-name="T12">有限公司</text:span><text:span text:style-name="T11"> </text:span><text:span text:style-name="T12">國慶營造有限公司</text:span><text:span text:style-name="T11"> </text:span><text:span text:style-name="T12">國慶營造有限公司</text:span><text:span text:style-name="T11"> </text:span><text:span text:style-name="T12">國慶營造</text:span><text:span text:style-name="T12">有限公司</text:span><text:span text:style-name="T11"> </text:span><text:span text:style-name="T12">國慶營造有限公司</text:span><text:span text:style-name="T11"> </text:span></text:p>
          </table:table-cell>
          <table:table-cell table:number-columns-repeated="1015"/>
        </table:table-row>
        <table:table-row table:style-name="ro85">
          <table:table-cell table:style-name="ce9" office:value-type="string">
            <text:p>張火爐<text:span text:style-name="T10">張火爐張火爐張火爐</text:span><text:span text:style-name="T10">張火爐張火爐</text:span></text:p>
          </table:table-cell>
          <table:table-cell table:style-name="ce22" office:value-type="string">
            <text:p><text:span text:style-name="T10">瑞原國小</text:span><text:span text:style-name="T11">104</text:span><text:span text:style-name="T12">年度瑞原國小遊</text:span><text:span text:style-name="T12">戲設施更新瑞原國小</text:span><text:span text:style-name="T11">104</text:span><text:span text:style-name="T12">年度</text:span><text:span text:style-name="T12">瑞原國小遊戲設施更新瑞原</text:span><text:span text:style-name="T12">國小</text:span><text:span text:style-name="T11">104</text:span><text:span text:style-name="T12">年度瑞原國小遊戲設</text:span><text:span text:style-name="T12">施更新瑞原國小</text:span><text:span text:style-name="T11">104</text:span><text:span text:style-name="T12">年度瑞原</text:span><text:span text:style-name="T12">國小遊戲設施更新瑞原國小</text:span><text:span text:style-name="T11">104</text:span><text:span text:style-name="T12">年度瑞原國小遊戲設施更</text:span><text:span text:style-name="T12">新瑞原國小</text:span><text:span text:style-name="T11">104</text:span><text:span text:style-name="T12">年度瑞原國小</text:span><text:span text:style-name="T12">遊戲設施更新</text:span></text:p>
          </table:table-cell>
          <table:table-cell table:style-name="ce31" office:value-type="string">
            <text:p>瑞原國小<text:span text:style-name="T10">瑞原國小瑞原國小</text:span><text:span text:style-name="T10">瑞原國小瑞原國小瑞原國小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52" office:value-type="float" office:value="1000">
            <text:p><text:s/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瑞原國小<text:span text:style-name="T10">瑞原國小瑞原國小</text:span><text:span text:style-name="T10">瑞原國小瑞原國小瑞原國小</text:span></text:p>
          </table:table-cell>
          <table:table-cell table:style-name="ce70" office:value-type="string">
            <text:p>公開招標<text:span text:style-name="T10">公開招標公開招標</text:span><text:span text:style-name="T10">公開招標公開招標公開招標</text:span></text:p>
          </table:table-cell>
          <table:table-cell table:style-name="ce59" office:value-type="string">
            <text:p><text:span text:style-name="T10">億勝實業有限公司</text:span><text:span text:style-name="T11"> </text:span><text:span text:style-name="T12">億勝實業</text:span><text:span text:style-name="T12">有限公司</text:span><text:span text:style-name="T11"> </text:span><text:span text:style-name="T12">億勝實業有限公司</text:span><text:span text:style-name="T11"> </text:span><text:span text:style-name="T12">億勝實業有限公司</text:span><text:span text:style-name="T11"> </text:span><text:span text:style-name="T12">億勝實業</text:span><text:span text:style-name="T12">有限公司</text:span><text:span text:style-name="T11"> </text:span><text:span text:style-name="T12">億勝實業有限公司</text:span><text:span text:style-name="T11"> </text:span></text:p>
          </table:table-cell>
          <table:table-cell table:number-columns-repeated="1015"/>
        </table:table-row>
        <table:table-row table:style-name="ro86">
          <table:table-cell table:style-name="ce9" office:value-type="string">
            <text:p>舒翠玲<text:span text:style-name="T10">舒翠玲舒翠玲舒翠玲</text:span><text:span text:style-name="T10">舒翠玲舒翠玲</text:span></text:p>
          </table:table-cell>
          <table:table-cell table:style-name="ce22" office:value-type="string">
            <text:p>大崙國小活動中心燈光改善<text:span text:style-name="T10">大崙國小活動中心燈光改善</text:span><text:span text:style-name="T10">大崙國小活動中心燈光改善</text:span><text:span text:style-name="T10">大崙國小活動中心燈光改善</text:span><text:span text:style-name="T10">大崙國小活動中心燈光改善</text:span><text:span text:style-name="T10">大崙國小活動中心燈光改善</text:span></text:p>
          </table:table-cell>
          <table:table-cell table:style-name="ce31" office:value-type="string">
            <text:p>大崙國小<text:span text:style-name="T10">大崙國小大崙國小</text:span><text:span text:style-name="T10">大崙國小大崙國小大崙國小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49" office:value-type="float" office:value="98">
            <text:p>98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桃</text:span><text:span text:style-name="T12">園市政府地方教育發展基金</text:span><text:span text:style-name="T11">-</text:span><text:span text:style-name="T12">教育局分基金</text:span><text:span text:style-name="T11">-</text:span><text:span text:style-name="T12">一般行政管理</text:span><text:span text:style-name="T12">計畫桃園市政府地方教育發</text:span><text:span text:style-name="T12">展基金</text:span><text:span text:style-name="T11">-</text:span><text:span text:style-name="T12">教育局分基金</text:span><text:span text:style-name="T11">-</text:span><text:span text:style-name="T12">一般</text:span><text:span text:style-name="T12">行政管理計畫桃園市政府地</text:span><text:span text:style-name="T12">方教育發展基金</text:span><text:span text:style-name="T11">-</text:span><text:span text:style-name="T12">教育局分基</text:span><text:span text:style-name="T12">金</text:span><text:span text:style-name="T11">-</text:span><text:span text:style-name="T12">一般行政管理計畫</text:span></text:p>
          </table:table-cell>
          <table:table-cell table:style-name="ce29" office:value-type="string">
            <text:p>大崙國小<text:span text:style-name="T10">大崙國小大崙國小</text:span><text:span text:style-name="T10">大崙國小大崙國小大崙國小</text:span></text:p>
          </table:table-cell>
          <table:table-cell table:style-name="ce73" office:value-type="string">
            <text:p>小額採購逕洽廠商<text:span text:style-name="T10">小額採購</text:span><text:span text:style-name="T10">逕洽廠商小額採購逕洽廠商</text:span><text:span text:style-name="T10">小額採購逕洽廠商小額採購</text:span><text:span text:style-name="T10">逕洽廠商小額採購逕洽廠商</text:span></text:p>
          </table:table-cell>
          <table:table-cell table:style-name="ce8" office:value-type="string">
            <text:p>冏亮科技有限公司<text:span text:style-name="T10">冏亮科技</text:span><text:span text:style-name="T10">有限公司冏亮科技有限公司</text:span><text:span text:style-name="T10">冏亮科技有限公司冏亮科技</text:span><text:span text:style-name="T10">有限公司冏亮科技有限公司</text:span></text:p>
          </table:table-cell>
          <table:table-cell table:number-columns-repeated="1015"/>
        </table:table-row>
        <table:table-row table:style-name="ro87">
          <table:table-cell table:style-name="ce9" office:value-type="string">
            <text:p>陳麗莉<text:span text:style-name="T10">陳麗莉陳麗莉陳麗莉</text:span><text:span text:style-name="T10">陳麗莉陳麗莉</text:span></text:p>
          </table:table-cell>
          <table:table-cell table:style-name="ce22" office:value-type="string">
            <text:p><text:span text:style-name="T10">公埔國小</text:span><text:span text:style-name="T11">104</text:span><text:span text:style-name="T12">年度照明設備改</text:span><text:span text:style-name="T12">善公埔國小</text:span><text:span text:style-name="T11">104</text:span><text:span text:style-name="T12">年度照明設備</text:span><text:span text:style-name="T12">改善公埔國小</text:span><text:span text:style-name="T11">104</text:span><text:span text:style-name="T12">年度照明設</text:span><text:span text:style-name="T12">備改善公埔國小</text:span><text:span text:style-name="T11">104</text:span><text:span text:style-name="T12">年度照明</text:span><text:span text:style-name="T12">設備改善公埔國小</text:span><text:span text:style-name="T11">104</text:span><text:span text:style-name="T12">年度照</text:span><text:span text:style-name="T12">明設備改善公埔國小</text:span><text:span text:style-name="T11">104</text:span><text:span text:style-name="T12">年度</text:span><text:span text:style-name="T12">照明設備改善</text:span></text:p>
          </table:table-cell>
          <table:table-cell table:style-name="ce31" office:value-type="string">
            <text:p>公埔國小<text:span text:style-name="T10">公埔國小公埔國小</text:span><text:span text:style-name="T10">公埔國小公埔國小公埔國小</text:span></text:p>
          </table:table-cell>
          <table:table-cell table:style-name="ce44" office:value-type="string">
            <text:p>無<text:span text:style-name="T7">無無無無無</text:span></text:p>
          </table:table-cell>
          <table:table-cell table:style-name="ce52" office:value-type="float" office:value="200">
            <text:p><text:s/>2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公埔國小<text:span text:style-name="T10">公埔國小公埔國小</text:span><text:span text:style-name="T10">公埔國小公埔國小公埔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88">
          <table:table-cell table:style-name="ce7" office:value-type="string">
            <text:p>張肇良<text:span text:style-name="T10">張肇良張肇良張肇良</text:span><text:span text:style-name="T10">張肇良張肇良</text:span></text:p>
          </table:table-cell>
          <table:table-cell table:style-name="ce23" office:value-type="string">
            <text:p>雙龍國小改善教室電腦設備採購<text:span text:style-name="T10">雙龍國小改善教室電腦</text:span><text:span text:style-name="T10">設備採購雙龍國小改善教室</text:span><text:span text:style-name="T10">電腦設備採購雙龍國小改善</text:span><text:span text:style-name="T10">教室電腦設備採購雙龍國小</text:span><text:span text:style-name="T10">改善教室電腦設備採購雙龍</text:span><text:span text:style-name="T10">國小改善教室電腦設備採購</text:span></text:p>
          </table:table-cell>
          <table:table-cell table:style-name="ce32" office:value-type="string">
            <text:p>雙龍國小<text:span text:style-name="T10">雙龍國小雙龍國小</text:span><text:span text:style-name="T10">雙龍國小雙龍國小雙龍國小</text:span></text:p>
          </table:table-cell>
          <table:table-cell table:style-name="ce43" office:value-type="string">
            <text:p>無<text:span text:style-name="T7">無無無無無</text:span></text:p>
          </table:table-cell>
          <table:table-cell table:style-name="ce52" office:value-type="float" office:value="994">
            <text:p><text:s/>994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64" office:value-type="string">
            <text:p>雙龍國小<text:span text:style-name="T10">雙龍國小雙龍國小</text:span><text:span text:style-name="T10">雙龍國小雙龍國小雙龍國小</text:span></text:p>
          </table:table-cell>
          <table:table-cell table:style-name="ce69" office:value-type="string">
            <text:p>公開取得報價單或企劃書</text:p>
          </table:table-cell>
          <table:table-cell table:style-name="ce60" office:value-type="string">
            <text:p>旭威電腦資訊有限公司<text:span text:style-name="T10">旭威</text:span><text:span text:style-name="T10">電腦資訊有限公司旭威電腦</text:span><text:span text:style-name="T10">資訊有限公司旭威電腦資訊</text:span><text:span text:style-name="T10">有限公司旭威電腦資訊有限</text:span><text:span text:style-name="T10">公司旭威電腦資訊有限公司</text:span></text:p>
          </table:table-cell>
          <table:table-cell table:number-columns-repeated="1015"/>
        </table:table-row>
        <table:table-row table:style-name="ro82">
          <table:table-cell table:style-name="ce7" office:value-type="string">
            <text:p>黃婉如<text:span text:style-name="T10">黃婉如黃婉如黃婉如</text:span><text:span text:style-name="T10">黃婉如黃婉如</text:span></text:p>
          </table:table-cell>
          <table:table-cell table:style-name="ce23" office:value-type="string">
            <text:p><text:span text:style-name="T10">青溪國小</text:span><text:span text:style-name="T11">104</text:span><text:span text:style-name="T12">年度圍牆整修工</text:span><text:span text:style-name="T12">程青溪國小</text:span><text:span text:style-name="T11">104</text:span><text:span text:style-name="T12">年度圍牆整修</text:span><text:span text:style-name="T12">工程青溪國小</text:span><text:span text:style-name="T11">104</text:span><text:span text:style-name="T12">年度圍牆整</text:span><text:span text:style-name="T12">修工程青溪國小</text:span><text:span text:style-name="T11">104</text:span><text:span text:style-name="T12">年度圍牆</text:span><text:span text:style-name="T12">整修工程青溪國小</text:span><text:span text:style-name="T11">104</text:span><text:span text:style-name="T12">年度圍</text:span><text:span text:style-name="T12">牆整修工程青溪國小</text:span><text:span text:style-name="T11">104</text:span><text:span text:style-name="T12">年度</text:span><text:span text:style-name="T12">圍牆整修工程</text:span></text:p>
          </table:table-cell>
          <table:table-cell table:style-name="ce32" office:value-type="string">
            <text:p>青溪國小<text:span text:style-name="T10">青溪國小青溪國小</text:span><text:span text:style-name="T10">青溪國小青溪國小青溪國小</text:span></text:p>
          </table:table-cell>
          <table:table-cell table:style-name="ce43" office:value-type="string">
            <text:p>無<text:span text:style-name="T7">無無無無無</text:span></text:p>
          </table:table-cell>
          <table:table-cell table:style-name="ce52" office:value-type="float" office:value="2500">
            <text:p><text:s/>2,5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0" office:value-type="string">
            <text:p>青溪國小<text:span text:style-name="T10">青溪國小青溪國小</text:span><text:span text:style-name="T10">青溪國小青溪國小青溪國小</text:span></text:p>
          </table:table-cell>
          <table:table-cell table:style-name="ce23" office:value-type="string">
            <text:p>公開招標<text:span text:style-name="T10">公開招標公開招標</text:span><text:span text:style-name="T10">公開招標公開招標公開招標</text:span></text:p>
          </table:table-cell>
          <table:table-cell table:style-name="ce60" office:value-type="string">
            <text:p>展昌開發工程有限公司<text:span text:style-name="T10">展昌</text:span><text:span text:style-name="T10">開發工程有限公司展昌開發</text:span><text:span text:style-name="T10">工程有限公司展昌開發工程</text:span><text:span text:style-name="T10">有限公司展昌開發工程有限</text:span><text:span text:style-name="T10">公司展昌開發工程有限公司</text:span></text:p>
          </table:table-cell>
          <table:table-cell table:number-columns-repeated="1015"/>
        </table:table-row>
        <table:table-row table:style-name="ro89">
          <table:table-cell table:style-name="ce9" office:value-type="string">
            <text:p>楊家俍<text:span text:style-name="T10">楊家俍楊家俍楊家俍</text:span><text:span text:style-name="T10">楊家俍</text:span></text:p>
          </table:table-cell>
          <table:table-cell table:style-name="ce22" office:value-type="string">
            <text:p>東勢國小潛能班教室空間改善工程<text:span text:style-name="T10">東勢國小潛能班教室</text:span><text:span text:style-name="T10">空間改善工程東勢國小潛能</text:span><text:span text:style-name="T10">班教室空間改善工程東勢國</text:span><text:span text:style-name="T10">小潛能班教室空間改善工程</text:span><text:span text:style-name="T10">東勢國小潛能班教室空間改</text:span><text:span text:style-name="T10">善工程</text:span></text:p>
          </table:table-cell>
          <table:table-cell table:style-name="ce31" office:value-type="string">
            <text:p>東勢國小<text:span text:style-name="T10">東勢國小東勢國小</text:span><text:span text:style-name="T10">東勢國小東勢國小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49" office:value-type="float" office:value="900">
            <text:p>9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東勢國小<text:span text:style-name="T10">東勢國小東勢國小</text:span><text:span text:style-name="T10">東勢國小東勢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76">
          <table:table-cell table:style-name="ce7" office:value-type="string">
            <text:p><text:span text:style-name="T10">楊家俍</text:span></text:p>
            <text:p><text:span text:style-name="T10">楊家俍</text:span></text:p>
            <text:p><text:span text:style-name="T10">楊家俍</text:span></text:p>
            <text:p><text:span text:style-name="T10">楊家俍</text:span></text:p>
            <text:p><text:span text:style-name="T10">楊家俍</text:span></text:p>
            <text:p><text:span text:style-name="T10"/></text:p>
          </table:table-cell>
          <table:table-cell table:style-name="ce22" office:value-type="string">
            <text:p><text:span text:style-name="T10">文昌國中</text:span><text:span text:style-name="T11">104</text:span><text:span text:style-name="T12">年度籃球場整修</text:span><text:span text:style-name="T12">工程文昌國中</text:span><text:span text:style-name="T11">104</text:span><text:span text:style-name="T12">年度籃球場</text:span><text:span text:style-name="T12">整修工程文昌國中</text:span><text:span text:style-name="T11">104</text:span><text:span text:style-name="T12">年度籃</text:span><text:span text:style-name="T12">球場整修工程文昌國中</text:span><text:span text:style-name="T11">104</text:span><text:span text:style-name="T12">年</text:span><text:span text:style-name="T12">度籃球場整修工程文昌國中</text:span><text:span text:style-name="T11">104</text:span><text:span text:style-name="T12">年度籃球場整修工程</text:span></text:p>
          </table:table-cell>
          <table:table-cell table:style-name="ce31" office:value-type="string">
            <text:p>文昌國中<text:span text:style-name="T10">文昌國中文昌國中</text:span><text:span text:style-name="T10">文昌國中文昌國中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49" office:value-type="float" office:value="1400">
            <text:p>1,4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文昌國中<text:span text:style-name="T10">文昌國中文昌國中</text:span><text:span text:style-name="T10">文昌國中文昌國中</text:span></text:p>
          </table:table-cell>
          <table:table-cell table:style-name="ce22" office:value-type="string">
            <text:p>辦理中<text:span text:style-name="T10">辦理中辦理中辦理中</text:span><text:span text:style-name="T10">辦理中</text:span></text:p>
          </table:table-cell>
          <table:table-cell table:style-name="ce60"/>
          <table:table-cell table:number-columns-repeated="1015"/>
        </table:table-row>
        <table:table-row table:style-name="ro50">
          <table:table-cell table:style-name="ce7" office:value-type="string">
            <text:p><text:span text:style-name="T10">范綱祥</text:span></text:p>
            <text:p><text:span text:style-name="T10">邱素芬</text:span></text:p>
            <text:p><text:span text:style-name="T10">范綱祥</text:span></text:p>
            <text:p><text:span text:style-name="T10">邱素芬</text:span></text:p>
            <text:p><text:span text:style-name="T10">范綱祥</text:span></text:p>
            <text:p><text:span text:style-name="T10">邱素芬</text:span></text:p>
            <text:p><text:span text:style-name="T10">范綱祥</text:span></text:p>
            <text:p><text:span text:style-name="T10">邱素芬</text:span></text:p>
            <text:p><text:span text:style-name="T10">范綱祥</text:span></text:p>
            <text:p><text:span text:style-name="T10">邱素芬</text:span></text:p>
            <text:p><text:span text:style-name="T10"/></text:p>
          </table:table-cell>
          <table:table-cell table:style-name="ce22" office:value-type="string">
            <text:p><text:span text:style-name="T10">中興國中校園優質化工程</text:span><text:span text:style-name="T11">-</text:span><text:span text:style-name="T12">中</text:span><text:span text:style-name="T12">庭綠化工程中興國中校園優</text:span><text:span text:style-name="T12">質化工程</text:span><text:span text:style-name="T11">-</text:span><text:span text:style-name="T12">中庭綠化工程中興</text:span><text:span text:style-name="T12">國中校園優質化工程</text:span><text:span text:style-name="T11">-</text:span><text:span text:style-name="T12">中庭綠</text:span><text:span text:style-name="T12">化工程中興國中校園優質化</text:span><text:span text:style-name="T12">工程</text:span><text:span text:style-name="T11">-</text:span><text:span text:style-name="T12">中庭綠化工程中興國中</text:span><text:span text:style-name="T12">校園優質化工程</text:span><text:span text:style-name="T11">-</text:span><text:span text:style-name="T12">中庭綠化工</text:span><text:span text:style-name="T12">程</text:span></text:p>
          </table:table-cell>
          <table:table-cell table:style-name="ce31" office:value-type="string">
            <text:p>中興國中<text:span text:style-name="T10">中興國中中興國中</text:span><text:span text:style-name="T10">中興國中中興國中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52" office:value-type="float" office:value="2800">
            <text:p><text:s/>2,8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中興國中<text:span text:style-name="T10">中興國中中興國中</text:span><text:span text:style-name="T10">中興國中中興國中</text:span></text:p>
          </table:table-cell>
          <table:table-cell table:style-name="ce22" office:value-type="string">
            <text:p>辦理中<text:span text:style-name="T10">辦理中辦理中辦理中</text:span><text:span text:style-name="T10">辦理中</text:span></text:p>
          </table:table-cell>
          <table:table-cell table:style-name="ce60"/>
          <table:table-cell table:number-columns-repeated="1015"/>
        </table:table-row>
        <table:table-row table:style-name="ro89">
          <table:table-cell table:style-name="ce9" office:value-type="string">
            <text:p>楊家俍<text:span text:style-name="T10">楊家俍楊家俍楊家俍</text:span><text:span text:style-name="T10">楊家俍</text:span></text:p>
          </table:table-cell>
          <table:table-cell table:style-name="ce22" office:value-type="string">
            <text:p>南勢國小改善教學環境及設備<text:span text:style-name="T10">南勢國小改善教學環境及</text:span><text:span text:style-name="T10">設備南勢國小改善教學環境</text:span><text:span text:style-name="T10">及設備南勢國小改善教學環</text:span><text:span text:style-name="T10">境及設備南勢國小改善教學</text:span><text:span text:style-name="T10">環境及設備</text:span></text:p>
          </table:table-cell>
          <table:table-cell table:style-name="ce31" office:value-type="string">
            <text:p>南勢國小<text:span text:style-name="T10">南勢國小南勢國小</text:span><text:span text:style-name="T10">南勢國小南勢國小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49" office:value-type="float" office:value="600">
            <text:p>6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南勢國小<text:span text:style-name="T10">南勢國小南勢國小</text:span><text:span text:style-name="T10">南勢國小南勢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</text:span></text:p>
          </table:table-cell>
          <table:table-cell table:style-name="ce60"/>
          <table:table-cell table:number-columns-repeated="1015"/>
        </table:table-row>
        <table:table-row table:style-name="ro60">
          <table:table-cell table:style-name="ce9" office:value-type="string">
            <text:p>閻中傑<text:span text:style-name="T10">閻中傑閻中傑閻中傑</text:span><text:span text:style-name="T10">閻中傑</text:span></text:p>
          </table:table-cell>
          <table:table-cell table:style-name="ce22" office:value-type="string">
            <text:p>武漢國小洗手台新建工程<text:span text:style-name="T10">武</text:span><text:span text:style-name="T10">漢國小洗手台新建工程武漢</text:span><text:span text:style-name="T10">國小洗手台新建工程武漢國</text:span><text:span text:style-name="T10">小洗手台新建工程武漢國小</text:span><text:span text:style-name="T10">洗手台新建工程</text:span></text:p>
          </table:table-cell>
          <table:table-cell table:style-name="ce31" office:value-type="string">
            <text:p>武漢國小<text:span text:style-name="T10">武漢國小武漢國小</text:span><text:span text:style-name="T10">武漢國小武漢國小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52" office:value-type="float" office:value="466">
            <text:p><text:s/>466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武漢國小<text:span text:style-name="T10">武漢國小武漢國小</text:span><text:span text:style-name="T10">武漢國小武漢國小</text:span></text:p>
          </table:table-cell>
          <table:table-cell table:style-name="ce69" office:value-type="string">
            <text:p>公開取得報價單或企劃書</text:p>
          </table:table-cell>
          <table:table-cell table:style-name="ce59" office:value-type="string">
            <text:p><text:span text:style-name="T10">連虹工程有限公司</text:span><text:span text:style-name="T11"> </text:span><text:span text:style-name="T12">連虹工程</text:span><text:span text:style-name="T12">有限公司</text:span><text:span text:style-name="T11"> </text:span><text:span text:style-name="T12">連虹工程有限公司</text:span><text:span text:style-name="T11"> </text:span><text:span text:style-name="T12">連虹工程有限公司</text:span><text:span text:style-name="T11"> </text:span><text:span text:style-name="T12">連虹工程</text:span><text:span text:style-name="T12">有限公司</text:span><text:span text:style-name="T11"> </text:span></text:p>
          </table:table-cell>
          <table:table-cell table:number-columns-repeated="1015"/>
        </table:table-row>
        <table:table-row table:style-name="ro89">
          <table:table-cell table:style-name="ce9" office:value-type="string">
            <text:p>楊朝偉<text:span text:style-name="T10">楊朝偉楊朝偉楊朝偉</text:span><text:span text:style-name="T10">楊朝偉</text:span></text:p>
          </table:table-cell>
          <table:table-cell table:style-name="ce22" office:value-type="string">
            <text:p>文華國小改善自然領域教學環境<text:span text:style-name="T10">文華國小改善自然領域</text:span><text:span text:style-name="T10">教學環境文華國小改善自然</text:span><text:span text:style-name="T10">領域教學環境文華國小改善</text:span><text:span text:style-name="T10">自然領域教學環境文華國小</text:span><text:span text:style-name="T10">改善自然領域教學環境</text:span></text:p>
          </table:table-cell>
          <table:table-cell table:style-name="ce31" office:value-type="string">
            <text:p>文華國小<text:span text:style-name="T10">文華國小文華國小</text:span><text:span text:style-name="T10">文華國小文華國小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52" office:value-type="float" office:value="1500">
            <text:p><text:s/>1,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文華國小<text:span text:style-name="T10">文華國小文華國小</text:span><text:span text:style-name="T10">文華國小文華國小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</text:span></text:p>
          </table:table-cell>
          <table:table-cell table:style-name="ce8" office:value-type="string">
            <text:p>特克尼科企業有限公司<text:span text:style-name="T10">特克</text:span><text:span text:style-name="T10">尼科企業有限公司特克尼科</text:span><text:span text:style-name="T10">企業有限公司特克尼科企業</text:span><text:span text:style-name="T10">有限公司特克尼科企業有限</text:span><text:span text:style-name="T10">公司</text:span></text:p>
          </table:table-cell>
          <table:table-cell table:number-columns-repeated="1015"/>
        </table:table-row>
        <table:table-row table:style-name="ro57">
          <table:table-cell table:style-name="ce9" office:value-type="string">
            <text:p>舒翠玲<text:span text:style-name="T10">舒翠玲舒翠玲舒翠玲</text:span><text:span text:style-name="T10">舒翠玲</text:span></text:p>
          </table:table-cell>
          <table:table-cell table:style-name="ce22" office:value-type="string">
            <text:p>中壢國中更新班級單槍投影機<text:span text:style-name="T10">中壢國中更新班級單槍投</text:span><text:span text:style-name="T10">影機中壢國中更新班級單槍</text:span><text:span text:style-name="T10">投影機中壢國中更新班級單</text:span><text:span text:style-name="T10">槍投影機中壢國中更新班級</text:span><text:span text:style-name="T10">單槍投影機</text:span></text:p>
          </table:table-cell>
          <table:table-cell table:style-name="ce31" office:value-type="string">
            <text:p>中壢國中<text:span text:style-name="T10">中壢國中中壢國中</text:span><text:span text:style-name="T10">中壢國中中壢國中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49" office:value-type="float" office:value="1140">
            <text:p>1,14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中壢國中<text:span text:style-name="T10">中壢國中中壢國中</text:span><text:span text:style-name="T10">中壢國中中壢國中</text:span></text:p>
          </table:table-cell>
          <table:table-cell table:style-name="ce25" office:value-type="string">
            <text:p>1.<text:span text:style-name="T10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/text:p>
          </table:table-cell>
          <table:table-cell table:style-name="ce79" office:value-type="string">
            <text:p>1.<text:span text:style-name="T7">豐雅數位有限公司</text:span></text:p>
            <text:p><text:span text:style-name="T8">2.</text:span><text:span text:style-name="T9">樂學系統科技有限公司</text:span><text:span text:style-name="T9">1.</text:span><text:span text:style-name="T9">豐雅數位有限公司</text:span></text:p>
            <text:p><text:span text:style-name="T8">2.</text:span><text:span text:style-name="T9">樂學系統科技有限公司</text:span><text:span text:style-name="T9">1.</text:span><text:span text:style-name="T9">豐雅數位有限公司</text:span></text:p>
            <text:p><text:span text:style-name="T8">2.</text:span><text:span text:style-name="T9">樂學系統科技有限公司</text:span><text:span text:style-name="T9">1.</text:span><text:span text:style-name="T9">豐雅數位有限公司</text:span></text:p>
            <text:p><text:span text:style-name="T8">2.</text:span><text:span text:style-name="T9">樂學系統科技有限公司</text:span><text:span text:style-name="T9">1.</text:span><text:span text:style-name="T9">豐雅數位有限公司</text:span></text:p>
            <text:p><text:span text:style-name="T8">2.</text:span><text:span text:style-name="T9">樂學系統科技有限公司</text:span></text:p>
          </table:table-cell>
          <table:table-cell table:number-columns-repeated="1015"/>
        </table:table-row>
        <table:table-row table:style-name="ro13">
          <table:table-cell table:style-name="ce9" office:value-type="string">
            <text:p>陳治文<text:span text:style-name="T10">陳治文陳治文陳治文</text:span><text:span text:style-name="T10">陳治文</text:span></text:p>
          </table:table-cell>
          <table:table-cell table:style-name="ce22" office:value-type="string">
            <text:p><text:span text:style-name="T10">仁和國中</text:span><text:span text:style-name="T11">104</text:span><text:span text:style-name="T12">年學校校園優質</text:span><text:span text:style-name="T12">化整建教學空間</text:span><text:span text:style-name="T11">(</text:span><text:span text:style-name="T12">改善校園安</text:span><text:span text:style-name="T12">全</text:span><text:span text:style-name="T11">)</text:span><text:span text:style-name="T12">工程仁和國中</text:span><text:span text:style-name="T11">104</text:span><text:span text:style-name="T12">年學校</text:span><text:span text:style-name="T12">校園優質化整建教學空間</text:span><text:span text:style-name="T11">(</text:span><text:span text:style-name="T12">改</text:span><text:span text:style-name="T12">善校園安全</text:span><text:span text:style-name="T11">)</text:span><text:span text:style-name="T12">工程仁和國中</text:span><text:span text:style-name="T11">104</text:span><text:span text:style-name="T12">年學校校園優質化整建教</text:span><text:span text:style-name="T12">學空間</text:span><text:span text:style-name="T11">(</text:span><text:span text:style-name="T12">改善校園安全</text:span><text:span text:style-name="T11">)</text:span><text:span text:style-name="T12">工程</text:span><text:span text:style-name="T12">仁和國中</text:span><text:span text:style-name="T11">104</text:span><text:span text:style-name="T12">年學校校園優質</text:span><text:span text:style-name="T12">化整建教學空間</text:span><text:span text:style-name="T11">(</text:span><text:span text:style-name="T12">改善校園安</text:span><text:span text:style-name="T12">全</text:span><text:span text:style-name="T11">)</text:span><text:span text:style-name="T12">工程仁和國中</text:span><text:span text:style-name="T11">104</text:span><text:span text:style-name="T12">年學校</text:span><text:span text:style-name="T12">校園優質化整建教學空間</text:span><text:span text:style-name="T11">(</text:span><text:span text:style-name="T12">改</text:span><text:span text:style-name="T12">善校園安全</text:span><text:span text:style-name="T11">)</text:span><text:span text:style-name="T12">工程</text:span></text:p>
          </table:table-cell>
          <table:table-cell table:style-name="ce31" office:value-type="string">
            <text:p>仁和國中<text:span text:style-name="T10">仁和國中仁和國中</text:span><text:span text:style-name="T10">仁和國中仁和國中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49" office:value-type="float" office:value="2000">
            <text:p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仁和國中<text:span text:style-name="T10">仁和國中仁和國中</text:span><text:span text:style-name="T10">仁和國中仁和國中</text:span></text:p>
          </table:table-cell>
          <table:table-cell table:style-name="ce22" office:value-type="string">
            <text:p>公開招標<text:span text:style-name="T10">公開招標公開招標</text:span><text:span text:style-name="T10">公開招標公開招標</text:span></text:p>
          </table:table-cell>
          <table:table-cell table:style-name="ce59" office:value-type="string">
            <text:p>東洲營造有限公司<text:span text:style-name="T10">東洲營造</text:span><text:span text:style-name="T10">有限公司東洲營造有限公司</text:span><text:span text:style-name="T10">東洲營造有限公司東洲營造</text:span><text:span text:style-name="T10">有限公司</text:span></text:p>
          </table:table-cell>
          <table:table-cell table:number-columns-repeated="1015"/>
        </table:table-row>
        <table:table-row table:style-name="ro60">
          <table:table-cell table:style-name="ce9" office:value-type="string">
            <text:p>陳麗莉<text:span text:style-name="T10">陳麗莉陳麗莉陳麗莉</text:span><text:span text:style-name="T10">陳麗莉</text:span></text:p>
          </table:table-cell>
          <table:table-cell table:style-name="ce22" office:value-type="string">
            <text:p>新莊國小圖書採購<text:span text:style-name="T10">新莊國小</text:span><text:span text:style-name="T10">圖書採購新莊國小圖書採購</text:span><text:span text:style-name="T10">新莊國小圖書採購新莊國小</text:span><text:span text:style-name="T10">圖書採購</text:span></text:p>
          </table:table-cell>
          <table:table-cell table:style-name="ce31" office:value-type="string">
            <text:p>新莊國小<text:span text:style-name="T10">新莊國小新莊國小</text:span><text:span text:style-name="T10">新莊國小新莊國小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52" office:value-type="float" office:value="700">
            <text:p><text:s/>7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新莊國小<text:span text:style-name="T10">新莊國小新莊國小</text:span><text:span text:style-name="T10">新莊國小新莊國小</text:span></text:p>
          </table:table-cell>
          <table:table-cell table:style-name="ce23" office:value-type="string"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>公開取得報價單或企劃書</text:span></text:p>
            <text:p><text:span text:style-name="T10"/></text:p>
          </table:table-cell>
          <table:table-cell table:style-name="ce8" office:value-type="string">
            <text:p>啟智文化事業有限公司<text:span text:style-name="T10">啟智</text:span><text:span text:style-name="T10">文化事業有限公司啟智文化</text:span><text:span text:style-name="T10">事業有限公司啟智文化事業</text:span><text:span text:style-name="T10">有限公司啟智文化事業有限</text:span><text:span text:style-name="T10">公司</text:span></text:p>
          </table:table-cell>
          <table:table-cell table:number-columns-repeated="1015"/>
        </table:table-row>
        <table:table-row table:style-name="ro60">
          <table:table-cell table:style-name="ce9" office:value-type="string">
            <text:p>楊朝偉<text:span text:style-name="T10">楊朝偉楊朝偉楊朝偉</text:span><text:span text:style-name="T10">楊朝偉</text:span></text:p>
          </table:table-cell>
          <table:table-cell table:style-name="ce22" office:value-type="string">
            <text:p><text:span text:style-name="T10">大溪國中</text:span><text:span text:style-name="T11">104</text:span><text:span text:style-name="T12">年度多媒體教學</text:span><text:span text:style-name="T12">設施改善大溪國中</text:span><text:span text:style-name="T11">104</text:span><text:span text:style-name="T12">年度多</text:span><text:span text:style-name="T12">媒體教學設施改善大溪國中</text:span><text:span text:style-name="T11">104</text:span><text:span text:style-name="T12">年度多媒體教學設施改善</text:span><text:span text:style-name="T12">大溪國中</text:span><text:span text:style-name="T11">104</text:span><text:span text:style-name="T12">年度多媒體教學</text:span><text:span text:style-name="T12">設施改善大溪國中</text:span><text:span text:style-name="T11">104</text:span><text:span text:style-name="T12">年度多</text:span><text:span text:style-name="T12">媒體教學設施改善</text:span></text:p>
          </table:table-cell>
          <table:table-cell table:style-name="ce31" office:value-type="string">
            <text:p>大溪國中<text:span text:style-name="T10">大溪國中大溪國中</text:span><text:span text:style-name="T10">大溪國中大溪國中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52" office:value-type="float" office:value="925">
            <text:p><text:s/>925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大溪國中<text:span text:style-name="T10">大溪國中大溪國中</text:span><text:span text:style-name="T10">大溪國中大溪國中</text:span></text:p>
          </table:table-cell>
          <table:table-cell table:style-name="ce23" office:value-type="string">
            <text:p>1.<text:span text:style-name="T10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/text:p>
          </table:table-cell>
          <table:table-cell table:style-name="ce60" office:value-type="string">
            <text:p>1.<text:span text:style-name="T10">翃棋企業有限公司</text:span></text:p>
            <text:p><text:span text:style-name="T11">2.</text:span><text:span text:style-name="T12">無極電腦科技有限公司</text:span><text:span text:style-name="T12">1.</text:span><text:span text:style-name="T12">翃棋企業有限公司</text:span></text:p>
            <text:p><text:span text:style-name="T11">2.</text:span><text:span text:style-name="T12">無極電腦科技有限公司</text:span><text:span text:style-name="T12">1.</text:span><text:span text:style-name="T12">翃棋企業有限公司</text:span></text:p>
            <text:p><text:span text:style-name="T11">2.</text:span><text:span text:style-name="T12">無極電腦科技有限公司</text:span><text:span text:style-name="T12">1.</text:span><text:span text:style-name="T12">翃棋企業有限公司</text:span></text:p>
            <text:p><text:span text:style-name="T11">2.</text:span><text:span text:style-name="T12">無極電腦科技有限公司</text:span><text:span text:style-name="T12">1.</text:span><text:span text:style-name="T12">翃棋企業有限公司</text:span></text:p>
            <text:p><text:span text:style-name="T11">2.</text:span><text:span text:style-name="T12">無極電腦科技有限公司</text:span></text:p>
          </table:table-cell>
          <table:table-cell table:number-columns-repeated="1015"/>
        </table:table-row>
        <table:table-row table:style-name="ro90">
          <table:table-cell table:style-name="ce9" office:value-type="string">
            <text:p>張運炳<text:span text:style-name="T10">張運炳張運炳張運炳</text:span><text:span text:style-name="T10">張運炳</text:span></text:p>
          </table:table-cell>
          <table:table-cell table:style-name="ce22" office:value-type="string">
            <text:p><text:span text:style-name="T10">內壢國小</text:span><text:span text:style-name="T11">104</text:span><text:span text:style-name="T12">年度學生活動中</text:span><text:span text:style-name="T12">心整修工程內壢國小</text:span><text:span text:style-name="T11">104</text:span><text:span text:style-name="T12">年度</text:span><text:span text:style-name="T12">學生活動中心整修工程內壢</text:span><text:span text:style-name="T12">國小</text:span><text:span text:style-name="T11">104</text:span><text:span text:style-name="T12">年度學生活動中心整</text:span><text:span text:style-name="T12">修工程內壢國小</text:span><text:span text:style-name="T11">104</text:span><text:span text:style-name="T12">年度學生</text:span><text:span text:style-name="T12">活動中心整修工程內壢國小</text:span><text:span text:style-name="T11">104</text:span><text:span text:style-name="T12">年度學生活動中心整修工</text:span><text:span text:style-name="T12">程</text:span></text:p>
          </table:table-cell>
          <table:table-cell table:style-name="ce31" office:value-type="string">
            <text:p>內壢國小<text:span text:style-name="T10">內壢國小內壢國小</text:span><text:span text:style-name="T10">內壢國小內壢國小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49" office:value-type="float" office:value="4400">
            <text:p>4,4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29" office:value-type="string">
            <text:p>內壢國小<text:span text:style-name="T10">內壢國小內壢國小</text:span><text:span text:style-name="T10">內壢國小內壢國小</text:span></text:p>
          </table:table-cell>
          <table:table-cell table:style-name="ce74" office:value-type="string">
            <text:p>公開招標<text:span text:style-name="T10">公開招標公開招標</text:span><text:span text:style-name="T10">公開招標公開招標</text:span></text:p>
          </table:table-cell>
          <table:table-cell table:style-name="ce78" office:value-type="string">
            <text:p>春長營造有限公司<text:span text:style-name="T10">春長營造</text:span><text:span text:style-name="T10">有限公司春長營造有限公司</text:span><text:span text:style-name="T10">春長營造有限公司春長營造</text:span><text:span text:style-name="T10">有限公司</text:span></text:p>
          </table:table-cell>
          <table:table-cell table:number-columns-repeated="1015"/>
        </table:table-row>
        <table:table-row table:style-name="ro89">
          <table:table-cell table:style-name="ce9" office:value-type="string">
            <text:p>陳瑛<text:span text:style-name="T10">陳瑛陳瑛陳瑛陳瑛</text:span></text:p>
          </table:table-cell>
          <table:table-cell table:style-name="ce22" office:value-type="string">
            <text:p>光華國小改善熱水供應系統<text:span text:style-name="T10">光華國小改善熱水供應系統</text:span><text:span text:style-name="T10">光華國小改善熱水供應系統</text:span><text:span text:style-name="T10">光華國小改善熱水供應系統</text:span><text:span text:style-name="T10">光華國小改善熱水供應系統</text:span></text:p>
          </table:table-cell>
          <table:table-cell table:style-name="ce29" office:value-type="string">
            <text:p>光華國小<text:span text:style-name="T10">光華國小光華國小</text:span><text:span text:style-name="T10">光華國小光華國小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52" office:value-type="float" office:value="490">
            <text:p><text:s/>49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光華國小<text:span text:style-name="T10">光華國小光華國小</text:span><text:span text:style-name="T10">光華國小光華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54">
          <table:table-cell table:style-name="ce9" office:value-type="string">
            <text:p>陳瑛<text:span text:style-name="T10">陳瑛陳瑛陳瑛陳瑛</text:span></text:p>
          </table:table-cell>
          <table:table-cell table:style-name="ce22" office:value-type="string">
            <text:p>光華國小辦公室系統櫃工程<text:span text:style-name="T10">光華國小辦公室系統櫃工程</text:span><text:span text:style-name="T10">光華國小辦公室系統櫃工程</text:span><text:span text:style-name="T10">光華國小辦公室系統櫃工程</text:span><text:span text:style-name="T10">光華國小辦公室系統櫃工程</text:span></text:p>
          </table:table-cell>
          <table:table-cell table:style-name="ce29" office:value-type="string">
            <text:p>光華國小<text:span text:style-name="T10">光華國小光華國小</text:span><text:span text:style-name="T10">光華國小光華國小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52" office:value-type="float" office:value="239">
            <text:p><text:s/>239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光華國小<text:span text:style-name="T10">光華國小光華國小</text:span><text:span text:style-name="T10">光華國小光華國小</text:span></text:p>
          </table:table-cell>
          <table:table-cell table:style-name="ce22" office:value-type="string">
            <text:p>辦理中<text:span text:style-name="T10">辦理中辦理中辦理中</text:span>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0">
          <table:table-cell table:style-name="ce9" office:value-type="string">
            <text:p>郭麗華<text:span text:style-name="T10">郭麗華郭麗華郭麗華</text:span><text:span text:style-name="T10">郭麗華</text:span></text:p>
          </table:table-cell>
          <table:table-cell table:style-name="ce22" office:value-type="string">
            <text:p>大竹國中改善教學設備採購<text:span text:style-name="T10">大竹國中改善教學設備採購</text:span><text:span text:style-name="T10">大竹國中改善教學設備採購</text:span><text:span text:style-name="T10">大竹國中改善教學設備採購</text:span><text:span text:style-name="T10">大竹國中改善教學設備採購</text:span></text:p>
          </table:table-cell>
          <table:table-cell table:style-name="ce29" office:value-type="string">
            <text:p>大竹國中<text:span text:style-name="T10">大竹國中大竹國中</text:span><text:span text:style-name="T10">大竹國中大竹國中</text:span></text:p>
          </table:table-cell>
          <table:table-cell table:style-name="ce44" office:value-type="string">
            <text:p>無<text:span text:style-name="T7">無無無無</text:span></text:p>
          </table:table-cell>
          <table:table-cell table:style-name="ce52" office:value-type="float" office:value="500">
            <text:p><text:s/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大竹國中<text:span text:style-name="T10">大竹國中大竹國中</text:span><text:span text:style-name="T10">大竹國中大竹國中</text:span></text:p>
          </table:table-cell>
          <table:table-cell table:style-name="ce73" office:value-type="string">
            <text:p>共同供應契約<text:span text:style-name="T10">共同供應契約</text:span><text:span text:style-name="T10">共同供應契約共同供應契約</text:span><text:span text:style-name="T10">共同供應契約</text:span></text:p>
          </table:table-cell>
          <table:table-cell table:style-name="ce78" office:value-type="string">
            <text:p>1.<text:span text:style-name="T10">世偉資訊有限公司</text:span></text:p>
            <text:p><text:span text:style-name="T11">2.</text:span><text:span text:style-name="T12">智綱文教企業社</text:span><text:span text:style-name="T11"> <text:s text:c="9"/></text:span><text:span text:style-name="T11">1.</text:span><text:span text:style-name="T12">世偉資訊有限公司</text:span></text:p>
            <text:p><text:span text:style-name="T11">2.</text:span><text:span text:style-name="T12">智綱文教企業社</text:span><text:span text:style-name="T11"> <text:s text:c="9"/></text:span><text:span text:style-name="T11">1.</text:span><text:span text:style-name="T12">世偉資訊有限公司</text:span></text:p>
            <text:p><text:span text:style-name="T11">2.</text:span><text:span text:style-name="T12">智綱文教企業社</text:span><text:span text:style-name="T11"> <text:s text:c="9"/></text:span><text:span text:style-name="T11">1.</text:span><text:span text:style-name="T12">世偉資訊有限公司</text:span></text:p>
            <text:p><text:span text:style-name="T11">2.</text:span><text:span text:style-name="T12">智綱文教企業社</text:span><text:span text:style-name="T11"> <text:s text:c="9"/></text:span><text:span text:style-name="T11">1.</text:span><text:span text:style-name="T12">世偉資訊有限公司</text:span></text:p>
            <text:p><text:span text:style-name="T11">2.</text:span><text:span text:style-name="T12">智綱文教企業社</text:span><text:span text:style-name="T11"> <text:s text:c="9"/></text:span></text:p>
          </table:table-cell>
          <table:table-cell table:number-columns-repeated="1015"/>
        </table:table-row>
        <table:table-row table:style-name="ro90">
          <table:table-cell table:style-name="ce7" office:value-type="string">
            <text:p>徐其萬<text:span text:style-name="T10">徐其萬徐其萬徐其萬</text:span><text:span text:style-name="T10">徐其萬</text:span></text:p>
          </table:table-cell>
          <table:table-cell table:style-name="ce23" office:value-type="string">
            <text:p>圳頭國小班級電腦設備更新<text:span text:style-name="T10">圳頭國小班級電腦設備更新</text:span><text:span text:style-name="T10">圳頭國小班級電腦設備更新</text:span><text:span text:style-name="T10">圳頭國小班級電腦設備更新</text:span><text:span text:style-name="T10">圳頭國小班級電腦設備更新</text:span></text:p>
          </table:table-cell>
          <table:table-cell table:style-name="ce30" office:value-type="string">
            <text:p>圳頭國小<text:span text:style-name="T10">圳頭國小圳頭國小</text:span><text:span text:style-name="T10">圳頭國小圳頭國小</text:span></text:p>
          </table:table-cell>
          <table:table-cell table:style-name="ce43" office:value-type="string">
            <text:p>無<text:span text:style-name="T7">無無無無</text:span></text:p>
          </table:table-cell>
          <table:table-cell table:style-name="ce49" office:value-type="float" office:value="306">
            <text:p>306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2" office:value-type="string">
            <text:p>圳頭國小<text:span text:style-name="T10">圳頭國小圳頭國小</text:span><text:span text:style-name="T10">圳頭國小圳頭國小</text:span></text:p>
          </table:table-cell>
          <table:table-cell table:style-name="ce23" office:value-type="string">
            <text:p>辦理中<text:span text:style-name="T10">辦理中辦理中辦理中</text:span>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89">
          <table:table-cell table:style-name="ce7" office:value-type="string">
            <text:p><text:span text:style-name="T10">李家興</text:span></text:p>
            <text:p><text:span text:style-name="T10">陳賴素美李家興</text:span></text:p>
            <text:p><text:span text:style-name="T10">陳賴素美李家興</text:span></text:p>
            <text:p><text:span text:style-name="T10">陳賴素美李家興</text:span></text:p>
            <text:p><text:span text:style-name="T10">陳賴素美李家興</text:span></text:p>
            <text:p><text:span text:style-name="T10">陳賴素美</text:span></text:p>
          </table:table-cell>
          <table:table-cell table:style-name="ce23" office:value-type="string">
            <text:p>瑞塘國小校園環境安全改善暨周邊環境改善工程<text:span text:style-name="T10">瑞塘國</text:span><text:span text:style-name="T10">小校園環境安全改善暨周邊</text:span><text:span text:style-name="T10">環境改善工程瑞塘國小校園</text:span><text:span text:style-name="T10">環境安全改善暨周邊環境改</text:span><text:span text:style-name="T10">善工程瑞塘國小校園環境安</text:span><text:span text:style-name="T10">全改善暨周邊環境改善工程</text:span><text:span text:style-name="T10">瑞塘國小校園環境安全改善</text:span><text:span text:style-name="T10">暨周邊環境改善工程</text:span></text:p>
          </table:table-cell>
          <table:table-cell table:style-name="ce30" office:value-type="string">
            <text:p>瑞塘國小<text:span text:style-name="T10">瑞塘國小瑞塘國小</text:span><text:span text:style-name="T10">瑞塘國小瑞塘國小</text:span></text:p>
          </table:table-cell>
          <table:table-cell table:style-name="ce43" office:value-type="string">
            <text:p>無<text:span text:style-name="T7">無無無無</text:span></text:p>
          </table:table-cell>
          <table:table-cell table:style-name="ce52" office:value-type="float" office:value="9000">
            <text:p><text:s/>9,0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2" office:value-type="string">
            <text:p>瑞塘國小<text:span text:style-name="T10">瑞塘國小瑞塘國小</text:span><text:span text:style-name="T10">瑞塘國小瑞塘國小</text:span></text:p>
          </table:table-cell>
          <table:table-cell table:style-name="ce23" office:value-type="string">
            <text:p>辦理中<text:span text:style-name="T10">辦理中辦理中辦理中</text:span><text:span text:style-name="T10">辦理中</text:span></text:p>
          </table:table-cell>
          <table:table-cell table:style-name="ce80"/>
          <table:table-cell table:number-columns-repeated="1015"/>
        </table:table-row>
        <table:table-row table:style-name="ro91">
          <table:table-cell table:style-name="ce9" office:value-type="string">
            <text:p>林政賢<text:span text:style-name="T10">林政賢林政賢林政賢</text:span></text:p>
          </table:table-cell>
          <table:table-cell table:style-name="ce22" office:value-type="string">
            <text:p>南門國小行動學習教學環境建置暨圖書館整修工程<text:span text:style-name="T10">南門</text:span><text:span text:style-name="T10">國小行動學習教學環境建置</text:span><text:span text:style-name="T10">暨圖書館整修工程南門國小</text:span><text:span text:style-name="T10">行動學習教學環境建置暨圖</text:span><text:span text:style-name="T10">書館整修工程南門國小行動</text:span><text:span text:style-name="T10">學習教學環境建置暨圖書館</text:span><text:span text:style-name="T10">整修工程</text:span></text:p>
          </table:table-cell>
          <table:table-cell table:style-name="ce29" office:value-type="string">
            <text:p>南門國小<text:span text:style-name="T10">南門國小南門國小</text:span><text:span text:style-name="T10">南門國小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52" office:value-type="float" office:value="4250">
            <text:p><text:s/>4,25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南門國小<text:span text:style-name="T10">南門國小南門國小</text:span><text:span text:style-name="T10">南門國小</text:span></text:p>
          </table:table-cell>
          <table:table-cell table:style-name="ce22" office:value-type="string">
            <text:p>辦理中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91">
          <table:table-cell table:style-name="ce9" office:value-type="string">
            <text:p>邱素芬<text:span text:style-name="T10">邱素芬邱素芬邱素芬</text:span></text:p>
          </table:table-cell>
          <table:table-cell table:style-name="ce22" office:value-type="string">
            <text:p><text:span text:style-name="T10">文山國小</text:span><text:span text:style-name="T11">104</text:span><text:span text:style-name="T12">學年度校園優質</text:span><text:span text:style-name="T12">化</text:span><text:span text:style-name="T11">-</text:span><text:span text:style-name="T12">樹屋及操場及周邊整修工</text:span><text:span text:style-name="T12">程文山國小</text:span><text:span text:style-name="T11">104</text:span><text:span text:style-name="T12">學年度校園優</text:span><text:span text:style-name="T12">質化</text:span><text:span text:style-name="T11">-</text:span><text:span text:style-name="T12">樹屋及操場及周邊整修</text:span><text:span text:style-name="T12">工程文山國小</text:span><text:span text:style-name="T11">104</text:span><text:span text:style-name="T12">學年度校園</text:span><text:span text:style-name="T12">優質化</text:span><text:span text:style-name="T11">-</text:span><text:span text:style-name="T12">樹屋及操場及周邊整</text:span><text:span text:style-name="T12">修工程文山國小</text:span><text:span text:style-name="T11">104</text:span><text:span text:style-name="T12">學年度校</text:span><text:span text:style-name="T12">園優質化</text:span><text:span text:style-name="T11">-</text:span><text:span text:style-name="T12">樹屋及操場及周邊</text:span><text:span text:style-name="T12">整修工程</text:span></text:p>
          </table:table-cell>
          <table:table-cell table:style-name="ce29" office:value-type="string">
            <text:p>文山國小<text:span text:style-name="T10">文山國小文山國小</text:span><text:span text:style-name="T10">文山國小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52" office:value-type="float" office:value="2700">
            <text:p><text:s/>2,7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文山國小<text:span text:style-name="T10">文山國小文山國小</text:span><text:span text:style-name="T10">文山國小</text:span></text:p>
          </table:table-cell>
          <table:table-cell table:style-name="ce22" office:value-type="string">
            <text:p><text:span text:style-name="T10">公開招標</text:span><text:span text:style-name="T11"> </text:span><text:span text:style-name="T12">公開招標</text:span><text:span text:style-name="T11"> </text:span><text:span text:style-name="T12">公開招</text:span><text:span text:style-name="T12">標</text:span><text:span text:style-name="T11"> </text:span><text:span text:style-name="T12">公開招標</text:span><text:span text:style-name="T11"> </text:span></text:p>
          </table:table-cell>
          <table:table-cell table:style-name="ce8" office:value-type="string">
            <text:p>亨運營造事業有限公司<text:span text:style-name="T10">亨運</text:span><text:span text:style-name="T10">營造事業有限公司亨運營造</text:span><text:span text:style-name="T10">事業有限公司亨運營造事業</text:span><text:span text:style-name="T10">有限公司</text:span></text:p>
          </table:table-cell>
          <table:table-cell table:number-columns-repeated="1015"/>
        </table:table-row>
        <table:table-row table:style-name="ro66">
          <table:table-cell table:style-name="ce9" office:value-type="string">
            <text:p>劉茂群<text:span text:style-name="T10">劉茂群劉茂群劉茂群</text:span></text:p>
          </table:table-cell>
          <table:table-cell table:style-name="ce22" office:value-type="string">
            <text:p><text:span text:style-name="T10">建德國小</text:span><text:span text:style-name="T11">104</text:span><text:span text:style-name="T12">年度校舍環境修</text:span><text:span text:style-name="T12">繕工程建德國小</text:span><text:span text:style-name="T11">104</text:span><text:span text:style-name="T12">年度校舍</text:span><text:span text:style-name="T12">環境修繕工程建德國小</text:span><text:span text:style-name="T11">104</text:span><text:span text:style-name="T12">年</text:span><text:span text:style-name="T12">度校舍環境修繕工程建德國</text:span><text:span text:style-name="T12">小</text:span><text:span text:style-name="T11">104</text:span><text:span text:style-name="T12">年度校舍環境修繕工程</text:span></text:p>
          </table:table-cell>
          <table:table-cell table:style-name="ce29" office:value-type="string">
            <text:p>建德國小<text:span text:style-name="T10">建德國小建德國小</text:span><text:span text:style-name="T10">建德國小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49" office:value-type="float" office:value="1600">
            <text:p>1,6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建德國小<text:span text:style-name="T10">建德國小建德國小</text:span><text:span text:style-name="T10">建德國小</text:span></text:p>
          </table:table-cell>
          <table:table-cell table:style-name="ce22" office:value-type="string">
            <text:p>辦理中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67">
          <table:table-cell table:style-name="ce9" office:value-type="string">
            <text:p>閻中傑<text:span text:style-name="T10">閻中傑閻中傑閻中傑</text:span></text:p>
          </table:table-cell>
          <table:table-cell table:style-name="ce22" office:value-type="string">
            <text:p>石門國中申請橄欖球隊訓練器材<text:span text:style-name="T10">石門國中申請橄欖球隊</text:span><text:span text:style-name="T10">訓練器材石門國中申請橄欖</text:span><text:span text:style-name="T10">球隊訓練器材石門國中申請</text:span><text:span text:style-name="T10">橄欖球隊訓練器材</text:span></text:p>
          </table:table-cell>
          <table:table-cell table:style-name="ce29" office:value-type="string">
            <text:p>石門國中<text:span text:style-name="T10">石門國中石門國中</text:span><text:span text:style-name="T10">石門國中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52" office:value-type="float" office:value="300">
            <text:p><text:s/>3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石門國中<text:span text:style-name="T10">石門國中石門國中</text:span><text:span text:style-name="T10">石門國中</text:span></text:p>
          </table:table-cell>
          <table:table-cell table:style-name="ce69" office:value-type="string">
            <text:p>公開取得報價單或企劃書</text:p>
          </table:table-cell>
          <table:table-cell table:style-name="ce8" office:value-type="string">
            <text:p>魔爾運動事業有限公司<text:span text:style-name="T10">魔爾</text:span><text:span text:style-name="T10">運動事業有限公司魔爾運動</text:span><text:span text:style-name="T10">事業有限公司魔爾運動事業</text:span><text:span text:style-name="T10">有限公司</text:span></text:p>
          </table:table-cell>
          <table:table-cell table:number-columns-repeated="1015"/>
        </table:table-row>
        <table:table-row table:style-name="ro60">
          <table:table-cell table:style-name="ce9" office:value-type="string">
            <text:p>舒翠玲<text:span text:style-name="T10">舒翠玲舒翠玲舒翠玲</text:span></text:p>
          </table:table-cell>
          <table:table-cell table:style-name="ce22" office:value-type="string">
            <text:p>平鎮國中仁愛樓教室門窗改善工程<text:span text:style-name="T10">平鎮國中仁愛樓教室</text:span><text:span text:style-name="T10">門窗改善工程平鎮國中仁愛</text:span><text:span text:style-name="T10">樓教室門窗改善工程平鎮國</text:span><text:span text:style-name="T10">中仁愛樓教室門窗改善工程</text:span></text:p>
          </table:table-cell>
          <table:table-cell table:style-name="ce29" office:value-type="string">
            <text:p>平鎮國中<text:span text:style-name="T10">平鎮國中平鎮國中</text:span><text:span text:style-name="T10">平鎮國中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49" office:value-type="float" office:value="1200">
            <text:p>1,2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平鎮國中<text:span text:style-name="T10">平鎮國中平鎮國中</text:span><text:span text:style-name="T10">平鎮國中</text:span></text:p>
          </table:table-cell>
          <table:table-cell table:style-name="ce22" office:value-type="string">
            <text:p>辦理中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67">
          <table:table-cell table:style-name="ce9" office:value-type="string">
            <text:p>周玉琴<text:span text:style-name="T10">周玉琴周玉琴周玉琴</text:span></text:p>
          </table:table-cell>
          <table:table-cell table:style-name="ce22" office:value-type="string">
            <text:p>楊梅國中貴山樓左棟補強工程<text:span text:style-name="T10">楊梅國中貴山樓左棟補強</text:span><text:span text:style-name="T10">工程楊梅國中貴山樓左棟補</text:span><text:span text:style-name="T10">強工程楊梅國中貴山樓左棟</text:span><text:span text:style-name="T10">補強工程</text:span></text:p>
          </table:table-cell>
          <table:table-cell table:style-name="ce29" office:value-type="string">
            <text:p>楊梅國中<text:span text:style-name="T10">楊梅國中楊梅國中</text:span><text:span text:style-name="T10">楊梅國中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52" office:value-type="float" office:value="1951">
            <text:p><text:s/>1,951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楊梅國中<text:span text:style-name="T10">楊梅國中楊梅國中</text:span><text:span text:style-name="T10">楊梅國中</text:span></text:p>
          </table:table-cell>
          <table:table-cell table:style-name="ce22" office:value-type="string">
            <text:p>辦理中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65">
          <table:table-cell table:style-name="ce9" office:value-type="string">
            <text:p>徐其萬<text:span text:style-name="T10">徐其萬徐其萬徐其萬</text:span></text:p>
          </table:table-cell>
          <table:table-cell table:style-name="ce22" office:value-type="string">
            <text:p>竹圍國中辦公室節能燈具、節能風扇汰換<text:span text:style-name="T10">竹圍國中辦公</text:span><text:span text:style-name="T10">室節能燈具、節能風扇汰換</text:span><text:span text:style-name="T10">竹圍國中辦公室節能燈具、</text:span><text:span text:style-name="T10">節能風扇汰換竹圍國中辦公</text:span><text:span text:style-name="T10">室節能燈具、節能風扇汰換</text:span></text:p>
          </table:table-cell>
          <table:table-cell table:style-name="ce29" office:value-type="string">
            <text:p>竹圍國中<text:span text:style-name="T10">竹圍國中竹圍國中</text:span><text:span text:style-name="T10">竹圍國中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49" office:value-type="float" office:value="183">
            <text:p>183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桃</text:span><text:span text:style-name="T12">園市政府地方教育發展基金</text:span><text:span text:style-name="T11">-</text:span><text:span text:style-name="T12">教育局分基金</text:span><text:span text:style-name="T11">-</text:span><text:span text:style-name="T12">一般行政管理</text:span><text:span text:style-name="T12">計畫</text:span></text:p>
          </table:table-cell>
          <table:table-cell table:style-name="ce31" office:value-type="string">
            <text:p>竹圍國中<text:span text:style-name="T10">竹圍國中竹圍國中</text:span><text:span text:style-name="T10">竹圍國中</text:span></text:p>
          </table:table-cell>
          <table:table-cell table:style-name="ce69" office:value-type="string">
            <text:p>公開取得報價單或企劃書</text:p>
          </table:table-cell>
          <table:table-cell table:style-name="ce59" office:value-type="string">
            <text:p><text:span text:style-name="T10">勗佑有限公司</text:span><text:span text:style-name="T11"> </text:span><text:span text:style-name="T12">勗佑有限公司</text:span><text:span text:style-name="T11"> </text:span><text:span text:style-name="T12">勗佑有限公司</text:span><text:span text:style-name="T11"> </text:span><text:span text:style-name="T12">勗佑有限公司</text:span><text:span text:style-name="T11"> </text:span></text:p>
          </table:table-cell>
          <table:table-cell table:number-columns-repeated="1015"/>
        </table:table-row>
        <table:table-row table:style-name="ro92">
          <table:table-cell table:style-name="ce9" office:value-type="string">
            <text:p>閻中傑<text:span text:style-name="T10">閻中傑閻中傑閻中傑</text:span></text:p>
          </table:table-cell>
          <table:table-cell table:style-name="ce22" office:value-type="string">
            <text:p>三和國小多元學習專科教室<text:span text:style-name="T10">三和國小多元學習專科教室</text:span><text:span text:style-name="T10">三和國小多元學習專科教室</text:span><text:span text:style-name="T10">三和國小多元學習專科教室</text:span></text:p>
          </table:table-cell>
          <table:table-cell table:style-name="ce29" office:value-type="string">
            <text:p>三和國小<text:span text:style-name="T10">三和國小三和國小</text:span><text:span text:style-name="T10">三和國小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52" office:value-type="float" office:value="89">
            <text:p><text:s/>89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三和國小<text:span text:style-name="T10">三和國小三和國小</text:span><text:span text:style-name="T10">三和國小</text:span></text:p>
          </table:table-cell>
          <table:table-cell table:style-name="ce22" office:value-type="string">
            <text:p>辦理中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91">
          <table:table-cell table:style-name="ce9" office:value-type="string">
            <text:p>徐其萬<text:span text:style-name="T10">徐其萬徐其萬徐其萬</text:span></text:p>
          </table:table-cell>
          <table:table-cell table:style-name="ce22" office:value-type="string">
            <text:p>竹圍國小圍風樓防水隔熱鋼瓦更新工程<text:span text:style-name="T10">竹圍國小圍風樓</text:span><text:span text:style-name="T10">防水隔熱鋼瓦更新工程竹圍</text:span><text:span text:style-name="T10">國小圍風樓防水隔熱鋼瓦更</text:span><text:span text:style-name="T10">新工程竹圍國小圍風樓防水</text:span><text:span text:style-name="T10">隔熱鋼瓦更新工程</text:span></text:p>
          </table:table-cell>
          <table:table-cell table:style-name="ce29" office:value-type="string">
            <text:p>竹圍國小<text:span text:style-name="T10">竹圍國小竹圍國小</text:span><text:span text:style-name="T10">竹圍國小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49" office:value-type="float" office:value="97">
            <text:p>97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竹圍國小<text:span text:style-name="T10">竹圍國小竹圍國小</text:span><text:span text:style-name="T10">竹圍國小</text:span></text:p>
          </table:table-cell>
          <table:table-cell table:style-name="ce22" office:value-type="string">
            <text:p>小額採購逕洽廠商<text:span text:style-name="T10">小額採購</text:span><text:span text:style-name="T10">逕洽廠商小額採購逕洽廠商</text:span><text:span text:style-name="T10">小額採購逕洽廠商</text:span></text:p>
          </table:table-cell>
          <table:table-cell table:style-name="ce59" office:value-type="string">
            <text:p>成昱工程行<text:span text:style-name="T10">成昱工程行成昱</text:span><text:span text:style-name="T10">工程行成昱工程行</text:span></text:p>
          </table:table-cell>
          <table:table-cell table:number-columns-repeated="1015"/>
        </table:table-row>
        <table:table-row table:style-name="ro91">
          <table:table-cell table:style-name="ce9" office:value-type="string">
            <text:p>陳治文<text:span text:style-name="T10">陳治文陳治文陳治文</text:span></text:p>
          </table:table-cell>
          <table:table-cell table:style-name="ce22" office:value-type="string">
            <text:p><text:span text:style-name="T10">大溪國中</text:span><text:span text:style-name="T11">104</text:span><text:span text:style-name="T12">年度活動中心廁</text:span><text:span text:style-name="T12">所整修改善工程大溪國中</text:span><text:span text:style-name="T11">104</text:span><text:span text:style-name="T12">年度活動中心廁所整修改善</text:span><text:span text:style-name="T12">工程大溪國中</text:span><text:span text:style-name="T11">104</text:span><text:span text:style-name="T12">年度活動中</text:span><text:span text:style-name="T12">心廁所整修改善工程大溪國</text:span><text:span text:style-name="T12">中</text:span><text:span text:style-name="T11">104</text:span><text:span text:style-name="T12">年度活動中心廁所整修</text:span><text:span text:style-name="T12">改善工程</text:span></text:p>
          </table:table-cell>
          <table:table-cell table:style-name="ce29" office:value-type="string">
            <text:p>大溪國中<text:span text:style-name="T10">大溪國中大溪國中</text:span><text:span text:style-name="T10">大溪國中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49" office:value-type="float" office:value="1000">
            <text:p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大溪國中<text:span text:style-name="T10">大溪國中大溪國中</text:span><text:span text:style-name="T10">大溪國中</text:span></text:p>
          </table:table-cell>
          <table:table-cell table:style-name="ce22" office:value-type="string">
            <text:p>辦理中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59">
          <table:table-cell table:style-name="ce9" office:value-type="string">
            <text:p>閻中傑<text:span text:style-name="T10">閻中傑閻中傑閻中傑</text:span></text:p>
          </table:table-cell>
          <table:table-cell table:style-name="ce22" office:value-type="string">
            <text:p><text:span text:style-name="T10">武漢國中</text:span><text:span text:style-name="T11">104</text:span><text:span text:style-name="T12">年度改善家政教</text:span><text:span text:style-name="T12">室教學設備武漢國中</text:span><text:span text:style-name="T11">104</text:span><text:span text:style-name="T12">年度</text:span><text:span text:style-name="T12">改善家政教室教學設備武漢</text:span><text:span text:style-name="T12">國中</text:span><text:span text:style-name="T11">104</text:span><text:span text:style-name="T12">年度改善家政教室教</text:span><text:span text:style-name="T12">學設備武漢國中</text:span><text:span text:style-name="T11">104</text:span><text:span text:style-name="T12">年度改善</text:span><text:span text:style-name="T12">家政教室教學設備</text:span></text:p>
          </table:table-cell>
          <table:table-cell table:style-name="ce29" office:value-type="string">
            <text:p>武漢國中<text:span text:style-name="T10">武漢國中武漢國中</text:span><text:span text:style-name="T10">武漢國中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52" office:value-type="float" office:value="92">
            <text:p><text:s/>92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武漢國中<text:span text:style-name="T10">武漢國中武漢國中</text:span><text:span text:style-name="T10">武漢國中</text:span></text:p>
          </table:table-cell>
          <table:table-cell table:style-name="ce73" office:value-type="string">
            <text:p>小額採購逕洽廠商<text:span text:style-name="T10">小額採購</text:span><text:span text:style-name="T10">逕洽廠商小額採購逕洽廠商</text:span><text:span text:style-name="T10">小額採購逕洽廠商</text:span></text:p>
          </table:table-cell>
          <table:table-cell table:style-name="ce8" office:value-type="string">
            <text:p>維廣資訊有限公司<text:span text:style-name="T10">維廣資訊</text:span><text:span text:style-name="T10">有限公司維廣資訊有限公司</text:span><text:span text:style-name="T10">維廣資訊有限公司</text:span></text:p>
          </table:table-cell>
          <table:table-cell table:number-columns-repeated="1015"/>
        </table:table-row>
        <table:table-row table:style-name="ro59">
          <table:table-cell table:style-name="ce9" office:value-type="string">
            <text:p>閻中傑<text:span text:style-name="T10">閻中傑閻中傑閻中傑</text:span></text:p>
          </table:table-cell>
          <table:table-cell table:style-name="ce22" office:value-type="string">
            <text:p><text:span text:style-name="T10">武漢國中</text:span><text:span text:style-name="T11">104</text:span><text:span text:style-name="T12">年度圖書室書籍</text:span><text:span text:style-name="T12">採購武漢國中</text:span><text:span text:style-name="T11">104</text:span><text:span text:style-name="T12">年度圖書室</text:span><text:span text:style-name="T12">書籍採購武漢國中</text:span><text:span text:style-name="T11">104</text:span><text:span text:style-name="T12">年度圖</text:span><text:span text:style-name="T12">書室書籍採購武漢國中</text:span><text:span text:style-name="T11">104</text:span><text:span text:style-name="T12">年</text:span><text:span text:style-name="T12">度圖書室書籍採購</text:span></text:p>
          </table:table-cell>
          <table:table-cell table:style-name="ce29" office:value-type="string">
            <text:p>武漢國中<text:span text:style-name="T10">武漢國中武漢國中</text:span><text:span text:style-name="T10">武漢國中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52" office:value-type="float" office:value="70">
            <text:p><text:s/>7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桃</text:span><text:span text:style-name="T12">園市政府地方教育發展基金</text:span><text:span text:style-name="T11">-</text:span><text:span text:style-name="T12">教育局分基金</text:span><text:span text:style-name="T11">-</text:span><text:span text:style-name="T12">一般行政管理</text:span><text:span text:style-name="T12">計畫</text:span></text:p>
          </table:table-cell>
          <table:table-cell table:style-name="ce31" office:value-type="string">
            <text:p>武漢國中<text:span text:style-name="T10">武漢國中武漢國中</text:span><text:span text:style-name="T10">武漢國中</text:span></text:p>
          </table:table-cell>
          <table:table-cell table:style-name="ce22" office:value-type="string">
            <text:p>辦理中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93">
          <table:table-cell table:style-name="ce9" office:value-type="string">
            <text:p>閻中傑<text:span text:style-name="T10">閻中傑閻中傑閻中傑</text:span></text:p>
          </table:table-cell>
          <table:table-cell table:style-name="ce22" office:value-type="string">
            <text:p>雙龍國小改善行政及教學資訊設備採購<text:span text:style-name="T10">雙龍國小改善行</text:span><text:span text:style-name="T10">政及教學資訊設備採購雙龍</text:span><text:span text:style-name="T10">國小改善行政及教學資訊設</text:span><text:span text:style-name="T10">備採購雙龍國小改善行政及</text:span><text:span text:style-name="T10">教學資訊設備採購</text:span></text:p>
          </table:table-cell>
          <table:table-cell table:style-name="ce29" office:value-type="string">
            <text:p>雙龍國小<text:span text:style-name="T10">雙龍國小雙龍國小</text:span><text:span text:style-name="T10">雙龍國小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52" office:value-type="float" office:value="597">
            <text:p><text:s/>597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雙龍國小<text:span text:style-name="T10">雙龍國小雙龍國小</text:span><text:span text:style-name="T10">雙龍國小</text:span></text:p>
          </table:table-cell>
          <table:table-cell table:style-name="ce22" office:value-type="string">
            <text:p>辦理中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67">
          <table:table-cell table:style-name="ce9" office:value-type="string">
            <text:p>莊玉輝<text:span text:style-name="T10">莊玉輝莊玉輝莊玉輝</text:span></text:p>
          </table:table-cell>
          <table:table-cell table:style-name="ce22" office:value-type="string">
            <text:p>義興國小改善校園空間－書包櫃更新修繕<text:span text:style-name="T10">義興國小改善</text:span><text:span text:style-name="T10">校園空間－書包櫃更新修繕</text:span><text:span text:style-name="T10">義興國小改善校園空間－書</text:span><text:span text:style-name="T10">包櫃更新修繕義興國小改善</text:span><text:span text:style-name="T10">校園空間－書包櫃更新修繕</text:span></text:p>
          </table:table-cell>
          <table:table-cell table:style-name="ce29" office:value-type="string">
            <text:p>義興國小<text:span text:style-name="T10">義興國小義興國小</text:span><text:span text:style-name="T10">義興國小</text:span></text:p>
          </table:table-cell>
          <table:table-cell table:style-name="ce44" office:value-type="string">
            <text:p>無<text:span text:style-name="T7">無無無</text:span></text:p>
          </table:table-cell>
          <table:table-cell table:style-name="ce49" office:value-type="float" office:value="500">
            <text:p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義興國小<text:span text:style-name="T10">義興國小義興國小</text:span><text:span text:style-name="T10">義興國小</text:span></text:p>
          </table:table-cell>
          <table:table-cell table:style-name="ce22" office:value-type="string">
            <text:p>辦理中<text:span text:style-name="T10">辦理中辦理中辦理中</text:span></text:p>
          </table:table-cell>
          <table:table-cell table:style-name="ce60"/>
          <table:table-cell table:number-columns-repeated="1015"/>
        </table:table-row>
        <table:table-row table:style-name="ro49">
          <table:table-cell table:style-name="ce7" office:value-type="string">
            <text:p>莊玉輝<text:span text:style-name="T10">莊玉輝莊玉輝莊玉輝</text:span></text:p>
          </table:table-cell>
          <table:table-cell table:style-name="ce23" office:value-type="string">
            <text:p>東勢國小潛能班教室設備充實改善<text:span text:style-name="T10">東勢國小潛能班教室</text:span><text:span text:style-name="T10">設備充實改善東勢國小潛能</text:span><text:span text:style-name="T10">班教室設備充實改善東勢國</text:span><text:span text:style-name="T10">小潛能班教室設備充實改善</text:span></text:p>
          </table:table-cell>
          <table:table-cell table:style-name="ce30" office:value-type="string">
            <text:p>東勢國小<text:span text:style-name="T10">東勢國小東勢國小</text:span><text:span text:style-name="T10">東勢國小</text:span></text:p>
          </table:table-cell>
          <table:table-cell table:style-name="ce43" office:value-type="string">
            <text:p>無<text:span text:style-name="T7">無無無</text:span></text:p>
          </table:table-cell>
          <table:table-cell table:style-name="ce49" office:value-type="float" office:value="540">
            <text:p>54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2" office:value-type="string">
            <text:p>東勢國小<text:span text:style-name="T10">東勢國小東勢國小</text:span><text:span text:style-name="T10">東勢國小</text:span></text:p>
          </table:table-cell>
          <table:table-cell table:style-name="ce23" office:value-type="string">
            <text:p>辦理中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49">
          <table:table-cell table:style-name="ce7" office:value-type="string">
            <text:p>閻中傑<text:span text:style-name="T10">閻中傑閻中傑閻中傑</text:span></text:p>
          </table:table-cell>
          <table:table-cell table:style-name="ce23" office:value-type="string">
            <text:p>武漢國中校園綠美化工程<text:span text:style-name="T10">武</text:span><text:span text:style-name="T10">漢國中校園綠美化工程武漢</text:span><text:span text:style-name="T10">國中校園綠美化工程武漢國</text:span><text:span text:style-name="T10">中校園綠美化工程</text:span></text:p>
          </table:table-cell>
          <table:table-cell table:style-name="ce30" office:value-type="string">
            <text:p>武漢國中<text:span text:style-name="T10">武漢國中武漢國中</text:span><text:span text:style-name="T10">武漢國中</text:span></text:p>
          </table:table-cell>
          <table:table-cell table:style-name="ce43" office:value-type="string">
            <text:p>無<text:span text:style-name="T7">無無無</text:span></text:p>
          </table:table-cell>
          <table:table-cell table:style-name="ce52" office:value-type="float" office:value="90">
            <text:p><text:s/>9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2" office:value-type="string">
            <text:p>武漢國中<text:span text:style-name="T10">武漢國中武漢國中</text:span><text:span text:style-name="T10">武漢國中</text:span></text:p>
          </table:table-cell>
          <table:table-cell table:style-name="ce23" office:value-type="string">
            <text:p>辦理中<text:span text:style-name="T10">辦理中辦理中辦理中</text:span></text:p>
          </table:table-cell>
          <table:table-cell table:style-name="ce78"/>
          <table:table-cell table:number-columns-repeated="1015"/>
        </table:table-row>
        <table:table-row table:style-name="ro94">
          <table:table-cell table:style-name="ce9" office:value-type="string">
            <text:p>蘇家明<text:span text:style-name="T10">蘇家明蘇家明</text:span></text:p>
          </table:table-cell>
          <table:table-cell table:style-name="ce22" office:value-type="string">
            <text:p><text:span text:style-name="T10">同德國中</text:span><text:span text:style-name="T11">104</text:span><text:span text:style-name="T12">年度辦公室設備</text:span><text:span text:style-name="T12">改善計畫同德國中</text:span><text:span text:style-name="T11">104</text:span><text:span text:style-name="T12">年度辦</text:span><text:span text:style-name="T12">公室設備改善計畫同德國中</text:span><text:span text:style-name="T11">104</text:span><text:span text:style-name="T12">年度辦公室設備改善計畫</text:span></text:p>
          </table:table-cell>
          <table:table-cell table:style-name="ce29" office:value-type="string">
            <text:p>同德國中<text:span text:style-name="T10">同德國中同德國中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49" office:value-type="float" office:value="423">
            <text:p>423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同德國中<text:span text:style-name="T10">同德國中同德國中</text:span></text:p>
          </table:table-cell>
          <table:table-cell table:style-name="ce22" office:value-type="string">
            <text:p>共同供應契約<text:span text:style-name="T10">共同供應契約</text:span><text:span text:style-name="T10">共同供應契約</text:span></text:p>
          </table:table-cell>
          <table:table-cell table:style-name="ce60" office:value-type="string">
            <text:p>1.<text:span text:style-name="T10">茂勤興業有限公司</text:span></text:p>
            <text:p><text:span text:style-name="T11">2.</text:span><text:span text:style-name="T12">智綱文教企業社</text:span></text:p>
            <text:p><text:span text:style-name="T11">3.</text:span><text:span text:style-name="T12">淨寶電器行</text:span><text:span text:style-name="T12">1.</text:span><text:span text:style-name="T12">茂勤興業有</text:span><text:span text:style-name="T12">限公司</text:span></text:p>
            <text:p><text:span text:style-name="T11">2.</text:span><text:span text:style-name="T12">智綱文教企業社</text:span></text:p>
            <text:p><text:span text:style-name="T11">3.</text:span><text:span text:style-name="T12">淨寶電器行</text:span><text:span text:style-name="T12">1.</text:span><text:span text:style-name="T12">茂勤興業有</text:span><text:span text:style-name="T12">限公司</text:span></text:p>
            <text:p><text:span text:style-name="T11">2.</text:span><text:span text:style-name="T12">智綱文教企業社</text:span></text:p>
            <text:p><text:span text:style-name="T11">3.</text:span><text:span text:style-name="T12">淨寶電器行</text:span></text:p>
          </table:table-cell>
          <table:table-cell table:number-columns-repeated="1015"/>
        </table:table-row>
        <table:table-row table:style-name="ro77">
          <table:table-cell table:style-name="ce9" office:value-type="string">
            <text:p>詹江村<text:span text:style-name="T10">詹江村詹江村</text:span></text:p>
          </table:table-cell>
          <table:table-cell table:style-name="ce22" office:value-type="string">
            <text:p><text:span text:style-name="T10">文昌國中</text:span><text:span text:style-name="T11">104</text:span><text:span text:style-name="T12">年度藝文展覽室</text:span><text:span text:style-name="T12">裝修及採光罩工程文昌國中</text:span><text:span text:style-name="T11">104</text:span><text:span text:style-name="T12">年度藝文展覽室裝修及採</text:span><text:span text:style-name="T12">光罩工程文昌國中</text:span><text:span text:style-name="T11">104</text:span><text:span text:style-name="T12">年度藝</text:span><text:span text:style-name="T12">文展覽室裝修及採光罩工程</text:span></text:p>
          </table:table-cell>
          <table:table-cell table:style-name="ce29" office:value-type="string">
            <text:p>文昌國中<text:span text:style-name="T10">文昌國中文昌國中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52" office:value-type="float" office:value="1200">
            <text:p><text:s/>1,2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文昌國中<text:span text:style-name="T10">文昌國中文昌國中</text:span></text:p>
          </table:table-cell>
          <table:table-cell table:style-name="ce22" office:value-type="string">
            <text:p>辦理中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51">
          <table:table-cell table:style-name="ce9" office:value-type="string">
            <text:p>周玉琴<text:span text:style-name="T10">周玉琴周玉琴</text:span></text:p>
          </table:table-cell>
          <table:table-cell table:style-name="ce22" office:value-type="string">
            <text:p>水美國小校園綠美化及環境設備改善<text:span text:style-name="T10">水美國小校園綠美</text:span><text:span text:style-name="T10">化及環境設備改善水美國小</text:span><text:span text:style-name="T10">校園綠美化及環境設備改善</text:span></text:p>
          </table:table-cell>
          <table:table-cell table:style-name="ce29" office:value-type="string">
            <text:p>水美國小<text:span text:style-name="T10">水美國小水美國小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52" office:value-type="float" office:value="900">
            <text:p><text:s/>9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水美國小<text:span text:style-name="T10">水美國小水美國小</text:span></text:p>
          </table:table-cell>
          <table:table-cell table:style-name="ce22" office:value-type="string">
            <text:p>辦理中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10">
          <table:table-cell table:style-name="ce9" office:value-type="string">
            <text:p>林正峰<text:span text:style-name="T10">林正峰林正峰</text:span></text:p>
          </table:table-cell>
          <table:table-cell table:style-name="ce22" office:value-type="string">
            <text:p><text:span text:style-name="T10">青溪國中</text:span><text:span text:style-name="T11">104</text:span><text:span text:style-name="T12">年度體育班棒球</text:span><text:span text:style-name="T12">隊安全護網青溪國中</text:span><text:span text:style-name="T11">104</text:span><text:span text:style-name="T12">年度</text:span><text:span text:style-name="T12">體育班棒球隊安全護網青溪</text:span><text:span text:style-name="T12">國中</text:span><text:span text:style-name="T11">104</text:span><text:span text:style-name="T12">年度體育班棒球隊安</text:span><text:span text:style-name="T12">全護網</text:span></text:p>
          </table:table-cell>
          <table:table-cell table:style-name="ce29" office:value-type="string">
            <text:p>青溪國中<text:span text:style-name="T10">青溪國中青溪國中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49" office:value-type="float" office:value="96">
            <text:p>96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</text:span></text:p>
          </table:table-cell>
          <table:table-cell table:style-name="ce31" office:value-type="string">
            <text:p>青溪國中<text:span text:style-name="T10">青溪國中青溪國中</text:span></text:p>
          </table:table-cell>
          <table:table-cell table:style-name="ce22" office:value-type="string">
            <text:p>辦理中<text:span text:style-name="T10">辦理中辦理中</text:span></text:p>
          </table:table-cell>
          <table:table-cell table:style-name="ce32"/>
          <table:table-cell table:number-columns-repeated="1015"/>
        </table:table-row>
        <table:table-row table:style-name="ro10">
          <table:table-cell table:style-name="ce9" office:value-type="string">
            <text:p>邱佳亮<text:span text:style-name="T10">邱佳亮邱佳亮</text:span></text:p>
          </table:table-cell>
          <table:table-cell table:style-name="ce22" office:value-type="string">
            <text:p>埔頂國小資訊設備修繕<text:span text:style-name="T10">埔頂</text:span><text:span text:style-name="T10">國小資訊設備修繕埔頂國小</text:span><text:span text:style-name="T10">資訊設備修繕</text:span></text:p>
          </table:table-cell>
          <table:table-cell table:style-name="ce29" office:value-type="string">
            <text:p>埔頂國小<text:span text:style-name="T10">埔頂國小埔頂國小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52" office:value-type="float" office:value="92">
            <text:p><text:s/>92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</text:span></text:p>
          </table:table-cell>
          <table:table-cell table:style-name="ce31" office:value-type="string">
            <text:p>埔頂國小<text:span text:style-name="T10">埔頂國小埔頂國小</text:span></text:p>
          </table:table-cell>
          <table:table-cell table:style-name="ce22" office:value-type="string">
            <text:p>小額採購逕洽廠商<text:span text:style-name="T10">小額採購</text:span><text:span text:style-name="T10">逕洽廠商小額採購逕洽廠商</text:span></text:p>
          </table:table-cell>
          <table:table-cell table:style-name="ce8" office:value-type="string">
            <text:p>可博科技<text:span text:style-name="T10">可博科技可博科技</text:span></text:p>
          </table:table-cell>
          <table:table-cell table:number-columns-repeated="1015"/>
        </table:table-row>
        <table:table-row table:style-name="ro37">
          <table:table-cell table:style-name="ce9" office:value-type="string">
            <text:p>林正峰<text:span text:style-name="T10">林正峰林正峰</text:span></text:p>
          </table:table-cell>
          <table:table-cell table:style-name="ce22" office:value-type="string">
            <text:p>樂善國小文史圖書館外牆木格柵油漆工程<text:span text:style-name="T10">樂善國小文史</text:span><text:span text:style-name="T10">圖書館外牆木格柵油漆工程</text:span><text:span text:style-name="T10">樂善國小文史圖書館外牆木</text:span><text:span text:style-name="T10">格柵油漆工程</text:span></text:p>
          </table:table-cell>
          <table:table-cell table:style-name="ce29" office:value-type="string">
            <text:p>樂善國小<text:span text:style-name="T10">樂善國小樂善國小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49" office:value-type="float" office:value="90">
            <text:p>9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</text:span></text:p>
          </table:table-cell>
          <table:table-cell table:style-name="ce31" office:value-type="string">
            <text:p>樂善國小<text:span text:style-name="T10">樂善國小樂善國小</text:span></text:p>
          </table:table-cell>
          <table:table-cell table:style-name="ce22" office:value-type="string">
            <text:p>小額採購逕洽廠商<text:span text:style-name="T10">小額採購</text:span><text:span text:style-name="T10">逕洽廠商小額採購逕洽廠商</text:span></text:p>
          </table:table-cell>
          <table:table-cell table:style-name="ce8" office:value-type="string">
            <text:p>倢慶工程有限公司<text:span text:style-name="T10">倢慶工程</text:span><text:span text:style-name="T10">有限公司倢慶工程有限公司</text:span></text:p>
          </table:table-cell>
          <table:table-cell table:number-columns-repeated="1015"/>
        </table:table-row>
        <table:table-row table:style-name="ro66">
          <table:table-cell table:style-name="ce9" office:value-type="string">
            <text:p>詹江村<text:span text:style-name="T10">詹江村詹江村</text:span></text:p>
          </table:table-cell>
          <table:table-cell table:style-name="ce22" office:value-type="string">
            <text:p>新埔國小前庭整修工程<text:span text:style-name="T10">新埔</text:span><text:span text:style-name="T10">國小前庭整修工程新埔國小</text:span><text:span text:style-name="T10">前庭整修工程</text:span></text:p>
          </table:table-cell>
          <table:table-cell table:style-name="ce29" office:value-type="string">
            <text:p>新埔國小<text:span text:style-name="T10">新埔國小新埔國小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52" office:value-type="float" office:value="1885">
            <text:p><text:s/>1,885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新埔國小<text:span text:style-name="T10">新埔國小新埔國小</text:span></text:p>
          </table:table-cell>
          <table:table-cell table:style-name="ce22" office:value-type="string">
            <text:p>辦理中<text:span text:style-name="T10">辦理中辦理中</text:span></text:p>
          </table:table-cell>
          <table:table-cell table:style-name="ce32"/>
          <table:table-cell table:number-columns-repeated="1015"/>
        </table:table-row>
        <table:table-row table:style-name="ro95">
          <table:table-cell table:style-name="ce9" office:value-type="string">
            <text:p>劉仁照<text:span text:style-name="T10">劉仁照劉仁照</text:span></text:p>
          </table:table-cell>
          <table:table-cell table:style-name="ce22" office:value-type="string">
            <text:p>東安國小親子生活教室財務採購<text:span text:style-name="T10">東安國小親子生活教室</text:span><text:span text:style-name="T10">財務採購東安國小親子生活</text:span><text:span text:style-name="T10">教室財務採購</text:span></text:p>
          </table:table-cell>
          <table:table-cell table:style-name="ce29" office:value-type="string">
            <text:p>東安國小<text:span text:style-name="T10">東安國小東安國小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49" office:value-type="float" office:value="98">
            <text:p>98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東安國小<text:span text:style-name="T10">東安國小東安國小</text:span></text:p>
          </table:table-cell>
          <table:table-cell table:style-name="ce22" office:value-type="string">
            <text:p>辦理中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96">
          <table:table-cell table:style-name="ce9" office:value-type="string">
            <text:p>邱佳亮<text:span text:style-name="T10">邱佳亮邱佳亮</text:span></text:p>
          </table:table-cell>
          <table:table-cell table:style-name="ce22" office:value-type="string">
            <text:p>埔頂國小改善行政大樓及幼兒園牆面<text:span text:style-name="T10">埔頂國小改善行政</text:span><text:span text:style-name="T10">大樓及幼兒園牆面埔頂國小</text:span><text:span text:style-name="T10">改善行政大樓及幼兒園牆面</text:span></text:p>
          </table:table-cell>
          <table:table-cell table:style-name="ce29" office:value-type="string">
            <text:p>埔頂國小<text:span text:style-name="T10">埔頂國小埔頂國小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52" office:value-type="float" office:value="98">
            <text:p><text:s/>98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</text:span></text:p>
          </table:table-cell>
          <table:table-cell table:style-name="ce31" office:value-type="string">
            <text:p>埔頂國小<text:span text:style-name="T10">埔頂國小埔頂國小</text:span></text:p>
          </table:table-cell>
          <table:table-cell table:style-name="ce22" office:value-type="string">
            <text:p>小額採購逕洽廠商<text:span text:style-name="T10">小額採購</text:span><text:span text:style-name="T10">逕洽廠商小額採購逕洽廠商</text:span></text:p>
          </table:table-cell>
          <table:table-cell table:style-name="ce8" office:value-type="string">
            <text:p>東新黑板<text:span text:style-name="T10">東新黑板東新黑板</text:span></text:p>
          </table:table-cell>
          <table:table-cell table:number-columns-repeated="1015"/>
        </table:table-row>
        <table:table-row table:style-name="ro97">
          <table:table-cell table:style-name="ce9" office:value-type="string">
            <text:p>林正峰<text:span text:style-name="T10">林正峰林正峰</text:span></text:p>
          </table:table-cell>
          <table:table-cell table:style-name="ce22" office:value-type="string">
            <text:p>龜山國小提升棒球訓練設備<text:span text:style-name="T10">龜山國小提升棒球訓練設備</text:span><text:span text:style-name="T10">龜山國小提升棒球訓練設備</text:span></text:p>
          </table:table-cell>
          <table:table-cell table:style-name="ce29" office:value-type="string">
            <text:p>龜山國小<text:span text:style-name="T10">龜山國小龜山國小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49" office:value-type="float" office:value="96">
            <text:p>96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桃園市政</text:span><text:span text:style-name="T12">府地方教育發展基金</text:span><text:span text:style-name="T11">-</text:span><text:span text:style-name="T12">教育局</text:span><text:span text:style-name="T12">分基金</text:span><text:span text:style-name="T11">-</text:span><text:span text:style-name="T12">一般行政管理計畫</text:span></text:p>
          </table:table-cell>
          <table:table-cell table:style-name="ce31" office:value-type="string">
            <text:p>龜山國小<text:span text:style-name="T10">龜山國小龜山國小</text:span></text:p>
          </table:table-cell>
          <table:table-cell table:style-name="ce73" office:value-type="string">
            <text:p>小額採購逕洽廠商<text:span text:style-name="T10">小額採購</text:span><text:span text:style-name="T10">逕洽廠商小額採購逕洽廠商</text:span></text:p>
          </table:table-cell>
          <table:table-cell table:style-name="ce8" office:value-type="string">
            <text:p>堃登實業有限公司<text:span text:style-name="T10">堃登實業</text:span><text:span text:style-name="T10">有限公司堃登實業有限公司</text:span></text:p>
          </table:table-cell>
          <table:table-cell table:number-columns-repeated="1015"/>
        </table:table-row>
        <table:table-row table:style-name="ro67">
          <table:table-cell table:style-name="ce9" office:value-type="string">
            <text:p>蘇家明<text:span text:style-name="T10">蘇家明蘇家明</text:span></text:p>
          </table:table-cell>
          <table:table-cell table:style-name="ce22" office:value-type="string">
            <text:p>大有國中無聲廣播教學設備<text:span text:style-name="T10">大有國中無聲廣播教學設備</text:span><text:span text:style-name="T10">大有國中無聲廣播教學設備</text:span></text:p>
          </table:table-cell>
          <table:table-cell table:style-name="ce29" office:value-type="string">
            <text:p>大有國中<text:span text:style-name="T10">大有國中大有國中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49" office:value-type="float" office:value="1000">
            <text:p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大有國中<text:span text:style-name="T10">大有國中大有國中</text:span></text:p>
          </table:table-cell>
          <table:table-cell table:style-name="ce22" office:value-type="string">
            <text:p>辦理中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76">
          <table:table-cell table:style-name="ce9" office:value-type="string">
            <text:p>張火爐<text:span text:style-name="T10">張火爐張火爐</text:span></text:p>
          </table:table-cell>
          <table:table-cell table:style-name="ce22" office:value-type="string">
            <text:p><text:span text:style-name="T10">楊光國中小</text:span><text:span text:style-name="T11">104</text:span><text:span text:style-name="T12">年度視聽教室</text:span><text:span text:style-name="T12">暨專科教室、訓練室空調設</text:span><text:span text:style-name="T12">備改善計畫楊光國中小</text:span><text:span text:style-name="T11">104</text:span><text:span text:style-name="T12">年</text:span><text:span text:style-name="T12">度視聽教室暨專科教室、訓</text:span><text:span text:style-name="T12">練室空調設備改善計畫楊光</text:span><text:span text:style-name="T12">國中小</text:span><text:span text:style-name="T11">104</text:span><text:span text:style-name="T12">年度視聽教室暨專</text:span><text:span text:style-name="T12">科教室、訓練室空調設備改</text:span><text:span text:style-name="T12">善計畫</text:span></text:p>
          </table:table-cell>
          <table:table-cell table:style-name="ce29" office:value-type="string">
            <text:p>楊光國中小<text:span text:style-name="T10">楊光國中小楊光</text:span><text:span text:style-name="T10">國中小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52" office:value-type="float" office:value="2000">
            <text:p><text:s/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楊光國中小<text:span text:style-name="T10">楊光國中小楊光</text:span><text:span text:style-name="T10">國中小</text:span></text:p>
          </table:table-cell>
          <table:table-cell table:style-name="ce22" office:value-type="string">
            <text:p>辦理中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51">
          <table:table-cell table:style-name="ce9" office:value-type="string">
            <text:p>林正峰<text:span text:style-name="T10">林正峰林正峰</text:span></text:p>
          </table:table-cell>
          <table:table-cell table:style-name="ce22" office:value-type="string">
            <text:p>光明國小資訊融入教學教師團隊培訓計畫<text:span text:style-name="T10">光明國小資訊</text:span><text:span text:style-name="T10">融入教學教師團隊培訓計畫</text:span><text:span text:style-name="T10">光明國小資訊融入教學教師</text:span><text:span text:style-name="T10">團隊培訓計畫</text:span></text:p>
          </table:table-cell>
          <table:table-cell table:style-name="ce29" office:value-type="string">
            <text:p>光明國小<text:span text:style-name="T10">光明國小光明國小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49" office:value-type="float" office:value="307">
            <text:p>307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光明國小<text:span text:style-name="T10">光明國小光明國小</text:span></text:p>
          </table:table-cell>
          <table:table-cell table:style-name="ce22" office:value-type="string">
            <text:p>辦理中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59">
          <table:table-cell table:style-name="ce10" office:value-type="string">
            <text:p>李柏坊<text:span text:style-name="T7">李柏坊李柏坊</text:span></text:p>
          </table:table-cell>
          <table:table-cell table:style-name="ce4" office:value-type="string">
            <text:p>龍源國小視聽教室木地板工程<text:span text:style-name="T7">龍源國小視聽教室木地板</text:span><text:span text:style-name="T7">工程龍源國小視聽教室木地</text:span><text:span text:style-name="T7">板工程</text:span></text:p>
          </table:table-cell>
          <table:table-cell table:style-name="ce33" office:value-type="string">
            <text:p>龍源國小<text:span text:style-name="T7">龍源國小龍源國小</text:span></text:p>
          </table:table-cell>
          <table:table-cell table:style-name="ce44" office:value-type="string">
            <text:p>無<text:span text:style-name="T7">無無</text:span></text:p>
          </table:table-cell>
          <table:table-cell table:style-name="ce52" office:value-type="float" office:value="80">
            <text:p><text:s/>80 </text:p>
          </table:table-cell>
          <table:table-cell table:style-name="ce61" office:value-type="string">
            <text:p><text:span text:style-name="T7">桃園市政府地方教育發展基</text:span><text:span text:style-name="T7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text:span text:style-name="T9">桃園市政府地方教育發展基</text:span><text:span text:style-name="T9">金</text:span><text:span text:style-name="T8">-</text:span><text:span text:style-name="T9">教育局分基金</text:span><text:span text:style-name="T8">-</text:span><text:span text:style-name="T9">建築及設</text:span><text:span text:style-name="T9">備計畫</text:span><text:span text:style-name="T8">--</text:span><text:span text:style-name="T9">捐助、補助與獎助</text:span></text:p>
          </table:table-cell>
          <table:table-cell table:style-name="ce65" office:value-type="string">
            <text:p>龍源國小<text:span text:style-name="T7">龍源國小龍源國小</text:span></text:p>
          </table:table-cell>
          <table:table-cell table:style-name="ce4" office:value-type="string">
            <text:p>小額採購逕洽廠商<text:span text:style-name="T7">小額採購</text:span><text:span text:style-name="T7">逕洽廠商小額採購逕洽廠商</text:span></text:p>
          </table:table-cell>
          <table:table-cell table:style-name="ce61" office:value-type="string">
            <text:p>藝成室內裝修設計有限公司<text:span text:style-name="T7">藝成室內裝修設計有限公司</text:span><text:span text:style-name="T7">藝成室內裝修設計有限公司</text:span></text:p>
          </table:table-cell>
          <table:table-cell table:number-columns-repeated="1015"/>
        </table:table-row>
        <table:table-row table:style-name="ro42">
          <table:table-cell table:style-name="ce7" office:value-type="string">
            <text:p>陳治文<text:span text:style-name="T10">陳治文陳治文</text:span></text:p>
          </table:table-cell>
          <table:table-cell table:style-name="ce23" office:value-type="string">
            <text:p><text:span text:style-name="T10">仁善國小</text:span><text:span text:style-name="T11">104</text:span><text:span text:style-name="T12">學年度視聽教室</text:span><text:span text:style-name="T12">及資訊教學設備更新仁善國</text:span><text:span text:style-name="T12">小</text:span><text:span text:style-name="T11">104</text:span><text:span text:style-name="T12">學年度視聽教室及資訊</text:span><text:span text:style-name="T12">教學設備更新仁善國小</text:span><text:span text:style-name="T11">104</text:span><text:span text:style-name="T12">學</text:span><text:span text:style-name="T12">年度視聽教室及資訊教學設</text:span><text:span text:style-name="T12">備更新</text:span></text:p>
          </table:table-cell>
          <table:table-cell table:style-name="ce30" office:value-type="string">
            <text:p>仁善國小<text:span text:style-name="T10">仁善國小仁善國小</text:span></text:p>
          </table:table-cell>
          <table:table-cell table:style-name="ce43" office:value-type="string">
            <text:p>無<text:span text:style-name="T7">無無</text:span></text:p>
          </table:table-cell>
          <table:table-cell table:style-name="ce49" office:value-type="float" office:value="500">
            <text:p>5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2" office:value-type="string">
            <text:p>仁善國小<text:span text:style-name="T10">仁善國小仁善國小</text:span></text:p>
          </table:table-cell>
          <table:table-cell table:style-name="ce23" office:value-type="string">
            <text:p>辦理中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77">
          <table:table-cell table:style-name="ce7" office:value-type="string">
            <text:p>陳治文<text:span text:style-name="T10">陳治文陳治文</text:span></text:p>
          </table:table-cell>
          <table:table-cell table:style-name="ce23" office:value-type="string">
            <text:p><text:span text:style-name="T10">大溪國中</text:span><text:span text:style-name="T11">104</text:span><text:span text:style-name="T12">年度資訊設備改</text:span><text:span text:style-name="T12">善大溪國中</text:span><text:span text:style-name="T11">104</text:span><text:span text:style-name="T12">年度資訊設備</text:span><text:span text:style-name="T12">改善大溪國中</text:span><text:span text:style-name="T11">104</text:span><text:span text:style-name="T12">年度資訊設</text:span><text:span text:style-name="T12">備改善</text:span></text:p>
          </table:table-cell>
          <table:table-cell table:style-name="ce30" office:value-type="string">
            <text:p>大溪國中<text:span text:style-name="T10">大溪國中大溪國中</text:span></text:p>
          </table:table-cell>
          <table:table-cell table:style-name="ce43" office:value-type="string">
            <text:p>無<text:span text:style-name="T7">無無</text:span></text:p>
          </table:table-cell>
          <table:table-cell table:style-name="ce49" office:value-type="float" office:value="502">
            <text:p>502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2" office:value-type="string">
            <text:p>大溪國中<text:span text:style-name="T10">大溪國中大溪國中</text:span></text:p>
          </table:table-cell>
          <table:table-cell table:style-name="ce23" office:value-type="string">
            <text:p>辦理中<text:span text:style-name="T10">辦理中辦理中</text:span></text:p>
          </table:table-cell>
          <table:table-cell table:style-name="ce78"/>
          <table:table-cell table:number-columns-repeated="1015"/>
        </table:table-row>
        <table:table-row table:style-name="ro57">
          <table:table-cell table:style-name="ce9" office:value-type="string">
            <text:p>林正峰<text:span text:style-name="T10">林正峰</text:span></text:p>
          </table:table-cell>
          <table:table-cell table:style-name="ce22" office:value-type="string">
            <text:p>幸福國中飲水機設備<text:span text:style-name="T10">幸福國</text:span><text:span text:style-name="T10">中飲水機設備</text:span></text:p>
          </table:table-cell>
          <table:table-cell table:style-name="ce29" office:value-type="string">
            <text:p>幸福國中<text:span text:style-name="T10">幸福國中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420">
            <text:p>42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幸福國中<text:span text:style-name="T10">幸福國中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52">
          <table:table-cell table:style-name="ce9" office:value-type="string">
            <text:p>林正峰<text:span text:style-name="T10">林正峰</text:span></text:p>
          </table:table-cell>
          <table:table-cell table:style-name="ce22" office:value-type="string">
            <text:p><text:span text:style-name="T10">福源國小</text:span><text:span text:style-name="T11">104</text:span><text:span text:style-name="T12">年度改善及充實</text:span><text:span text:style-name="T12">教學環境設備福源國小</text:span><text:span text:style-name="T11">104</text:span><text:span text:style-name="T12">年</text:span><text:span text:style-name="T12">度改善及充實教學環境設備</text:span></text:p>
          </table:table-cell>
          <table:table-cell table:style-name="ce29" office:value-type="string">
            <text:p>福源國小<text:span text:style-name="T10">福源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1205">
            <text:p>1,205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福源國小<text:span text:style-name="T10">福源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32"/>
          <table:table-cell table:number-columns-repeated="1015"/>
        </table:table-row>
        <table:table-row table:style-name="ro41">
          <table:table-cell table:style-name="ce9" office:value-type="string">
            <text:p>謝彰文<text:span text:style-name="T10">謝彰文</text:span></text:p>
          </table:table-cell>
          <table:table-cell table:style-name="ce22" office:value-type="string">
            <text:p>東安國中改善特教班教室學習環境設備補助<text:span text:style-name="T10">東安國中改</text:span><text:span text:style-name="T10">善特教班教室學習環境設備</text:span><text:span text:style-name="T10">補助</text:span></text:p>
          </table:table-cell>
          <table:table-cell table:style-name="ce29" office:value-type="string">
            <text:p>東安國中<text:span text:style-name="T10">東安國中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100">
            <text:p>1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</text:span></text:p>
          </table:table-cell>
          <table:table-cell table:style-name="ce31" office:value-type="string">
            <text:p>東安國中<text:span text:style-name="T10">東安國中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60"/>
          <table:table-cell table:number-columns-repeated="1015"/>
        </table:table-row>
        <table:table-row table:style-name="ro53">
          <table:table-cell table:style-name="ce9" office:value-type="string">
            <text:p>謝彰文<text:span text:style-name="T10">謝彰文</text:span></text:p>
          </table:table-cell>
          <table:table-cell table:style-name="ce22" office:value-type="string">
            <text:p>祥安國小體操教室整修工程<text:span text:style-name="T10">祥安國小體操教室整修工程</text:span></text:p>
          </table:table-cell>
          <table:table-cell table:style-name="ce29" office:value-type="string">
            <text:p>祥安國小<text:span text:style-name="T10">祥安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930">
            <text:p>93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祥安國小<text:span text:style-name="T10">祥安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8">
          <table:table-cell table:style-name="ce9" office:value-type="string">
            <text:p>閻中傑<text:span text:style-name="T10">閻中傑</text:span></text:p>
          </table:table-cell>
          <table:table-cell table:style-name="ce22" office:value-type="string">
            <text:p>龍潭國小至真樓教室窗簾定製按裝採購<text:span text:style-name="T10">龍潭國小至真樓</text:span><text:span text:style-name="T10">教室窗簾定製按裝採購</text:span></text:p>
          </table:table-cell>
          <table:table-cell table:style-name="ce29" office:value-type="string">
            <text:p>龍潭國小<text:span text:style-name="T10">龍潭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300">
            <text:p><text:s/>3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龍潭國小<text:span text:style-name="T10">龍潭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9">
          <table:table-cell table:style-name="ce9" office:value-type="string">
            <text:p>劉仁照<text:span text:style-name="T10">劉仁照</text:span></text:p>
          </table:table-cell>
          <table:table-cell table:style-name="ce22" office:value-type="string">
            <text:p>東安國小中廊前庭教學環境改善工程<text:span text:style-name="T10">東安國小中廊前庭</text:span><text:span text:style-name="T10">教學環境改善工程</text:span></text:p>
          </table:table-cell>
          <table:table-cell table:style-name="ce29" office:value-type="string">
            <text:p>東安國小<text:span text:style-name="T10">東安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700">
            <text:p>7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東安國小<text:span text:style-name="T10">東安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100">
          <table:table-cell table:style-name="ce9" office:value-type="string">
            <text:p>彭俊豪<text:span text:style-name="T10">彭俊豪</text:span></text:p>
          </table:table-cell>
          <table:table-cell table:style-name="ce22" office:value-type="string">
            <text:p>中平國小明日學校網路設備改善<text:span text:style-name="T10">中平國小明日學校網路</text:span><text:span text:style-name="T10">設備改善</text:span></text:p>
          </table:table-cell>
          <table:table-cell table:style-name="ce29" office:value-type="string">
            <text:p>中平國小<text:span text:style-name="T10">中平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300">
            <text:p><text:s/>3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中平國小<text:span text:style-name="T10">中平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19">
          <table:table-cell table:style-name="ce9" office:value-type="string">
            <text:p>梁為超<text:span text:style-name="T10">梁為超</text:span></text:p>
          </table:table-cell>
          <table:table-cell table:style-name="ce22" office:value-type="string">
            <text:p><text:span text:style-name="T10">信義國小</text:span><text:span text:style-name="T11">104</text:span><text:span text:style-name="T12">年度活動中心改</text:span><text:span text:style-name="T12">善工程信義國小</text:span><text:span text:style-name="T11">104</text:span><text:span text:style-name="T12">年度活動</text:span><text:span text:style-name="T12">中心改善工程</text:span></text:p>
          </table:table-cell>
          <table:table-cell table:style-name="ce29" office:value-type="string">
            <text:p>信義國小<text:span text:style-name="T10">信義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500">
            <text:p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信義國小<text:span text:style-name="T10">信義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101">
          <table:table-cell table:style-name="ce11" office:value-type="string">
            <text:p>邱素芬<text:span text:style-name="T10">邱素芬</text:span></text:p>
          </table:table-cell>
          <table:table-cell table:style-name="ce22" office:value-type="string">
            <text:p>桃園家庭教育中心整修工程<text:span text:style-name="T10">桃園家庭教育中心整修工程</text:span></text:p>
          </table:table-cell>
          <table:table-cell table:style-name="ce29" office:value-type="string">
            <text:p>桃園市政府家庭教育中心<text:span text:style-name="T10">桃</text:span><text:span text:style-name="T10">園市政府家庭教育中心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94">
            <text:p><text:s/>94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桃園市政府家庭教育中心<text:span text:style-name="T10">桃</text:span><text:span text:style-name="T10">園市政府家庭教育中心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51">
          <table:table-cell table:style-name="ce9" office:value-type="string">
            <text:p>林正峰<text:span text:style-name="T10">林正峰</text:span></text:p>
          </table:table-cell>
          <table:table-cell table:style-name="ce22" office:value-type="string">
            <text:p><text:span text:style-name="T10">幸福國小體育器材</text:span><text:span text:style-name="T11">-</text:span><text:span text:style-name="T12">桌球暨棒</text:span><text:span text:style-name="T12">球設備幸福國小體育器材</text:span><text:span text:style-name="T11">-</text:span><text:span text:style-name="T12">桌</text:span><text:span text:style-name="T12">球暨棒球設備</text:span></text:p>
          </table:table-cell>
          <table:table-cell table:style-name="ce29" office:value-type="string">
            <text:p>幸福國小<text:span text:style-name="T10">幸福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95">
            <text:p>95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幸福國小<text:span text:style-name="T10">幸福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10">
          <table:table-cell table:style-name="ce9" office:value-type="string">
            <text:p>林正峰<text:span text:style-name="T10">林正峰</text:span></text:p>
          </table:table-cell>
          <table:table-cell table:style-name="ce22" office:value-type="string">
            <text:p><text:span text:style-name="T10">龜山國中</text:span><text:span text:style-name="T11">104</text:span><text:span text:style-name="T12">年度棒球隊訓練</text:span><text:span text:style-name="T12">與比賽器材需求龜山國中</text:span><text:span text:style-name="T11">104</text:span><text:span text:style-name="T12">年度棒球隊訓練與比賽器材</text:span><text:span text:style-name="T12">需求</text:span></text:p>
          </table:table-cell>
          <table:table-cell table:style-name="ce29" office:value-type="string">
            <text:p>龜山國中<text:span text:style-name="T10">龜山國中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3" office:value-type="float" office:value="99.5">
            <text:p>99.5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一般行政管理計畫</text:span></text:p>
          </table:table-cell>
          <table:table-cell table:style-name="ce31" office:value-type="string">
            <text:p>龜山國中<text:span text:style-name="T10">龜山國中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9">
          <table:table-cell table:style-name="ce9" office:value-type="string">
            <text:p>閻中傑<text:span text:style-name="T10">閻中傑</text:span></text:p>
          </table:table-cell>
          <table:table-cell table:style-name="ce22" office:value-type="string">
            <text:p>龍潭國小活動中心鋼屋頂防水整修工程<text:span text:style-name="T10">龍潭國小活動中</text:span><text:span text:style-name="T10">心鋼屋頂防水整修工程</text:span></text:p>
          </table:table-cell>
          <table:table-cell table:style-name="ce29" office:value-type="string">
            <text:p>龍潭國小<text:span text:style-name="T10">龍潭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420">
            <text:p><text:s/>42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龍潭國小<text:span text:style-name="T10">龍潭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9">
          <table:table-cell table:style-name="ce9" office:value-type="string">
            <text:p>張肇良<text:span text:style-name="T10">張肇良</text:span></text:p>
          </table:table-cell>
          <table:table-cell table:style-name="ce22" office:value-type="string">
            <text:p>平興國中校園安全防護<text:span text:style-name="T10">平興</text:span><text:span text:style-name="T10">國中校園安全防護</text:span></text:p>
          </table:table-cell>
          <table:table-cell table:style-name="ce29" office:value-type="string">
            <text:p>平興國中<text:span text:style-name="T10">平興國中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100">
            <text:p><text:s/>1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平興國中<text:span text:style-name="T10">平興國中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49">
          <table:table-cell table:style-name="ce9" office:value-type="string">
            <text:p>徐其萬<text:span text:style-name="T10">徐其萬</text:span></text:p>
          </table:table-cell>
          <table:table-cell table:style-name="ce22" office:value-type="string">
            <text:p>溪海國小運動場周邊鋪面整建工程<text:span text:style-name="T10">溪海國小運動場周邊</text:span><text:span text:style-name="T10">鋪面整建工程</text:span></text:p>
          </table:table-cell>
          <table:table-cell table:style-name="ce29" office:value-type="string">
            <text:p>溪海國小<text:span text:style-name="T10">溪海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1388">
            <text:p>1,388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溪海國小<text:span text:style-name="T10">溪海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80"/>
          <table:table-cell table:number-columns-repeated="1015"/>
        </table:table-row>
        <table:table-row table:style-name="ro60">
          <table:table-cell table:style-name="ce7" office:value-type="string">
            <text:p>陳瑛<text:span text:style-name="T10">陳瑛</text:span></text:p>
          </table:table-cell>
          <table:table-cell table:style-name="ce23" office:value-type="string">
            <text:p>大崗國小活動中心聯外通道遮雨棚暨周邊環境設備改善工程<text:span text:style-name="T10">大崗國小活動中心聯外</text:span><text:span text:style-name="T10">通道遮雨棚暨周邊環境設備</text:span><text:span text:style-name="T10">改善工程</text:span></text:p>
          </table:table-cell>
          <table:table-cell table:style-name="ce30" office:value-type="string">
            <text:p>大崗國小<text:span text:style-name="T10">大崗國小</text:span></text:p>
          </table:table-cell>
          <table:table-cell table:style-name="ce43" office:value-type="string">
            <text:p>無<text:span text:style-name="T7">無</text:span></text:p>
          </table:table-cell>
          <table:table-cell table:style-name="ce52" office:value-type="float" office:value="930">
            <text:p><text:s/>93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2" office:value-type="string">
            <text:p>大崗國小<text:span text:style-name="T10">大崗國小</text:span></text:p>
          </table:table-cell>
          <table:table-cell table:style-name="ce23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18">
          <table:table-cell table:style-name="ce7" office:value-type="string">
            <text:p>謝彰文<text:span text:style-name="T10">謝彰文</text:span></text:p>
          </table:table-cell>
          <table:table-cell table:style-name="ce23" office:value-type="string">
            <text:p>平興國小中庭步道改善工程<text:span text:style-name="T10">平興國小中庭步道改善工程</text:span></text:p>
          </table:table-cell>
          <table:table-cell table:style-name="ce30" office:value-type="string">
            <text:p>平興國小<text:span text:style-name="T10">平興國小</text:span></text:p>
          </table:table-cell>
          <table:table-cell table:style-name="ce43" office:value-type="string">
            <text:p>無<text:span text:style-name="T7">無</text:span></text:p>
          </table:table-cell>
          <table:table-cell table:style-name="ce49" office:value-type="float" office:value="890">
            <text:p>89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2" office:value-type="string">
            <text:p>平興國小<text:span text:style-name="T10">平興國小</text:span></text:p>
          </table:table-cell>
          <table:table-cell table:style-name="ce23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29">
          <table:table-cell table:style-name="ce9" office:value-type="string">
            <text:p>劉仁照</text:p>
          </table:table-cell>
          <table:table-cell table:style-name="ce22" office:value-type="string">
            <text:p>北勢國小教學區風雨通廊環境改善</text:p>
          </table:table-cell>
          <table:table-cell table:style-name="ce29" office:value-type="string">
            <text:p>北勢國小</text:p>
          </table:table-cell>
          <table:table-cell table:style-name="ce44" office:value-type="string">
            <text:p>無</text:p>
          </table:table-cell>
          <table:table-cell table:style-name="ce49" office:value-type="float" office:value="700">
            <text:p>7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北勢國小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102">
          <table:table-cell table:style-name="ce9" office:value-type="string">
            <text:p>林正峰</text:p>
          </table:table-cell>
          <table:table-cell table:style-name="ce22" office:value-type="string">
            <text:p><text:span text:style-name="T10">新路國小體育器材</text:span><text:span text:style-name="T11">-</text:span><text:span text:style-name="T12">桌球設備</text:span></text:p>
          </table:table-cell>
          <table:table-cell table:style-name="ce29" office:value-type="string">
            <text:p>新路國小</text:p>
          </table:table-cell>
          <table:table-cell table:style-name="ce44" office:value-type="string">
            <text:p>無</text:p>
          </table:table-cell>
          <table:table-cell table:style-name="ce49" office:value-type="float" office:value="95">
            <text:p>95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新路國小</text:p>
          </table:table-cell>
          <table:table-cell table:style-name="ce22" office:value-type="string">
            <text:p>辦理中</text:p>
          </table:table-cell>
          <table:table-cell table:style-name="ce32"/>
          <table:table-cell table:number-columns-repeated="1015"/>
        </table:table-row>
        <table:table-row table:style-name="ro102">
          <table:table-cell table:style-name="ce9" office:value-type="string">
            <text:p>劉仁照</text:p>
          </table:table-cell>
          <table:table-cell table:style-name="ce22" office:value-type="string">
            <text:p>北勢國小投影機暨教學設備改善</text:p>
          </table:table-cell>
          <table:table-cell table:style-name="ce29" office:value-type="string">
            <text:p>北勢國小</text:p>
          </table:table-cell>
          <table:table-cell table:style-name="ce44" office:value-type="string">
            <text:p>無</text:p>
          </table:table-cell>
          <table:table-cell table:style-name="ce49" office:value-type="float" office:value="190">
            <text:p>19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北勢國小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103">
          <table:table-cell table:style-name="ce9" office:value-type="string">
            <text:p>閻中傑</text:p>
          </table:table-cell>
          <table:table-cell table:style-name="ce22" office:value-type="string">
            <text:p>武漢國中電腦暨軟體更新</text:p>
          </table:table-cell>
          <table:table-cell table:style-name="ce29" office:value-type="string">
            <text:p>武漢國中</text:p>
          </table:table-cell>
          <table:table-cell table:style-name="ce44" office:value-type="string">
            <text:p>無</text:p>
          </table:table-cell>
          <table:table-cell table:style-name="ce52" office:value-type="float" office:value="200">
            <text:p><text:s/>2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武漢國中</text:p>
          </table:table-cell>
          <table:table-cell table:style-name="ce69" office:value-type="string">
            <text:p>公開取得報價單或企劃書</text:p>
          </table:table-cell>
          <table:table-cell table:style-name="ce59" office:value-type="string">
            <text:p>維廣資訊有限公司</text:p>
          </table:table-cell>
          <table:table-cell table:number-columns-repeated="1015"/>
        </table:table-row>
        <table:table-row table:style-name="ro104">
          <table:table-cell table:style-name="ce9" office:value-type="string">
            <text:p>徐玉樹</text:p>
          </table:table-cell>
          <table:table-cell table:style-name="ce22" office:value-type="string">
            <text:p>龍星國小資訊多媒體設備更新</text:p>
          </table:table-cell>
          <table:table-cell table:style-name="ce29" office:value-type="string">
            <text:p>龍星國小</text:p>
          </table:table-cell>
          <table:table-cell table:style-name="ce44" office:value-type="string">
            <text:p>無</text:p>
          </table:table-cell>
          <table:table-cell table:style-name="ce52" office:value-type="float" office:value="1590">
            <text:p><text:s/>1,59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龍星國小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104">
          <table:table-cell table:style-name="ce9" office:value-type="string">
            <text:p>趙正宇</text:p>
          </table:table-cell>
          <table:table-cell table:style-name="ce22" office:value-type="string">
            <text:p>龜山國中樂團樂器設備採購</text:p>
          </table:table-cell>
          <table:table-cell table:style-name="ce29" office:value-type="string">
            <text:p>龜山國中</text:p>
          </table:table-cell>
          <table:table-cell table:style-name="ce44" office:value-type="string">
            <text:p>無</text:p>
          </table:table-cell>
          <table:table-cell table:style-name="ce49" office:value-type="float" office:value="520">
            <text:p>52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龜山國中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104">
          <table:table-cell table:style-name="ce9" office:value-type="string">
            <text:p>舒翠玲</text:p>
          </table:table-cell>
          <table:table-cell table:style-name="ce22" office:value-type="string">
            <text:p>忠貞國小琴房新建工程</text:p>
          </table:table-cell>
          <table:table-cell table:style-name="ce29" office:value-type="string">
            <text:p>忠貞國小</text:p>
          </table:table-cell>
          <table:table-cell table:style-name="ce44" office:value-type="string">
            <text:p>無</text:p>
          </table:table-cell>
          <table:table-cell table:style-name="ce49" office:value-type="float" office:value="960">
            <text:p>96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忠貞國小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104">
          <table:table-cell table:style-name="ce9" office:value-type="string">
            <text:p>張肇良</text:p>
          </table:table-cell>
          <table:table-cell table:style-name="ce22" office:value-type="string">
            <text:p><text:span text:style-name="T10">新勢國小更新行政</text:span><text:span text:style-name="T11">(</text:span><text:span text:style-name="T12">含專科教</text:span><text:span text:style-name="T12">室</text:span><text:span text:style-name="T11">)</text:span><text:span text:style-name="T12">電腦設備</text:span></text:p>
          </table:table-cell>
          <table:table-cell table:style-name="ce29" office:value-type="string">
            <text:p>新勢國小</text:p>
          </table:table-cell>
          <table:table-cell table:style-name="ce44" office:value-type="string">
            <text:p>無</text:p>
          </table:table-cell>
          <table:table-cell table:style-name="ce52" office:value-type="float" office:value="1400">
            <text:p><text:s/>1,4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新勢國小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76">
          <table:table-cell table:style-name="ce9" office:value-type="string">
            <text:p>閻中傑</text:p>
          </table:table-cell>
          <table:table-cell table:style-name="ce22" office:value-type="string">
            <text:p>龍潭國小廚房遮雨棚整修工程</text:p>
          </table:table-cell>
          <table:table-cell table:style-name="ce29" office:value-type="string">
            <text:p>龍潭國小</text:p>
          </table:table-cell>
          <table:table-cell table:style-name="ce44" office:value-type="string">
            <text:p>無</text:p>
          </table:table-cell>
          <table:table-cell table:style-name="ce52" office:value-type="float" office:value="730">
            <text:p><text:s/>73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龍潭國小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79">
          <table:table-cell table:style-name="ce9" office:value-type="string">
            <text:p>吳宗憲</text:p>
          </table:table-cell>
          <table:table-cell table:style-name="ce22" office:value-type="string">
            <text:p>育仁國小運動場整修工程</text:p>
          </table:table-cell>
          <table:table-cell table:style-name="ce29" office:value-type="string">
            <text:p>育仁國小</text:p>
          </table:table-cell>
          <table:table-cell table:style-name="ce44" office:value-type="string">
            <text:p>無</text:p>
          </table:table-cell>
          <table:table-cell table:style-name="ce52" office:value-type="float" office:value="4000">
            <text:p><text:s/>4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育仁國小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59">
          <table:table-cell table:style-name="ce9" office:value-type="string">
            <text:p>袁明星</text:p>
          </table:table-cell>
          <table:table-cell table:style-name="ce22" office:value-type="string">
            <text:p>自強國中飲水機設備汰舊換新</text:p>
          </table:table-cell>
          <table:table-cell table:style-name="ce29" office:value-type="string">
            <text:p>自強國中</text:p>
          </table:table-cell>
          <table:table-cell table:style-name="ce44" office:value-type="string">
            <text:p>無</text:p>
          </table:table-cell>
          <table:table-cell table:style-name="ce49" office:value-type="float" office:value="418">
            <text:p>418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3" office:value-type="string">
            <text:p>自強國中</text:p>
          </table:table-cell>
          <table:table-cell table:style-name="ce22" office:value-type="string">
            <text:p>辦理中</text:p>
          </table:table-cell>
          <table:table-cell table:style-name="ce60"/>
          <table:table-cell table:number-columns-repeated="1015"/>
        </table:table-row>
        <table:table-row table:style-name="ro104">
          <table:table-cell table:style-name="ce9" office:value-type="string">
            <text:p>葉明月</text:p>
          </table:table-cell>
          <table:table-cell table:style-name="ce22" office:value-type="string">
            <text:p><text:span text:style-name="T10">信義國小</text:span><text:span text:style-name="T11">104</text:span><text:span text:style-name="T12">年度校園綠美化</text:span><text:span text:style-name="T12">工程</text:span><text:span text:style-name="T11">-</text:span><text:span text:style-name="T12">改善自然科學生物園</text:span></text:p>
          </table:table-cell>
          <table:table-cell table:style-name="ce29" office:value-type="string">
            <text:p>信義國小</text:p>
          </table:table-cell>
          <table:table-cell table:style-name="ce44" office:value-type="string">
            <text:p>無</text:p>
          </table:table-cell>
          <table:table-cell table:style-name="ce49" office:value-type="float" office:value="120">
            <text:p>12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信義國小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104">
          <table:table-cell table:style-name="ce9" office:value-type="string">
            <text:p>王浩宇</text:p>
          </table:table-cell>
          <table:table-cell table:style-name="ce22" office:value-type="string">
            <text:p>富台國小資訊融入教學設備更新實施計畫</text:p>
          </table:table-cell>
          <table:table-cell table:style-name="ce29" office:value-type="string">
            <text:p>富台國小</text:p>
          </table:table-cell>
          <table:table-cell table:style-name="ce44" office:value-type="string">
            <text:p>無</text:p>
          </table:table-cell>
          <table:table-cell table:style-name="ce49" office:value-type="float" office:value="399">
            <text:p>399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富台國小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104">
          <table:table-cell table:style-name="ce9" office:value-type="string">
            <text:p>魯明哲</text:p>
          </table:table-cell>
          <table:table-cell table:style-name="ce22" office:value-type="string">
            <text:p><text:span text:style-name="T10">信義國小</text:span><text:span text:style-name="T11">104</text:span><text:span text:style-name="T12">年度校園綠美化</text:span><text:span text:style-name="T12">工程</text:span><text:span text:style-name="T11">-</text:span><text:span text:style-name="T12">改善自然科學植物園</text:span></text:p>
          </table:table-cell>
          <table:table-cell table:style-name="ce29" office:value-type="string">
            <text:p>信義國小</text:p>
          </table:table-cell>
          <table:table-cell table:style-name="ce44" office:value-type="string">
            <text:p>無</text:p>
          </table:table-cell>
          <table:table-cell table:style-name="ce52" office:value-type="float" office:value="500">
            <text:p><text:s/>5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信義國小</text:p>
          </table:table-cell>
          <table:table-cell table:style-name="ce22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104">
          <table:table-cell table:style-name="ce7" office:value-type="string">
            <text:p>李曉鐘</text:p>
          </table:table-cell>
          <table:table-cell table:style-name="ce23" office:value-type="string">
            <text:p>北門國小英語情境教室塑造工程</text:p>
          </table:table-cell>
          <table:table-cell table:style-name="ce30" office:value-type="string">
            <text:p>北門國小</text:p>
          </table:table-cell>
          <table:table-cell table:style-name="ce43" office:value-type="string">
            <text:p>無</text:p>
          </table:table-cell>
          <table:table-cell table:style-name="ce52" office:value-type="float" office:value="1000">
            <text:p><text:s/>1,0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2" office:value-type="string">
            <text:p>北門國小</text:p>
          </table:table-cell>
          <table:table-cell table:style-name="ce23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53">
          <table:table-cell table:style-name="ce7" office:value-type="string">
            <text:p>林正峰</text:p>
          </table:table-cell>
          <table:table-cell table:style-name="ce23" office:value-type="string">
            <text:p>龜山國小禮堂整修工程</text:p>
          </table:table-cell>
          <table:table-cell table:style-name="ce30" office:value-type="string">
            <text:p>龜山國小</text:p>
          </table:table-cell>
          <table:table-cell table:style-name="ce43" office:value-type="string">
            <text:p>無</text:p>
          </table:table-cell>
          <table:table-cell table:style-name="ce49" office:value-type="float" office:value="800">
            <text:p>8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2" office:value-type="string">
            <text:p>龜山國小</text:p>
          </table:table-cell>
          <table:table-cell table:style-name="ce23" office:value-type="string">
            <text:p>辦理中</text:p>
          </table:table-cell>
          <table:table-cell table:style-name="ce78"/>
          <table:table-cell table:number-columns-repeated="1015"/>
        </table:table-row>
        <table:table-row table:style-name="ro50">
          <table:table-cell table:style-name="ce9" office:value-type="string">
            <text:p>李光達<text:span text:style-name="T10">李光達</text:span></text:p>
          </table:table-cell>
          <table:table-cell table:style-name="ce22" office:value-type="string">
            <text:p>桃園國小中正堂設備暨折合桌椅採購<text:span text:style-name="T10">桃園國小中正堂設</text:span><text:span text:style-name="T10">備暨折合桌椅採購</text:span></text:p>
          </table:table-cell>
          <table:table-cell table:style-name="ce29" office:value-type="string">
            <text:p>桃園國小<text:span text:style-name="T10">桃園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1213">
            <text:p><text:s/>1,213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桃園國小<text:span text:style-name="T10">桃園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9">
          <table:table-cell table:style-name="ce9" office:value-type="string">
            <text:p>陳美梅<text:span text:style-name="T10">陳美梅</text:span></text:p>
          </table:table-cell>
          <table:table-cell table:style-name="ce22" office:value-type="string">
            <text:p>桃園國小教學環境整修及美化工程<text:span text:style-name="T10">桃園國小教學環境整</text:span><text:span text:style-name="T10">修及美化工程</text:span></text:p>
          </table:table-cell>
          <table:table-cell table:style-name="ce29" office:value-type="string">
            <text:p>桃園國小<text:span text:style-name="T10">桃園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1209">
            <text:p><text:s/>1,209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桃園國小<text:span text:style-name="T10">桃園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9">
          <table:table-cell table:style-name="ce9" office:value-type="string">
            <text:p>李雲強<text:span text:style-name="T10">李雲強</text:span></text:p>
          </table:table-cell>
          <table:table-cell table:style-name="ce22" office:value-type="string">
            <text:p>迴龍國中小教學及飲水設備汰換更新<text:span text:style-name="T10">迴龍國中小教學及</text:span><text:span text:style-name="T10">飲水設備汰換更新</text:span></text:p>
          </table:table-cell>
          <table:table-cell table:style-name="ce29" office:value-type="string">
            <text:p>迴龍國中小<text:span text:style-name="T10">迴龍國中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1000">
            <text:p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迴龍國中小<text:span text:style-name="T10">迴龍國中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9">
          <table:table-cell table:style-name="ce7" office:value-type="string">
            <text:p><text:span text:style-name="T10">林正峰</text:span></text:p>
            <text:p><text:span text:style-name="T10">李雲強</text:span></text:p>
            <text:p><text:span text:style-name="T10">呂淑真</text:span></text:p>
            <text:p><text:span text:style-name="T10">楊進福</text:span></text:p>
            <text:p><text:span text:style-name="T10">林正峰</text:span></text:p>
            <text:p><text:span text:style-name="T10">李雲強</text:span></text:p>
            <text:p><text:span text:style-name="T10">呂淑真</text:span></text:p>
            <text:p><text:span text:style-name="T10">楊進福</text:span></text:p>
            <text:p><text:span text:style-name="T10"/></text:p>
          </table:table-cell>
          <table:table-cell table:style-name="ce22" office:value-type="string">
            <text:p>壽山高中改善及充實活動中心設備暨淘汰全校通訊設備及線路<text:span text:style-name="T10">壽山高中改善及充實</text:span><text:span text:style-name="T10">活動中心設備暨淘汰全校通</text:span><text:span text:style-name="T10">訊設備及線路</text:span></text:p>
          </table:table-cell>
          <table:table-cell table:style-name="ce29" office:value-type="string">
            <text:p>壽山高中<text:span text:style-name="T10">壽山高中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7000">
            <text:p>7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壽山高中<text:span text:style-name="T10">壽山高中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67">
          <table:table-cell table:style-name="ce7" office:value-type="string">
            <text:p><text:span text:style-name="T10">吳春芳</text:span></text:p>
            <text:p><text:span text:style-name="T10">林志強</text:span></text:p>
            <text:p><text:span text:style-name="T10">吳春芳</text:span></text:p>
            <text:p><text:span text:style-name="T10">林志強</text:span></text:p>
            <text:p><text:span text:style-name="T10"/></text:p>
          </table:table-cell>
          <table:table-cell table:style-name="ce22" office:value-type="string">
            <text:p><text:span text:style-name="T10">龜山國中</text:span><text:span text:style-name="T11">104</text:span><text:span text:style-name="T12">學年度生物、理</text:span><text:span text:style-name="T12">化專科教室設備龜山國中</text:span><text:span text:style-name="T11">104</text:span><text:span text:style-name="T12">學年度生物、理化專科教室</text:span><text:span text:style-name="T12">設備</text:span></text:p>
          </table:table-cell>
          <table:table-cell table:style-name="ce29" office:value-type="string">
            <text:p>龜山國中<text:span text:style-name="T10">龜山國中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2600">
            <text:p><text:s/>2,6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龜山國中<text:span text:style-name="T10">龜山國中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9">
          <table:table-cell table:style-name="ce9" office:value-type="string">
            <text:p>林正峰<text:span text:style-name="T10">林正峰</text:span></text:p>
          </table:table-cell>
          <table:table-cell table:style-name="ce22" office:value-type="string">
            <text:p>自強國小建置英語情境教室工程<text:span text:style-name="T10">自強國小建置英語情境</text:span><text:span text:style-name="T10">教室工程</text:span></text:p>
          </table:table-cell>
          <table:table-cell table:style-name="ce29" office:value-type="string">
            <text:p>自強國小<text:span text:style-name="T10">自強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600">
            <text:p>6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自強國小<text:span text:style-name="T10">自強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9">
          <table:table-cell table:style-name="ce9" office:value-type="string">
            <text:p>林俐玲<text:span text:style-name="T10">林俐玲</text:span></text:p>
          </table:table-cell>
          <table:table-cell table:style-name="ce22" office:value-type="string">
            <text:p>山頂國小資訊環境建置及改善教學環境設備<text:span text:style-name="T10">山頂國小資</text:span><text:span text:style-name="T10">訊環境建置及改善教學環境</text:span><text:span text:style-name="T10">設備</text:span></text:p>
          </table:table-cell>
          <table:table-cell table:style-name="ce29" office:value-type="string">
            <text:p>山頂國小<text:span text:style-name="T10">山頂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49" office:value-type="float" office:value="2000">
            <text:p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山頂國小<text:span text:style-name="T10">山頂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99">
          <table:table-cell table:style-name="ce9" office:value-type="string">
            <text:p>林志強<text:span text:style-name="T10">林志強</text:span></text:p>
          </table:table-cell>
          <table:table-cell table:style-name="ce22" office:value-type="string">
            <text:p>內壢國中購置互動式教學設備<text:span text:style-name="T10">內壢國中購置互動式教學</text:span><text:span text:style-name="T10">設備</text:span></text:p>
          </table:table-cell>
          <table:table-cell table:style-name="ce29" office:value-type="string">
            <text:p>內壢國小<text:span text:style-name="T10">內壢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1000">
            <text:p><text:s/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內壢國小<text:span text:style-name="T10">內壢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57">
          <table:table-cell table:style-name="ce9" office:value-type="string">
            <text:p>彭俊豪<text:span text:style-name="T10">彭俊豪</text:span></text:p>
          </table:table-cell>
          <table:table-cell table:style-name="ce22" office:value-type="string">
            <text:p>中平國小棒球打擊場整修工程<text:span text:style-name="T10">中平國小棒球打擊場整修</text:span><text:span text:style-name="T10">工程</text:span></text:p>
          </table:table-cell>
          <table:table-cell table:style-name="ce29" office:value-type="string">
            <text:p>中平國小<text:span text:style-name="T10">中平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270">
            <text:p><text:s/>27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中平國小<text:span text:style-name="T10">中平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60">
          <table:table-cell table:style-name="ce9" office:value-type="string">
            <text:p>邱佳亮<text:span text:style-name="T10">邱佳亮</text:span></text:p>
          </table:table-cell>
          <table:table-cell table:style-name="ce24" office:value-type="string">
            <text:p>頭洲國小活動中心鋼板屋頂更新工程<text:span text:style-name="T10">頭洲國小活動中心</text:span><text:span text:style-name="T10">鋼板屋頂更新工程</text:span></text:p>
          </table:table-cell>
          <table:table-cell table:style-name="ce29" office:value-type="string">
            <text:p>頭洲國小<text:span text:style-name="T10">頭洲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3000">
            <text:p><text:s/>3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頭洲國小<text:span text:style-name="T10">頭洲國小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105">
          <table:table-cell table:style-name="ce9" office:value-type="string">
            <text:p>蘇志強<text:span text:style-name="T10">蘇志強</text:span></text:p>
          </table:table-cell>
          <table:table-cell table:style-name="ce24" office:value-type="string">
            <text:p><text:span text:style-name="T10">介壽國中</text:span><text:span text:style-name="T11">104</text:span><text:span text:style-name="T12">年度學校改善校</text:span><text:span text:style-name="T12">園環境及教學設備介壽國中</text:span><text:span text:style-name="T11">104</text:span><text:span text:style-name="T12">年度學校改善校園環境及</text:span><text:span text:style-name="T12">教學設備</text:span></text:p>
          </table:table-cell>
          <table:table-cell table:style-name="ce29" office:value-type="string">
            <text:p>介壽國中<text:span text:style-name="T10">介壽國中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2152">
            <text:p><text:s/>2,152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1" office:value-type="string">
            <text:p>介壽國中<text:span text:style-name="T10">介壽國中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78"/>
          <table:table-cell table:number-columns-repeated="1015"/>
        </table:table-row>
        <table:table-row table:style-name="ro60">
          <table:table-cell table:style-name="ce9" office:value-type="string">
            <text:p>李柏坊<text:span text:style-name="T10">李柏坊</text:span></text:p>
          </table:table-cell>
          <table:table-cell table:style-name="ce24" office:value-type="string">
            <text:p>福安國小校史建置案<text:span text:style-name="T10">福安國</text:span><text:span text:style-name="T10">小校史建置案</text:span></text:p>
          </table:table-cell>
          <table:table-cell table:style-name="ce29" office:value-type="string">
            <text:p>福安國小<text:span text:style-name="T10">福安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1000">
            <text:p><text:s/>1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福安國小<text:span text:style-name="T10">福安國小</text:span></text:p>
          </table:table-cell>
          <table:table-cell table:style-name="ce22" office:value-type="string">
            <text:p>公開招標<text:span text:style-name="T10">公開招標</text:span></text:p>
          </table:table-cell>
          <table:table-cell table:style-name="ce8" office:value-type="string">
            <text:p>翔正室內裝修實業有限公司<text:span text:style-name="T10">翔正室內裝修實業有限公司</text:span></text:p>
          </table:table-cell>
          <table:table-cell table:number-columns-repeated="1015"/>
        </table:table-row>
        <table:table-row table:style-name="ro76">
          <table:table-cell table:style-name="ce9" office:value-type="string">
            <text:p>李柏坊<text:span text:style-name="T10">李柏坊</text:span></text:p>
          </table:table-cell>
          <table:table-cell table:style-name="ce24" office:value-type="string">
            <text:p>大溪國小行政辦公室暨校史室更新修繕工程<text:span text:style-name="T10">大溪國小行</text:span><text:span text:style-name="T10">政辦公室暨校史室更新修繕</text:span><text:span text:style-name="T10">工程</text:span></text:p>
          </table:table-cell>
          <table:table-cell table:style-name="ce29" office:value-type="string">
            <text:p>大溪國小<text:span text:style-name="T10">大溪國小</text:span></text:p>
          </table:table-cell>
          <table:table-cell table:style-name="ce44" office:value-type="string">
            <text:p>無<text:span text:style-name="T7">無</text:span></text:p>
          </table:table-cell>
          <table:table-cell table:style-name="ce52" office:value-type="float" office:value="2000">
            <text:p><text:s/>2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1" office:value-type="string">
            <text:p>大溪國小<text:span text:style-name="T10">大溪國小</text:span></text:p>
          </table:table-cell>
          <table:table-cell table:style-name="ce23" office:value-type="string">
            <text:p>1.<text:span text:style-name="T10">公開招標</text:span></text:p>
            <text:p><text:span text:style-name="T11">2.</text:span><text:span text:style-name="T12">共同供應契約</text:span><text:span text:style-name="T12">1.</text:span><text:span text:style-name="T12">公開招標</text:span></text:p>
            <text:p><text:span text:style-name="T11">2.</text:span><text:span text:style-name="T12">共同供應契約</text:span></text:p>
          </table:table-cell>
          <table:table-cell table:style-name="ce78" office:value-type="string">
            <text:p>1.<text:span text:style-name="T10">舜莫室內裝修工程有限公</text:span><text:span text:style-name="T10">司</text:span></text:p>
            <text:p><text:span text:style-name="T11">2.</text:span><text:span text:style-name="T12">有登有限公司</text:span></text:p>
            <text:p><text:span text:style-name="T11">3.</text:span><text:span text:style-name="T12">鎮億年企業有限公司</text:span></text:p>
            <text:p><text:span text:style-name="T11">4.</text:span><text:span text:style-name="T12">豐雅數位有限公司</text:span><text:span text:style-name="T12">1.</text:span><text:span text:style-name="T12">舜莫</text:span><text:span text:style-name="T12">室內裝修工程有限公司</text:span></text:p>
            <text:p><text:span text:style-name="T11">2.</text:span><text:span text:style-name="T12">有登有限公司</text:span></text:p>
            <text:p><text:span text:style-name="T11">3.</text:span><text:span text:style-name="T12">鎮億年企業有限公司</text:span></text:p>
            <text:p><text:span text:style-name="T11">4.</text:span><text:span text:style-name="T12">豐雅數位有限公司</text:span></text:p>
          </table:table-cell>
          <table:table-cell table:number-columns-repeated="1015"/>
        </table:table-row>
        <table:table-row table:style-name="ro106">
          <table:table-cell table:style-name="ce12" office:value-type="string">
            <text:p>黃傅淑香<text:span text:style-name="T7">黃傅淑香</text:span></text:p>
          </table:table-cell>
          <table:table-cell table:style-name="ce4" office:value-type="string">
            <text:p><text:span text:style-name="T7">東興國中</text:span><text:span text:style-name="T8">E</text:span><text:span text:style-name="T9">化教室教學用設</text:span><text:span text:style-name="T9">備東興國中</text:span><text:span text:style-name="T8">E</text:span><text:span text:style-name="T9">化教室教學用</text:span><text:span text:style-name="T9">設備</text:span></text:p>
          </table:table-cell>
          <table:table-cell table:style-name="ce34" office:value-type="string">
            <text:p>東興國中<text:span text:style-name="T13">東興國中</text:span></text:p>
          </table:table-cell>
          <table:table-cell table:style-name="ce45" office:value-type="string">
            <text:p>無<text:span text:style-name="T13">無</text:span></text:p>
          </table:table-cell>
          <table:table-cell table:style-name="ce5" office:value-type="float" office:value="640">
            <text:p>640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桃園市政府地方教</text:span><text:span text:style-name="T12">育發展基金</text:span><text:span text:style-name="T11">-</text:span><text:span text:style-name="T12">教育局分基金</text:span><text:span text:style-name="T11">-</text:span><text:span text:style-name="T12">建築及設備計畫</text:span><text:span text:style-name="T11">--</text:span><text:span text:style-name="T12">捐助、補</text:span><text:span text:style-name="T12">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4" office:value-type="string">
            <text:p>東興國中<text:span text:style-name="T13">東興國中</text:span></text:p>
          </table:table-cell>
          <table:table-cell table:style-name="ce22" office:value-type="string">
            <text:p>辦理中<text:span text:style-name="T10">辦理中</text:span></text:p>
          </table:table-cell>
          <table:table-cell table:style-name="ce5"/>
          <table:table-cell table:style-name="ce81"/>
          <table:table-cell table:number-columns-repeated="1014"/>
        </table:table-row>
        <table:table-row table:style-name="ro83">
          <table:table-cell table:style-name="ce13" office:value-type="string">
            <text:p>黃傅淑香<text:span text:style-name="T7">黃傅淑香</text:span></text:p>
          </table:table-cell>
          <table:table-cell table:style-name="ce5" office:value-type="string">
            <text:p>東興國中增購教學用筆記型電腦<text:span text:style-name="T7">東興國中增購教學用筆</text:span><text:span text:style-name="T7">記型電腦</text:span></text:p>
          </table:table-cell>
          <table:table-cell table:style-name="ce35" office:value-type="string">
            <text:p>東興國中<text:span text:style-name="T13">東興國中</text:span></text:p>
          </table:table-cell>
          <table:table-cell table:style-name="ce46" office:value-type="string">
            <text:p>無<text:span text:style-name="T13">無</text:span></text:p>
          </table:table-cell>
          <table:table-cell table:style-name="ce54" office:value-type="float" office:value="692.224">
            <text:p>692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5" office:value-type="string">
            <text:p>東興國中<text:span text:style-name="T13">東興國中</text:span></text:p>
          </table:table-cell>
          <table:table-cell table:style-name="ce23" office:value-type="string">
            <text:p>辦理中<text:span text:style-name="T10">辦理中</text:span></text:p>
          </table:table-cell>
          <table:table-cell table:style-name="ce5"/>
          <table:table-cell table:style-name="ce81"/>
          <table:table-cell table:number-columns-repeated="1014"/>
        </table:table-row>
        <table:table-row table:style-name="ro83">
          <table:table-cell table:style-name="ce13" office:value-type="string">
            <text:p>黃傅淑香<text:span text:style-name="T7">黃傅淑香</text:span></text:p>
          </table:table-cell>
          <table:table-cell table:style-name="ce5" office:value-type="string">
            <text:p><text:span text:style-name="T7">山東國小</text:span><text:span text:style-name="T8">104</text:span><text:span text:style-name="T9">年度教室外牆修</text:span><text:span text:style-name="T9">繕與美化工程山東國小</text:span><text:span text:style-name="T8">104</text:span><text:span text:style-name="T9">年</text:span><text:span text:style-name="T9">度教室外牆修繕與美化工程</text:span></text:p>
          </table:table-cell>
          <table:table-cell table:style-name="ce36" office:value-type="string">
            <text:p>山東國小<text:span text:style-name="T13">山東國小</text:span></text:p>
          </table:table-cell>
          <table:table-cell table:style-name="ce46" office:value-type="string">
            <text:p>無<text:span text:style-name="T13">無</text:span></text:p>
          </table:table-cell>
          <table:table-cell table:style-name="ce54" office:value-type="float" office:value="95">
            <text:p>95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36" office:value-type="string">
            <text:p>山東國小<text:span text:style-name="T13">山東國小</text:span></text:p>
          </table:table-cell>
          <table:table-cell table:style-name="ce23" office:value-type="string">
            <text:p>辦理中<text:span text:style-name="T10">辦理中</text:span></text:p>
          </table:table-cell>
          <table:table-cell table:style-name="ce5"/>
          <table:table-cell table:style-name="ce81"/>
          <table:table-cell table:number-columns-repeated="1014"/>
        </table:table-row>
        <table:table-row table:style-name="ro83">
          <table:table-cell table:style-name="ce12" office:value-type="string">
            <text:p>黃傅淑香</text:p>
          </table:table-cell>
          <table:table-cell table:style-name="ce4" office:value-type="string">
            <text:p><text:span text:style-name="T7">林森國小</text:span><text:span text:style-name="T8">104</text:span><text:span text:style-name="T9">年度資訊設備更</text:span><text:span text:style-name="T9">新</text:span></text:p>
          </table:table-cell>
          <table:table-cell table:style-name="ce29" office:value-type="string">
            <text:p>林森國小</text:p>
          </table:table-cell>
          <table:table-cell table:style-name="ce45" office:value-type="string">
            <text:p>無</text:p>
          </table:table-cell>
          <table:table-cell table:style-name="ce54" office:value-type="float" office:value="231.83">
            <text:p>232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林森國小</text:p>
          </table:table-cell>
          <table:table-cell table:style-name="ce22" office:value-type="string">
            <text:p>辦理中</text:p>
          </table:table-cell>
          <table:table-cell table:style-name="ce5"/>
          <table:table-cell table:style-name="ce81"/>
          <table:table-cell table:number-columns-repeated="1014"/>
        </table:table-row>
        <table:table-row table:style-name="ro107">
          <table:table-cell table:style-name="ce12" office:value-type="string">
            <text:p>黃傅淑香</text:p>
          </table:table-cell>
          <table:table-cell table:style-name="ce4" office:value-type="string">
            <text:p>富台國小辦公室廁所暨盥洗室環境改善工程</text:p>
          </table:table-cell>
          <table:table-cell table:style-name="ce29" office:value-type="string">
            <text:p>富台國小</text:p>
          </table:table-cell>
          <table:table-cell table:style-name="ce45" office:value-type="string">
            <text:p>無</text:p>
          </table:table-cell>
          <table:table-cell table:style-name="ce54" office:value-type="float" office:value="900">
            <text:p>900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29" office:value-type="string">
            <text:p>富台國小</text:p>
          </table:table-cell>
          <table:table-cell table:style-name="ce22" office:value-type="string">
            <text:p>辦理中</text:p>
          </table:table-cell>
          <table:table-cell table:style-name="ce5"/>
          <table:table-cell table:style-name="ce81"/>
          <table:table-cell table:number-columns-repeated="1014"/>
        </table:table-row>
        <table:table-row table:style-name="ro108">
          <table:table-cell table:style-name="ce12" office:value-type="string">
            <text:p>黃傅淑香</text:p>
          </table:table-cell>
          <table:table-cell table:style-name="ce4" office:value-type="string">
            <text:p><text:span text:style-name="T7">內壢國中</text:span><text:span text:style-name="T8">104</text:span><text:span text:style-name="T9">年度桃園市內壢</text:span><text:span text:style-name="T9">國民中學改善校園廣播系統</text:span><text:span text:style-name="T9">及充實教學環境設備</text:span></text:p>
          </table:table-cell>
          <table:table-cell table:style-name="ce37" office:value-type="string">
            <text:p>內壢國中</text:p>
          </table:table-cell>
          <table:table-cell table:style-name="ce45" office:value-type="string">
            <text:p>無</text:p>
          </table:table-cell>
          <table:table-cell table:style-name="ce52" office:value-type="float" office:value="5000">
            <text:p><text:s/>5,0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7" office:value-type="string">
            <text:p>內壢國中</text:p>
          </table:table-cell>
          <table:table-cell table:style-name="ce22" office:value-type="string">
            <text:p>辦理中</text:p>
          </table:table-cell>
          <table:table-cell table:style-name="ce5"/>
          <table:table-cell table:style-name="ce81"/>
          <table:table-cell table:number-columns-repeated="1014"/>
        </table:table-row>
        <table:table-row table:style-name="ro109">
          <table:table-cell table:style-name="ce12" office:value-type="string">
            <text:p>黃傅淑香</text:p>
          </table:table-cell>
          <table:table-cell table:style-name="ce4" office:value-type="string">
            <text:p>中正國小校園教學環境設備改善採購</text:p>
          </table:table-cell>
          <table:table-cell table:style-name="ce34" office:value-type="string">
            <text:p>中正國小</text:p>
          </table:table-cell>
          <table:table-cell table:style-name="ce45" office:value-type="string">
            <text:p>無</text:p>
          </table:table-cell>
          <table:table-cell table:style-name="ce55" office:value-type="float" office:value="900">
            <text:p>900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34" office:value-type="string">
            <text:p>中正國小</text:p>
          </table:table-cell>
          <table:table-cell table:style-name="ce22" office:value-type="string">
            <text:p>辦理中</text:p>
          </table:table-cell>
          <table:table-cell table:style-name="ce5"/>
          <table:table-cell table:style-name="ce15"/>
          <table:table-cell table:number-columns-repeated="1014"/>
        </table:table-row>
        <table:table-row table:style-name="ro110">
          <table:table-cell table:style-name="ce9" office:value-type="string">
            <text:p>李光達</text:p>
          </table:table-cell>
          <table:table-cell table:style-name="ce23" office:value-type="string">
            <text:p>104<text:span text:style-name="T10">年度音樂教室教學設備更</text:span><text:span text:style-name="T10">新</text:span></text:p>
          </table:table-cell>
          <table:table-cell table:style-name="ce29" office:value-type="string">
            <text:p>建德國小</text:p>
          </table:table-cell>
          <table:table-cell table:style-name="ce44" office:value-type="string">
            <text:p>無</text:p>
          </table:table-cell>
          <table:table-cell table:style-name="ce52" office:value-type="float" office:value="787">
            <text:p><text:s/>787 </text:p>
          </table:table-cell>
          <table:table-cell table:style-name="ce59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  <text:p><text:span text:style-name="T12">桃園市政府地方教育發展基</text:span><text:span text:style-name="T12">金</text:span><text:span text:style-name="T11">-</text:span><text:span text:style-name="T12">教育局分基金</text:span><text:span text:style-name="T11">-</text:span><text:span text:style-name="T12">一般行政</text:span><text:span text:style-name="T12">管理計畫</text:span></text:p>
          </table:table-cell>
          <table:table-cell table:style-name="ce29" office:value-type="string">
            <text:p>建德國小</text:p>
          </table:table-cell>
          <table:table-cell table:style-name="ce22" office:value-type="string">
            <text:p><text:span text:style-name="T10">公開招標</text:span><text:span text:style-name="T11"> </text:span></text:p>
          </table:table-cell>
          <table:table-cell table:style-name="ce8" office:value-type="string">
            <text:p>三越電子科技有限公司</text:p>
          </table:table-cell>
          <table:table-cell table:style-name="ce15"/>
          <table:table-cell table:number-columns-repeated="1014"/>
        </table:table-row>
        <table:table-row table:style-name="ro111">
          <table:table-cell table:style-name="ce14" office:value-type="string">
            <text:p>李家興</text:p>
          </table:table-cell>
          <table:table-cell table:style-name="ce25" office:value-type="string">
            <text:p>楊明國小視聽教室整修工程</text:p>
          </table:table-cell>
          <table:table-cell table:style-name="ce30" office:value-type="string">
            <text:p>楊明國小</text:p>
          </table:table-cell>
          <table:table-cell table:style-name="ce47" office:value-type="string">
            <text:p>無</text:p>
          </table:table-cell>
          <table:table-cell table:style-name="ce56" office:value-type="float" office:value="1000">
            <text:p><text:s/>1,000 </text:p>
          </table:table-cell>
          <table:table-cell table:style-name="ce60" office:value-type="string">
            <text:p><text:span text:style-name="T10">桃園市政府地方教育發展基</text:span><text:span text:style-name="T10">金</text:span><text:span text:style-name="T11">-</text:span><text:span text:style-name="T12">教育局分基金</text:span><text:span text:style-name="T11">-</text:span><text:span text:style-name="T12">建築及設</text:span><text:span text:style-name="T12">備計畫</text:span><text:span text:style-name="T11">--</text:span><text:span text:style-name="T12">捐助、補助與獎助</text:span></text:p>
          </table:table-cell>
          <table:table-cell table:style-name="ce64" office:value-type="string">
            <text:p>楊明國小</text:p>
          </table:table-cell>
          <table:table-cell table:style-name="ce25" office:value-type="string">
            <text:p>公開招標</text:p>
          </table:table-cell>
          <table:table-cell table:style-name="ce60" office:value-type="string">
            <text:p>基業營造工程有限公司</text:p>
          </table:table-cell>
          <table:table-cell table:style-name="ce82"/>
          <table:table-cell table:number-columns-repeated="1014"/>
        </table:table-row>
        <table:table-row table:style-name="ro112">
          <table:table-cell table:style-name="ce15"/>
          <table:table-cell table:style-name="ce26"/>
          <table:table-cell table:style-name="ce38"/>
          <table:table-cell table:style-name="ce48"/>
          <table:table-cell table:style-name="ce57"/>
          <table:table-cell table:style-name="ce62"/>
          <table:table-cell table:style-name="ce66"/>
          <table:table-cell table:style-name="ce26"/>
          <table:table-cell table:style-name="ce81"/>
          <table:table-cell table:number-columns-repeated="1015"/>
        </table:table-row>
        <table:table-row table:style-name="ro113">
          <table:table-cell table:style-name="ce15"/>
          <table:table-cell table:style-name="ce26"/>
          <table:table-cell table:style-name="ce38"/>
          <table:table-cell table:style-name="ce48"/>
          <table:table-cell table:style-name="ce15"/>
          <table:table-cell table:style-name="ce62"/>
          <table:table-cell table:style-name="ce66"/>
          <table:table-cell table:style-name="ce26"/>
          <table:table-cell table:style-name="ce81"/>
          <table:table-cell table:number-columns-repeated="1015"/>
        </table:table-row>
        <table:table-row table:style-name="ro114">
          <table:table-cell table:style-name="ce15"/>
          <table:table-cell table:style-name="ce26"/>
          <table:table-cell table:style-name="ce38"/>
          <table:table-cell table:style-name="ce48"/>
          <table:table-cell table:style-name="ce15"/>
          <table:table-cell table:style-name="ce62"/>
          <table:table-cell table:style-name="ce66"/>
          <table:table-cell table:style-name="ce26"/>
          <table:table-cell table:style-name="ce81"/>
          <table:table-cell table:number-columns-repeated="1015"/>
        </table:table-row>
        <table:table-row table:style-name="ro115">
          <table:table-cell table:style-name="ce15"/>
          <table:table-cell table:style-name="ce26"/>
          <table:table-cell table:style-name="ce38"/>
          <table:table-cell table:style-name="ce48"/>
          <table:table-cell table:style-name="ce15"/>
          <table:table-cell table:style-name="ce62"/>
          <table:table-cell table:style-name="ce66"/>
          <table:table-cell table:style-name="ce26"/>
          <table:table-cell table:style-name="ce81"/>
          <table:table-cell table:number-columns-repeated="1015"/>
        </table:table-row>
        <table:table-row table:style-name="ro116">
          <table:table-cell table:style-name="ce15"/>
          <table:table-cell table:style-name="ce26"/>
          <table:table-cell table:style-name="ce38"/>
          <table:table-cell table:style-name="ce48"/>
          <table:table-cell table:style-name="ce15"/>
          <table:table-cell table:style-name="ce62"/>
          <table:table-cell table:style-name="ce66"/>
          <table:table-cell table:style-name="ce26"/>
          <table:table-cell table:style-name="ce81"/>
          <table:table-cell table:number-columns-repeated="1015"/>
        </table:table-row>
        <table:table-row table:style-name="ro117">
          <table:table-cell table:number-columns-repeated="4"/>
          <table:table-cell table:style-name="ce58"/>
          <table:table-cell table:number-columns-repeated="1019"/>
        </table:table-row>
        <table:table-row table:style-name="ro118" table:number-rows-repeated="3">
          <table:table-cell table:number-columns-repeated="7"/>
          <table:table-cell table:style-name="ce16"/>
          <table:table-cell table:number-columns-repeated="1016"/>
        </table:table-row>
        <table:table-row table:style-name="ro118" table:number-rows-repeated="1048096">
          <table:table-cell table:number-columns-repeated="1024"/>
        </table:table-row>
        <table:table-row table:style-name="ro118">
          <table:table-cell table:number-columns-repeated="1024"/>
        </table:table-row>
      </table:table>
      <table:named-expressions>
        <table:named-range table:name="_xlnm._FilterDatabase" table:base-cell-address="$公告.$A$1" table:cell-range-address="$公告.$A$6:.$I$470"/>
        <table:named-range table:name="_xlnm.Print_Area" table:base-cell-address="$公告.$A$1" table:cell-range-address="$公告.$A$1:.$I$470" table:range-usable-as="print-range"/>
        <table:named-range table:name="_xlnm.Print_Titles" table:base-cell-address="$公告.$A$1" table:cell-range-address="$公告.$A$1:.$AMJ$5" table:range-usable-as="repeat-column repeat-row"/>
      </table:named-expressions>
      <table:database-ranges>
        <table:database-range table:name="_xlnm._FilterDatabase" table:target-range-address="公告.A6:公告.I4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variable"/>
    <style:font-face style:name="Arial" svg:font-family="Arial" style:font-family-generic="swiss" style:font-pitch="variable"/>
    <style:font-face style:name="新細明體1" svg:font-family="新細明體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5000" number:language="zh" number:country="TW">
      <number:number number:min-integer-digits="1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 number:grouping="true"/>
      <number:text> </number:text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2P0"/>
    </number:number-style>
    <number:currency-style style:name="N5117P0" style:volatile="true" number:language="zh" number:country="TW">
      <number:text>$</number:text>
      <number:number number:decimal-places="0" number:min-integer-digits="1" number:grouping="true"/>
    </number:currency-style>
    <number:currency-style style:name="N5117" number:language="zh" number:country="TW">
      <number:text>-$</number:text>
      <number:number number:decimal-places="0" number:min-integer-digits="1" number:grouping="true"/>
      <style:map style:condition="value()&gt;=0" style:apply-style-name="N5117P0"/>
    </number:currency-style>
    <number:currency-style style:name="N5118P0" style:volatile="true" number:language="zh" number:country="TW">
      <number:text>$</number:text>
      <number:number number:decimal-places="0" number:min-integer-digits="1" number:grouping="true"/>
    </number:currency-style>
    <number:currency-style style:name="N511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18P0"/>
    </number:currency-style>
    <number:currency-style style:name="N5119P0" style:volatile="true" number:language="zh" number:country="TW">
      <number:text>$</number:text>
      <number:number number:decimal-places="2" number:min-integer-digits="1" number:grouping="true"/>
    </number:currency-style>
    <number:currency-style style:name="N5119" number:language="zh" number:country="TW">
      <number:text>-$</number:text>
      <number:number number:decimal-places="2" number:min-integer-digits="1" number:grouping="true"/>
      <style:map style:condition="value()&gt;=0" style:apply-style-name="N5119P0"/>
    </number:currency-style>
    <number:currency-style style:name="N5120P0" style:volatile="true" number:language="zh" number:country="TW">
      <number:text>$</number:text>
      <number:number number:decimal-places="2" number:min-integer-digits="1" number:grouping="true"/>
    </number:currency-style>
    <number:currency-style style:name="N512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20P0"/>
    </number:currency-style>
    <number:date-style style:name="N5121" number:language="zh" number:country="TW">
      <number:day/>
      <number:text>-</number:text>
      <number:month number:textual="true"/>
      <number:text>-</number:text>
      <number:year/>
    </number:date-style>
    <number:date-style style:name="N5122" number:language="zh" number:country="TW">
      <number:day/>
      <number:text>-</number:text>
      <number:month number:textual="true"/>
    </number:date-style>
    <number:date-style style:name="N5123" number:language="zh" number:country="TW">
      <number:month number:textual="true"/>
      <number:text>-</number:text>
      <number:year/>
    </number:date-style>
    <number:time-style style:name="N512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6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8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6P0" style:volatile="true" number:language="zh" number:country="TW">
      <number:number number:decimal-places="0" number:min-integer-digits="1" number:grouping="true"/>
    </number:number-style>
    <number:number-style style:name="N5136" number:language="zh" number:country="TW"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zh" number:country="TW">
      <number:number number:decimal-places="0" number:min-integer-digits="1" number:grouping="true"/>
    </number:number-style>
    <number:number-style style:name="N5137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number number:decimal-places="2" number:min-integer-digits="1" number:grouping="true"/>
    </number:number-style>
    <number:number-style style:name="N5138" number:language="zh" number:country="TW"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39P0" style:volatile="true" number:language="zh" number:country="TW">
      <number:number number:decimal-places="2" number:min-integer-digits="1" number:grouping="true"/>
    </number:number-style>
    <number:number-style style:name="N5139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5139P0"/>
    </number:number-style>
    <number:number-style style:name="N5140P0" style:volatile="true" number:language="zh" number:country="TW">
      <number:text> </number:text>
      <number:number number:decimal-places="0" number:min-integer-digits="1" number:grouping="true"/>
      <number:text> </number:text>
    </number:number-style>
    <number:number-style style:name="N5140P1" style:volatile="true" number:language="zh" number:country="TW">
      <number:text>-</number:text>
      <number:number number:decimal-places="0" number:min-integer-digits="1" number:grouping="true"/>
      <number:text> </number:text>
    </number:number-style>
    <number:number-style style:name="N5140P2" style:volatile="true" number:language="zh" number:country="TW">
      <number:text> - </number:text>
    </number:number-style>
    <number:text-style style:name="N5140" number:language="zh" number:country="TW">
      <number:text> </number:text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1P0" style:volatile="true" number:language="zh" number:country="TW">
      <number:text> $</number:text>
      <number:number number:decimal-places="0" number:min-integer-digits="1" number:grouping="true"/>
      <number:text> </number:text>
    </number:currency-style>
    <number:currency-style style:name="N5141P1" style:volatile="true" number:language="zh" number:country="TW">
      <number:text>-$</number:text>
      <number:number number:decimal-places="0" number:min-integer-digits="1" number:grouping="true"/>
      <number:text> </number:text>
    </number:currency-style>
    <number:currency-style style:name="N5141P2" style:volatile="true" number:language="zh" number:country="TW">
      <number:text> $- </number:text>
    </number:currency-style>
    <number:text-style style:name="N5141" number:language="zh" number:country="TW">
      <number:text> </number:text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2P0" style:volatile="true" number:language="zh" number:country="TW">
      <number:text> $</number:text>
      <number:number number:decimal-places="2" number:min-integer-digits="1" number:grouping="true"/>
      <number:text> </number:text>
    </number:currency-style>
    <number:currency-style style:name="N5142P1" style:volatile="true" number:language="zh" number:country="TW">
      <number:text>-$</number:text>
      <number:number number:decimal-places="2" number:min-integer-digits="1" number:grouping="true"/>
      <number:text> </number:text>
    </number:currency-style>
    <number:currency-style style:name="N5142P2" style:volatile="true" number:language="zh" number:country="TW">
      <number:text> $-</number:text>
      <number:number number:decimal-places="0" number:min-integer-digits="0"/>
      <number:text> </number:text>
    </number:currency-style>
    <number:text-style style:name="N5142" number:language="zh" number:country="TW">
      <number:text> </number:text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zh" number:country="TW">
      <number:minutes number:style="long"/>
      <number:text>:</number:text>
      <number:seconds number:style="long"/>
    </number:time-style>
    <number:time-style style:name="N5144" number:language="zh" number:country="TW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zh" number:country="TW">
      <number:minutes number:style="long"/>
      <number:text>:</number:text>
      <number:seconds number:style="long" number:decimal-places="1"/>
    </number:time-style>
    <number:number-style style:name="N5146" number:language="zh" number:country="TW">
      <number:scientific-number number:decimal-places="1" number:min-integer-digits="3" number:min-exponent-digits="1"/>
    </number:number-style>
    <style:style style:name="Default" style:family="table-cell">
      <style:text-properties style:font-name-asian="新細明體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11" style:display-name="一般 1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93什項登記表" style:display-name="一般_93什項登記表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Excel_20_Built-in_20_Normal" style:data-style-name="N117"/>
    <style:style style:name="千分位_20_2_20_2" style:display-name="千分位 2 2" style:family="table-cell" style:parent-style-name="Excel_20_Built-in_20_Normal" style:data-style-name="N117"/>
    <style:style style:name="千分位_20_3" style:display-name="千分位 3" style:family="table-cell" style:parent-style-name="Excel_20_Built-in_20_Normal" style:data-style-name="N117"/>
    <style:style style:name="Excel_20_Built-in_20_Comma" style:display-name="Excel Built-in Comma" style:family="table-cell" style:parent-style-name="Excel_20_Built-in_20_Normal" style:data-style-name="N11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801cm" fo:margin-right="0.801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2016/04/07</text:date>, <text:time>19:14:2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公告" style:display-name="PageStyle_公告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24" meta:object-count="0"/>
    <meta:generator>OpenOffice.org/3.4.1$Win32 OpenOffice.org_project/341m1$Build-9593</meta:generator>
  </office:meta>
</office:document-meta>
</file>